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1" style:family="table-cell" style:parent-style-name="Default" style:data-style-name="N0">
      <style:table-cell-properties fo:border="2pt solid #000000"/>
    </style:style>
    <style:style style:name="ce1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53458333333333cm" style:use-optimal-column-width="true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3.33375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4.048125cm"/>
    </style:style>
    <style:style style:name="co12" style:family="table-column">
      <style:table-column-properties fo:break-before="auto" style:column-width="4.2597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1.69333333333333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2.80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go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9" table:number-columns-repeated="3" table:default-cell-style-name="ce1"/>
        <table:table-column table:style-name="co22" table:default-cell-style-name="ce1"/>
        <table:table-column table:style-name="co19" table:number-columns-repeated="16358" table:default-cell-style-name="ce1"/>
        <table:table-row table:style-name="ro1">
          <table:table-cell office:value-type="string" table:style-name="ce1">
            <text:p>Dzien</text:p>
          </table:table-cell>
          <table:table-cell office:value-type="string" table:style-name="ce1">
            <text:p>Temperatura</text:p>
          </table:table-cell>
          <table:table-cell office:value-type="string" table:style-name="ce1">
            <text:p>Opad</text:p>
          </table:table-cell>
          <table:table-cell office:value-type="string" table:style-name="ce1">
            <text:p>Kategoria_chmur</text:p>
          </table:table-cell>
          <table:table-cell office:value-type="string" table:style-name="ce1">
            <text:p>Wielkosc_chmur</text:p>
          </table:table-cell>
          <table:table-cell office:value-type="string" table:style-name="ce1">
            <text:p>Czy 20<text:span text:style-name="T1">°C ≥</text:span></text:p>
          </table:table-cell>
          <table:table-cell office:value-type="string" table:style-name="ce1">
            <text:p>Czy &lt; 5mm</text:p>
          </table:table-cell>
          <table:table-cell office:value-type="string" table:style-name="ce1">
            <text:p>Zadanie 1</text:p>
          </table:table-cell>
          <table:table-cell office:value-type="string" table:style-name="ce1">
            <text:p>Czy temp. Rośnie</text:p>
          </table:table-cell>
          <table:table-cell office:value-type="string" table:style-name="ce1">
            <text:p>Typ chmury</text:p>
          </table:table-cell>
          <table:table-cell office:value-type="string" table:style-name="ce1">
            <text:p>Kategoria_chmur Teoria</text:p>
          </table:table-cell>
          <table:table-cell office:value-type="string" table:style-name="ce1">
            <text:p>Wielkosc_chmur Teoria</text:p>
          </table:table-cell>
          <table:table-cell office:value-type="string" table:style-name="ce1">
            <text:p>Dz. Z rzędu</text:p>
          </table:table-cell>
          <table:table-cell office:value-type="string" table:style-name="ce1">
            <text:p>Kat. Zgodna</text:p>
          </table:table-cell>
          <table:table-cell office:value-type="string" table:style-name="ce1">
            <text:p>Wielk. Zgodna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2]&gt;=20; TRUE; FALSE)" table:style-name="ce1">
            <text:p>FAŁSZ</text:p>
          </table:table-cell>
          <table:table-cell office:value-type="boolean" office:boolean-value="true" table:formula="of:=IF([pogoda.$C2]&lt;=5;TRUE;FALSE)" table:style-name="ce1">
            <text:p>PRAWDA</text:p>
          </table:table-cell>
          <table:table-cell office:value-type="boolean" office:boolean-value="false" table:formula="of:=AND([pogoda.$F2:.$G2])" table:style-name="ce2">
            <text:p>FAŁSZ</text:p>
          </table:table-cell>
          <table:table-cell office:value-type="boolean" office:boolean-value="false" table:formula="of:=IF([pogoda.$B2]&gt;[.B1];TRUE;FALSE)" table:style-name="ce2">
            <text:p>FAŁSZ</text:p>
          </table:table-cell>
          <table:table-cell office:value-type="string" office:string-value="00" table:formula="of:=COM.MICROSOFT.TEXTJOIN(&quot;&quot;;;[pogoda.$D2];[pogoda.$E2])" table:style-name="ce2">
            <text:p>00</text:p>
          </table:table-cell>
          <table:table-cell office:value-type="string" office:string-value="0" table:formula="of:=IF([pogoda.$L2]=0;&quot;0&quot;;IF([pogoda.$B2]&lt;=10;&quot;C&quot;;&quot;S&quot;))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boolean" office:boolean-value="true" table:formula="of:=IF([pogoda.$D2]=[pogoda.$K2];TRUE;FALSE)" table:style-name="ce2">
            <text:p>PRAWDA</text:p>
          </table:table-cell>
          <table:table-cell office:value-type="boolean" office:boolean-value="true" table:formula="of:=IF([pogoda.$E2]=[pogoda.$L2];TRUE;FALSE)" table:style-name="ce2">
            <text:p>PRAWDA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3]&gt;=20; TRUE; FALSE)" table:style-name="ce1">
            <text:p>PRAWDA</text:p>
          </table:table-cell>
          <table:table-cell office:value-type="boolean" office:boolean-value="true" table:formula="of:=IF([pogoda.$C3]&lt;=5;TRUE;FALSE)" table:style-name="ce1">
            <text:p>PRAWDA</text:p>
          </table:table-cell>
          <table:table-cell office:value-type="boolean" office:boolean-value="true" table:formula="of:=AND([pogoda.$F3:.$G3])" table:style-name="ce2">
            <text:p>PRAWDA</text:p>
          </table:table-cell>
          <table:table-cell office:value-type="boolean" office:boolean-value="true" table:formula="of:=IF([pogoda.$B3]&gt;[.B2];TRUE;FALSE)" table:style-name="ce2">
            <text:p>PRAWDA</text:p>
          </table:table-cell>
          <table:table-cell office:value-type="string" office:string-value="C1" table:formula="of:=COM.MICROSOFT.TEXTJOIN(&quot;&quot;;;[pogoda.$D3];[pogoda.$E3])" table:style-name="ce2">
            <text:p>C1</text:p>
          </table:table-cell>
          <table:table-cell office:value-type="string" office:string-value="C" table:formula="of:=IF([pogoda.$L3]=0;&quot;0&quot;;IF([pogoda.$B3]&gt;=10;&quot;C&quot;;&quot;S&quot;))" table:style-name="ce2">
            <text:p>C</text:p>
          </table:table-cell>
          <table:table-cell office:value-type="float" office:value="1" table:formula="of:=IF([.L2]=0;1;IF([.L2]=5;IF([.C2]&gt;=20;0;5);IF([.M2]=3;[.L2]+1;[.L2])))" table:style-name="ce2">
            <text:p>1</text:p>
          </table:table-cell>
          <table:table-cell office:value-type="float" office:value="1" table:formula="of:=IF([.L2]&lt;&gt;[.L3];1;[.M2]+1)" table:style-name="ce2">
            <text:p>1</text:p>
          </table:table-cell>
          <table:table-cell office:value-type="boolean" office:boolean-value="true" table:formula="of:=IF([pogoda.$D3]=[pogoda.$K3];TRUE;FALSE)" table:style-name="ce2">
            <text:p>PRAWDA</text:p>
          </table:table-cell>
          <table:table-cell office:value-type="boolean" office:boolean-value="true" table:formula="of:=IF([pogoda.$E3]=[pogoda.$L3];TRUE;FALSE)" table:style-name="ce2">
            <text:p>PRAWDA</text:p>
          </table:table-cell>
          <table:table-cell table:number-columns-repeated="16369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3.6" table:style-name="ce1">
            <text:p>23,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4]&gt;=20; TRUE; FALSE)" table:style-name="ce1">
            <text:p>PRAWDA</text:p>
          </table:table-cell>
          <table:table-cell office:value-type="boolean" office:boolean-value="true" table:formula="of:=IF([pogoda.$C4]&lt;=5;TRUE;FALSE)" table:style-name="ce1">
            <text:p>PRAWDA</text:p>
          </table:table-cell>
          <table:table-cell office:value-type="boolean" office:boolean-value="true" table:formula="of:=AND([pogoda.$F4:.$G4])" table:style-name="ce2">
            <text:p>PRAWDA</text:p>
          </table:table-cell>
          <table:table-cell office:value-type="boolean" office:boolean-value="true" table:formula="of:=IF([pogoda.$B4]&gt;[.B3];TRUE;FALSE)" table:style-name="ce2">
            <text:p>PRAWDA</text:p>
          </table:table-cell>
          <table:table-cell office:value-type="string" office:string-value="C1" table:formula="of:=COM.MICROSOFT.TEXTJOIN(&quot;&quot;;;[pogoda.$D4];[pogoda.$E4])" table:style-name="ce2">
            <text:p>C1</text:p>
          </table:table-cell>
          <table:table-cell office:value-type="string" office:string-value="C" table:formula="of:=IF([pogoda.$L4]=0;&quot;0&quot;;IF([pogoda.$B4]&gt;=10;&quot;C&quot;;&quot;S&quot;))" table:style-name="ce2">
            <text:p>C</text:p>
          </table:table-cell>
          <table:table-cell office:value-type="float" office:value="1" table:formula="of:=IF([.L3]=0;1;IF([.L3]=5;IF([.C3]&gt;=20;0;5);IF([.M3]=3;[.L3]+1;[.L3])))" table:style-name="ce2">
            <text:p>1</text:p>
          </table:table-cell>
          <table:table-cell office:value-type="float" office:value="2" table:formula="of:=IF([.L3]&lt;&gt;[.L4];1;[.M3]+1)" table:style-name="ce2">
            <text:p>2</text:p>
          </table:table-cell>
          <table:table-cell office:value-type="boolean" office:boolean-value="true" table:formula="of:=IF([pogoda.$D4]=[pogoda.$K4];TRUE;FALSE)" table:style-name="ce2">
            <text:p>PRAWDA</text:p>
          </table:table-cell>
          <table:table-cell office:value-type="boolean" office:boolean-value="true" table:formula="of:=IF([pogoda.$E4]=[pogoda.$L4];TRUE;FALSE)" table:style-name="ce2">
            <text:p>PRAWDA</text:p>
          </table:table-cell>
          <table:table-cell table:number-columns-repeated="16369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23.6" table:style-name="ce1">
            <text:p>23,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5]&gt;=20; TRUE; FALSE)" table:style-name="ce1">
            <text:p>PRAWDA</text:p>
          </table:table-cell>
          <table:table-cell office:value-type="boolean" office:boolean-value="true" table:formula="of:=IF([pogoda.$C5]&lt;=5;TRUE;FALSE)" table:style-name="ce1">
            <text:p>PRAWDA</text:p>
          </table:table-cell>
          <table:table-cell office:value-type="boolean" office:boolean-value="true" table:formula="of:=AND([pogoda.$F5:.$G5])" table:style-name="ce2">
            <text:p>PRAWDA</text:p>
          </table:table-cell>
          <table:table-cell office:value-type="boolean" office:boolean-value="false" table:formula="of:=IF([pogoda.$B5]&gt;[.B4];TRUE;FALSE)" table:style-name="ce2">
            <text:p>FAŁSZ</text:p>
          </table:table-cell>
          <table:table-cell office:value-type="string" office:string-value="C1" table:formula="of:=COM.MICROSOFT.TEXTJOIN(&quot;&quot;;;[pogoda.$D5];[pogoda.$E5])" table:style-name="ce2">
            <text:p>C1</text:p>
          </table:table-cell>
          <table:table-cell office:value-type="string" office:string-value="C" table:formula="of:=IF([pogoda.$L5]=0;&quot;0&quot;;IF([pogoda.$B5]&gt;=10;&quot;C&quot;;&quot;S&quot;))" table:style-name="ce2">
            <text:p>C</text:p>
          </table:table-cell>
          <table:table-cell office:value-type="float" office:value="1" table:formula="of:=IF([.L4]=0;1;IF([.L4]=5;IF([.C4]&gt;=20;0;5);IF([.M4]=3;[.L4]+1;[.L4])))" table:style-name="ce2">
            <text:p>1</text:p>
          </table:table-cell>
          <table:table-cell office:value-type="float" office:value="3" table:formula="of:=IF([.L4]&lt;&gt;[.L5];1;[.M4]+1)" table:style-name="ce2">
            <text:p>3</text:p>
          </table:table-cell>
          <table:table-cell office:value-type="boolean" office:boolean-value="true" table:formula="of:=IF([pogoda.$D5]=[pogoda.$K5];TRUE;FALSE)" table:style-name="ce2">
            <text:p>PRAWDA</text:p>
          </table:table-cell>
          <table:table-cell office:value-type="boolean" office:boolean-value="true" table:formula="of:=IF([pogoda.$E5]=[pogoda.$L5];TRUE;FALSE)" table:style-name="ce2">
            <text:p>PRAWDA</text:p>
          </table:table-cell>
          <table:table-cell table:number-columns-repeated="4" table:style-name="ce1"/>
          <table:table-cell office:value-type="string" table:style-name="ce11">
            <text:p>Zad 5.1</text:p>
          </table:table-cell>
          <table:table-cell table:style-name="ce1"/>
          <table:table-cell office:value-type="string" table:style-name="ce3">
            <text:p>Zad 5.2</text:p>
          </table:table-cell>
          <table:table-cell table:style-name="ce12"/>
          <table:table-cell table:style-name="ce1"/>
          <table:table-cell office:value-type="string" table:style-name="ce11">
            <text:p>Zad. 5.3</text:p>
          </table:table-cell>
          <table:table-cell table:number-columns-repeated="2" table:style-name="ce1"/>
          <table:table-cell office:value-type="string" table:style-name="ce11">
            <text:p>Zad. 5.4a</text:p>
          </table:table-cell>
          <table:table-cell table:number-columns-repeated="2" table:style-name="ce1"/>
          <table:table-cell office:value-type="string" table:style-name="ce11">
            <text:p>Zad. 5.4b</text:p>
          </table:table-cell>
          <table:table-cell table:style-name="ce1"/>
          <table:table-cell office:value-type="string" table:style-name="ce11">
            <text:p>Zad. 5.4c</text:p>
          </table:table-cell>
          <table:table-cell table:number-columns-repeated="1635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22.3" table:style-name="ce1">
            <text:p>22,3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6]&gt;=20; TRUE; FALSE)" table:style-name="ce1">
            <text:p>PRAWDA</text:p>
          </table:table-cell>
          <table:table-cell office:value-type="boolean" office:boolean-value="false" table:formula="of:=IF([pogoda.$C6]&lt;=5;TRUE;FALSE)" table:style-name="ce1">
            <text:p>FAŁSZ</text:p>
          </table:table-cell>
          <table:table-cell office:value-type="boolean" office:boolean-value="false" table:formula="of:=AND([pogoda.$F6:.$G6])" table:style-name="ce2">
            <text:p>FAŁSZ</text:p>
          </table:table-cell>
          <table:table-cell office:value-type="boolean" office:boolean-value="false" table:formula="of:=IF([pogoda.$B6]&gt;[.B5];TRUE;FALSE)" table:style-name="ce2">
            <text:p>FAŁSZ</text:p>
          </table:table-cell>
          <table:table-cell office:value-type="string" office:string-value="C2" table:formula="of:=COM.MICROSOFT.TEXTJOIN(&quot;&quot;;;[pogoda.$D6];[pogoda.$E6])" table:style-name="ce2">
            <text:p>C2</text:p>
          </table:table-cell>
          <table:table-cell office:value-type="string" office:string-value="C" table:formula="of:=IF([pogoda.$L6]=0;&quot;0&quot;;IF([pogoda.$B6]&gt;=10;&quot;C&quot;;&quot;S&quot;))" table:style-name="ce2">
            <text:p>C</text:p>
          </table:table-cell>
          <table:table-cell office:value-type="float" office:value="2" table:formula="of:=IF([.L5]=0;1;IF([.L5]=5;IF([.C5]&gt;=20;0;5);IF([.M5]=3;[.L5]+1;[.L5])))" table:style-name="ce2">
            <text:p>2</text:p>
          </table:table-cell>
          <table:table-cell office:value-type="float" office:value="1" table:formula="of:=IF([.L5]&lt;&gt;[.L6];1;[.M5]+1)" table:style-name="ce2">
            <text:p>1</text:p>
          </table:table-cell>
          <table:table-cell office:value-type="boolean" office:boolean-value="true" table:formula="of:=IF([pogoda.$D6]=[pogoda.$K6];TRUE;FALSE)" table:style-name="ce2">
            <text:p>PRAWDA</text:p>
          </table:table-cell>
          <table:table-cell office:value-type="boolean" office:boolean-value="true" table:formula="of:=IF([pogoda.$E6]=[pogoda.$L6];TRUE;FALSE)" table:style-name="ce2">
            <text:p>PRAWDA</text:p>
          </table:table-cell>
          <table:table-cell table:number-columns-repeated="4" table:style-name="ce1"/>
          <table:table-cell office:value-type="float" office:value="63" table:formula="of:=COUNTIF([.H:.H]; TRUE)" table:style-name="ce4">
            <text:p>63</text:p>
          </table:table-cell>
          <table:table-cell table:style-name="ce1"/>
          <table:table-cell office:value-type="string" table:style-name="ce5">
            <text:p>1szy dzień</text:p>
          </table:table-cell>
          <table:table-cell office:value-type="float" office:value="448" table:style-name="ce10">
            <text:p>448</text:p>
          </table:table-cell>
          <table:table-cell table:style-name="ce1"/>
          <table:table-cell office:value-type="string" table:style-name="ce5">
            <text:p>Chmura</text:p>
          </table:table-cell>
          <table:table-cell office:value-type="string" table:style-name="ce10">
            <text:p>Średnia opadów</text:p>
          </table:table-cell>
          <table:table-cell table:style-name="ce1"/>
          <table:table-cell office:value-type="string" table:style-name="ce5">
            <text:p>Wielkość</text:p>
          </table:table-cell>
          <table:table-cell office:value-type="string" table:style-name="ce10">
            <text:p>Ilość</text:p>
          </table:table-cell>
          <table:table-cell table:style-name="ce1"/>
          <table:table-cell office:value-type="float" office:value="296" table:formula="of:=COUNTIF([.O2:.O301];TRUE)" table:style-name="ce11">
            <text:p>296</text:p>
          </table:table-cell>
          <table:table-cell table:style-name="ce1"/>
          <table:table-cell office:value-type="float" office:value="200" table:formula="of:=COUNTIF([.N2:.N301];TRUE)" table:style-name="ce11">
            <text:p>200</text:p>
          </table:table-cell>
          <table:table-cell table:number-columns-repeated="1635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7]&gt;=20; TRUE; FALSE)" table:style-name="ce1">
            <text:p>PRAWDA</text:p>
          </table:table-cell>
          <table:table-cell office:value-type="boolean" office:boolean-value="false" table:formula="of:=IF([pogoda.$C7]&lt;=5;TRUE;FALSE)" table:style-name="ce1">
            <text:p>FAŁSZ</text:p>
          </table:table-cell>
          <table:table-cell office:value-type="boolean" office:boolean-value="false" table:formula="of:=AND([pogoda.$F7:.$G7])" table:style-name="ce2">
            <text:p>FAŁSZ</text:p>
          </table:table-cell>
          <table:table-cell office:value-type="boolean" office:boolean-value="false" table:formula="of:=IF([pogoda.$B7]&gt;[.B6];TRUE;FALSE)" table:style-name="ce2">
            <text:p>FAŁSZ</text:p>
          </table:table-cell>
          <table:table-cell office:value-type="string" office:string-value="C2" table:formula="of:=COM.MICROSOFT.TEXTJOIN(&quot;&quot;;;[pogoda.$D7];[pogoda.$E7])" table:style-name="ce2">
            <text:p>C2</text:p>
          </table:table-cell>
          <table:table-cell office:value-type="string" office:string-value="C" table:formula="of:=IF([pogoda.$L7]=0;&quot;0&quot;;IF([pogoda.$B7]&gt;=10;&quot;C&quot;;&quot;S&quot;))" table:style-name="ce2">
            <text:p>C</text:p>
          </table:table-cell>
          <table:table-cell office:value-type="float" office:value="2" table:formula="of:=IF([.L6]=0;1;IF([.L6]=5;IF([.C6]&gt;=20;0;5);IF([.M6]=3;[.L6]+1;[.L6])))" table:style-name="ce2">
            <text:p>2</text:p>
          </table:table-cell>
          <table:table-cell office:value-type="float" office:value="2" table:formula="of:=IF([.L6]&lt;&gt;[.L7];1;[.M6]+1)" table:style-name="ce2">
            <text:p>2</text:p>
          </table:table-cell>
          <table:table-cell office:value-type="boolean" office:boolean-value="true" table:formula="of:=IF([pogoda.$D7]=[pogoda.$K7];TRUE;FALSE)" table:style-name="ce2">
            <text:p>PRAWDA</text:p>
          </table:table-cell>
          <table:table-cell office:value-type="boolean" office:boolean-value="true" table:formula="of:=IF([pogoda.$E7]=[pogoda.$L7];TRUE;FALSE)" table:style-name="ce2">
            <text:p>PRAWDA</text:p>
          </table:table-cell>
          <table:table-cell table:number-columns-repeated="6" table:style-name="ce1"/>
          <table:table-cell office:value-type="string" table:style-name="ce6">
            <text:p>Ostatni dzień</text:p>
          </table:table-cell>
          <table:table-cell office:value-type="float" office:value="455" table:style-name="ce9">
            <text:p>455</text:p>
          </table:table-cell>
          <table:table-cell table:style-name="ce1"/>
          <table:table-cell office:value-type="string" table:style-name="ce7">
            <text:p>C1</text:p>
          </table:table-cell>
          <table:table-cell office:value-type="float" office:value="3.45" table:formula="of:=ROUND(AVERAGEIF([.$J:.$J];[.Y7];[pogoda.$C$1]);2)" table:style-name="ce8">
            <text:p>3,45</text:p>
          </table:table-cell>
          <table:table-cell table:style-name="ce1"/>
          <table:table-cell office:value-type="float" office:value="0" table:style-name="ce7">
            <text:p>0</text:p>
          </table:table-cell>
          <table:table-cell office:value-type="float" office:value="34" table:formula="of:=COUNTIF([pogoda.$L$2:.$L$501];[.AB7])" table:style-name="ce8">
            <text:p>34</text:p>
          </table:table-cell>
          <table:table-cell table:number-columns-repeated="1635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8]&gt;=20; TRUE; FALSE)" table:style-name="ce1">
            <text:p>FAŁSZ</text:p>
          </table:table-cell>
          <table:table-cell office:value-type="boolean" office:boolean-value="false" table:formula="of:=IF([pogoda.$C8]&lt;=5;TRUE;FALSE)" table:style-name="ce1">
            <text:p>FAŁSZ</text:p>
          </table:table-cell>
          <table:table-cell office:value-type="boolean" office:boolean-value="false" table:formula="of:=AND([pogoda.$F8:.$G8])" table:style-name="ce2">
            <text:p>FAŁSZ</text:p>
          </table:table-cell>
          <table:table-cell office:value-type="boolean" office:boolean-value="false" table:formula="of:=IF([pogoda.$B8]&gt;[.B7];TRUE;FALSE)" table:style-name="ce2">
            <text:p>FAŁSZ</text:p>
          </table:table-cell>
          <table:table-cell office:value-type="string" office:string-value="C2" table:formula="of:=COM.MICROSOFT.TEXTJOIN(&quot;&quot;;;[pogoda.$D8];[pogoda.$E8])" table:style-name="ce2">
            <text:p>C2</text:p>
          </table:table-cell>
          <table:table-cell office:value-type="string" office:string-value="C" table:formula="of:=IF([pogoda.$L8]=0;&quot;0&quot;;IF([pogoda.$B8]&gt;=10;&quot;C&quot;;&quot;S&quot;))" table:style-name="ce2">
            <text:p>C</text:p>
          </table:table-cell>
          <table:table-cell office:value-type="float" office:value="2" table:formula="of:=IF([.L7]=0;1;IF([.L7]=5;IF([.C7]&gt;=20;0;5);IF([.M7]=3;[.L7]+1;[.L7])))" table:style-name="ce2">
            <text:p>2</text:p>
          </table:table-cell>
          <table:table-cell office:value-type="float" office:value="3" table:formula="of:=IF([.L7]&lt;&gt;[.L8];1;[.M7]+1)" table:style-name="ce2">
            <text:p>3</text:p>
          </table:table-cell>
          <table:table-cell office:value-type="boolean" office:boolean-value="true" table:formula="of:=IF([pogoda.$D8]=[pogoda.$K8];TRUE;FALSE)" table:style-name="ce2">
            <text:p>PRAWDA</text:p>
          </table:table-cell>
          <table:table-cell office:value-type="boolean" office:boolean-value="true" table:formula="of:=IF([pogoda.$E8]=[pogoda.$L8];TRUE;FALSE)" table:style-name="ce2">
            <text:p>PRAWDA</text:p>
          </table:table-cell>
          <table:table-cell table:number-columns-repeated="9" table:style-name="ce1"/>
          <table:table-cell office:value-type="string" table:style-name="ce7">
            <text:p>C2</text:p>
          </table:table-cell>
          <table:table-cell office:value-type="float" office:value="7.28" table:formula="of:=ROUND(AVERAGEIF([.$J:.$J];[.Y8];[pogoda.$C$1]);2)" table:style-name="ce8">
            <text:p>7,28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02" table:formula="of:=COUNTIF([pogoda.$L$2:.$L$501];[.AB8])" table:style-name="ce8">
            <text:p>102</text:p>
          </table:table-cell>
          <table:table-cell table:number-columns-repeated="1635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8.5" table:style-name="ce1">
            <text:p>18,5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9]&gt;=20; TRUE; FALSE)" table:style-name="ce1">
            <text:p>FAŁSZ</text:p>
          </table:table-cell>
          <table:table-cell office:value-type="boolean" office:boolean-value="false" table:formula="of:=IF([pogoda.$C9]&lt;=5;TRUE;FALSE)" table:style-name="ce1">
            <text:p>FAŁSZ</text:p>
          </table:table-cell>
          <table:table-cell office:value-type="boolean" office:boolean-value="false" table:formula="of:=AND([pogoda.$F9:.$G9])" table:style-name="ce2">
            <text:p>FAŁSZ</text:p>
          </table:table-cell>
          <table:table-cell office:value-type="boolean" office:boolean-value="false" table:formula="of:=IF([pogoda.$B9]&gt;[.B8];TRUE;FALSE)" table:style-name="ce2">
            <text:p>FAŁSZ</text:p>
          </table:table-cell>
          <table:table-cell office:value-type="string" office:string-value="C3" table:formula="of:=COM.MICROSOFT.TEXTJOIN(&quot;&quot;;;[pogoda.$D9];[pogoda.$E9])" table:style-name="ce2">
            <text:p>C3</text:p>
          </table:table-cell>
          <table:table-cell office:value-type="string" office:string-value="C" table:formula="of:=IF([pogoda.$L9]=0;&quot;0&quot;;IF([pogoda.$B9]&gt;=10;&quot;C&quot;;&quot;S&quot;))" table:style-name="ce2">
            <text:p>C</text:p>
          </table:table-cell>
          <table:table-cell office:value-type="float" office:value="3" table:formula="of:=IF([.L8]=0;1;IF([.L8]=5;IF([.C8]&gt;=20;0;5);IF([.M8]=3;[.L8]+1;[.L8])))" table:style-name="ce2">
            <text:p>3</text:p>
          </table:table-cell>
          <table:table-cell office:value-type="float" office:value="1" table:formula="of:=IF([.L8]&lt;&gt;[.L9];1;[.M8]+1)" table:style-name="ce2">
            <text:p>1</text:p>
          </table:table-cell>
          <table:table-cell office:value-type="boolean" office:boolean-value="true" table:formula="of:=IF([pogoda.$D9]=[pogoda.$K9];TRUE;FALSE)" table:style-name="ce2">
            <text:p>PRAWDA</text:p>
          </table:table-cell>
          <table:table-cell office:value-type="boolean" office:boolean-value="true" table:formula="of:=IF([pogoda.$E9]=[pogoda.$L9];TRUE;FALSE)" table:style-name="ce2">
            <text:p>PRAWDA</text:p>
          </table:table-cell>
          <table:table-cell table:number-columns-repeated="9" table:style-name="ce1"/>
          <table:table-cell office:value-type="string" table:style-name="ce7">
            <text:p>C3</text:p>
          </table:table-cell>
          <table:table-cell office:value-type="float" office:value="9.0500000000000007" table:formula="of:=ROUND(AVERAGEIF([.$J:.$J];[.Y9];[pogoda.$C$1]);2)" table:style-name="ce8">
            <text:p>9,05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102" table:formula="of:=COUNTIF([pogoda.$L$2:.$L$501];[.AB9])" table:style-name="ce8">
            <text:p>102</text:p>
          </table:table-cell>
          <table:table-cell table:number-columns-repeated="1635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.5" table:style-name="ce1">
            <text:p>19,5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0]&gt;=20; TRUE; FALSE)" table:style-name="ce1">
            <text:p>FAŁSZ</text:p>
          </table:table-cell>
          <table:table-cell office:value-type="boolean" office:boolean-value="false" table:formula="of:=IF([pogoda.$C10]&lt;=5;TRUE;FALSE)" table:style-name="ce1">
            <text:p>FAŁSZ</text:p>
          </table:table-cell>
          <table:table-cell office:value-type="boolean" office:boolean-value="false" table:formula="of:=AND([pogoda.$F10:.$G10])" table:style-name="ce2">
            <text:p>FAŁSZ</text:p>
          </table:table-cell>
          <table:table-cell office:value-type="boolean" office:boolean-value="true" table:formula="of:=IF([pogoda.$B10]&gt;[.B9];TRUE;FALSE)" table:style-name="ce2">
            <text:p>PRAWDA</text:p>
          </table:table-cell>
          <table:table-cell office:value-type="string" office:string-value="C3" table:formula="of:=COM.MICROSOFT.TEXTJOIN(&quot;&quot;;;[pogoda.$D10];[pogoda.$E10])" table:style-name="ce2">
            <text:p>C3</text:p>
          </table:table-cell>
          <table:table-cell office:value-type="string" office:string-value="C" table:formula="of:=IF([pogoda.$L10]=0;&quot;0&quot;;IF([pogoda.$B10]&gt;=10;&quot;C&quot;;&quot;S&quot;))" table:style-name="ce2">
            <text:p>C</text:p>
          </table:table-cell>
          <table:table-cell office:value-type="float" office:value="3" table:formula="of:=IF([.L9]=0;1;IF([.L9]=5;IF([.C9]&gt;=20;0;5);IF([.M9]=3;[.L9]+1;[.L9])))" table:style-name="ce2">
            <text:p>3</text:p>
          </table:table-cell>
          <table:table-cell office:value-type="float" office:value="2" table:formula="of:=IF([.L9]&lt;&gt;[.L10];1;[.M9]+1)" table:style-name="ce2">
            <text:p>2</text:p>
          </table:table-cell>
          <table:table-cell office:value-type="boolean" office:boolean-value="true" table:formula="of:=IF([pogoda.$D10]=[pogoda.$K10];TRUE;FALSE)" table:style-name="ce2">
            <text:p>PRAWDA</text:p>
          </table:table-cell>
          <table:table-cell office:value-type="boolean" office:boolean-value="true" table:formula="of:=IF([pogoda.$E10]=[pogoda.$L10];TRUE;FALSE)" table:style-name="ce2">
            <text:p>PRAWDA</text:p>
          </table:table-cell>
          <table:table-cell table:number-columns-repeated="9" table:style-name="ce1"/>
          <table:table-cell office:value-type="string" table:style-name="ce7">
            <text:p>C4</text:p>
          </table:table-cell>
          <table:table-cell office:value-type="float" office:value="11.58" table:formula="of:=ROUND(AVERAGEIF([.$J:.$J];[.Y10];[pogoda.$C$1]);2)" table:style-name="ce8">
            <text:p>11,58</text:p>
          </table:table-cell>
          <table:table-cell table:style-name="ce1"/>
          <table:table-cell office:value-type="float" office:value="3" table:style-name="ce7">
            <text:p>3</text:p>
          </table:table-cell>
          <table:table-cell office:value-type="float" office:value="102" table:formula="of:=COUNTIF([pogoda.$L$2:.$L$501];[.AB10])" table:style-name="ce8">
            <text:p>102</text:p>
          </table:table-cell>
          <table:table-cell table:number-columns-repeated="1635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.8" table:style-name="ce1">
            <text:p>21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11]&gt;=20; TRUE; FALSE)" table:style-name="ce1">
            <text:p>PRAWDA</text:p>
          </table:table-cell>
          <table:table-cell office:value-type="boolean" office:boolean-value="false" table:formula="of:=IF([pogoda.$C11]&lt;=5;TRUE;FALSE)" table:style-name="ce1">
            <text:p>FAŁSZ</text:p>
          </table:table-cell>
          <table:table-cell office:value-type="boolean" office:boolean-value="false" table:formula="of:=AND([pogoda.$F11:.$G11])" table:style-name="ce2">
            <text:p>FAŁSZ</text:p>
          </table:table-cell>
          <table:table-cell office:value-type="boolean" office:boolean-value="true" table:formula="of:=IF([pogoda.$B11]&gt;[.B10];TRUE;FALSE)" table:style-name="ce2">
            <text:p>PRAWDA</text:p>
          </table:table-cell>
          <table:table-cell office:value-type="string" office:string-value="C3" table:formula="of:=COM.MICROSOFT.TEXTJOIN(&quot;&quot;;;[pogoda.$D11];[pogoda.$E11])" table:style-name="ce2">
            <text:p>C3</text:p>
          </table:table-cell>
          <table:table-cell office:value-type="string" office:string-value="C" table:formula="of:=IF([pogoda.$L11]=0;&quot;0&quot;;IF([pogoda.$B11]&gt;=10;&quot;C&quot;;&quot;S&quot;))" table:style-name="ce2">
            <text:p>C</text:p>
          </table:table-cell>
          <table:table-cell office:value-type="float" office:value="3" table:formula="of:=IF([.L10]=0;1;IF([.L10]=5;IF([.C10]&gt;=20;0;5);IF([.M10]=3;[.L10]+1;[.L10])))" table:style-name="ce2">
            <text:p>3</text:p>
          </table:table-cell>
          <table:table-cell office:value-type="float" office:value="3" table:formula="of:=IF([.L10]&lt;&gt;[.L11];1;[.M10]+1)" table:style-name="ce2">
            <text:p>3</text:p>
          </table:table-cell>
          <table:table-cell office:value-type="boolean" office:boolean-value="true" table:formula="of:=IF([pogoda.$D11]=[pogoda.$K11];TRUE;FALSE)" table:style-name="ce2">
            <text:p>PRAWDA</text:p>
          </table:table-cell>
          <table:table-cell office:value-type="boolean" office:boolean-value="true" table:formula="of:=IF([pogoda.$E11]=[pogoda.$L11];TRUE;FALSE)" table:style-name="ce2">
            <text:p>PRAWDA</text:p>
          </table:table-cell>
          <table:table-cell table:number-columns-repeated="9" table:style-name="ce1"/>
          <table:table-cell office:value-type="string" table:style-name="ce7">
            <text:p>C5</text:p>
          </table:table-cell>
          <table:table-cell office:value-type="float" office:value="19.399999999999999" table:formula="of:=ROUND(AVERAGEIF([.$J:.$J];[.Y11];[pogoda.$C$1]);2)" table:style-name="ce8">
            <text:p>19,4</text:p>
          </table:table-cell>
          <table:table-cell table:style-name="ce1"/>
          <table:table-cell office:value-type="float" office:value="4" table:style-name="ce7">
            <text:p>4</text:p>
          </table:table-cell>
          <table:table-cell office:value-type="float" office:value="100" table:formula="of:=COUNTIF([pogoda.$L$2:.$L$501];[.AB11])" table:style-name="ce8">
            <text:p>100</text:p>
          </table:table-cell>
          <table:table-cell table:number-columns-repeated="16355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4.8" table:style-name="ce1">
            <text:p>24,8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2]&gt;=20; TRUE; FALSE)" table:style-name="ce1">
            <text:p>PRAWDA</text:p>
          </table:table-cell>
          <table:table-cell office:value-type="boolean" office:boolean-value="true" table:formula="of:=IF([pogoda.$C12]&lt;=5;TRUE;FALSE)" table:style-name="ce1">
            <text:p>PRAWDA</text:p>
          </table:table-cell>
          <table:table-cell office:value-type="boolean" office:boolean-value="true" table:formula="of:=AND([pogoda.$F12:.$G12])" table:style-name="ce2">
            <text:p>PRAWDA</text:p>
          </table:table-cell>
          <table:table-cell office:value-type="boolean" office:boolean-value="true" table:formula="of:=IF([pogoda.$B12]&gt;[.B11];TRUE;FALSE)" table:style-name="ce2">
            <text:p>PRAWDA</text:p>
          </table:table-cell>
          <table:table-cell office:value-type="string" office:string-value="C4" table:formula="of:=COM.MICROSOFT.TEXTJOIN(&quot;&quot;;;[pogoda.$D12];[pogoda.$E12])" table:style-name="ce2">
            <text:p>C4</text:p>
          </table:table-cell>
          <table:table-cell office:value-type="string" office:string-value="C" table:formula="of:=IF([pogoda.$L12]=0;&quot;0&quot;;IF([pogoda.$B12]&gt;=10;&quot;C&quot;;&quot;S&quot;))" table:style-name="ce2">
            <text:p>C</text:p>
          </table:table-cell>
          <table:table-cell office:value-type="float" office:value="4" table:formula="of:=IF([.L11]=0;1;IF([.L11]=5;IF([.C11]&gt;=20;0;5);IF([.M11]=3;[.L11]+1;[.L11])))" table:style-name="ce2">
            <text:p>4</text:p>
          </table:table-cell>
          <table:table-cell office:value-type="float" office:value="1" table:formula="of:=IF([.L11]&lt;&gt;[.L12];1;[.M11]+1)" table:style-name="ce2">
            <text:p>1</text:p>
          </table:table-cell>
          <table:table-cell office:value-type="boolean" office:boolean-value="true" table:formula="of:=IF([pogoda.$D12]=[pogoda.$K12];TRUE;FALSE)" table:style-name="ce2">
            <text:p>PRAWDA</text:p>
          </table:table-cell>
          <table:table-cell office:value-type="boolean" office:boolean-value="true" table:formula="of:=IF([pogoda.$E12]=[pogoda.$L12];TRUE;FALSE)" table:style-name="ce2">
            <text:p>PRAWDA</text:p>
          </table:table-cell>
          <table:table-cell table:number-columns-repeated="9" table:style-name="ce1"/>
          <table:table-cell office:value-type="string" table:style-name="ce7">
            <text:p>S1</text:p>
          </table:table-cell>
          <table:table-cell office:value-type="float" office:value="3.73" table:formula="of:=ROUND(AVERAGEIF([.$J:.$J];[.Y12];[pogoda.$C$1]);2)" table:style-name="ce8">
            <text:p>3,73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float" office:value="60" table:formula="of:=COUNTIF([pogoda.$L$2:.$L$501];[.AB12])" table:style-name="ce9">
            <text:p>60</text:p>
          </table:table-cell>
          <table:table-cell table:number-columns-repeated="1635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.7" table:style-name="ce1">
            <text:p>27,7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3]&gt;=20; TRUE; FALSE)" table:style-name="ce1">
            <text:p>PRAWDA</text:p>
          </table:table-cell>
          <table:table-cell office:value-type="boolean" office:boolean-value="false" table:formula="of:=IF([pogoda.$C13]&lt;=5;TRUE;FALSE)" table:style-name="ce1">
            <text:p>FAŁSZ</text:p>
          </table:table-cell>
          <table:table-cell office:value-type="boolean" office:boolean-value="false" table:formula="of:=AND([pogoda.$F13:.$G13])" table:style-name="ce2">
            <text:p>FAŁSZ</text:p>
          </table:table-cell>
          <table:table-cell office:value-type="boolean" office:boolean-value="true" table:formula="of:=IF([pogoda.$B13]&gt;[.B12];TRUE;FALSE)" table:style-name="ce2">
            <text:p>PRAWDA</text:p>
          </table:table-cell>
          <table:table-cell office:value-type="string" office:string-value="C4" table:formula="of:=COM.MICROSOFT.TEXTJOIN(&quot;&quot;;;[pogoda.$D13];[pogoda.$E13])" table:style-name="ce2">
            <text:p>C4</text:p>
          </table:table-cell>
          <table:table-cell office:value-type="string" office:string-value="C" table:formula="of:=IF([pogoda.$L13]=0;&quot;0&quot;;IF([pogoda.$B13]&gt;=10;&quot;C&quot;;&quot;S&quot;))" table:style-name="ce2">
            <text:p>C</text:p>
          </table:table-cell>
          <table:table-cell office:value-type="float" office:value="4" table:formula="of:=IF([.L12]=0;1;IF([.L12]=5;IF([.C12]&gt;=20;0;5);IF([.M12]=3;[.L12]+1;[.L12])))" table:style-name="ce2">
            <text:p>4</text:p>
          </table:table-cell>
          <table:table-cell office:value-type="float" office:value="2" table:formula="of:=IF([.L12]&lt;&gt;[.L13];1;[.M12]+1)" table:style-name="ce2">
            <text:p>2</text:p>
          </table:table-cell>
          <table:table-cell office:value-type="boolean" office:boolean-value="true" table:formula="of:=IF([pogoda.$D13]=[pogoda.$K13];TRUE;FALSE)" table:style-name="ce2">
            <text:p>PRAWDA</text:p>
          </table:table-cell>
          <table:table-cell office:value-type="boolean" office:boolean-value="true" table:formula="of:=IF([pogoda.$E13]=[pogoda.$L13];TRUE;FALSE)" table:style-name="ce2">
            <text:p>PRAWDA</text:p>
          </table:table-cell>
          <table:table-cell table:number-columns-repeated="9" table:style-name="ce1"/>
          <table:table-cell office:value-type="string" table:style-name="ce7">
            <text:p>S2</text:p>
          </table:table-cell>
          <table:table-cell office:value-type="float" office:value="6.52" table:formula="of:=ROUND(AVERAGEIF([.$J:.$J];[.Y13];[pogoda.$C$1]);2)" table:style-name="ce8">
            <text:p>6,52</text:p>
          </table:table-cell>
          <table:table-cell table:number-columns-repeated="1635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.5" table:style-name="ce1">
            <text:p>29,5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4]&gt;=20; TRUE; FALSE)" table:style-name="ce1">
            <text:p>PRAWDA</text:p>
          </table:table-cell>
          <table:table-cell office:value-type="boolean" office:boolean-value="false" table:formula="of:=IF([pogoda.$C14]&lt;=5;TRUE;FALSE)" table:style-name="ce1">
            <text:p>FAŁSZ</text:p>
          </table:table-cell>
          <table:table-cell office:value-type="boolean" office:boolean-value="false" table:formula="of:=AND([pogoda.$F14:.$G14])" table:style-name="ce2">
            <text:p>FAŁSZ</text:p>
          </table:table-cell>
          <table:table-cell office:value-type="boolean" office:boolean-value="true" table:formula="of:=IF([pogoda.$B14]&gt;[.B13];TRUE;FALSE)" table:style-name="ce2">
            <text:p>PRAWDA</text:p>
          </table:table-cell>
          <table:table-cell office:value-type="string" office:string-value="C4" table:formula="of:=COM.MICROSOFT.TEXTJOIN(&quot;&quot;;;[pogoda.$D14];[pogoda.$E14])" table:style-name="ce2">
            <text:p>C4</text:p>
          </table:table-cell>
          <table:table-cell office:value-type="string" office:string-value="C" table:formula="of:=IF([pogoda.$L14]=0;&quot;0&quot;;IF([pogoda.$B14]&gt;=10;&quot;C&quot;;&quot;S&quot;))" table:style-name="ce2">
            <text:p>C</text:p>
          </table:table-cell>
          <table:table-cell office:value-type="float" office:value="4" table:formula="of:=IF([.L13]=0;1;IF([.L13]=5;IF([.C13]&gt;=20;0;5);IF([.M13]=3;[.L13]+1;[.L13])))" table:style-name="ce2">
            <text:p>4</text:p>
          </table:table-cell>
          <table:table-cell office:value-type="float" office:value="3" table:formula="of:=IF([.L13]&lt;&gt;[.L14];1;[.M13]+1)" table:style-name="ce2">
            <text:p>3</text:p>
          </table:table-cell>
          <table:table-cell office:value-type="boolean" office:boolean-value="true" table:formula="of:=IF([pogoda.$D14]=[pogoda.$K14];TRUE;FALSE)" table:style-name="ce2">
            <text:p>PRAWDA</text:p>
          </table:table-cell>
          <table:table-cell office:value-type="boolean" office:boolean-value="true" table:formula="of:=IF([pogoda.$E14]=[pogoda.$L14];TRUE;FALSE)" table:style-name="ce2">
            <text:p>PRAWDA</text:p>
          </table:table-cell>
          <table:table-cell table:number-columns-repeated="9" table:style-name="ce1"/>
          <table:table-cell office:value-type="string" table:style-name="ce7">
            <text:p>S3</text:p>
          </table:table-cell>
          <table:table-cell office:value-type="float" office:value="10.29" table:formula="of:=ROUND(AVERAGEIF([.$J:.$J];[.Y14];[pogoda.$C$1]);2)" table:style-name="ce8">
            <text:p>10,29</text:p>
          </table:table-cell>
          <table:table-cell table:number-columns-repeated="1635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.8" table:style-name="ce1">
            <text:p>29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15]&gt;=20; TRUE; FALSE)" table:style-name="ce1">
            <text:p>PRAWDA</text:p>
          </table:table-cell>
          <table:table-cell office:value-type="boolean" office:boolean-value="false" table:formula="of:=IF([pogoda.$C15]&lt;=5;TRUE;FALSE)" table:style-name="ce1">
            <text:p>FAŁSZ</text:p>
          </table:table-cell>
          <table:table-cell office:value-type="boolean" office:boolean-value="false" table:formula="of:=AND([pogoda.$F15:.$G15])" table:style-name="ce2">
            <text:p>FAŁSZ</text:p>
          </table:table-cell>
          <table:table-cell office:value-type="boolean" office:boolean-value="true" table:formula="of:=IF([pogoda.$B15]&gt;[.B14];TRUE;FALSE)" table:style-name="ce2">
            <text:p>PRAWDA</text:p>
          </table:table-cell>
          <table:table-cell office:value-type="string" office:string-value="C5" table:formula="of:=COM.MICROSOFT.TEXTJOIN(&quot;&quot;;;[pogoda.$D15];[pogoda.$E15])" table:style-name="ce2">
            <text:p>C5</text:p>
          </table:table-cell>
          <table:table-cell office:value-type="string" office:string-value="C" table:formula="of:=IF([pogoda.$L15]=0;&quot;0&quot;;IF([pogoda.$B15]&gt;=10;&quot;C&quot;;&quot;S&quot;))" table:style-name="ce2">
            <text:p>C</text:p>
          </table:table-cell>
          <table:table-cell office:value-type="float" office:value="5" table:formula="of:=IF([.L14]=0;1;IF([.L14]=5;IF([.C14]&gt;=20;0;5);IF([.M14]=3;[.L14]+1;[.L14])))" table:style-name="ce2">
            <text:p>5</text:p>
          </table:table-cell>
          <table:table-cell office:value-type="float" office:value="1" table:formula="of:=IF([.L14]&lt;&gt;[.L15];1;[.M14]+1)" table:style-name="ce2">
            <text:p>1</text:p>
          </table:table-cell>
          <table:table-cell office:value-type="boolean" office:boolean-value="true" table:formula="of:=IF([pogoda.$D15]=[pogoda.$K15];TRUE;FALSE)" table:style-name="ce2">
            <text:p>PRAWDA</text:p>
          </table:table-cell>
          <table:table-cell office:value-type="boolean" office:boolean-value="true" table:formula="of:=IF([pogoda.$E15]=[pogoda.$L15];TRUE;FALSE)" table:style-name="ce2">
            <text:p>PRAWDA</text:p>
          </table:table-cell>
          <table:table-cell table:number-columns-repeated="9" table:style-name="ce1"/>
          <table:table-cell office:value-type="string" table:style-name="ce7">
            <text:p>S4</text:p>
          </table:table-cell>
          <table:table-cell office:value-type="float" office:value="15" table:formula="of:=ROUND(AVERAGEIF([.$J:.$J];[.Y15];[pogoda.$C$1]);2)" table:style-name="ce8">
            <text:p>15</text:p>
          </table:table-cell>
          <table:table-cell table:number-columns-repeated="16358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28.3" table:style-name="ce1">
            <text:p>28,3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16]&gt;=20; TRUE; FALSE)" table:style-name="ce1">
            <text:p>PRAWDA</text:p>
          </table:table-cell>
          <table:table-cell office:value-type="boolean" office:boolean-value="false" table:formula="of:=IF([pogoda.$C16]&lt;=5;TRUE;FALSE)" table:style-name="ce1">
            <text:p>FAŁSZ</text:p>
          </table:table-cell>
          <table:table-cell office:value-type="boolean" office:boolean-value="false" table:formula="of:=AND([pogoda.$F16:.$G16])" table:style-name="ce2">
            <text:p>FAŁSZ</text:p>
          </table:table-cell>
          <table:table-cell office:value-type="boolean" office:boolean-value="false" table:formula="of:=IF([pogoda.$B16]&gt;[.B15];TRUE;FALSE)" table:style-name="ce2">
            <text:p>FAŁSZ</text:p>
          </table:table-cell>
          <table:table-cell office:value-type="string" office:string-value="C5" table:formula="of:=COM.MICROSOFT.TEXTJOIN(&quot;&quot;;;[pogoda.$D16];[pogoda.$E16])" table:style-name="ce2">
            <text:p>C5</text:p>
          </table:table-cell>
          <table:table-cell office:value-type="string" office:string-value="C" table:formula="of:=IF([pogoda.$L16]=0;&quot;0&quot;;IF([pogoda.$B16]&gt;=10;&quot;C&quot;;&quot;S&quot;))" table:style-name="ce2">
            <text:p>C</text:p>
          </table:table-cell>
          <table:table-cell office:value-type="float" office:value="5" table:formula="of:=IF([.L15]=0;1;IF([.L15]=5;IF([.C15]&gt;=20;0;5);IF([.M15]=3;[.L15]+1;[.L15])))" table:style-name="ce2">
            <text:p>5</text:p>
          </table:table-cell>
          <table:table-cell office:value-type="float" office:value="2" table:formula="of:=IF([.L15]&lt;&gt;[.L16];1;[.M15]+1)" table:style-name="ce2">
            <text:p>2</text:p>
          </table:table-cell>
          <table:table-cell office:value-type="boolean" office:boolean-value="true" table:formula="of:=IF([pogoda.$D16]=[pogoda.$K16];TRUE;FALSE)" table:style-name="ce2">
            <text:p>PRAWDA</text:p>
          </table:table-cell>
          <table:table-cell office:value-type="boolean" office:boolean-value="true" table:formula="of:=IF([pogoda.$E16]=[pogoda.$L16];TRUE;FALSE)" table:style-name="ce2">
            <text:p>PRAWDA</text:p>
          </table:table-cell>
          <table:table-cell table:number-columns-repeated="9" table:style-name="ce1"/>
          <table:table-cell office:value-type="string" table:style-name="ce6">
            <text:p>S5</text:p>
          </table:table-cell>
          <table:table-cell office:value-type="float" office:value="19.64" table:formula="of:=ROUND(AVERAGEIF([.$J:.$J];[.Y16];[pogoda.$C$1]);2)" table:style-name="ce9">
            <text:p>19,64</text:p>
          </table:table-cell>
          <table:table-cell table:number-columns-repeated="1635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.5" table:style-name="ce1">
            <text:p>25,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17]&gt;=20; TRUE; FALSE)" table:style-name="ce1">
            <text:p>PRAWDA</text:p>
          </table:table-cell>
          <table:table-cell office:value-type="boolean" office:boolean-value="true" table:formula="of:=IF([pogoda.$C17]&lt;=5;TRUE;FALSE)" table:style-name="ce1">
            <text:p>PRAWDA</text:p>
          </table:table-cell>
          <table:table-cell office:value-type="boolean" office:boolean-value="true" table:formula="of:=AND([pogoda.$F17:.$G17])" table:style-name="ce2">
            <text:p>PRAWDA</text:p>
          </table:table-cell>
          <table:table-cell office:value-type="boolean" office:boolean-value="false" table:formula="of:=IF([pogoda.$B17]&gt;[.B16];TRUE;FALSE)" table:style-name="ce2">
            <text:p>FAŁSZ</text:p>
          </table:table-cell>
          <table:table-cell office:value-type="string" office:string-value="00" table:formula="of:=COM.MICROSOFT.TEXTJOIN(&quot;&quot;;;[pogoda.$D17];[pogoda.$E17])" table:style-name="ce2">
            <text:p>00</text:p>
          </table:table-cell>
          <table:table-cell office:value-type="string" office:string-value="0" table:formula="of:=IF([pogoda.$L17]=0;&quot;0&quot;;IF([pogoda.$B17]&gt;=10;&quot;C&quot;;&quot;S&quot;))" table:style-name="ce2">
            <text:p>0</text:p>
          </table:table-cell>
          <table:table-cell office:value-type="float" office:value="0" table:formula="of:=IF([.L16]=0;1;IF([.L16]=5;IF([.C16]&gt;=20;0;5);IF([.M16]=3;[.L16]+1;[.L16])))" table:style-name="ce2">
            <text:p>0</text:p>
          </table:table-cell>
          <table:table-cell office:value-type="float" office:value="1" table:formula="of:=IF([.L16]&lt;&gt;[.L17];1;[.M16]+1)" table:style-name="ce2">
            <text:p>1</text:p>
          </table:table-cell>
          <table:table-cell office:value-type="boolean" office:boolean-value="true" table:formula="of:=IF([pogoda.$D17]=[pogoda.$K17];TRUE;FALSE)" table:style-name="ce2">
            <text:p>PRAWDA</text:p>
          </table:table-cell>
          <table:table-cell office:value-type="boolean" office:boolean-value="true" table:formula="of:=IF([pogoda.$E17]=[pogoda.$L1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18]&gt;=20; TRUE; FALSE)" table:style-name="ce1">
            <text:p>PRAWDA</text:p>
          </table:table-cell>
          <table:table-cell office:value-type="boolean" office:boolean-value="true" table:formula="of:=IF([pogoda.$C18]&lt;=5;TRUE;FALSE)" table:style-name="ce1">
            <text:p>PRAWDA</text:p>
          </table:table-cell>
          <table:table-cell office:value-type="boolean" office:boolean-value="true" table:formula="of:=AND([pogoda.$F18:.$G18])" table:style-name="ce2">
            <text:p>PRAWDA</text:p>
          </table:table-cell>
          <table:table-cell office:value-type="boolean" office:boolean-value="false" table:formula="of:=IF([pogoda.$B18]&gt;[.B17];TRUE;FALSE)" table:style-name="ce2">
            <text:p>FAŁSZ</text:p>
          </table:table-cell>
          <table:table-cell office:value-type="string" office:string-value="C1" table:formula="of:=COM.MICROSOFT.TEXTJOIN(&quot;&quot;;;[pogoda.$D18];[pogoda.$E18])" table:style-name="ce2">
            <text:p>C1</text:p>
          </table:table-cell>
          <table:table-cell office:value-type="string" office:string-value="C" table:formula="of:=IF([pogoda.$L18]=0;&quot;0&quot;;IF([pogoda.$B18]&gt;=10;&quot;C&quot;;&quot;S&quot;))" table:style-name="ce2">
            <text:p>C</text:p>
          </table:table-cell>
          <table:table-cell office:value-type="float" office:value="1" table:formula="of:=IF([.L17]=0;1;IF([.L17]=5;IF([.C17]&gt;=20;0;5);IF([.M17]=3;[.L17]+1;[.L17])))" table:style-name="ce2">
            <text:p>1</text:p>
          </table:table-cell>
          <table:table-cell office:value-type="float" office:value="1" table:formula="of:=IF([.L17]&lt;&gt;[.L18];1;[.M17]+1)" table:style-name="ce2">
            <text:p>1</text:p>
          </table:table-cell>
          <table:table-cell office:value-type="boolean" office:boolean-value="true" table:formula="of:=IF([pogoda.$D18]=[pogoda.$K18];TRUE;FALSE)" table:style-name="ce2">
            <text:p>PRAWDA</text:p>
          </table:table-cell>
          <table:table-cell office:value-type="boolean" office:boolean-value="true" table:formula="of:=IF([pogoda.$E18]=[pogoda.$L18];TRUE;FALSE)" table:style-name="ce2">
            <text:p>PRAWDA</text:p>
          </table:table-cell>
          <table:table-cell table:number-columns-repeated="6"/>
          <table:table-cell table:style-name="ce1">
            <draw:frame draw:z-index="1" draw:id="id0" draw:style-name="a0" draw:name="Wykres 1" svg:x="0.0625in" svg:y="0in" svg:width="6.17708in" svg:height="3.385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9]&gt;=20; TRUE; FALSE)" table:style-name="ce1">
            <text:p>FAŁSZ</text:p>
          </table:table-cell>
          <table:table-cell office:value-type="boolean" office:boolean-value="true" table:formula="of:=IF([pogoda.$C19]&lt;=5;TRUE;FALSE)" table:style-name="ce1">
            <text:p>PRAWDA</text:p>
          </table:table-cell>
          <table:table-cell office:value-type="boolean" office:boolean-value="false" table:formula="of:=AND([pogoda.$F19:.$G19])" table:style-name="ce2">
            <text:p>FAŁSZ</text:p>
          </table:table-cell>
          <table:table-cell office:value-type="boolean" office:boolean-value="false" table:formula="of:=IF([pogoda.$B19]&gt;[.B18];TRUE;FALSE)" table:style-name="ce2">
            <text:p>FAŁSZ</text:p>
          </table:table-cell>
          <table:table-cell office:value-type="string" office:string-value="C1" table:formula="of:=COM.MICROSOFT.TEXTJOIN(&quot;&quot;;;[pogoda.$D19];[pogoda.$E19])" table:style-name="ce2">
            <text:p>C1</text:p>
          </table:table-cell>
          <table:table-cell office:value-type="string" office:string-value="C" table:formula="of:=IF([pogoda.$L19]=0;&quot;0&quot;;IF([pogoda.$B19]&gt;=10;&quot;C&quot;;&quot;S&quot;))" table:style-name="ce2">
            <text:p>C</text:p>
          </table:table-cell>
          <table:table-cell office:value-type="float" office:value="1" table:formula="of:=IF([.L18]=0;1;IF([.L18]=5;IF([.C18]&gt;=20;0;5);IF([.M18]=3;[.L18]+1;[.L18])))" table:style-name="ce2">
            <text:p>1</text:p>
          </table:table-cell>
          <table:table-cell office:value-type="float" office:value="2" table:formula="of:=IF([.L18]&lt;&gt;[.L19];1;[.M18]+1)" table:style-name="ce2">
            <text:p>2</text:p>
          </table:table-cell>
          <table:table-cell office:value-type="boolean" office:boolean-value="true" table:formula="of:=IF([pogoda.$D19]=[pogoda.$K19];TRUE;FALSE)" table:style-name="ce2">
            <text:p>PRAWDA</text:p>
          </table:table-cell>
          <table:table-cell office:value-type="boolean" office:boolean-value="true" table:formula="of:=IF([pogoda.$E19]=[pogoda.$L1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0]&gt;=20; TRUE; FALSE)" table:style-name="ce1">
            <text:p>FAŁSZ</text:p>
          </table:table-cell>
          <table:table-cell office:value-type="boolean" office:boolean-value="true" table:formula="of:=IF([pogoda.$C20]&lt;=5;TRUE;FALSE)" table:style-name="ce1">
            <text:p>PRAWDA</text:p>
          </table:table-cell>
          <table:table-cell office:value-type="boolean" office:boolean-value="false" table:formula="of:=AND([pogoda.$F20:.$G20])" table:style-name="ce2">
            <text:p>FAŁSZ</text:p>
          </table:table-cell>
          <table:table-cell office:value-type="boolean" office:boolean-value="false" table:formula="of:=IF([pogoda.$B20]&gt;[.B19];TRUE;FALSE)" table:style-name="ce2">
            <text:p>FAŁSZ</text:p>
          </table:table-cell>
          <table:table-cell office:value-type="string" office:string-value="C1" table:formula="of:=COM.MICROSOFT.TEXTJOIN(&quot;&quot;;;[pogoda.$D20];[pogoda.$E20])" table:style-name="ce2">
            <text:p>C1</text:p>
          </table:table-cell>
          <table:table-cell office:value-type="string" office:string-value="C" table:formula="of:=IF([pogoda.$L20]=0;&quot;0&quot;;IF([pogoda.$B20]&gt;=10;&quot;C&quot;;&quot;S&quot;))" table:style-name="ce2">
            <text:p>C</text:p>
          </table:table-cell>
          <table:table-cell office:value-type="float" office:value="1" table:formula="of:=IF([.L19]=0;1;IF([.L19]=5;IF([.C19]&gt;=20;0;5);IF([.M19]=3;[.L19]+1;[.L19])))" table:style-name="ce2">
            <text:p>1</text:p>
          </table:table-cell>
          <table:table-cell office:value-type="float" office:value="3" table:formula="of:=IF([.L19]&lt;&gt;[.L20];1;[.M19]+1)" table:style-name="ce2">
            <text:p>3</text:p>
          </table:table-cell>
          <table:table-cell office:value-type="boolean" office:boolean-value="true" table:formula="of:=IF([pogoda.$D20]=[pogoda.$K20];TRUE;FALSE)" table:style-name="ce2">
            <text:p>PRAWDA</text:p>
          </table:table-cell>
          <table:table-cell office:value-type="boolean" office:boolean-value="true" table:formula="of:=IF([pogoda.$E20]=[pogoda.$L2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.3" table:style-name="ce1">
            <text:p>16,3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1]&gt;=20; TRUE; FALSE)" table:style-name="ce1">
            <text:p>FAŁSZ</text:p>
          </table:table-cell>
          <table:table-cell office:value-type="boolean" office:boolean-value="false" table:formula="of:=IF([pogoda.$C21]&lt;=5;TRUE;FALSE)" table:style-name="ce1">
            <text:p>FAŁSZ</text:p>
          </table:table-cell>
          <table:table-cell office:value-type="boolean" office:boolean-value="false" table:formula="of:=AND([pogoda.$F21:.$G21])" table:style-name="ce2">
            <text:p>FAŁSZ</text:p>
          </table:table-cell>
          <table:table-cell office:value-type="boolean" office:boolean-value="false" table:formula="of:=IF([pogoda.$B21]&gt;[.B20];TRUE;FALSE)" table:style-name="ce2">
            <text:p>FAŁSZ</text:p>
          </table:table-cell>
          <table:table-cell office:value-type="string" office:string-value="C2" table:formula="of:=COM.MICROSOFT.TEXTJOIN(&quot;&quot;;;[pogoda.$D21];[pogoda.$E21])" table:style-name="ce2">
            <text:p>C2</text:p>
          </table:table-cell>
          <table:table-cell office:value-type="string" office:string-value="C" table:formula="of:=IF([pogoda.$L21]=0;&quot;0&quot;;IF([pogoda.$B21]&gt;=10;&quot;C&quot;;&quot;S&quot;))" table:style-name="ce2">
            <text:p>C</text:p>
          </table:table-cell>
          <table:table-cell office:value-type="float" office:value="2" table:formula="of:=IF([.L20]=0;1;IF([.L20]=5;IF([.C20]&gt;=20;0;5);IF([.M20]=3;[.L20]+1;[.L20])))" table:style-name="ce2">
            <text:p>2</text:p>
          </table:table-cell>
          <table:table-cell office:value-type="float" office:value="1" table:formula="of:=IF([.L20]&lt;&gt;[.L21];1;[.M20]+1)" table:style-name="ce2">
            <text:p>1</text:p>
          </table:table-cell>
          <table:table-cell office:value-type="boolean" office:boolean-value="true" table:formula="of:=IF([pogoda.$D21]=[pogoda.$K21];TRUE;FALSE)" table:style-name="ce2">
            <text:p>PRAWDA</text:p>
          </table:table-cell>
          <table:table-cell office:value-type="boolean" office:boolean-value="true" table:formula="of:=IF([pogoda.$E21]=[pogoda.$L2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2]&gt;=20; TRUE; FALSE)" table:style-name="ce1">
            <text:p>FAŁSZ</text:p>
          </table:table-cell>
          <table:table-cell office:value-type="boolean" office:boolean-value="false" table:formula="of:=IF([pogoda.$C22]&lt;=5;TRUE;FALSE)" table:style-name="ce1">
            <text:p>FAŁSZ</text:p>
          </table:table-cell>
          <table:table-cell office:value-type="boolean" office:boolean-value="false" table:formula="of:=AND([pogoda.$F22:.$G22])" table:style-name="ce2">
            <text:p>FAŁSZ</text:p>
          </table:table-cell>
          <table:table-cell office:value-type="boolean" office:boolean-value="true" table:formula="of:=IF([pogoda.$B22]&gt;[.B21];TRUE;FALSE)" table:style-name="ce2">
            <text:p>PRAWDA</text:p>
          </table:table-cell>
          <table:table-cell office:value-type="string" office:string-value="C2" table:formula="of:=COM.MICROSOFT.TEXTJOIN(&quot;&quot;;;[pogoda.$D22];[pogoda.$E22])" table:style-name="ce2">
            <text:p>C2</text:p>
          </table:table-cell>
          <table:table-cell office:value-type="string" office:string-value="C" table:formula="of:=IF([pogoda.$L22]=0;&quot;0&quot;;IF([pogoda.$B22]&gt;=10;&quot;C&quot;;&quot;S&quot;))" table:style-name="ce2">
            <text:p>C</text:p>
          </table:table-cell>
          <table:table-cell office:value-type="float" office:value="2" table:formula="of:=IF([.L21]=0;1;IF([.L21]=5;IF([.C21]&gt;=20;0;5);IF([.M21]=3;[.L21]+1;[.L21])))" table:style-name="ce2">
            <text:p>2</text:p>
          </table:table-cell>
          <table:table-cell office:value-type="float" office:value="2" table:formula="of:=IF([.L21]&lt;&gt;[.L22];1;[.M21]+1)" table:style-name="ce2">
            <text:p>2</text:p>
          </table:table-cell>
          <table:table-cell office:value-type="boolean" office:boolean-value="true" table:formula="of:=IF([pogoda.$D22]=[pogoda.$K22];TRUE;FALSE)" table:style-name="ce2">
            <text:p>PRAWDA</text:p>
          </table:table-cell>
          <table:table-cell office:value-type="boolean" office:boolean-value="true" table:formula="of:=IF([pogoda.$E22]=[pogoda.$L2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7" table:style-name="ce1">
            <text:p>18,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3]&gt;=20; TRUE; FALSE)" table:style-name="ce1">
            <text:p>FAŁSZ</text:p>
          </table:table-cell>
          <table:table-cell office:value-type="boolean" office:boolean-value="false" table:formula="of:=IF([pogoda.$C23]&lt;=5;TRUE;FALSE)" table:style-name="ce1">
            <text:p>FAŁSZ</text:p>
          </table:table-cell>
          <table:table-cell office:value-type="boolean" office:boolean-value="false" table:formula="of:=AND([pogoda.$F23:.$G23])" table:style-name="ce2">
            <text:p>FAŁSZ</text:p>
          </table:table-cell>
          <table:table-cell office:value-type="boolean" office:boolean-value="true" table:formula="of:=IF([pogoda.$B23]&gt;[.B22];TRUE;FALSE)" table:style-name="ce2">
            <text:p>PRAWDA</text:p>
          </table:table-cell>
          <table:table-cell office:value-type="string" office:string-value="C2" table:formula="of:=COM.MICROSOFT.TEXTJOIN(&quot;&quot;;;[pogoda.$D23];[pogoda.$E23])" table:style-name="ce2">
            <text:p>C2</text:p>
          </table:table-cell>
          <table:table-cell office:value-type="string" office:string-value="C" table:formula="of:=IF([pogoda.$L23]=0;&quot;0&quot;;IF([pogoda.$B23]&gt;=10;&quot;C&quot;;&quot;S&quot;))" table:style-name="ce2">
            <text:p>C</text:p>
          </table:table-cell>
          <table:table-cell office:value-type="float" office:value="2" table:formula="of:=IF([.L22]=0;1;IF([.L22]=5;IF([.C22]&gt;=20;0;5);IF([.M22]=3;[.L22]+1;[.L22])))" table:style-name="ce2">
            <text:p>2</text:p>
          </table:table-cell>
          <table:table-cell office:value-type="float" office:value="3" table:formula="of:=IF([.L22]&lt;&gt;[.L23];1;[.M22]+1)" table:style-name="ce2">
            <text:p>3</text:p>
          </table:table-cell>
          <table:table-cell office:value-type="boolean" office:boolean-value="true" table:formula="of:=IF([pogoda.$D23]=[pogoda.$K23];TRUE;FALSE)" table:style-name="ce2">
            <text:p>PRAWDA</text:p>
          </table:table-cell>
          <table:table-cell office:value-type="boolean" office:boolean-value="true" table:formula="of:=IF([pogoda.$E23]=[pogoda.$L2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.2" table:style-name="ce1">
            <text:p>20,2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24]&gt;=20; TRUE; FALSE)" table:style-name="ce1">
            <text:p>PRAWDA</text:p>
          </table:table-cell>
          <table:table-cell office:value-type="boolean" office:boolean-value="false" table:formula="of:=IF([pogoda.$C24]&lt;=5;TRUE;FALSE)" table:style-name="ce1">
            <text:p>FAŁSZ</text:p>
          </table:table-cell>
          <table:table-cell office:value-type="boolean" office:boolean-value="false" table:formula="of:=AND([pogoda.$F24:.$G24])" table:style-name="ce2">
            <text:p>FAŁSZ</text:p>
          </table:table-cell>
          <table:table-cell office:value-type="boolean" office:boolean-value="true" table:formula="of:=IF([pogoda.$B24]&gt;[.B23];TRUE;FALSE)" table:style-name="ce2">
            <text:p>PRAWDA</text:p>
          </table:table-cell>
          <table:table-cell office:value-type="string" office:string-value="C2" table:formula="of:=COM.MICROSOFT.TEXTJOIN(&quot;&quot;;;[pogoda.$D24];[pogoda.$E24])" table:style-name="ce2">
            <text:p>C2</text:p>
          </table:table-cell>
          <table:table-cell office:value-type="string" office:string-value="C" table:formula="of:=IF([pogoda.$L24]=0;&quot;0&quot;;IF([pogoda.$B24]&gt;=10;&quot;C&quot;;&quot;S&quot;))" table:style-name="ce2">
            <text:p>C</text:p>
          </table:table-cell>
          <table:table-cell office:value-type="float" office:value="3" table:formula="of:=IF([.L23]=0;1;IF([.L23]=5;IF([.C23]&gt;=20;0;5);IF([.M23]=3;[.L23]+1;[.L23])))" table:style-name="ce2">
            <text:p>3</text:p>
          </table:table-cell>
          <table:table-cell office:value-type="float" office:value="1" table:formula="of:=IF([.L23]&lt;&gt;[.L24];1;[.M23]+1)" table:style-name="ce2">
            <text:p>1</text:p>
          </table:table-cell>
          <table:table-cell office:value-type="boolean" office:boolean-value="true" table:formula="of:=IF([pogoda.$D24]=[pogoda.$K24];TRUE;FALSE)" table:style-name="ce2">
            <text:p>PRAWDA</text:p>
          </table:table-cell>
          <table:table-cell office:value-type="boolean" office:boolean-value="false" table:formula="of:=IF([pogoda.$E24]=[pogoda.$L2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.8" table:style-name="ce1">
            <text:p>20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25]&gt;=20; TRUE; FALSE)" table:style-name="ce1">
            <text:p>PRAWDA</text:p>
          </table:table-cell>
          <table:table-cell office:value-type="boolean" office:boolean-value="false" table:formula="of:=IF([pogoda.$C25]&lt;=5;TRUE;FALSE)" table:style-name="ce1">
            <text:p>FAŁSZ</text:p>
          </table:table-cell>
          <table:table-cell office:value-type="boolean" office:boolean-value="false" table:formula="of:=AND([pogoda.$F25:.$G25])" table:style-name="ce2">
            <text:p>FAŁSZ</text:p>
          </table:table-cell>
          <table:table-cell office:value-type="boolean" office:boolean-value="true" table:formula="of:=IF([pogoda.$B25]&gt;[.B24];TRUE;FALSE)" table:style-name="ce2">
            <text:p>PRAWDA</text:p>
          </table:table-cell>
          <table:table-cell office:value-type="string" office:string-value="C3" table:formula="of:=COM.MICROSOFT.TEXTJOIN(&quot;&quot;;;[pogoda.$D25];[pogoda.$E25])" table:style-name="ce2">
            <text:p>C3</text:p>
          </table:table-cell>
          <table:table-cell office:value-type="string" office:string-value="C" table:formula="of:=IF([pogoda.$L25]=0;&quot;0&quot;;IF([pogoda.$B25]&gt;=10;&quot;C&quot;;&quot;S&quot;))" table:style-name="ce2">
            <text:p>C</text:p>
          </table:table-cell>
          <table:table-cell office:value-type="float" office:value="3" table:formula="of:=IF([.L24]=0;1;IF([.L24]=5;IF([.C24]&gt;=20;0;5);IF([.M24]=3;[.L24]+1;[.L24])))" table:style-name="ce2">
            <text:p>3</text:p>
          </table:table-cell>
          <table:table-cell office:value-type="float" office:value="2" table:formula="of:=IF([.L24]&lt;&gt;[.L25];1;[.M24]+1)" table:style-name="ce2">
            <text:p>2</text:p>
          </table:table-cell>
          <table:table-cell office:value-type="boolean" office:boolean-value="true" table:formula="of:=IF([pogoda.$D25]=[pogoda.$K25];TRUE;FALSE)" table:style-name="ce2">
            <text:p>PRAWDA</text:p>
          </table:table-cell>
          <table:table-cell office:value-type="boolean" office:boolean-value="true" table:formula="of:=IF([pogoda.$E25]=[pogoda.$L2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6]&gt;=20; TRUE; FALSE)" table:style-name="ce1">
            <text:p>FAŁSZ</text:p>
          </table:table-cell>
          <table:table-cell office:value-type="boolean" office:boolean-value="true" table:formula="of:=IF([pogoda.$C26]&lt;=5;TRUE;FALSE)" table:style-name="ce1">
            <text:p>PRAWDA</text:p>
          </table:table-cell>
          <table:table-cell office:value-type="boolean" office:boolean-value="false" table:formula="of:=AND([pogoda.$F26:.$G26])" table:style-name="ce2">
            <text:p>FAŁSZ</text:p>
          </table:table-cell>
          <table:table-cell office:value-type="boolean" office:boolean-value="false" table:formula="of:=IF([pogoda.$B26]&gt;[.B25];TRUE;FALSE)" table:style-name="ce2">
            <text:p>FAŁSZ</text:p>
          </table:table-cell>
          <table:table-cell office:value-type="string" office:string-value="C3" table:formula="of:=COM.MICROSOFT.TEXTJOIN(&quot;&quot;;;[pogoda.$D26];[pogoda.$E26])" table:style-name="ce2">
            <text:p>C3</text:p>
          </table:table-cell>
          <table:table-cell office:value-type="string" office:string-value="C" table:formula="of:=IF([pogoda.$L26]=0;&quot;0&quot;;IF([pogoda.$B26]&gt;=10;&quot;C&quot;;&quot;S&quot;))" table:style-name="ce2">
            <text:p>C</text:p>
          </table:table-cell>
          <table:table-cell office:value-type="float" office:value="3" table:formula="of:=IF([.L25]=0;1;IF([.L25]=5;IF([.C25]&gt;=20;0;5);IF([.M25]=3;[.L25]+1;[.L25])))" table:style-name="ce2">
            <text:p>3</text:p>
          </table:table-cell>
          <table:table-cell office:value-type="float" office:value="3" table:formula="of:=IF([.L25]&lt;&gt;[.L26];1;[.M25]+1)" table:style-name="ce2">
            <text:p>3</text:p>
          </table:table-cell>
          <table:table-cell office:value-type="boolean" office:boolean-value="true" table:formula="of:=IF([pogoda.$D26]=[pogoda.$K26];TRUE;FALSE)" table:style-name="ce2">
            <text:p>PRAWDA</text:p>
          </table:table-cell>
          <table:table-cell office:value-type="boolean" office:boolean-value="true" table:formula="of:=IF([pogoda.$E26]=[pogoda.$L2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.5" table:style-name="ce1">
            <text:p>17,5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7]&gt;=20; TRUE; FALSE)" table:style-name="ce1">
            <text:p>FAŁSZ</text:p>
          </table:table-cell>
          <table:table-cell office:value-type="boolean" office:boolean-value="false" table:formula="of:=IF([pogoda.$C27]&lt;=5;TRUE;FALSE)" table:style-name="ce1">
            <text:p>FAŁSZ</text:p>
          </table:table-cell>
          <table:table-cell office:value-type="boolean" office:boolean-value="false" table:formula="of:=AND([pogoda.$F27:.$G27])" table:style-name="ce2">
            <text:p>FAŁSZ</text:p>
          </table:table-cell>
          <table:table-cell office:value-type="boolean" office:boolean-value="false" table:formula="of:=IF([pogoda.$B27]&gt;[.B26];TRUE;FALSE)" table:style-name="ce2">
            <text:p>FAŁSZ</text:p>
          </table:table-cell>
          <table:table-cell office:value-type="string" office:string-value="C4" table:formula="of:=COM.MICROSOFT.TEXTJOIN(&quot;&quot;;;[pogoda.$D27];[pogoda.$E27])" table:style-name="ce2">
            <text:p>C4</text:p>
          </table:table-cell>
          <table:table-cell office:value-type="string" office:string-value="C" table:formula="of:=IF([pogoda.$L27]=0;&quot;0&quot;;IF([pogoda.$B27]&gt;=10;&quot;C&quot;;&quot;S&quot;))" table:style-name="ce2">
            <text:p>C</text:p>
          </table:table-cell>
          <table:table-cell office:value-type="float" office:value="4" table:formula="of:=IF([.L26]=0;1;IF([.L26]=5;IF([.C26]&gt;=20;0;5);IF([.M26]=3;[.L26]+1;[.L26])))" table:style-name="ce2">
            <text:p>4</text:p>
          </table:table-cell>
          <table:table-cell office:value-type="float" office:value="1" table:formula="of:=IF([.L26]&lt;&gt;[.L27];1;[.M26]+1)" table:style-name="ce2">
            <text:p>1</text:p>
          </table:table-cell>
          <table:table-cell office:value-type="boolean" office:boolean-value="true" table:formula="of:=IF([pogoda.$D27]=[pogoda.$K27];TRUE;FALSE)" table:style-name="ce2">
            <text:p>PRAWDA</text:p>
          </table:table-cell>
          <table:table-cell office:value-type="boolean" office:boolean-value="true" table:formula="of:=IF([pogoda.$E27]=[pogoda.$L2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.9" table:style-name="ce1">
            <text:p>13,9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8]&gt;=20; TRUE; FALSE)" table:style-name="ce1">
            <text:p>FAŁSZ</text:p>
          </table:table-cell>
          <table:table-cell office:value-type="boolean" office:boolean-value="false" table:formula="of:=IF([pogoda.$C28]&lt;=5;TRUE;FALSE)" table:style-name="ce1">
            <text:p>FAŁSZ</text:p>
          </table:table-cell>
          <table:table-cell office:value-type="boolean" office:boolean-value="false" table:formula="of:=AND([pogoda.$F28:.$G28])" table:style-name="ce2">
            <text:p>FAŁSZ</text:p>
          </table:table-cell>
          <table:table-cell office:value-type="boolean" office:boolean-value="false" table:formula="of:=IF([pogoda.$B28]&gt;[.B27];TRUE;FALSE)" table:style-name="ce2">
            <text:p>FAŁSZ</text:p>
          </table:table-cell>
          <table:table-cell office:value-type="string" office:string-value="C4" table:formula="of:=COM.MICROSOFT.TEXTJOIN(&quot;&quot;;;[pogoda.$D28];[pogoda.$E28])" table:style-name="ce2">
            <text:p>C4</text:p>
          </table:table-cell>
          <table:table-cell office:value-type="string" office:string-value="C" table:formula="of:=IF([pogoda.$L28]=0;&quot;0&quot;;IF([pogoda.$B28]&gt;=10;&quot;C&quot;;&quot;S&quot;))" table:style-name="ce2">
            <text:p>C</text:p>
          </table:table-cell>
          <table:table-cell office:value-type="float" office:value="4" table:formula="of:=IF([.L27]=0;1;IF([.L27]=5;IF([.C27]&gt;=20;0;5);IF([.M27]=3;[.L27]+1;[.L27])))" table:style-name="ce2">
            <text:p>4</text:p>
          </table:table-cell>
          <table:table-cell office:value-type="float" office:value="2" table:formula="of:=IF([.L27]&lt;&gt;[.L28];1;[.M27]+1)" table:style-name="ce2">
            <text:p>2</text:p>
          </table:table-cell>
          <table:table-cell office:value-type="boolean" office:boolean-value="true" table:formula="of:=IF([pogoda.$D28]=[pogoda.$K28];TRUE;FALSE)" table:style-name="ce2">
            <text:p>PRAWDA</text:p>
          </table:table-cell>
          <table:table-cell office:value-type="boolean" office:boolean-value="true" table:formula="of:=IF([pogoda.$E28]=[pogoda.$L2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.9" table:style-name="ce1">
            <text:p>9,9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9]&gt;=20; TRUE; FALSE)" table:style-name="ce1">
            <text:p>FAŁSZ</text:p>
          </table:table-cell>
          <table:table-cell office:value-type="boolean" office:boolean-value="true" table:formula="of:=IF([pogoda.$C29]&lt;=5;TRUE;FALSE)" table:style-name="ce1">
            <text:p>PRAWDA</text:p>
          </table:table-cell>
          <table:table-cell office:value-type="boolean" office:boolean-value="false" table:formula="of:=AND([pogoda.$F29:.$G29])" table:style-name="ce2">
            <text:p>FAŁSZ</text:p>
          </table:table-cell>
          <table:table-cell office:value-type="boolean" office:boolean-value="false" table:formula="of:=IF([pogoda.$B29]&gt;[.B28];TRUE;FALSE)" table:style-name="ce2">
            <text:p>FAŁSZ</text:p>
          </table:table-cell>
          <table:table-cell office:value-type="string" office:string-value="C4" table:formula="of:=COM.MICROSOFT.TEXTJOIN(&quot;&quot;;;[pogoda.$D29];[pogoda.$E29])" table:style-name="ce2">
            <text:p>C4</text:p>
          </table:table-cell>
          <table:table-cell office:value-type="string" office:string-value="S" table:formula="of:=IF([pogoda.$L29]=0;&quot;0&quot;;IF([pogoda.$B29]&gt;=10;&quot;C&quot;;&quot;S&quot;))" table:style-name="ce2">
            <text:p>S</text:p>
          </table:table-cell>
          <table:table-cell office:value-type="float" office:value="4" table:formula="of:=IF([.L28]=0;1;IF([.L28]=5;IF([.C28]&gt;=20;0;5);IF([.M28]=3;[.L28]+1;[.L28])))" table:style-name="ce2">
            <text:p>4</text:p>
          </table:table-cell>
          <table:table-cell office:value-type="float" office:value="3" table:formula="of:=IF([.L28]&lt;&gt;[.L29];1;[.M28]+1)" table:style-name="ce2">
            <text:p>3</text:p>
          </table:table-cell>
          <table:table-cell office:value-type="boolean" office:boolean-value="false" table:formula="of:=IF([pogoda.$D29]=[pogoda.$K29];TRUE;FALSE)" table:style-name="ce2">
            <text:p>FAŁSZ</text:p>
          </table:table-cell>
          <table:table-cell office:value-type="boolean" office:boolean-value="true" table:formula="of:=IF([pogoda.$E29]=[pogoda.$L2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.4" table:style-name="ce1">
            <text:p>6,4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30]&gt;=20; TRUE; FALSE)" table:style-name="ce1">
            <text:p>FAŁSZ</text:p>
          </table:table-cell>
          <table:table-cell office:value-type="boolean" office:boolean-value="false" table:formula="of:=IF([pogoda.$C30]&lt;=5;TRUE;FALSE)" table:style-name="ce1">
            <text:p>FAŁSZ</text:p>
          </table:table-cell>
          <table:table-cell office:value-type="boolean" office:boolean-value="false" table:formula="of:=AND([pogoda.$F30:.$G30])" table:style-name="ce2">
            <text:p>FAŁSZ</text:p>
          </table:table-cell>
          <table:table-cell office:value-type="boolean" office:boolean-value="false" table:formula="of:=IF([pogoda.$B30]&gt;[.B29];TRUE;FALSE)" table:style-name="ce2">
            <text:p>FAŁSZ</text:p>
          </table:table-cell>
          <table:table-cell office:value-type="string" office:string-value="C5" table:formula="of:=COM.MICROSOFT.TEXTJOIN(&quot;&quot;;;[pogoda.$D30];[pogoda.$E30])" table:style-name="ce2">
            <text:p>C5</text:p>
          </table:table-cell>
          <table:table-cell office:value-type="string" office:string-value="S" table:formula="of:=IF([pogoda.$L30]=0;&quot;0&quot;;IF([pogoda.$B30]&gt;=10;&quot;C&quot;;&quot;S&quot;))" table:style-name="ce2">
            <text:p>S</text:p>
          </table:table-cell>
          <table:table-cell office:value-type="float" office:value="5" table:formula="of:=IF([.L29]=0;1;IF([.L29]=5;IF([.C29]&gt;=20;0;5);IF([.M29]=3;[.L29]+1;[.L29])))" table:style-name="ce2">
            <text:p>5</text:p>
          </table:table-cell>
          <table:table-cell office:value-type="float" office:value="1" table:formula="of:=IF([.L29]&lt;&gt;[.L30];1;[.M29]+1)" table:style-name="ce2">
            <text:p>1</text:p>
          </table:table-cell>
          <table:table-cell office:value-type="boolean" office:boolean-value="false" table:formula="of:=IF([pogoda.$D30]=[pogoda.$K30];TRUE;FALSE)" table:style-name="ce2">
            <text:p>FAŁSZ</text:p>
          </table:table-cell>
          <table:table-cell office:value-type="boolean" office:boolean-value="true" table:formula="of:=IF([pogoda.$E30]=[pogoda.$L3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2" table:style-name="ce1">
            <text:p>4,2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31]&gt;=20; TRUE; FALSE)" table:style-name="ce1">
            <text:p>FAŁSZ</text:p>
          </table:table-cell>
          <table:table-cell office:value-type="boolean" office:boolean-value="false" table:formula="of:=IF([pogoda.$C31]&lt;=5;TRUE;FALSE)" table:style-name="ce1">
            <text:p>FAŁSZ</text:p>
          </table:table-cell>
          <table:table-cell office:value-type="boolean" office:boolean-value="false" table:formula="of:=AND([pogoda.$F31:.$G31])" table:style-name="ce2">
            <text:p>FAŁSZ</text:p>
          </table:table-cell>
          <table:table-cell office:value-type="boolean" office:boolean-value="false" table:formula="of:=IF([pogoda.$B31]&gt;[.B30];TRUE;FALSE)" table:style-name="ce2">
            <text:p>FAŁSZ</text:p>
          </table:table-cell>
          <table:table-cell office:value-type="string" office:string-value="C5" table:formula="of:=COM.MICROSOFT.TEXTJOIN(&quot;&quot;;;[pogoda.$D31];[pogoda.$E31])" table:style-name="ce2">
            <text:p>C5</text:p>
          </table:table-cell>
          <table:table-cell office:value-type="string" office:string-value="S" table:formula="of:=IF([pogoda.$L31]=0;&quot;0&quot;;IF([pogoda.$B31]&gt;=10;&quot;C&quot;;&quot;S&quot;))" table:style-name="ce2">
            <text:p>S</text:p>
          </table:table-cell>
          <table:table-cell office:value-type="float" office:value="5" table:formula="of:=IF([.L30]=0;1;IF([.L30]=5;IF([.C30]&gt;=20;0;5);IF([.M30]=3;[.L30]+1;[.L30])))" table:style-name="ce2">
            <text:p>5</text:p>
          </table:table-cell>
          <table:table-cell office:value-type="float" office:value="2" table:formula="of:=IF([.L30]&lt;&gt;[.L31];1;[.M30]+1)" table:style-name="ce2">
            <text:p>2</text:p>
          </table:table-cell>
          <table:table-cell office:value-type="boolean" office:boolean-value="false" table:formula="of:=IF([pogoda.$D31]=[pogoda.$K31];TRUE;FALSE)" table:style-name="ce2">
            <text:p>FAŁSZ</text:p>
          </table:table-cell>
          <table:table-cell office:value-type="boolean" office:boolean-value="true" table:formula="of:=IF([pogoda.$E31]=[pogoda.$L3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.6" table:style-name="ce1">
            <text:p>3,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32]&gt;=20; TRUE; FALSE)" table:style-name="ce1">
            <text:p>FAŁSZ</text:p>
          </table:table-cell>
          <table:table-cell office:value-type="boolean" office:boolean-value="false" table:formula="of:=IF([pogoda.$C32]&lt;=5;TRUE;FALSE)" table:style-name="ce1">
            <text:p>FAŁSZ</text:p>
          </table:table-cell>
          <table:table-cell office:value-type="boolean" office:boolean-value="false" table:formula="of:=AND([pogoda.$F32:.$G32])" table:style-name="ce2">
            <text:p>FAŁSZ</text:p>
          </table:table-cell>
          <table:table-cell office:value-type="boolean" office:boolean-value="false" table:formula="of:=IF([pogoda.$B32]&gt;[.B31];TRUE;FALSE)" table:style-name="ce2">
            <text:p>FAŁSZ</text:p>
          </table:table-cell>
          <table:table-cell office:value-type="string" office:string-value="C5" table:formula="of:=COM.MICROSOFT.TEXTJOIN(&quot;&quot;;;[pogoda.$D32];[pogoda.$E32])" table:style-name="ce2">
            <text:p>C5</text:p>
          </table:table-cell>
          <table:table-cell office:value-type="string" office:string-value="S" table:formula="of:=IF([pogoda.$L32]=0;&quot;0&quot;;IF([pogoda.$B32]&gt;=10;&quot;C&quot;;&quot;S&quot;))" table:style-name="ce2">
            <text:p>S</text:p>
          </table:table-cell>
          <table:table-cell office:value-type="float" office:value="5" table:formula="of:=IF([.L31]=0;1;IF([.L31]=5;IF([.C31]&gt;=20;0;5);IF([.M31]=3;[.L31]+1;[.L31])))" table:style-name="ce2">
            <text:p>5</text:p>
          </table:table-cell>
          <table:table-cell office:value-type="float" office:value="3" table:formula="of:=IF([.L31]&lt;&gt;[.L32];1;[.M31]+1)" table:style-name="ce2">
            <text:p>3</text:p>
          </table:table-cell>
          <table:table-cell office:value-type="boolean" office:boolean-value="false" table:formula="of:=IF([pogoda.$D32]=[pogoda.$K32];TRUE;FALSE)" table:style-name="ce2">
            <text:p>FAŁSZ</text:p>
          </table:table-cell>
          <table:table-cell office:value-type="boolean" office:boolean-value="true" table:formula="of:=IF([pogoda.$E32]=[pogoda.$L3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33]&gt;=20; TRUE; FALSE)" table:style-name="ce1">
            <text:p>FAŁSZ</text:p>
          </table:table-cell>
          <table:table-cell office:value-type="boolean" office:boolean-value="false" table:formula="of:=IF([pogoda.$C33]&lt;=5;TRUE;FALSE)" table:style-name="ce1">
            <text:p>FAŁSZ</text:p>
          </table:table-cell>
          <table:table-cell office:value-type="boolean" office:boolean-value="false" table:formula="of:=AND([pogoda.$F33:.$G33])" table:style-name="ce2">
            <text:p>FAŁSZ</text:p>
          </table:table-cell>
          <table:table-cell office:value-type="boolean" office:boolean-value="true" table:formula="of:=IF([pogoda.$B33]&gt;[.B32];TRUE;FALSE)" table:style-name="ce2">
            <text:p>PRAWDA</text:p>
          </table:table-cell>
          <table:table-cell office:value-type="string" office:string-value="C5" table:formula="of:=COM.MICROSOFT.TEXTJOIN(&quot;&quot;;;[pogoda.$D33];[pogoda.$E33])" table:style-name="ce2">
            <text:p>C5</text:p>
          </table:table-cell>
          <table:table-cell office:value-type="string" office:string-value="S" table:formula="of:=IF([pogoda.$L33]=0;&quot;0&quot;;IF([pogoda.$B33]&gt;=10;&quot;C&quot;;&quot;S&quot;))" table:style-name="ce2">
            <text:p>S</text:p>
          </table:table-cell>
          <table:table-cell office:value-type="float" office:value="5" table:formula="of:=IF([.L32]=0;1;IF([.L32]=5;IF([.C32]&gt;=20;0;5);IF([.M32]=3;[.L32]+1;[.L32])))" table:style-name="ce2">
            <text:p>5</text:p>
          </table:table-cell>
          <table:table-cell office:value-type="float" office:value="4" table:formula="of:=IF([.L32]&lt;&gt;[.L33];1;[.M32]+1)" table:style-name="ce2">
            <text:p>4</text:p>
          </table:table-cell>
          <table:table-cell office:value-type="boolean" office:boolean-value="false" table:formula="of:=IF([pogoda.$D33]=[pogoda.$K33];TRUE;FALSE)" table:style-name="ce2">
            <text:p>FAŁSZ</text:p>
          </table:table-cell>
          <table:table-cell office:value-type="boolean" office:boolean-value="true" table:formula="of:=IF([pogoda.$E33]=[pogoda.$L3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.6" table:style-name="ce1">
            <text:p>6,6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34]&gt;=20; TRUE; FALSE)" table:style-name="ce1">
            <text:p>FAŁSZ</text:p>
          </table:table-cell>
          <table:table-cell office:value-type="boolean" office:boolean-value="false" table:formula="of:=IF([pogoda.$C34]&lt;=5;TRUE;FALSE)" table:style-name="ce1">
            <text:p>FAŁSZ</text:p>
          </table:table-cell>
          <table:table-cell office:value-type="boolean" office:boolean-value="false" table:formula="of:=AND([pogoda.$F34:.$G34])" table:style-name="ce2">
            <text:p>FAŁSZ</text:p>
          </table:table-cell>
          <table:table-cell office:value-type="boolean" office:boolean-value="true" table:formula="of:=IF([pogoda.$B34]&gt;[.B33];TRUE;FALSE)" table:style-name="ce2">
            <text:p>PRAWDA</text:p>
          </table:table-cell>
          <table:table-cell office:value-type="string" office:string-value="C5" table:formula="of:=COM.MICROSOFT.TEXTJOIN(&quot;&quot;;;[pogoda.$D34];[pogoda.$E34])" table:style-name="ce2">
            <text:p>C5</text:p>
          </table:table-cell>
          <table:table-cell office:value-type="string" office:string-value="S" table:formula="of:=IF([pogoda.$L34]=0;&quot;0&quot;;IF([pogoda.$B34]&gt;=10;&quot;C&quot;;&quot;S&quot;))" table:style-name="ce2">
            <text:p>S</text:p>
          </table:table-cell>
          <table:table-cell office:value-type="float" office:value="5" table:formula="of:=IF([.L33]=0;1;IF([.L33]=5;IF([.C33]&gt;=20;0;5);IF([.M33]=3;[.L33]+1;[.L33])))" table:style-name="ce2">
            <text:p>5</text:p>
          </table:table-cell>
          <table:table-cell office:value-type="float" office:value="5" table:formula="of:=IF([.L33]&lt;&gt;[.L34];1;[.M33]+1)" table:style-name="ce2">
            <text:p>5</text:p>
          </table:table-cell>
          <table:table-cell office:value-type="boolean" office:boolean-value="false" table:formula="of:=IF([pogoda.$D34]=[pogoda.$K34];TRUE;FALSE)" table:style-name="ce2">
            <text:p>FAŁSZ</text:p>
          </table:table-cell>
          <table:table-cell office:value-type="boolean" office:boolean-value="true" table:formula="of:=IF([pogoda.$E34]=[pogoda.$L3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35]&gt;=20; TRUE; FALSE)" table:style-name="ce1">
            <text:p>FAŁSZ</text:p>
          </table:table-cell>
          <table:table-cell office:value-type="boolean" office:boolean-value="false" table:formula="of:=IF([pogoda.$C35]&lt;=5;TRUE;FALSE)" table:style-name="ce1">
            <text:p>FAŁSZ</text:p>
          </table:table-cell>
          <table:table-cell office:value-type="boolean" office:boolean-value="false" table:formula="of:=AND([pogoda.$F35:.$G35])" table:style-name="ce2">
            <text:p>FAŁSZ</text:p>
          </table:table-cell>
          <table:table-cell office:value-type="boolean" office:boolean-value="true" table:formula="of:=IF([pogoda.$B35]&gt;[.B34];TRUE;FALSE)" table:style-name="ce2">
            <text:p>PRAWDA</text:p>
          </table:table-cell>
          <table:table-cell office:value-type="string" office:string-value="C5" table:formula="of:=COM.MICROSOFT.TEXTJOIN(&quot;&quot;;;[pogoda.$D35];[pogoda.$E35])" table:style-name="ce2">
            <text:p>C5</text:p>
          </table:table-cell>
          <table:table-cell office:value-type="string" office:string-value="S" table:formula="of:=IF([pogoda.$L35]=0;&quot;0&quot;;IF([pogoda.$B35]&gt;=10;&quot;C&quot;;&quot;S&quot;))" table:style-name="ce2">
            <text:p>S</text:p>
          </table:table-cell>
          <table:table-cell office:value-type="float" office:value="5" table:formula="of:=IF([.L34]=0;1;IF([.L34]=5;IF([.C34]&gt;=20;0;5);IF([.M34]=3;[.L34]+1;[.L34])))" table:style-name="ce2">
            <text:p>5</text:p>
          </table:table-cell>
          <table:table-cell office:value-type="float" office:value="6" table:formula="of:=IF([.L34]&lt;&gt;[.L35];1;[.M34]+1)" table:style-name="ce2">
            <text:p>6</text:p>
          </table:table-cell>
          <table:table-cell office:value-type="boolean" office:boolean-value="false" table:formula="of:=IF([pogoda.$D35]=[pogoda.$K35];TRUE;FALSE)" table:style-name="ce2">
            <text:p>FAŁSZ</text:p>
          </table:table-cell>
          <table:table-cell office:value-type="boolean" office:boolean-value="true" table:formula="of:=IF([pogoda.$E35]=[pogoda.$L3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6]&gt;=20; TRUE; FALSE)" table:style-name="ce1">
            <text:p>FAŁSZ</text:p>
          </table:table-cell>
          <table:table-cell office:value-type="boolean" office:boolean-value="true" table:formula="of:=IF([pogoda.$C36]&lt;=5;TRUE;FALSE)" table:style-name="ce1">
            <text:p>PRAWDA</text:p>
          </table:table-cell>
          <table:table-cell office:value-type="boolean" office:boolean-value="false" table:formula="of:=AND([pogoda.$F36:.$G36])" table:style-name="ce2">
            <text:p>FAŁSZ</text:p>
          </table:table-cell>
          <table:table-cell office:value-type="boolean" office:boolean-value="true" table:formula="of:=IF([pogoda.$B36]&gt;[.B35];TRUE;FALSE)" table:style-name="ce2">
            <text:p>PRAWDA</text:p>
          </table:table-cell>
          <table:table-cell office:value-type="string" office:string-value="00" table:formula="of:=COM.MICROSOFT.TEXTJOIN(&quot;&quot;;;[pogoda.$D36];[pogoda.$E36])" table:style-name="ce2">
            <text:p>00</text:p>
          </table:table-cell>
          <table:table-cell office:value-type="string" office:string-value="0" table:formula="of:=IF([pogoda.$L36]=0;&quot;0&quot;;IF([pogoda.$B36]&gt;=10;&quot;C&quot;;&quot;S&quot;))" table:style-name="ce2">
            <text:p>0</text:p>
          </table:table-cell>
          <table:table-cell office:value-type="float" office:value="0" table:formula="of:=IF([.L35]=0;1;IF([.L35]=5;IF([.C35]&gt;=20;0;5);IF([.M35]=3;[.L35]+1;[.L35])))" table:style-name="ce2">
            <text:p>0</text:p>
          </table:table-cell>
          <table:table-cell office:value-type="float" office:value="1" table:formula="of:=IF([.L35]&lt;&gt;[.L36];1;[.M35]+1)" table:style-name="ce2">
            <text:p>1</text:p>
          </table:table-cell>
          <table:table-cell office:value-type="boolean" office:boolean-value="true" table:formula="of:=IF([pogoda.$D36]=[pogoda.$K36];TRUE;FALSE)" table:style-name="ce2">
            <text:p>PRAWDA</text:p>
          </table:table-cell>
          <table:table-cell office:value-type="boolean" office:boolean-value="true" table:formula="of:=IF([pogoda.$E36]=[pogoda.$L3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.1" table:style-name="ce1">
            <text:p>10,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37]&gt;=20; TRUE; FALSE)" table:style-name="ce1">
            <text:p>FAŁSZ</text:p>
          </table:table-cell>
          <table:table-cell office:value-type="boolean" office:boolean-value="true" table:formula="of:=IF([pogoda.$C37]&lt;=5;TRUE;FALSE)" table:style-name="ce1">
            <text:p>PRAWDA</text:p>
          </table:table-cell>
          <table:table-cell office:value-type="boolean" office:boolean-value="false" table:formula="of:=AND([pogoda.$F37:.$G37])" table:style-name="ce2">
            <text:p>FAŁSZ</text:p>
          </table:table-cell>
          <table:table-cell office:value-type="boolean" office:boolean-value="true" table:formula="of:=IF([pogoda.$B37]&gt;[.B36];TRUE;FALSE)" table:style-name="ce2">
            <text:p>PRAWDA</text:p>
          </table:table-cell>
          <table:table-cell office:value-type="string" office:string-value="C1" table:formula="of:=COM.MICROSOFT.TEXTJOIN(&quot;&quot;;;[pogoda.$D37];[pogoda.$E37])" table:style-name="ce2">
            <text:p>C1</text:p>
          </table:table-cell>
          <table:table-cell office:value-type="string" office:string-value="C" table:formula="of:=IF([pogoda.$L37]=0;&quot;0&quot;;IF([pogoda.$B37]&gt;=10;&quot;C&quot;;&quot;S&quot;))" table:style-name="ce2">
            <text:p>C</text:p>
          </table:table-cell>
          <table:table-cell office:value-type="float" office:value="1" table:formula="of:=IF([.L36]=0;1;IF([.L36]=5;IF([.C36]&gt;=20;0;5);IF([.M36]=3;[.L36]+1;[.L36])))" table:style-name="ce2">
            <text:p>1</text:p>
          </table:table-cell>
          <table:table-cell office:value-type="float" office:value="1" table:formula="of:=IF([.L36]&lt;&gt;[.L37];1;[.M36]+1)" table:style-name="ce2">
            <text:p>1</text:p>
          </table:table-cell>
          <table:table-cell office:value-type="boolean" office:boolean-value="true" table:formula="of:=IF([pogoda.$D37]=[pogoda.$K37];TRUE;FALSE)" table:style-name="ce2">
            <text:p>PRAWDA</text:p>
          </table:table-cell>
          <table:table-cell office:value-type="boolean" office:boolean-value="true" table:formula="of:=IF([pogoda.$E37]=[pogoda.$L3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38]&gt;=20; TRUE; FALSE)" table:style-name="ce1">
            <text:p>FAŁSZ</text:p>
          </table:table-cell>
          <table:table-cell office:value-type="boolean" office:boolean-value="true" table:formula="of:=IF([pogoda.$C38]&lt;=5;TRUE;FALSE)" table:style-name="ce1">
            <text:p>PRAWDA</text:p>
          </table:table-cell>
          <table:table-cell office:value-type="boolean" office:boolean-value="false" table:formula="of:=AND([pogoda.$F38:.$G38])" table:style-name="ce2">
            <text:p>FAŁSZ</text:p>
          </table:table-cell>
          <table:table-cell office:value-type="boolean" office:boolean-value="false" table:formula="of:=IF([pogoda.$B38]&gt;[.B37];TRUE;FALSE)" table:style-name="ce2">
            <text:p>FAŁSZ</text:p>
          </table:table-cell>
          <table:table-cell office:value-type="string" office:string-value="C1" table:formula="of:=COM.MICROSOFT.TEXTJOIN(&quot;&quot;;;[pogoda.$D38];[pogoda.$E38])" table:style-name="ce2">
            <text:p>C1</text:p>
          </table:table-cell>
          <table:table-cell office:value-type="string" office:string-value="S" table:formula="of:=IF([pogoda.$L38]=0;&quot;0&quot;;IF([pogoda.$B38]&gt;=10;&quot;C&quot;;&quot;S&quot;))" table:style-name="ce2">
            <text:p>S</text:p>
          </table:table-cell>
          <table:table-cell office:value-type="float" office:value="1" table:formula="of:=IF([.L37]=0;1;IF([.L37]=5;IF([.C37]&gt;=20;0;5);IF([.M37]=3;[.L37]+1;[.L37])))" table:style-name="ce2">
            <text:p>1</text:p>
          </table:table-cell>
          <table:table-cell office:value-type="float" office:value="2" table:formula="of:=IF([.L37]&lt;&gt;[.L38];1;[.M37]+1)" table:style-name="ce2">
            <text:p>2</text:p>
          </table:table-cell>
          <table:table-cell office:value-type="boolean" office:boolean-value="false" table:formula="of:=IF([pogoda.$D38]=[pogoda.$K38];TRUE;FALSE)" table:style-name="ce2">
            <text:p>FAŁSZ</text:p>
          </table:table-cell>
          <table:table-cell office:value-type="boolean" office:boolean-value="true" table:formula="of:=IF([pogoda.$E38]=[pogoda.$L3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.4" table:style-name="ce1">
            <text:p>6,4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39]&gt;=20; TRUE; FALSE)" table:style-name="ce1">
            <text:p>FAŁSZ</text:p>
          </table:table-cell>
          <table:table-cell office:value-type="boolean" office:boolean-value="true" table:formula="of:=IF([pogoda.$C39]&lt;=5;TRUE;FALSE)" table:style-name="ce1">
            <text:p>PRAWDA</text:p>
          </table:table-cell>
          <table:table-cell office:value-type="boolean" office:boolean-value="false" table:formula="of:=AND([pogoda.$F39:.$G39])" table:style-name="ce2">
            <text:p>FAŁSZ</text:p>
          </table:table-cell>
          <table:table-cell office:value-type="boolean" office:boolean-value="false" table:formula="of:=IF([pogoda.$B39]&gt;[.B38];TRUE;FALSE)" table:style-name="ce2">
            <text:p>FAŁSZ</text:p>
          </table:table-cell>
          <table:table-cell office:value-type="string" office:string-value="C1" table:formula="of:=COM.MICROSOFT.TEXTJOIN(&quot;&quot;;;[pogoda.$D39];[pogoda.$E39])" table:style-name="ce2">
            <text:p>C1</text:p>
          </table:table-cell>
          <table:table-cell office:value-type="string" office:string-value="S" table:formula="of:=IF([pogoda.$L39]=0;&quot;0&quot;;IF([pogoda.$B39]&gt;=10;&quot;C&quot;;&quot;S&quot;))" table:style-name="ce2">
            <text:p>S</text:p>
          </table:table-cell>
          <table:table-cell office:value-type="float" office:value="1" table:formula="of:=IF([.L38]=0;1;IF([.L38]=5;IF([.C38]&gt;=20;0;5);IF([.M38]=3;[.L38]+1;[.L38])))" table:style-name="ce2">
            <text:p>1</text:p>
          </table:table-cell>
          <table:table-cell office:value-type="float" office:value="3" table:formula="of:=IF([.L38]&lt;&gt;[.L39];1;[.M38]+1)" table:style-name="ce2">
            <text:p>3</text:p>
          </table:table-cell>
          <table:table-cell office:value-type="boolean" office:boolean-value="false" table:formula="of:=IF([pogoda.$D39]=[pogoda.$K39];TRUE;FALSE)" table:style-name="ce2">
            <text:p>FAŁSZ</text:p>
          </table:table-cell>
          <table:table-cell office:value-type="boolean" office:boolean-value="true" table:formula="of:=IF([pogoda.$E39]=[pogoda.$L3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.8" table:style-name="ce1">
            <text:p>3,8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40]&gt;=20; TRUE; FALSE)" table:style-name="ce1">
            <text:p>FAŁSZ</text:p>
          </table:table-cell>
          <table:table-cell office:value-type="boolean" office:boolean-value="false" table:formula="of:=IF([pogoda.$C40]&lt;=5;TRUE;FALSE)" table:style-name="ce1">
            <text:p>FAŁSZ</text:p>
          </table:table-cell>
          <table:table-cell office:value-type="boolean" office:boolean-value="false" table:formula="of:=AND([pogoda.$F40:.$G40])" table:style-name="ce2">
            <text:p>FAŁSZ</text:p>
          </table:table-cell>
          <table:table-cell office:value-type="boolean" office:boolean-value="false" table:formula="of:=IF([pogoda.$B40]&gt;[.B39];TRUE;FALSE)" table:style-name="ce2">
            <text:p>FAŁSZ</text:p>
          </table:table-cell>
          <table:table-cell office:value-type="string" office:string-value="C2" table:formula="of:=COM.MICROSOFT.TEXTJOIN(&quot;&quot;;;[pogoda.$D40];[pogoda.$E40])" table:style-name="ce2">
            <text:p>C2</text:p>
          </table:table-cell>
          <table:table-cell office:value-type="string" office:string-value="S" table:formula="of:=IF([pogoda.$L40]=0;&quot;0&quot;;IF([pogoda.$B40]&gt;=10;&quot;C&quot;;&quot;S&quot;))" table:style-name="ce2">
            <text:p>S</text:p>
          </table:table-cell>
          <table:table-cell office:value-type="float" office:value="2" table:formula="of:=IF([.L39]=0;1;IF([.L39]=5;IF([.C39]&gt;=20;0;5);IF([.M39]=3;[.L39]+1;[.L39])))" table:style-name="ce2">
            <text:p>2</text:p>
          </table:table-cell>
          <table:table-cell office:value-type="float" office:value="1" table:formula="of:=IF([.L39]&lt;&gt;[.L40];1;[.M39]+1)" table:style-name="ce2">
            <text:p>1</text:p>
          </table:table-cell>
          <table:table-cell office:value-type="boolean" office:boolean-value="false" table:formula="of:=IF([pogoda.$D40]=[pogoda.$K40];TRUE;FALSE)" table:style-name="ce2">
            <text:p>FAŁSZ</text:p>
          </table:table-cell>
          <table:table-cell office:value-type="boolean" office:boolean-value="true" table:formula="of:=IF([pogoda.$E40]=[pogoda.$L4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7" table:style-name="ce1">
            <text:p>1,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41]&gt;=20; TRUE; FALSE)" table:style-name="ce1">
            <text:p>FAŁSZ</text:p>
          </table:table-cell>
          <table:table-cell office:value-type="boolean" office:boolean-value="false" table:formula="of:=IF([pogoda.$C41]&lt;=5;TRUE;FALSE)" table:style-name="ce1">
            <text:p>FAŁSZ</text:p>
          </table:table-cell>
          <table:table-cell office:value-type="boolean" office:boolean-value="false" table:formula="of:=AND([pogoda.$F41:.$G41])" table:style-name="ce2">
            <text:p>FAŁSZ</text:p>
          </table:table-cell>
          <table:table-cell office:value-type="boolean" office:boolean-value="false" table:formula="of:=IF([pogoda.$B41]&gt;[.B40];TRUE;FALSE)" table:style-name="ce2">
            <text:p>FAŁSZ</text:p>
          </table:table-cell>
          <table:table-cell office:value-type="string" office:string-value="C2" table:formula="of:=COM.MICROSOFT.TEXTJOIN(&quot;&quot;;;[pogoda.$D41];[pogoda.$E41])" table:style-name="ce2">
            <text:p>C2</text:p>
          </table:table-cell>
          <table:table-cell office:value-type="string" office:string-value="S" table:formula="of:=IF([pogoda.$L41]=0;&quot;0&quot;;IF([pogoda.$B41]&gt;=10;&quot;C&quot;;&quot;S&quot;))" table:style-name="ce2">
            <text:p>S</text:p>
          </table:table-cell>
          <table:table-cell office:value-type="float" office:value="2" table:formula="of:=IF([.L40]=0;1;IF([.L40]=5;IF([.C40]&gt;=20;0;5);IF([.M40]=3;[.L40]+1;[.L40])))" table:style-name="ce2">
            <text:p>2</text:p>
          </table:table-cell>
          <table:table-cell office:value-type="float" office:value="2" table:formula="of:=IF([.L40]&lt;&gt;[.L41];1;[.M40]+1)" table:style-name="ce2">
            <text:p>2</text:p>
          </table:table-cell>
          <table:table-cell office:value-type="boolean" office:boolean-value="false" table:formula="of:=IF([pogoda.$D41]=[pogoda.$K41];TRUE;FALSE)" table:style-name="ce2">
            <text:p>FAŁSZ</text:p>
          </table:table-cell>
          <table:table-cell office:value-type="boolean" office:boolean-value="true" table:formula="of:=IF([pogoda.$E41]=[pogoda.$L4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42]&gt;=20; TRUE; FALSE)" table:style-name="ce1">
            <text:p>FAŁSZ</text:p>
          </table:table-cell>
          <table:table-cell office:value-type="boolean" office:boolean-value="true" table:formula="of:=IF([pogoda.$C42]&lt;=5;TRUE;FALSE)" table:style-name="ce1">
            <text:p>PRAWDA</text:p>
          </table:table-cell>
          <table:table-cell office:value-type="boolean" office:boolean-value="false" table:formula="of:=AND([pogoda.$F42:.$G42])" table:style-name="ce2">
            <text:p>FAŁSZ</text:p>
          </table:table-cell>
          <table:table-cell office:value-type="boolean" office:boolean-value="false" table:formula="of:=IF([pogoda.$B42]&gt;[.B41];TRUE;FALSE)" table:style-name="ce2">
            <text:p>FAŁSZ</text:p>
          </table:table-cell>
          <table:table-cell office:value-type="string" office:string-value="C2" table:formula="of:=COM.MICROSOFT.TEXTJOIN(&quot;&quot;;;[pogoda.$D42];[pogoda.$E42])" table:style-name="ce2">
            <text:p>C2</text:p>
          </table:table-cell>
          <table:table-cell office:value-type="string" office:string-value="S" table:formula="of:=IF([pogoda.$L42]=0;&quot;0&quot;;IF([pogoda.$B42]&gt;=10;&quot;C&quot;;&quot;S&quot;))" table:style-name="ce2">
            <text:p>S</text:p>
          </table:table-cell>
          <table:table-cell office:value-type="float" office:value="2" table:formula="of:=IF([.L41]=0;1;IF([.L41]=5;IF([.C41]&gt;=20;0;5);IF([.M41]=3;[.L41]+1;[.L41])))" table:style-name="ce2">
            <text:p>2</text:p>
          </table:table-cell>
          <table:table-cell office:value-type="float" office:value="3" table:formula="of:=IF([.L41]&lt;&gt;[.L42];1;[.M41]+1)" table:style-name="ce2">
            <text:p>3</text:p>
          </table:table-cell>
          <table:table-cell office:value-type="boolean" office:boolean-value="false" table:formula="of:=IF([pogoda.$D42]=[pogoda.$K42];TRUE;FALSE)" table:style-name="ce2">
            <text:p>FAŁSZ</text:p>
          </table:table-cell>
          <table:table-cell office:value-type="boolean" office:boolean-value="true" table:formula="of:=IF([pogoda.$E42]=[pogoda.$L4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43]&gt;=20; TRUE; FALSE)" table:style-name="ce1">
            <text:p>FAŁSZ</text:p>
          </table:table-cell>
          <table:table-cell office:value-type="boolean" office:boolean-value="false" table:formula="of:=IF([pogoda.$C43]&lt;=5;TRUE;FALSE)" table:style-name="ce1">
            <text:p>FAŁSZ</text:p>
          </table:table-cell>
          <table:table-cell office:value-type="boolean" office:boolean-value="false" table:formula="of:=AND([pogoda.$F43:.$G43])" table:style-name="ce2">
            <text:p>FAŁSZ</text:p>
          </table:table-cell>
          <table:table-cell office:value-type="boolean" office:boolean-value="true" table:formula="of:=IF([pogoda.$B43]&gt;[.B42];TRUE;FALSE)" table:style-name="ce2">
            <text:p>PRAWDA</text:p>
          </table:table-cell>
          <table:table-cell office:value-type="string" office:string-value="C3" table:formula="of:=COM.MICROSOFT.TEXTJOIN(&quot;&quot;;;[pogoda.$D43];[pogoda.$E43])" table:style-name="ce2">
            <text:p>C3</text:p>
          </table:table-cell>
          <table:table-cell office:value-type="string" office:string-value="S" table:formula="of:=IF([pogoda.$L43]=0;&quot;0&quot;;IF([pogoda.$B43]&gt;=10;&quot;C&quot;;&quot;S&quot;))" table:style-name="ce2">
            <text:p>S</text:p>
          </table:table-cell>
          <table:table-cell office:value-type="float" office:value="3" table:formula="of:=IF([.L42]=0;1;IF([.L42]=5;IF([.C42]&gt;=20;0;5);IF([.M42]=3;[.L42]+1;[.L42])))" table:style-name="ce2">
            <text:p>3</text:p>
          </table:table-cell>
          <table:table-cell office:value-type="float" office:value="1" table:formula="of:=IF([.L42]&lt;&gt;[.L43];1;[.M42]+1)" table:style-name="ce2">
            <text:p>1</text:p>
          </table:table-cell>
          <table:table-cell office:value-type="boolean" office:boolean-value="false" table:formula="of:=IF([pogoda.$D43]=[pogoda.$K43];TRUE;FALSE)" table:style-name="ce2">
            <text:p>FAŁSZ</text:p>
          </table:table-cell>
          <table:table-cell office:value-type="boolean" office:boolean-value="true" table:formula="of:=IF([pogoda.$E43]=[pogoda.$L4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44]&gt;=20; TRUE; FALSE)" table:style-name="ce1">
            <text:p>FAŁSZ</text:p>
          </table:table-cell>
          <table:table-cell office:value-type="boolean" office:boolean-value="true" table:formula="of:=IF([pogoda.$C44]&lt;=5;TRUE;FALSE)" table:style-name="ce1">
            <text:p>PRAWDA</text:p>
          </table:table-cell>
          <table:table-cell office:value-type="boolean" office:boolean-value="false" table:formula="of:=AND([pogoda.$F44:.$G44])" table:style-name="ce2">
            <text:p>FAŁSZ</text:p>
          </table:table-cell>
          <table:table-cell office:value-type="boolean" office:boolean-value="true" table:formula="of:=IF([pogoda.$B44]&gt;[.B43];TRUE;FALSE)" table:style-name="ce2">
            <text:p>PRAWDA</text:p>
          </table:table-cell>
          <table:table-cell office:value-type="string" office:string-value="C3" table:formula="of:=COM.MICROSOFT.TEXTJOIN(&quot;&quot;;;[pogoda.$D44];[pogoda.$E44])" table:style-name="ce2">
            <text:p>C3</text:p>
          </table:table-cell>
          <table:table-cell office:value-type="string" office:string-value="S" table:formula="of:=IF([pogoda.$L44]=0;&quot;0&quot;;IF([pogoda.$B44]&gt;=10;&quot;C&quot;;&quot;S&quot;))" table:style-name="ce2">
            <text:p>S</text:p>
          </table:table-cell>
          <table:table-cell office:value-type="float" office:value="3" table:formula="of:=IF([.L43]=0;1;IF([.L43]=5;IF([.C43]&gt;=20;0;5);IF([.M43]=3;[.L43]+1;[.L43])))" table:style-name="ce2">
            <text:p>3</text:p>
          </table:table-cell>
          <table:table-cell office:value-type="float" office:value="2" table:formula="of:=IF([.L43]&lt;&gt;[.L44];1;[.M43]+1)" table:style-name="ce2">
            <text:p>2</text:p>
          </table:table-cell>
          <table:table-cell office:value-type="boolean" office:boolean-value="false" table:formula="of:=IF([pogoda.$D44]=[pogoda.$K44];TRUE;FALSE)" table:style-name="ce2">
            <text:p>FAŁSZ</text:p>
          </table:table-cell>
          <table:table-cell office:value-type="boolean" office:boolean-value="true" table:formula="of:=IF([pogoda.$E44]=[pogoda.$L4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45]&gt;=20; TRUE; FALSE)" table:style-name="ce1">
            <text:p>FAŁSZ</text:p>
          </table:table-cell>
          <table:table-cell office:value-type="boolean" office:boolean-value="false" table:formula="of:=IF([pogoda.$C45]&lt;=5;TRUE;FALSE)" table:style-name="ce1">
            <text:p>FAŁSZ</text:p>
          </table:table-cell>
          <table:table-cell office:value-type="boolean" office:boolean-value="false" table:formula="of:=AND([pogoda.$F45:.$G45])" table:style-name="ce2">
            <text:p>FAŁSZ</text:p>
          </table:table-cell>
          <table:table-cell office:value-type="boolean" office:boolean-value="true" table:formula="of:=IF([pogoda.$B45]&gt;[.B44];TRUE;FALSE)" table:style-name="ce2">
            <text:p>PRAWDA</text:p>
          </table:table-cell>
          <table:table-cell office:value-type="string" office:string-value="C3" table:formula="of:=COM.MICROSOFT.TEXTJOIN(&quot;&quot;;;[pogoda.$D45];[pogoda.$E45])" table:style-name="ce2">
            <text:p>C3</text:p>
          </table:table-cell>
          <table:table-cell office:value-type="string" office:string-value="S" table:formula="of:=IF([pogoda.$L45]=0;&quot;0&quot;;IF([pogoda.$B45]&gt;=10;&quot;C&quot;;&quot;S&quot;))" table:style-name="ce2">
            <text:p>S</text:p>
          </table:table-cell>
          <table:table-cell office:value-type="float" office:value="3" table:formula="of:=IF([.L44]=0;1;IF([.L44]=5;IF([.C44]&gt;=20;0;5);IF([.M44]=3;[.L44]+1;[.L44])))" table:style-name="ce2">
            <text:p>3</text:p>
          </table:table-cell>
          <table:table-cell office:value-type="float" office:value="3" table:formula="of:=IF([.L44]&lt;&gt;[.L45];1;[.M44]+1)" table:style-name="ce2">
            <text:p>3</text:p>
          </table:table-cell>
          <table:table-cell office:value-type="boolean" office:boolean-value="false" table:formula="of:=IF([pogoda.$D45]=[pogoda.$K45];TRUE;FALSE)" table:style-name="ce2">
            <text:p>FAŁSZ</text:p>
          </table:table-cell>
          <table:table-cell office:value-type="boolean" office:boolean-value="true" table:formula="of:=IF([pogoda.$E45]=[pogoda.$L4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.8" table:style-name="ce1">
            <text:p>11,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46]&gt;=20; TRUE; FALSE)" table:style-name="ce1">
            <text:p>FAŁSZ</text:p>
          </table:table-cell>
          <table:table-cell office:value-type="boolean" office:boolean-value="true" table:formula="of:=IF([pogoda.$C46]&lt;=5;TRUE;FALSE)" table:style-name="ce1">
            <text:p>PRAWDA</text:p>
          </table:table-cell>
          <table:table-cell office:value-type="boolean" office:boolean-value="false" table:formula="of:=AND([pogoda.$F46:.$G46])" table:style-name="ce2">
            <text:p>FAŁSZ</text:p>
          </table:table-cell>
          <table:table-cell office:value-type="boolean" office:boolean-value="true" table:formula="of:=IF([pogoda.$B46]&gt;[.B45];TRUE;FALSE)" table:style-name="ce2">
            <text:p>PRAWDA</text:p>
          </table:table-cell>
          <table:table-cell office:value-type="string" office:string-value="C4" table:formula="of:=COM.MICROSOFT.TEXTJOIN(&quot;&quot;;;[pogoda.$D46];[pogoda.$E46])" table:style-name="ce2">
            <text:p>C4</text:p>
          </table:table-cell>
          <table:table-cell office:value-type="string" office:string-value="C" table:formula="of:=IF([pogoda.$L46]=0;&quot;0&quot;;IF([pogoda.$B46]&gt;=10;&quot;C&quot;;&quot;S&quot;))" table:style-name="ce2">
            <text:p>C</text:p>
          </table:table-cell>
          <table:table-cell office:value-type="float" office:value="4" table:formula="of:=IF([.L45]=0;1;IF([.L45]=5;IF([.C45]&gt;=20;0;5);IF([.M45]=3;[.L45]+1;[.L45])))" table:style-name="ce2">
            <text:p>4</text:p>
          </table:table-cell>
          <table:table-cell office:value-type="float" office:value="1" table:formula="of:=IF([.L45]&lt;&gt;[.L46];1;[.M45]+1)" table:style-name="ce2">
            <text:p>1</text:p>
          </table:table-cell>
          <table:table-cell office:value-type="boolean" office:boolean-value="true" table:formula="of:=IF([pogoda.$D46]=[pogoda.$K46];TRUE;FALSE)" table:style-name="ce2">
            <text:p>PRAWDA</text:p>
          </table:table-cell>
          <table:table-cell office:value-type="boolean" office:boolean-value="true" table:formula="of:=IF([pogoda.$E46]=[pogoda.$L4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.7" table:style-name="ce1">
            <text:p>14,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47]&gt;=20; TRUE; FALSE)" table:style-name="ce1">
            <text:p>FAŁSZ</text:p>
          </table:table-cell>
          <table:table-cell office:value-type="boolean" office:boolean-value="true" table:formula="of:=IF([pogoda.$C47]&lt;=5;TRUE;FALSE)" table:style-name="ce1">
            <text:p>PRAWDA</text:p>
          </table:table-cell>
          <table:table-cell office:value-type="boolean" office:boolean-value="false" table:formula="of:=AND([pogoda.$F47:.$G47])" table:style-name="ce2">
            <text:p>FAŁSZ</text:p>
          </table:table-cell>
          <table:table-cell office:value-type="boolean" office:boolean-value="true" table:formula="of:=IF([pogoda.$B47]&gt;[.B46];TRUE;FALSE)" table:style-name="ce2">
            <text:p>PRAWDA</text:p>
          </table:table-cell>
          <table:table-cell office:value-type="string" office:string-value="C4" table:formula="of:=COM.MICROSOFT.TEXTJOIN(&quot;&quot;;;[pogoda.$D47];[pogoda.$E47])" table:style-name="ce2">
            <text:p>C4</text:p>
          </table:table-cell>
          <table:table-cell office:value-type="string" office:string-value="C" table:formula="of:=IF([pogoda.$L47]=0;&quot;0&quot;;IF([pogoda.$B47]&gt;=10;&quot;C&quot;;&quot;S&quot;))" table:style-name="ce2">
            <text:p>C</text:p>
          </table:table-cell>
          <table:table-cell office:value-type="float" office:value="4" table:formula="of:=IF([.L46]=0;1;IF([.L46]=5;IF([.C46]&gt;=20;0;5);IF([.M46]=3;[.L46]+1;[.L46])))" table:style-name="ce2">
            <text:p>4</text:p>
          </table:table-cell>
          <table:table-cell office:value-type="float" office:value="2" table:formula="of:=IF([.L46]&lt;&gt;[.L47];1;[.M46]+1)" table:style-name="ce2">
            <text:p>2</text:p>
          </table:table-cell>
          <table:table-cell office:value-type="boolean" office:boolean-value="true" table:formula="of:=IF([pogoda.$D47]=[pogoda.$K47];TRUE;FALSE)" table:style-name="ce2">
            <text:p>PRAWDA</text:p>
          </table:table-cell>
          <table:table-cell office:value-type="boolean" office:boolean-value="true" table:formula="of:=IF([pogoda.$E47]=[pogoda.$L4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.3" table:style-name="ce1">
            <text:p>16,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48]&gt;=20; TRUE; FALSE)" table:style-name="ce1">
            <text:p>FAŁSZ</text:p>
          </table:table-cell>
          <table:table-cell office:value-type="boolean" office:boolean-value="false" table:formula="of:=IF([pogoda.$C48]&lt;=5;TRUE;FALSE)" table:style-name="ce1">
            <text:p>FAŁSZ</text:p>
          </table:table-cell>
          <table:table-cell office:value-type="boolean" office:boolean-value="false" table:formula="of:=AND([pogoda.$F48:.$G48])" table:style-name="ce2">
            <text:p>FAŁSZ</text:p>
          </table:table-cell>
          <table:table-cell office:value-type="boolean" office:boolean-value="true" table:formula="of:=IF([pogoda.$B48]&gt;[.B47];TRUE;FALSE)" table:style-name="ce2">
            <text:p>PRAWDA</text:p>
          </table:table-cell>
          <table:table-cell office:value-type="string" office:string-value="C4" table:formula="of:=COM.MICROSOFT.TEXTJOIN(&quot;&quot;;;[pogoda.$D48];[pogoda.$E48])" table:style-name="ce2">
            <text:p>C4</text:p>
          </table:table-cell>
          <table:table-cell office:value-type="string" office:string-value="C" table:formula="of:=IF([pogoda.$L48]=0;&quot;0&quot;;IF([pogoda.$B48]&gt;=10;&quot;C&quot;;&quot;S&quot;))" table:style-name="ce2">
            <text:p>C</text:p>
          </table:table-cell>
          <table:table-cell office:value-type="float" office:value="4" table:formula="of:=IF([.L47]=0;1;IF([.L47]=5;IF([.C47]&gt;=20;0;5);IF([.M47]=3;[.L47]+1;[.L47])))" table:style-name="ce2">
            <text:p>4</text:p>
          </table:table-cell>
          <table:table-cell office:value-type="float" office:value="3" table:formula="of:=IF([.L47]&lt;&gt;[.L48];1;[.M47]+1)" table:style-name="ce2">
            <text:p>3</text:p>
          </table:table-cell>
          <table:table-cell office:value-type="boolean" office:boolean-value="true" table:formula="of:=IF([pogoda.$D48]=[pogoda.$K48];TRUE;FALSE)" table:style-name="ce2">
            <text:p>PRAWDA</text:p>
          </table:table-cell>
          <table:table-cell office:value-type="boolean" office:boolean-value="true" table:formula="of:=IF([pogoda.$E48]=[pogoda.$L4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.3" table:style-name="ce1">
            <text:p>16,3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49]&gt;=20; TRUE; FALSE)" table:style-name="ce1">
            <text:p>FAŁSZ</text:p>
          </table:table-cell>
          <table:table-cell office:value-type="boolean" office:boolean-value="false" table:formula="of:=IF([pogoda.$C49]&lt;=5;TRUE;FALSE)" table:style-name="ce1">
            <text:p>FAŁSZ</text:p>
          </table:table-cell>
          <table:table-cell office:value-type="boolean" office:boolean-value="false" table:formula="of:=AND([pogoda.$F49:.$G49])" table:style-name="ce2">
            <text:p>FAŁSZ</text:p>
          </table:table-cell>
          <table:table-cell office:value-type="boolean" office:boolean-value="false" table:formula="of:=IF([pogoda.$B49]&gt;[.B48];TRUE;FALSE)" table:style-name="ce2">
            <text:p>FAŁSZ</text:p>
          </table:table-cell>
          <table:table-cell office:value-type="string" office:string-value="C5" table:formula="of:=COM.MICROSOFT.TEXTJOIN(&quot;&quot;;;[pogoda.$D49];[pogoda.$E49])" table:style-name="ce2">
            <text:p>C5</text:p>
          </table:table-cell>
          <table:table-cell office:value-type="string" office:string-value="C" table:formula="of:=IF([pogoda.$L49]=0;&quot;0&quot;;IF([pogoda.$B49]&gt;=10;&quot;C&quot;;&quot;S&quot;))" table:style-name="ce2">
            <text:p>C</text:p>
          </table:table-cell>
          <table:table-cell office:value-type="float" office:value="5" table:formula="of:=IF([.L48]=0;1;IF([.L48]=5;IF([.C48]&gt;=20;0;5);IF([.M48]=3;[.L48]+1;[.L48])))" table:style-name="ce2">
            <text:p>5</text:p>
          </table:table-cell>
          <table:table-cell office:value-type="float" office:value="1" table:formula="of:=IF([.L48]&lt;&gt;[.L49];1;[.M48]+1)" table:style-name="ce2">
            <text:p>1</text:p>
          </table:table-cell>
          <table:table-cell office:value-type="boolean" office:boolean-value="true" table:formula="of:=IF([pogoda.$D49]=[pogoda.$K49];TRUE;FALSE)" table:style-name="ce2">
            <text:p>PRAWDA</text:p>
          </table:table-cell>
          <table:table-cell office:value-type="boolean" office:boolean-value="true" table:formula="of:=IF([pogoda.$E49]=[pogoda.$L4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.2" table:style-name="ce1">
            <text:p>15,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50]&gt;=20; TRUE; FALSE)" table:style-name="ce1">
            <text:p>FAŁSZ</text:p>
          </table:table-cell>
          <table:table-cell office:value-type="boolean" office:boolean-value="true" table:formula="of:=IF([pogoda.$C50]&lt;=5;TRUE;FALSE)" table:style-name="ce1">
            <text:p>PRAWDA</text:p>
          </table:table-cell>
          <table:table-cell office:value-type="boolean" office:boolean-value="false" table:formula="of:=AND([pogoda.$F50:.$G50])" table:style-name="ce2">
            <text:p>FAŁSZ</text:p>
          </table:table-cell>
          <table:table-cell office:value-type="boolean" office:boolean-value="false" table:formula="of:=IF([pogoda.$B50]&gt;[.B49];TRUE;FALSE)" table:style-name="ce2">
            <text:p>FAŁSZ</text:p>
          </table:table-cell>
          <table:table-cell office:value-type="string" office:string-value="00" table:formula="of:=COM.MICROSOFT.TEXTJOIN(&quot;&quot;;;[pogoda.$D50];[pogoda.$E50])" table:style-name="ce2">
            <text:p>00</text:p>
          </table:table-cell>
          <table:table-cell office:value-type="string" office:string-value="0" table:formula="of:=IF([pogoda.$L50]=0;&quot;0&quot;;IF([pogoda.$B50]&gt;=10;&quot;C&quot;;&quot;S&quot;))" table:style-name="ce2">
            <text:p>0</text:p>
          </table:table-cell>
          <table:table-cell office:value-type="float" office:value="0" table:formula="of:=IF([.L49]=0;1;IF([.L49]=5;IF([.C49]&gt;=20;0;5);IF([.M49]=3;[.L49]+1;[.L49])))" table:style-name="ce2">
            <text:p>0</text:p>
          </table:table-cell>
          <table:table-cell office:value-type="float" office:value="1" table:formula="of:=IF([.L49]&lt;&gt;[.L50];1;[.M49]+1)" table:style-name="ce2">
            <text:p>1</text:p>
          </table:table-cell>
          <table:table-cell office:value-type="boolean" office:boolean-value="true" table:formula="of:=IF([pogoda.$D50]=[pogoda.$K50];TRUE;FALSE)" table:style-name="ce2">
            <text:p>PRAWDA</text:p>
          </table:table-cell>
          <table:table-cell office:value-type="boolean" office:boolean-value="true" table:formula="of:=IF([pogoda.$E50]=[pogoda.$L5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3.6" table:style-name="ce1">
            <text:p>13,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51]&gt;=20; TRUE; FALSE)" table:style-name="ce1">
            <text:p>FAŁSZ</text:p>
          </table:table-cell>
          <table:table-cell office:value-type="boolean" office:boolean-value="true" table:formula="of:=IF([pogoda.$C51]&lt;=5;TRUE;FALSE)" table:style-name="ce1">
            <text:p>PRAWDA</text:p>
          </table:table-cell>
          <table:table-cell office:value-type="boolean" office:boolean-value="false" table:formula="of:=AND([pogoda.$F51:.$G51])" table:style-name="ce2">
            <text:p>FAŁSZ</text:p>
          </table:table-cell>
          <table:table-cell office:value-type="boolean" office:boolean-value="false" table:formula="of:=IF([pogoda.$B51]&gt;[.B50];TRUE;FALSE)" table:style-name="ce2">
            <text:p>FAŁSZ</text:p>
          </table:table-cell>
          <table:table-cell office:value-type="string" office:string-value="C1" table:formula="of:=COM.MICROSOFT.TEXTJOIN(&quot;&quot;;;[pogoda.$D51];[pogoda.$E51])" table:style-name="ce2">
            <text:p>C1</text:p>
          </table:table-cell>
          <table:table-cell office:value-type="string" office:string-value="C" table:formula="of:=IF([pogoda.$L51]=0;&quot;0&quot;;IF([pogoda.$B51]&gt;=10;&quot;C&quot;;&quot;S&quot;))" table:style-name="ce2">
            <text:p>C</text:p>
          </table:table-cell>
          <table:table-cell office:value-type="float" office:value="1" table:formula="of:=IF([.L50]=0;1;IF([.L50]=5;IF([.C50]&gt;=20;0;5);IF([.M50]=3;[.L50]+1;[.L50])))" table:style-name="ce2">
            <text:p>1</text:p>
          </table:table-cell>
          <table:table-cell office:value-type="float" office:value="1" table:formula="of:=IF([.L50]&lt;&gt;[.L51];1;[.M50]+1)" table:style-name="ce2">
            <text:p>1</text:p>
          </table:table-cell>
          <table:table-cell office:value-type="boolean" office:boolean-value="true" table:formula="of:=IF([pogoda.$D51]=[pogoda.$K51];TRUE;FALSE)" table:style-name="ce2">
            <text:p>PRAWDA</text:p>
          </table:table-cell>
          <table:table-cell office:value-type="boolean" office:boolean-value="true" table:formula="of:=IF([pogoda.$E51]=[pogoda.$L5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.5" table:style-name="ce1">
            <text:p>12,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52]&gt;=20; TRUE; FALSE)" table:style-name="ce1">
            <text:p>FAŁSZ</text:p>
          </table:table-cell>
          <table:table-cell office:value-type="boolean" office:boolean-value="true" table:formula="of:=IF([pogoda.$C52]&lt;=5;TRUE;FALSE)" table:style-name="ce1">
            <text:p>PRAWDA</text:p>
          </table:table-cell>
          <table:table-cell office:value-type="boolean" office:boolean-value="false" table:formula="of:=AND([pogoda.$F52:.$G52])" table:style-name="ce2">
            <text:p>FAŁSZ</text:p>
          </table:table-cell>
          <table:table-cell office:value-type="boolean" office:boolean-value="false" table:formula="of:=IF([pogoda.$B52]&gt;[.B51];TRUE;FALSE)" table:style-name="ce2">
            <text:p>FAŁSZ</text:p>
          </table:table-cell>
          <table:table-cell office:value-type="string" office:string-value="C1" table:formula="of:=COM.MICROSOFT.TEXTJOIN(&quot;&quot;;;[pogoda.$D52];[pogoda.$E52])" table:style-name="ce2">
            <text:p>C1</text:p>
          </table:table-cell>
          <table:table-cell office:value-type="string" office:string-value="C" table:formula="of:=IF([pogoda.$L52]=0;&quot;0&quot;;IF([pogoda.$B52]&gt;=10;&quot;C&quot;;&quot;S&quot;))" table:style-name="ce2">
            <text:p>C</text:p>
          </table:table-cell>
          <table:table-cell office:value-type="float" office:value="1" table:formula="of:=IF([.L51]=0;1;IF([.L51]=5;IF([.C51]&gt;=20;0;5);IF([.M51]=3;[.L51]+1;[.L51])))" table:style-name="ce2">
            <text:p>1</text:p>
          </table:table-cell>
          <table:table-cell office:value-type="float" office:value="2" table:formula="of:=IF([.L51]&lt;&gt;[.L52];1;[.M51]+1)" table:style-name="ce2">
            <text:p>2</text:p>
          </table:table-cell>
          <table:table-cell office:value-type="boolean" office:boolean-value="true" table:formula="of:=IF([pogoda.$D52]=[pogoda.$K52];TRUE;FALSE)" table:style-name="ce2">
            <text:p>PRAWDA</text:p>
          </table:table-cell>
          <table:table-cell office:value-type="boolean" office:boolean-value="true" table:formula="of:=IF([pogoda.$E52]=[pogoda.$L5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2.5" table:style-name="ce1">
            <text:p>12,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53]&gt;=20; TRUE; FALSE)" table:style-name="ce1">
            <text:p>FAŁSZ</text:p>
          </table:table-cell>
          <table:table-cell office:value-type="boolean" office:boolean-value="true" table:formula="of:=IF([pogoda.$C53]&lt;=5;TRUE;FALSE)" table:style-name="ce1">
            <text:p>PRAWDA</text:p>
          </table:table-cell>
          <table:table-cell office:value-type="boolean" office:boolean-value="false" table:formula="of:=AND([pogoda.$F53:.$G53])" table:style-name="ce2">
            <text:p>FAŁSZ</text:p>
          </table:table-cell>
          <table:table-cell office:value-type="boolean" office:boolean-value="false" table:formula="of:=IF([pogoda.$B53]&gt;[.B52];TRUE;FALSE)" table:style-name="ce2">
            <text:p>FAŁSZ</text:p>
          </table:table-cell>
          <table:table-cell office:value-type="string" office:string-value="C1" table:formula="of:=COM.MICROSOFT.TEXTJOIN(&quot;&quot;;;[pogoda.$D53];[pogoda.$E53])" table:style-name="ce2">
            <text:p>C1</text:p>
          </table:table-cell>
          <table:table-cell office:value-type="string" office:string-value="C" table:formula="of:=IF([pogoda.$L53]=0;&quot;0&quot;;IF([pogoda.$B53]&gt;=10;&quot;C&quot;;&quot;S&quot;))" table:style-name="ce2">
            <text:p>C</text:p>
          </table:table-cell>
          <table:table-cell office:value-type="float" office:value="1" table:formula="of:=IF([.L52]=0;1;IF([.L52]=5;IF([.C52]&gt;=20;0;5);IF([.M52]=3;[.L52]+1;[.L52])))" table:style-name="ce2">
            <text:p>1</text:p>
          </table:table-cell>
          <table:table-cell office:value-type="float" office:value="3" table:formula="of:=IF([.L52]&lt;&gt;[.L53];1;[.M52]+1)" table:style-name="ce2">
            <text:p>3</text:p>
          </table:table-cell>
          <table:table-cell office:value-type="boolean" office:boolean-value="true" table:formula="of:=IF([pogoda.$D53]=[pogoda.$K53];TRUE;FALSE)" table:style-name="ce2">
            <text:p>PRAWDA</text:p>
          </table:table-cell>
          <table:table-cell office:value-type="boolean" office:boolean-value="true" table:formula="of:=IF([pogoda.$E53]=[pogoda.$L5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4.1" table:style-name="ce1">
            <text:p>14,1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54]&gt;=20; TRUE; FALSE)" table:style-name="ce1">
            <text:p>FAŁSZ</text:p>
          </table:table-cell>
          <table:table-cell office:value-type="boolean" office:boolean-value="true" table:formula="of:=IF([pogoda.$C54]&lt;=5;TRUE;FALSE)" table:style-name="ce1">
            <text:p>PRAWDA</text:p>
          </table:table-cell>
          <table:table-cell office:value-type="boolean" office:boolean-value="false" table:formula="of:=AND([pogoda.$F54:.$G54])" table:style-name="ce2">
            <text:p>FAŁSZ</text:p>
          </table:table-cell>
          <table:table-cell office:value-type="boolean" office:boolean-value="true" table:formula="of:=IF([pogoda.$B54]&gt;[.B53];TRUE;FALSE)" table:style-name="ce2">
            <text:p>PRAWDA</text:p>
          </table:table-cell>
          <table:table-cell office:value-type="string" office:string-value="C2" table:formula="of:=COM.MICROSOFT.TEXTJOIN(&quot;&quot;;;[pogoda.$D54];[pogoda.$E54])" table:style-name="ce2">
            <text:p>C2</text:p>
          </table:table-cell>
          <table:table-cell office:value-type="string" office:string-value="C" table:formula="of:=IF([pogoda.$L54]=0;&quot;0&quot;;IF([pogoda.$B54]&gt;=10;&quot;C&quot;;&quot;S&quot;))" table:style-name="ce2">
            <text:p>C</text:p>
          </table:table-cell>
          <table:table-cell office:value-type="float" office:value="2" table:formula="of:=IF([.L53]=0;1;IF([.L53]=5;IF([.C53]&gt;=20;0;5);IF([.M53]=3;[.L53]+1;[.L53])))" table:style-name="ce2">
            <text:p>2</text:p>
          </table:table-cell>
          <table:table-cell office:value-type="float" office:value="1" table:formula="of:=IF([.L53]&lt;&gt;[.L54];1;[.M53]+1)" table:style-name="ce2">
            <text:p>1</text:p>
          </table:table-cell>
          <table:table-cell office:value-type="boolean" office:boolean-value="true" table:formula="of:=IF([pogoda.$D54]=[pogoda.$K54];TRUE;FALSE)" table:style-name="ce2">
            <text:p>PRAWDA</text:p>
          </table:table-cell>
          <table:table-cell office:value-type="boolean" office:boolean-value="true" table:formula="of:=IF([pogoda.$E54]=[pogoda.$L5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55]&gt;=20; TRUE; FALSE)" table:style-name="ce1">
            <text:p>FAŁSZ</text:p>
          </table:table-cell>
          <table:table-cell office:value-type="boolean" office:boolean-value="true" table:formula="of:=IF([pogoda.$C55]&lt;=5;TRUE;FALSE)" table:style-name="ce1">
            <text:p>PRAWDA</text:p>
          </table:table-cell>
          <table:table-cell office:value-type="boolean" office:boolean-value="false" table:formula="of:=AND([pogoda.$F55:.$G55])" table:style-name="ce2">
            <text:p>FAŁSZ</text:p>
          </table:table-cell>
          <table:table-cell office:value-type="boolean" office:boolean-value="true" table:formula="of:=IF([pogoda.$B55]&gt;[.B54];TRUE;FALSE)" table:style-name="ce2">
            <text:p>PRAWDA</text:p>
          </table:table-cell>
          <table:table-cell office:value-type="string" office:string-value="C2" table:formula="of:=COM.MICROSOFT.TEXTJOIN(&quot;&quot;;;[pogoda.$D55];[pogoda.$E55])" table:style-name="ce2">
            <text:p>C2</text:p>
          </table:table-cell>
          <table:table-cell office:value-type="string" office:string-value="C" table:formula="of:=IF([pogoda.$L55]=0;&quot;0&quot;;IF([pogoda.$B55]&gt;=10;&quot;C&quot;;&quot;S&quot;))" table:style-name="ce2">
            <text:p>C</text:p>
          </table:table-cell>
          <table:table-cell office:value-type="float" office:value="2" table:formula="of:=IF([.L54]=0;1;IF([.L54]=5;IF([.C54]&gt;=20;0;5);IF([.M54]=3;[.L54]+1;[.L54])))" table:style-name="ce2">
            <text:p>2</text:p>
          </table:table-cell>
          <table:table-cell office:value-type="float" office:value="2" table:formula="of:=IF([.L54]&lt;&gt;[.L55];1;[.M54]+1)" table:style-name="ce2">
            <text:p>2</text:p>
          </table:table-cell>
          <table:table-cell office:value-type="boolean" office:boolean-value="true" table:formula="of:=IF([pogoda.$D55]=[pogoda.$K55];TRUE;FALSE)" table:style-name="ce2">
            <text:p>PRAWDA</text:p>
          </table:table-cell>
          <table:table-cell office:value-type="boolean" office:boolean-value="true" table:formula="of:=IF([pogoda.$E55]=[pogoda.$L5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.9" table:style-name="ce1">
            <text:p>20,9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56]&gt;=20; TRUE; FALSE)" table:style-name="ce1">
            <text:p>PRAWDA</text:p>
          </table:table-cell>
          <table:table-cell office:value-type="boolean" office:boolean-value="false" table:formula="of:=IF([pogoda.$C56]&lt;=5;TRUE;FALSE)" table:style-name="ce1">
            <text:p>FAŁSZ</text:p>
          </table:table-cell>
          <table:table-cell office:value-type="boolean" office:boolean-value="false" table:formula="of:=AND([pogoda.$F56:.$G56])" table:style-name="ce2">
            <text:p>FAŁSZ</text:p>
          </table:table-cell>
          <table:table-cell office:value-type="boolean" office:boolean-value="true" table:formula="of:=IF([pogoda.$B56]&gt;[.B55];TRUE;FALSE)" table:style-name="ce2">
            <text:p>PRAWDA</text:p>
          </table:table-cell>
          <table:table-cell office:value-type="string" office:string-value="C2" table:formula="of:=COM.MICROSOFT.TEXTJOIN(&quot;&quot;;;[pogoda.$D56];[pogoda.$E56])" table:style-name="ce2">
            <text:p>C2</text:p>
          </table:table-cell>
          <table:table-cell office:value-type="string" office:string-value="C" table:formula="of:=IF([pogoda.$L56]=0;&quot;0&quot;;IF([pogoda.$B56]&gt;=10;&quot;C&quot;;&quot;S&quot;))" table:style-name="ce2">
            <text:p>C</text:p>
          </table:table-cell>
          <table:table-cell office:value-type="float" office:value="2" table:formula="of:=IF([.L55]=0;1;IF([.L55]=5;IF([.C55]&gt;=20;0;5);IF([.M55]=3;[.L55]+1;[.L55])))" table:style-name="ce2">
            <text:p>2</text:p>
          </table:table-cell>
          <table:table-cell office:value-type="float" office:value="3" table:formula="of:=IF([.L55]&lt;&gt;[.L56];1;[.M55]+1)" table:style-name="ce2">
            <text:p>3</text:p>
          </table:table-cell>
          <table:table-cell office:value-type="boolean" office:boolean-value="true" table:formula="of:=IF([pogoda.$D56]=[pogoda.$K56];TRUE;FALSE)" table:style-name="ce2">
            <text:p>PRAWDA</text:p>
          </table:table-cell>
          <table:table-cell office:value-type="boolean" office:boolean-value="true" table:formula="of:=IF([pogoda.$E56]=[pogoda.$L5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4.5" table:style-name="ce1">
            <text:p>24,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57]&gt;=20; TRUE; FALSE)" table:style-name="ce1">
            <text:p>PRAWDA</text:p>
          </table:table-cell>
          <table:table-cell office:value-type="boolean" office:boolean-value="true" table:formula="of:=IF([pogoda.$C57]&lt;=5;TRUE;FALSE)" table:style-name="ce1">
            <text:p>PRAWDA</text:p>
          </table:table-cell>
          <table:table-cell office:value-type="boolean" office:boolean-value="true" table:formula="of:=AND([pogoda.$F57:.$G57])" table:style-name="ce2">
            <text:p>PRAWDA</text:p>
          </table:table-cell>
          <table:table-cell office:value-type="boolean" office:boolean-value="true" table:formula="of:=IF([pogoda.$B57]&gt;[.B56];TRUE;FALSE)" table:style-name="ce2">
            <text:p>PRAWDA</text:p>
          </table:table-cell>
          <table:table-cell office:value-type="string" office:string-value="C3" table:formula="of:=COM.MICROSOFT.TEXTJOIN(&quot;&quot;;;[pogoda.$D57];[pogoda.$E57])" table:style-name="ce2">
            <text:p>C3</text:p>
          </table:table-cell>
          <table:table-cell office:value-type="string" office:string-value="C" table:formula="of:=IF([pogoda.$L57]=0;&quot;0&quot;;IF([pogoda.$B57]&gt;=10;&quot;C&quot;;&quot;S&quot;))" table:style-name="ce2">
            <text:p>C</text:p>
          </table:table-cell>
          <table:table-cell office:value-type="float" office:value="3" table:formula="of:=IF([.L56]=0;1;IF([.L56]=5;IF([.C56]&gt;=20;0;5);IF([.M56]=3;[.L56]+1;[.L56])))" table:style-name="ce2">
            <text:p>3</text:p>
          </table:table-cell>
          <table:table-cell office:value-type="float" office:value="1" table:formula="of:=IF([.L56]&lt;&gt;[.L57];1;[.M56]+1)" table:style-name="ce2">
            <text:p>1</text:p>
          </table:table-cell>
          <table:table-cell office:value-type="boolean" office:boolean-value="true" table:formula="of:=IF([pogoda.$D57]=[pogoda.$K57];TRUE;FALSE)" table:style-name="ce2">
            <text:p>PRAWDA</text:p>
          </table:table-cell>
          <table:table-cell office:value-type="boolean" office:boolean-value="true" table:formula="of:=IF([pogoda.$E57]=[pogoda.$L5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7.3" table:style-name="ce1">
            <text:p>27,3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58]&gt;=20; TRUE; FALSE)" table:style-name="ce1">
            <text:p>PRAWDA</text:p>
          </table:table-cell>
          <table:table-cell office:value-type="boolean" office:boolean-value="false" table:formula="of:=IF([pogoda.$C58]&lt;=5;TRUE;FALSE)" table:style-name="ce1">
            <text:p>FAŁSZ</text:p>
          </table:table-cell>
          <table:table-cell office:value-type="boolean" office:boolean-value="false" table:formula="of:=AND([pogoda.$F58:.$G58])" table:style-name="ce2">
            <text:p>FAŁSZ</text:p>
          </table:table-cell>
          <table:table-cell office:value-type="boolean" office:boolean-value="true" table:formula="of:=IF([pogoda.$B58]&gt;[.B57];TRUE;FALSE)" table:style-name="ce2">
            <text:p>PRAWDA</text:p>
          </table:table-cell>
          <table:table-cell office:value-type="string" office:string-value="C3" table:formula="of:=COM.MICROSOFT.TEXTJOIN(&quot;&quot;;;[pogoda.$D58];[pogoda.$E58])" table:style-name="ce2">
            <text:p>C3</text:p>
          </table:table-cell>
          <table:table-cell office:value-type="string" office:string-value="C" table:formula="of:=IF([pogoda.$L58]=0;&quot;0&quot;;IF([pogoda.$B58]&gt;=10;&quot;C&quot;;&quot;S&quot;))" table:style-name="ce2">
            <text:p>C</text:p>
          </table:table-cell>
          <table:table-cell office:value-type="float" office:value="3" table:formula="of:=IF([.L57]=0;1;IF([.L57]=5;IF([.C57]&gt;=20;0;5);IF([.M57]=3;[.L57]+1;[.L57])))" table:style-name="ce2">
            <text:p>3</text:p>
          </table:table-cell>
          <table:table-cell office:value-type="float" office:value="2" table:formula="of:=IF([.L57]&lt;&gt;[.L58];1;[.M57]+1)" table:style-name="ce2">
            <text:p>2</text:p>
          </table:table-cell>
          <table:table-cell office:value-type="boolean" office:boolean-value="true" table:formula="of:=IF([pogoda.$D58]=[pogoda.$K58];TRUE;FALSE)" table:style-name="ce2">
            <text:p>PRAWDA</text:p>
          </table:table-cell>
          <table:table-cell office:value-type="boolean" office:boolean-value="true" table:formula="of:=IF([pogoda.$E58]=[pogoda.$L5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.4" table:style-name="ce1">
            <text:p>28,4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59]&gt;=20; TRUE; FALSE)" table:style-name="ce1">
            <text:p>PRAWDA</text:p>
          </table:table-cell>
          <table:table-cell office:value-type="boolean" office:boolean-value="false" table:formula="of:=IF([pogoda.$C59]&lt;=5;TRUE;FALSE)" table:style-name="ce1">
            <text:p>FAŁSZ</text:p>
          </table:table-cell>
          <table:table-cell office:value-type="boolean" office:boolean-value="false" table:formula="of:=AND([pogoda.$F59:.$G59])" table:style-name="ce2">
            <text:p>FAŁSZ</text:p>
          </table:table-cell>
          <table:table-cell office:value-type="boolean" office:boolean-value="true" table:formula="of:=IF([pogoda.$B59]&gt;[.B58];TRUE;FALSE)" table:style-name="ce2">
            <text:p>PRAWDA</text:p>
          </table:table-cell>
          <table:table-cell office:value-type="string" office:string-value="C3" table:formula="of:=COM.MICROSOFT.TEXTJOIN(&quot;&quot;;;[pogoda.$D59];[pogoda.$E59])" table:style-name="ce2">
            <text:p>C3</text:p>
          </table:table-cell>
          <table:table-cell office:value-type="string" office:string-value="C" table:formula="of:=IF([pogoda.$L59]=0;&quot;0&quot;;IF([pogoda.$B59]&gt;=10;&quot;C&quot;;&quot;S&quot;))" table:style-name="ce2">
            <text:p>C</text:p>
          </table:table-cell>
          <table:table-cell office:value-type="float" office:value="3" table:formula="of:=IF([.L58]=0;1;IF([.L58]=5;IF([.C58]&gt;=20;0;5);IF([.M58]=3;[.L58]+1;[.L58])))" table:style-name="ce2">
            <text:p>3</text:p>
          </table:table-cell>
          <table:table-cell office:value-type="float" office:value="3" table:formula="of:=IF([.L58]&lt;&gt;[.L59];1;[.M58]+1)" table:style-name="ce2">
            <text:p>3</text:p>
          </table:table-cell>
          <table:table-cell office:value-type="boolean" office:boolean-value="true" table:formula="of:=IF([pogoda.$D59]=[pogoda.$K59];TRUE;FALSE)" table:style-name="ce2">
            <text:p>PRAWDA</text:p>
          </table:table-cell>
          <table:table-cell office:value-type="boolean" office:boolean-value="true" table:formula="of:=IF([pogoda.$E59]=[pogoda.$L5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7.8" table:style-name="ce1">
            <text:p>27,8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60]&gt;=20; TRUE; FALSE)" table:style-name="ce1">
            <text:p>PRAWDA</text:p>
          </table:table-cell>
          <table:table-cell office:value-type="boolean" office:boolean-value="false" table:formula="of:=IF([pogoda.$C60]&lt;=5;TRUE;FALSE)" table:style-name="ce1">
            <text:p>FAŁSZ</text:p>
          </table:table-cell>
          <table:table-cell office:value-type="boolean" office:boolean-value="false" table:formula="of:=AND([pogoda.$F60:.$G60])" table:style-name="ce2">
            <text:p>FAŁSZ</text:p>
          </table:table-cell>
          <table:table-cell office:value-type="boolean" office:boolean-value="false" table:formula="of:=IF([pogoda.$B60]&gt;[.B59];TRUE;FALSE)" table:style-name="ce2">
            <text:p>FAŁSZ</text:p>
          </table:table-cell>
          <table:table-cell office:value-type="string" office:string-value="C3" table:formula="of:=COM.MICROSOFT.TEXTJOIN(&quot;&quot;;;[pogoda.$D60];[pogoda.$E60])" table:style-name="ce2">
            <text:p>C3</text:p>
          </table:table-cell>
          <table:table-cell office:value-type="string" office:string-value="C" table:formula="of:=IF([pogoda.$L60]=0;&quot;0&quot;;IF([pogoda.$B60]&gt;=10;&quot;C&quot;;&quot;S&quot;))" table:style-name="ce2">
            <text:p>C</text:p>
          </table:table-cell>
          <table:table-cell office:value-type="float" office:value="4" table:formula="of:=IF([.L59]=0;1;IF([.L59]=5;IF([.C59]&gt;=20;0;5);IF([.M59]=3;[.L59]+1;[.L59])))" table:style-name="ce2">
            <text:p>4</text:p>
          </table:table-cell>
          <table:table-cell office:value-type="float" office:value="1" table:formula="of:=IF([.L59]&lt;&gt;[.L60];1;[.M59]+1)" table:style-name="ce2">
            <text:p>1</text:p>
          </table:table-cell>
          <table:table-cell office:value-type="boolean" office:boolean-value="true" table:formula="of:=IF([pogoda.$D60]=[pogoda.$K60];TRUE;FALSE)" table:style-name="ce2">
            <text:p>PRAWDA</text:p>
          </table:table-cell>
          <table:table-cell office:value-type="boolean" office:boolean-value="false" table:formula="of:=IF([pogoda.$E60]=[pogoda.$L6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.9" table:style-name="ce1">
            <text:p>25,9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61]&gt;=20; TRUE; FALSE)" table:style-name="ce1">
            <text:p>PRAWDA</text:p>
          </table:table-cell>
          <table:table-cell office:value-type="boolean" office:boolean-value="false" table:formula="of:=IF([pogoda.$C61]&lt;=5;TRUE;FALSE)" table:style-name="ce1">
            <text:p>FAŁSZ</text:p>
          </table:table-cell>
          <table:table-cell office:value-type="boolean" office:boolean-value="false" table:formula="of:=AND([pogoda.$F61:.$G61])" table:style-name="ce2">
            <text:p>FAŁSZ</text:p>
          </table:table-cell>
          <table:table-cell office:value-type="boolean" office:boolean-value="false" table:formula="of:=IF([pogoda.$B61]&gt;[.B60];TRUE;FALSE)" table:style-name="ce2">
            <text:p>FAŁSZ</text:p>
          </table:table-cell>
          <table:table-cell office:value-type="string" office:string-value="C4" table:formula="of:=COM.MICROSOFT.TEXTJOIN(&quot;&quot;;;[pogoda.$D61];[pogoda.$E61])" table:style-name="ce2">
            <text:p>C4</text:p>
          </table:table-cell>
          <table:table-cell office:value-type="string" office:string-value="C" table:formula="of:=IF([pogoda.$L61]=0;&quot;0&quot;;IF([pogoda.$B61]&gt;=10;&quot;C&quot;;&quot;S&quot;))" table:style-name="ce2">
            <text:p>C</text:p>
          </table:table-cell>
          <table:table-cell office:value-type="float" office:value="4" table:formula="of:=IF([.L60]=0;1;IF([.L60]=5;IF([.C60]&gt;=20;0;5);IF([.M60]=3;[.L60]+1;[.L60])))" table:style-name="ce2">
            <text:p>4</text:p>
          </table:table-cell>
          <table:table-cell office:value-type="float" office:value="2" table:formula="of:=IF([.L60]&lt;&gt;[.L61];1;[.M60]+1)" table:style-name="ce2">
            <text:p>2</text:p>
          </table:table-cell>
          <table:table-cell office:value-type="boolean" office:boolean-value="true" table:formula="of:=IF([pogoda.$D61]=[pogoda.$K61];TRUE;FALSE)" table:style-name="ce2">
            <text:p>PRAWDA</text:p>
          </table:table-cell>
          <table:table-cell office:value-type="boolean" office:boolean-value="true" table:formula="of:=IF([pogoda.$E61]=[pogoda.$L6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3.4" table:style-name="ce1">
            <text:p>23,4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62]&gt;=20; TRUE; FALSE)" table:style-name="ce1">
            <text:p>PRAWDA</text:p>
          </table:table-cell>
          <table:table-cell office:value-type="boolean" office:boolean-value="false" table:formula="of:=IF([pogoda.$C62]&lt;=5;TRUE;FALSE)" table:style-name="ce1">
            <text:p>FAŁSZ</text:p>
          </table:table-cell>
          <table:table-cell office:value-type="boolean" office:boolean-value="false" table:formula="of:=AND([pogoda.$F62:.$G62])" table:style-name="ce2">
            <text:p>FAŁSZ</text:p>
          </table:table-cell>
          <table:table-cell office:value-type="boolean" office:boolean-value="false" table:formula="of:=IF([pogoda.$B62]&gt;[.B61];TRUE;FALSE)" table:style-name="ce2">
            <text:p>FAŁSZ</text:p>
          </table:table-cell>
          <table:table-cell office:value-type="string" office:string-value="C4" table:formula="of:=COM.MICROSOFT.TEXTJOIN(&quot;&quot;;;[pogoda.$D62];[pogoda.$E62])" table:style-name="ce2">
            <text:p>C4</text:p>
          </table:table-cell>
          <table:table-cell office:value-type="string" office:string-value="C" table:formula="of:=IF([pogoda.$L62]=0;&quot;0&quot;;IF([pogoda.$B62]&gt;=10;&quot;C&quot;;&quot;S&quot;))" table:style-name="ce2">
            <text:p>C</text:p>
          </table:table-cell>
          <table:table-cell office:value-type="float" office:value="4" table:formula="of:=IF([.L61]=0;1;IF([.L61]=5;IF([.C61]&gt;=20;0;5);IF([.M61]=3;[.L61]+1;[.L61])))" table:style-name="ce2">
            <text:p>4</text:p>
          </table:table-cell>
          <table:table-cell office:value-type="float" office:value="3" table:formula="of:=IF([.L61]&lt;&gt;[.L62];1;[.M61]+1)" table:style-name="ce2">
            <text:p>3</text:p>
          </table:table-cell>
          <table:table-cell office:value-type="boolean" office:boolean-value="true" table:formula="of:=IF([pogoda.$D62]=[pogoda.$K62];TRUE;FALSE)" table:style-name="ce2">
            <text:p>PRAWDA</text:p>
          </table:table-cell>
          <table:table-cell office:value-type="boolean" office:boolean-value="true" table:formula="of:=IF([pogoda.$E62]=[pogoda.$L6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.2" table:style-name="ce1">
            <text:p>21,2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63]&gt;=20; TRUE; FALSE)" table:style-name="ce1">
            <text:p>PRAWDA</text:p>
          </table:table-cell>
          <table:table-cell office:value-type="boolean" office:boolean-value="false" table:formula="of:=IF([pogoda.$C63]&lt;=5;TRUE;FALSE)" table:style-name="ce1">
            <text:p>FAŁSZ</text:p>
          </table:table-cell>
          <table:table-cell office:value-type="boolean" office:boolean-value="false" table:formula="of:=AND([pogoda.$F63:.$G63])" table:style-name="ce2">
            <text:p>FAŁSZ</text:p>
          </table:table-cell>
          <table:table-cell office:value-type="boolean" office:boolean-value="false" table:formula="of:=IF([pogoda.$B63]&gt;[.B62];TRUE;FALSE)" table:style-name="ce2">
            <text:p>FAŁSZ</text:p>
          </table:table-cell>
          <table:table-cell office:value-type="string" office:string-value="C5" table:formula="of:=COM.MICROSOFT.TEXTJOIN(&quot;&quot;;;[pogoda.$D63];[pogoda.$E63])" table:style-name="ce2">
            <text:p>C5</text:p>
          </table:table-cell>
          <table:table-cell office:value-type="string" office:string-value="C" table:formula="of:=IF([pogoda.$L63]=0;&quot;0&quot;;IF([pogoda.$B63]&gt;=10;&quot;C&quot;;&quot;S&quot;))" table:style-name="ce2">
            <text:p>C</text:p>
          </table:table-cell>
          <table:table-cell office:value-type="float" office:value="5" table:formula="of:=IF([.L62]=0;1;IF([.L62]=5;IF([.C62]&gt;=20;0;5);IF([.M62]=3;[.L62]+1;[.L62])))" table:style-name="ce2">
            <text:p>5</text:p>
          </table:table-cell>
          <table:table-cell office:value-type="float" office:value="1" table:formula="of:=IF([.L62]&lt;&gt;[.L63];1;[.M62]+1)" table:style-name="ce2">
            <text:p>1</text:p>
          </table:table-cell>
          <table:table-cell office:value-type="boolean" office:boolean-value="true" table:formula="of:=IF([pogoda.$D63]=[pogoda.$K63];TRUE;FALSE)" table:style-name="ce2">
            <text:p>PRAWDA</text:p>
          </table:table-cell>
          <table:table-cell office:value-type="boolean" office:boolean-value="true" table:formula="of:=IF([pogoda.$E63]=[pogoda.$L6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64]&gt;=20; TRUE; FALSE)" table:style-name="ce1">
            <text:p>PRAWDA</text:p>
          </table:table-cell>
          <table:table-cell office:value-type="boolean" office:boolean-value="true" table:formula="of:=IF([pogoda.$C64]&lt;=5;TRUE;FALSE)" table:style-name="ce1">
            <text:p>PRAWDA</text:p>
          </table:table-cell>
          <table:table-cell office:value-type="boolean" office:boolean-value="true" table:formula="of:=AND([pogoda.$F64:.$G64])" table:style-name="ce2">
            <text:p>PRAWDA</text:p>
          </table:table-cell>
          <table:table-cell office:value-type="boolean" office:boolean-value="false" table:formula="of:=IF([pogoda.$B64]&gt;[.B63];TRUE;FALSE)" table:style-name="ce2">
            <text:p>FAŁSZ</text:p>
          </table:table-cell>
          <table:table-cell office:value-type="string" office:string-value="00" table:formula="of:=COM.MICROSOFT.TEXTJOIN(&quot;&quot;;;[pogoda.$D64];[pogoda.$E64])" table:style-name="ce2">
            <text:p>00</text:p>
          </table:table-cell>
          <table:table-cell office:value-type="string" office:string-value="0" table:formula="of:=IF([pogoda.$L64]=0;&quot;0&quot;;IF([pogoda.$B64]&gt;=10;&quot;C&quot;;&quot;S&quot;))" table:style-name="ce2">
            <text:p>0</text:p>
          </table:table-cell>
          <table:table-cell office:value-type="float" office:value="0" table:formula="of:=IF([.L63]=0;1;IF([.L63]=5;IF([.C63]&gt;=20;0;5);IF([.M63]=3;[.L63]+1;[.L63])))" table:style-name="ce2">
            <text:p>0</text:p>
          </table:table-cell>
          <table:table-cell office:value-type="float" office:value="1" table:formula="of:=IF([.L63]&lt;&gt;[.L64];1;[.M63]+1)" table:style-name="ce2">
            <text:p>1</text:p>
          </table:table-cell>
          <table:table-cell office:value-type="boolean" office:boolean-value="true" table:formula="of:=IF([pogoda.$D64]=[pogoda.$K64];TRUE;FALSE)" table:style-name="ce2">
            <text:p>PRAWDA</text:p>
          </table:table-cell>
          <table:table-cell office:value-type="boolean" office:boolean-value="true" table:formula="of:=IF([pogoda.$E64]=[pogoda.$L6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.3" table:style-name="ce1">
            <text:p>20,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65]&gt;=20; TRUE; FALSE)" table:style-name="ce1">
            <text:p>PRAWDA</text:p>
          </table:table-cell>
          <table:table-cell office:value-type="boolean" office:boolean-value="true" table:formula="of:=IF([pogoda.$C65]&lt;=5;TRUE;FALSE)" table:style-name="ce1">
            <text:p>PRAWDA</text:p>
          </table:table-cell>
          <table:table-cell office:value-type="boolean" office:boolean-value="true" table:formula="of:=AND([pogoda.$F65:.$G65])" table:style-name="ce2">
            <text:p>PRAWDA</text:p>
          </table:table-cell>
          <table:table-cell office:value-type="boolean" office:boolean-value="true" table:formula="of:=IF([pogoda.$B65]&gt;[.B64];TRUE;FALSE)" table:style-name="ce2">
            <text:p>PRAWDA</text:p>
          </table:table-cell>
          <table:table-cell office:value-type="string" office:string-value="C1" table:formula="of:=COM.MICROSOFT.TEXTJOIN(&quot;&quot;;;[pogoda.$D65];[pogoda.$E65])" table:style-name="ce2">
            <text:p>C1</text:p>
          </table:table-cell>
          <table:table-cell office:value-type="string" office:string-value="C" table:formula="of:=IF([pogoda.$L65]=0;&quot;0&quot;;IF([pogoda.$B65]&gt;=10;&quot;C&quot;;&quot;S&quot;))" table:style-name="ce2">
            <text:p>C</text:p>
          </table:table-cell>
          <table:table-cell office:value-type="float" office:value="1" table:formula="of:=IF([.L64]=0;1;IF([.L64]=5;IF([.C64]&gt;=20;0;5);IF([.M64]=3;[.L64]+1;[.L64])))" table:style-name="ce2">
            <text:p>1</text:p>
          </table:table-cell>
          <table:table-cell office:value-type="float" office:value="1" table:formula="of:=IF([.L64]&lt;&gt;[.L65];1;[.M64]+1)" table:style-name="ce2">
            <text:p>1</text:p>
          </table:table-cell>
          <table:table-cell office:value-type="boolean" office:boolean-value="true" table:formula="of:=IF([pogoda.$D65]=[pogoda.$K65];TRUE;FALSE)" table:style-name="ce2">
            <text:p>PRAWDA</text:p>
          </table:table-cell>
          <table:table-cell office:value-type="boolean" office:boolean-value="true" table:formula="of:=IF([pogoda.$E65]=[pogoda.$L6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1.8" table:style-name="ce1">
            <text:p>21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66]&gt;=20; TRUE; FALSE)" table:style-name="ce1">
            <text:p>PRAWDA</text:p>
          </table:table-cell>
          <table:table-cell office:value-type="boolean" office:boolean-value="false" table:formula="of:=IF([pogoda.$C66]&lt;=5;TRUE;FALSE)" table:style-name="ce1">
            <text:p>FAŁSZ</text:p>
          </table:table-cell>
          <table:table-cell office:value-type="boolean" office:boolean-value="false" table:formula="of:=AND([pogoda.$F66:.$G66])" table:style-name="ce2">
            <text:p>FAŁSZ</text:p>
          </table:table-cell>
          <table:table-cell office:value-type="boolean" office:boolean-value="true" table:formula="of:=IF([pogoda.$B66]&gt;[.B65];TRUE;FALSE)" table:style-name="ce2">
            <text:p>PRAWDA</text:p>
          </table:table-cell>
          <table:table-cell office:value-type="string" office:string-value="C1" table:formula="of:=COM.MICROSOFT.TEXTJOIN(&quot;&quot;;;[pogoda.$D66];[pogoda.$E66])" table:style-name="ce2">
            <text:p>C1</text:p>
          </table:table-cell>
          <table:table-cell office:value-type="string" office:string-value="C" table:formula="of:=IF([pogoda.$L66]=0;&quot;0&quot;;IF([pogoda.$B66]&gt;=10;&quot;C&quot;;&quot;S&quot;))" table:style-name="ce2">
            <text:p>C</text:p>
          </table:table-cell>
          <table:table-cell office:value-type="float" office:value="1" table:formula="of:=IF([.L65]=0;1;IF([.L65]=5;IF([.C65]&gt;=20;0;5);IF([.M65]=3;[.L65]+1;[.L65])))" table:style-name="ce2">
            <text:p>1</text:p>
          </table:table-cell>
          <table:table-cell office:value-type="float" office:value="2" table:formula="of:=IF([.L65]&lt;&gt;[.L66];1;[.M65]+1)" table:style-name="ce2">
            <text:p>2</text:p>
          </table:table-cell>
          <table:table-cell office:value-type="boolean" office:boolean-value="true" table:formula="of:=IF([pogoda.$D66]=[pogoda.$K66];TRUE;FALSE)" table:style-name="ce2">
            <text:p>PRAWDA</text:p>
          </table:table-cell>
          <table:table-cell office:value-type="boolean" office:boolean-value="true" table:formula="of:=IF([pogoda.$E66]=[pogoda.$L6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67]&gt;=20; TRUE; FALSE)" table:style-name="ce1">
            <text:p>PRAWDA</text:p>
          </table:table-cell>
          <table:table-cell office:value-type="boolean" office:boolean-value="true" table:formula="of:=IF([pogoda.$C67]&lt;=5;TRUE;FALSE)" table:style-name="ce1">
            <text:p>PRAWDA</text:p>
          </table:table-cell>
          <table:table-cell office:value-type="boolean" office:boolean-value="true" table:formula="of:=AND([pogoda.$F67:.$G67])" table:style-name="ce2">
            <text:p>PRAWDA</text:p>
          </table:table-cell>
          <table:table-cell office:value-type="boolean" office:boolean-value="true" table:formula="of:=IF([pogoda.$B67]&gt;[.B66];TRUE;FALSE)" table:style-name="ce2">
            <text:p>PRAWDA</text:p>
          </table:table-cell>
          <table:table-cell office:value-type="string" office:string-value="C1" table:formula="of:=COM.MICROSOFT.TEXTJOIN(&quot;&quot;;;[pogoda.$D67];[pogoda.$E67])" table:style-name="ce2">
            <text:p>C1</text:p>
          </table:table-cell>
          <table:table-cell office:value-type="string" office:string-value="C" table:formula="of:=IF([pogoda.$L67]=0;&quot;0&quot;;IF([pogoda.$B67]&gt;=10;&quot;C&quot;;&quot;S&quot;))" table:style-name="ce2">
            <text:p>C</text:p>
          </table:table-cell>
          <table:table-cell office:value-type="float" office:value="1" table:formula="of:=IF([.L66]=0;1;IF([.L66]=5;IF([.C66]&gt;=20;0;5);IF([.M66]=3;[.L66]+1;[.L66])))" table:style-name="ce2">
            <text:p>1</text:p>
          </table:table-cell>
          <table:table-cell office:value-type="float" office:value="3" table:formula="of:=IF([.L66]&lt;&gt;[.L67];1;[.M66]+1)" table:style-name="ce2">
            <text:p>3</text:p>
          </table:table-cell>
          <table:table-cell office:value-type="boolean" office:boolean-value="true" table:formula="of:=IF([pogoda.$D67]=[pogoda.$K67];TRUE;FALSE)" table:style-name="ce2">
            <text:p>PRAWDA</text:p>
          </table:table-cell>
          <table:table-cell office:value-type="boolean" office:boolean-value="true" table:formula="of:=IF([pogoda.$E67]=[pogoda.$L6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6.1" table:style-name="ce1">
            <text:p>26,1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68]&gt;=20; TRUE; FALSE)" table:style-name="ce1">
            <text:p>PRAWDA</text:p>
          </table:table-cell>
          <table:table-cell office:value-type="boolean" office:boolean-value="false" table:formula="of:=IF([pogoda.$C68]&lt;=5;TRUE;FALSE)" table:style-name="ce1">
            <text:p>FAŁSZ</text:p>
          </table:table-cell>
          <table:table-cell office:value-type="boolean" office:boolean-value="false" table:formula="of:=AND([pogoda.$F68:.$G68])" table:style-name="ce2">
            <text:p>FAŁSZ</text:p>
          </table:table-cell>
          <table:table-cell office:value-type="boolean" office:boolean-value="true" table:formula="of:=IF([pogoda.$B68]&gt;[.B67];TRUE;FALSE)" table:style-name="ce2">
            <text:p>PRAWDA</text:p>
          </table:table-cell>
          <table:table-cell office:value-type="string" office:string-value="C2" table:formula="of:=COM.MICROSOFT.TEXTJOIN(&quot;&quot;;;[pogoda.$D68];[pogoda.$E68])" table:style-name="ce2">
            <text:p>C2</text:p>
          </table:table-cell>
          <table:table-cell office:value-type="string" office:string-value="C" table:formula="of:=IF([pogoda.$L68]=0;&quot;0&quot;;IF([pogoda.$B68]&gt;=10;&quot;C&quot;;&quot;S&quot;))" table:style-name="ce2">
            <text:p>C</text:p>
          </table:table-cell>
          <table:table-cell office:value-type="float" office:value="2" table:formula="of:=IF([.L67]=0;1;IF([.L67]=5;IF([.C67]&gt;=20;0;5);IF([.M67]=3;[.L67]+1;[.L67])))" table:style-name="ce2">
            <text:p>2</text:p>
          </table:table-cell>
          <table:table-cell office:value-type="float" office:value="1" table:formula="of:=IF([.L67]&lt;&gt;[.L68];1;[.M67]+1)" table:style-name="ce2">
            <text:p>1</text:p>
          </table:table-cell>
          <table:table-cell office:value-type="boolean" office:boolean-value="true" table:formula="of:=IF([pogoda.$D68]=[pogoda.$K68];TRUE;FALSE)" table:style-name="ce2">
            <text:p>PRAWDA</text:p>
          </table:table-cell>
          <table:table-cell office:value-type="boolean" office:boolean-value="true" table:formula="of:=IF([pogoda.$E68]=[pogoda.$L6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7.3" table:style-name="ce1">
            <text:p>27,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69]&gt;=20; TRUE; FALSE)" table:style-name="ce1">
            <text:p>PRAWDA</text:p>
          </table:table-cell>
          <table:table-cell office:value-type="boolean" office:boolean-value="false" table:formula="of:=IF([pogoda.$C69]&lt;=5;TRUE;FALSE)" table:style-name="ce1">
            <text:p>FAŁSZ</text:p>
          </table:table-cell>
          <table:table-cell office:value-type="boolean" office:boolean-value="false" table:formula="of:=AND([pogoda.$F69:.$G69])" table:style-name="ce2">
            <text:p>FAŁSZ</text:p>
          </table:table-cell>
          <table:table-cell office:value-type="boolean" office:boolean-value="true" table:formula="of:=IF([pogoda.$B69]&gt;[.B68];TRUE;FALSE)" table:style-name="ce2">
            <text:p>PRAWDA</text:p>
          </table:table-cell>
          <table:table-cell office:value-type="string" office:string-value="C2" table:formula="of:=COM.MICROSOFT.TEXTJOIN(&quot;&quot;;;[pogoda.$D69];[pogoda.$E69])" table:style-name="ce2">
            <text:p>C2</text:p>
          </table:table-cell>
          <table:table-cell office:value-type="string" office:string-value="C" table:formula="of:=IF([pogoda.$L69]=0;&quot;0&quot;;IF([pogoda.$B69]&gt;=10;&quot;C&quot;;&quot;S&quot;))" table:style-name="ce2">
            <text:p>C</text:p>
          </table:table-cell>
          <table:table-cell office:value-type="float" office:value="2" table:formula="of:=IF([.L68]=0;1;IF([.L68]=5;IF([.C68]&gt;=20;0;5);IF([.M68]=3;[.L68]+1;[.L68])))" table:style-name="ce2">
            <text:p>2</text:p>
          </table:table-cell>
          <table:table-cell office:value-type="float" office:value="2" table:formula="of:=IF([.L68]&lt;&gt;[.L69];1;[.M68]+1)" table:style-name="ce2">
            <text:p>2</text:p>
          </table:table-cell>
          <table:table-cell office:value-type="boolean" office:boolean-value="true" table:formula="of:=IF([pogoda.$D69]=[pogoda.$K69];TRUE;FALSE)" table:style-name="ce2">
            <text:p>PRAWDA</text:p>
          </table:table-cell>
          <table:table-cell office:value-type="boolean" office:boolean-value="true" table:formula="of:=IF([pogoda.$E69]=[pogoda.$L6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.8" table:style-name="ce1">
            <text:p>26,8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70]&gt;=20; TRUE; FALSE)" table:style-name="ce1">
            <text:p>PRAWDA</text:p>
          </table:table-cell>
          <table:table-cell office:value-type="boolean" office:boolean-value="false" table:formula="of:=IF([pogoda.$C70]&lt;=5;TRUE;FALSE)" table:style-name="ce1">
            <text:p>FAŁSZ</text:p>
          </table:table-cell>
          <table:table-cell office:value-type="boolean" office:boolean-value="false" table:formula="of:=AND([pogoda.$F70:.$G70])" table:style-name="ce2">
            <text:p>FAŁSZ</text:p>
          </table:table-cell>
          <table:table-cell office:value-type="boolean" office:boolean-value="false" table:formula="of:=IF([pogoda.$B70]&gt;[.B69];TRUE;FALSE)" table:style-name="ce2">
            <text:p>FAŁSZ</text:p>
          </table:table-cell>
          <table:table-cell office:value-type="string" office:string-value="C2" table:formula="of:=COM.MICROSOFT.TEXTJOIN(&quot;&quot;;;[pogoda.$D70];[pogoda.$E70])" table:style-name="ce2">
            <text:p>C2</text:p>
          </table:table-cell>
          <table:table-cell office:value-type="string" office:string-value="C" table:formula="of:=IF([pogoda.$L70]=0;&quot;0&quot;;IF([pogoda.$B70]&gt;=10;&quot;C&quot;;&quot;S&quot;))" table:style-name="ce2">
            <text:p>C</text:p>
          </table:table-cell>
          <table:table-cell office:value-type="float" office:value="2" table:formula="of:=IF([.L69]=0;1;IF([.L69]=5;IF([.C69]&gt;=20;0;5);IF([.M69]=3;[.L69]+1;[.L69])))" table:style-name="ce2">
            <text:p>2</text:p>
          </table:table-cell>
          <table:table-cell office:value-type="float" office:value="3" table:formula="of:=IF([.L69]&lt;&gt;[.L70];1;[.M69]+1)" table:style-name="ce2">
            <text:p>3</text:p>
          </table:table-cell>
          <table:table-cell office:value-type="boolean" office:boolean-value="true" table:formula="of:=IF([pogoda.$D70]=[pogoda.$K70];TRUE;FALSE)" table:style-name="ce2">
            <text:p>PRAWDA</text:p>
          </table:table-cell>
          <table:table-cell office:value-type="boolean" office:boolean-value="true" table:formula="of:=IF([pogoda.$E70]=[pogoda.$L7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4.7" table:style-name="ce1">
            <text:p>24,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71]&gt;=20; TRUE; FALSE)" table:style-name="ce1">
            <text:p>PRAWDA</text:p>
          </table:table-cell>
          <table:table-cell office:value-type="boolean" office:boolean-value="true" table:formula="of:=IF([pogoda.$C71]&lt;=5;TRUE;FALSE)" table:style-name="ce1">
            <text:p>PRAWDA</text:p>
          </table:table-cell>
          <table:table-cell office:value-type="boolean" office:boolean-value="true" table:formula="of:=AND([pogoda.$F71:.$G71])" table:style-name="ce2">
            <text:p>PRAWDA</text:p>
          </table:table-cell>
          <table:table-cell office:value-type="boolean" office:boolean-value="false" table:formula="of:=IF([pogoda.$B71]&gt;[.B70];TRUE;FALSE)" table:style-name="ce2">
            <text:p>FAŁSZ</text:p>
          </table:table-cell>
          <table:table-cell office:value-type="string" office:string-value="C3" table:formula="of:=COM.MICROSOFT.TEXTJOIN(&quot;&quot;;;[pogoda.$D71];[pogoda.$E71])" table:style-name="ce2">
            <text:p>C3</text:p>
          </table:table-cell>
          <table:table-cell office:value-type="string" office:string-value="C" table:formula="of:=IF([pogoda.$L71]=0;&quot;0&quot;;IF([pogoda.$B71]&gt;=10;&quot;C&quot;;&quot;S&quot;))" table:style-name="ce2">
            <text:p>C</text:p>
          </table:table-cell>
          <table:table-cell office:value-type="float" office:value="3" table:formula="of:=IF([.L70]=0;1;IF([.L70]=5;IF([.C70]&gt;=20;0;5);IF([.M70]=3;[.L70]+1;[.L70])))" table:style-name="ce2">
            <text:p>3</text:p>
          </table:table-cell>
          <table:table-cell office:value-type="float" office:value="1" table:formula="of:=IF([.L70]&lt;&gt;[.L71];1;[.M70]+1)" table:style-name="ce2">
            <text:p>1</text:p>
          </table:table-cell>
          <table:table-cell office:value-type="boolean" office:boolean-value="true" table:formula="of:=IF([pogoda.$D71]=[pogoda.$K71];TRUE;FALSE)" table:style-name="ce2">
            <text:p>PRAWDA</text:p>
          </table:table-cell>
          <table:table-cell office:value-type="boolean" office:boolean-value="true" table:formula="of:=IF([pogoda.$E71]=[pogoda.$L7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1.2" table:style-name="ce1">
            <text:p>21,2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72]&gt;=20; TRUE; FALSE)" table:style-name="ce1">
            <text:p>PRAWDA</text:p>
          </table:table-cell>
          <table:table-cell office:value-type="boolean" office:boolean-value="false" table:formula="of:=IF([pogoda.$C72]&lt;=5;TRUE;FALSE)" table:style-name="ce1">
            <text:p>FAŁSZ</text:p>
          </table:table-cell>
          <table:table-cell office:value-type="boolean" office:boolean-value="false" table:formula="of:=AND([pogoda.$F72:.$G72])" table:style-name="ce2">
            <text:p>FAŁSZ</text:p>
          </table:table-cell>
          <table:table-cell office:value-type="boolean" office:boolean-value="false" table:formula="of:=IF([pogoda.$B72]&gt;[.B71];TRUE;FALSE)" table:style-name="ce2">
            <text:p>FAŁSZ</text:p>
          </table:table-cell>
          <table:table-cell office:value-type="string" office:string-value="C3" table:formula="of:=COM.MICROSOFT.TEXTJOIN(&quot;&quot;;;[pogoda.$D72];[pogoda.$E72])" table:style-name="ce2">
            <text:p>C3</text:p>
          </table:table-cell>
          <table:table-cell office:value-type="string" office:string-value="C" table:formula="of:=IF([pogoda.$L72]=0;&quot;0&quot;;IF([pogoda.$B72]&gt;=10;&quot;C&quot;;&quot;S&quot;))" table:style-name="ce2">
            <text:p>C</text:p>
          </table:table-cell>
          <table:table-cell office:value-type="float" office:value="3" table:formula="of:=IF([.L71]=0;1;IF([.L71]=5;IF([.C71]&gt;=20;0;5);IF([.M71]=3;[.L71]+1;[.L71])))" table:style-name="ce2">
            <text:p>3</text:p>
          </table:table-cell>
          <table:table-cell office:value-type="float" office:value="2" table:formula="of:=IF([.L71]&lt;&gt;[.L72];1;[.M71]+1)" table:style-name="ce2">
            <text:p>2</text:p>
          </table:table-cell>
          <table:table-cell office:value-type="boolean" office:boolean-value="true" table:formula="of:=IF([pogoda.$D72]=[pogoda.$K72];TRUE;FALSE)" table:style-name="ce2">
            <text:p>PRAWDA</text:p>
          </table:table-cell>
          <table:table-cell office:value-type="boolean" office:boolean-value="true" table:formula="of:=IF([pogoda.$E72]=[pogoda.$L7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.3" table:style-name="ce1">
            <text:p>17,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73]&gt;=20; TRUE; FALSE)" table:style-name="ce1">
            <text:p>FAŁSZ</text:p>
          </table:table-cell>
          <table:table-cell office:value-type="boolean" office:boolean-value="false" table:formula="of:=IF([pogoda.$C73]&lt;=5;TRUE;FALSE)" table:style-name="ce1">
            <text:p>FAŁSZ</text:p>
          </table:table-cell>
          <table:table-cell office:value-type="boolean" office:boolean-value="false" table:formula="of:=AND([pogoda.$F73:.$G73])" table:style-name="ce2">
            <text:p>FAŁSZ</text:p>
          </table:table-cell>
          <table:table-cell office:value-type="boolean" office:boolean-value="false" table:formula="of:=IF([pogoda.$B73]&gt;[.B72];TRUE;FALSE)" table:style-name="ce2">
            <text:p>FAŁSZ</text:p>
          </table:table-cell>
          <table:table-cell office:value-type="string" office:string-value="C3" table:formula="of:=COM.MICROSOFT.TEXTJOIN(&quot;&quot;;;[pogoda.$D73];[pogoda.$E73])" table:style-name="ce2">
            <text:p>C3</text:p>
          </table:table-cell>
          <table:table-cell office:value-type="string" office:string-value="C" table:formula="of:=IF([pogoda.$L73]=0;&quot;0&quot;;IF([pogoda.$B73]&gt;=10;&quot;C&quot;;&quot;S&quot;))" table:style-name="ce2">
            <text:p>C</text:p>
          </table:table-cell>
          <table:table-cell office:value-type="float" office:value="3" table:formula="of:=IF([.L72]=0;1;IF([.L72]=5;IF([.C72]&gt;=20;0;5);IF([.M72]=3;[.L72]+1;[.L72])))" table:style-name="ce2">
            <text:p>3</text:p>
          </table:table-cell>
          <table:table-cell office:value-type="float" office:value="3" table:formula="of:=IF([.L72]&lt;&gt;[.L73];1;[.M72]+1)" table:style-name="ce2">
            <text:p>3</text:p>
          </table:table-cell>
          <table:table-cell office:value-type="boolean" office:boolean-value="true" table:formula="of:=IF([pogoda.$D73]=[pogoda.$K73];TRUE;FALSE)" table:style-name="ce2">
            <text:p>PRAWDA</text:p>
          </table:table-cell>
          <table:table-cell office:value-type="boolean" office:boolean-value="true" table:formula="of:=IF([pogoda.$E73]=[pogoda.$L7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3.7" table:style-name="ce1">
            <text:p>13,7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74]&gt;=20; TRUE; FALSE)" table:style-name="ce1">
            <text:p>FAŁSZ</text:p>
          </table:table-cell>
          <table:table-cell office:value-type="boolean" office:boolean-value="false" table:formula="of:=IF([pogoda.$C74]&lt;=5;TRUE;FALSE)" table:style-name="ce1">
            <text:p>FAŁSZ</text:p>
          </table:table-cell>
          <table:table-cell office:value-type="boolean" office:boolean-value="false" table:formula="of:=AND([pogoda.$F74:.$G74])" table:style-name="ce2">
            <text:p>FAŁSZ</text:p>
          </table:table-cell>
          <table:table-cell office:value-type="boolean" office:boolean-value="false" table:formula="of:=IF([pogoda.$B74]&gt;[.B73];TRUE;FALSE)" table:style-name="ce2">
            <text:p>FAŁSZ</text:p>
          </table:table-cell>
          <table:table-cell office:value-type="string" office:string-value="C4" table:formula="of:=COM.MICROSOFT.TEXTJOIN(&quot;&quot;;;[pogoda.$D74];[pogoda.$E74])" table:style-name="ce2">
            <text:p>C4</text:p>
          </table:table-cell>
          <table:table-cell office:value-type="string" office:string-value="C" table:formula="of:=IF([pogoda.$L74]=0;&quot;0&quot;;IF([pogoda.$B74]&gt;=10;&quot;C&quot;;&quot;S&quot;))" table:style-name="ce2">
            <text:p>C</text:p>
          </table:table-cell>
          <table:table-cell office:value-type="float" office:value="4" table:formula="of:=IF([.L73]=0;1;IF([.L73]=5;IF([.C73]&gt;=20;0;5);IF([.M73]=3;[.L73]+1;[.L73])))" table:style-name="ce2">
            <text:p>4</text:p>
          </table:table-cell>
          <table:table-cell office:value-type="float" office:value="1" table:formula="of:=IF([.L73]&lt;&gt;[.L74];1;[.M73]+1)" table:style-name="ce2">
            <text:p>1</text:p>
          </table:table-cell>
          <table:table-cell office:value-type="boolean" office:boolean-value="true" table:formula="of:=IF([pogoda.$D74]=[pogoda.$K74];TRUE;FALSE)" table:style-name="ce2">
            <text:p>PRAWDA</text:p>
          </table:table-cell>
          <table:table-cell office:value-type="boolean" office:boolean-value="true" table:formula="of:=IF([pogoda.$E74]=[pogoda.$L7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1.3" table:style-name="ce1">
            <text:p>11,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75]&gt;=20; TRUE; FALSE)" table:style-name="ce1">
            <text:p>FAŁSZ</text:p>
          </table:table-cell>
          <table:table-cell office:value-type="boolean" office:boolean-value="true" table:formula="of:=IF([pogoda.$C75]&lt;=5;TRUE;FALSE)" table:style-name="ce1">
            <text:p>PRAWDA</text:p>
          </table:table-cell>
          <table:table-cell office:value-type="boolean" office:boolean-value="false" table:formula="of:=AND([pogoda.$F75:.$G75])" table:style-name="ce2">
            <text:p>FAŁSZ</text:p>
          </table:table-cell>
          <table:table-cell office:value-type="boolean" office:boolean-value="false" table:formula="of:=IF([pogoda.$B75]&gt;[.B74];TRUE;FALSE)" table:style-name="ce2">
            <text:p>FAŁSZ</text:p>
          </table:table-cell>
          <table:table-cell office:value-type="string" office:string-value="C4" table:formula="of:=COM.MICROSOFT.TEXTJOIN(&quot;&quot;;;[pogoda.$D75];[pogoda.$E75])" table:style-name="ce2">
            <text:p>C4</text:p>
          </table:table-cell>
          <table:table-cell office:value-type="string" office:string-value="C" table:formula="of:=IF([pogoda.$L75]=0;&quot;0&quot;;IF([pogoda.$B75]&gt;=10;&quot;C&quot;;&quot;S&quot;))" table:style-name="ce2">
            <text:p>C</text:p>
          </table:table-cell>
          <table:table-cell office:value-type="float" office:value="4" table:formula="of:=IF([.L74]=0;1;IF([.L74]=5;IF([.C74]&gt;=20;0;5);IF([.M74]=3;[.L74]+1;[.L74])))" table:style-name="ce2">
            <text:p>4</text:p>
          </table:table-cell>
          <table:table-cell office:value-type="float" office:value="2" table:formula="of:=IF([.L74]&lt;&gt;[.L75];1;[.M74]+1)" table:style-name="ce2">
            <text:p>2</text:p>
          </table:table-cell>
          <table:table-cell office:value-type="boolean" office:boolean-value="true" table:formula="of:=IF([pogoda.$D75]=[pogoda.$K75];TRUE;FALSE)" table:style-name="ce2">
            <text:p>PRAWDA</text:p>
          </table:table-cell>
          <table:table-cell office:value-type="boolean" office:boolean-value="true" table:formula="of:=IF([pogoda.$E75]=[pogoda.$L7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.5" table:style-name="ce1">
            <text:p>10,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76]&gt;=20; TRUE; FALSE)" table:style-name="ce1">
            <text:p>FAŁSZ</text:p>
          </table:table-cell>
          <table:table-cell office:value-type="boolean" office:boolean-value="true" table:formula="of:=IF([pogoda.$C76]&lt;=5;TRUE;FALSE)" table:style-name="ce1">
            <text:p>PRAWDA</text:p>
          </table:table-cell>
          <table:table-cell office:value-type="boolean" office:boolean-value="false" table:formula="of:=AND([pogoda.$F76:.$G76])" table:style-name="ce2">
            <text:p>FAŁSZ</text:p>
          </table:table-cell>
          <table:table-cell office:value-type="boolean" office:boolean-value="false" table:formula="of:=IF([pogoda.$B76]&gt;[.B75];TRUE;FALSE)" table:style-name="ce2">
            <text:p>FAŁSZ</text:p>
          </table:table-cell>
          <table:table-cell office:value-type="string" office:string-value="C4" table:formula="of:=COM.MICROSOFT.TEXTJOIN(&quot;&quot;;;[pogoda.$D76];[pogoda.$E76])" table:style-name="ce2">
            <text:p>C4</text:p>
          </table:table-cell>
          <table:table-cell office:value-type="string" office:string-value="C" table:formula="of:=IF([pogoda.$L76]=0;&quot;0&quot;;IF([pogoda.$B76]&gt;=10;&quot;C&quot;;&quot;S&quot;))" table:style-name="ce2">
            <text:p>C</text:p>
          </table:table-cell>
          <table:table-cell office:value-type="float" office:value="4" table:formula="of:=IF([.L75]=0;1;IF([.L75]=5;IF([.C75]&gt;=20;0;5);IF([.M75]=3;[.L75]+1;[.L75])))" table:style-name="ce2">
            <text:p>4</text:p>
          </table:table-cell>
          <table:table-cell office:value-type="float" office:value="3" table:formula="of:=IF([.L75]&lt;&gt;[.L76];1;[.M75]+1)" table:style-name="ce2">
            <text:p>3</text:p>
          </table:table-cell>
          <table:table-cell office:value-type="boolean" office:boolean-value="true" table:formula="of:=IF([pogoda.$D76]=[pogoda.$K76];TRUE;FALSE)" table:style-name="ce2">
            <text:p>PRAWDA</text:p>
          </table:table-cell>
          <table:table-cell office:value-type="boolean" office:boolean-value="true" table:formula="of:=IF([pogoda.$E76]=[pogoda.$L7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77]&gt;=20; TRUE; FALSE)" table:style-name="ce1">
            <text:p>FAŁSZ</text:p>
          </table:table-cell>
          <table:table-cell office:value-type="boolean" office:boolean-value="false" table:formula="of:=IF([pogoda.$C77]&lt;=5;TRUE;FALSE)" table:style-name="ce1">
            <text:p>FAŁSZ</text:p>
          </table:table-cell>
          <table:table-cell office:value-type="boolean" office:boolean-value="false" table:formula="of:=AND([pogoda.$F77:.$G77])" table:style-name="ce2">
            <text:p>FAŁSZ</text:p>
          </table:table-cell>
          <table:table-cell office:value-type="boolean" office:boolean-value="true" table:formula="of:=IF([pogoda.$B77]&gt;[.B76];TRUE;FALSE)" table:style-name="ce2">
            <text:p>PRAWDA</text:p>
          </table:table-cell>
          <table:table-cell office:value-type="string" office:string-value="C5" table:formula="of:=COM.MICROSOFT.TEXTJOIN(&quot;&quot;;;[pogoda.$D77];[pogoda.$E77])" table:style-name="ce2">
            <text:p>C5</text:p>
          </table:table-cell>
          <table:table-cell office:value-type="string" office:string-value="C" table:formula="of:=IF([pogoda.$L77]=0;&quot;0&quot;;IF([pogoda.$B77]&gt;=10;&quot;C&quot;;&quot;S&quot;))" table:style-name="ce2">
            <text:p>C</text:p>
          </table:table-cell>
          <table:table-cell office:value-type="float" office:value="5" table:formula="of:=IF([.L76]=0;1;IF([.L76]=5;IF([.C76]&gt;=20;0;5);IF([.M76]=3;[.L76]+1;[.L76])))" table:style-name="ce2">
            <text:p>5</text:p>
          </table:table-cell>
          <table:table-cell office:value-type="float" office:value="1" table:formula="of:=IF([.L76]&lt;&gt;[.L77];1;[.M76]+1)" table:style-name="ce2">
            <text:p>1</text:p>
          </table:table-cell>
          <table:table-cell office:value-type="boolean" office:boolean-value="true" table:formula="of:=IF([pogoda.$D77]=[pogoda.$K77];TRUE;FALSE)" table:style-name="ce2">
            <text:p>PRAWDA</text:p>
          </table:table-cell>
          <table:table-cell office:value-type="boolean" office:boolean-value="true" table:formula="of:=IF([pogoda.$E77]=[pogoda.$L7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.5" table:style-name="ce1">
            <text:p>12,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78]&gt;=20; TRUE; FALSE)" table:style-name="ce1">
            <text:p>FAŁSZ</text:p>
          </table:table-cell>
          <table:table-cell office:value-type="boolean" office:boolean-value="true" table:formula="of:=IF([pogoda.$C78]&lt;=5;TRUE;FALSE)" table:style-name="ce1">
            <text:p>PRAWDA</text:p>
          </table:table-cell>
          <table:table-cell office:value-type="boolean" office:boolean-value="false" table:formula="of:=AND([pogoda.$F78:.$G78])" table:style-name="ce2">
            <text:p>FAŁSZ</text:p>
          </table:table-cell>
          <table:table-cell office:value-type="boolean" office:boolean-value="true" table:formula="of:=IF([pogoda.$B78]&gt;[.B77];TRUE;FALSE)" table:style-name="ce2">
            <text:p>PRAWDA</text:p>
          </table:table-cell>
          <table:table-cell office:value-type="string" office:string-value="00" table:formula="of:=COM.MICROSOFT.TEXTJOIN(&quot;&quot;;;[pogoda.$D78];[pogoda.$E78])" table:style-name="ce2">
            <text:p>00</text:p>
          </table:table-cell>
          <table:table-cell office:value-type="string" office:string-value="0" table:formula="of:=IF([pogoda.$L78]=0;&quot;0&quot;;IF([pogoda.$B78]&gt;=10;&quot;C&quot;;&quot;S&quot;))" table:style-name="ce2">
            <text:p>0</text:p>
          </table:table-cell>
          <table:table-cell office:value-type="float" office:value="0" table:formula="of:=IF([.L77]=0;1;IF([.L77]=5;IF([.C77]&gt;=20;0;5);IF([.M77]=3;[.L77]+1;[.L77])))" table:style-name="ce2">
            <text:p>0</text:p>
          </table:table-cell>
          <table:table-cell office:value-type="float" office:value="1" table:formula="of:=IF([.L77]&lt;&gt;[.L78];1;[.M77]+1)" table:style-name="ce2">
            <text:p>1</text:p>
          </table:table-cell>
          <table:table-cell office:value-type="boolean" office:boolean-value="true" table:formula="of:=IF([pogoda.$D78]=[pogoda.$K78];TRUE;FALSE)" table:style-name="ce2">
            <text:p>PRAWDA</text:p>
          </table:table-cell>
          <table:table-cell office:value-type="boolean" office:boolean-value="true" table:formula="of:=IF([pogoda.$E78]=[pogoda.$L7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79]&gt;=20; TRUE; FALSE)" table:style-name="ce1">
            <text:p>FAŁSZ</text:p>
          </table:table-cell>
          <table:table-cell office:value-type="boolean" office:boolean-value="true" table:formula="of:=IF([pogoda.$C79]&lt;=5;TRUE;FALSE)" table:style-name="ce1">
            <text:p>PRAWDA</text:p>
          </table:table-cell>
          <table:table-cell office:value-type="boolean" office:boolean-value="false" table:formula="of:=AND([pogoda.$F79:.$G79])" table:style-name="ce2">
            <text:p>FAŁSZ</text:p>
          </table:table-cell>
          <table:table-cell office:value-type="boolean" office:boolean-value="true" table:formula="of:=IF([pogoda.$B79]&gt;[.B78];TRUE;FALSE)" table:style-name="ce2">
            <text:p>PRAWDA</text:p>
          </table:table-cell>
          <table:table-cell office:value-type="string" office:string-value="C1" table:formula="of:=COM.MICROSOFT.TEXTJOIN(&quot;&quot;;;[pogoda.$D79];[pogoda.$E79])" table:style-name="ce2">
            <text:p>C1</text:p>
          </table:table-cell>
          <table:table-cell office:value-type="string" office:string-value="C" table:formula="of:=IF([pogoda.$L79]=0;&quot;0&quot;;IF([pogoda.$B79]&gt;=10;&quot;C&quot;;&quot;S&quot;))" table:style-name="ce2">
            <text:p>C</text:p>
          </table:table-cell>
          <table:table-cell office:value-type="float" office:value="1" table:formula="of:=IF([.L78]=0;1;IF([.L78]=5;IF([.C78]&gt;=20;0;5);IF([.M78]=3;[.L78]+1;[.L78])))" table:style-name="ce2">
            <text:p>1</text:p>
          </table:table-cell>
          <table:table-cell office:value-type="float" office:value="1" table:formula="of:=IF([.L78]&lt;&gt;[.L79];1;[.M78]+1)" table:style-name="ce2">
            <text:p>1</text:p>
          </table:table-cell>
          <table:table-cell office:value-type="boolean" office:boolean-value="true" table:formula="of:=IF([pogoda.$D79]=[pogoda.$K79];TRUE;FALSE)" table:style-name="ce2">
            <text:p>PRAWDA</text:p>
          </table:table-cell>
          <table:table-cell office:value-type="boolean" office:boolean-value="true" table:formula="of:=IF([pogoda.$E79]=[pogoda.$L7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4.7" table:style-name="ce1">
            <text:p>14,7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80]&gt;=20; TRUE; FALSE)" table:style-name="ce1">
            <text:p>FAŁSZ</text:p>
          </table:table-cell>
          <table:table-cell office:value-type="boolean" office:boolean-value="true" table:formula="of:=IF([pogoda.$C80]&lt;=5;TRUE;FALSE)" table:style-name="ce1">
            <text:p>PRAWDA</text:p>
          </table:table-cell>
          <table:table-cell office:value-type="boolean" office:boolean-value="false" table:formula="of:=AND([pogoda.$F80:.$G80])" table:style-name="ce2">
            <text:p>FAŁSZ</text:p>
          </table:table-cell>
          <table:table-cell office:value-type="boolean" office:boolean-value="true" table:formula="of:=IF([pogoda.$B80]&gt;[.B79];TRUE;FALSE)" table:style-name="ce2">
            <text:p>PRAWDA</text:p>
          </table:table-cell>
          <table:table-cell office:value-type="string" office:string-value="C1" table:formula="of:=COM.MICROSOFT.TEXTJOIN(&quot;&quot;;;[pogoda.$D80];[pogoda.$E80])" table:style-name="ce2">
            <text:p>C1</text:p>
          </table:table-cell>
          <table:table-cell office:value-type="string" office:string-value="C" table:formula="of:=IF([pogoda.$L80]=0;&quot;0&quot;;IF([pogoda.$B80]&gt;=10;&quot;C&quot;;&quot;S&quot;))" table:style-name="ce2">
            <text:p>C</text:p>
          </table:table-cell>
          <table:table-cell office:value-type="float" office:value="1" table:formula="of:=IF([.L79]=0;1;IF([.L79]=5;IF([.C79]&gt;=20;0;5);IF([.M79]=3;[.L79]+1;[.L79])))" table:style-name="ce2">
            <text:p>1</text:p>
          </table:table-cell>
          <table:table-cell office:value-type="float" office:value="2" table:formula="of:=IF([.L79]&lt;&gt;[.L80];1;[.M79]+1)" table:style-name="ce2">
            <text:p>2</text:p>
          </table:table-cell>
          <table:table-cell office:value-type="boolean" office:boolean-value="true" table:formula="of:=IF([pogoda.$D80]=[pogoda.$K80];TRUE;FALSE)" table:style-name="ce2">
            <text:p>PRAWDA</text:p>
          </table:table-cell>
          <table:table-cell office:value-type="boolean" office:boolean-value="true" table:formula="of:=IF([pogoda.$E80]=[pogoda.$L8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.1" table:style-name="ce1">
            <text:p>14,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81]&gt;=20; TRUE; FALSE)" table:style-name="ce1">
            <text:p>FAŁSZ</text:p>
          </table:table-cell>
          <table:table-cell office:value-type="boolean" office:boolean-value="true" table:formula="of:=IF([pogoda.$C81]&lt;=5;TRUE;FALSE)" table:style-name="ce1">
            <text:p>PRAWDA</text:p>
          </table:table-cell>
          <table:table-cell office:value-type="boolean" office:boolean-value="false" table:formula="of:=AND([pogoda.$F81:.$G81])" table:style-name="ce2">
            <text:p>FAŁSZ</text:p>
          </table:table-cell>
          <table:table-cell office:value-type="boolean" office:boolean-value="false" table:formula="of:=IF([pogoda.$B81]&gt;[.B80];TRUE;FALSE)" table:style-name="ce2">
            <text:p>FAŁSZ</text:p>
          </table:table-cell>
          <table:table-cell office:value-type="string" office:string-value="S1" table:formula="of:=COM.MICROSOFT.TEXTJOIN(&quot;&quot;;;[pogoda.$D81];[pogoda.$E81])" table:style-name="ce2">
            <text:p>S1</text:p>
          </table:table-cell>
          <table:table-cell office:value-type="string" office:string-value="C" table:formula="of:=IF([pogoda.$L81]=0;&quot;0&quot;;IF([pogoda.$B81]&gt;=10;&quot;C&quot;;&quot;S&quot;))" table:style-name="ce2">
            <text:p>C</text:p>
          </table:table-cell>
          <table:table-cell office:value-type="float" office:value="1" table:formula="of:=IF([.L80]=0;1;IF([.L80]=5;IF([.C80]&gt;=20;0;5);IF([.M80]=3;[.L80]+1;[.L80])))" table:style-name="ce2">
            <text:p>1</text:p>
          </table:table-cell>
          <table:table-cell office:value-type="float" office:value="3" table:formula="of:=IF([.L80]&lt;&gt;[.L81];1;[.M80]+1)" table:style-name="ce2">
            <text:p>3</text:p>
          </table:table-cell>
          <table:table-cell office:value-type="boolean" office:boolean-value="false" table:formula="of:=IF([pogoda.$D81]=[pogoda.$K81];TRUE;FALSE)" table:style-name="ce2">
            <text:p>FAŁSZ</text:p>
          </table:table-cell>
          <table:table-cell office:value-type="boolean" office:boolean-value="true" table:formula="of:=IF([pogoda.$E81]=[pogoda.$L8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.9" table:style-name="ce1">
            <text:p>11,9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82]&gt;=20; TRUE; FALSE)" table:style-name="ce1">
            <text:p>FAŁSZ</text:p>
          </table:table-cell>
          <table:table-cell office:value-type="boolean" office:boolean-value="false" table:formula="of:=IF([pogoda.$C82]&lt;=5;TRUE;FALSE)" table:style-name="ce1">
            <text:p>FAŁSZ</text:p>
          </table:table-cell>
          <table:table-cell office:value-type="boolean" office:boolean-value="false" table:formula="of:=AND([pogoda.$F82:.$G82])" table:style-name="ce2">
            <text:p>FAŁSZ</text:p>
          </table:table-cell>
          <table:table-cell office:value-type="boolean" office:boolean-value="false" table:formula="of:=IF([pogoda.$B82]&gt;[.B81];TRUE;FALSE)" table:style-name="ce2">
            <text:p>FAŁSZ</text:p>
          </table:table-cell>
          <table:table-cell office:value-type="string" office:string-value="C2" table:formula="of:=COM.MICROSOFT.TEXTJOIN(&quot;&quot;;;[pogoda.$D82];[pogoda.$E82])" table:style-name="ce2">
            <text:p>C2</text:p>
          </table:table-cell>
          <table:table-cell office:value-type="string" office:string-value="C" table:formula="of:=IF([pogoda.$L82]=0;&quot;0&quot;;IF([pogoda.$B82]&gt;=10;&quot;C&quot;;&quot;S&quot;))" table:style-name="ce2">
            <text:p>C</text:p>
          </table:table-cell>
          <table:table-cell office:value-type="float" office:value="2" table:formula="of:=IF([.L81]=0;1;IF([.L81]=5;IF([.C81]&gt;=20;0;5);IF([.M81]=3;[.L81]+1;[.L81])))" table:style-name="ce2">
            <text:p>2</text:p>
          </table:table-cell>
          <table:table-cell office:value-type="float" office:value="1" table:formula="of:=IF([.L81]&lt;&gt;[.L82];1;[.M81]+1)" table:style-name="ce2">
            <text:p>1</text:p>
          </table:table-cell>
          <table:table-cell office:value-type="boolean" office:boolean-value="true" table:formula="of:=IF([pogoda.$D82]=[pogoda.$K82];TRUE;FALSE)" table:style-name="ce2">
            <text:p>PRAWDA</text:p>
          </table:table-cell>
          <table:table-cell office:value-type="boolean" office:boolean-value="true" table:formula="of:=IF([pogoda.$E82]=[pogoda.$L8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83]&gt;=20; TRUE; FALSE)" table:style-name="ce1">
            <text:p>FAŁSZ</text:p>
          </table:table-cell>
          <table:table-cell office:value-type="boolean" office:boolean-value="false" table:formula="of:=IF([pogoda.$C83]&lt;=5;TRUE;FALSE)" table:style-name="ce1">
            <text:p>FAŁSZ</text:p>
          </table:table-cell>
          <table:table-cell office:value-type="boolean" office:boolean-value="false" table:formula="of:=AND([pogoda.$F83:.$G83])" table:style-name="ce2">
            <text:p>FAŁSZ</text:p>
          </table:table-cell>
          <table:table-cell office:value-type="boolean" office:boolean-value="false" table:formula="of:=IF([pogoda.$B83]&gt;[.B82];TRUE;FALSE)" table:style-name="ce2">
            <text:p>FAŁSZ</text:p>
          </table:table-cell>
          <table:table-cell office:value-type="string" office:string-value="C2" table:formula="of:=COM.MICROSOFT.TEXTJOIN(&quot;&quot;;;[pogoda.$D83];[pogoda.$E83])" table:style-name="ce2">
            <text:p>C2</text:p>
          </table:table-cell>
          <table:table-cell office:value-type="string" office:string-value="S" table:formula="of:=IF([pogoda.$L83]=0;&quot;0&quot;;IF([pogoda.$B83]&gt;=10;&quot;C&quot;;&quot;S&quot;))" table:style-name="ce2">
            <text:p>S</text:p>
          </table:table-cell>
          <table:table-cell office:value-type="float" office:value="2" table:formula="of:=IF([.L82]=0;1;IF([.L82]=5;IF([.C82]&gt;=20;0;5);IF([.M82]=3;[.L82]+1;[.L82])))" table:style-name="ce2">
            <text:p>2</text:p>
          </table:table-cell>
          <table:table-cell office:value-type="float" office:value="2" table:formula="of:=IF([.L82]&lt;&gt;[.L83];1;[.M82]+1)" table:style-name="ce2">
            <text:p>2</text:p>
          </table:table-cell>
          <table:table-cell office:value-type="boolean" office:boolean-value="false" table:formula="of:=IF([pogoda.$D83]=[pogoda.$K83];TRUE;FALSE)" table:style-name="ce2">
            <text:p>FAŁSZ</text:p>
          </table:table-cell>
          <table:table-cell office:value-type="boolean" office:boolean-value="true" table:formula="of:=IF([pogoda.$E83]=[pogoda.$L8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84]&gt;=20; TRUE; FALSE)" table:style-name="ce1">
            <text:p>FAŁSZ</text:p>
          </table:table-cell>
          <table:table-cell office:value-type="boolean" office:boolean-value="true" table:formula="of:=IF([pogoda.$C84]&lt;=5;TRUE;FALSE)" table:style-name="ce1">
            <text:p>PRAWDA</text:p>
          </table:table-cell>
          <table:table-cell office:value-type="boolean" office:boolean-value="false" table:formula="of:=AND([pogoda.$F84:.$G84])" table:style-name="ce2">
            <text:p>FAŁSZ</text:p>
          </table:table-cell>
          <table:table-cell office:value-type="boolean" office:boolean-value="false" table:formula="of:=IF([pogoda.$B84]&gt;[.B83];TRUE;FALSE)" table:style-name="ce2">
            <text:p>FAŁSZ</text:p>
          </table:table-cell>
          <table:table-cell office:value-type="string" office:string-value="C2" table:formula="of:=COM.MICROSOFT.TEXTJOIN(&quot;&quot;;;[pogoda.$D84];[pogoda.$E84])" table:style-name="ce2">
            <text:p>C2</text:p>
          </table:table-cell>
          <table:table-cell office:value-type="string" office:string-value="S" table:formula="of:=IF([pogoda.$L84]=0;&quot;0&quot;;IF([pogoda.$B84]&gt;=10;&quot;C&quot;;&quot;S&quot;))" table:style-name="ce2">
            <text:p>S</text:p>
          </table:table-cell>
          <table:table-cell office:value-type="float" office:value="2" table:formula="of:=IF([.L83]=0;1;IF([.L83]=5;IF([.C83]&gt;=20;0;5);IF([.M83]=3;[.L83]+1;[.L83])))" table:style-name="ce2">
            <text:p>2</text:p>
          </table:table-cell>
          <table:table-cell office:value-type="float" office:value="3" table:formula="of:=IF([.L83]&lt;&gt;[.L84];1;[.M83]+1)" table:style-name="ce2">
            <text:p>3</text:p>
          </table:table-cell>
          <table:table-cell office:value-type="boolean" office:boolean-value="false" table:formula="of:=IF([pogoda.$D84]=[pogoda.$K84];TRUE;FALSE)" table:style-name="ce2">
            <text:p>FAŁSZ</text:p>
          </table:table-cell>
          <table:table-cell office:value-type="boolean" office:boolean-value="true" table:formula="of:=IF([pogoda.$E84]=[pogoda.$L8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85]&gt;=20; TRUE; FALSE)" table:style-name="ce1">
            <text:p>FAŁSZ</text:p>
          </table:table-cell>
          <table:table-cell office:value-type="boolean" office:boolean-value="true" table:formula="of:=IF([pogoda.$C85]&lt;=5;TRUE;FALSE)" table:style-name="ce1">
            <text:p>PRAWDA</text:p>
          </table:table-cell>
          <table:table-cell office:value-type="boolean" office:boolean-value="false" table:formula="of:=AND([pogoda.$F85:.$G85])" table:style-name="ce2">
            <text:p>FAŁSZ</text:p>
          </table:table-cell>
          <table:table-cell office:value-type="boolean" office:boolean-value="false" table:formula="of:=IF([pogoda.$B85]&gt;[.B84];TRUE;FALSE)" table:style-name="ce2">
            <text:p>FAŁSZ</text:p>
          </table:table-cell>
          <table:table-cell office:value-type="string" office:string-value="C3" table:formula="of:=COM.MICROSOFT.TEXTJOIN(&quot;&quot;;;[pogoda.$D85];[pogoda.$E85])" table:style-name="ce2">
            <text:p>C3</text:p>
          </table:table-cell>
          <table:table-cell office:value-type="string" office:string-value="S" table:formula="of:=IF([pogoda.$L85]=0;&quot;0&quot;;IF([pogoda.$B85]&gt;=10;&quot;C&quot;;&quot;S&quot;))" table:style-name="ce2">
            <text:p>S</text:p>
          </table:table-cell>
          <table:table-cell office:value-type="float" office:value="3" table:formula="of:=IF([.L84]=0;1;IF([.L84]=5;IF([.C84]&gt;=20;0;5);IF([.M84]=3;[.L84]+1;[.L84])))" table:style-name="ce2">
            <text:p>3</text:p>
          </table:table-cell>
          <table:table-cell office:value-type="float" office:value="1" table:formula="of:=IF([.L84]&lt;&gt;[.L85];1;[.M84]+1)" table:style-name="ce2">
            <text:p>1</text:p>
          </table:table-cell>
          <table:table-cell office:value-type="boolean" office:boolean-value="false" table:formula="of:=IF([pogoda.$D85]=[pogoda.$K85];TRUE;FALSE)" table:style-name="ce2">
            <text:p>FAŁSZ</text:p>
          </table:table-cell>
          <table:table-cell office:value-type="boolean" office:boolean-value="true" table:formula="of:=IF([pogoda.$E85]=[pogoda.$L8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5" table:style-name="ce1">
            <text:p>0,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86]&gt;=20; TRUE; FALSE)" table:style-name="ce1">
            <text:p>FAŁSZ</text:p>
          </table:table-cell>
          <table:table-cell office:value-type="boolean" office:boolean-value="true" table:formula="of:=IF([pogoda.$C86]&lt;=5;TRUE;FALSE)" table:style-name="ce1">
            <text:p>PRAWDA</text:p>
          </table:table-cell>
          <table:table-cell office:value-type="boolean" office:boolean-value="false" table:formula="of:=AND([pogoda.$F86:.$G86])" table:style-name="ce2">
            <text:p>FAŁSZ</text:p>
          </table:table-cell>
          <table:table-cell office:value-type="boolean" office:boolean-value="false" table:formula="of:=IF([pogoda.$B86]&gt;[.B85];TRUE;FALSE)" table:style-name="ce2">
            <text:p>FAŁSZ</text:p>
          </table:table-cell>
          <table:table-cell office:value-type="string" office:string-value="C3" table:formula="of:=COM.MICROSOFT.TEXTJOIN(&quot;&quot;;;[pogoda.$D86];[pogoda.$E86])" table:style-name="ce2">
            <text:p>C3</text:p>
          </table:table-cell>
          <table:table-cell office:value-type="string" office:string-value="S" table:formula="of:=IF([pogoda.$L86]=0;&quot;0&quot;;IF([pogoda.$B86]&gt;=10;&quot;C&quot;;&quot;S&quot;))" table:style-name="ce2">
            <text:p>S</text:p>
          </table:table-cell>
          <table:table-cell office:value-type="float" office:value="3" table:formula="of:=IF([.L85]=0;1;IF([.L85]=5;IF([.C85]&gt;=20;0;5);IF([.M85]=3;[.L85]+1;[.L85])))" table:style-name="ce2">
            <text:p>3</text:p>
          </table:table-cell>
          <table:table-cell office:value-type="float" office:value="2" table:formula="of:=IF([.L85]&lt;&gt;[.L86];1;[.M85]+1)" table:style-name="ce2">
            <text:p>2</text:p>
          </table:table-cell>
          <table:table-cell office:value-type="boolean" office:boolean-value="false" table:formula="of:=IF([pogoda.$D86]=[pogoda.$K86];TRUE;FALSE)" table:style-name="ce2">
            <text:p>FAŁSZ</text:p>
          </table:table-cell>
          <table:table-cell office:value-type="boolean" office:boolean-value="true" table:formula="of:=IF([pogoda.$E86]=[pogoda.$L8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6" table:style-name="ce1">
            <text:p>0,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87]&gt;=20; TRUE; FALSE)" table:style-name="ce1">
            <text:p>FAŁSZ</text:p>
          </table:table-cell>
          <table:table-cell office:value-type="boolean" office:boolean-value="false" table:formula="of:=IF([pogoda.$C87]&lt;=5;TRUE;FALSE)" table:style-name="ce1">
            <text:p>FAŁSZ</text:p>
          </table:table-cell>
          <table:table-cell office:value-type="boolean" office:boolean-value="false" table:formula="of:=AND([pogoda.$F87:.$G87])" table:style-name="ce2">
            <text:p>FAŁSZ</text:p>
          </table:table-cell>
          <table:table-cell office:value-type="boolean" office:boolean-value="true" table:formula="of:=IF([pogoda.$B87]&gt;[.B86];TRUE;FALSE)" table:style-name="ce2">
            <text:p>PRAWDA</text:p>
          </table:table-cell>
          <table:table-cell office:value-type="string" office:string-value="C3" table:formula="of:=COM.MICROSOFT.TEXTJOIN(&quot;&quot;;;[pogoda.$D87];[pogoda.$E87])" table:style-name="ce2">
            <text:p>C3</text:p>
          </table:table-cell>
          <table:table-cell office:value-type="string" office:string-value="S" table:formula="of:=IF([pogoda.$L87]=0;&quot;0&quot;;IF([pogoda.$B87]&gt;=10;&quot;C&quot;;&quot;S&quot;))" table:style-name="ce2">
            <text:p>S</text:p>
          </table:table-cell>
          <table:table-cell office:value-type="float" office:value="3" table:formula="of:=IF([.L86]=0;1;IF([.L86]=5;IF([.C86]&gt;=20;0;5);IF([.M86]=3;[.L86]+1;[.L86])))" table:style-name="ce2">
            <text:p>3</text:p>
          </table:table-cell>
          <table:table-cell office:value-type="float" office:value="3" table:formula="of:=IF([.L86]&lt;&gt;[.L87];1;[.M86]+1)" table:style-name="ce2">
            <text:p>3</text:p>
          </table:table-cell>
          <table:table-cell office:value-type="boolean" office:boolean-value="false" table:formula="of:=IF([pogoda.$D87]=[pogoda.$K87];TRUE;FALSE)" table:style-name="ce2">
            <text:p>FAŁSZ</text:p>
          </table:table-cell>
          <table:table-cell office:value-type="boolean" office:boolean-value="true" table:formula="of:=IF([pogoda.$E87]=[pogoda.$L8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88]&gt;=20; TRUE; FALSE)" table:style-name="ce1">
            <text:p>FAŁSZ</text:p>
          </table:table-cell>
          <table:table-cell office:value-type="boolean" office:boolean-value="true" table:formula="of:=IF([pogoda.$C88]&lt;=5;TRUE;FALSE)" table:style-name="ce1">
            <text:p>PRAWDA</text:p>
          </table:table-cell>
          <table:table-cell office:value-type="boolean" office:boolean-value="false" table:formula="of:=AND([pogoda.$F88:.$G88])" table:style-name="ce2">
            <text:p>FAŁSZ</text:p>
          </table:table-cell>
          <table:table-cell office:value-type="boolean" office:boolean-value="true" table:formula="of:=IF([pogoda.$B88]&gt;[.B87];TRUE;FALSE)" table:style-name="ce2">
            <text:p>PRAWDA</text:p>
          </table:table-cell>
          <table:table-cell office:value-type="string" office:string-value="C4" table:formula="of:=COM.MICROSOFT.TEXTJOIN(&quot;&quot;;;[pogoda.$D88];[pogoda.$E88])" table:style-name="ce2">
            <text:p>C4</text:p>
          </table:table-cell>
          <table:table-cell office:value-type="string" office:string-value="S" table:formula="of:=IF([pogoda.$L88]=0;&quot;0&quot;;IF([pogoda.$B88]&gt;=10;&quot;C&quot;;&quot;S&quot;))" table:style-name="ce2">
            <text:p>S</text:p>
          </table:table-cell>
          <table:table-cell office:value-type="float" office:value="4" table:formula="of:=IF([.L87]=0;1;IF([.L87]=5;IF([.C87]&gt;=20;0;5);IF([.M87]=3;[.L87]+1;[.L87])))" table:style-name="ce2">
            <text:p>4</text:p>
          </table:table-cell>
          <table:table-cell office:value-type="float" office:value="1" table:formula="of:=IF([.L87]&lt;&gt;[.L88];1;[.M87]+1)" table:style-name="ce2">
            <text:p>1</text:p>
          </table:table-cell>
          <table:table-cell office:value-type="boolean" office:boolean-value="false" table:formula="of:=IF([pogoda.$D88]=[pogoda.$K88];TRUE;FALSE)" table:style-name="ce2">
            <text:p>FAŁSZ</text:p>
          </table:table-cell>
          <table:table-cell office:value-type="boolean" office:boolean-value="true" table:formula="of:=IF([pogoda.$E88]=[pogoda.$L8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89]&gt;=20; TRUE; FALSE)" table:style-name="ce1">
            <text:p>FAŁSZ</text:p>
          </table:table-cell>
          <table:table-cell office:value-type="boolean" office:boolean-value="false" table:formula="of:=IF([pogoda.$C89]&lt;=5;TRUE;FALSE)" table:style-name="ce1">
            <text:p>FAŁSZ</text:p>
          </table:table-cell>
          <table:table-cell office:value-type="boolean" office:boolean-value="false" table:formula="of:=AND([pogoda.$F89:.$G89])" table:style-name="ce2">
            <text:p>FAŁSZ</text:p>
          </table:table-cell>
          <table:table-cell office:value-type="boolean" office:boolean-value="true" table:formula="of:=IF([pogoda.$B89]&gt;[.B88];TRUE;FALSE)" table:style-name="ce2">
            <text:p>PRAWDA</text:p>
          </table:table-cell>
          <table:table-cell office:value-type="string" office:string-value="C4" table:formula="of:=COM.MICROSOFT.TEXTJOIN(&quot;&quot;;;[pogoda.$D89];[pogoda.$E89])" table:style-name="ce2">
            <text:p>C4</text:p>
          </table:table-cell>
          <table:table-cell office:value-type="string" office:string-value="S" table:formula="of:=IF([pogoda.$L89]=0;&quot;0&quot;;IF([pogoda.$B89]&gt;=10;&quot;C&quot;;&quot;S&quot;))" table:style-name="ce2">
            <text:p>S</text:p>
          </table:table-cell>
          <table:table-cell office:value-type="float" office:value="4" table:formula="of:=IF([.L88]=0;1;IF([.L88]=5;IF([.C88]&gt;=20;0;5);IF([.M88]=3;[.L88]+1;[.L88])))" table:style-name="ce2">
            <text:p>4</text:p>
          </table:table-cell>
          <table:table-cell office:value-type="float" office:value="2" table:formula="of:=IF([.L88]&lt;&gt;[.L89];1;[.M88]+1)" table:style-name="ce2">
            <text:p>2</text:p>
          </table:table-cell>
          <table:table-cell office:value-type="boolean" office:boolean-value="false" table:formula="of:=IF([pogoda.$D89]=[pogoda.$K89];TRUE;FALSE)" table:style-name="ce2">
            <text:p>FAŁSZ</text:p>
          </table:table-cell>
          <table:table-cell office:value-type="boolean" office:boolean-value="true" table:formula="of:=IF([pogoda.$E89]=[pogoda.$L8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.9" table:style-name="ce1">
            <text:p>7,9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90]&gt;=20; TRUE; FALSE)" table:style-name="ce1">
            <text:p>FAŁSZ</text:p>
          </table:table-cell>
          <table:table-cell office:value-type="boolean" office:boolean-value="false" table:formula="of:=IF([pogoda.$C90]&lt;=5;TRUE;FALSE)" table:style-name="ce1">
            <text:p>FAŁSZ</text:p>
          </table:table-cell>
          <table:table-cell office:value-type="boolean" office:boolean-value="false" table:formula="of:=AND([pogoda.$F90:.$G90])" table:style-name="ce2">
            <text:p>FAŁSZ</text:p>
          </table:table-cell>
          <table:table-cell office:value-type="boolean" office:boolean-value="true" table:formula="of:=IF([pogoda.$B90]&gt;[.B89];TRUE;FALSE)" table:style-name="ce2">
            <text:p>PRAWDA</text:p>
          </table:table-cell>
          <table:table-cell office:value-type="string" office:string-value="C4" table:formula="of:=COM.MICROSOFT.TEXTJOIN(&quot;&quot;;;[pogoda.$D90];[pogoda.$E90])" table:style-name="ce2">
            <text:p>C4</text:p>
          </table:table-cell>
          <table:table-cell office:value-type="string" office:string-value="S" table:formula="of:=IF([pogoda.$L90]=0;&quot;0&quot;;IF([pogoda.$B90]&gt;=10;&quot;C&quot;;&quot;S&quot;))" table:style-name="ce2">
            <text:p>S</text:p>
          </table:table-cell>
          <table:table-cell office:value-type="float" office:value="4" table:formula="of:=IF([.L89]=0;1;IF([.L89]=5;IF([.C89]&gt;=20;0;5);IF([.M89]=3;[.L89]+1;[.L89])))" table:style-name="ce2">
            <text:p>4</text:p>
          </table:table-cell>
          <table:table-cell office:value-type="float" office:value="3" table:formula="of:=IF([.L89]&lt;&gt;[.L90];1;[.M89]+1)" table:style-name="ce2">
            <text:p>3</text:p>
          </table:table-cell>
          <table:table-cell office:value-type="boolean" office:boolean-value="false" table:formula="of:=IF([pogoda.$D90]=[pogoda.$K90];TRUE;FALSE)" table:style-name="ce2">
            <text:p>FAŁSZ</text:p>
          </table:table-cell>
          <table:table-cell office:value-type="boolean" office:boolean-value="true" table:formula="of:=IF([pogoda.$E90]=[pogoda.$L9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91]&gt;=20; TRUE; FALSE)" table:style-name="ce1">
            <text:p>FAŁSZ</text:p>
          </table:table-cell>
          <table:table-cell office:value-type="boolean" office:boolean-value="false" table:formula="of:=IF([pogoda.$C91]&lt;=5;TRUE;FALSE)" table:style-name="ce1">
            <text:p>FAŁSZ</text:p>
          </table:table-cell>
          <table:table-cell office:value-type="boolean" office:boolean-value="false" table:formula="of:=AND([pogoda.$F91:.$G91])" table:style-name="ce2">
            <text:p>FAŁSZ</text:p>
          </table:table-cell>
          <table:table-cell office:value-type="boolean" office:boolean-value="true" table:formula="of:=IF([pogoda.$B91]&gt;[.B90];TRUE;FALSE)" table:style-name="ce2">
            <text:p>PRAWDA</text:p>
          </table:table-cell>
          <table:table-cell office:value-type="string" office:string-value="C5" table:formula="of:=COM.MICROSOFT.TEXTJOIN(&quot;&quot;;;[pogoda.$D91];[pogoda.$E91])" table:style-name="ce2">
            <text:p>C5</text:p>
          </table:table-cell>
          <table:table-cell office:value-type="string" office:string-value="C" table:formula="of:=IF([pogoda.$L91]=0;&quot;0&quot;;IF([pogoda.$B91]&gt;=10;&quot;C&quot;;&quot;S&quot;))" table:style-name="ce2">
            <text:p>C</text:p>
          </table:table-cell>
          <table:table-cell office:value-type="float" office:value="5" table:formula="of:=IF([.L90]=0;1;IF([.L90]=5;IF([.C90]&gt;=20;0;5);IF([.M90]=3;[.L90]+1;[.L90])))" table:style-name="ce2">
            <text:p>5</text:p>
          </table:table-cell>
          <table:table-cell office:value-type="float" office:value="1" table:formula="of:=IF([.L90]&lt;&gt;[.L91];1;[.M90]+1)" table:style-name="ce2">
            <text:p>1</text:p>
          </table:table-cell>
          <table:table-cell office:value-type="boolean" office:boolean-value="true" table:formula="of:=IF([pogoda.$D91]=[pogoda.$K91];TRUE;FALSE)" table:style-name="ce2">
            <text:p>PRAWDA</text:p>
          </table:table-cell>
          <table:table-cell office:value-type="boolean" office:boolean-value="true" table:formula="of:=IF([pogoda.$E91]=[pogoda.$L9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.9" table:style-name="ce1">
            <text:p>10,9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92]&gt;=20; TRUE; FALSE)" table:style-name="ce1">
            <text:p>FAŁSZ</text:p>
          </table:table-cell>
          <table:table-cell office:value-type="boolean" office:boolean-value="false" table:formula="of:=IF([pogoda.$C92]&lt;=5;TRUE;FALSE)" table:style-name="ce1">
            <text:p>FAŁSZ</text:p>
          </table:table-cell>
          <table:table-cell office:value-type="boolean" office:boolean-value="false" table:formula="of:=AND([pogoda.$F92:.$G92])" table:style-name="ce2">
            <text:p>FAŁSZ</text:p>
          </table:table-cell>
          <table:table-cell office:value-type="boolean" office:boolean-value="true" table:formula="of:=IF([pogoda.$B92]&gt;[.B91];TRUE;FALSE)" table:style-name="ce2">
            <text:p>PRAWDA</text:p>
          </table:table-cell>
          <table:table-cell office:value-type="string" office:string-value="C5" table:formula="of:=COM.MICROSOFT.TEXTJOIN(&quot;&quot;;;[pogoda.$D92];[pogoda.$E92])" table:style-name="ce2">
            <text:p>C5</text:p>
          </table:table-cell>
          <table:table-cell office:value-type="string" office:string-value="C" table:formula="of:=IF([pogoda.$L92]=0;&quot;0&quot;;IF([pogoda.$B92]&gt;=10;&quot;C&quot;;&quot;S&quot;))" table:style-name="ce2">
            <text:p>C</text:p>
          </table:table-cell>
          <table:table-cell office:value-type="float" office:value="5" table:formula="of:=IF([.L91]=0;1;IF([.L91]=5;IF([.C91]&gt;=20;0;5);IF([.M91]=3;[.L91]+1;[.L91])))" table:style-name="ce2">
            <text:p>5</text:p>
          </table:table-cell>
          <table:table-cell office:value-type="float" office:value="2" table:formula="of:=IF([.L91]&lt;&gt;[.L92];1;[.M91]+1)" table:style-name="ce2">
            <text:p>2</text:p>
          </table:table-cell>
          <table:table-cell office:value-type="boolean" office:boolean-value="true" table:formula="of:=IF([pogoda.$D92]=[pogoda.$K92];TRUE;FALSE)" table:style-name="ce2">
            <text:p>PRAWDA</text:p>
          </table:table-cell>
          <table:table-cell office:value-type="boolean" office:boolean-value="true" table:formula="of:=IF([pogoda.$E92]=[pogoda.$L9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.3" table:style-name="ce1">
            <text:p>10,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93]&gt;=20; TRUE; FALSE)" table:style-name="ce1">
            <text:p>FAŁSZ</text:p>
          </table:table-cell>
          <table:table-cell office:value-type="boolean" office:boolean-value="true" table:formula="of:=IF([pogoda.$C93]&lt;=5;TRUE;FALSE)" table:style-name="ce1">
            <text:p>PRAWDA</text:p>
          </table:table-cell>
          <table:table-cell office:value-type="boolean" office:boolean-value="false" table:formula="of:=AND([pogoda.$F93:.$G93])" table:style-name="ce2">
            <text:p>FAŁSZ</text:p>
          </table:table-cell>
          <table:table-cell office:value-type="boolean" office:boolean-value="false" table:formula="of:=IF([pogoda.$B93]&gt;[.B92];TRUE;FALSE)" table:style-name="ce2">
            <text:p>FAŁSZ</text:p>
          </table:table-cell>
          <table:table-cell office:value-type="string" office:string-value="00" table:formula="of:=COM.MICROSOFT.TEXTJOIN(&quot;&quot;;;[pogoda.$D93];[pogoda.$E93])" table:style-name="ce2">
            <text:p>00</text:p>
          </table:table-cell>
          <table:table-cell office:value-type="string" office:string-value="0" table:formula="of:=IF([pogoda.$L93]=0;&quot;0&quot;;IF([pogoda.$B93]&gt;=10;&quot;C&quot;;&quot;S&quot;))" table:style-name="ce2">
            <text:p>0</text:p>
          </table:table-cell>
          <table:table-cell office:value-type="float" office:value="0" table:formula="of:=IF([.L92]=0;1;IF([.L92]=5;IF([.C92]&gt;=20;0;5);IF([.M92]=3;[.L92]+1;[.L92])))" table:style-name="ce2">
            <text:p>0</text:p>
          </table:table-cell>
          <table:table-cell office:value-type="float" office:value="1" table:formula="of:=IF([.L92]&lt;&gt;[.L93];1;[.M92]+1)" table:style-name="ce2">
            <text:p>1</text:p>
          </table:table-cell>
          <table:table-cell office:value-type="boolean" office:boolean-value="true" table:formula="of:=IF([pogoda.$D93]=[pogoda.$K93];TRUE;FALSE)" table:style-name="ce2">
            <text:p>PRAWDA</text:p>
          </table:table-cell>
          <table:table-cell office:value-type="boolean" office:boolean-value="true" table:formula="of:=IF([pogoda.$E93]=[pogoda.$L9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94]&gt;=20; TRUE; FALSE)" table:style-name="ce1">
            <text:p>FAŁSZ</text:p>
          </table:table-cell>
          <table:table-cell office:value-type="boolean" office:boolean-value="true" table:formula="of:=IF([pogoda.$C94]&lt;=5;TRUE;FALSE)" table:style-name="ce1">
            <text:p>PRAWDA</text:p>
          </table:table-cell>
          <table:table-cell office:value-type="boolean" office:boolean-value="false" table:formula="of:=AND([pogoda.$F94:.$G94])" table:style-name="ce2">
            <text:p>FAŁSZ</text:p>
          </table:table-cell>
          <table:table-cell office:value-type="boolean" office:boolean-value="false" table:formula="of:=IF([pogoda.$B94]&gt;[.B93];TRUE;FALSE)" table:style-name="ce2">
            <text:p>FAŁSZ</text:p>
          </table:table-cell>
          <table:table-cell office:value-type="string" office:string-value="S1" table:formula="of:=COM.MICROSOFT.TEXTJOIN(&quot;&quot;;;[pogoda.$D94];[pogoda.$E94])" table:style-name="ce2">
            <text:p>S1</text:p>
          </table:table-cell>
          <table:table-cell office:value-type="string" office:string-value="S" table:formula="of:=IF([pogoda.$L94]=0;&quot;0&quot;;IF([pogoda.$B94]&gt;=10;&quot;C&quot;;&quot;S&quot;))" table:style-name="ce2">
            <text:p>S</text:p>
          </table:table-cell>
          <table:table-cell office:value-type="float" office:value="1" table:formula="of:=IF([.L93]=0;1;IF([.L93]=5;IF([.C93]&gt;=20;0;5);IF([.M93]=3;[.L93]+1;[.L93])))" table:style-name="ce2">
            <text:p>1</text:p>
          </table:table-cell>
          <table:table-cell office:value-type="float" office:value="1" table:formula="of:=IF([.L93]&lt;&gt;[.L94];1;[.M93]+1)" table:style-name="ce2">
            <text:p>1</text:p>
          </table:table-cell>
          <table:table-cell office:value-type="boolean" office:boolean-value="true" table:formula="of:=IF([pogoda.$D94]=[pogoda.$K94];TRUE;FALSE)" table:style-name="ce2">
            <text:p>PRAWDA</text:p>
          </table:table-cell>
          <table:table-cell office:value-type="boolean" office:boolean-value="true" table:formula="of:=IF([pogoda.$E94]=[pogoda.$L9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.7" table:style-name="ce1">
            <text:p>6,7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95]&gt;=20; TRUE; FALSE)" table:style-name="ce1">
            <text:p>FAŁSZ</text:p>
          </table:table-cell>
          <table:table-cell office:value-type="boolean" office:boolean-value="true" table:formula="of:=IF([pogoda.$C95]&lt;=5;TRUE;FALSE)" table:style-name="ce1">
            <text:p>PRAWDA</text:p>
          </table:table-cell>
          <table:table-cell office:value-type="boolean" office:boolean-value="false" table:formula="of:=AND([pogoda.$F95:.$G95])" table:style-name="ce2">
            <text:p>FAŁSZ</text:p>
          </table:table-cell>
          <table:table-cell office:value-type="boolean" office:boolean-value="false" table:formula="of:=IF([pogoda.$B95]&gt;[.B94];TRUE;FALSE)" table:style-name="ce2">
            <text:p>FAŁSZ</text:p>
          </table:table-cell>
          <table:table-cell office:value-type="string" office:string-value="S1" table:formula="of:=COM.MICROSOFT.TEXTJOIN(&quot;&quot;;;[pogoda.$D95];[pogoda.$E95])" table:style-name="ce2">
            <text:p>S1</text:p>
          </table:table-cell>
          <table:table-cell office:value-type="string" office:string-value="S" table:formula="of:=IF([pogoda.$L95]=0;&quot;0&quot;;IF([pogoda.$B95]&gt;=10;&quot;C&quot;;&quot;S&quot;))" table:style-name="ce2">
            <text:p>S</text:p>
          </table:table-cell>
          <table:table-cell office:value-type="float" office:value="1" table:formula="of:=IF([.L94]=0;1;IF([.L94]=5;IF([.C94]&gt;=20;0;5);IF([.M94]=3;[.L94]+1;[.L94])))" table:style-name="ce2">
            <text:p>1</text:p>
          </table:table-cell>
          <table:table-cell office:value-type="float" office:value="2" table:formula="of:=IF([.L94]&lt;&gt;[.L95];1;[.M94]+1)" table:style-name="ce2">
            <text:p>2</text:p>
          </table:table-cell>
          <table:table-cell office:value-type="boolean" office:boolean-value="true" table:formula="of:=IF([pogoda.$D95]=[pogoda.$K95];TRUE;FALSE)" table:style-name="ce2">
            <text:p>PRAWDA</text:p>
          </table:table-cell>
          <table:table-cell office:value-type="boolean" office:boolean-value="true" table:formula="of:=IF([pogoda.$E95]=[pogoda.$L9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.3" table:style-name="ce1">
            <text:p>5,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96]&gt;=20; TRUE; FALSE)" table:style-name="ce1">
            <text:p>FAŁSZ</text:p>
          </table:table-cell>
          <table:table-cell office:value-type="boolean" office:boolean-value="false" table:formula="of:=IF([pogoda.$C96]&lt;=5;TRUE;FALSE)" table:style-name="ce1">
            <text:p>FAŁSZ</text:p>
          </table:table-cell>
          <table:table-cell office:value-type="boolean" office:boolean-value="false" table:formula="of:=AND([pogoda.$F96:.$G96])" table:style-name="ce2">
            <text:p>FAŁSZ</text:p>
          </table:table-cell>
          <table:table-cell office:value-type="boolean" office:boolean-value="false" table:formula="of:=IF([pogoda.$B96]&gt;[.B95];TRUE;FALSE)" table:style-name="ce2">
            <text:p>FAŁSZ</text:p>
          </table:table-cell>
          <table:table-cell office:value-type="string" office:string-value="S1" table:formula="of:=COM.MICROSOFT.TEXTJOIN(&quot;&quot;;;[pogoda.$D96];[pogoda.$E96])" table:style-name="ce2">
            <text:p>S1</text:p>
          </table:table-cell>
          <table:table-cell office:value-type="string" office:string-value="S" table:formula="of:=IF([pogoda.$L96]=0;&quot;0&quot;;IF([pogoda.$B96]&gt;=10;&quot;C&quot;;&quot;S&quot;))" table:style-name="ce2">
            <text:p>S</text:p>
          </table:table-cell>
          <table:table-cell office:value-type="float" office:value="1" table:formula="of:=IF([.L95]=0;1;IF([.L95]=5;IF([.C95]&gt;=20;0;5);IF([.M95]=3;[.L95]+1;[.L95])))" table:style-name="ce2">
            <text:p>1</text:p>
          </table:table-cell>
          <table:table-cell office:value-type="float" office:value="3" table:formula="of:=IF([.L95]&lt;&gt;[.L96];1;[.M95]+1)" table:style-name="ce2">
            <text:p>3</text:p>
          </table:table-cell>
          <table:table-cell office:value-type="boolean" office:boolean-value="true" table:formula="of:=IF([pogoda.$D96]=[pogoda.$K96];TRUE;FALSE)" table:style-name="ce2">
            <text:p>PRAWDA</text:p>
          </table:table-cell>
          <table:table-cell office:value-type="boolean" office:boolean-value="true" table:formula="of:=IF([pogoda.$E96]=[pogoda.$L9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.2" table:style-name="ce1">
            <text:p>5,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97]&gt;=20; TRUE; FALSE)" table:style-name="ce1">
            <text:p>FAŁSZ</text:p>
          </table:table-cell>
          <table:table-cell office:value-type="boolean" office:boolean-value="true" table:formula="of:=IF([pogoda.$C97]&lt;=5;TRUE;FALSE)" table:style-name="ce1">
            <text:p>PRAWDA</text:p>
          </table:table-cell>
          <table:table-cell office:value-type="boolean" office:boolean-value="false" table:formula="of:=AND([pogoda.$F97:.$G97])" table:style-name="ce2">
            <text:p>FAŁSZ</text:p>
          </table:table-cell>
          <table:table-cell office:value-type="boolean" office:boolean-value="false" table:formula="of:=IF([pogoda.$B97]&gt;[.B96];TRUE;FALSE)" table:style-name="ce2">
            <text:p>FAŁSZ</text:p>
          </table:table-cell>
          <table:table-cell office:value-type="string" office:string-value="S2" table:formula="of:=COM.MICROSOFT.TEXTJOIN(&quot;&quot;;;[pogoda.$D97];[pogoda.$E97])" table:style-name="ce2">
            <text:p>S2</text:p>
          </table:table-cell>
          <table:table-cell office:value-type="string" office:string-value="S" table:formula="of:=IF([pogoda.$L97]=0;&quot;0&quot;;IF([pogoda.$B97]&gt;=10;&quot;C&quot;;&quot;S&quot;))" table:style-name="ce2">
            <text:p>S</text:p>
          </table:table-cell>
          <table:table-cell office:value-type="float" office:value="2" table:formula="of:=IF([.L96]=0;1;IF([.L96]=5;IF([.C96]&gt;=20;0;5);IF([.M96]=3;[.L96]+1;[.L96])))" table:style-name="ce2">
            <text:p>2</text:p>
          </table:table-cell>
          <table:table-cell office:value-type="float" office:value="1" table:formula="of:=IF([.L96]&lt;&gt;[.L97];1;[.M96]+1)" table:style-name="ce2">
            <text:p>1</text:p>
          </table:table-cell>
          <table:table-cell office:value-type="boolean" office:boolean-value="true" table:formula="of:=IF([pogoda.$D97]=[pogoda.$K97];TRUE;FALSE)" table:style-name="ce2">
            <text:p>PRAWDA</text:p>
          </table:table-cell>
          <table:table-cell office:value-type="boolean" office:boolean-value="true" table:formula="of:=IF([pogoda.$E97]=[pogoda.$L9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.8" table:style-name="ce1">
            <text:p>6,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98]&gt;=20; TRUE; FALSE)" table:style-name="ce1">
            <text:p>FAŁSZ</text:p>
          </table:table-cell>
          <table:table-cell office:value-type="boolean" office:boolean-value="true" table:formula="of:=IF([pogoda.$C98]&lt;=5;TRUE;FALSE)" table:style-name="ce1">
            <text:p>PRAWDA</text:p>
          </table:table-cell>
          <table:table-cell office:value-type="boolean" office:boolean-value="false" table:formula="of:=AND([pogoda.$F98:.$G98])" table:style-name="ce2">
            <text:p>FAŁSZ</text:p>
          </table:table-cell>
          <table:table-cell office:value-type="boolean" office:boolean-value="true" table:formula="of:=IF([pogoda.$B98]&gt;[.B97];TRUE;FALSE)" table:style-name="ce2">
            <text:p>PRAWDA</text:p>
          </table:table-cell>
          <table:table-cell office:value-type="string" office:string-value="S2" table:formula="of:=COM.MICROSOFT.TEXTJOIN(&quot;&quot;;;[pogoda.$D98];[pogoda.$E98])" table:style-name="ce2">
            <text:p>S2</text:p>
          </table:table-cell>
          <table:table-cell office:value-type="string" office:string-value="S" table:formula="of:=IF([pogoda.$L98]=0;&quot;0&quot;;IF([pogoda.$B98]&gt;=10;&quot;C&quot;;&quot;S&quot;))" table:style-name="ce2">
            <text:p>S</text:p>
          </table:table-cell>
          <table:table-cell office:value-type="float" office:value="2" table:formula="of:=IF([.L97]=0;1;IF([.L97]=5;IF([.C97]&gt;=20;0;5);IF([.M97]=3;[.L97]+1;[.L97])))" table:style-name="ce2">
            <text:p>2</text:p>
          </table:table-cell>
          <table:table-cell office:value-type="float" office:value="2" table:formula="of:=IF([.L97]&lt;&gt;[.L98];1;[.M97]+1)" table:style-name="ce2">
            <text:p>2</text:p>
          </table:table-cell>
          <table:table-cell office:value-type="boolean" office:boolean-value="true" table:formula="of:=IF([pogoda.$D98]=[pogoda.$K98];TRUE;FALSE)" table:style-name="ce2">
            <text:p>PRAWDA</text:p>
          </table:table-cell>
          <table:table-cell office:value-type="boolean" office:boolean-value="true" table:formula="of:=IF([pogoda.$E98]=[pogoda.$L9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99]&gt;=20; TRUE; FALSE)" table:style-name="ce1">
            <text:p>FAŁSZ</text:p>
          </table:table-cell>
          <table:table-cell office:value-type="boolean" office:boolean-value="false" table:formula="of:=IF([pogoda.$C99]&lt;=5;TRUE;FALSE)" table:style-name="ce1">
            <text:p>FAŁSZ</text:p>
          </table:table-cell>
          <table:table-cell office:value-type="boolean" office:boolean-value="false" table:formula="of:=AND([pogoda.$F99:.$G99])" table:style-name="ce2">
            <text:p>FAŁSZ</text:p>
          </table:table-cell>
          <table:table-cell office:value-type="boolean" office:boolean-value="true" table:formula="of:=IF([pogoda.$B99]&gt;[.B98];TRUE;FALSE)" table:style-name="ce2">
            <text:p>PRAWDA</text:p>
          </table:table-cell>
          <table:table-cell office:value-type="string" office:string-value="S2" table:formula="of:=COM.MICROSOFT.TEXTJOIN(&quot;&quot;;;[pogoda.$D99];[pogoda.$E99])" table:style-name="ce2">
            <text:p>S2</text:p>
          </table:table-cell>
          <table:table-cell office:value-type="string" office:string-value="S" table:formula="of:=IF([pogoda.$L99]=0;&quot;0&quot;;IF([pogoda.$B99]&gt;=10;&quot;C&quot;;&quot;S&quot;))" table:style-name="ce2">
            <text:p>S</text:p>
          </table:table-cell>
          <table:table-cell office:value-type="float" office:value="2" table:formula="of:=IF([.L98]=0;1;IF([.L98]=5;IF([.C98]&gt;=20;0;5);IF([.M98]=3;[.L98]+1;[.L98])))" table:style-name="ce2">
            <text:p>2</text:p>
          </table:table-cell>
          <table:table-cell office:value-type="float" office:value="3" table:formula="of:=IF([.L98]&lt;&gt;[.L99];1;[.M98]+1)" table:style-name="ce2">
            <text:p>3</text:p>
          </table:table-cell>
          <table:table-cell office:value-type="boolean" office:boolean-value="true" table:formula="of:=IF([pogoda.$D99]=[pogoda.$K99];TRUE;FALSE)" table:style-name="ce2">
            <text:p>PRAWDA</text:p>
          </table:table-cell>
          <table:table-cell office:value-type="boolean" office:boolean-value="true" table:formula="of:=IF([pogoda.$E99]=[pogoda.$L9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3.7" table:style-name="ce1">
            <text:p>13,7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00]&gt;=20; TRUE; FALSE)" table:style-name="ce1">
            <text:p>FAŁSZ</text:p>
          </table:table-cell>
          <table:table-cell office:value-type="boolean" office:boolean-value="false" table:formula="of:=IF([pogoda.$C100]&lt;=5;TRUE;FALSE)" table:style-name="ce1">
            <text:p>FAŁSZ</text:p>
          </table:table-cell>
          <table:table-cell office:value-type="boolean" office:boolean-value="false" table:formula="of:=AND([pogoda.$F100:.$G100])" table:style-name="ce2">
            <text:p>FAŁSZ</text:p>
          </table:table-cell>
          <table:table-cell office:value-type="boolean" office:boolean-value="true" table:formula="of:=IF([pogoda.$B100]&gt;[.B99];TRUE;FALSE)" table:style-name="ce2">
            <text:p>PRAWDA</text:p>
          </table:table-cell>
          <table:table-cell office:value-type="string" office:string-value="S3" table:formula="of:=COM.MICROSOFT.TEXTJOIN(&quot;&quot;;;[pogoda.$D100];[pogoda.$E100])" table:style-name="ce2">
            <text:p>S3</text:p>
          </table:table-cell>
          <table:table-cell office:value-type="string" office:string-value="C" table:formula="of:=IF([pogoda.$L100]=0;&quot;0&quot;;IF([pogoda.$B100]&gt;=10;&quot;C&quot;;&quot;S&quot;))" table:style-name="ce2">
            <text:p>C</text:p>
          </table:table-cell>
          <table:table-cell office:value-type="float" office:value="3" table:formula="of:=IF([.L99]=0;1;IF([.L99]=5;IF([.C99]&gt;=20;0;5);IF([.M99]=3;[.L99]+1;[.L99])))" table:style-name="ce2">
            <text:p>3</text:p>
          </table:table-cell>
          <table:table-cell office:value-type="float" office:value="1" table:formula="of:=IF([.L99]&lt;&gt;[.L100];1;[.M99]+1)" table:style-name="ce2">
            <text:p>1</text:p>
          </table:table-cell>
          <table:table-cell office:value-type="boolean" office:boolean-value="false" table:formula="of:=IF([pogoda.$D100]=[pogoda.$K100];TRUE;FALSE)" table:style-name="ce2">
            <text:p>FAŁSZ</text:p>
          </table:table-cell>
          <table:table-cell office:value-type="boolean" office:boolean-value="true" table:formula="of:=IF([pogoda.$E100]=[pogoda.$L10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7.7" table:style-name="ce1">
            <text:p>17,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01]&gt;=20; TRUE; FALSE)" table:style-name="ce1">
            <text:p>FAŁSZ</text:p>
          </table:table-cell>
          <table:table-cell office:value-type="boolean" office:boolean-value="false" table:formula="of:=IF([pogoda.$C101]&lt;=5;TRUE;FALSE)" table:style-name="ce1">
            <text:p>FAŁSZ</text:p>
          </table:table-cell>
          <table:table-cell office:value-type="boolean" office:boolean-value="false" table:formula="of:=AND([pogoda.$F101:.$G101])" table:style-name="ce2">
            <text:p>FAŁSZ</text:p>
          </table:table-cell>
          <table:table-cell office:value-type="boolean" office:boolean-value="true" table:formula="of:=IF([pogoda.$B101]&gt;[.B100];TRUE;FALSE)" table:style-name="ce2">
            <text:p>PRAWDA</text:p>
          </table:table-cell>
          <table:table-cell office:value-type="string" office:string-value="S3" table:formula="of:=COM.MICROSOFT.TEXTJOIN(&quot;&quot;;;[pogoda.$D101];[pogoda.$E101])" table:style-name="ce2">
            <text:p>S3</text:p>
          </table:table-cell>
          <table:table-cell office:value-type="string" office:string-value="C" table:formula="of:=IF([pogoda.$L101]=0;&quot;0&quot;;IF([pogoda.$B101]&gt;=10;&quot;C&quot;;&quot;S&quot;))" table:style-name="ce2">
            <text:p>C</text:p>
          </table:table-cell>
          <table:table-cell office:value-type="float" office:value="3" table:formula="of:=IF([.L100]=0;1;IF([.L100]=5;IF([.C100]&gt;=20;0;5);IF([.M100]=3;[.L100]+1;[.L100])))" table:style-name="ce2">
            <text:p>3</text:p>
          </table:table-cell>
          <table:table-cell office:value-type="float" office:value="2" table:formula="of:=IF([.L100]&lt;&gt;[.L101];1;[.M100]+1)" table:style-name="ce2">
            <text:p>2</text:p>
          </table:table-cell>
          <table:table-cell office:value-type="boolean" office:boolean-value="false" table:formula="of:=IF([pogoda.$D101]=[pogoda.$K101];TRUE;FALSE)" table:style-name="ce2">
            <text:p>FAŁSZ</text:p>
          </table:table-cell>
          <table:table-cell office:value-type="boolean" office:boolean-value="true" table:formula="of:=IF([pogoda.$E101]=[pogoda.$L10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.8" table:style-name="ce1">
            <text:p>20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102]&gt;=20; TRUE; FALSE)" table:style-name="ce1">
            <text:p>PRAWDA</text:p>
          </table:table-cell>
          <table:table-cell office:value-type="boolean" office:boolean-value="true" table:formula="of:=IF([pogoda.$C102]&lt;=5;TRUE;FALSE)" table:style-name="ce1">
            <text:p>PRAWDA</text:p>
          </table:table-cell>
          <table:table-cell office:value-type="boolean" office:boolean-value="true" table:formula="of:=AND([pogoda.$F102:.$G102])" table:style-name="ce2">
            <text:p>PRAWDA</text:p>
          </table:table-cell>
          <table:table-cell office:value-type="boolean" office:boolean-value="true" table:formula="of:=IF([pogoda.$B102]&gt;[.B101];TRUE;FALSE)" table:style-name="ce2">
            <text:p>PRAWDA</text:p>
          </table:table-cell>
          <table:table-cell office:value-type="string" office:string-value="S3" table:formula="of:=COM.MICROSOFT.TEXTJOIN(&quot;&quot;;;[pogoda.$D102];[pogoda.$E102])" table:style-name="ce2">
            <text:p>S3</text:p>
          </table:table-cell>
          <table:table-cell office:value-type="string" office:string-value="C" table:formula="of:=IF([pogoda.$L102]=0;&quot;0&quot;;IF([pogoda.$B102]&gt;=10;&quot;C&quot;;&quot;S&quot;))" table:style-name="ce2">
            <text:p>C</text:p>
          </table:table-cell>
          <table:table-cell office:value-type="float" office:value="3" table:formula="of:=IF([.L101]=0;1;IF([.L101]=5;IF([.C101]&gt;=20;0;5);IF([.M101]=3;[.L101]+1;[.L101])))" table:style-name="ce2">
            <text:p>3</text:p>
          </table:table-cell>
          <table:table-cell office:value-type="float" office:value="3" table:formula="of:=IF([.L101]&lt;&gt;[.L102];1;[.M101]+1)" table:style-name="ce2">
            <text:p>3</text:p>
          </table:table-cell>
          <table:table-cell office:value-type="boolean" office:boolean-value="false" table:formula="of:=IF([pogoda.$D102]=[pogoda.$K102];TRUE;FALSE)" table:style-name="ce2">
            <text:p>FAŁSZ</text:p>
          </table:table-cell>
          <table:table-cell office:value-type="boolean" office:boolean-value="true" table:formula="of:=IF([pogoda.$E102]=[pogoda.$L10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2.4" table:style-name="ce1">
            <text:p>22,4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03]&gt;=20; TRUE; FALSE)" table:style-name="ce1">
            <text:p>PRAWDA</text:p>
          </table:table-cell>
          <table:table-cell office:value-type="boolean" office:boolean-value="false" table:formula="of:=IF([pogoda.$C103]&lt;=5;TRUE;FALSE)" table:style-name="ce1">
            <text:p>FAŁSZ</text:p>
          </table:table-cell>
          <table:table-cell office:value-type="boolean" office:boolean-value="false" table:formula="of:=AND([pogoda.$F103:.$G103])" table:style-name="ce2">
            <text:p>FAŁSZ</text:p>
          </table:table-cell>
          <table:table-cell office:value-type="boolean" office:boolean-value="true" table:formula="of:=IF([pogoda.$B103]&gt;[.B102];TRUE;FALSE)" table:style-name="ce2">
            <text:p>PRAWDA</text:p>
          </table:table-cell>
          <table:table-cell office:value-type="string" office:string-value="S4" table:formula="of:=COM.MICROSOFT.TEXTJOIN(&quot;&quot;;;[pogoda.$D103];[pogoda.$E103])" table:style-name="ce2">
            <text:p>S4</text:p>
          </table:table-cell>
          <table:table-cell office:value-type="string" office:string-value="C" table:formula="of:=IF([pogoda.$L103]=0;&quot;0&quot;;IF([pogoda.$B103]&gt;=10;&quot;C&quot;;&quot;S&quot;))" table:style-name="ce2">
            <text:p>C</text:p>
          </table:table-cell>
          <table:table-cell office:value-type="float" office:value="4" table:formula="of:=IF([.L102]=0;1;IF([.L102]=5;IF([.C102]&gt;=20;0;5);IF([.M102]=3;[.L102]+1;[.L102])))" table:style-name="ce2">
            <text:p>4</text:p>
          </table:table-cell>
          <table:table-cell office:value-type="float" office:value="1" table:formula="of:=IF([.L102]&lt;&gt;[.L103];1;[.M102]+1)" table:style-name="ce2">
            <text:p>1</text:p>
          </table:table-cell>
          <table:table-cell office:value-type="boolean" office:boolean-value="false" table:formula="of:=IF([pogoda.$D103]=[pogoda.$K103];TRUE;FALSE)" table:style-name="ce2">
            <text:p>FAŁSZ</text:p>
          </table:table-cell>
          <table:table-cell office:value-type="boolean" office:boolean-value="true" table:formula="of:=IF([pogoda.$E103]=[pogoda.$L10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2.5" table:style-name="ce1">
            <text:p>22,5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04]&gt;=20; TRUE; FALSE)" table:style-name="ce1">
            <text:p>PRAWDA</text:p>
          </table:table-cell>
          <table:table-cell office:value-type="boolean" office:boolean-value="false" table:formula="of:=IF([pogoda.$C104]&lt;=5;TRUE;FALSE)" table:style-name="ce1">
            <text:p>FAŁSZ</text:p>
          </table:table-cell>
          <table:table-cell office:value-type="boolean" office:boolean-value="false" table:formula="of:=AND([pogoda.$F104:.$G104])" table:style-name="ce2">
            <text:p>FAŁSZ</text:p>
          </table:table-cell>
          <table:table-cell office:value-type="boolean" office:boolean-value="true" table:formula="of:=IF([pogoda.$B104]&gt;[.B103];TRUE;FALSE)" table:style-name="ce2">
            <text:p>PRAWDA</text:p>
          </table:table-cell>
          <table:table-cell office:value-type="string" office:string-value="S4" table:formula="of:=COM.MICROSOFT.TEXTJOIN(&quot;&quot;;;[pogoda.$D104];[pogoda.$E104])" table:style-name="ce2">
            <text:p>S4</text:p>
          </table:table-cell>
          <table:table-cell office:value-type="string" office:string-value="C" table:formula="of:=IF([pogoda.$L104]=0;&quot;0&quot;;IF([pogoda.$B104]&gt;=10;&quot;C&quot;;&quot;S&quot;))" table:style-name="ce2">
            <text:p>C</text:p>
          </table:table-cell>
          <table:table-cell office:value-type="float" office:value="4" table:formula="of:=IF([.L103]=0;1;IF([.L103]=5;IF([.C103]&gt;=20;0;5);IF([.M103]=3;[.L103]+1;[.L103])))" table:style-name="ce2">
            <text:p>4</text:p>
          </table:table-cell>
          <table:table-cell office:value-type="float" office:value="2" table:formula="of:=IF([.L103]&lt;&gt;[.L104];1;[.M103]+1)" table:style-name="ce2">
            <text:p>2</text:p>
          </table:table-cell>
          <table:table-cell office:value-type="boolean" office:boolean-value="false" table:formula="of:=IF([pogoda.$D104]=[pogoda.$K104];TRUE;FALSE)" table:style-name="ce2">
            <text:p>FAŁSZ</text:p>
          </table:table-cell>
          <table:table-cell office:value-type="boolean" office:boolean-value="true" table:formula="of:=IF([pogoda.$E104]=[pogoda.$L10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1.2" table:style-name="ce1">
            <text:p>21,2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05]&gt;=20; TRUE; FALSE)" table:style-name="ce1">
            <text:p>PRAWDA</text:p>
          </table:table-cell>
          <table:table-cell office:value-type="boolean" office:boolean-value="false" table:formula="of:=IF([pogoda.$C105]&lt;=5;TRUE;FALSE)" table:style-name="ce1">
            <text:p>FAŁSZ</text:p>
          </table:table-cell>
          <table:table-cell office:value-type="boolean" office:boolean-value="false" table:formula="of:=AND([pogoda.$F105:.$G105])" table:style-name="ce2">
            <text:p>FAŁSZ</text:p>
          </table:table-cell>
          <table:table-cell office:value-type="boolean" office:boolean-value="false" table:formula="of:=IF([pogoda.$B105]&gt;[.B104];TRUE;FALSE)" table:style-name="ce2">
            <text:p>FAŁSZ</text:p>
          </table:table-cell>
          <table:table-cell office:value-type="string" office:string-value="S4" table:formula="of:=COM.MICROSOFT.TEXTJOIN(&quot;&quot;;;[pogoda.$D105];[pogoda.$E105])" table:style-name="ce2">
            <text:p>S4</text:p>
          </table:table-cell>
          <table:table-cell office:value-type="string" office:string-value="C" table:formula="of:=IF([pogoda.$L105]=0;&quot;0&quot;;IF([pogoda.$B105]&gt;=10;&quot;C&quot;;&quot;S&quot;))" table:style-name="ce2">
            <text:p>C</text:p>
          </table:table-cell>
          <table:table-cell office:value-type="float" office:value="4" table:formula="of:=IF([.L104]=0;1;IF([.L104]=5;IF([.C104]&gt;=20;0;5);IF([.M104]=3;[.L104]+1;[.L104])))" table:style-name="ce2">
            <text:p>4</text:p>
          </table:table-cell>
          <table:table-cell office:value-type="float" office:value="3" table:formula="of:=IF([.L104]&lt;&gt;[.L105];1;[.M104]+1)" table:style-name="ce2">
            <text:p>3</text:p>
          </table:table-cell>
          <table:table-cell office:value-type="boolean" office:boolean-value="false" table:formula="of:=IF([pogoda.$D105]=[pogoda.$K105];TRUE;FALSE)" table:style-name="ce2">
            <text:p>FAŁSZ</text:p>
          </table:table-cell>
          <table:table-cell office:value-type="boolean" office:boolean-value="true" table:formula="of:=IF([pogoda.$E105]=[pogoda.$L10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9.5" table:style-name="ce1">
            <text:p>19,5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106]&gt;=20; TRUE; FALSE)" table:style-name="ce1">
            <text:p>FAŁSZ</text:p>
          </table:table-cell>
          <table:table-cell office:value-type="boolean" office:boolean-value="false" table:formula="of:=IF([pogoda.$C106]&lt;=5;TRUE;FALSE)" table:style-name="ce1">
            <text:p>FAŁSZ</text:p>
          </table:table-cell>
          <table:table-cell office:value-type="boolean" office:boolean-value="false" table:formula="of:=AND([pogoda.$F106:.$G106])" table:style-name="ce2">
            <text:p>FAŁSZ</text:p>
          </table:table-cell>
          <table:table-cell office:value-type="boolean" office:boolean-value="false" table:formula="of:=IF([pogoda.$B106]&gt;[.B105];TRUE;FALSE)" table:style-name="ce2">
            <text:p>FAŁSZ</text:p>
          </table:table-cell>
          <table:table-cell office:value-type="string" office:string-value="S5" table:formula="of:=COM.MICROSOFT.TEXTJOIN(&quot;&quot;;;[pogoda.$D106];[pogoda.$E106])" table:style-name="ce2">
            <text:p>S5</text:p>
          </table:table-cell>
          <table:table-cell office:value-type="string" office:string-value="C" table:formula="of:=IF([pogoda.$L106]=0;&quot;0&quot;;IF([pogoda.$B106]&gt;=10;&quot;C&quot;;&quot;S&quot;))" table:style-name="ce2">
            <text:p>C</text:p>
          </table:table-cell>
          <table:table-cell office:value-type="float" office:value="5" table:formula="of:=IF([.L105]=0;1;IF([.L105]=5;IF([.C105]&gt;=20;0;5);IF([.M105]=3;[.L105]+1;[.L105])))" table:style-name="ce2">
            <text:p>5</text:p>
          </table:table-cell>
          <table:table-cell office:value-type="float" office:value="1" table:formula="of:=IF([.L105]&lt;&gt;[.L106];1;[.M105]+1)" table:style-name="ce2">
            <text:p>1</text:p>
          </table:table-cell>
          <table:table-cell office:value-type="boolean" office:boolean-value="false" table:formula="of:=IF([pogoda.$D106]=[pogoda.$K106];TRUE;FALSE)" table:style-name="ce2">
            <text:p>FAŁSZ</text:p>
          </table:table-cell>
          <table:table-cell office:value-type="boolean" office:boolean-value="true" table:formula="of:=IF([pogoda.$E106]=[pogoda.$L10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107]&gt;=20; TRUE; FALSE)" table:style-name="ce1">
            <text:p>FAŁSZ</text:p>
          </table:table-cell>
          <table:table-cell office:value-type="boolean" office:boolean-value="true" table:formula="of:=IF([pogoda.$C107]&lt;=5;TRUE;FALSE)" table:style-name="ce1">
            <text:p>PRAWDA</text:p>
          </table:table-cell>
          <table:table-cell office:value-type="boolean" office:boolean-value="false" table:formula="of:=AND([pogoda.$F107:.$G107])" table:style-name="ce2">
            <text:p>FAŁSZ</text:p>
          </table:table-cell>
          <table:table-cell office:value-type="boolean" office:boolean-value="false" table:formula="of:=IF([pogoda.$B107]&gt;[.B106];TRUE;FALSE)" table:style-name="ce2">
            <text:p>FAŁSZ</text:p>
          </table:table-cell>
          <table:table-cell office:value-type="string" office:string-value="00" table:formula="of:=COM.MICROSOFT.TEXTJOIN(&quot;&quot;;;[pogoda.$D107];[pogoda.$E107])" table:style-name="ce2">
            <text:p>00</text:p>
          </table:table-cell>
          <table:table-cell office:value-type="string" office:string-value="0" table:formula="of:=IF([pogoda.$L107]=0;&quot;0&quot;;IF([pogoda.$B107]&gt;=10;&quot;C&quot;;&quot;S&quot;))" table:style-name="ce2">
            <text:p>0</text:p>
          </table:table-cell>
          <table:table-cell office:value-type="float" office:value="0" table:formula="of:=IF([.L106]=0;1;IF([.L106]=5;IF([.C106]&gt;=20;0;5);IF([.M106]=3;[.L106]+1;[.L106])))" table:style-name="ce2">
            <text:p>0</text:p>
          </table:table-cell>
          <table:table-cell office:value-type="float" office:value="1" table:formula="of:=IF([.L106]&lt;&gt;[.L107];1;[.M106]+1)" table:style-name="ce2">
            <text:p>1</text:p>
          </table:table-cell>
          <table:table-cell office:value-type="boolean" office:boolean-value="true" table:formula="of:=IF([pogoda.$D107]=[pogoda.$K107];TRUE;FALSE)" table:style-name="ce2">
            <text:p>PRAWDA</text:p>
          </table:table-cell>
          <table:table-cell office:value-type="boolean" office:boolean-value="true" table:formula="of:=IF([pogoda.$E107]=[pogoda.$L10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.8" table:style-name="ce1">
            <text:p>17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08]&gt;=20; TRUE; FALSE)" table:style-name="ce1">
            <text:p>FAŁSZ</text:p>
          </table:table-cell>
          <table:table-cell office:value-type="boolean" office:boolean-value="true" table:formula="of:=IF([pogoda.$C108]&lt;=5;TRUE;FALSE)" table:style-name="ce1">
            <text:p>PRAWDA</text:p>
          </table:table-cell>
          <table:table-cell office:value-type="boolean" office:boolean-value="false" table:formula="of:=AND([pogoda.$F108:.$G108])" table:style-name="ce2">
            <text:p>FAŁSZ</text:p>
          </table:table-cell>
          <table:table-cell office:value-type="boolean" office:boolean-value="false" table:formula="of:=IF([pogoda.$B108]&gt;[.B107];TRUE;FALSE)" table:style-name="ce2">
            <text:p>FAŁSZ</text:p>
          </table:table-cell>
          <table:table-cell office:value-type="string" office:string-value="C1" table:formula="of:=COM.MICROSOFT.TEXTJOIN(&quot;&quot;;;[pogoda.$D108];[pogoda.$E108])" table:style-name="ce2">
            <text:p>C1</text:p>
          </table:table-cell>
          <table:table-cell office:value-type="string" office:string-value="C" table:formula="of:=IF([pogoda.$L108]=0;&quot;0&quot;;IF([pogoda.$B108]&gt;=10;&quot;C&quot;;&quot;S&quot;))" table:style-name="ce2">
            <text:p>C</text:p>
          </table:table-cell>
          <table:table-cell office:value-type="float" office:value="1" table:formula="of:=IF([.L107]=0;1;IF([.L107]=5;IF([.C107]&gt;=20;0;5);IF([.M107]=3;[.L107]+1;[.L107])))" table:style-name="ce2">
            <text:p>1</text:p>
          </table:table-cell>
          <table:table-cell office:value-type="float" office:value="1" table:formula="of:=IF([.L107]&lt;&gt;[.L108];1;[.M107]+1)" table:style-name="ce2">
            <text:p>1</text:p>
          </table:table-cell>
          <table:table-cell office:value-type="boolean" office:boolean-value="true" table:formula="of:=IF([pogoda.$D108]=[pogoda.$K108];TRUE;FALSE)" table:style-name="ce2">
            <text:p>PRAWDA</text:p>
          </table:table-cell>
          <table:table-cell office:value-type="boolean" office:boolean-value="true" table:formula="of:=IF([pogoda.$E108]=[pogoda.$L10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09]&gt;=20; TRUE; FALSE)" table:style-name="ce1">
            <text:p>FAŁSZ</text:p>
          </table:table-cell>
          <table:table-cell office:value-type="boolean" office:boolean-value="true" table:formula="of:=IF([pogoda.$C109]&lt;=5;TRUE;FALSE)" table:style-name="ce1">
            <text:p>PRAWDA</text:p>
          </table:table-cell>
          <table:table-cell office:value-type="boolean" office:boolean-value="false" table:formula="of:=AND([pogoda.$F109:.$G109])" table:style-name="ce2">
            <text:p>FAŁSZ</text:p>
          </table:table-cell>
          <table:table-cell office:value-type="boolean" office:boolean-value="true" table:formula="of:=IF([pogoda.$B109]&gt;[.B108];TRUE;FALSE)" table:style-name="ce2">
            <text:p>PRAWDA</text:p>
          </table:table-cell>
          <table:table-cell office:value-type="string" office:string-value="C1" table:formula="of:=COM.MICROSOFT.TEXTJOIN(&quot;&quot;;;[pogoda.$D109];[pogoda.$E109])" table:style-name="ce2">
            <text:p>C1</text:p>
          </table:table-cell>
          <table:table-cell office:value-type="string" office:string-value="C" table:formula="of:=IF([pogoda.$L109]=0;&quot;0&quot;;IF([pogoda.$B109]&gt;=10;&quot;C&quot;;&quot;S&quot;))" table:style-name="ce2">
            <text:p>C</text:p>
          </table:table-cell>
          <table:table-cell office:value-type="float" office:value="1" table:formula="of:=IF([.L108]=0;1;IF([.L108]=5;IF([.C108]&gt;=20;0;5);IF([.M108]=3;[.L108]+1;[.L108])))" table:style-name="ce2">
            <text:p>1</text:p>
          </table:table-cell>
          <table:table-cell office:value-type="float" office:value="2" table:formula="of:=IF([.L108]&lt;&gt;[.L109];1;[.M108]+1)" table:style-name="ce2">
            <text:p>2</text:p>
          </table:table-cell>
          <table:table-cell office:value-type="boolean" office:boolean-value="true" table:formula="of:=IF([pogoda.$D109]=[pogoda.$K109];TRUE;FALSE)" table:style-name="ce2">
            <text:p>PRAWDA</text:p>
          </table:table-cell>
          <table:table-cell office:value-type="boolean" office:boolean-value="true" table:formula="of:=IF([pogoda.$E109]=[pogoda.$L10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1.3" table:style-name="ce1">
            <text:p>21,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110]&gt;=20; TRUE; FALSE)" table:style-name="ce1">
            <text:p>PRAWDA</text:p>
          </table:table-cell>
          <table:table-cell office:value-type="boolean" office:boolean-value="true" table:formula="of:=IF([pogoda.$C110]&lt;=5;TRUE;FALSE)" table:style-name="ce1">
            <text:p>PRAWDA</text:p>
          </table:table-cell>
          <table:table-cell office:value-type="boolean" office:boolean-value="true" table:formula="of:=AND([pogoda.$F110:.$G110])" table:style-name="ce2">
            <text:p>PRAWDA</text:p>
          </table:table-cell>
          <table:table-cell office:value-type="boolean" office:boolean-value="true" table:formula="of:=IF([pogoda.$B110]&gt;[.B109];TRUE;FALSE)" table:style-name="ce2">
            <text:p>PRAWDA</text:p>
          </table:table-cell>
          <table:table-cell office:value-type="string" office:string-value="C1" table:formula="of:=COM.MICROSOFT.TEXTJOIN(&quot;&quot;;;[pogoda.$D110];[pogoda.$E110])" table:style-name="ce2">
            <text:p>C1</text:p>
          </table:table-cell>
          <table:table-cell office:value-type="string" office:string-value="C" table:formula="of:=IF([pogoda.$L110]=0;&quot;0&quot;;IF([pogoda.$B110]&gt;=10;&quot;C&quot;;&quot;S&quot;))" table:style-name="ce2">
            <text:p>C</text:p>
          </table:table-cell>
          <table:table-cell office:value-type="float" office:value="1" table:formula="of:=IF([.L109]=0;1;IF([.L109]=5;IF([.C109]&gt;=20;0;5);IF([.M109]=3;[.L109]+1;[.L109])))" table:style-name="ce2">
            <text:p>1</text:p>
          </table:table-cell>
          <table:table-cell office:value-type="float" office:value="3" table:formula="of:=IF([.L109]&lt;&gt;[.L110];1;[.M109]+1)" table:style-name="ce2">
            <text:p>3</text:p>
          </table:table-cell>
          <table:table-cell office:value-type="boolean" office:boolean-value="true" table:formula="of:=IF([pogoda.$D110]=[pogoda.$K110];TRUE;FALSE)" table:style-name="ce2">
            <text:p>PRAWDA</text:p>
          </table:table-cell>
          <table:table-cell office:value-type="boolean" office:boolean-value="true" table:formula="of:=IF([pogoda.$E110]=[pogoda.$L11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4.5" table:style-name="ce1">
            <text:p>24,5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11]&gt;=20; TRUE; FALSE)" table:style-name="ce1">
            <text:p>PRAWDA</text:p>
          </table:table-cell>
          <table:table-cell office:value-type="boolean" office:boolean-value="false" table:formula="of:=IF([pogoda.$C111]&lt;=5;TRUE;FALSE)" table:style-name="ce1">
            <text:p>FAŁSZ</text:p>
          </table:table-cell>
          <table:table-cell office:value-type="boolean" office:boolean-value="false" table:formula="of:=AND([pogoda.$F111:.$G111])" table:style-name="ce2">
            <text:p>FAŁSZ</text:p>
          </table:table-cell>
          <table:table-cell office:value-type="boolean" office:boolean-value="true" table:formula="of:=IF([pogoda.$B111]&gt;[.B110];TRUE;FALSE)" table:style-name="ce2">
            <text:p>PRAWDA</text:p>
          </table:table-cell>
          <table:table-cell office:value-type="string" office:string-value="C2" table:formula="of:=COM.MICROSOFT.TEXTJOIN(&quot;&quot;;;[pogoda.$D111];[pogoda.$E111])" table:style-name="ce2">
            <text:p>C2</text:p>
          </table:table-cell>
          <table:table-cell office:value-type="string" office:string-value="C" table:formula="of:=IF([pogoda.$L111]=0;&quot;0&quot;;IF([pogoda.$B111]&gt;=10;&quot;C&quot;;&quot;S&quot;))" table:style-name="ce2">
            <text:p>C</text:p>
          </table:table-cell>
          <table:table-cell office:value-type="float" office:value="2" table:formula="of:=IF([.L110]=0;1;IF([.L110]=5;IF([.C110]&gt;=20;0;5);IF([.M110]=3;[.L110]+1;[.L110])))" table:style-name="ce2">
            <text:p>2</text:p>
          </table:table-cell>
          <table:table-cell office:value-type="float" office:value="1" table:formula="of:=IF([.L110]&lt;&gt;[.L111];1;[.M110]+1)" table:style-name="ce2">
            <text:p>1</text:p>
          </table:table-cell>
          <table:table-cell office:value-type="boolean" office:boolean-value="true" table:formula="of:=IF([pogoda.$D111]=[pogoda.$K111];TRUE;FALSE)" table:style-name="ce2">
            <text:p>PRAWDA</text:p>
          </table:table-cell>
          <table:table-cell office:value-type="boolean" office:boolean-value="true" table:formula="of:=IF([pogoda.$E111]=[pogoda.$L11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7.5" table:style-name="ce1">
            <text:p>27,5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12]&gt;=20; TRUE; FALSE)" table:style-name="ce1">
            <text:p>PRAWDA</text:p>
          </table:table-cell>
          <table:table-cell office:value-type="boolean" office:boolean-value="false" table:formula="of:=IF([pogoda.$C112]&lt;=5;TRUE;FALSE)" table:style-name="ce1">
            <text:p>FAŁSZ</text:p>
          </table:table-cell>
          <table:table-cell office:value-type="boolean" office:boolean-value="false" table:formula="of:=AND([pogoda.$F112:.$G112])" table:style-name="ce2">
            <text:p>FAŁSZ</text:p>
          </table:table-cell>
          <table:table-cell office:value-type="boolean" office:boolean-value="true" table:formula="of:=IF([pogoda.$B112]&gt;[.B111];TRUE;FALSE)" table:style-name="ce2">
            <text:p>PRAWDA</text:p>
          </table:table-cell>
          <table:table-cell office:value-type="string" office:string-value="C2" table:formula="of:=COM.MICROSOFT.TEXTJOIN(&quot;&quot;;;[pogoda.$D112];[pogoda.$E112])" table:style-name="ce2">
            <text:p>C2</text:p>
          </table:table-cell>
          <table:table-cell office:value-type="string" office:string-value="C" table:formula="of:=IF([pogoda.$L112]=0;&quot;0&quot;;IF([pogoda.$B112]&gt;=10;&quot;C&quot;;&quot;S&quot;))" table:style-name="ce2">
            <text:p>C</text:p>
          </table:table-cell>
          <table:table-cell office:value-type="float" office:value="2" table:formula="of:=IF([.L111]=0;1;IF([.L111]=5;IF([.C111]&gt;=20;0;5);IF([.M111]=3;[.L111]+1;[.L111])))" table:style-name="ce2">
            <text:p>2</text:p>
          </table:table-cell>
          <table:table-cell office:value-type="float" office:value="2" table:formula="of:=IF([.L111]&lt;&gt;[.L112];1;[.M111]+1)" table:style-name="ce2">
            <text:p>2</text:p>
          </table:table-cell>
          <table:table-cell office:value-type="boolean" office:boolean-value="true" table:formula="of:=IF([pogoda.$D112]=[pogoda.$K112];TRUE;FALSE)" table:style-name="ce2">
            <text:p>PRAWDA</text:p>
          </table:table-cell>
          <table:table-cell office:value-type="boolean" office:boolean-value="true" table:formula="of:=IF([pogoda.$E112]=[pogoda.$L11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9.5" table:style-name="ce1">
            <text:p>29,5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13]&gt;=20; TRUE; FALSE)" table:style-name="ce1">
            <text:p>PRAWDA</text:p>
          </table:table-cell>
          <table:table-cell office:value-type="boolean" office:boolean-value="false" table:formula="of:=IF([pogoda.$C113]&lt;=5;TRUE;FALSE)" table:style-name="ce1">
            <text:p>FAŁSZ</text:p>
          </table:table-cell>
          <table:table-cell office:value-type="boolean" office:boolean-value="false" table:formula="of:=AND([pogoda.$F113:.$G113])" table:style-name="ce2">
            <text:p>FAŁSZ</text:p>
          </table:table-cell>
          <table:table-cell office:value-type="boolean" office:boolean-value="true" table:formula="of:=IF([pogoda.$B113]&gt;[.B112];TRUE;FALSE)" table:style-name="ce2">
            <text:p>PRAWDA</text:p>
          </table:table-cell>
          <table:table-cell office:value-type="string" office:string-value="C2" table:formula="of:=COM.MICROSOFT.TEXTJOIN(&quot;&quot;;;[pogoda.$D113];[pogoda.$E113])" table:style-name="ce2">
            <text:p>C2</text:p>
          </table:table-cell>
          <table:table-cell office:value-type="string" office:string-value="C" table:formula="of:=IF([pogoda.$L113]=0;&quot;0&quot;;IF([pogoda.$B113]&gt;=10;&quot;C&quot;;&quot;S&quot;))" table:style-name="ce2">
            <text:p>C</text:p>
          </table:table-cell>
          <table:table-cell office:value-type="float" office:value="2" table:formula="of:=IF([.L112]=0;1;IF([.L112]=5;IF([.C112]&gt;=20;0;5);IF([.M112]=3;[.L112]+1;[.L112])))" table:style-name="ce2">
            <text:p>2</text:p>
          </table:table-cell>
          <table:table-cell office:value-type="float" office:value="3" table:formula="of:=IF([.L112]&lt;&gt;[.L113];1;[.M112]+1)" table:style-name="ce2">
            <text:p>3</text:p>
          </table:table-cell>
          <table:table-cell office:value-type="boolean" office:boolean-value="true" table:formula="of:=IF([pogoda.$D113]=[pogoda.$K113];TRUE;FALSE)" table:style-name="ce2">
            <text:p>PRAWDA</text:p>
          </table:table-cell>
          <table:table-cell office:value-type="boolean" office:boolean-value="true" table:formula="of:=IF([pogoda.$E113]=[pogoda.$L11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9.9" table:style-name="ce1">
            <text:p>29,9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114]&gt;=20; TRUE; FALSE)" table:style-name="ce1">
            <text:p>PRAWDA</text:p>
          </table:table-cell>
          <table:table-cell office:value-type="boolean" office:boolean-value="true" table:formula="of:=IF([pogoda.$C114]&lt;=5;TRUE;FALSE)" table:style-name="ce1">
            <text:p>PRAWDA</text:p>
          </table:table-cell>
          <table:table-cell office:value-type="boolean" office:boolean-value="true" table:formula="of:=AND([pogoda.$F114:.$G114])" table:style-name="ce2">
            <text:p>PRAWDA</text:p>
          </table:table-cell>
          <table:table-cell office:value-type="boolean" office:boolean-value="true" table:formula="of:=IF([pogoda.$B114]&gt;[.B113];TRUE;FALSE)" table:style-name="ce2">
            <text:p>PRAWDA</text:p>
          </table:table-cell>
          <table:table-cell office:value-type="string" office:string-value="C3" table:formula="of:=COM.MICROSOFT.TEXTJOIN(&quot;&quot;;;[pogoda.$D114];[pogoda.$E114])" table:style-name="ce2">
            <text:p>C3</text:p>
          </table:table-cell>
          <table:table-cell office:value-type="string" office:string-value="C" table:formula="of:=IF([pogoda.$L114]=0;&quot;0&quot;;IF([pogoda.$B114]&gt;=10;&quot;C&quot;;&quot;S&quot;))" table:style-name="ce2">
            <text:p>C</text:p>
          </table:table-cell>
          <table:table-cell office:value-type="float" office:value="3" table:formula="of:=IF([.L113]=0;1;IF([.L113]=5;IF([.C113]&gt;=20;0;5);IF([.M113]=3;[.L113]+1;[.L113])))" table:style-name="ce2">
            <text:p>3</text:p>
          </table:table-cell>
          <table:table-cell office:value-type="float" office:value="1" table:formula="of:=IF([.L113]&lt;&gt;[.L114];1;[.M113]+1)" table:style-name="ce2">
            <text:p>1</text:p>
          </table:table-cell>
          <table:table-cell office:value-type="boolean" office:boolean-value="true" table:formula="of:=IF([pogoda.$D114]=[pogoda.$K114];TRUE;FALSE)" table:style-name="ce2">
            <text:p>PRAWDA</text:p>
          </table:table-cell>
          <table:table-cell office:value-type="boolean" office:boolean-value="true" table:formula="of:=IF([pogoda.$E114]=[pogoda.$L11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8.6" table:style-name="ce1">
            <text:p>28,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115]&gt;=20; TRUE; FALSE)" table:style-name="ce1">
            <text:p>PRAWDA</text:p>
          </table:table-cell>
          <table:table-cell office:value-type="boolean" office:boolean-value="false" table:formula="of:=IF([pogoda.$C115]&lt;=5;TRUE;FALSE)" table:style-name="ce1">
            <text:p>FAŁSZ</text:p>
          </table:table-cell>
          <table:table-cell office:value-type="boolean" office:boolean-value="false" table:formula="of:=AND([pogoda.$F115:.$G115])" table:style-name="ce2">
            <text:p>FAŁSZ</text:p>
          </table:table-cell>
          <table:table-cell office:value-type="boolean" office:boolean-value="false" table:formula="of:=IF([pogoda.$B115]&gt;[.B114];TRUE;FALSE)" table:style-name="ce2">
            <text:p>FAŁSZ</text:p>
          </table:table-cell>
          <table:table-cell office:value-type="string" office:string-value="C3" table:formula="of:=COM.MICROSOFT.TEXTJOIN(&quot;&quot;;;[pogoda.$D115];[pogoda.$E115])" table:style-name="ce2">
            <text:p>C3</text:p>
          </table:table-cell>
          <table:table-cell office:value-type="string" office:string-value="C" table:formula="of:=IF([pogoda.$L115]=0;&quot;0&quot;;IF([pogoda.$B115]&gt;=10;&quot;C&quot;;&quot;S&quot;))" table:style-name="ce2">
            <text:p>C</text:p>
          </table:table-cell>
          <table:table-cell office:value-type="float" office:value="3" table:formula="of:=IF([.L114]=0;1;IF([.L114]=5;IF([.C114]&gt;=20;0;5);IF([.M114]=3;[.L114]+1;[.L114])))" table:style-name="ce2">
            <text:p>3</text:p>
          </table:table-cell>
          <table:table-cell office:value-type="float" office:value="2" table:formula="of:=IF([.L114]&lt;&gt;[.L115];1;[.M114]+1)" table:style-name="ce2">
            <text:p>2</text:p>
          </table:table-cell>
          <table:table-cell office:value-type="boolean" office:boolean-value="true" table:formula="of:=IF([pogoda.$D115]=[pogoda.$K115];TRUE;FALSE)" table:style-name="ce2">
            <text:p>PRAWDA</text:p>
          </table:table-cell>
          <table:table-cell office:value-type="boolean" office:boolean-value="true" table:formula="of:=IF([pogoda.$E115]=[pogoda.$L11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5.9" table:style-name="ce1">
            <text:p>25,9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116]&gt;=20; TRUE; FALSE)" table:style-name="ce1">
            <text:p>PRAWDA</text:p>
          </table:table-cell>
          <table:table-cell office:value-type="boolean" office:boolean-value="false" table:formula="of:=IF([pogoda.$C116]&lt;=5;TRUE;FALSE)" table:style-name="ce1">
            <text:p>FAŁSZ</text:p>
          </table:table-cell>
          <table:table-cell office:value-type="boolean" office:boolean-value="false" table:formula="of:=AND([pogoda.$F116:.$G116])" table:style-name="ce2">
            <text:p>FAŁSZ</text:p>
          </table:table-cell>
          <table:table-cell office:value-type="boolean" office:boolean-value="false" table:formula="of:=IF([pogoda.$B116]&gt;[.B115];TRUE;FALSE)" table:style-name="ce2">
            <text:p>FAŁSZ</text:p>
          </table:table-cell>
          <table:table-cell office:value-type="string" office:string-value="C3" table:formula="of:=COM.MICROSOFT.TEXTJOIN(&quot;&quot;;;[pogoda.$D116];[pogoda.$E116])" table:style-name="ce2">
            <text:p>C3</text:p>
          </table:table-cell>
          <table:table-cell office:value-type="string" office:string-value="C" table:formula="of:=IF([pogoda.$L116]=0;&quot;0&quot;;IF([pogoda.$B116]&gt;=10;&quot;C&quot;;&quot;S&quot;))" table:style-name="ce2">
            <text:p>C</text:p>
          </table:table-cell>
          <table:table-cell office:value-type="float" office:value="3" table:formula="of:=IF([.L115]=0;1;IF([.L115]=5;IF([.C115]&gt;=20;0;5);IF([.M115]=3;[.L115]+1;[.L115])))" table:style-name="ce2">
            <text:p>3</text:p>
          </table:table-cell>
          <table:table-cell office:value-type="float" office:value="3" table:formula="of:=IF([.L115]&lt;&gt;[.L116];1;[.M115]+1)" table:style-name="ce2">
            <text:p>3</text:p>
          </table:table-cell>
          <table:table-cell office:value-type="boolean" office:boolean-value="true" table:formula="of:=IF([pogoda.$D116]=[pogoda.$K116];TRUE;FALSE)" table:style-name="ce2">
            <text:p>PRAWDA</text:p>
          </table:table-cell>
          <table:table-cell office:value-type="boolean" office:boolean-value="true" table:formula="of:=IF([pogoda.$E116]=[pogoda.$L11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2.6" table:style-name="ce1">
            <text:p>22,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17]&gt;=20; TRUE; FALSE)" table:style-name="ce1">
            <text:p>PRAWDA</text:p>
          </table:table-cell>
          <table:table-cell office:value-type="boolean" office:boolean-value="false" table:formula="of:=IF([pogoda.$C117]&lt;=5;TRUE;FALSE)" table:style-name="ce1">
            <text:p>FAŁSZ</text:p>
          </table:table-cell>
          <table:table-cell office:value-type="boolean" office:boolean-value="false" table:formula="of:=AND([pogoda.$F117:.$G117])" table:style-name="ce2">
            <text:p>FAŁSZ</text:p>
          </table:table-cell>
          <table:table-cell office:value-type="boolean" office:boolean-value="false" table:formula="of:=IF([pogoda.$B117]&gt;[.B116];TRUE;FALSE)" table:style-name="ce2">
            <text:p>FAŁSZ</text:p>
          </table:table-cell>
          <table:table-cell office:value-type="string" office:string-value="C4" table:formula="of:=COM.MICROSOFT.TEXTJOIN(&quot;&quot;;;[pogoda.$D117];[pogoda.$E117])" table:style-name="ce2">
            <text:p>C4</text:p>
          </table:table-cell>
          <table:table-cell office:value-type="string" office:string-value="C" table:formula="of:=IF([pogoda.$L117]=0;&quot;0&quot;;IF([pogoda.$B117]&gt;=10;&quot;C&quot;;&quot;S&quot;))" table:style-name="ce2">
            <text:p>C</text:p>
          </table:table-cell>
          <table:table-cell office:value-type="float" office:value="4" table:formula="of:=IF([.L116]=0;1;IF([.L116]=5;IF([.C116]&gt;=20;0;5);IF([.M116]=3;[.L116]+1;[.L116])))" table:style-name="ce2">
            <text:p>4</text:p>
          </table:table-cell>
          <table:table-cell office:value-type="float" office:value="1" table:formula="of:=IF([.L116]&lt;&gt;[.L117];1;[.M116]+1)" table:style-name="ce2">
            <text:p>1</text:p>
          </table:table-cell>
          <table:table-cell office:value-type="boolean" office:boolean-value="true" table:formula="of:=IF([pogoda.$D117]=[pogoda.$K117];TRUE;FALSE)" table:style-name="ce2">
            <text:p>PRAWDA</text:p>
          </table:table-cell>
          <table:table-cell office:value-type="boolean" office:boolean-value="true" table:formula="of:=IF([pogoda.$E117]=[pogoda.$L11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9.7" table:style-name="ce1">
            <text:p>19,7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18]&gt;=20; TRUE; FALSE)" table:style-name="ce1">
            <text:p>FAŁSZ</text:p>
          </table:table-cell>
          <table:table-cell office:value-type="boolean" office:boolean-value="false" table:formula="of:=IF([pogoda.$C118]&lt;=5;TRUE;FALSE)" table:style-name="ce1">
            <text:p>FAŁSZ</text:p>
          </table:table-cell>
          <table:table-cell office:value-type="boolean" office:boolean-value="false" table:formula="of:=AND([pogoda.$F118:.$G118])" table:style-name="ce2">
            <text:p>FAŁSZ</text:p>
          </table:table-cell>
          <table:table-cell office:value-type="boolean" office:boolean-value="false" table:formula="of:=IF([pogoda.$B118]&gt;[.B117];TRUE;FALSE)" table:style-name="ce2">
            <text:p>FAŁSZ</text:p>
          </table:table-cell>
          <table:table-cell office:value-type="string" office:string-value="C4" table:formula="of:=COM.MICROSOFT.TEXTJOIN(&quot;&quot;;;[pogoda.$D118];[pogoda.$E118])" table:style-name="ce2">
            <text:p>C4</text:p>
          </table:table-cell>
          <table:table-cell office:value-type="string" office:string-value="C" table:formula="of:=IF([pogoda.$L118]=0;&quot;0&quot;;IF([pogoda.$B118]&gt;=10;&quot;C&quot;;&quot;S&quot;))" table:style-name="ce2">
            <text:p>C</text:p>
          </table:table-cell>
          <table:table-cell office:value-type="float" office:value="4" table:formula="of:=IF([.L117]=0;1;IF([.L117]=5;IF([.C117]&gt;=20;0;5);IF([.M117]=3;[.L117]+1;[.L117])))" table:style-name="ce2">
            <text:p>4</text:p>
          </table:table-cell>
          <table:table-cell office:value-type="float" office:value="2" table:formula="of:=IF([.L117]&lt;&gt;[.L118];1;[.M117]+1)" table:style-name="ce2">
            <text:p>2</text:p>
          </table:table-cell>
          <table:table-cell office:value-type="boolean" office:boolean-value="true" table:formula="of:=IF([pogoda.$D118]=[pogoda.$K118];TRUE;FALSE)" table:style-name="ce2">
            <text:p>PRAWDA</text:p>
          </table:table-cell>
          <table:table-cell office:value-type="boolean" office:boolean-value="true" table:formula="of:=IF([pogoda.$E118]=[pogoda.$L11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7.8" table:style-name="ce1">
            <text:p>17,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19]&gt;=20; TRUE; FALSE)" table:style-name="ce1">
            <text:p>FAŁSZ</text:p>
          </table:table-cell>
          <table:table-cell office:value-type="boolean" office:boolean-value="true" table:formula="of:=IF([pogoda.$C119]&lt;=5;TRUE;FALSE)" table:style-name="ce1">
            <text:p>PRAWDA</text:p>
          </table:table-cell>
          <table:table-cell office:value-type="boolean" office:boolean-value="false" table:formula="of:=AND([pogoda.$F119:.$G119])" table:style-name="ce2">
            <text:p>FAŁSZ</text:p>
          </table:table-cell>
          <table:table-cell office:value-type="boolean" office:boolean-value="false" table:formula="of:=IF([pogoda.$B119]&gt;[.B118];TRUE;FALSE)" table:style-name="ce2">
            <text:p>FAŁSZ</text:p>
          </table:table-cell>
          <table:table-cell office:value-type="string" office:string-value="C4" table:formula="of:=COM.MICROSOFT.TEXTJOIN(&quot;&quot;;;[pogoda.$D119];[pogoda.$E119])" table:style-name="ce2">
            <text:p>C4</text:p>
          </table:table-cell>
          <table:table-cell office:value-type="string" office:string-value="C" table:formula="of:=IF([pogoda.$L119]=0;&quot;0&quot;;IF([pogoda.$B119]&gt;=10;&quot;C&quot;;&quot;S&quot;))" table:style-name="ce2">
            <text:p>C</text:p>
          </table:table-cell>
          <table:table-cell office:value-type="float" office:value="4" table:formula="of:=IF([.L118]=0;1;IF([.L118]=5;IF([.C118]&gt;=20;0;5);IF([.M118]=3;[.L118]+1;[.L118])))" table:style-name="ce2">
            <text:p>4</text:p>
          </table:table-cell>
          <table:table-cell office:value-type="float" office:value="3" table:formula="of:=IF([.L118]&lt;&gt;[.L119];1;[.M118]+1)" table:style-name="ce2">
            <text:p>3</text:p>
          </table:table-cell>
          <table:table-cell office:value-type="boolean" office:boolean-value="true" table:formula="of:=IF([pogoda.$D119]=[pogoda.$K119];TRUE;FALSE)" table:style-name="ce2">
            <text:p>PRAWDA</text:p>
          </table:table-cell>
          <table:table-cell office:value-type="boolean" office:boolean-value="true" table:formula="of:=IF([pogoda.$E119]=[pogoda.$L11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7.3" table:style-name="ce1">
            <text:p>17,3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120]&gt;=20; TRUE; FALSE)" table:style-name="ce1">
            <text:p>FAŁSZ</text:p>
          </table:table-cell>
          <table:table-cell office:value-type="boolean" office:boolean-value="false" table:formula="of:=IF([pogoda.$C120]&lt;=5;TRUE;FALSE)" table:style-name="ce1">
            <text:p>FAŁSZ</text:p>
          </table:table-cell>
          <table:table-cell office:value-type="boolean" office:boolean-value="false" table:formula="of:=AND([pogoda.$F120:.$G120])" table:style-name="ce2">
            <text:p>FAŁSZ</text:p>
          </table:table-cell>
          <table:table-cell office:value-type="boolean" office:boolean-value="false" table:formula="of:=IF([pogoda.$B120]&gt;[.B119];TRUE;FALSE)" table:style-name="ce2">
            <text:p>FAŁSZ</text:p>
          </table:table-cell>
          <table:table-cell office:value-type="string" office:string-value="C5" table:formula="of:=COM.MICROSOFT.TEXTJOIN(&quot;&quot;;;[pogoda.$D120];[pogoda.$E120])" table:style-name="ce2">
            <text:p>C5</text:p>
          </table:table-cell>
          <table:table-cell office:value-type="string" office:string-value="C" table:formula="of:=IF([pogoda.$L120]=0;&quot;0&quot;;IF([pogoda.$B120]&gt;=10;&quot;C&quot;;&quot;S&quot;))" table:style-name="ce2">
            <text:p>C</text:p>
          </table:table-cell>
          <table:table-cell office:value-type="float" office:value="5" table:formula="of:=IF([.L119]=0;1;IF([.L119]=5;IF([.C119]&gt;=20;0;5);IF([.M119]=3;[.L119]+1;[.L119])))" table:style-name="ce2">
            <text:p>5</text:p>
          </table:table-cell>
          <table:table-cell office:value-type="float" office:value="1" table:formula="of:=IF([.L119]&lt;&gt;[.L120];1;[.M119]+1)" table:style-name="ce2">
            <text:p>1</text:p>
          </table:table-cell>
          <table:table-cell office:value-type="boolean" office:boolean-value="true" table:formula="of:=IF([pogoda.$D120]=[pogoda.$K120];TRUE;FALSE)" table:style-name="ce2">
            <text:p>PRAWDA</text:p>
          </table:table-cell>
          <table:table-cell office:value-type="boolean" office:boolean-value="true" table:formula="of:=IF([pogoda.$E120]=[pogoda.$L12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.2" table:style-name="ce1">
            <text:p>18,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121]&gt;=20; TRUE; FALSE)" table:style-name="ce1">
            <text:p>FAŁSZ</text:p>
          </table:table-cell>
          <table:table-cell office:value-type="boolean" office:boolean-value="true" table:formula="of:=IF([pogoda.$C121]&lt;=5;TRUE;FALSE)" table:style-name="ce1">
            <text:p>PRAWDA</text:p>
          </table:table-cell>
          <table:table-cell office:value-type="boolean" office:boolean-value="false" table:formula="of:=AND([pogoda.$F121:.$G121])" table:style-name="ce2">
            <text:p>FAŁSZ</text:p>
          </table:table-cell>
          <table:table-cell office:value-type="boolean" office:boolean-value="true" table:formula="of:=IF([pogoda.$B121]&gt;[.B120];TRUE;FALSE)" table:style-name="ce2">
            <text:p>PRAWDA</text:p>
          </table:table-cell>
          <table:table-cell office:value-type="string" office:string-value="00" table:formula="of:=COM.MICROSOFT.TEXTJOIN(&quot;&quot;;;[pogoda.$D121];[pogoda.$E121])" table:style-name="ce2">
            <text:p>00</text:p>
          </table:table-cell>
          <table:table-cell office:value-type="string" office:string-value="0" table:formula="of:=IF([pogoda.$L121]=0;&quot;0&quot;;IF([pogoda.$B121]&gt;=10;&quot;C&quot;;&quot;S&quot;))" table:style-name="ce2">
            <text:p>0</text:p>
          </table:table-cell>
          <table:table-cell office:value-type="float" office:value="0" table:formula="of:=IF([.L120]=0;1;IF([.L120]=5;IF([.C120]&gt;=20;0;5);IF([.M120]=3;[.L120]+1;[.L120])))" table:style-name="ce2">
            <text:p>0</text:p>
          </table:table-cell>
          <table:table-cell office:value-type="float" office:value="1" table:formula="of:=IF([.L120]&lt;&gt;[.L121];1;[.M120]+1)" table:style-name="ce2">
            <text:p>1</text:p>
          </table:table-cell>
          <table:table-cell office:value-type="boolean" office:boolean-value="true" table:formula="of:=IF([pogoda.$D121]=[pogoda.$K121];TRUE;FALSE)" table:style-name="ce2">
            <text:p>PRAWDA</text:p>
          </table:table-cell>
          <table:table-cell office:value-type="boolean" office:boolean-value="true" table:formula="of:=IF([pogoda.$E121]=[pogoda.$L12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9.8" table:style-name="ce1">
            <text:p>19,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22]&gt;=20; TRUE; FALSE)" table:style-name="ce1">
            <text:p>FAŁSZ</text:p>
          </table:table-cell>
          <table:table-cell office:value-type="boolean" office:boolean-value="true" table:formula="of:=IF([pogoda.$C122]&lt;=5;TRUE;FALSE)" table:style-name="ce1">
            <text:p>PRAWDA</text:p>
          </table:table-cell>
          <table:table-cell office:value-type="boolean" office:boolean-value="false" table:formula="of:=AND([pogoda.$F122:.$G122])" table:style-name="ce2">
            <text:p>FAŁSZ</text:p>
          </table:table-cell>
          <table:table-cell office:value-type="boolean" office:boolean-value="true" table:formula="of:=IF([pogoda.$B122]&gt;[.B121];TRUE;FALSE)" table:style-name="ce2">
            <text:p>PRAWDA</text:p>
          </table:table-cell>
          <table:table-cell office:value-type="string" office:string-value="C1" table:formula="of:=COM.MICROSOFT.TEXTJOIN(&quot;&quot;;;[pogoda.$D122];[pogoda.$E122])" table:style-name="ce2">
            <text:p>C1</text:p>
          </table:table-cell>
          <table:table-cell office:value-type="string" office:string-value="C" table:formula="of:=IF([pogoda.$L122]=0;&quot;0&quot;;IF([pogoda.$B122]&gt;=10;&quot;C&quot;;&quot;S&quot;))" table:style-name="ce2">
            <text:p>C</text:p>
          </table:table-cell>
          <table:table-cell office:value-type="float" office:value="1" table:formula="of:=IF([.L121]=0;1;IF([.L121]=5;IF([.C121]&gt;=20;0;5);IF([.M121]=3;[.L121]+1;[.L121])))" table:style-name="ce2">
            <text:p>1</text:p>
          </table:table-cell>
          <table:table-cell office:value-type="float" office:value="1" table:formula="of:=IF([.L121]&lt;&gt;[.L122];1;[.M121]+1)" table:style-name="ce2">
            <text:p>1</text:p>
          </table:table-cell>
          <table:table-cell office:value-type="boolean" office:boolean-value="true" table:formula="of:=IF([pogoda.$D122]=[pogoda.$K122];TRUE;FALSE)" table:style-name="ce2">
            <text:p>PRAWDA</text:p>
          </table:table-cell>
          <table:table-cell office:value-type="boolean" office:boolean-value="true" table:formula="of:=IF([pogoda.$E122]=[pogoda.$L12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1.4" table:style-name="ce1">
            <text:p>21,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123]&gt;=20; TRUE; FALSE)" table:style-name="ce1">
            <text:p>PRAWDA</text:p>
          </table:table-cell>
          <table:table-cell office:value-type="boolean" office:boolean-value="true" table:formula="of:=IF([pogoda.$C123]&lt;=5;TRUE;FALSE)" table:style-name="ce1">
            <text:p>PRAWDA</text:p>
          </table:table-cell>
          <table:table-cell office:value-type="boolean" office:boolean-value="true" table:formula="of:=AND([pogoda.$F123:.$G123])" table:style-name="ce2">
            <text:p>PRAWDA</text:p>
          </table:table-cell>
          <table:table-cell office:value-type="boolean" office:boolean-value="true" table:formula="of:=IF([pogoda.$B123]&gt;[.B122];TRUE;FALSE)" table:style-name="ce2">
            <text:p>PRAWDA</text:p>
          </table:table-cell>
          <table:table-cell office:value-type="string" office:string-value="C1" table:formula="of:=COM.MICROSOFT.TEXTJOIN(&quot;&quot;;;[pogoda.$D123];[pogoda.$E123])" table:style-name="ce2">
            <text:p>C1</text:p>
          </table:table-cell>
          <table:table-cell office:value-type="string" office:string-value="C" table:formula="of:=IF([pogoda.$L123]=0;&quot;0&quot;;IF([pogoda.$B123]&gt;=10;&quot;C&quot;;&quot;S&quot;))" table:style-name="ce2">
            <text:p>C</text:p>
          </table:table-cell>
          <table:table-cell office:value-type="float" office:value="1" table:formula="of:=IF([.L122]=0;1;IF([.L122]=5;IF([.C122]&gt;=20;0;5);IF([.M122]=3;[.L122]+1;[.L122])))" table:style-name="ce2">
            <text:p>1</text:p>
          </table:table-cell>
          <table:table-cell office:value-type="float" office:value="2" table:formula="of:=IF([.L122]&lt;&gt;[.L123];1;[.M122]+1)" table:style-name="ce2">
            <text:p>2</text:p>
          </table:table-cell>
          <table:table-cell office:value-type="boolean" office:boolean-value="true" table:formula="of:=IF([pogoda.$D123]=[pogoda.$K123];TRUE;FALSE)" table:style-name="ce2">
            <text:p>PRAWDA</text:p>
          </table:table-cell>
          <table:table-cell office:value-type="boolean" office:boolean-value="true" table:formula="of:=IF([pogoda.$E123]=[pogoda.$L12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124]&gt;=20; TRUE; FALSE)" table:style-name="ce1">
            <text:p>PRAWDA</text:p>
          </table:table-cell>
          <table:table-cell office:value-type="boolean" office:boolean-value="false" table:formula="of:=IF([pogoda.$C124]&lt;=5;TRUE;FALSE)" table:style-name="ce1">
            <text:p>FAŁSZ</text:p>
          </table:table-cell>
          <table:table-cell office:value-type="boolean" office:boolean-value="false" table:formula="of:=AND([pogoda.$F124:.$G124])" table:style-name="ce2">
            <text:p>FAŁSZ</text:p>
          </table:table-cell>
          <table:table-cell office:value-type="boolean" office:boolean-value="true" table:formula="of:=IF([pogoda.$B124]&gt;[.B123];TRUE;FALSE)" table:style-name="ce2">
            <text:p>PRAWDA</text:p>
          </table:table-cell>
          <table:table-cell office:value-type="string" office:string-value="C1" table:formula="of:=COM.MICROSOFT.TEXTJOIN(&quot;&quot;;;[pogoda.$D124];[pogoda.$E124])" table:style-name="ce2">
            <text:p>C1</text:p>
          </table:table-cell>
          <table:table-cell office:value-type="string" office:string-value="C" table:formula="of:=IF([pogoda.$L124]=0;&quot;0&quot;;IF([pogoda.$B124]&gt;=10;&quot;C&quot;;&quot;S&quot;))" table:style-name="ce2">
            <text:p>C</text:p>
          </table:table-cell>
          <table:table-cell office:value-type="float" office:value="1" table:formula="of:=IF([.L123]=0;1;IF([.L123]=5;IF([.C123]&gt;=20;0;5);IF([.M123]=3;[.L123]+1;[.L123])))" table:style-name="ce2">
            <text:p>1</text:p>
          </table:table-cell>
          <table:table-cell office:value-type="float" office:value="3" table:formula="of:=IF([.L123]&lt;&gt;[.L124];1;[.M123]+1)" table:style-name="ce2">
            <text:p>3</text:p>
          </table:table-cell>
          <table:table-cell office:value-type="boolean" office:boolean-value="true" table:formula="of:=IF([pogoda.$D124]=[pogoda.$K124];TRUE;FALSE)" table:style-name="ce2">
            <text:p>PRAWDA</text:p>
          </table:table-cell>
          <table:table-cell office:value-type="boolean" office:boolean-value="true" table:formula="of:=IF([pogoda.$E124]=[pogoda.$L12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1.2" table:style-name="ce1">
            <text:p>21,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25]&gt;=20; TRUE; FALSE)" table:style-name="ce1">
            <text:p>PRAWDA</text:p>
          </table:table-cell>
          <table:table-cell office:value-type="boolean" office:boolean-value="false" table:formula="of:=IF([pogoda.$C125]&lt;=5;TRUE;FALSE)" table:style-name="ce1">
            <text:p>FAŁSZ</text:p>
          </table:table-cell>
          <table:table-cell office:value-type="boolean" office:boolean-value="false" table:formula="of:=AND([pogoda.$F125:.$G125])" table:style-name="ce2">
            <text:p>FAŁSZ</text:p>
          </table:table-cell>
          <table:table-cell office:value-type="boolean" office:boolean-value="false" table:formula="of:=IF([pogoda.$B125]&gt;[.B124];TRUE;FALSE)" table:style-name="ce2">
            <text:p>FAŁSZ</text:p>
          </table:table-cell>
          <table:table-cell office:value-type="string" office:string-value="C2" table:formula="of:=COM.MICROSOFT.TEXTJOIN(&quot;&quot;;;[pogoda.$D125];[pogoda.$E125])" table:style-name="ce2">
            <text:p>C2</text:p>
          </table:table-cell>
          <table:table-cell office:value-type="string" office:string-value="C" table:formula="of:=IF([pogoda.$L125]=0;&quot;0&quot;;IF([pogoda.$B125]&gt;=10;&quot;C&quot;;&quot;S&quot;))" table:style-name="ce2">
            <text:p>C</text:p>
          </table:table-cell>
          <table:table-cell office:value-type="float" office:value="2" table:formula="of:=IF([.L124]=0;1;IF([.L124]=5;IF([.C124]&gt;=20;0;5);IF([.M124]=3;[.L124]+1;[.L124])))" table:style-name="ce2">
            <text:p>2</text:p>
          </table:table-cell>
          <table:table-cell office:value-type="float" office:value="1" table:formula="of:=IF([.L124]&lt;&gt;[.L125];1;[.M124]+1)" table:style-name="ce2">
            <text:p>1</text:p>
          </table:table-cell>
          <table:table-cell office:value-type="boolean" office:boolean-value="true" table:formula="of:=IF([pogoda.$D125]=[pogoda.$K125];TRUE;FALSE)" table:style-name="ce2">
            <text:p>PRAWDA</text:p>
          </table:table-cell>
          <table:table-cell office:value-type="boolean" office:boolean-value="true" table:formula="of:=IF([pogoda.$E125]=[pogoda.$L12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.8" table:style-name="ce1">
            <text:p>18,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26]&gt;=20; TRUE; FALSE)" table:style-name="ce1">
            <text:p>FAŁSZ</text:p>
          </table:table-cell>
          <table:table-cell office:value-type="boolean" office:boolean-value="false" table:formula="of:=IF([pogoda.$C126]&lt;=5;TRUE;FALSE)" table:style-name="ce1">
            <text:p>FAŁSZ</text:p>
          </table:table-cell>
          <table:table-cell office:value-type="boolean" office:boolean-value="false" table:formula="of:=AND([pogoda.$F126:.$G126])" table:style-name="ce2">
            <text:p>FAŁSZ</text:p>
          </table:table-cell>
          <table:table-cell office:value-type="boolean" office:boolean-value="false" table:formula="of:=IF([pogoda.$B126]&gt;[.B125];TRUE;FALSE)" table:style-name="ce2">
            <text:p>FAŁSZ</text:p>
          </table:table-cell>
          <table:table-cell office:value-type="string" office:string-value="C2" table:formula="of:=COM.MICROSOFT.TEXTJOIN(&quot;&quot;;;[pogoda.$D126];[pogoda.$E126])" table:style-name="ce2">
            <text:p>C2</text:p>
          </table:table-cell>
          <table:table-cell office:value-type="string" office:string-value="C" table:formula="of:=IF([pogoda.$L126]=0;&quot;0&quot;;IF([pogoda.$B126]&gt;=10;&quot;C&quot;;&quot;S&quot;))" table:style-name="ce2">
            <text:p>C</text:p>
          </table:table-cell>
          <table:table-cell office:value-type="float" office:value="2" table:formula="of:=IF([.L125]=0;1;IF([.L125]=5;IF([.C125]&gt;=20;0;5);IF([.M125]=3;[.L125]+1;[.L125])))" table:style-name="ce2">
            <text:p>2</text:p>
          </table:table-cell>
          <table:table-cell office:value-type="float" office:value="2" table:formula="of:=IF([.L125]&lt;&gt;[.L126];1;[.M125]+1)" table:style-name="ce2">
            <text:p>2</text:p>
          </table:table-cell>
          <table:table-cell office:value-type="boolean" office:boolean-value="true" table:formula="of:=IF([pogoda.$D126]=[pogoda.$K126];TRUE;FALSE)" table:style-name="ce2">
            <text:p>PRAWDA</text:p>
          </table:table-cell>
          <table:table-cell office:value-type="boolean" office:boolean-value="true" table:formula="of:=IF([pogoda.$E126]=[pogoda.$L12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5.2" table:style-name="ce1">
            <text:p>15,2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27]&gt;=20; TRUE; FALSE)" table:style-name="ce1">
            <text:p>FAŁSZ</text:p>
          </table:table-cell>
          <table:table-cell office:value-type="boolean" office:boolean-value="false" table:formula="of:=IF([pogoda.$C127]&lt;=5;TRUE;FALSE)" table:style-name="ce1">
            <text:p>FAŁSZ</text:p>
          </table:table-cell>
          <table:table-cell office:value-type="boolean" office:boolean-value="false" table:formula="of:=AND([pogoda.$F127:.$G127])" table:style-name="ce2">
            <text:p>FAŁSZ</text:p>
          </table:table-cell>
          <table:table-cell office:value-type="boolean" office:boolean-value="false" table:formula="of:=IF([pogoda.$B127]&gt;[.B126];TRUE;FALSE)" table:style-name="ce2">
            <text:p>FAŁSZ</text:p>
          </table:table-cell>
          <table:table-cell office:value-type="string" office:string-value="C2" table:formula="of:=COM.MICROSOFT.TEXTJOIN(&quot;&quot;;;[pogoda.$D127];[pogoda.$E127])" table:style-name="ce2">
            <text:p>C2</text:p>
          </table:table-cell>
          <table:table-cell office:value-type="string" office:string-value="C" table:formula="of:=IF([pogoda.$L127]=0;&quot;0&quot;;IF([pogoda.$B127]&gt;=10;&quot;C&quot;;&quot;S&quot;))" table:style-name="ce2">
            <text:p>C</text:p>
          </table:table-cell>
          <table:table-cell office:value-type="float" office:value="2" table:formula="of:=IF([.L126]=0;1;IF([.L126]=5;IF([.C126]&gt;=20;0;5);IF([.M126]=3;[.L126]+1;[.L126])))" table:style-name="ce2">
            <text:p>2</text:p>
          </table:table-cell>
          <table:table-cell office:value-type="float" office:value="3" table:formula="of:=IF([.L126]&lt;&gt;[.L127];1;[.M126]+1)" table:style-name="ce2">
            <text:p>3</text:p>
          </table:table-cell>
          <table:table-cell office:value-type="boolean" office:boolean-value="true" table:formula="of:=IF([pogoda.$D127]=[pogoda.$K127];TRUE;FALSE)" table:style-name="ce2">
            <text:p>PRAWDA</text:p>
          </table:table-cell>
          <table:table-cell office:value-type="boolean" office:boolean-value="true" table:formula="of:=IF([pogoda.$E127]=[pogoda.$L12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1.1" table:style-name="ce1">
            <text:p>11,1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28]&gt;=20; TRUE; FALSE)" table:style-name="ce1">
            <text:p>FAŁSZ</text:p>
          </table:table-cell>
          <table:table-cell office:value-type="boolean" office:boolean-value="false" table:formula="of:=IF([pogoda.$C128]&lt;=5;TRUE;FALSE)" table:style-name="ce1">
            <text:p>FAŁSZ</text:p>
          </table:table-cell>
          <table:table-cell office:value-type="boolean" office:boolean-value="false" table:formula="of:=AND([pogoda.$F128:.$G128])" table:style-name="ce2">
            <text:p>FAŁSZ</text:p>
          </table:table-cell>
          <table:table-cell office:value-type="boolean" office:boolean-value="false" table:formula="of:=IF([pogoda.$B128]&gt;[.B127];TRUE;FALSE)" table:style-name="ce2">
            <text:p>FAŁSZ</text:p>
          </table:table-cell>
          <table:table-cell office:value-type="string" office:string-value="C3" table:formula="of:=COM.MICROSOFT.TEXTJOIN(&quot;&quot;;;[pogoda.$D128];[pogoda.$E128])" table:style-name="ce2">
            <text:p>C3</text:p>
          </table:table-cell>
          <table:table-cell office:value-type="string" office:string-value="C" table:formula="of:=IF([pogoda.$L128]=0;&quot;0&quot;;IF([pogoda.$B128]&gt;=10;&quot;C&quot;;&quot;S&quot;))" table:style-name="ce2">
            <text:p>C</text:p>
          </table:table-cell>
          <table:table-cell office:value-type="float" office:value="3" table:formula="of:=IF([.L127]=0;1;IF([.L127]=5;IF([.C127]&gt;=20;0;5);IF([.M127]=3;[.L127]+1;[.L127])))" table:style-name="ce2">
            <text:p>3</text:p>
          </table:table-cell>
          <table:table-cell office:value-type="float" office:value="1" table:formula="of:=IF([.L127]&lt;&gt;[.L128];1;[.M127]+1)" table:style-name="ce2">
            <text:p>1</text:p>
          </table:table-cell>
          <table:table-cell office:value-type="boolean" office:boolean-value="true" table:formula="of:=IF([pogoda.$D128]=[pogoda.$K128];TRUE;FALSE)" table:style-name="ce2">
            <text:p>PRAWDA</text:p>
          </table:table-cell>
          <table:table-cell office:value-type="boolean" office:boolean-value="true" table:formula="of:=IF([pogoda.$E128]=[pogoda.$L12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7.5" table:style-name="ce1">
            <text:p>7,5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29]&gt;=20; TRUE; FALSE)" table:style-name="ce1">
            <text:p>FAŁSZ</text:p>
          </table:table-cell>
          <table:table-cell office:value-type="boolean" office:boolean-value="false" table:formula="of:=IF([pogoda.$C129]&lt;=5;TRUE;FALSE)" table:style-name="ce1">
            <text:p>FAŁSZ</text:p>
          </table:table-cell>
          <table:table-cell office:value-type="boolean" office:boolean-value="false" table:formula="of:=AND([pogoda.$F129:.$G129])" table:style-name="ce2">
            <text:p>FAŁSZ</text:p>
          </table:table-cell>
          <table:table-cell office:value-type="boolean" office:boolean-value="false" table:formula="of:=IF([pogoda.$B129]&gt;[.B128];TRUE;FALSE)" table:style-name="ce2">
            <text:p>FAŁSZ</text:p>
          </table:table-cell>
          <table:table-cell office:value-type="string" office:string-value="C3" table:formula="of:=COM.MICROSOFT.TEXTJOIN(&quot;&quot;;;[pogoda.$D129];[pogoda.$E129])" table:style-name="ce2">
            <text:p>C3</text:p>
          </table:table-cell>
          <table:table-cell office:value-type="string" office:string-value="S" table:formula="of:=IF([pogoda.$L129]=0;&quot;0&quot;;IF([pogoda.$B129]&gt;=10;&quot;C&quot;;&quot;S&quot;))" table:style-name="ce2">
            <text:p>S</text:p>
          </table:table-cell>
          <table:table-cell office:value-type="float" office:value="3" table:formula="of:=IF([.L128]=0;1;IF([.L128]=5;IF([.C128]&gt;=20;0;5);IF([.M128]=3;[.L128]+1;[.L128])))" table:style-name="ce2">
            <text:p>3</text:p>
          </table:table-cell>
          <table:table-cell office:value-type="float" office:value="2" table:formula="of:=IF([.L128]&lt;&gt;[.L129];1;[.M128]+1)" table:style-name="ce2">
            <text:p>2</text:p>
          </table:table-cell>
          <table:table-cell office:value-type="boolean" office:boolean-value="false" table:formula="of:=IF([pogoda.$D129]=[pogoda.$K129];TRUE;FALSE)" table:style-name="ce2">
            <text:p>FAŁSZ</text:p>
          </table:table-cell>
          <table:table-cell office:value-type="boolean" office:boolean-value="true" table:formula="of:=IF([pogoda.$E129]=[pogoda.$L12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2" table:style-name="ce1">
            <text:p>5,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30]&gt;=20; TRUE; FALSE)" table:style-name="ce1">
            <text:p>FAŁSZ</text:p>
          </table:table-cell>
          <table:table-cell office:value-type="boolean" office:boolean-value="true" table:formula="of:=IF([pogoda.$C130]&lt;=5;TRUE;FALSE)" table:style-name="ce1">
            <text:p>PRAWDA</text:p>
          </table:table-cell>
          <table:table-cell office:value-type="boolean" office:boolean-value="false" table:formula="of:=AND([pogoda.$F130:.$G130])" table:style-name="ce2">
            <text:p>FAŁSZ</text:p>
          </table:table-cell>
          <table:table-cell office:value-type="boolean" office:boolean-value="false" table:formula="of:=IF([pogoda.$B130]&gt;[.B129];TRUE;FALSE)" table:style-name="ce2">
            <text:p>FAŁSZ</text:p>
          </table:table-cell>
          <table:table-cell office:value-type="string" office:string-value="C3" table:formula="of:=COM.MICROSOFT.TEXTJOIN(&quot;&quot;;;[pogoda.$D130];[pogoda.$E130])" table:style-name="ce2">
            <text:p>C3</text:p>
          </table:table-cell>
          <table:table-cell office:value-type="string" office:string-value="S" table:formula="of:=IF([pogoda.$L130]=0;&quot;0&quot;;IF([pogoda.$B130]&gt;=10;&quot;C&quot;;&quot;S&quot;))" table:style-name="ce2">
            <text:p>S</text:p>
          </table:table-cell>
          <table:table-cell office:value-type="float" office:value="3" table:formula="of:=IF([.L129]=0;1;IF([.L129]=5;IF([.C129]&gt;=20;0;5);IF([.M129]=3;[.L129]+1;[.L129])))" table:style-name="ce2">
            <text:p>3</text:p>
          </table:table-cell>
          <table:table-cell office:value-type="float" office:value="3" table:formula="of:=IF([.L129]&lt;&gt;[.L130];1;[.M129]+1)" table:style-name="ce2">
            <text:p>3</text:p>
          </table:table-cell>
          <table:table-cell office:value-type="boolean" office:boolean-value="false" table:formula="of:=IF([pogoda.$D130]=[pogoda.$K130];TRUE;FALSE)" table:style-name="ce2">
            <text:p>FAŁSZ</text:p>
          </table:table-cell>
          <table:table-cell office:value-type="boolean" office:boolean-value="true" table:formula="of:=IF([pogoda.$E130]=[pogoda.$L13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31]&gt;=20; TRUE; FALSE)" table:style-name="ce1">
            <text:p>FAŁSZ</text:p>
          </table:table-cell>
          <table:table-cell office:value-type="boolean" office:boolean-value="false" table:formula="of:=IF([pogoda.$C131]&lt;=5;TRUE;FALSE)" table:style-name="ce1">
            <text:p>FAŁSZ</text:p>
          </table:table-cell>
          <table:table-cell office:value-type="boolean" office:boolean-value="false" table:formula="of:=AND([pogoda.$F131:.$G131])" table:style-name="ce2">
            <text:p>FAŁSZ</text:p>
          </table:table-cell>
          <table:table-cell office:value-type="boolean" office:boolean-value="false" table:formula="of:=IF([pogoda.$B131]&gt;[.B130];TRUE;FALSE)" table:style-name="ce2">
            <text:p>FAŁSZ</text:p>
          </table:table-cell>
          <table:table-cell office:value-type="string" office:string-value="C4" table:formula="of:=COM.MICROSOFT.TEXTJOIN(&quot;&quot;;;[pogoda.$D131];[pogoda.$E131])" table:style-name="ce2">
            <text:p>C4</text:p>
          </table:table-cell>
          <table:table-cell office:value-type="string" office:string-value="S" table:formula="of:=IF([pogoda.$L131]=0;&quot;0&quot;;IF([pogoda.$B131]&gt;=10;&quot;C&quot;;&quot;S&quot;))" table:style-name="ce2">
            <text:p>S</text:p>
          </table:table-cell>
          <table:table-cell office:value-type="float" office:value="4" table:formula="of:=IF([.L130]=0;1;IF([.L130]=5;IF([.C130]&gt;=20;0;5);IF([.M130]=3;[.L130]+1;[.L130])))" table:style-name="ce2">
            <text:p>4</text:p>
          </table:table-cell>
          <table:table-cell office:value-type="float" office:value="1" table:formula="of:=IF([.L130]&lt;&gt;[.L131];1;[.M130]+1)" table:style-name="ce2">
            <text:p>1</text:p>
          </table:table-cell>
          <table:table-cell office:value-type="boolean" office:boolean-value="false" table:formula="of:=IF([pogoda.$D131]=[pogoda.$K131];TRUE;FALSE)" table:style-name="ce2">
            <text:p>FAŁSZ</text:p>
          </table:table-cell>
          <table:table-cell office:value-type="boolean" office:boolean-value="true" table:formula="of:=IF([pogoda.$E131]=[pogoda.$L13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.5" table:style-name="ce1">
            <text:p>5,5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32]&gt;=20; TRUE; FALSE)" table:style-name="ce1">
            <text:p>FAŁSZ</text:p>
          </table:table-cell>
          <table:table-cell office:value-type="boolean" office:boolean-value="false" table:formula="of:=IF([pogoda.$C132]&lt;=5;TRUE;FALSE)" table:style-name="ce1">
            <text:p>FAŁSZ</text:p>
          </table:table-cell>
          <table:table-cell office:value-type="boolean" office:boolean-value="false" table:formula="of:=AND([pogoda.$F132:.$G132])" table:style-name="ce2">
            <text:p>FAŁSZ</text:p>
          </table:table-cell>
          <table:table-cell office:value-type="boolean" office:boolean-value="true" table:formula="of:=IF([pogoda.$B132]&gt;[.B131];TRUE;FALSE)" table:style-name="ce2">
            <text:p>PRAWDA</text:p>
          </table:table-cell>
          <table:table-cell office:value-type="string" office:string-value="C4" table:formula="of:=COM.MICROSOFT.TEXTJOIN(&quot;&quot;;;[pogoda.$D132];[pogoda.$E132])" table:style-name="ce2">
            <text:p>C4</text:p>
          </table:table-cell>
          <table:table-cell office:value-type="string" office:string-value="S" table:formula="of:=IF([pogoda.$L132]=0;&quot;0&quot;;IF([pogoda.$B132]&gt;=10;&quot;C&quot;;&quot;S&quot;))" table:style-name="ce2">
            <text:p>S</text:p>
          </table:table-cell>
          <table:table-cell office:value-type="float" office:value="4" table:formula="of:=IF([.L131]=0;1;IF([.L131]=5;IF([.C131]&gt;=20;0;5);IF([.M131]=3;[.L131]+1;[.L131])))" table:style-name="ce2">
            <text:p>4</text:p>
          </table:table-cell>
          <table:table-cell office:value-type="float" office:value="2" table:formula="of:=IF([.L131]&lt;&gt;[.L132];1;[.M131]+1)" table:style-name="ce2">
            <text:p>2</text:p>
          </table:table-cell>
          <table:table-cell office:value-type="boolean" office:boolean-value="false" table:formula="of:=IF([pogoda.$D132]=[pogoda.$K132];TRUE;FALSE)" table:style-name="ce2">
            <text:p>FAŁSZ</text:p>
          </table:table-cell>
          <table:table-cell office:value-type="boolean" office:boolean-value="true" table:formula="of:=IF([pogoda.$E132]=[pogoda.$L13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7.3" table:style-name="ce1">
            <text:p>7,3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33]&gt;=20; TRUE; FALSE)" table:style-name="ce1">
            <text:p>FAŁSZ</text:p>
          </table:table-cell>
          <table:table-cell office:value-type="boolean" office:boolean-value="false" table:formula="of:=IF([pogoda.$C133]&lt;=5;TRUE;FALSE)" table:style-name="ce1">
            <text:p>FAŁSZ</text:p>
          </table:table-cell>
          <table:table-cell office:value-type="boolean" office:boolean-value="false" table:formula="of:=AND([pogoda.$F133:.$G133])" table:style-name="ce2">
            <text:p>FAŁSZ</text:p>
          </table:table-cell>
          <table:table-cell office:value-type="boolean" office:boolean-value="true" table:formula="of:=IF([pogoda.$B133]&gt;[.B132];TRUE;FALSE)" table:style-name="ce2">
            <text:p>PRAWDA</text:p>
          </table:table-cell>
          <table:table-cell office:value-type="string" office:string-value="C4" table:formula="of:=COM.MICROSOFT.TEXTJOIN(&quot;&quot;;;[pogoda.$D133];[pogoda.$E133])" table:style-name="ce2">
            <text:p>C4</text:p>
          </table:table-cell>
          <table:table-cell office:value-type="string" office:string-value="S" table:formula="of:=IF([pogoda.$L133]=0;&quot;0&quot;;IF([pogoda.$B133]&gt;=10;&quot;C&quot;;&quot;S&quot;))" table:style-name="ce2">
            <text:p>S</text:p>
          </table:table-cell>
          <table:table-cell office:value-type="float" office:value="4" table:formula="of:=IF([.L132]=0;1;IF([.L132]=5;IF([.C132]&gt;=20;0;5);IF([.M132]=3;[.L132]+1;[.L132])))" table:style-name="ce2">
            <text:p>4</text:p>
          </table:table-cell>
          <table:table-cell office:value-type="float" office:value="3" table:formula="of:=IF([.L132]&lt;&gt;[.L133];1;[.M132]+1)" table:style-name="ce2">
            <text:p>3</text:p>
          </table:table-cell>
          <table:table-cell office:value-type="boolean" office:boolean-value="false" table:formula="of:=IF([pogoda.$D133]=[pogoda.$K133];TRUE;FALSE)" table:style-name="ce2">
            <text:p>FAŁSZ</text:p>
          </table:table-cell>
          <table:table-cell office:value-type="boolean" office:boolean-value="true" table:formula="of:=IF([pogoda.$E133]=[pogoda.$L13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134]&gt;=20; TRUE; FALSE)" table:style-name="ce1">
            <text:p>FAŁSZ</text:p>
          </table:table-cell>
          <table:table-cell office:value-type="boolean" office:boolean-value="false" table:formula="of:=IF([pogoda.$C134]&lt;=5;TRUE;FALSE)" table:style-name="ce1">
            <text:p>FAŁSZ</text:p>
          </table:table-cell>
          <table:table-cell office:value-type="boolean" office:boolean-value="false" table:formula="of:=AND([pogoda.$F134:.$G134])" table:style-name="ce2">
            <text:p>FAŁSZ</text:p>
          </table:table-cell>
          <table:table-cell office:value-type="boolean" office:boolean-value="true" table:formula="of:=IF([pogoda.$B134]&gt;[.B133];TRUE;FALSE)" table:style-name="ce2">
            <text:p>PRAWDA</text:p>
          </table:table-cell>
          <table:table-cell office:value-type="string" office:string-value="C5" table:formula="of:=COM.MICROSOFT.TEXTJOIN(&quot;&quot;;;[pogoda.$D134];[pogoda.$E134])" table:style-name="ce2">
            <text:p>C5</text:p>
          </table:table-cell>
          <table:table-cell office:value-type="string" office:string-value="S" table:formula="of:=IF([pogoda.$L134]=0;&quot;0&quot;;IF([pogoda.$B134]&gt;=10;&quot;C&quot;;&quot;S&quot;))" table:style-name="ce2">
            <text:p>S</text:p>
          </table:table-cell>
          <table:table-cell office:value-type="float" office:value="5" table:formula="of:=IF([.L133]=0;1;IF([.L133]=5;IF([.C133]&gt;=20;0;5);IF([.M133]=3;[.L133]+1;[.L133])))" table:style-name="ce2">
            <text:p>5</text:p>
          </table:table-cell>
          <table:table-cell office:value-type="float" office:value="1" table:formula="of:=IF([.L133]&lt;&gt;[.L134];1;[.M133]+1)" table:style-name="ce2">
            <text:p>1</text:p>
          </table:table-cell>
          <table:table-cell office:value-type="boolean" office:boolean-value="false" table:formula="of:=IF([pogoda.$D134]=[pogoda.$K134];TRUE;FALSE)" table:style-name="ce2">
            <text:p>FAŁSZ</text:p>
          </table:table-cell>
          <table:table-cell office:value-type="boolean" office:boolean-value="true" table:formula="of:=IF([pogoda.$E134]=[pogoda.$L13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0.5" table:style-name="ce1">
            <text:p>10,5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135]&gt;=20; TRUE; FALSE)" table:style-name="ce1">
            <text:p>FAŁSZ</text:p>
          </table:table-cell>
          <table:table-cell office:value-type="boolean" office:boolean-value="false" table:formula="of:=IF([pogoda.$C135]&lt;=5;TRUE;FALSE)" table:style-name="ce1">
            <text:p>FAŁSZ</text:p>
          </table:table-cell>
          <table:table-cell office:value-type="boolean" office:boolean-value="false" table:formula="of:=AND([pogoda.$F135:.$G135])" table:style-name="ce2">
            <text:p>FAŁSZ</text:p>
          </table:table-cell>
          <table:table-cell office:value-type="boolean" office:boolean-value="true" table:formula="of:=IF([pogoda.$B135]&gt;[.B134];TRUE;FALSE)" table:style-name="ce2">
            <text:p>PRAWDA</text:p>
          </table:table-cell>
          <table:table-cell office:value-type="string" office:string-value="C5" table:formula="of:=COM.MICROSOFT.TEXTJOIN(&quot;&quot;;;[pogoda.$D135];[pogoda.$E135])" table:style-name="ce2">
            <text:p>C5</text:p>
          </table:table-cell>
          <table:table-cell office:value-type="string" office:string-value="C" table:formula="of:=IF([pogoda.$L135]=0;&quot;0&quot;;IF([pogoda.$B135]&gt;=10;&quot;C&quot;;&quot;S&quot;))" table:style-name="ce2">
            <text:p>C</text:p>
          </table:table-cell>
          <table:table-cell office:value-type="float" office:value="5" table:formula="of:=IF([.L134]=0;1;IF([.L134]=5;IF([.C134]&gt;=20;0;5);IF([.M134]=3;[.L134]+1;[.L134])))" table:style-name="ce2">
            <text:p>5</text:p>
          </table:table-cell>
          <table:table-cell office:value-type="float" office:value="2" table:formula="of:=IF([.L134]&lt;&gt;[.L135];1;[.M134]+1)" table:style-name="ce2">
            <text:p>2</text:p>
          </table:table-cell>
          <table:table-cell office:value-type="boolean" office:boolean-value="true" table:formula="of:=IF([pogoda.$D135]=[pogoda.$K135];TRUE;FALSE)" table:style-name="ce2">
            <text:p>PRAWDA</text:p>
          </table:table-cell>
          <table:table-cell office:value-type="boolean" office:boolean-value="true" table:formula="of:=IF([pogoda.$E135]=[pogoda.$L13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0.4" table:style-name="ce1">
            <text:p>10,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136]&gt;=20; TRUE; FALSE)" table:style-name="ce1">
            <text:p>FAŁSZ</text:p>
          </table:table-cell>
          <table:table-cell office:value-type="boolean" office:boolean-value="true" table:formula="of:=IF([pogoda.$C136]&lt;=5;TRUE;FALSE)" table:style-name="ce1">
            <text:p>PRAWDA</text:p>
          </table:table-cell>
          <table:table-cell office:value-type="boolean" office:boolean-value="false" table:formula="of:=AND([pogoda.$F136:.$G136])" table:style-name="ce2">
            <text:p>FAŁSZ</text:p>
          </table:table-cell>
          <table:table-cell office:value-type="boolean" office:boolean-value="false" table:formula="of:=IF([pogoda.$B136]&gt;[.B135];TRUE;FALSE)" table:style-name="ce2">
            <text:p>FAŁSZ</text:p>
          </table:table-cell>
          <table:table-cell office:value-type="string" office:string-value="00" table:formula="of:=COM.MICROSOFT.TEXTJOIN(&quot;&quot;;;[pogoda.$D136];[pogoda.$E136])" table:style-name="ce2">
            <text:p>00</text:p>
          </table:table-cell>
          <table:table-cell office:value-type="string" office:string-value="0" table:formula="of:=IF([pogoda.$L136]=0;&quot;0&quot;;IF([pogoda.$B136]&gt;=10;&quot;C&quot;;&quot;S&quot;))" table:style-name="ce2">
            <text:p>0</text:p>
          </table:table-cell>
          <table:table-cell office:value-type="float" office:value="0" table:formula="of:=IF([.L135]=0;1;IF([.L135]=5;IF([.C135]&gt;=20;0;5);IF([.M135]=3;[.L135]+1;[.L135])))" table:style-name="ce2">
            <text:p>0</text:p>
          </table:table-cell>
          <table:table-cell office:value-type="float" office:value="1" table:formula="of:=IF([.L135]&lt;&gt;[.L136];1;[.M135]+1)" table:style-name="ce2">
            <text:p>1</text:p>
          </table:table-cell>
          <table:table-cell office:value-type="boolean" office:boolean-value="true" table:formula="of:=IF([pogoda.$D136]=[pogoda.$K136];TRUE;FALSE)" table:style-name="ce2">
            <text:p>PRAWDA</text:p>
          </table:table-cell>
          <table:table-cell office:value-type="boolean" office:boolean-value="true" table:formula="of:=IF([pogoda.$E136]=[pogoda.$L13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37]&gt;=20; TRUE; FALSE)" table:style-name="ce1">
            <text:p>FAŁSZ</text:p>
          </table:table-cell>
          <table:table-cell office:value-type="boolean" office:boolean-value="true" table:formula="of:=IF([pogoda.$C137]&lt;=5;TRUE;FALSE)" table:style-name="ce1">
            <text:p>PRAWDA</text:p>
          </table:table-cell>
          <table:table-cell office:value-type="boolean" office:boolean-value="false" table:formula="of:=AND([pogoda.$F137:.$G137])" table:style-name="ce2">
            <text:p>FAŁSZ</text:p>
          </table:table-cell>
          <table:table-cell office:value-type="boolean" office:boolean-value="false" table:formula="of:=IF([pogoda.$B137]&gt;[.B136];TRUE;FALSE)" table:style-name="ce2">
            <text:p>FAŁSZ</text:p>
          </table:table-cell>
          <table:table-cell office:value-type="string" office:string-value="S1" table:formula="of:=COM.MICROSOFT.TEXTJOIN(&quot;&quot;;;[pogoda.$D137];[pogoda.$E137])" table:style-name="ce2">
            <text:p>S1</text:p>
          </table:table-cell>
          <table:table-cell office:value-type="string" office:string-value="S" table:formula="of:=IF([pogoda.$L137]=0;&quot;0&quot;;IF([pogoda.$B137]&gt;=10;&quot;C&quot;;&quot;S&quot;))" table:style-name="ce2">
            <text:p>S</text:p>
          </table:table-cell>
          <table:table-cell office:value-type="float" office:value="1" table:formula="of:=IF([.L136]=0;1;IF([.L136]=5;IF([.C136]&gt;=20;0;5);IF([.M136]=3;[.L136]+1;[.L136])))" table:style-name="ce2">
            <text:p>1</text:p>
          </table:table-cell>
          <table:table-cell office:value-type="float" office:value="1" table:formula="of:=IF([.L136]&lt;&gt;[.L137];1;[.M136]+1)" table:style-name="ce2">
            <text:p>1</text:p>
          </table:table-cell>
          <table:table-cell office:value-type="boolean" office:boolean-value="true" table:formula="of:=IF([pogoda.$D137]=[pogoda.$K137];TRUE;FALSE)" table:style-name="ce2">
            <text:p>PRAWDA</text:p>
          </table:table-cell>
          <table:table-cell office:value-type="boolean" office:boolean-value="true" table:formula="of:=IF([pogoda.$E137]=[pogoda.$L13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.4" table:style-name="ce1">
            <text:p>6,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38]&gt;=20; TRUE; FALSE)" table:style-name="ce1">
            <text:p>FAŁSZ</text:p>
          </table:table-cell>
          <table:table-cell office:value-type="boolean" office:boolean-value="true" table:formula="of:=IF([pogoda.$C138]&lt;=5;TRUE;FALSE)" table:style-name="ce1">
            <text:p>PRAWDA</text:p>
          </table:table-cell>
          <table:table-cell office:value-type="boolean" office:boolean-value="false" table:formula="of:=AND([pogoda.$F138:.$G138])" table:style-name="ce2">
            <text:p>FAŁSZ</text:p>
          </table:table-cell>
          <table:table-cell office:value-type="boolean" office:boolean-value="false" table:formula="of:=IF([pogoda.$B138]&gt;[.B137];TRUE;FALSE)" table:style-name="ce2">
            <text:p>FAŁSZ</text:p>
          </table:table-cell>
          <table:table-cell office:value-type="string" office:string-value="S1" table:formula="of:=COM.MICROSOFT.TEXTJOIN(&quot;&quot;;;[pogoda.$D138];[pogoda.$E138])" table:style-name="ce2">
            <text:p>S1</text:p>
          </table:table-cell>
          <table:table-cell office:value-type="string" office:string-value="S" table:formula="of:=IF([pogoda.$L138]=0;&quot;0&quot;;IF([pogoda.$B138]&gt;=10;&quot;C&quot;;&quot;S&quot;))" table:style-name="ce2">
            <text:p>S</text:p>
          </table:table-cell>
          <table:table-cell office:value-type="float" office:value="1" table:formula="of:=IF([.L137]=0;1;IF([.L137]=5;IF([.C137]&gt;=20;0;5);IF([.M137]=3;[.L137]+1;[.L137])))" table:style-name="ce2">
            <text:p>1</text:p>
          </table:table-cell>
          <table:table-cell office:value-type="float" office:value="2" table:formula="of:=IF([.L137]&lt;&gt;[.L138];1;[.M137]+1)" table:style-name="ce2">
            <text:p>2</text:p>
          </table:table-cell>
          <table:table-cell office:value-type="boolean" office:boolean-value="true" table:formula="of:=IF([pogoda.$D138]=[pogoda.$K138];TRUE;FALSE)" table:style-name="ce2">
            <text:p>PRAWDA</text:p>
          </table:table-cell>
          <table:table-cell office:value-type="boolean" office:boolean-value="true" table:formula="of:=IF([pogoda.$E138]=[pogoda.$L13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.6" table:style-name="ce1">
            <text:p>3,6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39]&gt;=20; TRUE; FALSE)" table:style-name="ce1">
            <text:p>FAŁSZ</text:p>
          </table:table-cell>
          <table:table-cell office:value-type="boolean" office:boolean-value="true" table:formula="of:=IF([pogoda.$C139]&lt;=5;TRUE;FALSE)" table:style-name="ce1">
            <text:p>PRAWDA</text:p>
          </table:table-cell>
          <table:table-cell office:value-type="boolean" office:boolean-value="false" table:formula="of:=AND([pogoda.$F139:.$G139])" table:style-name="ce2">
            <text:p>FAŁSZ</text:p>
          </table:table-cell>
          <table:table-cell office:value-type="boolean" office:boolean-value="false" table:formula="of:=IF([pogoda.$B139]&gt;[.B138];TRUE;FALSE)" table:style-name="ce2">
            <text:p>FAŁSZ</text:p>
          </table:table-cell>
          <table:table-cell office:value-type="string" office:string-value="S1" table:formula="of:=COM.MICROSOFT.TEXTJOIN(&quot;&quot;;;[pogoda.$D139];[pogoda.$E139])" table:style-name="ce2">
            <text:p>S1</text:p>
          </table:table-cell>
          <table:table-cell office:value-type="string" office:string-value="S" table:formula="of:=IF([pogoda.$L139]=0;&quot;0&quot;;IF([pogoda.$B139]&gt;=10;&quot;C&quot;;&quot;S&quot;))" table:style-name="ce2">
            <text:p>S</text:p>
          </table:table-cell>
          <table:table-cell office:value-type="float" office:value="1" table:formula="of:=IF([.L138]=0;1;IF([.L138]=5;IF([.C138]&gt;=20;0;5);IF([.M138]=3;[.L138]+1;[.L138])))" table:style-name="ce2">
            <text:p>1</text:p>
          </table:table-cell>
          <table:table-cell office:value-type="float" office:value="3" table:formula="of:=IF([.L138]&lt;&gt;[.L139];1;[.M138]+1)" table:style-name="ce2">
            <text:p>3</text:p>
          </table:table-cell>
          <table:table-cell office:value-type="boolean" office:boolean-value="true" table:formula="of:=IF([pogoda.$D139]=[pogoda.$K139];TRUE;FALSE)" table:style-name="ce2">
            <text:p>PRAWDA</text:p>
          </table:table-cell>
          <table:table-cell office:value-type="boolean" office:boolean-value="true" table:formula="of:=IF([pogoda.$E139]=[pogoda.$L13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.4" table:style-name="ce1">
            <text:p>1,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40]&gt;=20; TRUE; FALSE)" table:style-name="ce1">
            <text:p>FAŁSZ</text:p>
          </table:table-cell>
          <table:table-cell office:value-type="boolean" office:boolean-value="true" table:formula="of:=IF([pogoda.$C140]&lt;=5;TRUE;FALSE)" table:style-name="ce1">
            <text:p>PRAWDA</text:p>
          </table:table-cell>
          <table:table-cell office:value-type="boolean" office:boolean-value="false" table:formula="of:=AND([pogoda.$F140:.$G140])" table:style-name="ce2">
            <text:p>FAŁSZ</text:p>
          </table:table-cell>
          <table:table-cell office:value-type="boolean" office:boolean-value="false" table:formula="of:=IF([pogoda.$B140]&gt;[.B139];TRUE;FALSE)" table:style-name="ce2">
            <text:p>FAŁSZ</text:p>
          </table:table-cell>
          <table:table-cell office:value-type="string" office:string-value="S2" table:formula="of:=COM.MICROSOFT.TEXTJOIN(&quot;&quot;;;[pogoda.$D140];[pogoda.$E140])" table:style-name="ce2">
            <text:p>S2</text:p>
          </table:table-cell>
          <table:table-cell office:value-type="string" office:string-value="S" table:formula="of:=IF([pogoda.$L140]=0;&quot;0&quot;;IF([pogoda.$B140]&gt;=10;&quot;C&quot;;&quot;S&quot;))" table:style-name="ce2">
            <text:p>S</text:p>
          </table:table-cell>
          <table:table-cell office:value-type="float" office:value="2" table:formula="of:=IF([.L139]=0;1;IF([.L139]=5;IF([.C139]&gt;=20;0;5);IF([.M139]=3;[.L139]+1;[.L139])))" table:style-name="ce2">
            <text:p>2</text:p>
          </table:table-cell>
          <table:table-cell office:value-type="float" office:value="1" table:formula="of:=IF([.L139]&lt;&gt;[.L140];1;[.M139]+1)" table:style-name="ce2">
            <text:p>1</text:p>
          </table:table-cell>
          <table:table-cell office:value-type="boolean" office:boolean-value="true" table:formula="of:=IF([pogoda.$D140]=[pogoda.$K140];TRUE;FALSE)" table:style-name="ce2">
            <text:p>PRAWDA</text:p>
          </table:table-cell>
          <table:table-cell office:value-type="boolean" office:boolean-value="true" table:formula="of:=IF([pogoda.$E140]=[pogoda.$L14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0.5" table:style-name="ce1">
            <text:p>0,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41]&gt;=20; TRUE; FALSE)" table:style-name="ce1">
            <text:p>FAŁSZ</text:p>
          </table:table-cell>
          <table:table-cell office:value-type="boolean" office:boolean-value="true" table:formula="of:=IF([pogoda.$C141]&lt;=5;TRUE;FALSE)" table:style-name="ce1">
            <text:p>PRAWDA</text:p>
          </table:table-cell>
          <table:table-cell office:value-type="boolean" office:boolean-value="false" table:formula="of:=AND([pogoda.$F141:.$G141])" table:style-name="ce2">
            <text:p>FAŁSZ</text:p>
          </table:table-cell>
          <table:table-cell office:value-type="boolean" office:boolean-value="false" table:formula="of:=IF([pogoda.$B141]&gt;[.B140];TRUE;FALSE)" table:style-name="ce2">
            <text:p>FAŁSZ</text:p>
          </table:table-cell>
          <table:table-cell office:value-type="string" office:string-value="S2" table:formula="of:=COM.MICROSOFT.TEXTJOIN(&quot;&quot;;;[pogoda.$D141];[pogoda.$E141])" table:style-name="ce2">
            <text:p>S2</text:p>
          </table:table-cell>
          <table:table-cell office:value-type="string" office:string-value="S" table:formula="of:=IF([pogoda.$L141]=0;&quot;0&quot;;IF([pogoda.$B141]&gt;=10;&quot;C&quot;;&quot;S&quot;))" table:style-name="ce2">
            <text:p>S</text:p>
          </table:table-cell>
          <table:table-cell office:value-type="float" office:value="2" table:formula="of:=IF([.L140]=0;1;IF([.L140]=5;IF([.C140]&gt;=20;0;5);IF([.M140]=3;[.L140]+1;[.L140])))" table:style-name="ce2">
            <text:p>2</text:p>
          </table:table-cell>
          <table:table-cell office:value-type="float" office:value="2" table:formula="of:=IF([.L140]&lt;&gt;[.L141];1;[.M140]+1)" table:style-name="ce2">
            <text:p>2</text:p>
          </table:table-cell>
          <table:table-cell office:value-type="boolean" office:boolean-value="true" table:formula="of:=IF([pogoda.$D141]=[pogoda.$K141];TRUE;FALSE)" table:style-name="ce2">
            <text:p>PRAWDA</text:p>
          </table:table-cell>
          <table:table-cell office:value-type="boolean" office:boolean-value="true" table:formula="of:=IF([pogoda.$E141]=[pogoda.$L14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.4" table:style-name="ce1">
            <text:p>1,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42]&gt;=20; TRUE; FALSE)" table:style-name="ce1">
            <text:p>FAŁSZ</text:p>
          </table:table-cell>
          <table:table-cell office:value-type="boolean" office:boolean-value="true" table:formula="of:=IF([pogoda.$C142]&lt;=5;TRUE;FALSE)" table:style-name="ce1">
            <text:p>PRAWDA</text:p>
          </table:table-cell>
          <table:table-cell office:value-type="boolean" office:boolean-value="false" table:formula="of:=AND([pogoda.$F142:.$G142])" table:style-name="ce2">
            <text:p>FAŁSZ</text:p>
          </table:table-cell>
          <table:table-cell office:value-type="boolean" office:boolean-value="true" table:formula="of:=IF([pogoda.$B142]&gt;[.B141];TRUE;FALSE)" table:style-name="ce2">
            <text:p>PRAWDA</text:p>
          </table:table-cell>
          <table:table-cell office:value-type="string" office:string-value="S2" table:formula="of:=COM.MICROSOFT.TEXTJOIN(&quot;&quot;;;[pogoda.$D142];[pogoda.$E142])" table:style-name="ce2">
            <text:p>S2</text:p>
          </table:table-cell>
          <table:table-cell office:value-type="string" office:string-value="S" table:formula="of:=IF([pogoda.$L142]=0;&quot;0&quot;;IF([pogoda.$B142]&gt;=10;&quot;C&quot;;&quot;S&quot;))" table:style-name="ce2">
            <text:p>S</text:p>
          </table:table-cell>
          <table:table-cell office:value-type="float" office:value="2" table:formula="of:=IF([.L141]=0;1;IF([.L141]=5;IF([.C141]&gt;=20;0;5);IF([.M141]=3;[.L141]+1;[.L141])))" table:style-name="ce2">
            <text:p>2</text:p>
          </table:table-cell>
          <table:table-cell office:value-type="float" office:value="3" table:formula="of:=IF([.L141]&lt;&gt;[.L142];1;[.M141]+1)" table:style-name="ce2">
            <text:p>3</text:p>
          </table:table-cell>
          <table:table-cell office:value-type="boolean" office:boolean-value="true" table:formula="of:=IF([pogoda.$D142]=[pogoda.$K142];TRUE;FALSE)" table:style-name="ce2">
            <text:p>PRAWDA</text:p>
          </table:table-cell>
          <table:table-cell office:value-type="boolean" office:boolean-value="true" table:formula="of:=IF([pogoda.$E142]=[pogoda.$L14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9" table:style-name="ce1">
            <text:p>3,9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43]&gt;=20; TRUE; FALSE)" table:style-name="ce1">
            <text:p>FAŁSZ</text:p>
          </table:table-cell>
          <table:table-cell office:value-type="boolean" office:boolean-value="true" table:formula="of:=IF([pogoda.$C143]&lt;=5;TRUE;FALSE)" table:style-name="ce1">
            <text:p>PRAWDA</text:p>
          </table:table-cell>
          <table:table-cell office:value-type="boolean" office:boolean-value="false" table:formula="of:=AND([pogoda.$F143:.$G143])" table:style-name="ce2">
            <text:p>FAŁSZ</text:p>
          </table:table-cell>
          <table:table-cell office:value-type="boolean" office:boolean-value="true" table:formula="of:=IF([pogoda.$B143]&gt;[.B142];TRUE;FALSE)" table:style-name="ce2">
            <text:p>PRAWDA</text:p>
          </table:table-cell>
          <table:table-cell office:value-type="string" office:string-value="S3" table:formula="of:=COM.MICROSOFT.TEXTJOIN(&quot;&quot;;;[pogoda.$D143];[pogoda.$E143])" table:style-name="ce2">
            <text:p>S3</text:p>
          </table:table-cell>
          <table:table-cell office:value-type="string" office:string-value="S" table:formula="of:=IF([pogoda.$L143]=0;&quot;0&quot;;IF([pogoda.$B143]&gt;=10;&quot;C&quot;;&quot;S&quot;))" table:style-name="ce2">
            <text:p>S</text:p>
          </table:table-cell>
          <table:table-cell office:value-type="float" office:value="3" table:formula="of:=IF([.L142]=0;1;IF([.L142]=5;IF([.C142]&gt;=20;0;5);IF([.M142]=3;[.L142]+1;[.L142])))" table:style-name="ce2">
            <text:p>3</text:p>
          </table:table-cell>
          <table:table-cell office:value-type="float" office:value="1" table:formula="of:=IF([.L142]&lt;&gt;[.L143];1;[.M142]+1)" table:style-name="ce2">
            <text:p>1</text:p>
          </table:table-cell>
          <table:table-cell office:value-type="boolean" office:boolean-value="true" table:formula="of:=IF([pogoda.$D143]=[pogoda.$K143];TRUE;FALSE)" table:style-name="ce2">
            <text:p>PRAWDA</text:p>
          </table:table-cell>
          <table:table-cell office:value-type="boolean" office:boolean-value="true" table:formula="of:=IF([pogoda.$E143]=[pogoda.$L14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7.3" table:style-name="ce1">
            <text:p>7,3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44]&gt;=20; TRUE; FALSE)" table:style-name="ce1">
            <text:p>FAŁSZ</text:p>
          </table:table-cell>
          <table:table-cell office:value-type="boolean" office:boolean-value="false" table:formula="of:=IF([pogoda.$C144]&lt;=5;TRUE;FALSE)" table:style-name="ce1">
            <text:p>FAŁSZ</text:p>
          </table:table-cell>
          <table:table-cell office:value-type="boolean" office:boolean-value="false" table:formula="of:=AND([pogoda.$F144:.$G144])" table:style-name="ce2">
            <text:p>FAŁSZ</text:p>
          </table:table-cell>
          <table:table-cell office:value-type="boolean" office:boolean-value="true" table:formula="of:=IF([pogoda.$B144]&gt;[.B143];TRUE;FALSE)" table:style-name="ce2">
            <text:p>PRAWDA</text:p>
          </table:table-cell>
          <table:table-cell office:value-type="string" office:string-value="S3" table:formula="of:=COM.MICROSOFT.TEXTJOIN(&quot;&quot;;;[pogoda.$D144];[pogoda.$E144])" table:style-name="ce2">
            <text:p>S3</text:p>
          </table:table-cell>
          <table:table-cell office:value-type="string" office:string-value="S" table:formula="of:=IF([pogoda.$L144]=0;&quot;0&quot;;IF([pogoda.$B144]&gt;=10;&quot;C&quot;;&quot;S&quot;))" table:style-name="ce2">
            <text:p>S</text:p>
          </table:table-cell>
          <table:table-cell office:value-type="float" office:value="3" table:formula="of:=IF([.L143]=0;1;IF([.L143]=5;IF([.C143]&gt;=20;0;5);IF([.M143]=3;[.L143]+1;[.L143])))" table:style-name="ce2">
            <text:p>3</text:p>
          </table:table-cell>
          <table:table-cell office:value-type="float" office:value="2" table:formula="of:=IF([.L143]&lt;&gt;[.L144];1;[.M143]+1)" table:style-name="ce2">
            <text:p>2</text:p>
          </table:table-cell>
          <table:table-cell office:value-type="boolean" office:boolean-value="true" table:formula="of:=IF([pogoda.$D144]=[pogoda.$K144];TRUE;FALSE)" table:style-name="ce2">
            <text:p>PRAWDA</text:p>
          </table:table-cell>
          <table:table-cell office:value-type="boolean" office:boolean-value="true" table:formula="of:=IF([pogoda.$E144]=[pogoda.$L14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0.9" table:style-name="ce1">
            <text:p>10,9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45]&gt;=20; TRUE; FALSE)" table:style-name="ce1">
            <text:p>FAŁSZ</text:p>
          </table:table-cell>
          <table:table-cell office:value-type="boolean" office:boolean-value="false" table:formula="of:=IF([pogoda.$C145]&lt;=5;TRUE;FALSE)" table:style-name="ce1">
            <text:p>FAŁSZ</text:p>
          </table:table-cell>
          <table:table-cell office:value-type="boolean" office:boolean-value="false" table:formula="of:=AND([pogoda.$F145:.$G145])" table:style-name="ce2">
            <text:p>FAŁSZ</text:p>
          </table:table-cell>
          <table:table-cell office:value-type="boolean" office:boolean-value="true" table:formula="of:=IF([pogoda.$B145]&gt;[.B144];TRUE;FALSE)" table:style-name="ce2">
            <text:p>PRAWDA</text:p>
          </table:table-cell>
          <table:table-cell office:value-type="string" office:string-value="S3" table:formula="of:=COM.MICROSOFT.TEXTJOIN(&quot;&quot;;;[pogoda.$D145];[pogoda.$E145])" table:style-name="ce2">
            <text:p>S3</text:p>
          </table:table-cell>
          <table:table-cell office:value-type="string" office:string-value="C" table:formula="of:=IF([pogoda.$L145]=0;&quot;0&quot;;IF([pogoda.$B145]&gt;=10;&quot;C&quot;;&quot;S&quot;))" table:style-name="ce2">
            <text:p>C</text:p>
          </table:table-cell>
          <table:table-cell office:value-type="float" office:value="3" table:formula="of:=IF([.L144]=0;1;IF([.L144]=5;IF([.C144]&gt;=20;0;5);IF([.M144]=3;[.L144]+1;[.L144])))" table:style-name="ce2">
            <text:p>3</text:p>
          </table:table-cell>
          <table:table-cell office:value-type="float" office:value="3" table:formula="of:=IF([.L144]&lt;&gt;[.L145];1;[.M144]+1)" table:style-name="ce2">
            <text:p>3</text:p>
          </table:table-cell>
          <table:table-cell office:value-type="boolean" office:boolean-value="false" table:formula="of:=IF([pogoda.$D145]=[pogoda.$K145];TRUE;FALSE)" table:style-name="ce2">
            <text:p>FAŁSZ</text:p>
          </table:table-cell>
          <table:table-cell office:value-type="boolean" office:boolean-value="true" table:formula="of:=IF([pogoda.$E145]=[pogoda.$L14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3.7" table:style-name="ce1">
            <text:p>13,7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46]&gt;=20; TRUE; FALSE)" table:style-name="ce1">
            <text:p>FAŁSZ</text:p>
          </table:table-cell>
          <table:table-cell office:value-type="boolean" office:boolean-value="false" table:formula="of:=IF([pogoda.$C146]&lt;=5;TRUE;FALSE)" table:style-name="ce1">
            <text:p>FAŁSZ</text:p>
          </table:table-cell>
          <table:table-cell office:value-type="boolean" office:boolean-value="false" table:formula="of:=AND([pogoda.$F146:.$G146])" table:style-name="ce2">
            <text:p>FAŁSZ</text:p>
          </table:table-cell>
          <table:table-cell office:value-type="boolean" office:boolean-value="true" table:formula="of:=IF([pogoda.$B146]&gt;[.B145];TRUE;FALSE)" table:style-name="ce2">
            <text:p>PRAWDA</text:p>
          </table:table-cell>
          <table:table-cell office:value-type="string" office:string-value="S4" table:formula="of:=COM.MICROSOFT.TEXTJOIN(&quot;&quot;;;[pogoda.$D146];[pogoda.$E146])" table:style-name="ce2">
            <text:p>S4</text:p>
          </table:table-cell>
          <table:table-cell office:value-type="string" office:string-value="C" table:formula="of:=IF([pogoda.$L146]=0;&quot;0&quot;;IF([pogoda.$B146]&gt;=10;&quot;C&quot;;&quot;S&quot;))" table:style-name="ce2">
            <text:p>C</text:p>
          </table:table-cell>
          <table:table-cell office:value-type="float" office:value="4" table:formula="of:=IF([.L145]=0;1;IF([.L145]=5;IF([.C145]&gt;=20;0;5);IF([.M145]=3;[.L145]+1;[.L145])))" table:style-name="ce2">
            <text:p>4</text:p>
          </table:table-cell>
          <table:table-cell office:value-type="float" office:value="1" table:formula="of:=IF([.L145]&lt;&gt;[.L146];1;[.M145]+1)" table:style-name="ce2">
            <text:p>1</text:p>
          </table:table-cell>
          <table:table-cell office:value-type="boolean" office:boolean-value="false" table:formula="of:=IF([pogoda.$D146]=[pogoda.$K146];TRUE;FALSE)" table:style-name="ce2">
            <text:p>FAŁSZ</text:p>
          </table:table-cell>
          <table:table-cell office:value-type="boolean" office:boolean-value="true" table:formula="of:=IF([pogoda.$E146]=[pogoda.$L14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5.1" table:style-name="ce1">
            <text:p>15,1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47]&gt;=20; TRUE; FALSE)" table:style-name="ce1">
            <text:p>FAŁSZ</text:p>
          </table:table-cell>
          <table:table-cell office:value-type="boolean" office:boolean-value="false" table:formula="of:=IF([pogoda.$C147]&lt;=5;TRUE;FALSE)" table:style-name="ce1">
            <text:p>FAŁSZ</text:p>
          </table:table-cell>
          <table:table-cell office:value-type="boolean" office:boolean-value="false" table:formula="of:=AND([pogoda.$F147:.$G147])" table:style-name="ce2">
            <text:p>FAŁSZ</text:p>
          </table:table-cell>
          <table:table-cell office:value-type="boolean" office:boolean-value="true" table:formula="of:=IF([pogoda.$B147]&gt;[.B146];TRUE;FALSE)" table:style-name="ce2">
            <text:p>PRAWDA</text:p>
          </table:table-cell>
          <table:table-cell office:value-type="string" office:string-value="S4" table:formula="of:=COM.MICROSOFT.TEXTJOIN(&quot;&quot;;;[pogoda.$D147];[pogoda.$E147])" table:style-name="ce2">
            <text:p>S4</text:p>
          </table:table-cell>
          <table:table-cell office:value-type="string" office:string-value="C" table:formula="of:=IF([pogoda.$L147]=0;&quot;0&quot;;IF([pogoda.$B147]&gt;=10;&quot;C&quot;;&quot;S&quot;))" table:style-name="ce2">
            <text:p>C</text:p>
          </table:table-cell>
          <table:table-cell office:value-type="float" office:value="4" table:formula="of:=IF([.L146]=0;1;IF([.L146]=5;IF([.C146]&gt;=20;0;5);IF([.M146]=3;[.L146]+1;[.L146])))" table:style-name="ce2">
            <text:p>4</text:p>
          </table:table-cell>
          <table:table-cell office:value-type="float" office:value="2" table:formula="of:=IF([.L146]&lt;&gt;[.L147];1;[.M146]+1)" table:style-name="ce2">
            <text:p>2</text:p>
          </table:table-cell>
          <table:table-cell office:value-type="boolean" office:boolean-value="false" table:formula="of:=IF([pogoda.$D147]=[pogoda.$K147];TRUE;FALSE)" table:style-name="ce2">
            <text:p>FAŁSZ</text:p>
          </table:table-cell>
          <table:table-cell office:value-type="boolean" office:boolean-value="true" table:formula="of:=IF([pogoda.$E147]=[pogoda.$L14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.1" table:style-name="ce1">
            <text:p>15,1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48]&gt;=20; TRUE; FALSE)" table:style-name="ce1">
            <text:p>FAŁSZ</text:p>
          </table:table-cell>
          <table:table-cell office:value-type="boolean" office:boolean-value="false" table:formula="of:=IF([pogoda.$C148]&lt;=5;TRUE;FALSE)" table:style-name="ce1">
            <text:p>FAŁSZ</text:p>
          </table:table-cell>
          <table:table-cell office:value-type="boolean" office:boolean-value="false" table:formula="of:=AND([pogoda.$F148:.$G148])" table:style-name="ce2">
            <text:p>FAŁSZ</text:p>
          </table:table-cell>
          <table:table-cell office:value-type="boolean" office:boolean-value="false" table:formula="of:=IF([pogoda.$B148]&gt;[.B147];TRUE;FALSE)" table:style-name="ce2">
            <text:p>FAŁSZ</text:p>
          </table:table-cell>
          <table:table-cell office:value-type="string" office:string-value="S4" table:formula="of:=COM.MICROSOFT.TEXTJOIN(&quot;&quot;;;[pogoda.$D148];[pogoda.$E148])" table:style-name="ce2">
            <text:p>S4</text:p>
          </table:table-cell>
          <table:table-cell office:value-type="string" office:string-value="C" table:formula="of:=IF([pogoda.$L148]=0;&quot;0&quot;;IF([pogoda.$B148]&gt;=10;&quot;C&quot;;&quot;S&quot;))" table:style-name="ce2">
            <text:p>C</text:p>
          </table:table-cell>
          <table:table-cell office:value-type="float" office:value="4" table:formula="of:=IF([.L147]=0;1;IF([.L147]=5;IF([.C147]&gt;=20;0;5);IF([.M147]=3;[.L147]+1;[.L147])))" table:style-name="ce2">
            <text:p>4</text:p>
          </table:table-cell>
          <table:table-cell office:value-type="float" office:value="3" table:formula="of:=IF([.L147]&lt;&gt;[.L148];1;[.M147]+1)" table:style-name="ce2">
            <text:p>3</text:p>
          </table:table-cell>
          <table:table-cell office:value-type="boolean" office:boolean-value="false" table:formula="of:=IF([pogoda.$D148]=[pogoda.$K148];TRUE;FALSE)" table:style-name="ce2">
            <text:p>FAŁSZ</text:p>
          </table:table-cell>
          <table:table-cell office:value-type="boolean" office:boolean-value="true" table:formula="of:=IF([pogoda.$E148]=[pogoda.$L14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3.9" table:style-name="ce1">
            <text:p>13,9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149]&gt;=20; TRUE; FALSE)" table:style-name="ce1">
            <text:p>FAŁSZ</text:p>
          </table:table-cell>
          <table:table-cell office:value-type="boolean" office:boolean-value="false" table:formula="of:=IF([pogoda.$C149]&lt;=5;TRUE;FALSE)" table:style-name="ce1">
            <text:p>FAŁSZ</text:p>
          </table:table-cell>
          <table:table-cell office:value-type="boolean" office:boolean-value="false" table:formula="of:=AND([pogoda.$F149:.$G149])" table:style-name="ce2">
            <text:p>FAŁSZ</text:p>
          </table:table-cell>
          <table:table-cell office:value-type="boolean" office:boolean-value="false" table:formula="of:=IF([pogoda.$B149]&gt;[.B148];TRUE;FALSE)" table:style-name="ce2">
            <text:p>FAŁSZ</text:p>
          </table:table-cell>
          <table:table-cell office:value-type="string" office:string-value="S5" table:formula="of:=COM.MICROSOFT.TEXTJOIN(&quot;&quot;;;[pogoda.$D149];[pogoda.$E149])" table:style-name="ce2">
            <text:p>S5</text:p>
          </table:table-cell>
          <table:table-cell office:value-type="string" office:string-value="C" table:formula="of:=IF([pogoda.$L149]=0;&quot;0&quot;;IF([pogoda.$B149]&gt;=10;&quot;C&quot;;&quot;S&quot;))" table:style-name="ce2">
            <text:p>C</text:p>
          </table:table-cell>
          <table:table-cell office:value-type="float" office:value="5" table:formula="of:=IF([.L148]=0;1;IF([.L148]=5;IF([.C148]&gt;=20;0;5);IF([.M148]=3;[.L148]+1;[.L148])))" table:style-name="ce2">
            <text:p>5</text:p>
          </table:table-cell>
          <table:table-cell office:value-type="float" office:value="1" table:formula="of:=IF([.L148]&lt;&gt;[.L149];1;[.M148]+1)" table:style-name="ce2">
            <text:p>1</text:p>
          </table:table-cell>
          <table:table-cell office:value-type="boolean" office:boolean-value="false" table:formula="of:=IF([pogoda.$D149]=[pogoda.$K149];TRUE;FALSE)" table:style-name="ce2">
            <text:p>FAŁSZ</text:p>
          </table:table-cell>
          <table:table-cell office:value-type="boolean" office:boolean-value="true" table:formula="of:=IF([pogoda.$E149]=[pogoda.$L14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2.3" table:style-name="ce1">
            <text:p>12,3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150]&gt;=20; TRUE; FALSE)" table:style-name="ce1">
            <text:p>FAŁSZ</text:p>
          </table:table-cell>
          <table:table-cell office:value-type="boolean" office:boolean-value="false" table:formula="of:=IF([pogoda.$C150]&lt;=5;TRUE;FALSE)" table:style-name="ce1">
            <text:p>FAŁSZ</text:p>
          </table:table-cell>
          <table:table-cell office:value-type="boolean" office:boolean-value="false" table:formula="of:=AND([pogoda.$F150:.$G150])" table:style-name="ce2">
            <text:p>FAŁSZ</text:p>
          </table:table-cell>
          <table:table-cell office:value-type="boolean" office:boolean-value="false" table:formula="of:=IF([pogoda.$B150]&gt;[.B149];TRUE;FALSE)" table:style-name="ce2">
            <text:p>FAŁSZ</text:p>
          </table:table-cell>
          <table:table-cell office:value-type="string" office:string-value="S5" table:formula="of:=COM.MICROSOFT.TEXTJOIN(&quot;&quot;;;[pogoda.$D150];[pogoda.$E150])" table:style-name="ce2">
            <text:p>S5</text:p>
          </table:table-cell>
          <table:table-cell office:value-type="string" office:string-value="C" table:formula="of:=IF([pogoda.$L150]=0;&quot;0&quot;;IF([pogoda.$B150]&gt;=10;&quot;C&quot;;&quot;S&quot;))" table:style-name="ce2">
            <text:p>C</text:p>
          </table:table-cell>
          <table:table-cell office:value-type="float" office:value="5" table:formula="of:=IF([.L149]=0;1;IF([.L149]=5;IF([.C149]&gt;=20;0;5);IF([.M149]=3;[.L149]+1;[.L149])))" table:style-name="ce2">
            <text:p>5</text:p>
          </table:table-cell>
          <table:table-cell office:value-type="float" office:value="2" table:formula="of:=IF([.L149]&lt;&gt;[.L150];1;[.M149]+1)" table:style-name="ce2">
            <text:p>2</text:p>
          </table:table-cell>
          <table:table-cell office:value-type="boolean" office:boolean-value="false" table:formula="of:=IF([pogoda.$D150]=[pogoda.$K150];TRUE;FALSE)" table:style-name="ce2">
            <text:p>FAŁSZ</text:p>
          </table:table-cell>
          <table:table-cell office:value-type="boolean" office:boolean-value="true" table:formula="of:=IF([pogoda.$E150]=[pogoda.$L15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1.2" table:style-name="ce1">
            <text:p>11,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151]&gt;=20; TRUE; FALSE)" table:style-name="ce1">
            <text:p>FAŁSZ</text:p>
          </table:table-cell>
          <table:table-cell office:value-type="boolean" office:boolean-value="true" table:formula="of:=IF([pogoda.$C151]&lt;=5;TRUE;FALSE)" table:style-name="ce1">
            <text:p>PRAWDA</text:p>
          </table:table-cell>
          <table:table-cell office:value-type="boolean" office:boolean-value="false" table:formula="of:=AND([pogoda.$F151:.$G151])" table:style-name="ce2">
            <text:p>FAŁSZ</text:p>
          </table:table-cell>
          <table:table-cell office:value-type="boolean" office:boolean-value="false" table:formula="of:=IF([pogoda.$B151]&gt;[.B150];TRUE;FALSE)" table:style-name="ce2">
            <text:p>FAŁSZ</text:p>
          </table:table-cell>
          <table:table-cell office:value-type="string" office:string-value="00" table:formula="of:=COM.MICROSOFT.TEXTJOIN(&quot;&quot;;;[pogoda.$D151];[pogoda.$E151])" table:style-name="ce2">
            <text:p>00</text:p>
          </table:table-cell>
          <table:table-cell office:value-type="string" office:string-value="0" table:formula="of:=IF([pogoda.$L151]=0;&quot;0&quot;;IF([pogoda.$B151]&gt;=10;&quot;C&quot;;&quot;S&quot;))" table:style-name="ce2">
            <text:p>0</text:p>
          </table:table-cell>
          <table:table-cell office:value-type="float" office:value="0" table:formula="of:=IF([.L150]=0;1;IF([.L150]=5;IF([.C150]&gt;=20;0;5);IF([.M150]=3;[.L150]+1;[.L150])))" table:style-name="ce2">
            <text:p>0</text:p>
          </table:table-cell>
          <table:table-cell office:value-type="float" office:value="1" table:formula="of:=IF([.L150]&lt;&gt;[.L151];1;[.M150]+1)" table:style-name="ce2">
            <text:p>1</text:p>
          </table:table-cell>
          <table:table-cell office:value-type="boolean" office:boolean-value="true" table:formula="of:=IF([pogoda.$D151]=[pogoda.$K151];TRUE;FALSE)" table:style-name="ce2">
            <text:p>PRAWDA</text:p>
          </table:table-cell>
          <table:table-cell office:value-type="boolean" office:boolean-value="true" table:formula="of:=IF([pogoda.$E151]=[pogoda.$L15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1.3" table:style-name="ce1">
            <text:p>11,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52]&gt;=20; TRUE; FALSE)" table:style-name="ce1">
            <text:p>FAŁSZ</text:p>
          </table:table-cell>
          <table:table-cell office:value-type="boolean" office:boolean-value="false" table:formula="of:=IF([pogoda.$C152]&lt;=5;TRUE;FALSE)" table:style-name="ce1">
            <text:p>FAŁSZ</text:p>
          </table:table-cell>
          <table:table-cell office:value-type="boolean" office:boolean-value="false" table:formula="of:=AND([pogoda.$F152:.$G152])" table:style-name="ce2">
            <text:p>FAŁSZ</text:p>
          </table:table-cell>
          <table:table-cell office:value-type="boolean" office:boolean-value="true" table:formula="of:=IF([pogoda.$B152]&gt;[.B151];TRUE;FALSE)" table:style-name="ce2">
            <text:p>PRAWDA</text:p>
          </table:table-cell>
          <table:table-cell office:value-type="string" office:string-value="C1" table:formula="of:=COM.MICROSOFT.TEXTJOIN(&quot;&quot;;;[pogoda.$D152];[pogoda.$E152])" table:style-name="ce2">
            <text:p>C1</text:p>
          </table:table-cell>
          <table:table-cell office:value-type="string" office:string-value="C" table:formula="of:=IF([pogoda.$L152]=0;&quot;0&quot;;IF([pogoda.$B152]&gt;=10;&quot;C&quot;;&quot;S&quot;))" table:style-name="ce2">
            <text:p>C</text:p>
          </table:table-cell>
          <table:table-cell office:value-type="float" office:value="1" table:formula="of:=IF([.L151]=0;1;IF([.L151]=5;IF([.C151]&gt;=20;0;5);IF([.M151]=3;[.L151]+1;[.L151])))" table:style-name="ce2">
            <text:p>1</text:p>
          </table:table-cell>
          <table:table-cell office:value-type="float" office:value="1" table:formula="of:=IF([.L151]&lt;&gt;[.L152];1;[.M151]+1)" table:style-name="ce2">
            <text:p>1</text:p>
          </table:table-cell>
          <table:table-cell office:value-type="boolean" office:boolean-value="true" table:formula="of:=IF([pogoda.$D152]=[pogoda.$K152];TRUE;FALSE)" table:style-name="ce2">
            <text:p>PRAWDA</text:p>
          </table:table-cell>
          <table:table-cell office:value-type="boolean" office:boolean-value="true" table:formula="of:=IF([pogoda.$E152]=[pogoda.$L15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2.9" table:style-name="ce1">
            <text:p>12,9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53]&gt;=20; TRUE; FALSE)" table:style-name="ce1">
            <text:p>FAŁSZ</text:p>
          </table:table-cell>
          <table:table-cell office:value-type="boolean" office:boolean-value="true" table:formula="of:=IF([pogoda.$C153]&lt;=5;TRUE;FALSE)" table:style-name="ce1">
            <text:p>PRAWDA</text:p>
          </table:table-cell>
          <table:table-cell office:value-type="boolean" office:boolean-value="false" table:formula="of:=AND([pogoda.$F153:.$G153])" table:style-name="ce2">
            <text:p>FAŁSZ</text:p>
          </table:table-cell>
          <table:table-cell office:value-type="boolean" office:boolean-value="true" table:formula="of:=IF([pogoda.$B153]&gt;[.B152];TRUE;FALSE)" table:style-name="ce2">
            <text:p>PRAWDA</text:p>
          </table:table-cell>
          <table:table-cell office:value-type="string" office:string-value="C1" table:formula="of:=COM.MICROSOFT.TEXTJOIN(&quot;&quot;;;[pogoda.$D153];[pogoda.$E153])" table:style-name="ce2">
            <text:p>C1</text:p>
          </table:table-cell>
          <table:table-cell office:value-type="string" office:string-value="C" table:formula="of:=IF([pogoda.$L153]=0;&quot;0&quot;;IF([pogoda.$B153]&gt;=10;&quot;C&quot;;&quot;S&quot;))" table:style-name="ce2">
            <text:p>C</text:p>
          </table:table-cell>
          <table:table-cell office:value-type="float" office:value="1" table:formula="of:=IF([.L152]=0;1;IF([.L152]=5;IF([.C152]&gt;=20;0;5);IF([.M152]=3;[.L152]+1;[.L152])))" table:style-name="ce2">
            <text:p>1</text:p>
          </table:table-cell>
          <table:table-cell office:value-type="float" office:value="2" table:formula="of:=IF([.L152]&lt;&gt;[.L153];1;[.M152]+1)" table:style-name="ce2">
            <text:p>2</text:p>
          </table:table-cell>
          <table:table-cell office:value-type="boolean" office:boolean-value="true" table:formula="of:=IF([pogoda.$D153]=[pogoda.$K153];TRUE;FALSE)" table:style-name="ce2">
            <text:p>PRAWDA</text:p>
          </table:table-cell>
          <table:table-cell office:value-type="boolean" office:boolean-value="true" table:formula="of:=IF([pogoda.$E153]=[pogoda.$L15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54]&gt;=20; TRUE; FALSE)" table:style-name="ce1">
            <text:p>FAŁSZ</text:p>
          </table:table-cell>
          <table:table-cell office:value-type="boolean" office:boolean-value="false" table:formula="of:=IF([pogoda.$C154]&lt;=5;TRUE;FALSE)" table:style-name="ce1">
            <text:p>FAŁSZ</text:p>
          </table:table-cell>
          <table:table-cell office:value-type="boolean" office:boolean-value="false" table:formula="of:=AND([pogoda.$F154:.$G154])" table:style-name="ce2">
            <text:p>FAŁSZ</text:p>
          </table:table-cell>
          <table:table-cell office:value-type="boolean" office:boolean-value="true" table:formula="of:=IF([pogoda.$B154]&gt;[.B153];TRUE;FALSE)" table:style-name="ce2">
            <text:p>PRAWDA</text:p>
          </table:table-cell>
          <table:table-cell office:value-type="string" office:string-value="C1" table:formula="of:=COM.MICROSOFT.TEXTJOIN(&quot;&quot;;;[pogoda.$D154];[pogoda.$E154])" table:style-name="ce2">
            <text:p>C1</text:p>
          </table:table-cell>
          <table:table-cell office:value-type="string" office:string-value="C" table:formula="of:=IF([pogoda.$L154]=0;&quot;0&quot;;IF([pogoda.$B154]&gt;=10;&quot;C&quot;;&quot;S&quot;))" table:style-name="ce2">
            <text:p>C</text:p>
          </table:table-cell>
          <table:table-cell office:value-type="float" office:value="1" table:formula="of:=IF([.L153]=0;1;IF([.L153]=5;IF([.C153]&gt;=20;0;5);IF([.M153]=3;[.L153]+1;[.L153])))" table:style-name="ce2">
            <text:p>1</text:p>
          </table:table-cell>
          <table:table-cell office:value-type="float" office:value="3" table:formula="of:=IF([.L153]&lt;&gt;[.L154];1;[.M153]+1)" table:style-name="ce2">
            <text:p>3</text:p>
          </table:table-cell>
          <table:table-cell office:value-type="boolean" office:boolean-value="true" table:formula="of:=IF([pogoda.$D154]=[pogoda.$K154];TRUE;FALSE)" table:style-name="ce2">
            <text:p>PRAWDA</text:p>
          </table:table-cell>
          <table:table-cell office:value-type="boolean" office:boolean-value="true" table:formula="of:=IF([pogoda.$E154]=[pogoda.$L15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9.8" table:style-name="ce1">
            <text:p>19,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55]&gt;=20; TRUE; FALSE)" table:style-name="ce1">
            <text:p>FAŁSZ</text:p>
          </table:table-cell>
          <table:table-cell office:value-type="boolean" office:boolean-value="true" table:formula="of:=IF([pogoda.$C155]&lt;=5;TRUE;FALSE)" table:style-name="ce1">
            <text:p>PRAWDA</text:p>
          </table:table-cell>
          <table:table-cell office:value-type="boolean" office:boolean-value="false" table:formula="of:=AND([pogoda.$F155:.$G155])" table:style-name="ce2">
            <text:p>FAŁSZ</text:p>
          </table:table-cell>
          <table:table-cell office:value-type="boolean" office:boolean-value="true" table:formula="of:=IF([pogoda.$B155]&gt;[.B154];TRUE;FALSE)" table:style-name="ce2">
            <text:p>PRAWDA</text:p>
          </table:table-cell>
          <table:table-cell office:value-type="string" office:string-value="C2" table:formula="of:=COM.MICROSOFT.TEXTJOIN(&quot;&quot;;;[pogoda.$D155];[pogoda.$E155])" table:style-name="ce2">
            <text:p>C2</text:p>
          </table:table-cell>
          <table:table-cell office:value-type="string" office:string-value="C" table:formula="of:=IF([pogoda.$L155]=0;&quot;0&quot;;IF([pogoda.$B155]&gt;=10;&quot;C&quot;;&quot;S&quot;))" table:style-name="ce2">
            <text:p>C</text:p>
          </table:table-cell>
          <table:table-cell office:value-type="float" office:value="2" table:formula="of:=IF([.L154]=0;1;IF([.L154]=5;IF([.C154]&gt;=20;0;5);IF([.M154]=3;[.L154]+1;[.L154])))" table:style-name="ce2">
            <text:p>2</text:p>
          </table:table-cell>
          <table:table-cell office:value-type="float" office:value="1" table:formula="of:=IF([.L154]&lt;&gt;[.L155];1;[.M154]+1)" table:style-name="ce2">
            <text:p>1</text:p>
          </table:table-cell>
          <table:table-cell office:value-type="boolean" office:boolean-value="true" table:formula="of:=IF([pogoda.$D155]=[pogoda.$K155];TRUE;FALSE)" table:style-name="ce2">
            <text:p>PRAWDA</text:p>
          </table:table-cell>
          <table:table-cell office:value-type="boolean" office:boolean-value="true" table:formula="of:=IF([pogoda.$E155]=[pogoda.$L15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3.6" table:style-name="ce1">
            <text:p>23,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56]&gt;=20; TRUE; FALSE)" table:style-name="ce1">
            <text:p>PRAWDA</text:p>
          </table:table-cell>
          <table:table-cell office:value-type="boolean" office:boolean-value="false" table:formula="of:=IF([pogoda.$C156]&lt;=5;TRUE;FALSE)" table:style-name="ce1">
            <text:p>FAŁSZ</text:p>
          </table:table-cell>
          <table:table-cell office:value-type="boolean" office:boolean-value="false" table:formula="of:=AND([pogoda.$F156:.$G156])" table:style-name="ce2">
            <text:p>FAŁSZ</text:p>
          </table:table-cell>
          <table:table-cell office:value-type="boolean" office:boolean-value="true" table:formula="of:=IF([pogoda.$B156]&gt;[.B155];TRUE;FALSE)" table:style-name="ce2">
            <text:p>PRAWDA</text:p>
          </table:table-cell>
          <table:table-cell office:value-type="string" office:string-value="C2" table:formula="of:=COM.MICROSOFT.TEXTJOIN(&quot;&quot;;;[pogoda.$D156];[pogoda.$E156])" table:style-name="ce2">
            <text:p>C2</text:p>
          </table:table-cell>
          <table:table-cell office:value-type="string" office:string-value="C" table:formula="of:=IF([pogoda.$L156]=0;&quot;0&quot;;IF([pogoda.$B156]&gt;=10;&quot;C&quot;;&quot;S&quot;))" table:style-name="ce2">
            <text:p>C</text:p>
          </table:table-cell>
          <table:table-cell office:value-type="float" office:value="2" table:formula="of:=IF([.L155]=0;1;IF([.L155]=5;IF([.C155]&gt;=20;0;5);IF([.M155]=3;[.L155]+1;[.L155])))" table:style-name="ce2">
            <text:p>2</text:p>
          </table:table-cell>
          <table:table-cell office:value-type="float" office:value="2" table:formula="of:=IF([.L155]&lt;&gt;[.L156];1;[.M155]+1)" table:style-name="ce2">
            <text:p>2</text:p>
          </table:table-cell>
          <table:table-cell office:value-type="boolean" office:boolean-value="true" table:formula="of:=IF([pogoda.$D156]=[pogoda.$K156];TRUE;FALSE)" table:style-name="ce2">
            <text:p>PRAWDA</text:p>
          </table:table-cell>
          <table:table-cell office:value-type="boolean" office:boolean-value="true" table:formula="of:=IF([pogoda.$E156]=[pogoda.$L15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6.4" table:style-name="ce1">
            <text:p>26,4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57]&gt;=20; TRUE; FALSE)" table:style-name="ce1">
            <text:p>PRAWDA</text:p>
          </table:table-cell>
          <table:table-cell office:value-type="boolean" office:boolean-value="false" table:formula="of:=IF([pogoda.$C157]&lt;=5;TRUE;FALSE)" table:style-name="ce1">
            <text:p>FAŁSZ</text:p>
          </table:table-cell>
          <table:table-cell office:value-type="boolean" office:boolean-value="false" table:formula="of:=AND([pogoda.$F157:.$G157])" table:style-name="ce2">
            <text:p>FAŁSZ</text:p>
          </table:table-cell>
          <table:table-cell office:value-type="boolean" office:boolean-value="true" table:formula="of:=IF([pogoda.$B157]&gt;[.B156];TRUE;FALSE)" table:style-name="ce2">
            <text:p>PRAWDA</text:p>
          </table:table-cell>
          <table:table-cell office:value-type="string" office:string-value="C2" table:formula="of:=COM.MICROSOFT.TEXTJOIN(&quot;&quot;;;[pogoda.$D157];[pogoda.$E157])" table:style-name="ce2">
            <text:p>C2</text:p>
          </table:table-cell>
          <table:table-cell office:value-type="string" office:string-value="C" table:formula="of:=IF([pogoda.$L157]=0;&quot;0&quot;;IF([pogoda.$B157]&gt;=10;&quot;C&quot;;&quot;S&quot;))" table:style-name="ce2">
            <text:p>C</text:p>
          </table:table-cell>
          <table:table-cell office:value-type="float" office:value="2" table:formula="of:=IF([.L156]=0;1;IF([.L156]=5;IF([.C156]&gt;=20;0;5);IF([.M156]=3;[.L156]+1;[.L156])))" table:style-name="ce2">
            <text:p>2</text:p>
          </table:table-cell>
          <table:table-cell office:value-type="float" office:value="3" table:formula="of:=IF([.L156]&lt;&gt;[.L157];1;[.M156]+1)" table:style-name="ce2">
            <text:p>3</text:p>
          </table:table-cell>
          <table:table-cell office:value-type="boolean" office:boolean-value="true" table:formula="of:=IF([pogoda.$D157]=[pogoda.$K157];TRUE;FALSE)" table:style-name="ce2">
            <text:p>PRAWDA</text:p>
          </table:table-cell>
          <table:table-cell office:value-type="boolean" office:boolean-value="true" table:formula="of:=IF([pogoda.$E157]=[pogoda.$L15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7.7" table:style-name="ce1">
            <text:p>27,7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158]&gt;=20; TRUE; FALSE)" table:style-name="ce1">
            <text:p>PRAWDA</text:p>
          </table:table-cell>
          <table:table-cell office:value-type="boolean" office:boolean-value="true" table:formula="of:=IF([pogoda.$C158]&lt;=5;TRUE;FALSE)" table:style-name="ce1">
            <text:p>PRAWDA</text:p>
          </table:table-cell>
          <table:table-cell office:value-type="boolean" office:boolean-value="true" table:formula="of:=AND([pogoda.$F158:.$G158])" table:style-name="ce2">
            <text:p>PRAWDA</text:p>
          </table:table-cell>
          <table:table-cell office:value-type="boolean" office:boolean-value="true" table:formula="of:=IF([pogoda.$B158]&gt;[.B157];TRUE;FALSE)" table:style-name="ce2">
            <text:p>PRAWDA</text:p>
          </table:table-cell>
          <table:table-cell office:value-type="string" office:string-value="C3" table:formula="of:=COM.MICROSOFT.TEXTJOIN(&quot;&quot;;;[pogoda.$D158];[pogoda.$E158])" table:style-name="ce2">
            <text:p>C3</text:p>
          </table:table-cell>
          <table:table-cell office:value-type="string" office:string-value="C" table:formula="of:=IF([pogoda.$L158]=0;&quot;0&quot;;IF([pogoda.$B158]&gt;=10;&quot;C&quot;;&quot;S&quot;))" table:style-name="ce2">
            <text:p>C</text:p>
          </table:table-cell>
          <table:table-cell office:value-type="float" office:value="3" table:formula="of:=IF([.L157]=0;1;IF([.L157]=5;IF([.C157]&gt;=20;0;5);IF([.M157]=3;[.L157]+1;[.L157])))" table:style-name="ce2">
            <text:p>3</text:p>
          </table:table-cell>
          <table:table-cell office:value-type="float" office:value="1" table:formula="of:=IF([.L157]&lt;&gt;[.L158];1;[.M157]+1)" table:style-name="ce2">
            <text:p>1</text:p>
          </table:table-cell>
          <table:table-cell office:value-type="boolean" office:boolean-value="true" table:formula="of:=IF([pogoda.$D158]=[pogoda.$K158];TRUE;FALSE)" table:style-name="ce2">
            <text:p>PRAWDA</text:p>
          </table:table-cell>
          <table:table-cell office:value-type="boolean" office:boolean-value="true" table:formula="of:=IF([pogoda.$E158]=[pogoda.$L15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7.2" table:style-name="ce1">
            <text:p>27,2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159]&gt;=20; TRUE; FALSE)" table:style-name="ce1">
            <text:p>PRAWDA</text:p>
          </table:table-cell>
          <table:table-cell office:value-type="boolean" office:boolean-value="false" table:formula="of:=IF([pogoda.$C159]&lt;=5;TRUE;FALSE)" table:style-name="ce1">
            <text:p>FAŁSZ</text:p>
          </table:table-cell>
          <table:table-cell office:value-type="boolean" office:boolean-value="false" table:formula="of:=AND([pogoda.$F159:.$G159])" table:style-name="ce2">
            <text:p>FAŁSZ</text:p>
          </table:table-cell>
          <table:table-cell office:value-type="boolean" office:boolean-value="false" table:formula="of:=IF([pogoda.$B159]&gt;[.B158];TRUE;FALSE)" table:style-name="ce2">
            <text:p>FAŁSZ</text:p>
          </table:table-cell>
          <table:table-cell office:value-type="string" office:string-value="C3" table:formula="of:=COM.MICROSOFT.TEXTJOIN(&quot;&quot;;;[pogoda.$D159];[pogoda.$E159])" table:style-name="ce2">
            <text:p>C3</text:p>
          </table:table-cell>
          <table:table-cell office:value-type="string" office:string-value="C" table:formula="of:=IF([pogoda.$L159]=0;&quot;0&quot;;IF([pogoda.$B159]&gt;=10;&quot;C&quot;;&quot;S&quot;))" table:style-name="ce2">
            <text:p>C</text:p>
          </table:table-cell>
          <table:table-cell office:value-type="float" office:value="3" table:formula="of:=IF([.L158]=0;1;IF([.L158]=5;IF([.C158]&gt;=20;0;5);IF([.M158]=3;[.L158]+1;[.L158])))" table:style-name="ce2">
            <text:p>3</text:p>
          </table:table-cell>
          <table:table-cell office:value-type="float" office:value="2" table:formula="of:=IF([.L158]&lt;&gt;[.L159];1;[.M158]+1)" table:style-name="ce2">
            <text:p>2</text:p>
          </table:table-cell>
          <table:table-cell office:value-type="boolean" office:boolean-value="true" table:formula="of:=IF([pogoda.$D159]=[pogoda.$K159];TRUE;FALSE)" table:style-name="ce2">
            <text:p>PRAWDA</text:p>
          </table:table-cell>
          <table:table-cell office:value-type="boolean" office:boolean-value="true" table:formula="of:=IF([pogoda.$E159]=[pogoda.$L15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5.5" table:style-name="ce1">
            <text:p>25,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160]&gt;=20; TRUE; FALSE)" table:style-name="ce1">
            <text:p>PRAWDA</text:p>
          </table:table-cell>
          <table:table-cell office:value-type="boolean" office:boolean-value="true" table:formula="of:=IF([pogoda.$C160]&lt;=5;TRUE;FALSE)" table:style-name="ce1">
            <text:p>PRAWDA</text:p>
          </table:table-cell>
          <table:table-cell office:value-type="boolean" office:boolean-value="true" table:formula="of:=AND([pogoda.$F160:.$G160])" table:style-name="ce2">
            <text:p>PRAWDA</text:p>
          </table:table-cell>
          <table:table-cell office:value-type="boolean" office:boolean-value="false" table:formula="of:=IF([pogoda.$B160]&gt;[.B159];TRUE;FALSE)" table:style-name="ce2">
            <text:p>FAŁSZ</text:p>
          </table:table-cell>
          <table:table-cell office:value-type="string" office:string-value="C3" table:formula="of:=COM.MICROSOFT.TEXTJOIN(&quot;&quot;;;[pogoda.$D160];[pogoda.$E160])" table:style-name="ce2">
            <text:p>C3</text:p>
          </table:table-cell>
          <table:table-cell office:value-type="string" office:string-value="C" table:formula="of:=IF([pogoda.$L160]=0;&quot;0&quot;;IF([pogoda.$B160]&gt;=10;&quot;C&quot;;&quot;S&quot;))" table:style-name="ce2">
            <text:p>C</text:p>
          </table:table-cell>
          <table:table-cell office:value-type="float" office:value="3" table:formula="of:=IF([.L159]=0;1;IF([.L159]=5;IF([.C159]&gt;=20;0;5);IF([.M159]=3;[.L159]+1;[.L159])))" table:style-name="ce2">
            <text:p>3</text:p>
          </table:table-cell>
          <table:table-cell office:value-type="float" office:value="3" table:formula="of:=IF([.L159]&lt;&gt;[.L160];1;[.M159]+1)" table:style-name="ce2">
            <text:p>3</text:p>
          </table:table-cell>
          <table:table-cell office:value-type="boolean" office:boolean-value="true" table:formula="of:=IF([pogoda.$D160]=[pogoda.$K160];TRUE;FALSE)" table:style-name="ce2">
            <text:p>PRAWDA</text:p>
          </table:table-cell>
          <table:table-cell office:value-type="boolean" office:boolean-value="true" table:formula="of:=IF([pogoda.$E160]=[pogoda.$L16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3.1" table:style-name="ce1">
            <text:p>23,1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61]&gt;=20; TRUE; FALSE)" table:style-name="ce1">
            <text:p>PRAWDA</text:p>
          </table:table-cell>
          <table:table-cell office:value-type="boolean" office:boolean-value="false" table:formula="of:=IF([pogoda.$C161]&lt;=5;TRUE;FALSE)" table:style-name="ce1">
            <text:p>FAŁSZ</text:p>
          </table:table-cell>
          <table:table-cell office:value-type="boolean" office:boolean-value="false" table:formula="of:=AND([pogoda.$F161:.$G161])" table:style-name="ce2">
            <text:p>FAŁSZ</text:p>
          </table:table-cell>
          <table:table-cell office:value-type="boolean" office:boolean-value="false" table:formula="of:=IF([pogoda.$B161]&gt;[.B160];TRUE;FALSE)" table:style-name="ce2">
            <text:p>FAŁSZ</text:p>
          </table:table-cell>
          <table:table-cell office:value-type="string" office:string-value="C4" table:formula="of:=COM.MICROSOFT.TEXTJOIN(&quot;&quot;;;[pogoda.$D161];[pogoda.$E161])" table:style-name="ce2">
            <text:p>C4</text:p>
          </table:table-cell>
          <table:table-cell office:value-type="string" office:string-value="C" table:formula="of:=IF([pogoda.$L161]=0;&quot;0&quot;;IF([pogoda.$B161]&gt;=10;&quot;C&quot;;&quot;S&quot;))" table:style-name="ce2">
            <text:p>C</text:p>
          </table:table-cell>
          <table:table-cell office:value-type="float" office:value="4" table:formula="of:=IF([.L160]=0;1;IF([.L160]=5;IF([.C160]&gt;=20;0;5);IF([.M160]=3;[.L160]+1;[.L160])))" table:style-name="ce2">
            <text:p>4</text:p>
          </table:table-cell>
          <table:table-cell office:value-type="float" office:value="1" table:formula="of:=IF([.L160]&lt;&gt;[.L161];1;[.M160]+1)" table:style-name="ce2">
            <text:p>1</text:p>
          </table:table-cell>
          <table:table-cell office:value-type="boolean" office:boolean-value="true" table:formula="of:=IF([pogoda.$D161]=[pogoda.$K161];TRUE;FALSE)" table:style-name="ce2">
            <text:p>PRAWDA</text:p>
          </table:table-cell>
          <table:table-cell office:value-type="boolean" office:boolean-value="true" table:formula="of:=IF([pogoda.$E161]=[pogoda.$L16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62]&gt;=20; TRUE; FALSE)" table:style-name="ce1">
            <text:p>PRAWDA</text:p>
          </table:table-cell>
          <table:table-cell office:value-type="boolean" office:boolean-value="false" table:formula="of:=IF([pogoda.$C162]&lt;=5;TRUE;FALSE)" table:style-name="ce1">
            <text:p>FAŁSZ</text:p>
          </table:table-cell>
          <table:table-cell office:value-type="boolean" office:boolean-value="false" table:formula="of:=AND([pogoda.$F162:.$G162])" table:style-name="ce2">
            <text:p>FAŁSZ</text:p>
          </table:table-cell>
          <table:table-cell office:value-type="boolean" office:boolean-value="false" table:formula="of:=IF([pogoda.$B162]&gt;[.B161];TRUE;FALSE)" table:style-name="ce2">
            <text:p>FAŁSZ</text:p>
          </table:table-cell>
          <table:table-cell office:value-type="string" office:string-value="C4" table:formula="of:=COM.MICROSOFT.TEXTJOIN(&quot;&quot;;;[pogoda.$D162];[pogoda.$E162])" table:style-name="ce2">
            <text:p>C4</text:p>
          </table:table-cell>
          <table:table-cell office:value-type="string" office:string-value="C" table:formula="of:=IF([pogoda.$L162]=0;&quot;0&quot;;IF([pogoda.$B162]&gt;=10;&quot;C&quot;;&quot;S&quot;))" table:style-name="ce2">
            <text:p>C</text:p>
          </table:table-cell>
          <table:table-cell office:value-type="float" office:value="4" table:formula="of:=IF([.L161]=0;1;IF([.L161]=5;IF([.C161]&gt;=20;0;5);IF([.M161]=3;[.L161]+1;[.L161])))" table:style-name="ce2">
            <text:p>4</text:p>
          </table:table-cell>
          <table:table-cell office:value-type="float" office:value="2" table:formula="of:=IF([.L161]&lt;&gt;[.L162];1;[.M161]+1)" table:style-name="ce2">
            <text:p>2</text:p>
          </table:table-cell>
          <table:table-cell office:value-type="boolean" office:boolean-value="true" table:formula="of:=IF([pogoda.$D162]=[pogoda.$K162];TRUE;FALSE)" table:style-name="ce2">
            <text:p>PRAWDA</text:p>
          </table:table-cell>
          <table:table-cell office:value-type="boolean" office:boolean-value="true" table:formula="of:=IF([pogoda.$E162]=[pogoda.$L16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163]&gt;=20; TRUE; FALSE)" table:style-name="ce1">
            <text:p>PRAWDA</text:p>
          </table:table-cell>
          <table:table-cell office:value-type="boolean" office:boolean-value="false" table:formula="of:=IF([pogoda.$C163]&lt;=5;TRUE;FALSE)" table:style-name="ce1">
            <text:p>FAŁSZ</text:p>
          </table:table-cell>
          <table:table-cell office:value-type="boolean" office:boolean-value="false" table:formula="of:=AND([pogoda.$F163:.$G163])" table:style-name="ce2">
            <text:p>FAŁSZ</text:p>
          </table:table-cell>
          <table:table-cell office:value-type="boolean" office:boolean-value="false" table:formula="of:=IF([pogoda.$B163]&gt;[.B162];TRUE;FALSE)" table:style-name="ce2">
            <text:p>FAŁSZ</text:p>
          </table:table-cell>
          <table:table-cell office:value-type="string" office:string-value="C4" table:formula="of:=COM.MICROSOFT.TEXTJOIN(&quot;&quot;;;[pogoda.$D163];[pogoda.$E163])" table:style-name="ce2">
            <text:p>C4</text:p>
          </table:table-cell>
          <table:table-cell office:value-type="string" office:string-value="C" table:formula="of:=IF([pogoda.$L163]=0;&quot;0&quot;;IF([pogoda.$B163]&gt;=10;&quot;C&quot;;&quot;S&quot;))" table:style-name="ce2">
            <text:p>C</text:p>
          </table:table-cell>
          <table:table-cell office:value-type="float" office:value="4" table:formula="of:=IF([.L162]=0;1;IF([.L162]=5;IF([.C162]&gt;=20;0;5);IF([.M162]=3;[.L162]+1;[.L162])))" table:style-name="ce2">
            <text:p>4</text:p>
          </table:table-cell>
          <table:table-cell office:value-type="float" office:value="3" table:formula="of:=IF([.L162]&lt;&gt;[.L163];1;[.M162]+1)" table:style-name="ce2">
            <text:p>3</text:p>
          </table:table-cell>
          <table:table-cell office:value-type="boolean" office:boolean-value="true" table:formula="of:=IF([pogoda.$D163]=[pogoda.$K163];TRUE;FALSE)" table:style-name="ce2">
            <text:p>PRAWDA</text:p>
          </table:table-cell>
          <table:table-cell office:value-type="boolean" office:boolean-value="true" table:formula="of:=IF([pogoda.$E163]=[pogoda.$L16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164]&gt;=20; TRUE; FALSE)" table:style-name="ce1">
            <text:p>PRAWDA</text:p>
          </table:table-cell>
          <table:table-cell office:value-type="boolean" office:boolean-value="false" table:formula="of:=IF([pogoda.$C164]&lt;=5;TRUE;FALSE)" table:style-name="ce1">
            <text:p>FAŁSZ</text:p>
          </table:table-cell>
          <table:table-cell office:value-type="boolean" office:boolean-value="false" table:formula="of:=AND([pogoda.$F164:.$G164])" table:style-name="ce2">
            <text:p>FAŁSZ</text:p>
          </table:table-cell>
          <table:table-cell office:value-type="boolean" office:boolean-value="true" table:formula="of:=IF([pogoda.$B164]&gt;[.B163];TRUE;FALSE)" table:style-name="ce2">
            <text:p>PRAWDA</text:p>
          </table:table-cell>
          <table:table-cell office:value-type="string" office:string-value="C5" table:formula="of:=COM.MICROSOFT.TEXTJOIN(&quot;&quot;;;[pogoda.$D164];[pogoda.$E164])" table:style-name="ce2">
            <text:p>C5</text:p>
          </table:table-cell>
          <table:table-cell office:value-type="string" office:string-value="C" table:formula="of:=IF([pogoda.$L164]=0;&quot;0&quot;;IF([pogoda.$B164]&gt;=10;&quot;C&quot;;&quot;S&quot;))" table:style-name="ce2">
            <text:p>C</text:p>
          </table:table-cell>
          <table:table-cell office:value-type="float" office:value="5" table:formula="of:=IF([.L163]=0;1;IF([.L163]=5;IF([.C163]&gt;=20;0;5);IF([.M163]=3;[.L163]+1;[.L163])))" table:style-name="ce2">
            <text:p>5</text:p>
          </table:table-cell>
          <table:table-cell office:value-type="float" office:value="1" table:formula="of:=IF([.L163]&lt;&gt;[.L164];1;[.M163]+1)" table:style-name="ce2">
            <text:p>1</text:p>
          </table:table-cell>
          <table:table-cell office:value-type="boolean" office:boolean-value="true" table:formula="of:=IF([pogoda.$D164]=[pogoda.$K164];TRUE;FALSE)" table:style-name="ce2">
            <text:p>PRAWDA</text:p>
          </table:table-cell>
          <table:table-cell office:value-type="boolean" office:boolean-value="true" table:formula="of:=IF([pogoda.$E164]=[pogoda.$L16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2.1" table:style-name="ce1">
            <text:p>22,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165]&gt;=20; TRUE; FALSE)" table:style-name="ce1">
            <text:p>PRAWDA</text:p>
          </table:table-cell>
          <table:table-cell office:value-type="boolean" office:boolean-value="true" table:formula="of:=IF([pogoda.$C165]&lt;=5;TRUE;FALSE)" table:style-name="ce1">
            <text:p>PRAWDA</text:p>
          </table:table-cell>
          <table:table-cell office:value-type="boolean" office:boolean-value="true" table:formula="of:=AND([pogoda.$F165:.$G165])" table:style-name="ce2">
            <text:p>PRAWDA</text:p>
          </table:table-cell>
          <table:table-cell office:value-type="boolean" office:boolean-value="true" table:formula="of:=IF([pogoda.$B165]&gt;[.B164];TRUE;FALSE)" table:style-name="ce2">
            <text:p>PRAWDA</text:p>
          </table:table-cell>
          <table:table-cell office:value-type="string" office:string-value="00" table:formula="of:=COM.MICROSOFT.TEXTJOIN(&quot;&quot;;;[pogoda.$D165];[pogoda.$E165])" table:style-name="ce2">
            <text:p>00</text:p>
          </table:table-cell>
          <table:table-cell office:value-type="string" office:string-value="0" table:formula="of:=IF([pogoda.$L165]=0;&quot;0&quot;;IF([pogoda.$B165]&gt;=10;&quot;C&quot;;&quot;S&quot;))" table:style-name="ce2">
            <text:p>0</text:p>
          </table:table-cell>
          <table:table-cell office:value-type="float" office:value="0" table:formula="of:=IF([.L164]=0;1;IF([.L164]=5;IF([.C164]&gt;=20;0;5);IF([.M164]=3;[.L164]+1;[.L164])))" table:style-name="ce2">
            <text:p>0</text:p>
          </table:table-cell>
          <table:table-cell office:value-type="float" office:value="1" table:formula="of:=IF([.L164]&lt;&gt;[.L165];1;[.M164]+1)" table:style-name="ce2">
            <text:p>1</text:p>
          </table:table-cell>
          <table:table-cell office:value-type="boolean" office:boolean-value="true" table:formula="of:=IF([pogoda.$D165]=[pogoda.$K165];TRUE;FALSE)" table:style-name="ce2">
            <text:p>PRAWDA</text:p>
          </table:table-cell>
          <table:table-cell office:value-type="boolean" office:boolean-value="true" table:formula="of:=IF([pogoda.$E165]=[pogoda.$L16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4.5" table:style-name="ce1">
            <text:p>24,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166]&gt;=20; TRUE; FALSE)" table:style-name="ce1">
            <text:p>PRAWDA</text:p>
          </table:table-cell>
          <table:table-cell office:value-type="boolean" office:boolean-value="true" table:formula="of:=IF([pogoda.$C166]&lt;=5;TRUE;FALSE)" table:style-name="ce1">
            <text:p>PRAWDA</text:p>
          </table:table-cell>
          <table:table-cell office:value-type="boolean" office:boolean-value="true" table:formula="of:=AND([pogoda.$F166:.$G166])" table:style-name="ce2">
            <text:p>PRAWDA</text:p>
          </table:table-cell>
          <table:table-cell office:value-type="boolean" office:boolean-value="true" table:formula="of:=IF([pogoda.$B166]&gt;[.B165];TRUE;FALSE)" table:style-name="ce2">
            <text:p>PRAWDA</text:p>
          </table:table-cell>
          <table:table-cell office:value-type="string" office:string-value="S1" table:formula="of:=COM.MICROSOFT.TEXTJOIN(&quot;&quot;;;[pogoda.$D166];[pogoda.$E166])" table:style-name="ce2">
            <text:p>S1</text:p>
          </table:table-cell>
          <table:table-cell office:value-type="string" office:string-value="C" table:formula="of:=IF([pogoda.$L166]=0;&quot;0&quot;;IF([pogoda.$B166]&gt;=10;&quot;C&quot;;&quot;S&quot;))" table:style-name="ce2">
            <text:p>C</text:p>
          </table:table-cell>
          <table:table-cell office:value-type="float" office:value="1" table:formula="of:=IF([.L165]=0;1;IF([.L165]=5;IF([.C165]&gt;=20;0;5);IF([.M165]=3;[.L165]+1;[.L165])))" table:style-name="ce2">
            <text:p>1</text:p>
          </table:table-cell>
          <table:table-cell office:value-type="float" office:value="1" table:formula="of:=IF([.L165]&lt;&gt;[.L166];1;[.M165]+1)" table:style-name="ce2">
            <text:p>1</text:p>
          </table:table-cell>
          <table:table-cell office:value-type="boolean" office:boolean-value="false" table:formula="of:=IF([pogoda.$D166]=[pogoda.$K166];TRUE;FALSE)" table:style-name="ce2">
            <text:p>FAŁSZ</text:p>
          </table:table-cell>
          <table:table-cell office:value-type="boolean" office:boolean-value="true" table:formula="of:=IF([pogoda.$E166]=[pogoda.$L16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6.8" table:style-name="ce1">
            <text:p>26,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167]&gt;=20; TRUE; FALSE)" table:style-name="ce1">
            <text:p>PRAWDA</text:p>
          </table:table-cell>
          <table:table-cell office:value-type="boolean" office:boolean-value="true" table:formula="of:=IF([pogoda.$C167]&lt;=5;TRUE;FALSE)" table:style-name="ce1">
            <text:p>PRAWDA</text:p>
          </table:table-cell>
          <table:table-cell office:value-type="boolean" office:boolean-value="true" table:formula="of:=AND([pogoda.$F167:.$G167])" table:style-name="ce2">
            <text:p>PRAWDA</text:p>
          </table:table-cell>
          <table:table-cell office:value-type="boolean" office:boolean-value="true" table:formula="of:=IF([pogoda.$B167]&gt;[.B166];TRUE;FALSE)" table:style-name="ce2">
            <text:p>PRAWDA</text:p>
          </table:table-cell>
          <table:table-cell office:value-type="string" office:string-value="S1" table:formula="of:=COM.MICROSOFT.TEXTJOIN(&quot;&quot;;;[pogoda.$D167];[pogoda.$E167])" table:style-name="ce2">
            <text:p>S1</text:p>
          </table:table-cell>
          <table:table-cell office:value-type="string" office:string-value="C" table:formula="of:=IF([pogoda.$L167]=0;&quot;0&quot;;IF([pogoda.$B167]&gt;=10;&quot;C&quot;;&quot;S&quot;))" table:style-name="ce2">
            <text:p>C</text:p>
          </table:table-cell>
          <table:table-cell office:value-type="float" office:value="1" table:formula="of:=IF([.L166]=0;1;IF([.L166]=5;IF([.C166]&gt;=20;0;5);IF([.M166]=3;[.L166]+1;[.L166])))" table:style-name="ce2">
            <text:p>1</text:p>
          </table:table-cell>
          <table:table-cell office:value-type="float" office:value="2" table:formula="of:=IF([.L166]&lt;&gt;[.L167];1;[.M166]+1)" table:style-name="ce2">
            <text:p>2</text:p>
          </table:table-cell>
          <table:table-cell office:value-type="boolean" office:boolean-value="false" table:formula="of:=IF([pogoda.$D167]=[pogoda.$K167];TRUE;FALSE)" table:style-name="ce2">
            <text:p>FAŁSZ</text:p>
          </table:table-cell>
          <table:table-cell office:value-type="boolean" office:boolean-value="true" table:formula="of:=IF([pogoda.$E167]=[pogoda.$L16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168]&gt;=20; TRUE; FALSE)" table:style-name="ce1">
            <text:p>PRAWDA</text:p>
          </table:table-cell>
          <table:table-cell office:value-type="boolean" office:boolean-value="true" table:formula="of:=IF([pogoda.$C168]&lt;=5;TRUE;FALSE)" table:style-name="ce1">
            <text:p>PRAWDA</text:p>
          </table:table-cell>
          <table:table-cell office:value-type="boolean" office:boolean-value="true" table:formula="of:=AND([pogoda.$F168:.$G168])" table:style-name="ce2">
            <text:p>PRAWDA</text:p>
          </table:table-cell>
          <table:table-cell office:value-type="boolean" office:boolean-value="true" table:formula="of:=IF([pogoda.$B168]&gt;[.B167];TRUE;FALSE)" table:style-name="ce2">
            <text:p>PRAWDA</text:p>
          </table:table-cell>
          <table:table-cell office:value-type="string" office:string-value="S1" table:formula="of:=COM.MICROSOFT.TEXTJOIN(&quot;&quot;;;[pogoda.$D168];[pogoda.$E168])" table:style-name="ce2">
            <text:p>S1</text:p>
          </table:table-cell>
          <table:table-cell office:value-type="string" office:string-value="C" table:formula="of:=IF([pogoda.$L168]=0;&quot;0&quot;;IF([pogoda.$B168]&gt;=10;&quot;C&quot;;&quot;S&quot;))" table:style-name="ce2">
            <text:p>C</text:p>
          </table:table-cell>
          <table:table-cell office:value-type="float" office:value="1" table:formula="of:=IF([.L167]=0;1;IF([.L167]=5;IF([.C167]&gt;=20;0;5);IF([.M167]=3;[.L167]+1;[.L167])))" table:style-name="ce2">
            <text:p>1</text:p>
          </table:table-cell>
          <table:table-cell office:value-type="float" office:value="3" table:formula="of:=IF([.L167]&lt;&gt;[.L168];1;[.M167]+1)" table:style-name="ce2">
            <text:p>3</text:p>
          </table:table-cell>
          <table:table-cell office:value-type="boolean" office:boolean-value="false" table:formula="of:=IF([pogoda.$D168]=[pogoda.$K168];TRUE;FALSE)" table:style-name="ce2">
            <text:p>FAŁSZ</text:p>
          </table:table-cell>
          <table:table-cell office:value-type="boolean" office:boolean-value="true" table:formula="of:=IF([pogoda.$E168]=[pogoda.$L16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7.7" table:style-name="ce1">
            <text:p>27,7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69]&gt;=20; TRUE; FALSE)" table:style-name="ce1">
            <text:p>PRAWDA</text:p>
          </table:table-cell>
          <table:table-cell office:value-type="boolean" office:boolean-value="false" table:formula="of:=IF([pogoda.$C169]&lt;=5;TRUE;FALSE)" table:style-name="ce1">
            <text:p>FAŁSZ</text:p>
          </table:table-cell>
          <table:table-cell office:value-type="boolean" office:boolean-value="false" table:formula="of:=AND([pogoda.$F169:.$G169])" table:style-name="ce2">
            <text:p>FAŁSZ</text:p>
          </table:table-cell>
          <table:table-cell office:value-type="boolean" office:boolean-value="false" table:formula="of:=IF([pogoda.$B169]&gt;[.B168];TRUE;FALSE)" table:style-name="ce2">
            <text:p>FAŁSZ</text:p>
          </table:table-cell>
          <table:table-cell office:value-type="string" office:string-value="S2" table:formula="of:=COM.MICROSOFT.TEXTJOIN(&quot;&quot;;;[pogoda.$D169];[pogoda.$E169])" table:style-name="ce2">
            <text:p>S2</text:p>
          </table:table-cell>
          <table:table-cell office:value-type="string" office:string-value="C" table:formula="of:=IF([pogoda.$L169]=0;&quot;0&quot;;IF([pogoda.$B169]&gt;=10;&quot;C&quot;;&quot;S&quot;))" table:style-name="ce2">
            <text:p>C</text:p>
          </table:table-cell>
          <table:table-cell office:value-type="float" office:value="2" table:formula="of:=IF([.L168]=0;1;IF([.L168]=5;IF([.C168]&gt;=20;0;5);IF([.M168]=3;[.L168]+1;[.L168])))" table:style-name="ce2">
            <text:p>2</text:p>
          </table:table-cell>
          <table:table-cell office:value-type="float" office:value="1" table:formula="of:=IF([.L168]&lt;&gt;[.L169];1;[.M168]+1)" table:style-name="ce2">
            <text:p>1</text:p>
          </table:table-cell>
          <table:table-cell office:value-type="boolean" office:boolean-value="false" table:formula="of:=IF([pogoda.$D169]=[pogoda.$K169];TRUE;FALSE)" table:style-name="ce2">
            <text:p>FAŁSZ</text:p>
          </table:table-cell>
          <table:table-cell office:value-type="boolean" office:boolean-value="true" table:formula="of:=IF([pogoda.$E169]=[pogoda.$L16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5.6" table:style-name="ce1">
            <text:p>25,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70]&gt;=20; TRUE; FALSE)" table:style-name="ce1">
            <text:p>PRAWDA</text:p>
          </table:table-cell>
          <table:table-cell office:value-type="boolean" office:boolean-value="true" table:formula="of:=IF([pogoda.$C170]&lt;=5;TRUE;FALSE)" table:style-name="ce1">
            <text:p>PRAWDA</text:p>
          </table:table-cell>
          <table:table-cell office:value-type="boolean" office:boolean-value="true" table:formula="of:=AND([pogoda.$F170:.$G170])" table:style-name="ce2">
            <text:p>PRAWDA</text:p>
          </table:table-cell>
          <table:table-cell office:value-type="boolean" office:boolean-value="false" table:formula="of:=IF([pogoda.$B170]&gt;[.B169];TRUE;FALSE)" table:style-name="ce2">
            <text:p>FAŁSZ</text:p>
          </table:table-cell>
          <table:table-cell office:value-type="string" office:string-value="S2" table:formula="of:=COM.MICROSOFT.TEXTJOIN(&quot;&quot;;;[pogoda.$D170];[pogoda.$E170])" table:style-name="ce2">
            <text:p>S2</text:p>
          </table:table-cell>
          <table:table-cell office:value-type="string" office:string-value="C" table:formula="of:=IF([pogoda.$L170]=0;&quot;0&quot;;IF([pogoda.$B170]&gt;=10;&quot;C&quot;;&quot;S&quot;))" table:style-name="ce2">
            <text:p>C</text:p>
          </table:table-cell>
          <table:table-cell office:value-type="float" office:value="2" table:formula="of:=IF([.L169]=0;1;IF([.L169]=5;IF([.C169]&gt;=20;0;5);IF([.M169]=3;[.L169]+1;[.L169])))" table:style-name="ce2">
            <text:p>2</text:p>
          </table:table-cell>
          <table:table-cell office:value-type="float" office:value="2" table:formula="of:=IF([.L169]&lt;&gt;[.L170];1;[.M169]+1)" table:style-name="ce2">
            <text:p>2</text:p>
          </table:table-cell>
          <table:table-cell office:value-type="boolean" office:boolean-value="false" table:formula="of:=IF([pogoda.$D170]=[pogoda.$K170];TRUE;FALSE)" table:style-name="ce2">
            <text:p>FAŁSZ</text:p>
          </table:table-cell>
          <table:table-cell office:value-type="boolean" office:boolean-value="true" table:formula="of:=IF([pogoda.$E170]=[pogoda.$L17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2.3" table:style-name="ce1">
            <text:p>22,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171]&gt;=20; TRUE; FALSE)" table:style-name="ce1">
            <text:p>PRAWDA</text:p>
          </table:table-cell>
          <table:table-cell office:value-type="boolean" office:boolean-value="false" table:formula="of:=IF([pogoda.$C171]&lt;=5;TRUE;FALSE)" table:style-name="ce1">
            <text:p>FAŁSZ</text:p>
          </table:table-cell>
          <table:table-cell office:value-type="boolean" office:boolean-value="false" table:formula="of:=AND([pogoda.$F171:.$G171])" table:style-name="ce2">
            <text:p>FAŁSZ</text:p>
          </table:table-cell>
          <table:table-cell office:value-type="boolean" office:boolean-value="false" table:formula="of:=IF([pogoda.$B171]&gt;[.B170];TRUE;FALSE)" table:style-name="ce2">
            <text:p>FAŁSZ</text:p>
          </table:table-cell>
          <table:table-cell office:value-type="string" office:string-value="S2" table:formula="of:=COM.MICROSOFT.TEXTJOIN(&quot;&quot;;;[pogoda.$D171];[pogoda.$E171])" table:style-name="ce2">
            <text:p>S2</text:p>
          </table:table-cell>
          <table:table-cell office:value-type="string" office:string-value="C" table:formula="of:=IF([pogoda.$L171]=0;&quot;0&quot;;IF([pogoda.$B171]&gt;=10;&quot;C&quot;;&quot;S&quot;))" table:style-name="ce2">
            <text:p>C</text:p>
          </table:table-cell>
          <table:table-cell office:value-type="float" office:value="2" table:formula="of:=IF([.L170]=0;1;IF([.L170]=5;IF([.C170]&gt;=20;0;5);IF([.M170]=3;[.L170]+1;[.L170])))" table:style-name="ce2">
            <text:p>2</text:p>
          </table:table-cell>
          <table:table-cell office:value-type="float" office:value="3" table:formula="of:=IF([.L170]&lt;&gt;[.L171];1;[.M170]+1)" table:style-name="ce2">
            <text:p>3</text:p>
          </table:table-cell>
          <table:table-cell office:value-type="boolean" office:boolean-value="false" table:formula="of:=IF([pogoda.$D171]=[pogoda.$K171];TRUE;FALSE)" table:style-name="ce2">
            <text:p>FAŁSZ</text:p>
          </table:table-cell>
          <table:table-cell office:value-type="boolean" office:boolean-value="true" table:formula="of:=IF([pogoda.$E171]=[pogoda.$L17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72]&gt;=20; TRUE; FALSE)" table:style-name="ce1">
            <text:p>FAŁSZ</text:p>
          </table:table-cell>
          <table:table-cell office:value-type="boolean" office:boolean-value="false" table:formula="of:=IF([pogoda.$C172]&lt;=5;TRUE;FALSE)" table:style-name="ce1">
            <text:p>FAŁSZ</text:p>
          </table:table-cell>
          <table:table-cell office:value-type="boolean" office:boolean-value="false" table:formula="of:=AND([pogoda.$F172:.$G172])" table:style-name="ce2">
            <text:p>FAŁSZ</text:p>
          </table:table-cell>
          <table:table-cell office:value-type="boolean" office:boolean-value="false" table:formula="of:=IF([pogoda.$B172]&gt;[.B171];TRUE;FALSE)" table:style-name="ce2">
            <text:p>FAŁSZ</text:p>
          </table:table-cell>
          <table:table-cell office:value-type="string" office:string-value="S3" table:formula="of:=COM.MICROSOFT.TEXTJOIN(&quot;&quot;;;[pogoda.$D172];[pogoda.$E172])" table:style-name="ce2">
            <text:p>S3</text:p>
          </table:table-cell>
          <table:table-cell office:value-type="string" office:string-value="C" table:formula="of:=IF([pogoda.$L172]=0;&quot;0&quot;;IF([pogoda.$B172]&gt;=10;&quot;C&quot;;&quot;S&quot;))" table:style-name="ce2">
            <text:p>C</text:p>
          </table:table-cell>
          <table:table-cell office:value-type="float" office:value="3" table:formula="of:=IF([.L171]=0;1;IF([.L171]=5;IF([.C171]&gt;=20;0;5);IF([.M171]=3;[.L171]+1;[.L171])))" table:style-name="ce2">
            <text:p>3</text:p>
          </table:table-cell>
          <table:table-cell office:value-type="float" office:value="1" table:formula="of:=IF([.L171]&lt;&gt;[.L172];1;[.M171]+1)" table:style-name="ce2">
            <text:p>1</text:p>
          </table:table-cell>
          <table:table-cell office:value-type="boolean" office:boolean-value="false" table:formula="of:=IF([pogoda.$D172]=[pogoda.$K172];TRUE;FALSE)" table:style-name="ce2">
            <text:p>FAŁSZ</text:p>
          </table:table-cell>
          <table:table-cell office:value-type="boolean" office:boolean-value="true" table:formula="of:=IF([pogoda.$E172]=[pogoda.$L17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4.9" table:style-name="ce1">
            <text:p>14,9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73]&gt;=20; TRUE; FALSE)" table:style-name="ce1">
            <text:p>FAŁSZ</text:p>
          </table:table-cell>
          <table:table-cell office:value-type="boolean" office:boolean-value="false" table:formula="of:=IF([pogoda.$C173]&lt;=5;TRUE;FALSE)" table:style-name="ce1">
            <text:p>FAŁSZ</text:p>
          </table:table-cell>
          <table:table-cell office:value-type="boolean" office:boolean-value="false" table:formula="of:=AND([pogoda.$F173:.$G173])" table:style-name="ce2">
            <text:p>FAŁSZ</text:p>
          </table:table-cell>
          <table:table-cell office:value-type="boolean" office:boolean-value="false" table:formula="of:=IF([pogoda.$B173]&gt;[.B172];TRUE;FALSE)" table:style-name="ce2">
            <text:p>FAŁSZ</text:p>
          </table:table-cell>
          <table:table-cell office:value-type="string" office:string-value="S3" table:formula="of:=COM.MICROSOFT.TEXTJOIN(&quot;&quot;;;[pogoda.$D173];[pogoda.$E173])" table:style-name="ce2">
            <text:p>S3</text:p>
          </table:table-cell>
          <table:table-cell office:value-type="string" office:string-value="C" table:formula="of:=IF([pogoda.$L173]=0;&quot;0&quot;;IF([pogoda.$B173]&gt;=10;&quot;C&quot;;&quot;S&quot;))" table:style-name="ce2">
            <text:p>C</text:p>
          </table:table-cell>
          <table:table-cell office:value-type="float" office:value="3" table:formula="of:=IF([.L172]=0;1;IF([.L172]=5;IF([.C172]&gt;=20;0;5);IF([.M172]=3;[.L172]+1;[.L172])))" table:style-name="ce2">
            <text:p>3</text:p>
          </table:table-cell>
          <table:table-cell office:value-type="float" office:value="2" table:formula="of:=IF([.L172]&lt;&gt;[.L173];1;[.M172]+1)" table:style-name="ce2">
            <text:p>2</text:p>
          </table:table-cell>
          <table:table-cell office:value-type="boolean" office:boolean-value="false" table:formula="of:=IF([pogoda.$D173]=[pogoda.$K173];TRUE;FALSE)" table:style-name="ce2">
            <text:p>FAŁSZ</text:p>
          </table:table-cell>
          <table:table-cell office:value-type="boolean" office:boolean-value="true" table:formula="of:=IF([pogoda.$E173]=[pogoda.$L17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2.5" table:style-name="ce1">
            <text:p>12,5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74]&gt;=20; TRUE; FALSE)" table:style-name="ce1">
            <text:p>FAŁSZ</text:p>
          </table:table-cell>
          <table:table-cell office:value-type="boolean" office:boolean-value="false" table:formula="of:=IF([pogoda.$C174]&lt;=5;TRUE;FALSE)" table:style-name="ce1">
            <text:p>FAŁSZ</text:p>
          </table:table-cell>
          <table:table-cell office:value-type="boolean" office:boolean-value="false" table:formula="of:=AND([pogoda.$F174:.$G174])" table:style-name="ce2">
            <text:p>FAŁSZ</text:p>
          </table:table-cell>
          <table:table-cell office:value-type="boolean" office:boolean-value="false" table:formula="of:=IF([pogoda.$B174]&gt;[.B173];TRUE;FALSE)" table:style-name="ce2">
            <text:p>FAŁSZ</text:p>
          </table:table-cell>
          <table:table-cell office:value-type="string" office:string-value="S3" table:formula="of:=COM.MICROSOFT.TEXTJOIN(&quot;&quot;;;[pogoda.$D174];[pogoda.$E174])" table:style-name="ce2">
            <text:p>S3</text:p>
          </table:table-cell>
          <table:table-cell office:value-type="string" office:string-value="C" table:formula="of:=IF([pogoda.$L174]=0;&quot;0&quot;;IF([pogoda.$B174]&gt;=10;&quot;C&quot;;&quot;S&quot;))" table:style-name="ce2">
            <text:p>C</text:p>
          </table:table-cell>
          <table:table-cell office:value-type="float" office:value="3" table:formula="of:=IF([.L173]=0;1;IF([.L173]=5;IF([.C173]&gt;=20;0;5);IF([.M173]=3;[.L173]+1;[.L173])))" table:style-name="ce2">
            <text:p>3</text:p>
          </table:table-cell>
          <table:table-cell office:value-type="float" office:value="3" table:formula="of:=IF([.L173]&lt;&gt;[.L174];1;[.M173]+1)" table:style-name="ce2">
            <text:p>3</text:p>
          </table:table-cell>
          <table:table-cell office:value-type="boolean" office:boolean-value="false" table:formula="of:=IF([pogoda.$D174]=[pogoda.$K174];TRUE;FALSE)" table:style-name="ce2">
            <text:p>FAŁSZ</text:p>
          </table:table-cell>
          <table:table-cell office:value-type="boolean" office:boolean-value="true" table:formula="of:=IF([pogoda.$E174]=[pogoda.$L17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1.7" table:style-name="ce1">
            <text:p>11,7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75]&gt;=20; TRUE; FALSE)" table:style-name="ce1">
            <text:p>FAŁSZ</text:p>
          </table:table-cell>
          <table:table-cell office:value-type="boolean" office:boolean-value="false" table:formula="of:=IF([pogoda.$C175]&lt;=5;TRUE;FALSE)" table:style-name="ce1">
            <text:p>FAŁSZ</text:p>
          </table:table-cell>
          <table:table-cell office:value-type="boolean" office:boolean-value="false" table:formula="of:=AND([pogoda.$F175:.$G175])" table:style-name="ce2">
            <text:p>FAŁSZ</text:p>
          </table:table-cell>
          <table:table-cell office:value-type="boolean" office:boolean-value="false" table:formula="of:=IF([pogoda.$B175]&gt;[.B174];TRUE;FALSE)" table:style-name="ce2">
            <text:p>FAŁSZ</text:p>
          </table:table-cell>
          <table:table-cell office:value-type="string" office:string-value="S4" table:formula="of:=COM.MICROSOFT.TEXTJOIN(&quot;&quot;;;[pogoda.$D175];[pogoda.$E175])" table:style-name="ce2">
            <text:p>S4</text:p>
          </table:table-cell>
          <table:table-cell office:value-type="string" office:string-value="C" table:formula="of:=IF([pogoda.$L175]=0;&quot;0&quot;;IF([pogoda.$B175]&gt;=10;&quot;C&quot;;&quot;S&quot;))" table:style-name="ce2">
            <text:p>C</text:p>
          </table:table-cell>
          <table:table-cell office:value-type="float" office:value="4" table:formula="of:=IF([.L174]=0;1;IF([.L174]=5;IF([.C174]&gt;=20;0;5);IF([.M174]=3;[.L174]+1;[.L174])))" table:style-name="ce2">
            <text:p>4</text:p>
          </table:table-cell>
          <table:table-cell office:value-type="float" office:value="1" table:formula="of:=IF([.L174]&lt;&gt;[.L175];1;[.M174]+1)" table:style-name="ce2">
            <text:p>1</text:p>
          </table:table-cell>
          <table:table-cell office:value-type="boolean" office:boolean-value="false" table:formula="of:=IF([pogoda.$D175]=[pogoda.$K175];TRUE;FALSE)" table:style-name="ce2">
            <text:p>FAŁSZ</text:p>
          </table:table-cell>
          <table:table-cell office:value-type="boolean" office:boolean-value="true" table:formula="of:=IF([pogoda.$E175]=[pogoda.$L17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2.3" table:style-name="ce1">
            <text:p>12,3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76]&gt;=20; TRUE; FALSE)" table:style-name="ce1">
            <text:p>FAŁSZ</text:p>
          </table:table-cell>
          <table:table-cell office:value-type="boolean" office:boolean-value="false" table:formula="of:=IF([pogoda.$C176]&lt;=5;TRUE;FALSE)" table:style-name="ce1">
            <text:p>FAŁSZ</text:p>
          </table:table-cell>
          <table:table-cell office:value-type="boolean" office:boolean-value="false" table:formula="of:=AND([pogoda.$F176:.$G176])" table:style-name="ce2">
            <text:p>FAŁSZ</text:p>
          </table:table-cell>
          <table:table-cell office:value-type="boolean" office:boolean-value="true" table:formula="of:=IF([pogoda.$B176]&gt;[.B175];TRUE;FALSE)" table:style-name="ce2">
            <text:p>PRAWDA</text:p>
          </table:table-cell>
          <table:table-cell office:value-type="string" office:string-value="S4" table:formula="of:=COM.MICROSOFT.TEXTJOIN(&quot;&quot;;;[pogoda.$D176];[pogoda.$E176])" table:style-name="ce2">
            <text:p>S4</text:p>
          </table:table-cell>
          <table:table-cell office:value-type="string" office:string-value="C" table:formula="of:=IF([pogoda.$L176]=0;&quot;0&quot;;IF([pogoda.$B176]&gt;=10;&quot;C&quot;;&quot;S&quot;))" table:style-name="ce2">
            <text:p>C</text:p>
          </table:table-cell>
          <table:table-cell office:value-type="float" office:value="4" table:formula="of:=IF([.L175]=0;1;IF([.L175]=5;IF([.C175]&gt;=20;0;5);IF([.M175]=3;[.L175]+1;[.L175])))" table:style-name="ce2">
            <text:p>4</text:p>
          </table:table-cell>
          <table:table-cell office:value-type="float" office:value="2" table:formula="of:=IF([.L175]&lt;&gt;[.L176];1;[.M175]+1)" table:style-name="ce2">
            <text:p>2</text:p>
          </table:table-cell>
          <table:table-cell office:value-type="boolean" office:boolean-value="false" table:formula="of:=IF([pogoda.$D176]=[pogoda.$K176];TRUE;FALSE)" table:style-name="ce2">
            <text:p>FAŁSZ</text:p>
          </table:table-cell>
          <table:table-cell office:value-type="boolean" office:boolean-value="true" table:formula="of:=IF([pogoda.$E176]=[pogoda.$L17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3.7" table:style-name="ce1">
            <text:p>13,7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77]&gt;=20; TRUE; FALSE)" table:style-name="ce1">
            <text:p>FAŁSZ</text:p>
          </table:table-cell>
          <table:table-cell office:value-type="boolean" office:boolean-value="false" table:formula="of:=IF([pogoda.$C177]&lt;=5;TRUE;FALSE)" table:style-name="ce1">
            <text:p>FAŁSZ</text:p>
          </table:table-cell>
          <table:table-cell office:value-type="boolean" office:boolean-value="false" table:formula="of:=AND([pogoda.$F177:.$G177])" table:style-name="ce2">
            <text:p>FAŁSZ</text:p>
          </table:table-cell>
          <table:table-cell office:value-type="boolean" office:boolean-value="true" table:formula="of:=IF([pogoda.$B177]&gt;[.B176];TRUE;FALSE)" table:style-name="ce2">
            <text:p>PRAWDA</text:p>
          </table:table-cell>
          <table:table-cell office:value-type="string" office:string-value="S4" table:formula="of:=COM.MICROSOFT.TEXTJOIN(&quot;&quot;;;[pogoda.$D177];[pogoda.$E177])" table:style-name="ce2">
            <text:p>S4</text:p>
          </table:table-cell>
          <table:table-cell office:value-type="string" office:string-value="C" table:formula="of:=IF([pogoda.$L177]=0;&quot;0&quot;;IF([pogoda.$B177]&gt;=10;&quot;C&quot;;&quot;S&quot;))" table:style-name="ce2">
            <text:p>C</text:p>
          </table:table-cell>
          <table:table-cell office:value-type="float" office:value="4" table:formula="of:=IF([.L176]=0;1;IF([.L176]=5;IF([.C176]&gt;=20;0;5);IF([.M176]=3;[.L176]+1;[.L176])))" table:style-name="ce2">
            <text:p>4</text:p>
          </table:table-cell>
          <table:table-cell office:value-type="float" office:value="3" table:formula="of:=IF([.L176]&lt;&gt;[.L177];1;[.M176]+1)" table:style-name="ce2">
            <text:p>3</text:p>
          </table:table-cell>
          <table:table-cell office:value-type="boolean" office:boolean-value="false" table:formula="of:=IF([pogoda.$D177]=[pogoda.$K177];TRUE;FALSE)" table:style-name="ce2">
            <text:p>FAŁSZ</text:p>
          </table:table-cell>
          <table:table-cell office:value-type="boolean" office:boolean-value="true" table:formula="of:=IF([pogoda.$E177]=[pogoda.$L17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5.2" table:style-name="ce1">
            <text:p>15,2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178]&gt;=20; TRUE; FALSE)" table:style-name="ce1">
            <text:p>FAŁSZ</text:p>
          </table:table-cell>
          <table:table-cell office:value-type="boolean" office:boolean-value="false" table:formula="of:=IF([pogoda.$C178]&lt;=5;TRUE;FALSE)" table:style-name="ce1">
            <text:p>FAŁSZ</text:p>
          </table:table-cell>
          <table:table-cell office:value-type="boolean" office:boolean-value="false" table:formula="of:=AND([pogoda.$F178:.$G178])" table:style-name="ce2">
            <text:p>FAŁSZ</text:p>
          </table:table-cell>
          <table:table-cell office:value-type="boolean" office:boolean-value="true" table:formula="of:=IF([pogoda.$B178]&gt;[.B177];TRUE;FALSE)" table:style-name="ce2">
            <text:p>PRAWDA</text:p>
          </table:table-cell>
          <table:table-cell office:value-type="string" office:string-value="S5" table:formula="of:=COM.MICROSOFT.TEXTJOIN(&quot;&quot;;;[pogoda.$D178];[pogoda.$E178])" table:style-name="ce2">
            <text:p>S5</text:p>
          </table:table-cell>
          <table:table-cell office:value-type="string" office:string-value="C" table:formula="of:=IF([pogoda.$L178]=0;&quot;0&quot;;IF([pogoda.$B178]&gt;=10;&quot;C&quot;;&quot;S&quot;))" table:style-name="ce2">
            <text:p>C</text:p>
          </table:table-cell>
          <table:table-cell office:value-type="float" office:value="5" table:formula="of:=IF([.L177]=0;1;IF([.L177]=5;IF([.C177]&gt;=20;0;5);IF([.M177]=3;[.L177]+1;[.L177])))" table:style-name="ce2">
            <text:p>5</text:p>
          </table:table-cell>
          <table:table-cell office:value-type="float" office:value="1" table:formula="of:=IF([.L177]&lt;&gt;[.L178];1;[.M177]+1)" table:style-name="ce2">
            <text:p>1</text:p>
          </table:table-cell>
          <table:table-cell office:value-type="boolean" office:boolean-value="false" table:formula="of:=IF([pogoda.$D178]=[pogoda.$K178];TRUE;FALSE)" table:style-name="ce2">
            <text:p>FAŁSZ</text:p>
          </table:table-cell>
          <table:table-cell office:value-type="boolean" office:boolean-value="true" table:formula="of:=IF([pogoda.$E178]=[pogoda.$L17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5.9" table:style-name="ce1">
            <text:p>15,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179]&gt;=20; TRUE; FALSE)" table:style-name="ce1">
            <text:p>FAŁSZ</text:p>
          </table:table-cell>
          <table:table-cell office:value-type="boolean" office:boolean-value="true" table:formula="of:=IF([pogoda.$C179]&lt;=5;TRUE;FALSE)" table:style-name="ce1">
            <text:p>PRAWDA</text:p>
          </table:table-cell>
          <table:table-cell office:value-type="boolean" office:boolean-value="false" table:formula="of:=AND([pogoda.$F179:.$G179])" table:style-name="ce2">
            <text:p>FAŁSZ</text:p>
          </table:table-cell>
          <table:table-cell office:value-type="boolean" office:boolean-value="true" table:formula="of:=IF([pogoda.$B179]&gt;[.B178];TRUE;FALSE)" table:style-name="ce2">
            <text:p>PRAWDA</text:p>
          </table:table-cell>
          <table:table-cell office:value-type="string" office:string-value="00" table:formula="of:=COM.MICROSOFT.TEXTJOIN(&quot;&quot;;;[pogoda.$D179];[pogoda.$E179])" table:style-name="ce2">
            <text:p>00</text:p>
          </table:table-cell>
          <table:table-cell office:value-type="string" office:string-value="0" table:formula="of:=IF([pogoda.$L179]=0;&quot;0&quot;;IF([pogoda.$B179]&gt;=10;&quot;C&quot;;&quot;S&quot;))" table:style-name="ce2">
            <text:p>0</text:p>
          </table:table-cell>
          <table:table-cell office:value-type="float" office:value="0" table:formula="of:=IF([.L178]=0;1;IF([.L178]=5;IF([.C178]&gt;=20;0;5);IF([.M178]=3;[.L178]+1;[.L178])))" table:style-name="ce2">
            <text:p>0</text:p>
          </table:table-cell>
          <table:table-cell office:value-type="float" office:value="1" table:formula="of:=IF([.L178]&lt;&gt;[.L179];1;[.M178]+1)" table:style-name="ce2">
            <text:p>1</text:p>
          </table:table-cell>
          <table:table-cell office:value-type="boolean" office:boolean-value="true" table:formula="of:=IF([pogoda.$D179]=[pogoda.$K179];TRUE;FALSE)" table:style-name="ce2">
            <text:p>PRAWDA</text:p>
          </table:table-cell>
          <table:table-cell office:value-type="boolean" office:boolean-value="true" table:formula="of:=IF([pogoda.$E179]=[pogoda.$L17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5.1" table:style-name="ce1">
            <text:p>15,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80]&gt;=20; TRUE; FALSE)" table:style-name="ce1">
            <text:p>FAŁSZ</text:p>
          </table:table-cell>
          <table:table-cell office:value-type="boolean" office:boolean-value="true" table:formula="of:=IF([pogoda.$C180]&lt;=5;TRUE;FALSE)" table:style-name="ce1">
            <text:p>PRAWDA</text:p>
          </table:table-cell>
          <table:table-cell office:value-type="boolean" office:boolean-value="false" table:formula="of:=AND([pogoda.$F180:.$G180])" table:style-name="ce2">
            <text:p>FAŁSZ</text:p>
          </table:table-cell>
          <table:table-cell office:value-type="boolean" office:boolean-value="false" table:formula="of:=IF([pogoda.$B180]&gt;[.B179];TRUE;FALSE)" table:style-name="ce2">
            <text:p>FAŁSZ</text:p>
          </table:table-cell>
          <table:table-cell office:value-type="string" office:string-value="C1" table:formula="of:=COM.MICROSOFT.TEXTJOIN(&quot;&quot;;;[pogoda.$D180];[pogoda.$E180])" table:style-name="ce2">
            <text:p>C1</text:p>
          </table:table-cell>
          <table:table-cell office:value-type="string" office:string-value="C" table:formula="of:=IF([pogoda.$L180]=0;&quot;0&quot;;IF([pogoda.$B180]&gt;=10;&quot;C&quot;;&quot;S&quot;))" table:style-name="ce2">
            <text:p>C</text:p>
          </table:table-cell>
          <table:table-cell office:value-type="float" office:value="1" table:formula="of:=IF([.L179]=0;1;IF([.L179]=5;IF([.C179]&gt;=20;0;5);IF([.M179]=3;[.L179]+1;[.L179])))" table:style-name="ce2">
            <text:p>1</text:p>
          </table:table-cell>
          <table:table-cell office:value-type="float" office:value="1" table:formula="of:=IF([.L179]&lt;&gt;[.L180];1;[.M179]+1)" table:style-name="ce2">
            <text:p>1</text:p>
          </table:table-cell>
          <table:table-cell office:value-type="boolean" office:boolean-value="true" table:formula="of:=IF([pogoda.$D180]=[pogoda.$K180];TRUE;FALSE)" table:style-name="ce2">
            <text:p>PRAWDA</text:p>
          </table:table-cell>
          <table:table-cell office:value-type="boolean" office:boolean-value="true" table:formula="of:=IF([pogoda.$E180]=[pogoda.$L18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2.9" table:style-name="ce1">
            <text:p>12,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81]&gt;=20; TRUE; FALSE)" table:style-name="ce1">
            <text:p>FAŁSZ</text:p>
          </table:table-cell>
          <table:table-cell office:value-type="boolean" office:boolean-value="true" table:formula="of:=IF([pogoda.$C181]&lt;=5;TRUE;FALSE)" table:style-name="ce1">
            <text:p>PRAWDA</text:p>
          </table:table-cell>
          <table:table-cell office:value-type="boolean" office:boolean-value="false" table:formula="of:=AND([pogoda.$F181:.$G181])" table:style-name="ce2">
            <text:p>FAŁSZ</text:p>
          </table:table-cell>
          <table:table-cell office:value-type="boolean" office:boolean-value="false" table:formula="of:=IF([pogoda.$B181]&gt;[.B180];TRUE;FALSE)" table:style-name="ce2">
            <text:p>FAŁSZ</text:p>
          </table:table-cell>
          <table:table-cell office:value-type="string" office:string-value="C1" table:formula="of:=COM.MICROSOFT.TEXTJOIN(&quot;&quot;;;[pogoda.$D181];[pogoda.$E181])" table:style-name="ce2">
            <text:p>C1</text:p>
          </table:table-cell>
          <table:table-cell office:value-type="string" office:string-value="C" table:formula="of:=IF([pogoda.$L181]=0;&quot;0&quot;;IF([pogoda.$B181]&gt;=10;&quot;C&quot;;&quot;S&quot;))" table:style-name="ce2">
            <text:p>C</text:p>
          </table:table-cell>
          <table:table-cell office:value-type="float" office:value="1" table:formula="of:=IF([.L180]=0;1;IF([.L180]=5;IF([.C180]&gt;=20;0;5);IF([.M180]=3;[.L180]+1;[.L180])))" table:style-name="ce2">
            <text:p>1</text:p>
          </table:table-cell>
          <table:table-cell office:value-type="float" office:value="2" table:formula="of:=IF([.L180]&lt;&gt;[.L181];1;[.M180]+1)" table:style-name="ce2">
            <text:p>2</text:p>
          </table:table-cell>
          <table:table-cell office:value-type="boolean" office:boolean-value="true" table:formula="of:=IF([pogoda.$D181]=[pogoda.$K181];TRUE;FALSE)" table:style-name="ce2">
            <text:p>PRAWDA</text:p>
          </table:table-cell>
          <table:table-cell office:value-type="boolean" office:boolean-value="true" table:formula="of:=IF([pogoda.$E181]=[pogoda.$L18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9.6" table:style-name="ce1">
            <text:p>9,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82]&gt;=20; TRUE; FALSE)" table:style-name="ce1">
            <text:p>FAŁSZ</text:p>
          </table:table-cell>
          <table:table-cell office:value-type="boolean" office:boolean-value="true" table:formula="of:=IF([pogoda.$C182]&lt;=5;TRUE;FALSE)" table:style-name="ce1">
            <text:p>PRAWDA</text:p>
          </table:table-cell>
          <table:table-cell office:value-type="boolean" office:boolean-value="false" table:formula="of:=AND([pogoda.$F182:.$G182])" table:style-name="ce2">
            <text:p>FAŁSZ</text:p>
          </table:table-cell>
          <table:table-cell office:value-type="boolean" office:boolean-value="false" table:formula="of:=IF([pogoda.$B182]&gt;[.B181];TRUE;FALSE)" table:style-name="ce2">
            <text:p>FAŁSZ</text:p>
          </table:table-cell>
          <table:table-cell office:value-type="string" office:string-value="C1" table:formula="of:=COM.MICROSOFT.TEXTJOIN(&quot;&quot;;;[pogoda.$D182];[pogoda.$E182])" table:style-name="ce2">
            <text:p>C1</text:p>
          </table:table-cell>
          <table:table-cell office:value-type="string" office:string-value="S" table:formula="of:=IF([pogoda.$L182]=0;&quot;0&quot;;IF([pogoda.$B182]&gt;=10;&quot;C&quot;;&quot;S&quot;))" table:style-name="ce2">
            <text:p>S</text:p>
          </table:table-cell>
          <table:table-cell office:value-type="float" office:value="1" table:formula="of:=IF([.L181]=0;1;IF([.L181]=5;IF([.C181]&gt;=20;0;5);IF([.M181]=3;[.L181]+1;[.L181])))" table:style-name="ce2">
            <text:p>1</text:p>
          </table:table-cell>
          <table:table-cell office:value-type="float" office:value="3" table:formula="of:=IF([.L181]&lt;&gt;[.L182];1;[.M181]+1)" table:style-name="ce2">
            <text:p>3</text:p>
          </table:table-cell>
          <table:table-cell office:value-type="boolean" office:boolean-value="false" table:formula="of:=IF([pogoda.$D182]=[pogoda.$K182];TRUE;FALSE)" table:style-name="ce2">
            <text:p>FAŁSZ</text:p>
          </table:table-cell>
          <table:table-cell office:value-type="boolean" office:boolean-value="true" table:formula="of:=IF([pogoda.$E182]=[pogoda.$L18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.9" table:style-name="ce1">
            <text:p>5,9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83]&gt;=20; TRUE; FALSE)" table:style-name="ce1">
            <text:p>FAŁSZ</text:p>
          </table:table-cell>
          <table:table-cell office:value-type="boolean" office:boolean-value="true" table:formula="of:=IF([pogoda.$C183]&lt;=5;TRUE;FALSE)" table:style-name="ce1">
            <text:p>PRAWDA</text:p>
          </table:table-cell>
          <table:table-cell office:value-type="boolean" office:boolean-value="false" table:formula="of:=AND([pogoda.$F183:.$G183])" table:style-name="ce2">
            <text:p>FAŁSZ</text:p>
          </table:table-cell>
          <table:table-cell office:value-type="boolean" office:boolean-value="false" table:formula="of:=IF([pogoda.$B183]&gt;[.B182];TRUE;FALSE)" table:style-name="ce2">
            <text:p>FAŁSZ</text:p>
          </table:table-cell>
          <table:table-cell office:value-type="string" office:string-value="C2" table:formula="of:=COM.MICROSOFT.TEXTJOIN(&quot;&quot;;;[pogoda.$D183];[pogoda.$E183])" table:style-name="ce2">
            <text:p>C2</text:p>
          </table:table-cell>
          <table:table-cell office:value-type="string" office:string-value="S" table:formula="of:=IF([pogoda.$L183]=0;&quot;0&quot;;IF([pogoda.$B183]&gt;=10;&quot;C&quot;;&quot;S&quot;))" table:style-name="ce2">
            <text:p>S</text:p>
          </table:table-cell>
          <table:table-cell office:value-type="float" office:value="2" table:formula="of:=IF([.L182]=0;1;IF([.L182]=5;IF([.C182]&gt;=20;0;5);IF([.M182]=3;[.L182]+1;[.L182])))" table:style-name="ce2">
            <text:p>2</text:p>
          </table:table-cell>
          <table:table-cell office:value-type="float" office:value="1" table:formula="of:=IF([.L182]&lt;&gt;[.L183];1;[.M182]+1)" table:style-name="ce2">
            <text:p>1</text:p>
          </table:table-cell>
          <table:table-cell office:value-type="boolean" office:boolean-value="false" table:formula="of:=IF([pogoda.$D183]=[pogoda.$K183];TRUE;FALSE)" table:style-name="ce2">
            <text:p>FAŁSZ</text:p>
          </table:table-cell>
          <table:table-cell office:value-type="boolean" office:boolean-value="true" table:formula="of:=IF([pogoda.$E183]=[pogoda.$L18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8" table:style-name="ce1">
            <text:p>2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84]&gt;=20; TRUE; FALSE)" table:style-name="ce1">
            <text:p>FAŁSZ</text:p>
          </table:table-cell>
          <table:table-cell office:value-type="boolean" office:boolean-value="false" table:formula="of:=IF([pogoda.$C184]&lt;=5;TRUE;FALSE)" table:style-name="ce1">
            <text:p>FAŁSZ</text:p>
          </table:table-cell>
          <table:table-cell office:value-type="boolean" office:boolean-value="false" table:formula="of:=AND([pogoda.$F184:.$G184])" table:style-name="ce2">
            <text:p>FAŁSZ</text:p>
          </table:table-cell>
          <table:table-cell office:value-type="boolean" office:boolean-value="false" table:formula="of:=IF([pogoda.$B184]&gt;[.B183];TRUE;FALSE)" table:style-name="ce2">
            <text:p>FAŁSZ</text:p>
          </table:table-cell>
          <table:table-cell office:value-type="string" office:string-value="C2" table:formula="of:=COM.MICROSOFT.TEXTJOIN(&quot;&quot;;;[pogoda.$D184];[pogoda.$E184])" table:style-name="ce2">
            <text:p>C2</text:p>
          </table:table-cell>
          <table:table-cell office:value-type="string" office:string-value="S" table:formula="of:=IF([pogoda.$L184]=0;&quot;0&quot;;IF([pogoda.$B184]&gt;=10;&quot;C&quot;;&quot;S&quot;))" table:style-name="ce2">
            <text:p>S</text:p>
          </table:table-cell>
          <table:table-cell office:value-type="float" office:value="2" table:formula="of:=IF([.L183]=0;1;IF([.L183]=5;IF([.C183]&gt;=20;0;5);IF([.M183]=3;[.L183]+1;[.L183])))" table:style-name="ce2">
            <text:p>2</text:p>
          </table:table-cell>
          <table:table-cell office:value-type="float" office:value="2" table:formula="of:=IF([.L183]&lt;&gt;[.L184];1;[.M183]+1)" table:style-name="ce2">
            <text:p>2</text:p>
          </table:table-cell>
          <table:table-cell office:value-type="boolean" office:boolean-value="false" table:formula="of:=IF([pogoda.$D184]=[pogoda.$K184];TRUE;FALSE)" table:style-name="ce2">
            <text:p>FAŁSZ</text:p>
          </table:table-cell>
          <table:table-cell office:value-type="boolean" office:boolean-value="true" table:formula="of:=IF([pogoda.$E184]=[pogoda.$L18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85]&gt;=20; TRUE; FALSE)" table:style-name="ce1">
            <text:p>FAŁSZ</text:p>
          </table:table-cell>
          <table:table-cell office:value-type="boolean" office:boolean-value="false" table:formula="of:=IF([pogoda.$C185]&lt;=5;TRUE;FALSE)" table:style-name="ce1">
            <text:p>FAŁSZ</text:p>
          </table:table-cell>
          <table:table-cell office:value-type="boolean" office:boolean-value="false" table:formula="of:=AND([pogoda.$F185:.$G185])" table:style-name="ce2">
            <text:p>FAŁSZ</text:p>
          </table:table-cell>
          <table:table-cell office:value-type="boolean" office:boolean-value="false" table:formula="of:=IF([pogoda.$B185]&gt;[.B184];TRUE;FALSE)" table:style-name="ce2">
            <text:p>FAŁSZ</text:p>
          </table:table-cell>
          <table:table-cell office:value-type="string" office:string-value="C2" table:formula="of:=COM.MICROSOFT.TEXTJOIN(&quot;&quot;;;[pogoda.$D185];[pogoda.$E185])" table:style-name="ce2">
            <text:p>C2</text:p>
          </table:table-cell>
          <table:table-cell office:value-type="string" office:string-value="S" table:formula="of:=IF([pogoda.$L185]=0;&quot;0&quot;;IF([pogoda.$B185]&gt;=10;&quot;C&quot;;&quot;S&quot;))" table:style-name="ce2">
            <text:p>S</text:p>
          </table:table-cell>
          <table:table-cell office:value-type="float" office:value="2" table:formula="of:=IF([.L184]=0;1;IF([.L184]=5;IF([.C184]&gt;=20;0;5);IF([.M184]=3;[.L184]+1;[.L184])))" table:style-name="ce2">
            <text:p>2</text:p>
          </table:table-cell>
          <table:table-cell office:value-type="float" office:value="3" table:formula="of:=IF([.L184]&lt;&gt;[.L185];1;[.M184]+1)" table:style-name="ce2">
            <text:p>3</text:p>
          </table:table-cell>
          <table:table-cell office:value-type="boolean" office:boolean-value="false" table:formula="of:=IF([pogoda.$D185]=[pogoda.$K185];TRUE;FALSE)" table:style-name="ce2">
            <text:p>FAŁSZ</text:p>
          </table:table-cell>
          <table:table-cell office:value-type="boolean" office:boolean-value="true" table:formula="of:=IF([pogoda.$E185]=[pogoda.$L18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0.9" table:style-name="ce1">
            <text:p>0,9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86]&gt;=20; TRUE; FALSE)" table:style-name="ce1">
            <text:p>FAŁSZ</text:p>
          </table:table-cell>
          <table:table-cell office:value-type="boolean" office:boolean-value="false" table:formula="of:=IF([pogoda.$C186]&lt;=5;TRUE;FALSE)" table:style-name="ce1">
            <text:p>FAŁSZ</text:p>
          </table:table-cell>
          <table:table-cell office:value-type="boolean" office:boolean-value="false" table:formula="of:=AND([pogoda.$F186:.$G186])" table:style-name="ce2">
            <text:p>FAŁSZ</text:p>
          </table:table-cell>
          <table:table-cell office:value-type="boolean" office:boolean-value="false" table:formula="of:=IF([pogoda.$B186]&gt;[.B185];TRUE;FALSE)" table:style-name="ce2">
            <text:p>FAŁSZ</text:p>
          </table:table-cell>
          <table:table-cell office:value-type="string" office:string-value="C3" table:formula="of:=COM.MICROSOFT.TEXTJOIN(&quot;&quot;;;[pogoda.$D186];[pogoda.$E186])" table:style-name="ce2">
            <text:p>C3</text:p>
          </table:table-cell>
          <table:table-cell office:value-type="string" office:string-value="S" table:formula="of:=IF([pogoda.$L186]=0;&quot;0&quot;;IF([pogoda.$B186]&gt;=10;&quot;C&quot;;&quot;S&quot;))" table:style-name="ce2">
            <text:p>S</text:p>
          </table:table-cell>
          <table:table-cell office:value-type="float" office:value="3" table:formula="of:=IF([.L185]=0;1;IF([.L185]=5;IF([.C185]&gt;=20;0;5);IF([.M185]=3;[.L185]+1;[.L185])))" table:style-name="ce2">
            <text:p>3</text:p>
          </table:table-cell>
          <table:table-cell office:value-type="float" office:value="1" table:formula="of:=IF([.L185]&lt;&gt;[.L186];1;[.M185]+1)" table:style-name="ce2">
            <text:p>1</text:p>
          </table:table-cell>
          <table:table-cell office:value-type="boolean" office:boolean-value="false" table:formula="of:=IF([pogoda.$D186]=[pogoda.$K186];TRUE;FALSE)" table:style-name="ce2">
            <text:p>FAŁSZ</text:p>
          </table:table-cell>
          <table:table-cell office:value-type="boolean" office:boolean-value="true" table:formula="of:=IF([pogoda.$E186]=[pogoda.$L18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.5" table:style-name="ce1">
            <text:p>2,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87]&gt;=20; TRUE; FALSE)" table:style-name="ce1">
            <text:p>FAŁSZ</text:p>
          </table:table-cell>
          <table:table-cell office:value-type="boolean" office:boolean-value="true" table:formula="of:=IF([pogoda.$C187]&lt;=5;TRUE;FALSE)" table:style-name="ce1">
            <text:p>PRAWDA</text:p>
          </table:table-cell>
          <table:table-cell office:value-type="boolean" office:boolean-value="false" table:formula="of:=AND([pogoda.$F187:.$G187])" table:style-name="ce2">
            <text:p>FAŁSZ</text:p>
          </table:table-cell>
          <table:table-cell office:value-type="boolean" office:boolean-value="true" table:formula="of:=IF([pogoda.$B187]&gt;[.B186];TRUE;FALSE)" table:style-name="ce2">
            <text:p>PRAWDA</text:p>
          </table:table-cell>
          <table:table-cell office:value-type="string" office:string-value="C3" table:formula="of:=COM.MICROSOFT.TEXTJOIN(&quot;&quot;;;[pogoda.$D187];[pogoda.$E187])" table:style-name="ce2">
            <text:p>C3</text:p>
          </table:table-cell>
          <table:table-cell office:value-type="string" office:string-value="S" table:formula="of:=IF([pogoda.$L187]=0;&quot;0&quot;;IF([pogoda.$B187]&gt;=10;&quot;C&quot;;&quot;S&quot;))" table:style-name="ce2">
            <text:p>S</text:p>
          </table:table-cell>
          <table:table-cell office:value-type="float" office:value="3" table:formula="of:=IF([.L186]=0;1;IF([.L186]=5;IF([.C186]&gt;=20;0;5);IF([.M186]=3;[.L186]+1;[.L186])))" table:style-name="ce2">
            <text:p>3</text:p>
          </table:table-cell>
          <table:table-cell office:value-type="float" office:value="2" table:formula="of:=IF([.L186]&lt;&gt;[.L187];1;[.M186]+1)" table:style-name="ce2">
            <text:p>2</text:p>
          </table:table-cell>
          <table:table-cell office:value-type="boolean" office:boolean-value="false" table:formula="of:=IF([pogoda.$D187]=[pogoda.$K187];TRUE;FALSE)" table:style-name="ce2">
            <text:p>FAŁSZ</text:p>
          </table:table-cell>
          <table:table-cell office:value-type="boolean" office:boolean-value="true" table:formula="of:=IF([pogoda.$E187]=[pogoda.$L18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188]&gt;=20; TRUE; FALSE)" table:style-name="ce1">
            <text:p>FAŁSZ</text:p>
          </table:table-cell>
          <table:table-cell office:value-type="boolean" office:boolean-value="true" table:formula="of:=IF([pogoda.$C188]&lt;=5;TRUE;FALSE)" table:style-name="ce1">
            <text:p>PRAWDA</text:p>
          </table:table-cell>
          <table:table-cell office:value-type="boolean" office:boolean-value="false" table:formula="of:=AND([pogoda.$F188:.$G188])" table:style-name="ce2">
            <text:p>FAŁSZ</text:p>
          </table:table-cell>
          <table:table-cell office:value-type="boolean" office:boolean-value="true" table:formula="of:=IF([pogoda.$B188]&gt;[.B187];TRUE;FALSE)" table:style-name="ce2">
            <text:p>PRAWDA</text:p>
          </table:table-cell>
          <table:table-cell office:value-type="string" office:string-value="C3" table:formula="of:=COM.MICROSOFT.TEXTJOIN(&quot;&quot;;;[pogoda.$D188];[pogoda.$E188])" table:style-name="ce2">
            <text:p>C3</text:p>
          </table:table-cell>
          <table:table-cell office:value-type="string" office:string-value="S" table:formula="of:=IF([pogoda.$L188]=0;&quot;0&quot;;IF([pogoda.$B188]&gt;=10;&quot;C&quot;;&quot;S&quot;))" table:style-name="ce2">
            <text:p>S</text:p>
          </table:table-cell>
          <table:table-cell office:value-type="float" office:value="3" table:formula="of:=IF([.L187]=0;1;IF([.L187]=5;IF([.C187]&gt;=20;0;5);IF([.M187]=3;[.L187]+1;[.L187])))" table:style-name="ce2">
            <text:p>3</text:p>
          </table:table-cell>
          <table:table-cell office:value-type="float" office:value="3" table:formula="of:=IF([.L187]&lt;&gt;[.L188];1;[.M187]+1)" table:style-name="ce2">
            <text:p>3</text:p>
          </table:table-cell>
          <table:table-cell office:value-type="boolean" office:boolean-value="false" table:formula="of:=IF([pogoda.$D188]=[pogoda.$K188];TRUE;FALSE)" table:style-name="ce2">
            <text:p>FAŁSZ</text:p>
          </table:table-cell>
          <table:table-cell office:value-type="boolean" office:boolean-value="true" table:formula="of:=IF([pogoda.$E188]=[pogoda.$L18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7.7" table:style-name="ce1">
            <text:p>7,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89]&gt;=20; TRUE; FALSE)" table:style-name="ce1">
            <text:p>FAŁSZ</text:p>
          </table:table-cell>
          <table:table-cell office:value-type="boolean" office:boolean-value="false" table:formula="of:=IF([pogoda.$C189]&lt;=5;TRUE;FALSE)" table:style-name="ce1">
            <text:p>FAŁSZ</text:p>
          </table:table-cell>
          <table:table-cell office:value-type="boolean" office:boolean-value="false" table:formula="of:=AND([pogoda.$F189:.$G189])" table:style-name="ce2">
            <text:p>FAŁSZ</text:p>
          </table:table-cell>
          <table:table-cell office:value-type="boolean" office:boolean-value="true" table:formula="of:=IF([pogoda.$B189]&gt;[.B188];TRUE;FALSE)" table:style-name="ce2">
            <text:p>PRAWDA</text:p>
          </table:table-cell>
          <table:table-cell office:value-type="string" office:string-value="C4" table:formula="of:=COM.MICROSOFT.TEXTJOIN(&quot;&quot;;;[pogoda.$D189];[pogoda.$E189])" table:style-name="ce2">
            <text:p>C4</text:p>
          </table:table-cell>
          <table:table-cell office:value-type="string" office:string-value="S" table:formula="of:=IF([pogoda.$L189]=0;&quot;0&quot;;IF([pogoda.$B189]&gt;=10;&quot;C&quot;;&quot;S&quot;))" table:style-name="ce2">
            <text:p>S</text:p>
          </table:table-cell>
          <table:table-cell office:value-type="float" office:value="4" table:formula="of:=IF([.L188]=0;1;IF([.L188]=5;IF([.C188]&gt;=20;0;5);IF([.M188]=3;[.L188]+1;[.L188])))" table:style-name="ce2">
            <text:p>4</text:p>
          </table:table-cell>
          <table:table-cell office:value-type="float" office:value="1" table:formula="of:=IF([.L188]&lt;&gt;[.L189];1;[.M188]+1)" table:style-name="ce2">
            <text:p>1</text:p>
          </table:table-cell>
          <table:table-cell office:value-type="boolean" office:boolean-value="false" table:formula="of:=IF([pogoda.$D189]=[pogoda.$K189];TRUE;FALSE)" table:style-name="ce2">
            <text:p>FAŁSZ</text:p>
          </table:table-cell>
          <table:table-cell office:value-type="boolean" office:boolean-value="true" table:formula="of:=IF([pogoda.$E189]=[pogoda.$L18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90]&gt;=20; TRUE; FALSE)" table:style-name="ce1">
            <text:p>FAŁSZ</text:p>
          </table:table-cell>
          <table:table-cell office:value-type="boolean" office:boolean-value="false" table:formula="of:=IF([pogoda.$C190]&lt;=5;TRUE;FALSE)" table:style-name="ce1">
            <text:p>FAŁSZ</text:p>
          </table:table-cell>
          <table:table-cell office:value-type="boolean" office:boolean-value="false" table:formula="of:=AND([pogoda.$F190:.$G190])" table:style-name="ce2">
            <text:p>FAŁSZ</text:p>
          </table:table-cell>
          <table:table-cell office:value-type="boolean" office:boolean-value="true" table:formula="of:=IF([pogoda.$B190]&gt;[.B189];TRUE;FALSE)" table:style-name="ce2">
            <text:p>PRAWDA</text:p>
          </table:table-cell>
          <table:table-cell office:value-type="string" office:string-value="C4" table:formula="of:=COM.MICROSOFT.TEXTJOIN(&quot;&quot;;;[pogoda.$D190];[pogoda.$E190])" table:style-name="ce2">
            <text:p>C4</text:p>
          </table:table-cell>
          <table:table-cell office:value-type="string" office:string-value="S" table:formula="of:=IF([pogoda.$L190]=0;&quot;0&quot;;IF([pogoda.$B190]&gt;=10;&quot;C&quot;;&quot;S&quot;))" table:style-name="ce2">
            <text:p>S</text:p>
          </table:table-cell>
          <table:table-cell office:value-type="float" office:value="4" table:formula="of:=IF([.L189]=0;1;IF([.L189]=5;IF([.C189]&gt;=20;0;5);IF([.M189]=3;[.L189]+1;[.L189])))" table:style-name="ce2">
            <text:p>4</text:p>
          </table:table-cell>
          <table:table-cell office:value-type="float" office:value="2" table:formula="of:=IF([.L189]&lt;&gt;[.L190];1;[.M189]+1)" table:style-name="ce2">
            <text:p>2</text:p>
          </table:table-cell>
          <table:table-cell office:value-type="boolean" office:boolean-value="false" table:formula="of:=IF([pogoda.$D190]=[pogoda.$K190];TRUE;FALSE)" table:style-name="ce2">
            <text:p>FAŁSZ</text:p>
          </table:table-cell>
          <table:table-cell office:value-type="boolean" office:boolean-value="true" table:formula="of:=IF([pogoda.$E190]=[pogoda.$L19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0.4" table:style-name="ce1">
            <text:p>10,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191]&gt;=20; TRUE; FALSE)" table:style-name="ce1">
            <text:p>FAŁSZ</text:p>
          </table:table-cell>
          <table:table-cell office:value-type="boolean" office:boolean-value="true" table:formula="of:=IF([pogoda.$C191]&lt;=5;TRUE;FALSE)" table:style-name="ce1">
            <text:p>PRAWDA</text:p>
          </table:table-cell>
          <table:table-cell office:value-type="boolean" office:boolean-value="false" table:formula="of:=AND([pogoda.$F191:.$G191])" table:style-name="ce2">
            <text:p>FAŁSZ</text:p>
          </table:table-cell>
          <table:table-cell office:value-type="boolean" office:boolean-value="true" table:formula="of:=IF([pogoda.$B191]&gt;[.B190];TRUE;FALSE)" table:style-name="ce2">
            <text:p>PRAWDA</text:p>
          </table:table-cell>
          <table:table-cell office:value-type="string" office:string-value="C4" table:formula="of:=COM.MICROSOFT.TEXTJOIN(&quot;&quot;;;[pogoda.$D191];[pogoda.$E191])" table:style-name="ce2">
            <text:p>C4</text:p>
          </table:table-cell>
          <table:table-cell office:value-type="string" office:string-value="C" table:formula="of:=IF([pogoda.$L191]=0;&quot;0&quot;;IF([pogoda.$B191]&gt;=10;&quot;C&quot;;&quot;S&quot;))" table:style-name="ce2">
            <text:p>C</text:p>
          </table:table-cell>
          <table:table-cell office:value-type="float" office:value="4" table:formula="of:=IF([.L190]=0;1;IF([.L190]=5;IF([.C190]&gt;=20;0;5);IF([.M190]=3;[.L190]+1;[.L190])))" table:style-name="ce2">
            <text:p>4</text:p>
          </table:table-cell>
          <table:table-cell office:value-type="float" office:value="3" table:formula="of:=IF([.L190]&lt;&gt;[.L191];1;[.M190]+1)" table:style-name="ce2">
            <text:p>3</text:p>
          </table:table-cell>
          <table:table-cell office:value-type="boolean" office:boolean-value="true" table:formula="of:=IF([pogoda.$D191]=[pogoda.$K191];TRUE;FALSE)" table:style-name="ce2">
            <text:p>PRAWDA</text:p>
          </table:table-cell>
          <table:table-cell office:value-type="boolean" office:boolean-value="true" table:formula="of:=IF([pogoda.$E191]=[pogoda.$L19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192]&gt;=20; TRUE; FALSE)" table:style-name="ce1">
            <text:p>FAŁSZ</text:p>
          </table:table-cell>
          <table:table-cell office:value-type="boolean" office:boolean-value="false" table:formula="of:=IF([pogoda.$C192]&lt;=5;TRUE;FALSE)" table:style-name="ce1">
            <text:p>FAŁSZ</text:p>
          </table:table-cell>
          <table:table-cell office:value-type="boolean" office:boolean-value="false" table:formula="of:=AND([pogoda.$F192:.$G192])" table:style-name="ce2">
            <text:p>FAŁSZ</text:p>
          </table:table-cell>
          <table:table-cell office:value-type="boolean" office:boolean-value="false" table:formula="of:=IF([pogoda.$B192]&gt;[.B191];TRUE;FALSE)" table:style-name="ce2">
            <text:p>FAŁSZ</text:p>
          </table:table-cell>
          <table:table-cell office:value-type="string" office:string-value="C5" table:formula="of:=COM.MICROSOFT.TEXTJOIN(&quot;&quot;;;[pogoda.$D192];[pogoda.$E192])" table:style-name="ce2">
            <text:p>C5</text:p>
          </table:table-cell>
          <table:table-cell office:value-type="string" office:string-value="S" table:formula="of:=IF([pogoda.$L192]=0;&quot;0&quot;;IF([pogoda.$B192]&gt;=10;&quot;C&quot;;&quot;S&quot;))" table:style-name="ce2">
            <text:p>S</text:p>
          </table:table-cell>
          <table:table-cell office:value-type="float" office:value="5" table:formula="of:=IF([.L191]=0;1;IF([.L191]=5;IF([.C191]&gt;=20;0;5);IF([.M191]=3;[.L191]+1;[.L191])))" table:style-name="ce2">
            <text:p>5</text:p>
          </table:table-cell>
          <table:table-cell office:value-type="float" office:value="1" table:formula="of:=IF([.L191]&lt;&gt;[.L192];1;[.M191]+1)" table:style-name="ce2">
            <text:p>1</text:p>
          </table:table-cell>
          <table:table-cell office:value-type="boolean" office:boolean-value="false" table:formula="of:=IF([pogoda.$D192]=[pogoda.$K192];TRUE;FALSE)" table:style-name="ce2">
            <text:p>FAŁSZ</text:p>
          </table:table-cell>
          <table:table-cell office:value-type="boolean" office:boolean-value="true" table:formula="of:=IF([pogoda.$E192]=[pogoda.$L19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193]&gt;=20; TRUE; FALSE)" table:style-name="ce1">
            <text:p>FAŁSZ</text:p>
          </table:table-cell>
          <table:table-cell office:value-type="boolean" office:boolean-value="true" table:formula="of:=IF([pogoda.$C193]&lt;=5;TRUE;FALSE)" table:style-name="ce1">
            <text:p>PRAWDA</text:p>
          </table:table-cell>
          <table:table-cell office:value-type="boolean" office:boolean-value="false" table:formula="of:=AND([pogoda.$F193:.$G193])" table:style-name="ce2">
            <text:p>FAŁSZ</text:p>
          </table:table-cell>
          <table:table-cell office:value-type="boolean" office:boolean-value="false" table:formula="of:=IF([pogoda.$B193]&gt;[.B192];TRUE;FALSE)" table:style-name="ce2">
            <text:p>FAŁSZ</text:p>
          </table:table-cell>
          <table:table-cell office:value-type="string" office:string-value="00" table:formula="of:=COM.MICROSOFT.TEXTJOIN(&quot;&quot;;;[pogoda.$D193];[pogoda.$E193])" table:style-name="ce2">
            <text:p>00</text:p>
          </table:table-cell>
          <table:table-cell office:value-type="string" office:string-value="0" table:formula="of:=IF([pogoda.$L193]=0;&quot;0&quot;;IF([pogoda.$B193]&gt;=10;&quot;C&quot;;&quot;S&quot;))" table:style-name="ce2">
            <text:p>0</text:p>
          </table:table-cell>
          <table:table-cell office:value-type="float" office:value="0" table:formula="of:=IF([.L192]=0;1;IF([.L192]=5;IF([.C192]&gt;=20;0;5);IF([.M192]=3;[.L192]+1;[.L192])))" table:style-name="ce2">
            <text:p>0</text:p>
          </table:table-cell>
          <table:table-cell office:value-type="float" office:value="1" table:formula="of:=IF([.L192]&lt;&gt;[.L193];1;[.M192]+1)" table:style-name="ce2">
            <text:p>1</text:p>
          </table:table-cell>
          <table:table-cell office:value-type="boolean" office:boolean-value="true" table:formula="of:=IF([pogoda.$D193]=[pogoda.$K193];TRUE;FALSE)" table:style-name="ce2">
            <text:p>PRAWDA</text:p>
          </table:table-cell>
          <table:table-cell office:value-type="boolean" office:boolean-value="true" table:formula="of:=IF([pogoda.$E193]=[pogoda.$L19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.9" table:style-name="ce1">
            <text:p>5,9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94]&gt;=20; TRUE; FALSE)" table:style-name="ce1">
            <text:p>FAŁSZ</text:p>
          </table:table-cell>
          <table:table-cell office:value-type="boolean" office:boolean-value="true" table:formula="of:=IF([pogoda.$C194]&lt;=5;TRUE;FALSE)" table:style-name="ce1">
            <text:p>PRAWDA</text:p>
          </table:table-cell>
          <table:table-cell office:value-type="boolean" office:boolean-value="false" table:formula="of:=AND([pogoda.$F194:.$G194])" table:style-name="ce2">
            <text:p>FAŁSZ</text:p>
          </table:table-cell>
          <table:table-cell office:value-type="boolean" office:boolean-value="false" table:formula="of:=IF([pogoda.$B194]&gt;[.B193];TRUE;FALSE)" table:style-name="ce2">
            <text:p>FAŁSZ</text:p>
          </table:table-cell>
          <table:table-cell office:value-type="string" office:string-value="S1" table:formula="of:=COM.MICROSOFT.TEXTJOIN(&quot;&quot;;;[pogoda.$D194];[pogoda.$E194])" table:style-name="ce2">
            <text:p>S1</text:p>
          </table:table-cell>
          <table:table-cell office:value-type="string" office:string-value="S" table:formula="of:=IF([pogoda.$L194]=0;&quot;0&quot;;IF([pogoda.$B194]&gt;=10;&quot;C&quot;;&quot;S&quot;))" table:style-name="ce2">
            <text:p>S</text:p>
          </table:table-cell>
          <table:table-cell office:value-type="float" office:value="1" table:formula="of:=IF([.L193]=0;1;IF([.L193]=5;IF([.C193]&gt;=20;0;5);IF([.M193]=3;[.L193]+1;[.L193])))" table:style-name="ce2">
            <text:p>1</text:p>
          </table:table-cell>
          <table:table-cell office:value-type="float" office:value="1" table:formula="of:=IF([.L193]&lt;&gt;[.L194];1;[.M193]+1)" table:style-name="ce2">
            <text:p>1</text:p>
          </table:table-cell>
          <table:table-cell office:value-type="boolean" office:boolean-value="true" table:formula="of:=IF([pogoda.$D194]=[pogoda.$K194];TRUE;FALSE)" table:style-name="ce2">
            <text:p>PRAWDA</text:p>
          </table:table-cell>
          <table:table-cell office:value-type="boolean" office:boolean-value="true" table:formula="of:=IF([pogoda.$E194]=[pogoda.$L19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95]&gt;=20; TRUE; FALSE)" table:style-name="ce1">
            <text:p>FAŁSZ</text:p>
          </table:table-cell>
          <table:table-cell office:value-type="boolean" office:boolean-value="true" table:formula="of:=IF([pogoda.$C195]&lt;=5;TRUE;FALSE)" table:style-name="ce1">
            <text:p>PRAWDA</text:p>
          </table:table-cell>
          <table:table-cell office:value-type="boolean" office:boolean-value="false" table:formula="of:=AND([pogoda.$F195:.$G195])" table:style-name="ce2">
            <text:p>FAŁSZ</text:p>
          </table:table-cell>
          <table:table-cell office:value-type="boolean" office:boolean-value="false" table:formula="of:=IF([pogoda.$B195]&gt;[.B194];TRUE;FALSE)" table:style-name="ce2">
            <text:p>FAŁSZ</text:p>
          </table:table-cell>
          <table:table-cell office:value-type="string" office:string-value="S1" table:formula="of:=COM.MICROSOFT.TEXTJOIN(&quot;&quot;;;[pogoda.$D195];[pogoda.$E195])" table:style-name="ce2">
            <text:p>S1</text:p>
          </table:table-cell>
          <table:table-cell office:value-type="string" office:string-value="S" table:formula="of:=IF([pogoda.$L195]=0;&quot;0&quot;;IF([pogoda.$B195]&gt;=10;&quot;C&quot;;&quot;S&quot;))" table:style-name="ce2">
            <text:p>S</text:p>
          </table:table-cell>
          <table:table-cell office:value-type="float" office:value="1" table:formula="of:=IF([.L194]=0;1;IF([.L194]=5;IF([.C194]&gt;=20;0;5);IF([.M194]=3;[.L194]+1;[.L194])))" table:style-name="ce2">
            <text:p>1</text:p>
          </table:table-cell>
          <table:table-cell office:value-type="float" office:value="2" table:formula="of:=IF([.L194]&lt;&gt;[.L195];1;[.M194]+1)" table:style-name="ce2">
            <text:p>2</text:p>
          </table:table-cell>
          <table:table-cell office:value-type="boolean" office:boolean-value="true" table:formula="of:=IF([pogoda.$D195]=[pogoda.$K195];TRUE;FALSE)" table:style-name="ce2">
            <text:p>PRAWDA</text:p>
          </table:table-cell>
          <table:table-cell office:value-type="boolean" office:boolean-value="true" table:formula="of:=IF([pogoda.$E195]=[pogoda.$L19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4.2" table:style-name="ce1">
            <text:p>4,2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196]&gt;=20; TRUE; FALSE)" table:style-name="ce1">
            <text:p>FAŁSZ</text:p>
          </table:table-cell>
          <table:table-cell office:value-type="boolean" office:boolean-value="false" table:formula="of:=IF([pogoda.$C196]&lt;=5;TRUE;FALSE)" table:style-name="ce1">
            <text:p>FAŁSZ</text:p>
          </table:table-cell>
          <table:table-cell office:value-type="boolean" office:boolean-value="false" table:formula="of:=AND([pogoda.$F196:.$G196])" table:style-name="ce2">
            <text:p>FAŁSZ</text:p>
          </table:table-cell>
          <table:table-cell office:value-type="boolean" office:boolean-value="false" table:formula="of:=IF([pogoda.$B196]&gt;[.B195];TRUE;FALSE)" table:style-name="ce2">
            <text:p>FAŁSZ</text:p>
          </table:table-cell>
          <table:table-cell office:value-type="string" office:string-value="S1" table:formula="of:=COM.MICROSOFT.TEXTJOIN(&quot;&quot;;;[pogoda.$D196];[pogoda.$E196])" table:style-name="ce2">
            <text:p>S1</text:p>
          </table:table-cell>
          <table:table-cell office:value-type="string" office:string-value="S" table:formula="of:=IF([pogoda.$L196]=0;&quot;0&quot;;IF([pogoda.$B196]&gt;=10;&quot;C&quot;;&quot;S&quot;))" table:style-name="ce2">
            <text:p>S</text:p>
          </table:table-cell>
          <table:table-cell office:value-type="float" office:value="1" table:formula="of:=IF([.L195]=0;1;IF([.L195]=5;IF([.C195]&gt;=20;0;5);IF([.M195]=3;[.L195]+1;[.L195])))" table:style-name="ce2">
            <text:p>1</text:p>
          </table:table-cell>
          <table:table-cell office:value-type="float" office:value="3" table:formula="of:=IF([.L195]&lt;&gt;[.L196];1;[.M195]+1)" table:style-name="ce2">
            <text:p>3</text:p>
          </table:table-cell>
          <table:table-cell office:value-type="boolean" office:boolean-value="true" table:formula="of:=IF([pogoda.$D196]=[pogoda.$K196];TRUE;FALSE)" table:style-name="ce2">
            <text:p>PRAWDA</text:p>
          </table:table-cell>
          <table:table-cell office:value-type="boolean" office:boolean-value="true" table:formula="of:=IF([pogoda.$E196]=[pogoda.$L19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.6" table:style-name="ce1">
            <text:p>5,6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97]&gt;=20; TRUE; FALSE)" table:style-name="ce1">
            <text:p>FAŁSZ</text:p>
          </table:table-cell>
          <table:table-cell office:value-type="boolean" office:boolean-value="false" table:formula="of:=IF([pogoda.$C197]&lt;=5;TRUE;FALSE)" table:style-name="ce1">
            <text:p>FAŁSZ</text:p>
          </table:table-cell>
          <table:table-cell office:value-type="boolean" office:boolean-value="false" table:formula="of:=AND([pogoda.$F197:.$G197])" table:style-name="ce2">
            <text:p>FAŁSZ</text:p>
          </table:table-cell>
          <table:table-cell office:value-type="boolean" office:boolean-value="true" table:formula="of:=IF([pogoda.$B197]&gt;[.B196];TRUE;FALSE)" table:style-name="ce2">
            <text:p>PRAWDA</text:p>
          </table:table-cell>
          <table:table-cell office:value-type="string" office:string-value="S2" table:formula="of:=COM.MICROSOFT.TEXTJOIN(&quot;&quot;;;[pogoda.$D197];[pogoda.$E197])" table:style-name="ce2">
            <text:p>S2</text:p>
          </table:table-cell>
          <table:table-cell office:value-type="string" office:string-value="S" table:formula="of:=IF([pogoda.$L197]=0;&quot;0&quot;;IF([pogoda.$B197]&gt;=10;&quot;C&quot;;&quot;S&quot;))" table:style-name="ce2">
            <text:p>S</text:p>
          </table:table-cell>
          <table:table-cell office:value-type="float" office:value="2" table:formula="of:=IF([.L196]=0;1;IF([.L196]=5;IF([.C196]&gt;=20;0;5);IF([.M196]=3;[.L196]+1;[.L196])))" table:style-name="ce2">
            <text:p>2</text:p>
          </table:table-cell>
          <table:table-cell office:value-type="float" office:value="1" table:formula="of:=IF([.L196]&lt;&gt;[.L197];1;[.M196]+1)" table:style-name="ce2">
            <text:p>1</text:p>
          </table:table-cell>
          <table:table-cell office:value-type="boolean" office:boolean-value="true" table:formula="of:=IF([pogoda.$D197]=[pogoda.$K197];TRUE;FALSE)" table:style-name="ce2">
            <text:p>PRAWDA</text:p>
          </table:table-cell>
          <table:table-cell office:value-type="boolean" office:boolean-value="true" table:formula="of:=IF([pogoda.$E197]=[pogoda.$L19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8.6" table:style-name="ce1">
            <text:p>8,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98]&gt;=20; TRUE; FALSE)" table:style-name="ce1">
            <text:p>FAŁSZ</text:p>
          </table:table-cell>
          <table:table-cell office:value-type="boolean" office:boolean-value="false" table:formula="of:=IF([pogoda.$C198]&lt;=5;TRUE;FALSE)" table:style-name="ce1">
            <text:p>FAŁSZ</text:p>
          </table:table-cell>
          <table:table-cell office:value-type="boolean" office:boolean-value="false" table:formula="of:=AND([pogoda.$F198:.$G198])" table:style-name="ce2">
            <text:p>FAŁSZ</text:p>
          </table:table-cell>
          <table:table-cell office:value-type="boolean" office:boolean-value="true" table:formula="of:=IF([pogoda.$B198]&gt;[.B197];TRUE;FALSE)" table:style-name="ce2">
            <text:p>PRAWDA</text:p>
          </table:table-cell>
          <table:table-cell office:value-type="string" office:string-value="S2" table:formula="of:=COM.MICROSOFT.TEXTJOIN(&quot;&quot;;;[pogoda.$D198];[pogoda.$E198])" table:style-name="ce2">
            <text:p>S2</text:p>
          </table:table-cell>
          <table:table-cell office:value-type="string" office:string-value="S" table:formula="of:=IF([pogoda.$L198]=0;&quot;0&quot;;IF([pogoda.$B198]&gt;=10;&quot;C&quot;;&quot;S&quot;))" table:style-name="ce2">
            <text:p>S</text:p>
          </table:table-cell>
          <table:table-cell office:value-type="float" office:value="2" table:formula="of:=IF([.L197]=0;1;IF([.L197]=5;IF([.C197]&gt;=20;0;5);IF([.M197]=3;[.L197]+1;[.L197])))" table:style-name="ce2">
            <text:p>2</text:p>
          </table:table-cell>
          <table:table-cell office:value-type="float" office:value="2" table:formula="of:=IF([.L197]&lt;&gt;[.L198];1;[.M197]+1)" table:style-name="ce2">
            <text:p>2</text:p>
          </table:table-cell>
          <table:table-cell office:value-type="boolean" office:boolean-value="true" table:formula="of:=IF([pogoda.$D198]=[pogoda.$K198];TRUE;FALSE)" table:style-name="ce2">
            <text:p>PRAWDA</text:p>
          </table:table-cell>
          <table:table-cell office:value-type="boolean" office:boolean-value="true" table:formula="of:=IF([pogoda.$E198]=[pogoda.$L19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2.5" table:style-name="ce1">
            <text:p>12,5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199]&gt;=20; TRUE; FALSE)" table:style-name="ce1">
            <text:p>FAŁSZ</text:p>
          </table:table-cell>
          <table:table-cell office:value-type="boolean" office:boolean-value="false" table:formula="of:=IF([pogoda.$C199]&lt;=5;TRUE;FALSE)" table:style-name="ce1">
            <text:p>FAŁSZ</text:p>
          </table:table-cell>
          <table:table-cell office:value-type="boolean" office:boolean-value="false" table:formula="of:=AND([pogoda.$F199:.$G199])" table:style-name="ce2">
            <text:p>FAŁSZ</text:p>
          </table:table-cell>
          <table:table-cell office:value-type="boolean" office:boolean-value="true" table:formula="of:=IF([pogoda.$B199]&gt;[.B198];TRUE;FALSE)" table:style-name="ce2">
            <text:p>PRAWDA</text:p>
          </table:table-cell>
          <table:table-cell office:value-type="string" office:string-value="S2" table:formula="of:=COM.MICROSOFT.TEXTJOIN(&quot;&quot;;;[pogoda.$D199];[pogoda.$E199])" table:style-name="ce2">
            <text:p>S2</text:p>
          </table:table-cell>
          <table:table-cell office:value-type="string" office:string-value="C" table:formula="of:=IF([pogoda.$L199]=0;&quot;0&quot;;IF([pogoda.$B199]&gt;=10;&quot;C&quot;;&quot;S&quot;))" table:style-name="ce2">
            <text:p>C</text:p>
          </table:table-cell>
          <table:table-cell office:value-type="float" office:value="2" table:formula="of:=IF([.L198]=0;1;IF([.L198]=5;IF([.C198]&gt;=20;0;5);IF([.M198]=3;[.L198]+1;[.L198])))" table:style-name="ce2">
            <text:p>2</text:p>
          </table:table-cell>
          <table:table-cell office:value-type="float" office:value="3" table:formula="of:=IF([.L198]&lt;&gt;[.L199];1;[.M198]+1)" table:style-name="ce2">
            <text:p>3</text:p>
          </table:table-cell>
          <table:table-cell office:value-type="boolean" office:boolean-value="false" table:formula="of:=IF([pogoda.$D199]=[pogoda.$K199];TRUE;FALSE)" table:style-name="ce2">
            <text:p>FAŁSZ</text:p>
          </table:table-cell>
          <table:table-cell office:value-type="boolean" office:boolean-value="true" table:formula="of:=IF([pogoda.$E199]=[pogoda.$L19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00]&gt;=20; TRUE; FALSE)" table:style-name="ce1">
            <text:p>FAŁSZ</text:p>
          </table:table-cell>
          <table:table-cell office:value-type="boolean" office:boolean-value="false" table:formula="of:=IF([pogoda.$C200]&lt;=5;TRUE;FALSE)" table:style-name="ce1">
            <text:p>FAŁSZ</text:p>
          </table:table-cell>
          <table:table-cell office:value-type="boolean" office:boolean-value="false" table:formula="of:=AND([pogoda.$F200:.$G200])" table:style-name="ce2">
            <text:p>FAŁSZ</text:p>
          </table:table-cell>
          <table:table-cell office:value-type="boolean" office:boolean-value="true" table:formula="of:=IF([pogoda.$B200]&gt;[.B199];TRUE;FALSE)" table:style-name="ce2">
            <text:p>PRAWDA</text:p>
          </table:table-cell>
          <table:table-cell office:value-type="string" office:string-value="S3" table:formula="of:=COM.MICROSOFT.TEXTJOIN(&quot;&quot;;;[pogoda.$D200];[pogoda.$E200])" table:style-name="ce2">
            <text:p>S3</text:p>
          </table:table-cell>
          <table:table-cell office:value-type="string" office:string-value="C" table:formula="of:=IF([pogoda.$L200]=0;&quot;0&quot;;IF([pogoda.$B200]&gt;=10;&quot;C&quot;;&quot;S&quot;))" table:style-name="ce2">
            <text:p>C</text:p>
          </table:table-cell>
          <table:table-cell office:value-type="float" office:value="3" table:formula="of:=IF([.L199]=0;1;IF([.L199]=5;IF([.C199]&gt;=20;0;5);IF([.M199]=3;[.L199]+1;[.L199])))" table:style-name="ce2">
            <text:p>3</text:p>
          </table:table-cell>
          <table:table-cell office:value-type="float" office:value="1" table:formula="of:=IF([.L199]&lt;&gt;[.L200];1;[.M199]+1)" table:style-name="ce2">
            <text:p>1</text:p>
          </table:table-cell>
          <table:table-cell office:value-type="boolean" office:boolean-value="false" table:formula="of:=IF([pogoda.$D200]=[pogoda.$K200];TRUE;FALSE)" table:style-name="ce2">
            <text:p>FAŁSZ</text:p>
          </table:table-cell>
          <table:table-cell office:value-type="boolean" office:boolean-value="true" table:formula="of:=IF([pogoda.$E200]=[pogoda.$L20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9.5" table:style-name="ce1">
            <text:p>19,5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01]&gt;=20; TRUE; FALSE)" table:style-name="ce1">
            <text:p>FAŁSZ</text:p>
          </table:table-cell>
          <table:table-cell office:value-type="boolean" office:boolean-value="false" table:formula="of:=IF([pogoda.$C201]&lt;=5;TRUE;FALSE)" table:style-name="ce1">
            <text:p>FAŁSZ</text:p>
          </table:table-cell>
          <table:table-cell office:value-type="boolean" office:boolean-value="false" table:formula="of:=AND([pogoda.$F201:.$G201])" table:style-name="ce2">
            <text:p>FAŁSZ</text:p>
          </table:table-cell>
          <table:table-cell office:value-type="boolean" office:boolean-value="true" table:formula="of:=IF([pogoda.$B201]&gt;[.B200];TRUE;FALSE)" table:style-name="ce2">
            <text:p>PRAWDA</text:p>
          </table:table-cell>
          <table:table-cell office:value-type="string" office:string-value="S3" table:formula="of:=COM.MICROSOFT.TEXTJOIN(&quot;&quot;;;[pogoda.$D201];[pogoda.$E201])" table:style-name="ce2">
            <text:p>S3</text:p>
          </table:table-cell>
          <table:table-cell office:value-type="string" office:string-value="C" table:formula="of:=IF([pogoda.$L201]=0;&quot;0&quot;;IF([pogoda.$B201]&gt;=10;&quot;C&quot;;&quot;S&quot;))" table:style-name="ce2">
            <text:p>C</text:p>
          </table:table-cell>
          <table:table-cell office:value-type="float" office:value="3" table:formula="of:=IF([.L200]=0;1;IF([.L200]=5;IF([.C200]&gt;=20;0;5);IF([.M200]=3;[.L200]+1;[.L200])))" table:style-name="ce2">
            <text:p>3</text:p>
          </table:table-cell>
          <table:table-cell office:value-type="float" office:value="2" table:formula="of:=IF([.L200]&lt;&gt;[.L201];1;[.M200]+1)" table:style-name="ce2">
            <text:p>2</text:p>
          </table:table-cell>
          <table:table-cell office:value-type="boolean" office:boolean-value="false" table:formula="of:=IF([pogoda.$D201]=[pogoda.$K201];TRUE;FALSE)" table:style-name="ce2">
            <text:p>FAŁSZ</text:p>
          </table:table-cell>
          <table:table-cell office:value-type="boolean" office:boolean-value="true" table:formula="of:=IF([pogoda.$E201]=[pogoda.$L20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1.2" table:style-name="ce1">
            <text:p>21,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202]&gt;=20; TRUE; FALSE)" table:style-name="ce1">
            <text:p>PRAWDA</text:p>
          </table:table-cell>
          <table:table-cell office:value-type="boolean" office:boolean-value="true" table:formula="of:=IF([pogoda.$C202]&lt;=5;TRUE;FALSE)" table:style-name="ce1">
            <text:p>PRAWDA</text:p>
          </table:table-cell>
          <table:table-cell office:value-type="boolean" office:boolean-value="true" table:formula="of:=AND([pogoda.$F202:.$G202])" table:style-name="ce2">
            <text:p>PRAWDA</text:p>
          </table:table-cell>
          <table:table-cell office:value-type="boolean" office:boolean-value="true" table:formula="of:=IF([pogoda.$B202]&gt;[.B201];TRUE;FALSE)" table:style-name="ce2">
            <text:p>PRAWDA</text:p>
          </table:table-cell>
          <table:table-cell office:value-type="string" office:string-value="S3" table:formula="of:=COM.MICROSOFT.TEXTJOIN(&quot;&quot;;;[pogoda.$D202];[pogoda.$E202])" table:style-name="ce2">
            <text:p>S3</text:p>
          </table:table-cell>
          <table:table-cell office:value-type="string" office:string-value="C" table:formula="of:=IF([pogoda.$L202]=0;&quot;0&quot;;IF([pogoda.$B202]&gt;=10;&quot;C&quot;;&quot;S&quot;))" table:style-name="ce2">
            <text:p>C</text:p>
          </table:table-cell>
          <table:table-cell office:value-type="float" office:value="3" table:formula="of:=IF([.L201]=0;1;IF([.L201]=5;IF([.C201]&gt;=20;0;5);IF([.M201]=3;[.L201]+1;[.L201])))" table:style-name="ce2">
            <text:p>3</text:p>
          </table:table-cell>
          <table:table-cell office:value-type="float" office:value="3" table:formula="of:=IF([.L201]&lt;&gt;[.L202];1;[.M201]+1)" table:style-name="ce2">
            <text:p>3</text:p>
          </table:table-cell>
          <table:table-cell office:value-type="boolean" office:boolean-value="false" table:formula="of:=IF([pogoda.$D202]=[pogoda.$K202];TRUE;FALSE)" table:style-name="ce2">
            <text:p>FAŁSZ</text:p>
          </table:table-cell>
          <table:table-cell office:value-type="boolean" office:boolean-value="true" table:formula="of:=IF([pogoda.$E202]=[pogoda.$L20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1.3" table:style-name="ce1">
            <text:p>21,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203]&gt;=20; TRUE; FALSE)" table:style-name="ce1">
            <text:p>PRAWDA</text:p>
          </table:table-cell>
          <table:table-cell office:value-type="boolean" office:boolean-value="false" table:formula="of:=IF([pogoda.$C203]&lt;=5;TRUE;FALSE)" table:style-name="ce1">
            <text:p>FAŁSZ</text:p>
          </table:table-cell>
          <table:table-cell office:value-type="boolean" office:boolean-value="false" table:formula="of:=AND([pogoda.$F203:.$G203])" table:style-name="ce2">
            <text:p>FAŁSZ</text:p>
          </table:table-cell>
          <table:table-cell office:value-type="boolean" office:boolean-value="true" table:formula="of:=IF([pogoda.$B203]&gt;[.B202];TRUE;FALSE)" table:style-name="ce2">
            <text:p>PRAWDA</text:p>
          </table:table-cell>
          <table:table-cell office:value-type="string" office:string-value="S4" table:formula="of:=COM.MICROSOFT.TEXTJOIN(&quot;&quot;;;[pogoda.$D203];[pogoda.$E203])" table:style-name="ce2">
            <text:p>S4</text:p>
          </table:table-cell>
          <table:table-cell office:value-type="string" office:string-value="C" table:formula="of:=IF([pogoda.$L203]=0;&quot;0&quot;;IF([pogoda.$B203]&gt;=10;&quot;C&quot;;&quot;S&quot;))" table:style-name="ce2">
            <text:p>C</text:p>
          </table:table-cell>
          <table:table-cell office:value-type="float" office:value="4" table:formula="of:=IF([.L202]=0;1;IF([.L202]=5;IF([.C202]&gt;=20;0;5);IF([.M202]=3;[.L202]+1;[.L202])))" table:style-name="ce2">
            <text:p>4</text:p>
          </table:table-cell>
          <table:table-cell office:value-type="float" office:value="1" table:formula="of:=IF([.L202]&lt;&gt;[.L203];1;[.M202]+1)" table:style-name="ce2">
            <text:p>1</text:p>
          </table:table-cell>
          <table:table-cell office:value-type="boolean" office:boolean-value="false" table:formula="of:=IF([pogoda.$D203]=[pogoda.$K203];TRUE;FALSE)" table:style-name="ce2">
            <text:p>FAŁSZ</text:p>
          </table:table-cell>
          <table:table-cell office:value-type="boolean" office:boolean-value="true" table:formula="of:=IF([pogoda.$E203]=[pogoda.$L20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204]&gt;=20; TRUE; FALSE)" table:style-name="ce1">
            <text:p>PRAWDA</text:p>
          </table:table-cell>
          <table:table-cell office:value-type="boolean" office:boolean-value="false" table:formula="of:=IF([pogoda.$C204]&lt;=5;TRUE;FALSE)" table:style-name="ce1">
            <text:p>FAŁSZ</text:p>
          </table:table-cell>
          <table:table-cell office:value-type="boolean" office:boolean-value="false" table:formula="of:=AND([pogoda.$F204:.$G204])" table:style-name="ce2">
            <text:p>FAŁSZ</text:p>
          </table:table-cell>
          <table:table-cell office:value-type="boolean" office:boolean-value="false" table:formula="of:=IF([pogoda.$B204]&gt;[.B203];TRUE;FALSE)" table:style-name="ce2">
            <text:p>FAŁSZ</text:p>
          </table:table-cell>
          <table:table-cell office:value-type="string" office:string-value="S4" table:formula="of:=COM.MICROSOFT.TEXTJOIN(&quot;&quot;;;[pogoda.$D204];[pogoda.$E204])" table:style-name="ce2">
            <text:p>S4</text:p>
          </table:table-cell>
          <table:table-cell office:value-type="string" office:string-value="C" table:formula="of:=IF([pogoda.$L204]=0;&quot;0&quot;;IF([pogoda.$B204]&gt;=10;&quot;C&quot;;&quot;S&quot;))" table:style-name="ce2">
            <text:p>C</text:p>
          </table:table-cell>
          <table:table-cell office:value-type="float" office:value="4" table:formula="of:=IF([.L203]=0;1;IF([.L203]=5;IF([.C203]&gt;=20;0;5);IF([.M203]=3;[.L203]+1;[.L203])))" table:style-name="ce2">
            <text:p>4</text:p>
          </table:table-cell>
          <table:table-cell office:value-type="float" office:value="2" table:formula="of:=IF([.L203]&lt;&gt;[.L204];1;[.M203]+1)" table:style-name="ce2">
            <text:p>2</text:p>
          </table:table-cell>
          <table:table-cell office:value-type="boolean" office:boolean-value="false" table:formula="of:=IF([pogoda.$D204]=[pogoda.$K204];TRUE;FALSE)" table:style-name="ce2">
            <text:p>FAŁSZ</text:p>
          </table:table-cell>
          <table:table-cell office:value-type="boolean" office:boolean-value="true" table:formula="of:=IF([pogoda.$E204]=[pogoda.$L20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05]&gt;=20; TRUE; FALSE)" table:style-name="ce1">
            <text:p>FAŁSZ</text:p>
          </table:table-cell>
          <table:table-cell office:value-type="boolean" office:boolean-value="true" table:formula="of:=IF([pogoda.$C205]&lt;=5;TRUE;FALSE)" table:style-name="ce1">
            <text:p>PRAWDA</text:p>
          </table:table-cell>
          <table:table-cell office:value-type="boolean" office:boolean-value="false" table:formula="of:=AND([pogoda.$F205:.$G205])" table:style-name="ce2">
            <text:p>FAŁSZ</text:p>
          </table:table-cell>
          <table:table-cell office:value-type="boolean" office:boolean-value="false" table:formula="of:=IF([pogoda.$B205]&gt;[.B204];TRUE;FALSE)" table:style-name="ce2">
            <text:p>FAŁSZ</text:p>
          </table:table-cell>
          <table:table-cell office:value-type="string" office:string-value="S4" table:formula="of:=COM.MICROSOFT.TEXTJOIN(&quot;&quot;;;[pogoda.$D205];[pogoda.$E205])" table:style-name="ce2">
            <text:p>S4</text:p>
          </table:table-cell>
          <table:table-cell office:value-type="string" office:string-value="C" table:formula="of:=IF([pogoda.$L205]=0;&quot;0&quot;;IF([pogoda.$B205]&gt;=10;&quot;C&quot;;&quot;S&quot;))" table:style-name="ce2">
            <text:p>C</text:p>
          </table:table-cell>
          <table:table-cell office:value-type="float" office:value="4" table:formula="of:=IF([.L204]=0;1;IF([.L204]=5;IF([.C204]&gt;=20;0;5);IF([.M204]=3;[.L204]+1;[.L204])))" table:style-name="ce2">
            <text:p>4</text:p>
          </table:table-cell>
          <table:table-cell office:value-type="float" office:value="3" table:formula="of:=IF([.L204]&lt;&gt;[.L205];1;[.M204]+1)" table:style-name="ce2">
            <text:p>3</text:p>
          </table:table-cell>
          <table:table-cell office:value-type="boolean" office:boolean-value="false" table:formula="of:=IF([pogoda.$D205]=[pogoda.$K205];TRUE;FALSE)" table:style-name="ce2">
            <text:p>FAŁSZ</text:p>
          </table:table-cell>
          <table:table-cell office:value-type="boolean" office:boolean-value="true" table:formula="of:=IF([pogoda.$E205]=[pogoda.$L20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06]&gt;=20; TRUE; FALSE)" table:style-name="ce1">
            <text:p>FAŁSZ</text:p>
          </table:table-cell>
          <table:table-cell office:value-type="boolean" office:boolean-value="false" table:formula="of:=IF([pogoda.$C206]&lt;=5;TRUE;FALSE)" table:style-name="ce1">
            <text:p>FAŁSZ</text:p>
          </table:table-cell>
          <table:table-cell office:value-type="boolean" office:boolean-value="false" table:formula="of:=AND([pogoda.$F206:.$G206])" table:style-name="ce2">
            <text:p>FAŁSZ</text:p>
          </table:table-cell>
          <table:table-cell office:value-type="boolean" office:boolean-value="false" table:formula="of:=IF([pogoda.$B206]&gt;[.B205];TRUE;FALSE)" table:style-name="ce2">
            <text:p>FAŁSZ</text:p>
          </table:table-cell>
          <table:table-cell office:value-type="string" office:string-value="S5" table:formula="of:=COM.MICROSOFT.TEXTJOIN(&quot;&quot;;;[pogoda.$D206];[pogoda.$E206])" table:style-name="ce2">
            <text:p>S5</text:p>
          </table:table-cell>
          <table:table-cell office:value-type="string" office:string-value="C" table:formula="of:=IF([pogoda.$L206]=0;&quot;0&quot;;IF([pogoda.$B206]&gt;=10;&quot;C&quot;;&quot;S&quot;))" table:style-name="ce2">
            <text:p>C</text:p>
          </table:table-cell>
          <table:table-cell office:value-type="float" office:value="5" table:formula="of:=IF([.L205]=0;1;IF([.L205]=5;IF([.C205]&gt;=20;0;5);IF([.M205]=3;[.L205]+1;[.L205])))" table:style-name="ce2">
            <text:p>5</text:p>
          </table:table-cell>
          <table:table-cell office:value-type="float" office:value="1" table:formula="of:=IF([.L205]&lt;&gt;[.L206];1;[.M205]+1)" table:style-name="ce2">
            <text:p>1</text:p>
          </table:table-cell>
          <table:table-cell office:value-type="boolean" office:boolean-value="false" table:formula="of:=IF([pogoda.$D206]=[pogoda.$K206];TRUE;FALSE)" table:style-name="ce2">
            <text:p>FAŁSZ</text:p>
          </table:table-cell>
          <table:table-cell office:value-type="boolean" office:boolean-value="true" table:formula="of:=IF([pogoda.$E206]=[pogoda.$L20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07]&gt;=20; TRUE; FALSE)" table:style-name="ce1">
            <text:p>FAŁSZ</text:p>
          </table:table-cell>
          <table:table-cell office:value-type="boolean" office:boolean-value="false" table:formula="of:=IF([pogoda.$C207]&lt;=5;TRUE;FALSE)" table:style-name="ce1">
            <text:p>FAŁSZ</text:p>
          </table:table-cell>
          <table:table-cell office:value-type="boolean" office:boolean-value="false" table:formula="of:=AND([pogoda.$F207:.$G207])" table:style-name="ce2">
            <text:p>FAŁSZ</text:p>
          </table:table-cell>
          <table:table-cell office:value-type="boolean" office:boolean-value="false" table:formula="of:=IF([pogoda.$B207]&gt;[.B206];TRUE;FALSE)" table:style-name="ce2">
            <text:p>FAŁSZ</text:p>
          </table:table-cell>
          <table:table-cell office:value-type="string" office:string-value="S5" table:formula="of:=COM.MICROSOFT.TEXTJOIN(&quot;&quot;;;[pogoda.$D207];[pogoda.$E207])" table:style-name="ce2">
            <text:p>S5</text:p>
          </table:table-cell>
          <table:table-cell office:value-type="string" office:string-value="C" table:formula="of:=IF([pogoda.$L207]=0;&quot;0&quot;;IF([pogoda.$B207]&gt;=10;&quot;C&quot;;&quot;S&quot;))" table:style-name="ce2">
            <text:p>C</text:p>
          </table:table-cell>
          <table:table-cell office:value-type="float" office:value="5" table:formula="of:=IF([.L206]=0;1;IF([.L206]=5;IF([.C206]&gt;=20;0;5);IF([.M206]=3;[.L206]+1;[.L206])))" table:style-name="ce2">
            <text:p>5</text:p>
          </table:table-cell>
          <table:table-cell office:value-type="float" office:value="2" table:formula="of:=IF([.L206]&lt;&gt;[.L207];1;[.M206]+1)" table:style-name="ce2">
            <text:p>2</text:p>
          </table:table-cell>
          <table:table-cell office:value-type="boolean" office:boolean-value="false" table:formula="of:=IF([pogoda.$D207]=[pogoda.$K207];TRUE;FALSE)" table:style-name="ce2">
            <text:p>FAŁSZ</text:p>
          </table:table-cell>
          <table:table-cell office:value-type="boolean" office:boolean-value="true" table:formula="of:=IF([pogoda.$E207]=[pogoda.$L20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8.2" table:style-name="ce1">
            <text:p>18,2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08]&gt;=20; TRUE; FALSE)" table:style-name="ce1">
            <text:p>FAŁSZ</text:p>
          </table:table-cell>
          <table:table-cell office:value-type="boolean" office:boolean-value="false" table:formula="of:=IF([pogoda.$C208]&lt;=5;TRUE;FALSE)" table:style-name="ce1">
            <text:p>FAŁSZ</text:p>
          </table:table-cell>
          <table:table-cell office:value-type="boolean" office:boolean-value="false" table:formula="of:=AND([pogoda.$F208:.$G208])" table:style-name="ce2">
            <text:p>FAŁSZ</text:p>
          </table:table-cell>
          <table:table-cell office:value-type="boolean" office:boolean-value="true" table:formula="of:=IF([pogoda.$B208]&gt;[.B207];TRUE;FALSE)" table:style-name="ce2">
            <text:p>PRAWDA</text:p>
          </table:table-cell>
          <table:table-cell office:value-type="string" office:string-value="S5" table:formula="of:=COM.MICROSOFT.TEXTJOIN(&quot;&quot;;;[pogoda.$D208];[pogoda.$E208])" table:style-name="ce2">
            <text:p>S5</text:p>
          </table:table-cell>
          <table:table-cell office:value-type="string" office:string-value="C" table:formula="of:=IF([pogoda.$L208]=0;&quot;0&quot;;IF([pogoda.$B208]&gt;=10;&quot;C&quot;;&quot;S&quot;))" table:style-name="ce2">
            <text:p>C</text:p>
          </table:table-cell>
          <table:table-cell office:value-type="float" office:value="5" table:formula="of:=IF([.L207]=0;1;IF([.L207]=5;IF([.C207]&gt;=20;0;5);IF([.M207]=3;[.L207]+1;[.L207])))" table:style-name="ce2">
            <text:p>5</text:p>
          </table:table-cell>
          <table:table-cell office:value-type="float" office:value="3" table:formula="of:=IF([.L207]&lt;&gt;[.L208];1;[.M207]+1)" table:style-name="ce2">
            <text:p>3</text:p>
          </table:table-cell>
          <table:table-cell office:value-type="boolean" office:boolean-value="false" table:formula="of:=IF([pogoda.$D208]=[pogoda.$K208];TRUE;FALSE)" table:style-name="ce2">
            <text:p>FAŁSZ</text:p>
          </table:table-cell>
          <table:table-cell office:value-type="boolean" office:boolean-value="true" table:formula="of:=IF([pogoda.$E208]=[pogoda.$L20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0.7" table:style-name="ce1">
            <text:p>20,7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209]&gt;=20; TRUE; FALSE)" table:style-name="ce1">
            <text:p>PRAWDA</text:p>
          </table:table-cell>
          <table:table-cell office:value-type="boolean" office:boolean-value="false" table:formula="of:=IF([pogoda.$C209]&lt;=5;TRUE;FALSE)" table:style-name="ce1">
            <text:p>FAŁSZ</text:p>
          </table:table-cell>
          <table:table-cell office:value-type="boolean" office:boolean-value="false" table:formula="of:=AND([pogoda.$F209:.$G209])" table:style-name="ce2">
            <text:p>FAŁSZ</text:p>
          </table:table-cell>
          <table:table-cell office:value-type="boolean" office:boolean-value="true" table:formula="of:=IF([pogoda.$B209]&gt;[.B208];TRUE;FALSE)" table:style-name="ce2">
            <text:p>PRAWDA</text:p>
          </table:table-cell>
          <table:table-cell office:value-type="string" office:string-value="S5" table:formula="of:=COM.MICROSOFT.TEXTJOIN(&quot;&quot;;;[pogoda.$D209];[pogoda.$E209])" table:style-name="ce2">
            <text:p>S5</text:p>
          </table:table-cell>
          <table:table-cell office:value-type="string" office:string-value="C" table:formula="of:=IF([pogoda.$L209]=0;&quot;0&quot;;IF([pogoda.$B209]&gt;=10;&quot;C&quot;;&quot;S&quot;))" table:style-name="ce2">
            <text:p>C</text:p>
          </table:table-cell>
          <table:table-cell office:value-type="float" office:value="5" table:formula="of:=IF([.L208]=0;1;IF([.L208]=5;IF([.C208]&gt;=20;0;5);IF([.M208]=3;[.L208]+1;[.L208])))" table:style-name="ce2">
            <text:p>5</text:p>
          </table:table-cell>
          <table:table-cell office:value-type="float" office:value="4" table:formula="of:=IF([.L208]&lt;&gt;[.L209];1;[.M208]+1)" table:style-name="ce2">
            <text:p>4</text:p>
          </table:table-cell>
          <table:table-cell office:value-type="boolean" office:boolean-value="false" table:formula="of:=IF([pogoda.$D209]=[pogoda.$K209];TRUE;FALSE)" table:style-name="ce2">
            <text:p>FAŁSZ</text:p>
          </table:table-cell>
          <table:table-cell office:value-type="boolean" office:boolean-value="true" table:formula="of:=IF([pogoda.$E209]=[pogoda.$L20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210]&gt;=20; TRUE; FALSE)" table:style-name="ce1">
            <text:p>PRAWDA</text:p>
          </table:table-cell>
          <table:table-cell office:value-type="boolean" office:boolean-value="false" table:formula="of:=IF([pogoda.$C210]&lt;=5;TRUE;FALSE)" table:style-name="ce1">
            <text:p>FAŁSZ</text:p>
          </table:table-cell>
          <table:table-cell office:value-type="boolean" office:boolean-value="false" table:formula="of:=AND([pogoda.$F210:.$G210])" table:style-name="ce2">
            <text:p>FAŁSZ</text:p>
          </table:table-cell>
          <table:table-cell office:value-type="boolean" office:boolean-value="true" table:formula="of:=IF([pogoda.$B210]&gt;[.B209];TRUE;FALSE)" table:style-name="ce2">
            <text:p>PRAWDA</text:p>
          </table:table-cell>
          <table:table-cell office:value-type="string" office:string-value="S5" table:formula="of:=COM.MICROSOFT.TEXTJOIN(&quot;&quot;;;[pogoda.$D210];[pogoda.$E210])" table:style-name="ce2">
            <text:p>S5</text:p>
          </table:table-cell>
          <table:table-cell office:value-type="string" office:string-value="C" table:formula="of:=IF([pogoda.$L210]=0;&quot;0&quot;;IF([pogoda.$B210]&gt;=10;&quot;C&quot;;&quot;S&quot;))" table:style-name="ce2">
            <text:p>C</text:p>
          </table:table-cell>
          <table:table-cell office:value-type="float" office:value="5" table:formula="of:=IF([.L209]=0;1;IF([.L209]=5;IF([.C209]&gt;=20;0;5);IF([.M209]=3;[.L209]+1;[.L209])))" table:style-name="ce2">
            <text:p>5</text:p>
          </table:table-cell>
          <table:table-cell office:value-type="float" office:value="5" table:formula="of:=IF([.L209]&lt;&gt;[.L210];1;[.M209]+1)" table:style-name="ce2">
            <text:p>5</text:p>
          </table:table-cell>
          <table:table-cell office:value-type="boolean" office:boolean-value="false" table:formula="of:=IF([pogoda.$D210]=[pogoda.$K210];TRUE;FALSE)" table:style-name="ce2">
            <text:p>FAŁSZ</text:p>
          </table:table-cell>
          <table:table-cell office:value-type="boolean" office:boolean-value="true" table:formula="of:=IF([pogoda.$E210]=[pogoda.$L21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7.2" table:style-name="ce1">
            <text:p>27,2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211]&gt;=20; TRUE; FALSE)" table:style-name="ce1">
            <text:p>PRAWDA</text:p>
          </table:table-cell>
          <table:table-cell office:value-type="boolean" office:boolean-value="false" table:formula="of:=IF([pogoda.$C211]&lt;=5;TRUE;FALSE)" table:style-name="ce1">
            <text:p>FAŁSZ</text:p>
          </table:table-cell>
          <table:table-cell office:value-type="boolean" office:boolean-value="false" table:formula="of:=AND([pogoda.$F211:.$G211])" table:style-name="ce2">
            <text:p>FAŁSZ</text:p>
          </table:table-cell>
          <table:table-cell office:value-type="boolean" office:boolean-value="true" table:formula="of:=IF([pogoda.$B211]&gt;[.B210];TRUE;FALSE)" table:style-name="ce2">
            <text:p>PRAWDA</text:p>
          </table:table-cell>
          <table:table-cell office:value-type="string" office:string-value="S5" table:formula="of:=COM.MICROSOFT.TEXTJOIN(&quot;&quot;;;[pogoda.$D211];[pogoda.$E211])" table:style-name="ce2">
            <text:p>S5</text:p>
          </table:table-cell>
          <table:table-cell office:value-type="string" office:string-value="C" table:formula="of:=IF([pogoda.$L211]=0;&quot;0&quot;;IF([pogoda.$B211]&gt;=10;&quot;C&quot;;&quot;S&quot;))" table:style-name="ce2">
            <text:p>C</text:p>
          </table:table-cell>
          <table:table-cell office:value-type="float" office:value="5" table:formula="of:=IF([.L210]=0;1;IF([.L210]=5;IF([.C210]&gt;=20;0;5);IF([.M210]=3;[.L210]+1;[.L210])))" table:style-name="ce2">
            <text:p>5</text:p>
          </table:table-cell>
          <table:table-cell office:value-type="float" office:value="6" table:formula="of:=IF([.L210]&lt;&gt;[.L211];1;[.M210]+1)" table:style-name="ce2">
            <text:p>6</text:p>
          </table:table-cell>
          <table:table-cell office:value-type="boolean" office:boolean-value="false" table:formula="of:=IF([pogoda.$D211]=[pogoda.$K211];TRUE;FALSE)" table:style-name="ce2">
            <text:p>FAŁSZ</text:p>
          </table:table-cell>
          <table:table-cell office:value-type="boolean" office:boolean-value="true" table:formula="of:=IF([pogoda.$E211]=[pogoda.$L21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9.4" table:style-name="ce1">
            <text:p>29,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212]&gt;=20; TRUE; FALSE)" table:style-name="ce1">
            <text:p>PRAWDA</text:p>
          </table:table-cell>
          <table:table-cell office:value-type="boolean" office:boolean-value="true" table:formula="of:=IF([pogoda.$C212]&lt;=5;TRUE;FALSE)" table:style-name="ce1">
            <text:p>PRAWDA</text:p>
          </table:table-cell>
          <table:table-cell office:value-type="boolean" office:boolean-value="true" table:formula="of:=AND([pogoda.$F212:.$G212])" table:style-name="ce2">
            <text:p>PRAWDA</text:p>
          </table:table-cell>
          <table:table-cell office:value-type="boolean" office:boolean-value="true" table:formula="of:=IF([pogoda.$B212]&gt;[.B211];TRUE;FALSE)" table:style-name="ce2">
            <text:p>PRAWDA</text:p>
          </table:table-cell>
          <table:table-cell office:value-type="string" office:string-value="00" table:formula="of:=COM.MICROSOFT.TEXTJOIN(&quot;&quot;;;[pogoda.$D212];[pogoda.$E212])" table:style-name="ce2">
            <text:p>00</text:p>
          </table:table-cell>
          <table:table-cell office:value-type="string" office:string-value="0" table:formula="of:=IF([pogoda.$L212]=0;&quot;0&quot;;IF([pogoda.$B212]&gt;=10;&quot;C&quot;;&quot;S&quot;))" table:style-name="ce2">
            <text:p>0</text:p>
          </table:table-cell>
          <table:table-cell office:value-type="float" office:value="0" table:formula="of:=IF([.L211]=0;1;IF([.L211]=5;IF([.C211]&gt;=20;0;5);IF([.M211]=3;[.L211]+1;[.L211])))" table:style-name="ce2">
            <text:p>0</text:p>
          </table:table-cell>
          <table:table-cell office:value-type="float" office:value="1" table:formula="of:=IF([.L211]&lt;&gt;[.L212];1;[.M211]+1)" table:style-name="ce2">
            <text:p>1</text:p>
          </table:table-cell>
          <table:table-cell office:value-type="boolean" office:boolean-value="true" table:formula="of:=IF([pogoda.$D212]=[pogoda.$K212];TRUE;FALSE)" table:style-name="ce2">
            <text:p>PRAWDA</text:p>
          </table:table-cell>
          <table:table-cell office:value-type="boolean" office:boolean-value="true" table:formula="of:=IF([pogoda.$E212]=[pogoda.$L21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9.9" table:style-name="ce1">
            <text:p>29,9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213]&gt;=20; TRUE; FALSE)" table:style-name="ce1">
            <text:p>PRAWDA</text:p>
          </table:table-cell>
          <table:table-cell office:value-type="boolean" office:boolean-value="true" table:formula="of:=IF([pogoda.$C213]&lt;=5;TRUE;FALSE)" table:style-name="ce1">
            <text:p>PRAWDA</text:p>
          </table:table-cell>
          <table:table-cell office:value-type="boolean" office:boolean-value="true" table:formula="of:=AND([pogoda.$F213:.$G213])" table:style-name="ce2">
            <text:p>PRAWDA</text:p>
          </table:table-cell>
          <table:table-cell office:value-type="boolean" office:boolean-value="true" table:formula="of:=IF([pogoda.$B213]&gt;[.B212];TRUE;FALSE)" table:style-name="ce2">
            <text:p>PRAWDA</text:p>
          </table:table-cell>
          <table:table-cell office:value-type="string" office:string-value="C1" table:formula="of:=COM.MICROSOFT.TEXTJOIN(&quot;&quot;;;[pogoda.$D213];[pogoda.$E213])" table:style-name="ce2">
            <text:p>C1</text:p>
          </table:table-cell>
          <table:table-cell office:value-type="string" office:string-value="C" table:formula="of:=IF([pogoda.$L213]=0;&quot;0&quot;;IF([pogoda.$B213]&gt;=10;&quot;C&quot;;&quot;S&quot;))" table:style-name="ce2">
            <text:p>C</text:p>
          </table:table-cell>
          <table:table-cell office:value-type="float" office:value="1" table:formula="of:=IF([.L212]=0;1;IF([.L212]=5;IF([.C212]&gt;=20;0;5);IF([.M212]=3;[.L212]+1;[.L212])))" table:style-name="ce2">
            <text:p>1</text:p>
          </table:table-cell>
          <table:table-cell office:value-type="float" office:value="1" table:formula="of:=IF([.L212]&lt;&gt;[.L213];1;[.M212]+1)" table:style-name="ce2">
            <text:p>1</text:p>
          </table:table-cell>
          <table:table-cell office:value-type="boolean" office:boolean-value="true" table:formula="of:=IF([pogoda.$D213]=[pogoda.$K213];TRUE;FALSE)" table:style-name="ce2">
            <text:p>PRAWDA</text:p>
          </table:table-cell>
          <table:table-cell office:value-type="boolean" office:boolean-value="true" table:formula="of:=IF([pogoda.$E213]=[pogoda.$L21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8.8" table:style-name="ce1">
            <text:p>28,8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214]&gt;=20; TRUE; FALSE)" table:style-name="ce1">
            <text:p>PRAWDA</text:p>
          </table:table-cell>
          <table:table-cell office:value-type="boolean" office:boolean-value="true" table:formula="of:=IF([pogoda.$C214]&lt;=5;TRUE;FALSE)" table:style-name="ce1">
            <text:p>PRAWDA</text:p>
          </table:table-cell>
          <table:table-cell office:value-type="boolean" office:boolean-value="true" table:formula="of:=AND([pogoda.$F214:.$G214])" table:style-name="ce2">
            <text:p>PRAWDA</text:p>
          </table:table-cell>
          <table:table-cell office:value-type="boolean" office:boolean-value="false" table:formula="of:=IF([pogoda.$B214]&gt;[.B213];TRUE;FALSE)" table:style-name="ce2">
            <text:p>FAŁSZ</text:p>
          </table:table-cell>
          <table:table-cell office:value-type="string" office:string-value="C1" table:formula="of:=COM.MICROSOFT.TEXTJOIN(&quot;&quot;;;[pogoda.$D214];[pogoda.$E214])" table:style-name="ce2">
            <text:p>C1</text:p>
          </table:table-cell>
          <table:table-cell office:value-type="string" office:string-value="C" table:formula="of:=IF([pogoda.$L214]=0;&quot;0&quot;;IF([pogoda.$B214]&gt;=10;&quot;C&quot;;&quot;S&quot;))" table:style-name="ce2">
            <text:p>C</text:p>
          </table:table-cell>
          <table:table-cell office:value-type="float" office:value="1" table:formula="of:=IF([.L213]=0;1;IF([.L213]=5;IF([.C213]&gt;=20;0;5);IF([.M213]=3;[.L213]+1;[.L213])))" table:style-name="ce2">
            <text:p>1</text:p>
          </table:table-cell>
          <table:table-cell office:value-type="float" office:value="2" table:formula="of:=IF([.L213]&lt;&gt;[.L214];1;[.M213]+1)" table:style-name="ce2">
            <text:p>2</text:p>
          </table:table-cell>
          <table:table-cell office:value-type="boolean" office:boolean-value="true" table:formula="of:=IF([pogoda.$D214]=[pogoda.$K214];TRUE;FALSE)" table:style-name="ce2">
            <text:p>PRAWDA</text:p>
          </table:table-cell>
          <table:table-cell office:value-type="boolean" office:boolean-value="true" table:formula="of:=IF([pogoda.$E214]=[pogoda.$L21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6.2" table:style-name="ce1">
            <text:p>26,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215]&gt;=20; TRUE; FALSE)" table:style-name="ce1">
            <text:p>PRAWDA</text:p>
          </table:table-cell>
          <table:table-cell office:value-type="boolean" office:boolean-value="true" table:formula="of:=IF([pogoda.$C215]&lt;=5;TRUE;FALSE)" table:style-name="ce1">
            <text:p>PRAWDA</text:p>
          </table:table-cell>
          <table:table-cell office:value-type="boolean" office:boolean-value="true" table:formula="of:=AND([pogoda.$F215:.$G215])" table:style-name="ce2">
            <text:p>PRAWDA</text:p>
          </table:table-cell>
          <table:table-cell office:value-type="boolean" office:boolean-value="false" table:formula="of:=IF([pogoda.$B215]&gt;[.B214];TRUE;FALSE)" table:style-name="ce2">
            <text:p>FAŁSZ</text:p>
          </table:table-cell>
          <table:table-cell office:value-type="string" office:string-value="C1" table:formula="of:=COM.MICROSOFT.TEXTJOIN(&quot;&quot;;;[pogoda.$D215];[pogoda.$E215])" table:style-name="ce2">
            <text:p>C1</text:p>
          </table:table-cell>
          <table:table-cell office:value-type="string" office:string-value="C" table:formula="of:=IF([pogoda.$L215]=0;&quot;0&quot;;IF([pogoda.$B215]&gt;=10;&quot;C&quot;;&quot;S&quot;))" table:style-name="ce2">
            <text:p>C</text:p>
          </table:table-cell>
          <table:table-cell office:value-type="float" office:value="1" table:formula="of:=IF([.L214]=0;1;IF([.L214]=5;IF([.C214]&gt;=20;0;5);IF([.M214]=3;[.L214]+1;[.L214])))" table:style-name="ce2">
            <text:p>1</text:p>
          </table:table-cell>
          <table:table-cell office:value-type="float" office:value="3" table:formula="of:=IF([.L214]&lt;&gt;[.L215];1;[.M214]+1)" table:style-name="ce2">
            <text:p>3</text:p>
          </table:table-cell>
          <table:table-cell office:value-type="boolean" office:boolean-value="true" table:formula="of:=IF([pogoda.$D215]=[pogoda.$K215];TRUE;FALSE)" table:style-name="ce2">
            <text:p>PRAWDA</text:p>
          </table:table-cell>
          <table:table-cell office:value-type="boolean" office:boolean-value="true" table:formula="of:=IF([pogoda.$E215]=[pogoda.$L21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3.1" table:style-name="ce1">
            <text:p>23,1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216]&gt;=20; TRUE; FALSE)" table:style-name="ce1">
            <text:p>PRAWDA</text:p>
          </table:table-cell>
          <table:table-cell office:value-type="boolean" office:boolean-value="false" table:formula="of:=IF([pogoda.$C216]&lt;=5;TRUE;FALSE)" table:style-name="ce1">
            <text:p>FAŁSZ</text:p>
          </table:table-cell>
          <table:table-cell office:value-type="boolean" office:boolean-value="false" table:formula="of:=AND([pogoda.$F216:.$G216])" table:style-name="ce2">
            <text:p>FAŁSZ</text:p>
          </table:table-cell>
          <table:table-cell office:value-type="boolean" office:boolean-value="false" table:formula="of:=IF([pogoda.$B216]&gt;[.B215];TRUE;FALSE)" table:style-name="ce2">
            <text:p>FAŁSZ</text:p>
          </table:table-cell>
          <table:table-cell office:value-type="string" office:string-value="C1" table:formula="of:=COM.MICROSOFT.TEXTJOIN(&quot;&quot;;;[pogoda.$D216];[pogoda.$E216])" table:style-name="ce2">
            <text:p>C1</text:p>
          </table:table-cell>
          <table:table-cell office:value-type="string" office:string-value="C" table:formula="of:=IF([pogoda.$L216]=0;&quot;0&quot;;IF([pogoda.$B216]&gt;=10;&quot;C&quot;;&quot;S&quot;))" table:style-name="ce2">
            <text:p>C</text:p>
          </table:table-cell>
          <table:table-cell office:value-type="float" office:value="2" table:formula="of:=IF([.L215]=0;1;IF([.L215]=5;IF([.C215]&gt;=20;0;5);IF([.M215]=3;[.L215]+1;[.L215])))" table:style-name="ce2">
            <text:p>2</text:p>
          </table:table-cell>
          <table:table-cell office:value-type="float" office:value="1" table:formula="of:=IF([.L215]&lt;&gt;[.L216];1;[.M215]+1)" table:style-name="ce2">
            <text:p>1</text:p>
          </table:table-cell>
          <table:table-cell office:value-type="boolean" office:boolean-value="true" table:formula="of:=IF([pogoda.$D216]=[pogoda.$K216];TRUE;FALSE)" table:style-name="ce2">
            <text:p>PRAWDA</text:p>
          </table:table-cell>
          <table:table-cell office:value-type="boolean" office:boolean-value="false" table:formula="of:=IF([pogoda.$E216]=[pogoda.$L21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0.3" table:style-name="ce1">
            <text:p>20,3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217]&gt;=20; TRUE; FALSE)" table:style-name="ce1">
            <text:p>PRAWDA</text:p>
          </table:table-cell>
          <table:table-cell office:value-type="boolean" office:boolean-value="true" table:formula="of:=IF([pogoda.$C217]&lt;=5;TRUE;FALSE)" table:style-name="ce1">
            <text:p>PRAWDA</text:p>
          </table:table-cell>
          <table:table-cell office:value-type="boolean" office:boolean-value="true" table:formula="of:=AND([pogoda.$F217:.$G217])" table:style-name="ce2">
            <text:p>PRAWDA</text:p>
          </table:table-cell>
          <table:table-cell office:value-type="boolean" office:boolean-value="false" table:formula="of:=IF([pogoda.$B217]&gt;[.B216];TRUE;FALSE)" table:style-name="ce2">
            <text:p>FAŁSZ</text:p>
          </table:table-cell>
          <table:table-cell office:value-type="string" office:string-value="C2" table:formula="of:=COM.MICROSOFT.TEXTJOIN(&quot;&quot;;;[pogoda.$D217];[pogoda.$E217])" table:style-name="ce2">
            <text:p>C2</text:p>
          </table:table-cell>
          <table:table-cell office:value-type="string" office:string-value="C" table:formula="of:=IF([pogoda.$L217]=0;&quot;0&quot;;IF([pogoda.$B217]&gt;=10;&quot;C&quot;;&quot;S&quot;))" table:style-name="ce2">
            <text:p>C</text:p>
          </table:table-cell>
          <table:table-cell office:value-type="float" office:value="2" table:formula="of:=IF([.L216]=0;1;IF([.L216]=5;IF([.C216]&gt;=20;0;5);IF([.M216]=3;[.L216]+1;[.L216])))" table:style-name="ce2">
            <text:p>2</text:p>
          </table:table-cell>
          <table:table-cell office:value-type="float" office:value="2" table:formula="of:=IF([.L216]&lt;&gt;[.L217];1;[.M216]+1)" table:style-name="ce2">
            <text:p>2</text:p>
          </table:table-cell>
          <table:table-cell office:value-type="boolean" office:boolean-value="true" table:formula="of:=IF([pogoda.$D217]=[pogoda.$K217];TRUE;FALSE)" table:style-name="ce2">
            <text:p>PRAWDA</text:p>
          </table:table-cell>
          <table:table-cell office:value-type="boolean" office:boolean-value="true" table:formula="of:=IF([pogoda.$E217]=[pogoda.$L21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8.5" table:style-name="ce1">
            <text:p>18,5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18]&gt;=20; TRUE; FALSE)" table:style-name="ce1">
            <text:p>FAŁSZ</text:p>
          </table:table-cell>
          <table:table-cell office:value-type="boolean" office:boolean-value="false" table:formula="of:=IF([pogoda.$C218]&lt;=5;TRUE;FALSE)" table:style-name="ce1">
            <text:p>FAŁSZ</text:p>
          </table:table-cell>
          <table:table-cell office:value-type="boolean" office:boolean-value="false" table:formula="of:=AND([pogoda.$F218:.$G218])" table:style-name="ce2">
            <text:p>FAŁSZ</text:p>
          </table:table-cell>
          <table:table-cell office:value-type="boolean" office:boolean-value="false" table:formula="of:=IF([pogoda.$B218]&gt;[.B217];TRUE;FALSE)" table:style-name="ce2">
            <text:p>FAŁSZ</text:p>
          </table:table-cell>
          <table:table-cell office:value-type="string" office:string-value="C2" table:formula="of:=COM.MICROSOFT.TEXTJOIN(&quot;&quot;;;[pogoda.$D218];[pogoda.$E218])" table:style-name="ce2">
            <text:p>C2</text:p>
          </table:table-cell>
          <table:table-cell office:value-type="string" office:string-value="C" table:formula="of:=IF([pogoda.$L218]=0;&quot;0&quot;;IF([pogoda.$B218]&gt;=10;&quot;C&quot;;&quot;S&quot;))" table:style-name="ce2">
            <text:p>C</text:p>
          </table:table-cell>
          <table:table-cell office:value-type="float" office:value="2" table:formula="of:=IF([.L217]=0;1;IF([.L217]=5;IF([.C217]&gt;=20;0;5);IF([.M217]=3;[.L217]+1;[.L217])))" table:style-name="ce2">
            <text:p>2</text:p>
          </table:table-cell>
          <table:table-cell office:value-type="float" office:value="3" table:formula="of:=IF([.L217]&lt;&gt;[.L218];1;[.M217]+1)" table:style-name="ce2">
            <text:p>3</text:p>
          </table:table-cell>
          <table:table-cell office:value-type="boolean" office:boolean-value="true" table:formula="of:=IF([pogoda.$D218]=[pogoda.$K218];TRUE;FALSE)" table:style-name="ce2">
            <text:p>PRAWDA</text:p>
          </table:table-cell>
          <table:table-cell office:value-type="boolean" office:boolean-value="true" table:formula="of:=IF([pogoda.$E218]=[pogoda.$L21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8.2" table:style-name="ce1">
            <text:p>18,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19]&gt;=20; TRUE; FALSE)" table:style-name="ce1">
            <text:p>FAŁSZ</text:p>
          </table:table-cell>
          <table:table-cell office:value-type="boolean" office:boolean-value="false" table:formula="of:=IF([pogoda.$C219]&lt;=5;TRUE;FALSE)" table:style-name="ce1">
            <text:p>FAŁSZ</text:p>
          </table:table-cell>
          <table:table-cell office:value-type="boolean" office:boolean-value="false" table:formula="of:=AND([pogoda.$F219:.$G219])" table:style-name="ce2">
            <text:p>FAŁSZ</text:p>
          </table:table-cell>
          <table:table-cell office:value-type="boolean" office:boolean-value="false" table:formula="of:=IF([pogoda.$B219]&gt;[.B218];TRUE;FALSE)" table:style-name="ce2">
            <text:p>FAŁSZ</text:p>
          </table:table-cell>
          <table:table-cell office:value-type="string" office:string-value="C3" table:formula="of:=COM.MICROSOFT.TEXTJOIN(&quot;&quot;;;[pogoda.$D219];[pogoda.$E219])" table:style-name="ce2">
            <text:p>C3</text:p>
          </table:table-cell>
          <table:table-cell office:value-type="string" office:string-value="C" table:formula="of:=IF([pogoda.$L219]=0;&quot;0&quot;;IF([pogoda.$B219]&gt;=10;&quot;C&quot;;&quot;S&quot;))" table:style-name="ce2">
            <text:p>C</text:p>
          </table:table-cell>
          <table:table-cell office:value-type="float" office:value="3" table:formula="of:=IF([.L218]=0;1;IF([.L218]=5;IF([.C218]&gt;=20;0;5);IF([.M218]=3;[.L218]+1;[.L218])))" table:style-name="ce2">
            <text:p>3</text:p>
          </table:table-cell>
          <table:table-cell office:value-type="float" office:value="1" table:formula="of:=IF([.L218]&lt;&gt;[.L219];1;[.M218]+1)" table:style-name="ce2">
            <text:p>1</text:p>
          </table:table-cell>
          <table:table-cell office:value-type="boolean" office:boolean-value="true" table:formula="of:=IF([pogoda.$D219]=[pogoda.$K219];TRUE;FALSE)" table:style-name="ce2">
            <text:p>PRAWDA</text:p>
          </table:table-cell>
          <table:table-cell office:value-type="boolean" office:boolean-value="true" table:formula="of:=IF([pogoda.$E219]=[pogoda.$L21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20]&gt;=20; TRUE; FALSE)" table:style-name="ce1">
            <text:p>FAŁSZ</text:p>
          </table:table-cell>
          <table:table-cell office:value-type="boolean" office:boolean-value="false" table:formula="of:=IF([pogoda.$C220]&lt;=5;TRUE;FALSE)" table:style-name="ce1">
            <text:p>FAŁSZ</text:p>
          </table:table-cell>
          <table:table-cell office:value-type="boolean" office:boolean-value="false" table:formula="of:=AND([pogoda.$F220:.$G220])" table:style-name="ce2">
            <text:p>FAŁSZ</text:p>
          </table:table-cell>
          <table:table-cell office:value-type="boolean" office:boolean-value="true" table:formula="of:=IF([pogoda.$B220]&gt;[.B219];TRUE;FALSE)" table:style-name="ce2">
            <text:p>PRAWDA</text:p>
          </table:table-cell>
          <table:table-cell office:value-type="string" office:string-value="C3" table:formula="of:=COM.MICROSOFT.TEXTJOIN(&quot;&quot;;;[pogoda.$D220];[pogoda.$E220])" table:style-name="ce2">
            <text:p>C3</text:p>
          </table:table-cell>
          <table:table-cell office:value-type="string" office:string-value="C" table:formula="of:=IF([pogoda.$L220]=0;&quot;0&quot;;IF([pogoda.$B220]&gt;=10;&quot;C&quot;;&quot;S&quot;))" table:style-name="ce2">
            <text:p>C</text:p>
          </table:table-cell>
          <table:table-cell office:value-type="float" office:value="3" table:formula="of:=IF([.L219]=0;1;IF([.L219]=5;IF([.C219]&gt;=20;0;5);IF([.M219]=3;[.L219]+1;[.L219])))" table:style-name="ce2">
            <text:p>3</text:p>
          </table:table-cell>
          <table:table-cell office:value-type="float" office:value="2" table:formula="of:=IF([.L219]&lt;&gt;[.L220];1;[.M219]+1)" table:style-name="ce2">
            <text:p>2</text:p>
          </table:table-cell>
          <table:table-cell office:value-type="boolean" office:boolean-value="true" table:formula="of:=IF([pogoda.$D220]=[pogoda.$K220];TRUE;FALSE)" table:style-name="ce2">
            <text:p>PRAWDA</text:p>
          </table:table-cell>
          <table:table-cell office:value-type="boolean" office:boolean-value="true" table:formula="of:=IF([pogoda.$E220]=[pogoda.$L22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0.9" table:style-name="ce1">
            <text:p>20,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221]&gt;=20; TRUE; FALSE)" table:style-name="ce1">
            <text:p>PRAWDA</text:p>
          </table:table-cell>
          <table:table-cell office:value-type="boolean" office:boolean-value="true" table:formula="of:=IF([pogoda.$C221]&lt;=5;TRUE;FALSE)" table:style-name="ce1">
            <text:p>PRAWDA</text:p>
          </table:table-cell>
          <table:table-cell office:value-type="boolean" office:boolean-value="true" table:formula="of:=AND([pogoda.$F221:.$G221])" table:style-name="ce2">
            <text:p>PRAWDA</text:p>
          </table:table-cell>
          <table:table-cell office:value-type="boolean" office:boolean-value="true" table:formula="of:=IF([pogoda.$B221]&gt;[.B220];TRUE;FALSE)" table:style-name="ce2">
            <text:p>PRAWDA</text:p>
          </table:table-cell>
          <table:table-cell office:value-type="string" office:string-value="C3" table:formula="of:=COM.MICROSOFT.TEXTJOIN(&quot;&quot;;;[pogoda.$D221];[pogoda.$E221])" table:style-name="ce2">
            <text:p>C3</text:p>
          </table:table-cell>
          <table:table-cell office:value-type="string" office:string-value="C" table:formula="of:=IF([pogoda.$L221]=0;&quot;0&quot;;IF([pogoda.$B221]&gt;=10;&quot;C&quot;;&quot;S&quot;))" table:style-name="ce2">
            <text:p>C</text:p>
          </table:table-cell>
          <table:table-cell office:value-type="float" office:value="3" table:formula="of:=IF([.L220]=0;1;IF([.L220]=5;IF([.C220]&gt;=20;0;5);IF([.M220]=3;[.L220]+1;[.L220])))" table:style-name="ce2">
            <text:p>3</text:p>
          </table:table-cell>
          <table:table-cell office:value-type="float" office:value="3" table:formula="of:=IF([.L220]&lt;&gt;[.L221];1;[.M220]+1)" table:style-name="ce2">
            <text:p>3</text:p>
          </table:table-cell>
          <table:table-cell office:value-type="boolean" office:boolean-value="true" table:formula="of:=IF([pogoda.$D221]=[pogoda.$K221];TRUE;FALSE)" table:style-name="ce2">
            <text:p>PRAWDA</text:p>
          </table:table-cell>
          <table:table-cell office:value-type="boolean" office:boolean-value="true" table:formula="of:=IF([pogoda.$E221]=[pogoda.$L22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.5" table:style-name="ce1">
            <text:p>22,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222]&gt;=20; TRUE; FALSE)" table:style-name="ce1">
            <text:p>PRAWDA</text:p>
          </table:table-cell>
          <table:table-cell office:value-type="boolean" office:boolean-value="true" table:formula="of:=IF([pogoda.$C222]&lt;=5;TRUE;FALSE)" table:style-name="ce1">
            <text:p>PRAWDA</text:p>
          </table:table-cell>
          <table:table-cell office:value-type="boolean" office:boolean-value="true" table:formula="of:=AND([pogoda.$F222:.$G222])" table:style-name="ce2">
            <text:p>PRAWDA</text:p>
          </table:table-cell>
          <table:table-cell office:value-type="boolean" office:boolean-value="true" table:formula="of:=IF([pogoda.$B222]&gt;[.B221];TRUE;FALSE)" table:style-name="ce2">
            <text:p>PRAWDA</text:p>
          </table:table-cell>
          <table:table-cell office:value-type="string" office:string-value="C4" table:formula="of:=COM.MICROSOFT.TEXTJOIN(&quot;&quot;;;[pogoda.$D222];[pogoda.$E222])" table:style-name="ce2">
            <text:p>C4</text:p>
          </table:table-cell>
          <table:table-cell office:value-type="string" office:string-value="C" table:formula="of:=IF([pogoda.$L222]=0;&quot;0&quot;;IF([pogoda.$B222]&gt;=10;&quot;C&quot;;&quot;S&quot;))" table:style-name="ce2">
            <text:p>C</text:p>
          </table:table-cell>
          <table:table-cell office:value-type="float" office:value="4" table:formula="of:=IF([.L221]=0;1;IF([.L221]=5;IF([.C221]&gt;=20;0;5);IF([.M221]=3;[.L221]+1;[.L221])))" table:style-name="ce2">
            <text:p>4</text:p>
          </table:table-cell>
          <table:table-cell office:value-type="float" office:value="1" table:formula="of:=IF([.L221]&lt;&gt;[.L222];1;[.M221]+1)" table:style-name="ce2">
            <text:p>1</text:p>
          </table:table-cell>
          <table:table-cell office:value-type="boolean" office:boolean-value="true" table:formula="of:=IF([pogoda.$D222]=[pogoda.$K222];TRUE;FALSE)" table:style-name="ce2">
            <text:p>PRAWDA</text:p>
          </table:table-cell>
          <table:table-cell office:value-type="boolean" office:boolean-value="true" table:formula="of:=IF([pogoda.$E222]=[pogoda.$L22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3.2" table:style-name="ce1">
            <text:p>23,2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223]&gt;=20; TRUE; FALSE)" table:style-name="ce1">
            <text:p>PRAWDA</text:p>
          </table:table-cell>
          <table:table-cell office:value-type="boolean" office:boolean-value="false" table:formula="of:=IF([pogoda.$C223]&lt;=5;TRUE;FALSE)" table:style-name="ce1">
            <text:p>FAŁSZ</text:p>
          </table:table-cell>
          <table:table-cell office:value-type="boolean" office:boolean-value="false" table:formula="of:=AND([pogoda.$F223:.$G223])" table:style-name="ce2">
            <text:p>FAŁSZ</text:p>
          </table:table-cell>
          <table:table-cell office:value-type="boolean" office:boolean-value="true" table:formula="of:=IF([pogoda.$B223]&gt;[.B222];TRUE;FALSE)" table:style-name="ce2">
            <text:p>PRAWDA</text:p>
          </table:table-cell>
          <table:table-cell office:value-type="string" office:string-value="C4" table:formula="of:=COM.MICROSOFT.TEXTJOIN(&quot;&quot;;;[pogoda.$D223];[pogoda.$E223])" table:style-name="ce2">
            <text:p>C4</text:p>
          </table:table-cell>
          <table:table-cell office:value-type="string" office:string-value="C" table:formula="of:=IF([pogoda.$L223]=0;&quot;0&quot;;IF([pogoda.$B223]&gt;=10;&quot;C&quot;;&quot;S&quot;))" table:style-name="ce2">
            <text:p>C</text:p>
          </table:table-cell>
          <table:table-cell office:value-type="float" office:value="4" table:formula="of:=IF([.L222]=0;1;IF([.L222]=5;IF([.C222]&gt;=20;0;5);IF([.M222]=3;[.L222]+1;[.L222])))" table:style-name="ce2">
            <text:p>4</text:p>
          </table:table-cell>
          <table:table-cell office:value-type="float" office:value="2" table:formula="of:=IF([.L222]&lt;&gt;[.L223];1;[.M222]+1)" table:style-name="ce2">
            <text:p>2</text:p>
          </table:table-cell>
          <table:table-cell office:value-type="boolean" office:boolean-value="true" table:formula="of:=IF([pogoda.$D223]=[pogoda.$K223];TRUE;FALSE)" table:style-name="ce2">
            <text:p>PRAWDA</text:p>
          </table:table-cell>
          <table:table-cell office:value-type="boolean" office:boolean-value="true" table:formula="of:=IF([pogoda.$E223]=[pogoda.$L22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2.4" table:style-name="ce1">
            <text:p>22,4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224]&gt;=20; TRUE; FALSE)" table:style-name="ce1">
            <text:p>PRAWDA</text:p>
          </table:table-cell>
          <table:table-cell office:value-type="boolean" office:boolean-value="false" table:formula="of:=IF([pogoda.$C224]&lt;=5;TRUE;FALSE)" table:style-name="ce1">
            <text:p>FAŁSZ</text:p>
          </table:table-cell>
          <table:table-cell office:value-type="boolean" office:boolean-value="false" table:formula="of:=AND([pogoda.$F224:.$G224])" table:style-name="ce2">
            <text:p>FAŁSZ</text:p>
          </table:table-cell>
          <table:table-cell office:value-type="boolean" office:boolean-value="false" table:formula="of:=IF([pogoda.$B224]&gt;[.B223];TRUE;FALSE)" table:style-name="ce2">
            <text:p>FAŁSZ</text:p>
          </table:table-cell>
          <table:table-cell office:value-type="string" office:string-value="C4" table:formula="of:=COM.MICROSOFT.TEXTJOIN(&quot;&quot;;;[pogoda.$D224];[pogoda.$E224])" table:style-name="ce2">
            <text:p>C4</text:p>
          </table:table-cell>
          <table:table-cell office:value-type="string" office:string-value="C" table:formula="of:=IF([pogoda.$L224]=0;&quot;0&quot;;IF([pogoda.$B224]&gt;=10;&quot;C&quot;;&quot;S&quot;))" table:style-name="ce2">
            <text:p>C</text:p>
          </table:table-cell>
          <table:table-cell office:value-type="float" office:value="4" table:formula="of:=IF([.L223]=0;1;IF([.L223]=5;IF([.C223]&gt;=20;0;5);IF([.M223]=3;[.L223]+1;[.L223])))" table:style-name="ce2">
            <text:p>4</text:p>
          </table:table-cell>
          <table:table-cell office:value-type="float" office:value="3" table:formula="of:=IF([.L223]&lt;&gt;[.L224];1;[.M223]+1)" table:style-name="ce2">
            <text:p>3</text:p>
          </table:table-cell>
          <table:table-cell office:value-type="boolean" office:boolean-value="true" table:formula="of:=IF([pogoda.$D224]=[pogoda.$K224];TRUE;FALSE)" table:style-name="ce2">
            <text:p>PRAWDA</text:p>
          </table:table-cell>
          <table:table-cell office:value-type="boolean" office:boolean-value="true" table:formula="of:=IF([pogoda.$E224]=[pogoda.$L22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225]&gt;=20; TRUE; FALSE)" table:style-name="ce1">
            <text:p>PRAWDA</text:p>
          </table:table-cell>
          <table:table-cell office:value-type="boolean" office:boolean-value="false" table:formula="of:=IF([pogoda.$C225]&lt;=5;TRUE;FALSE)" table:style-name="ce1">
            <text:p>FAŁSZ</text:p>
          </table:table-cell>
          <table:table-cell office:value-type="boolean" office:boolean-value="false" table:formula="of:=AND([pogoda.$F225:.$G225])" table:style-name="ce2">
            <text:p>FAŁSZ</text:p>
          </table:table-cell>
          <table:table-cell office:value-type="boolean" office:boolean-value="false" table:formula="of:=IF([pogoda.$B225]&gt;[.B224];TRUE;FALSE)" table:style-name="ce2">
            <text:p>FAŁSZ</text:p>
          </table:table-cell>
          <table:table-cell office:value-type="string" office:string-value="C5" table:formula="of:=COM.MICROSOFT.TEXTJOIN(&quot;&quot;;;[pogoda.$D225];[pogoda.$E225])" table:style-name="ce2">
            <text:p>C5</text:p>
          </table:table-cell>
          <table:table-cell office:value-type="string" office:string-value="C" table:formula="of:=IF([pogoda.$L225]=0;&quot;0&quot;;IF([pogoda.$B225]&gt;=10;&quot;C&quot;;&quot;S&quot;))" table:style-name="ce2">
            <text:p>C</text:p>
          </table:table-cell>
          <table:table-cell office:value-type="float" office:value="5" table:formula="of:=IF([.L224]=0;1;IF([.L224]=5;IF([.C224]&gt;=20;0;5);IF([.M224]=3;[.L224]+1;[.L224])))" table:style-name="ce2">
            <text:p>5</text:p>
          </table:table-cell>
          <table:table-cell office:value-type="float" office:value="1" table:formula="of:=IF([.L224]&lt;&gt;[.L225];1;[.M224]+1)" table:style-name="ce2">
            <text:p>1</text:p>
          </table:table-cell>
          <table:table-cell office:value-type="boolean" office:boolean-value="true" table:formula="of:=IF([pogoda.$D225]=[pogoda.$K225];TRUE;FALSE)" table:style-name="ce2">
            <text:p>PRAWDA</text:p>
          </table:table-cell>
          <table:table-cell office:value-type="boolean" office:boolean-value="true" table:formula="of:=IF([pogoda.$E225]=[pogoda.$L22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26]&gt;=20; TRUE; FALSE)" table:style-name="ce1">
            <text:p>FAŁSZ</text:p>
          </table:table-cell>
          <table:table-cell office:value-type="boolean" office:boolean-value="false" table:formula="of:=IF([pogoda.$C226]&lt;=5;TRUE;FALSE)" table:style-name="ce1">
            <text:p>FAŁSZ</text:p>
          </table:table-cell>
          <table:table-cell office:value-type="boolean" office:boolean-value="false" table:formula="of:=AND([pogoda.$F226:.$G226])" table:style-name="ce2">
            <text:p>FAŁSZ</text:p>
          </table:table-cell>
          <table:table-cell office:value-type="boolean" office:boolean-value="false" table:formula="of:=IF([pogoda.$B226]&gt;[.B225];TRUE;FALSE)" table:style-name="ce2">
            <text:p>FAŁSZ</text:p>
          </table:table-cell>
          <table:table-cell office:value-type="string" office:string-value="C5" table:formula="of:=COM.MICROSOFT.TEXTJOIN(&quot;&quot;;;[pogoda.$D226];[pogoda.$E226])" table:style-name="ce2">
            <text:p>C5</text:p>
          </table:table-cell>
          <table:table-cell office:value-type="string" office:string-value="C" table:formula="of:=IF([pogoda.$L226]=0;&quot;0&quot;;IF([pogoda.$B226]&gt;=10;&quot;C&quot;;&quot;S&quot;))" table:style-name="ce2">
            <text:p>C</text:p>
          </table:table-cell>
          <table:table-cell office:value-type="float" office:value="5" table:formula="of:=IF([.L225]=0;1;IF([.L225]=5;IF([.C225]&gt;=20;0;5);IF([.M225]=3;[.L225]+1;[.L225])))" table:style-name="ce2">
            <text:p>5</text:p>
          </table:table-cell>
          <table:table-cell office:value-type="float" office:value="2" table:formula="of:=IF([.L225]&lt;&gt;[.L226];1;[.M225]+1)" table:style-name="ce2">
            <text:p>2</text:p>
          </table:table-cell>
          <table:table-cell office:value-type="boolean" office:boolean-value="true" table:formula="of:=IF([pogoda.$D226]=[pogoda.$K226];TRUE;FALSE)" table:style-name="ce2">
            <text:p>PRAWDA</text:p>
          </table:table-cell>
          <table:table-cell office:value-type="boolean" office:boolean-value="true" table:formula="of:=IF([pogoda.$E226]=[pogoda.$L22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2.3" table:style-name="ce1">
            <text:p>12,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227]&gt;=20; TRUE; FALSE)" table:style-name="ce1">
            <text:p>FAŁSZ</text:p>
          </table:table-cell>
          <table:table-cell office:value-type="boolean" office:boolean-value="true" table:formula="of:=IF([pogoda.$C227]&lt;=5;TRUE;FALSE)" table:style-name="ce1">
            <text:p>PRAWDA</text:p>
          </table:table-cell>
          <table:table-cell office:value-type="boolean" office:boolean-value="false" table:formula="of:=AND([pogoda.$F227:.$G227])" table:style-name="ce2">
            <text:p>FAŁSZ</text:p>
          </table:table-cell>
          <table:table-cell office:value-type="boolean" office:boolean-value="false" table:formula="of:=IF([pogoda.$B227]&gt;[.B226];TRUE;FALSE)" table:style-name="ce2">
            <text:p>FAŁSZ</text:p>
          </table:table-cell>
          <table:table-cell office:value-type="string" office:string-value="00" table:formula="of:=COM.MICROSOFT.TEXTJOIN(&quot;&quot;;;[pogoda.$D227];[pogoda.$E227])" table:style-name="ce2">
            <text:p>00</text:p>
          </table:table-cell>
          <table:table-cell office:value-type="string" office:string-value="0" table:formula="of:=IF([pogoda.$L227]=0;&quot;0&quot;;IF([pogoda.$B227]&gt;=10;&quot;C&quot;;&quot;S&quot;))" table:style-name="ce2">
            <text:p>0</text:p>
          </table:table-cell>
          <table:table-cell office:value-type="float" office:value="0" table:formula="of:=IF([.L226]=0;1;IF([.L226]=5;IF([.C226]&gt;=20;0;5);IF([.M226]=3;[.L226]+1;[.L226])))" table:style-name="ce2">
            <text:p>0</text:p>
          </table:table-cell>
          <table:table-cell office:value-type="float" office:value="1" table:formula="of:=IF([.L226]&lt;&gt;[.L227];1;[.M226]+1)" table:style-name="ce2">
            <text:p>1</text:p>
          </table:table-cell>
          <table:table-cell office:value-type="boolean" office:boolean-value="true" table:formula="of:=IF([pogoda.$D227]=[pogoda.$K227];TRUE;FALSE)" table:style-name="ce2">
            <text:p>PRAWDA</text:p>
          </table:table-cell>
          <table:table-cell office:value-type="boolean" office:boolean-value="true" table:formula="of:=IF([pogoda.$E227]=[pogoda.$L22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28]&gt;=20; TRUE; FALSE)" table:style-name="ce1">
            <text:p>FAŁSZ</text:p>
          </table:table-cell>
          <table:table-cell office:value-type="boolean" office:boolean-value="true" table:formula="of:=IF([pogoda.$C228]&lt;=5;TRUE;FALSE)" table:style-name="ce1">
            <text:p>PRAWDA</text:p>
          </table:table-cell>
          <table:table-cell office:value-type="boolean" office:boolean-value="false" table:formula="of:=AND([pogoda.$F228:.$G228])" table:style-name="ce2">
            <text:p>FAŁSZ</text:p>
          </table:table-cell>
          <table:table-cell office:value-type="boolean" office:boolean-value="false" table:formula="of:=IF([pogoda.$B228]&gt;[.B227];TRUE;FALSE)" table:style-name="ce2">
            <text:p>FAŁSZ</text:p>
          </table:table-cell>
          <table:table-cell office:value-type="string" office:string-value="S1" table:formula="of:=COM.MICROSOFT.TEXTJOIN(&quot;&quot;;;[pogoda.$D228];[pogoda.$E228])" table:style-name="ce2">
            <text:p>S1</text:p>
          </table:table-cell>
          <table:table-cell office:value-type="string" office:string-value="S" table:formula="of:=IF([pogoda.$L228]=0;&quot;0&quot;;IF([pogoda.$B228]&gt;=10;&quot;C&quot;;&quot;S&quot;))" table:style-name="ce2">
            <text:p>S</text:p>
          </table:table-cell>
          <table:table-cell office:value-type="float" office:value="1" table:formula="of:=IF([.L227]=0;1;IF([.L227]=5;IF([.C227]&gt;=20;0;5);IF([.M227]=3;[.L227]+1;[.L227])))" table:style-name="ce2">
            <text:p>1</text:p>
          </table:table-cell>
          <table:table-cell office:value-type="float" office:value="1" table:formula="of:=IF([.L227]&lt;&gt;[.L228];1;[.M227]+1)" table:style-name="ce2">
            <text:p>1</text:p>
          </table:table-cell>
          <table:table-cell office:value-type="boolean" office:boolean-value="true" table:formula="of:=IF([pogoda.$D228]=[pogoda.$K228];TRUE;FALSE)" table:style-name="ce2">
            <text:p>PRAWDA</text:p>
          </table:table-cell>
          <table:table-cell office:value-type="boolean" office:boolean-value="true" table:formula="of:=IF([pogoda.$E228]=[pogoda.$L22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6.4" table:style-name="ce1">
            <text:p>6,4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29]&gt;=20; TRUE; FALSE)" table:style-name="ce1">
            <text:p>FAŁSZ</text:p>
          </table:table-cell>
          <table:table-cell office:value-type="boolean" office:boolean-value="true" table:formula="of:=IF([pogoda.$C229]&lt;=5;TRUE;FALSE)" table:style-name="ce1">
            <text:p>PRAWDA</text:p>
          </table:table-cell>
          <table:table-cell office:value-type="boolean" office:boolean-value="false" table:formula="of:=AND([pogoda.$F229:.$G229])" table:style-name="ce2">
            <text:p>FAŁSZ</text:p>
          </table:table-cell>
          <table:table-cell office:value-type="boolean" office:boolean-value="false" table:formula="of:=IF([pogoda.$B229]&gt;[.B228];TRUE;FALSE)" table:style-name="ce2">
            <text:p>FAŁSZ</text:p>
          </table:table-cell>
          <table:table-cell office:value-type="string" office:string-value="S1" table:formula="of:=COM.MICROSOFT.TEXTJOIN(&quot;&quot;;;[pogoda.$D229];[pogoda.$E229])" table:style-name="ce2">
            <text:p>S1</text:p>
          </table:table-cell>
          <table:table-cell office:value-type="string" office:string-value="S" table:formula="of:=IF([pogoda.$L229]=0;&quot;0&quot;;IF([pogoda.$B229]&gt;=10;&quot;C&quot;;&quot;S&quot;))" table:style-name="ce2">
            <text:p>S</text:p>
          </table:table-cell>
          <table:table-cell office:value-type="float" office:value="1" table:formula="of:=IF([.L228]=0;1;IF([.L228]=5;IF([.C228]&gt;=20;0;5);IF([.M228]=3;[.L228]+1;[.L228])))" table:style-name="ce2">
            <text:p>1</text:p>
          </table:table-cell>
          <table:table-cell office:value-type="float" office:value="2" table:formula="of:=IF([.L228]&lt;&gt;[.L229];1;[.M228]+1)" table:style-name="ce2">
            <text:p>2</text:p>
          </table:table-cell>
          <table:table-cell office:value-type="boolean" office:boolean-value="true" table:formula="of:=IF([pogoda.$D229]=[pogoda.$K229];TRUE;FALSE)" table:style-name="ce2">
            <text:p>PRAWDA</text:p>
          </table:table-cell>
          <table:table-cell office:value-type="boolean" office:boolean-value="true" table:formula="of:=IF([pogoda.$E229]=[pogoda.$L22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.6" table:style-name="ce1">
            <text:p>5,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30]&gt;=20; TRUE; FALSE)" table:style-name="ce1">
            <text:p>FAŁSZ</text:p>
          </table:table-cell>
          <table:table-cell office:value-type="boolean" office:boolean-value="false" table:formula="of:=IF([pogoda.$C230]&lt;=5;TRUE;FALSE)" table:style-name="ce1">
            <text:p>FAŁSZ</text:p>
          </table:table-cell>
          <table:table-cell office:value-type="boolean" office:boolean-value="false" table:formula="of:=AND([pogoda.$F230:.$G230])" table:style-name="ce2">
            <text:p>FAŁSZ</text:p>
          </table:table-cell>
          <table:table-cell office:value-type="boolean" office:boolean-value="false" table:formula="of:=IF([pogoda.$B230]&gt;[.B229];TRUE;FALSE)" table:style-name="ce2">
            <text:p>FAŁSZ</text:p>
          </table:table-cell>
          <table:table-cell office:value-type="string" office:string-value="S1" table:formula="of:=COM.MICROSOFT.TEXTJOIN(&quot;&quot;;;[pogoda.$D230];[pogoda.$E230])" table:style-name="ce2">
            <text:p>S1</text:p>
          </table:table-cell>
          <table:table-cell office:value-type="string" office:string-value="S" table:formula="of:=IF([pogoda.$L230]=0;&quot;0&quot;;IF([pogoda.$B230]&gt;=10;&quot;C&quot;;&quot;S&quot;))" table:style-name="ce2">
            <text:p>S</text:p>
          </table:table-cell>
          <table:table-cell office:value-type="float" office:value="1" table:formula="of:=IF([.L229]=0;1;IF([.L229]=5;IF([.C229]&gt;=20;0;5);IF([.M229]=3;[.L229]+1;[.L229])))" table:style-name="ce2">
            <text:p>1</text:p>
          </table:table-cell>
          <table:table-cell office:value-type="float" office:value="3" table:formula="of:=IF([.L229]&lt;&gt;[.L230];1;[.M229]+1)" table:style-name="ce2">
            <text:p>3</text:p>
          </table:table-cell>
          <table:table-cell office:value-type="boolean" office:boolean-value="true" table:formula="of:=IF([pogoda.$D230]=[pogoda.$K230];TRUE;FALSE)" table:style-name="ce2">
            <text:p>PRAWDA</text:p>
          </table:table-cell>
          <table:table-cell office:value-type="boolean" office:boolean-value="true" table:formula="of:=IF([pogoda.$E230]=[pogoda.$L23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6.4" table:style-name="ce1">
            <text:p>6,4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31]&gt;=20; TRUE; FALSE)" table:style-name="ce1">
            <text:p>FAŁSZ</text:p>
          </table:table-cell>
          <table:table-cell office:value-type="boolean" office:boolean-value="false" table:formula="of:=IF([pogoda.$C231]&lt;=5;TRUE;FALSE)" table:style-name="ce1">
            <text:p>FAŁSZ</text:p>
          </table:table-cell>
          <table:table-cell office:value-type="boolean" office:boolean-value="false" table:formula="of:=AND([pogoda.$F231:.$G231])" table:style-name="ce2">
            <text:p>FAŁSZ</text:p>
          </table:table-cell>
          <table:table-cell office:value-type="boolean" office:boolean-value="true" table:formula="of:=IF([pogoda.$B231]&gt;[.B230];TRUE;FALSE)" table:style-name="ce2">
            <text:p>PRAWDA</text:p>
          </table:table-cell>
          <table:table-cell office:value-type="string" office:string-value="S2" table:formula="of:=COM.MICROSOFT.TEXTJOIN(&quot;&quot;;;[pogoda.$D231];[pogoda.$E231])" table:style-name="ce2">
            <text:p>S2</text:p>
          </table:table-cell>
          <table:table-cell office:value-type="string" office:string-value="S" table:formula="of:=IF([pogoda.$L231]=0;&quot;0&quot;;IF([pogoda.$B231]&gt;=10;&quot;C&quot;;&quot;S&quot;))" table:style-name="ce2">
            <text:p>S</text:p>
          </table:table-cell>
          <table:table-cell office:value-type="float" office:value="2" table:formula="of:=IF([.L230]=0;1;IF([.L230]=5;IF([.C230]&gt;=20;0;5);IF([.M230]=3;[.L230]+1;[.L230])))" table:style-name="ce2">
            <text:p>2</text:p>
          </table:table-cell>
          <table:table-cell office:value-type="float" office:value="1" table:formula="of:=IF([.L230]&lt;&gt;[.L231];1;[.M230]+1)" table:style-name="ce2">
            <text:p>1</text:p>
          </table:table-cell>
          <table:table-cell office:value-type="boolean" office:boolean-value="true" table:formula="of:=IF([pogoda.$D231]=[pogoda.$K231];TRUE;FALSE)" table:style-name="ce2">
            <text:p>PRAWDA</text:p>
          </table:table-cell>
          <table:table-cell office:value-type="boolean" office:boolean-value="true" table:formula="of:=IF([pogoda.$E231]=[pogoda.$L23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32]&gt;=20; TRUE; FALSE)" table:style-name="ce1">
            <text:p>FAŁSZ</text:p>
          </table:table-cell>
          <table:table-cell office:value-type="boolean" office:boolean-value="true" table:formula="of:=IF([pogoda.$C232]&lt;=5;TRUE;FALSE)" table:style-name="ce1">
            <text:p>PRAWDA</text:p>
          </table:table-cell>
          <table:table-cell office:value-type="boolean" office:boolean-value="false" table:formula="of:=AND([pogoda.$F232:.$G232])" table:style-name="ce2">
            <text:p>FAŁSZ</text:p>
          </table:table-cell>
          <table:table-cell office:value-type="boolean" office:boolean-value="true" table:formula="of:=IF([pogoda.$B232]&gt;[.B231];TRUE;FALSE)" table:style-name="ce2">
            <text:p>PRAWDA</text:p>
          </table:table-cell>
          <table:table-cell office:value-type="string" office:string-value="S2" table:formula="of:=COM.MICROSOFT.TEXTJOIN(&quot;&quot;;;[pogoda.$D232];[pogoda.$E232])" table:style-name="ce2">
            <text:p>S2</text:p>
          </table:table-cell>
          <table:table-cell office:value-type="string" office:string-value="S" table:formula="of:=IF([pogoda.$L232]=0;&quot;0&quot;;IF([pogoda.$B232]&gt;=10;&quot;C&quot;;&quot;S&quot;))" table:style-name="ce2">
            <text:p>S</text:p>
          </table:table-cell>
          <table:table-cell office:value-type="float" office:value="2" table:formula="of:=IF([.L231]=0;1;IF([.L231]=5;IF([.C231]&gt;=20;0;5);IF([.M231]=3;[.L231]+1;[.L231])))" table:style-name="ce2">
            <text:p>2</text:p>
          </table:table-cell>
          <table:table-cell office:value-type="float" office:value="2" table:formula="of:=IF([.L231]&lt;&gt;[.L232];1;[.M231]+1)" table:style-name="ce2">
            <text:p>2</text:p>
          </table:table-cell>
          <table:table-cell office:value-type="boolean" office:boolean-value="true" table:formula="of:=IF([pogoda.$D232]=[pogoda.$K232];TRUE;FALSE)" table:style-name="ce2">
            <text:p>PRAWDA</text:p>
          </table:table-cell>
          <table:table-cell office:value-type="boolean" office:boolean-value="true" table:formula="of:=IF([pogoda.$E232]=[pogoda.$L23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33]&gt;=20; TRUE; FALSE)" table:style-name="ce1">
            <text:p>FAŁSZ</text:p>
          </table:table-cell>
          <table:table-cell office:value-type="boolean" office:boolean-value="false" table:formula="of:=IF([pogoda.$C233]&lt;=5;TRUE;FALSE)" table:style-name="ce1">
            <text:p>FAŁSZ</text:p>
          </table:table-cell>
          <table:table-cell office:value-type="boolean" office:boolean-value="false" table:formula="of:=AND([pogoda.$F233:.$G233])" table:style-name="ce2">
            <text:p>FAŁSZ</text:p>
          </table:table-cell>
          <table:table-cell office:value-type="boolean" office:boolean-value="true" table:formula="of:=IF([pogoda.$B233]&gt;[.B232];TRUE;FALSE)" table:style-name="ce2">
            <text:p>PRAWDA</text:p>
          </table:table-cell>
          <table:table-cell office:value-type="string" office:string-value="S2" table:formula="of:=COM.MICROSOFT.TEXTJOIN(&quot;&quot;;;[pogoda.$D233];[pogoda.$E233])" table:style-name="ce2">
            <text:p>S2</text:p>
          </table:table-cell>
          <table:table-cell office:value-type="string" office:string-value="C" table:formula="of:=IF([pogoda.$L233]=0;&quot;0&quot;;IF([pogoda.$B233]&gt;=10;&quot;C&quot;;&quot;S&quot;))" table:style-name="ce2">
            <text:p>C</text:p>
          </table:table-cell>
          <table:table-cell office:value-type="float" office:value="2" table:formula="of:=IF([.L232]=0;1;IF([.L232]=5;IF([.C232]&gt;=20;0;5);IF([.M232]=3;[.L232]+1;[.L232])))" table:style-name="ce2">
            <text:p>2</text:p>
          </table:table-cell>
          <table:table-cell office:value-type="float" office:value="3" table:formula="of:=IF([.L232]&lt;&gt;[.L233];1;[.M232]+1)" table:style-name="ce2">
            <text:p>3</text:p>
          </table:table-cell>
          <table:table-cell office:value-type="boolean" office:boolean-value="false" table:formula="of:=IF([pogoda.$D233]=[pogoda.$K233];TRUE;FALSE)" table:style-name="ce2">
            <text:p>FAŁSZ</text:p>
          </table:table-cell>
          <table:table-cell office:value-type="boolean" office:boolean-value="true" table:formula="of:=IF([pogoda.$E233]=[pogoda.$L23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1.1" table:style-name="ce1">
            <text:p>11,1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34]&gt;=20; TRUE; FALSE)" table:style-name="ce1">
            <text:p>FAŁSZ</text:p>
          </table:table-cell>
          <table:table-cell office:value-type="boolean" office:boolean-value="false" table:formula="of:=IF([pogoda.$C234]&lt;=5;TRUE;FALSE)" table:style-name="ce1">
            <text:p>FAŁSZ</text:p>
          </table:table-cell>
          <table:table-cell office:value-type="boolean" office:boolean-value="false" table:formula="of:=AND([pogoda.$F234:.$G234])" table:style-name="ce2">
            <text:p>FAŁSZ</text:p>
          </table:table-cell>
          <table:table-cell office:value-type="boolean" office:boolean-value="true" table:formula="of:=IF([pogoda.$B234]&gt;[.B233];TRUE;FALSE)" table:style-name="ce2">
            <text:p>PRAWDA</text:p>
          </table:table-cell>
          <table:table-cell office:value-type="string" office:string-value="S3" table:formula="of:=COM.MICROSOFT.TEXTJOIN(&quot;&quot;;;[pogoda.$D234];[pogoda.$E234])" table:style-name="ce2">
            <text:p>S3</text:p>
          </table:table-cell>
          <table:table-cell office:value-type="string" office:string-value="C" table:formula="of:=IF([pogoda.$L234]=0;&quot;0&quot;;IF([pogoda.$B234]&gt;=10;&quot;C&quot;;&quot;S&quot;))" table:style-name="ce2">
            <text:p>C</text:p>
          </table:table-cell>
          <table:table-cell office:value-type="float" office:value="3" table:formula="of:=IF([.L233]=0;1;IF([.L233]=5;IF([.C233]&gt;=20;0;5);IF([.M233]=3;[.L233]+1;[.L233])))" table:style-name="ce2">
            <text:p>3</text:p>
          </table:table-cell>
          <table:table-cell office:value-type="float" office:value="1" table:formula="of:=IF([.L233]&lt;&gt;[.L234];1;[.M233]+1)" table:style-name="ce2">
            <text:p>1</text:p>
          </table:table-cell>
          <table:table-cell office:value-type="boolean" office:boolean-value="false" table:formula="of:=IF([pogoda.$D234]=[pogoda.$K234];TRUE;FALSE)" table:style-name="ce2">
            <text:p>FAŁSZ</text:p>
          </table:table-cell>
          <table:table-cell office:value-type="boolean" office:boolean-value="true" table:formula="of:=IF([pogoda.$E234]=[pogoda.$L23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0.9" table:style-name="ce1">
            <text:p>10,9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35]&gt;=20; TRUE; FALSE)" table:style-name="ce1">
            <text:p>FAŁSZ</text:p>
          </table:table-cell>
          <table:table-cell office:value-type="boolean" office:boolean-value="false" table:formula="of:=IF([pogoda.$C235]&lt;=5;TRUE;FALSE)" table:style-name="ce1">
            <text:p>FAŁSZ</text:p>
          </table:table-cell>
          <table:table-cell office:value-type="boolean" office:boolean-value="false" table:formula="of:=AND([pogoda.$F235:.$G235])" table:style-name="ce2">
            <text:p>FAŁSZ</text:p>
          </table:table-cell>
          <table:table-cell office:value-type="boolean" office:boolean-value="false" table:formula="of:=IF([pogoda.$B235]&gt;[.B234];TRUE;FALSE)" table:style-name="ce2">
            <text:p>FAŁSZ</text:p>
          </table:table-cell>
          <table:table-cell office:value-type="string" office:string-value="S3" table:formula="of:=COM.MICROSOFT.TEXTJOIN(&quot;&quot;;;[pogoda.$D235];[pogoda.$E235])" table:style-name="ce2">
            <text:p>S3</text:p>
          </table:table-cell>
          <table:table-cell office:value-type="string" office:string-value="C" table:formula="of:=IF([pogoda.$L235]=0;&quot;0&quot;;IF([pogoda.$B235]&gt;=10;&quot;C&quot;;&quot;S&quot;))" table:style-name="ce2">
            <text:p>C</text:p>
          </table:table-cell>
          <table:table-cell office:value-type="float" office:value="3" table:formula="of:=IF([.L234]=0;1;IF([.L234]=5;IF([.C234]&gt;=20;0;5);IF([.M234]=3;[.L234]+1;[.L234])))" table:style-name="ce2">
            <text:p>3</text:p>
          </table:table-cell>
          <table:table-cell office:value-type="float" office:value="2" table:formula="of:=IF([.L234]&lt;&gt;[.L235];1;[.M234]+1)" table:style-name="ce2">
            <text:p>2</text:p>
          </table:table-cell>
          <table:table-cell office:value-type="boolean" office:boolean-value="false" table:formula="of:=IF([pogoda.$D235]=[pogoda.$K235];TRUE;FALSE)" table:style-name="ce2">
            <text:p>FAŁSZ</text:p>
          </table:table-cell>
          <table:table-cell office:value-type="boolean" office:boolean-value="true" table:formula="of:=IF([pogoda.$E235]=[pogoda.$L23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36]&gt;=20; TRUE; FALSE)" table:style-name="ce1">
            <text:p>FAŁSZ</text:p>
          </table:table-cell>
          <table:table-cell office:value-type="boolean" office:boolean-value="true" table:formula="of:=IF([pogoda.$C236]&lt;=5;TRUE;FALSE)" table:style-name="ce1">
            <text:p>PRAWDA</text:p>
          </table:table-cell>
          <table:table-cell office:value-type="boolean" office:boolean-value="false" table:formula="of:=AND([pogoda.$F236:.$G236])" table:style-name="ce2">
            <text:p>FAŁSZ</text:p>
          </table:table-cell>
          <table:table-cell office:value-type="boolean" office:boolean-value="false" table:formula="of:=IF([pogoda.$B236]&gt;[.B235];TRUE;FALSE)" table:style-name="ce2">
            <text:p>FAŁSZ</text:p>
          </table:table-cell>
          <table:table-cell office:value-type="string" office:string-value="S3" table:formula="of:=COM.MICROSOFT.TEXTJOIN(&quot;&quot;;;[pogoda.$D236];[pogoda.$E236])" table:style-name="ce2">
            <text:p>S3</text:p>
          </table:table-cell>
          <table:table-cell office:value-type="string" office:string-value="S" table:formula="of:=IF([pogoda.$L236]=0;&quot;0&quot;;IF([pogoda.$B236]&gt;=10;&quot;C&quot;;&quot;S&quot;))" table:style-name="ce2">
            <text:p>S</text:p>
          </table:table-cell>
          <table:table-cell office:value-type="float" office:value="3" table:formula="of:=IF([.L235]=0;1;IF([.L235]=5;IF([.C235]&gt;=20;0;5);IF([.M235]=3;[.L235]+1;[.L235])))" table:style-name="ce2">
            <text:p>3</text:p>
          </table:table-cell>
          <table:table-cell office:value-type="float" office:value="3" table:formula="of:=IF([.L235]&lt;&gt;[.L236];1;[.M235]+1)" table:style-name="ce2">
            <text:p>3</text:p>
          </table:table-cell>
          <table:table-cell office:value-type="boolean" office:boolean-value="true" table:formula="of:=IF([pogoda.$D236]=[pogoda.$K236];TRUE;FALSE)" table:style-name="ce2">
            <text:p>PRAWDA</text:p>
          </table:table-cell>
          <table:table-cell office:value-type="boolean" office:boolean-value="true" table:formula="of:=IF([pogoda.$E236]=[pogoda.$L23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6.6" table:style-name="ce1">
            <text:p>6,6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37]&gt;=20; TRUE; FALSE)" table:style-name="ce1">
            <text:p>FAŁSZ</text:p>
          </table:table-cell>
          <table:table-cell office:value-type="boolean" office:boolean-value="false" table:formula="of:=IF([pogoda.$C237]&lt;=5;TRUE;FALSE)" table:style-name="ce1">
            <text:p>FAŁSZ</text:p>
          </table:table-cell>
          <table:table-cell office:value-type="boolean" office:boolean-value="false" table:formula="of:=AND([pogoda.$F237:.$G237])" table:style-name="ce2">
            <text:p>FAŁSZ</text:p>
          </table:table-cell>
          <table:table-cell office:value-type="boolean" office:boolean-value="false" table:formula="of:=IF([pogoda.$B237]&gt;[.B236];TRUE;FALSE)" table:style-name="ce2">
            <text:p>FAŁSZ</text:p>
          </table:table-cell>
          <table:table-cell office:value-type="string" office:string-value="S4" table:formula="of:=COM.MICROSOFT.TEXTJOIN(&quot;&quot;;;[pogoda.$D237];[pogoda.$E237])" table:style-name="ce2">
            <text:p>S4</text:p>
          </table:table-cell>
          <table:table-cell office:value-type="string" office:string-value="S" table:formula="of:=IF([pogoda.$L237]=0;&quot;0&quot;;IF([pogoda.$B237]&gt;=10;&quot;C&quot;;&quot;S&quot;))" table:style-name="ce2">
            <text:p>S</text:p>
          </table:table-cell>
          <table:table-cell office:value-type="float" office:value="4" table:formula="of:=IF([.L236]=0;1;IF([.L236]=5;IF([.C236]&gt;=20;0;5);IF([.M236]=3;[.L236]+1;[.L236])))" table:style-name="ce2">
            <text:p>4</text:p>
          </table:table-cell>
          <table:table-cell office:value-type="float" office:value="1" table:formula="of:=IF([.L236]&lt;&gt;[.L237];1;[.M236]+1)" table:style-name="ce2">
            <text:p>1</text:p>
          </table:table-cell>
          <table:table-cell office:value-type="boolean" office:boolean-value="true" table:formula="of:=IF([pogoda.$D237]=[pogoda.$K237];TRUE;FALSE)" table:style-name="ce2">
            <text:p>PRAWDA</text:p>
          </table:table-cell>
          <table:table-cell office:value-type="boolean" office:boolean-value="true" table:formula="of:=IF([pogoda.$E237]=[pogoda.$L23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3.6" table:style-name="ce1">
            <text:p>3,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38]&gt;=20; TRUE; FALSE)" table:style-name="ce1">
            <text:p>FAŁSZ</text:p>
          </table:table-cell>
          <table:table-cell office:value-type="boolean" office:boolean-value="false" table:formula="of:=IF([pogoda.$C238]&lt;=5;TRUE;FALSE)" table:style-name="ce1">
            <text:p>FAŁSZ</text:p>
          </table:table-cell>
          <table:table-cell office:value-type="boolean" office:boolean-value="false" table:formula="of:=AND([pogoda.$F238:.$G238])" table:style-name="ce2">
            <text:p>FAŁSZ</text:p>
          </table:table-cell>
          <table:table-cell office:value-type="boolean" office:boolean-value="false" table:formula="of:=IF([pogoda.$B238]&gt;[.B237];TRUE;FALSE)" table:style-name="ce2">
            <text:p>FAŁSZ</text:p>
          </table:table-cell>
          <table:table-cell office:value-type="string" office:string-value="S4" table:formula="of:=COM.MICROSOFT.TEXTJOIN(&quot;&quot;;;[pogoda.$D238];[pogoda.$E238])" table:style-name="ce2">
            <text:p>S4</text:p>
          </table:table-cell>
          <table:table-cell office:value-type="string" office:string-value="S" table:formula="of:=IF([pogoda.$L238]=0;&quot;0&quot;;IF([pogoda.$B238]&gt;=10;&quot;C&quot;;&quot;S&quot;))" table:style-name="ce2">
            <text:p>S</text:p>
          </table:table-cell>
          <table:table-cell office:value-type="float" office:value="4" table:formula="of:=IF([.L237]=0;1;IF([.L237]=5;IF([.C237]&gt;=20;0;5);IF([.M237]=3;[.L237]+1;[.L237])))" table:style-name="ce2">
            <text:p>4</text:p>
          </table:table-cell>
          <table:table-cell office:value-type="float" office:value="2" table:formula="of:=IF([.L237]&lt;&gt;[.L238];1;[.M237]+1)" table:style-name="ce2">
            <text:p>2</text:p>
          </table:table-cell>
          <table:table-cell office:value-type="boolean" office:boolean-value="true" table:formula="of:=IF([pogoda.$D238]=[pogoda.$K238];TRUE;FALSE)" table:style-name="ce2">
            <text:p>PRAWDA</text:p>
          </table:table-cell>
          <table:table-cell office:value-type="boolean" office:boolean-value="true" table:formula="of:=IF([pogoda.$E238]=[pogoda.$L23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.2" table:style-name="ce1">
            <text:p>1,2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39]&gt;=20; TRUE; FALSE)" table:style-name="ce1">
            <text:p>FAŁSZ</text:p>
          </table:table-cell>
          <table:table-cell office:value-type="boolean" office:boolean-value="false" table:formula="of:=IF([pogoda.$C239]&lt;=5;TRUE;FALSE)" table:style-name="ce1">
            <text:p>FAŁSZ</text:p>
          </table:table-cell>
          <table:table-cell office:value-type="boolean" office:boolean-value="false" table:formula="of:=AND([pogoda.$F239:.$G239])" table:style-name="ce2">
            <text:p>FAŁSZ</text:p>
          </table:table-cell>
          <table:table-cell office:value-type="boolean" office:boolean-value="false" table:formula="of:=IF([pogoda.$B239]&gt;[.B238];TRUE;FALSE)" table:style-name="ce2">
            <text:p>FAŁSZ</text:p>
          </table:table-cell>
          <table:table-cell office:value-type="string" office:string-value="S4" table:formula="of:=COM.MICROSOFT.TEXTJOIN(&quot;&quot;;;[pogoda.$D239];[pogoda.$E239])" table:style-name="ce2">
            <text:p>S4</text:p>
          </table:table-cell>
          <table:table-cell office:value-type="string" office:string-value="S" table:formula="of:=IF([pogoda.$L239]=0;&quot;0&quot;;IF([pogoda.$B239]&gt;=10;&quot;C&quot;;&quot;S&quot;))" table:style-name="ce2">
            <text:p>S</text:p>
          </table:table-cell>
          <table:table-cell office:value-type="float" office:value="4" table:formula="of:=IF([.L238]=0;1;IF([.L238]=5;IF([.C238]&gt;=20;0;5);IF([.M238]=3;[.L238]+1;[.L238])))" table:style-name="ce2">
            <text:p>4</text:p>
          </table:table-cell>
          <table:table-cell office:value-type="float" office:value="3" table:formula="of:=IF([.L238]&lt;&gt;[.L239];1;[.M238]+1)" table:style-name="ce2">
            <text:p>3</text:p>
          </table:table-cell>
          <table:table-cell office:value-type="boolean" office:boolean-value="true" table:formula="of:=IF([pogoda.$D239]=[pogoda.$K239];TRUE;FALSE)" table:style-name="ce2">
            <text:p>PRAWDA</text:p>
          </table:table-cell>
          <table:table-cell office:value-type="boolean" office:boolean-value="true" table:formula="of:=IF([pogoda.$E239]=[pogoda.$L23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2" table:style-name="ce1">
            <text:p>0,2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40]&gt;=20; TRUE; FALSE)" table:style-name="ce1">
            <text:p>FAŁSZ</text:p>
          </table:table-cell>
          <table:table-cell office:value-type="boolean" office:boolean-value="false" table:formula="of:=IF([pogoda.$C240]&lt;=5;TRUE;FALSE)" table:style-name="ce1">
            <text:p>FAŁSZ</text:p>
          </table:table-cell>
          <table:table-cell office:value-type="boolean" office:boolean-value="false" table:formula="of:=AND([pogoda.$F240:.$G240])" table:style-name="ce2">
            <text:p>FAŁSZ</text:p>
          </table:table-cell>
          <table:table-cell office:value-type="boolean" office:boolean-value="false" table:formula="of:=IF([pogoda.$B240]&gt;[.B239];TRUE;FALSE)" table:style-name="ce2">
            <text:p>FAŁSZ</text:p>
          </table:table-cell>
          <table:table-cell office:value-type="string" office:string-value="S5" table:formula="of:=COM.MICROSOFT.TEXTJOIN(&quot;&quot;;;[pogoda.$D240];[pogoda.$E240])" table:style-name="ce2">
            <text:p>S5</text:p>
          </table:table-cell>
          <table:table-cell office:value-type="string" office:string-value="S" table:formula="of:=IF([pogoda.$L240]=0;&quot;0&quot;;IF([pogoda.$B240]&gt;=10;&quot;C&quot;;&quot;S&quot;))" table:style-name="ce2">
            <text:p>S</text:p>
          </table:table-cell>
          <table:table-cell office:value-type="float" office:value="5" table:formula="of:=IF([.L239]=0;1;IF([.L239]=5;IF([.C239]&gt;=20;0;5);IF([.M239]=3;[.L239]+1;[.L239])))" table:style-name="ce2">
            <text:p>5</text:p>
          </table:table-cell>
          <table:table-cell office:value-type="float" office:value="1" table:formula="of:=IF([.L239]&lt;&gt;[.L240];1;[.M239]+1)" table:style-name="ce2">
            <text:p>1</text:p>
          </table:table-cell>
          <table:table-cell office:value-type="boolean" office:boolean-value="true" table:formula="of:=IF([pogoda.$D240]=[pogoda.$K240];TRUE;FALSE)" table:style-name="ce2">
            <text:p>PRAWDA</text:p>
          </table:table-cell>
          <table:table-cell office:value-type="boolean" office:boolean-value="true" table:formula="of:=IF([pogoda.$E240]=[pogoda.$L24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0.9" table:style-name="ce1">
            <text:p>0,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241]&gt;=20; TRUE; FALSE)" table:style-name="ce1">
            <text:p>FAŁSZ</text:p>
          </table:table-cell>
          <table:table-cell office:value-type="boolean" office:boolean-value="true" table:formula="of:=IF([pogoda.$C241]&lt;=5;TRUE;FALSE)" table:style-name="ce1">
            <text:p>PRAWDA</text:p>
          </table:table-cell>
          <table:table-cell office:value-type="boolean" office:boolean-value="false" table:formula="of:=AND([pogoda.$F241:.$G241])" table:style-name="ce2">
            <text:p>FAŁSZ</text:p>
          </table:table-cell>
          <table:table-cell office:value-type="boolean" office:boolean-value="true" table:formula="of:=IF([pogoda.$B241]&gt;[.B240];TRUE;FALSE)" table:style-name="ce2">
            <text:p>PRAWDA</text:p>
          </table:table-cell>
          <table:table-cell office:value-type="string" office:string-value="00" table:formula="of:=COM.MICROSOFT.TEXTJOIN(&quot;&quot;;;[pogoda.$D241];[pogoda.$E241])" table:style-name="ce2">
            <text:p>00</text:p>
          </table:table-cell>
          <table:table-cell office:value-type="string" office:string-value="0" table:formula="of:=IF([pogoda.$L241]=0;&quot;0&quot;;IF([pogoda.$B241]&gt;=10;&quot;C&quot;;&quot;S&quot;))" table:style-name="ce2">
            <text:p>0</text:p>
          </table:table-cell>
          <table:table-cell office:value-type="float" office:value="0" table:formula="of:=IF([.L240]=0;1;IF([.L240]=5;IF([.C240]&gt;=20;0;5);IF([.M240]=3;[.L240]+1;[.L240])))" table:style-name="ce2">
            <text:p>0</text:p>
          </table:table-cell>
          <table:table-cell office:value-type="float" office:value="1" table:formula="of:=IF([.L240]&lt;&gt;[.L241];1;[.M240]+1)" table:style-name="ce2">
            <text:p>1</text:p>
          </table:table-cell>
          <table:table-cell office:value-type="boolean" office:boolean-value="true" table:formula="of:=IF([pogoda.$D241]=[pogoda.$K241];TRUE;FALSE)" table:style-name="ce2">
            <text:p>PRAWDA</text:p>
          </table:table-cell>
          <table:table-cell office:value-type="boolean" office:boolean-value="true" table:formula="of:=IF([pogoda.$E241]=[pogoda.$L24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2" table:style-name="ce1">
            <text:p>3,2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42]&gt;=20; TRUE; FALSE)" table:style-name="ce1">
            <text:p>FAŁSZ</text:p>
          </table:table-cell>
          <table:table-cell office:value-type="boolean" office:boolean-value="false" table:formula="of:=IF([pogoda.$C242]&lt;=5;TRUE;FALSE)" table:style-name="ce1">
            <text:p>FAŁSZ</text:p>
          </table:table-cell>
          <table:table-cell office:value-type="boolean" office:boolean-value="false" table:formula="of:=AND([pogoda.$F242:.$G242])" table:style-name="ce2">
            <text:p>FAŁSZ</text:p>
          </table:table-cell>
          <table:table-cell office:value-type="boolean" office:boolean-value="true" table:formula="of:=IF([pogoda.$B242]&gt;[.B241];TRUE;FALSE)" table:style-name="ce2">
            <text:p>PRAWDA</text:p>
          </table:table-cell>
          <table:table-cell office:value-type="string" office:string-value="S1" table:formula="of:=COM.MICROSOFT.TEXTJOIN(&quot;&quot;;;[pogoda.$D242];[pogoda.$E242])" table:style-name="ce2">
            <text:p>S1</text:p>
          </table:table-cell>
          <table:table-cell office:value-type="string" office:string-value="S" table:formula="of:=IF([pogoda.$L242]=0;&quot;0&quot;;IF([pogoda.$B242]&gt;=10;&quot;C&quot;;&quot;S&quot;))" table:style-name="ce2">
            <text:p>S</text:p>
          </table:table-cell>
          <table:table-cell office:value-type="float" office:value="1" table:formula="of:=IF([.L241]=0;1;IF([.L241]=5;IF([.C241]&gt;=20;0;5);IF([.M241]=3;[.L241]+1;[.L241])))" table:style-name="ce2">
            <text:p>1</text:p>
          </table:table-cell>
          <table:table-cell office:value-type="float" office:value="1" table:formula="of:=IF([.L241]&lt;&gt;[.L242];1;[.M241]+1)" table:style-name="ce2">
            <text:p>1</text:p>
          </table:table-cell>
          <table:table-cell office:value-type="boolean" office:boolean-value="true" table:formula="of:=IF([pogoda.$D242]=[pogoda.$K242];TRUE;FALSE)" table:style-name="ce2">
            <text:p>PRAWDA</text:p>
          </table:table-cell>
          <table:table-cell office:value-type="boolean" office:boolean-value="true" table:formula="of:=IF([pogoda.$E242]=[pogoda.$L24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6.6" table:style-name="ce1">
            <text:p>6,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43]&gt;=20; TRUE; FALSE)" table:style-name="ce1">
            <text:p>FAŁSZ</text:p>
          </table:table-cell>
          <table:table-cell office:value-type="boolean" office:boolean-value="true" table:formula="of:=IF([pogoda.$C243]&lt;=5;TRUE;FALSE)" table:style-name="ce1">
            <text:p>PRAWDA</text:p>
          </table:table-cell>
          <table:table-cell office:value-type="boolean" office:boolean-value="false" table:formula="of:=AND([pogoda.$F243:.$G243])" table:style-name="ce2">
            <text:p>FAŁSZ</text:p>
          </table:table-cell>
          <table:table-cell office:value-type="boolean" office:boolean-value="true" table:formula="of:=IF([pogoda.$B243]&gt;[.B242];TRUE;FALSE)" table:style-name="ce2">
            <text:p>PRAWDA</text:p>
          </table:table-cell>
          <table:table-cell office:value-type="string" office:string-value="S1" table:formula="of:=COM.MICROSOFT.TEXTJOIN(&quot;&quot;;;[pogoda.$D243];[pogoda.$E243])" table:style-name="ce2">
            <text:p>S1</text:p>
          </table:table-cell>
          <table:table-cell office:value-type="string" office:string-value="S" table:formula="of:=IF([pogoda.$L243]=0;&quot;0&quot;;IF([pogoda.$B243]&gt;=10;&quot;C&quot;;&quot;S&quot;))" table:style-name="ce2">
            <text:p>S</text:p>
          </table:table-cell>
          <table:table-cell office:value-type="float" office:value="1" table:formula="of:=IF([.L242]=0;1;IF([.L242]=5;IF([.C242]&gt;=20;0;5);IF([.M242]=3;[.L242]+1;[.L242])))" table:style-name="ce2">
            <text:p>1</text:p>
          </table:table-cell>
          <table:table-cell office:value-type="float" office:value="2" table:formula="of:=IF([.L242]&lt;&gt;[.L243];1;[.M242]+1)" table:style-name="ce2">
            <text:p>2</text:p>
          </table:table-cell>
          <table:table-cell office:value-type="boolean" office:boolean-value="true" table:formula="of:=IF([pogoda.$D243]=[pogoda.$K243];TRUE;FALSE)" table:style-name="ce2">
            <text:p>PRAWDA</text:p>
          </table:table-cell>
          <table:table-cell office:value-type="boolean" office:boolean-value="true" table:formula="of:=IF([pogoda.$E243]=[pogoda.$L24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44]&gt;=20; TRUE; FALSE)" table:style-name="ce1">
            <text:p>FAŁSZ</text:p>
          </table:table-cell>
          <table:table-cell office:value-type="boolean" office:boolean-value="true" table:formula="of:=IF([pogoda.$C244]&lt;=5;TRUE;FALSE)" table:style-name="ce1">
            <text:p>PRAWDA</text:p>
          </table:table-cell>
          <table:table-cell office:value-type="boolean" office:boolean-value="false" table:formula="of:=AND([pogoda.$F244:.$G244])" table:style-name="ce2">
            <text:p>FAŁSZ</text:p>
          </table:table-cell>
          <table:table-cell office:value-type="boolean" office:boolean-value="true" table:formula="of:=IF([pogoda.$B244]&gt;[.B243];TRUE;FALSE)" table:style-name="ce2">
            <text:p>PRAWDA</text:p>
          </table:table-cell>
          <table:table-cell office:value-type="string" office:string-value="S1" table:formula="of:=COM.MICROSOFT.TEXTJOIN(&quot;&quot;;;[pogoda.$D244];[pogoda.$E244])" table:style-name="ce2">
            <text:p>S1</text:p>
          </table:table-cell>
          <table:table-cell office:value-type="string" office:string-value="C" table:formula="of:=IF([pogoda.$L244]=0;&quot;0&quot;;IF([pogoda.$B244]&gt;=10;&quot;C&quot;;&quot;S&quot;))" table:style-name="ce2">
            <text:p>C</text:p>
          </table:table-cell>
          <table:table-cell office:value-type="float" office:value="1" table:formula="of:=IF([.L243]=0;1;IF([.L243]=5;IF([.C243]&gt;=20;0;5);IF([.M243]=3;[.L243]+1;[.L243])))" table:style-name="ce2">
            <text:p>1</text:p>
          </table:table-cell>
          <table:table-cell office:value-type="float" office:value="3" table:formula="of:=IF([.L243]&lt;&gt;[.L244];1;[.M243]+1)" table:style-name="ce2">
            <text:p>3</text:p>
          </table:table-cell>
          <table:table-cell office:value-type="boolean" office:boolean-value="false" table:formula="of:=IF([pogoda.$D244]=[pogoda.$K244];TRUE;FALSE)" table:style-name="ce2">
            <text:p>FAŁSZ</text:p>
          </table:table-cell>
          <table:table-cell office:value-type="boolean" office:boolean-value="true" table:formula="of:=IF([pogoda.$E244]=[pogoda.$L24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2.7" table:style-name="ce1">
            <text:p>12,7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45]&gt;=20; TRUE; FALSE)" table:style-name="ce1">
            <text:p>FAŁSZ</text:p>
          </table:table-cell>
          <table:table-cell office:value-type="boolean" office:boolean-value="false" table:formula="of:=IF([pogoda.$C245]&lt;=5;TRUE;FALSE)" table:style-name="ce1">
            <text:p>FAŁSZ</text:p>
          </table:table-cell>
          <table:table-cell office:value-type="boolean" office:boolean-value="false" table:formula="of:=AND([pogoda.$F245:.$G245])" table:style-name="ce2">
            <text:p>FAŁSZ</text:p>
          </table:table-cell>
          <table:table-cell office:value-type="boolean" office:boolean-value="true" table:formula="of:=IF([pogoda.$B245]&gt;[.B244];TRUE;FALSE)" table:style-name="ce2">
            <text:p>PRAWDA</text:p>
          </table:table-cell>
          <table:table-cell office:value-type="string" office:string-value="S2" table:formula="of:=COM.MICROSOFT.TEXTJOIN(&quot;&quot;;;[pogoda.$D245];[pogoda.$E245])" table:style-name="ce2">
            <text:p>S2</text:p>
          </table:table-cell>
          <table:table-cell office:value-type="string" office:string-value="C" table:formula="of:=IF([pogoda.$L245]=0;&quot;0&quot;;IF([pogoda.$B245]&gt;=10;&quot;C&quot;;&quot;S&quot;))" table:style-name="ce2">
            <text:p>C</text:p>
          </table:table-cell>
          <table:table-cell office:value-type="float" office:value="2" table:formula="of:=IF([.L244]=0;1;IF([.L244]=5;IF([.C244]&gt;=20;0;5);IF([.M244]=3;[.L244]+1;[.L244])))" table:style-name="ce2">
            <text:p>2</text:p>
          </table:table-cell>
          <table:table-cell office:value-type="float" office:value="1" table:formula="of:=IF([.L244]&lt;&gt;[.L245];1;[.M244]+1)" table:style-name="ce2">
            <text:p>1</text:p>
          </table:table-cell>
          <table:table-cell office:value-type="boolean" office:boolean-value="false" table:formula="of:=IF([pogoda.$D245]=[pogoda.$K245];TRUE;FALSE)" table:style-name="ce2">
            <text:p>FAŁSZ</text:p>
          </table:table-cell>
          <table:table-cell office:value-type="boolean" office:boolean-value="true" table:formula="of:=IF([pogoda.$E245]=[pogoda.$L24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4.1" table:style-name="ce1">
            <text:p>14,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46]&gt;=20; TRUE; FALSE)" table:style-name="ce1">
            <text:p>FAŁSZ</text:p>
          </table:table-cell>
          <table:table-cell office:value-type="boolean" office:boolean-value="true" table:formula="of:=IF([pogoda.$C246]&lt;=5;TRUE;FALSE)" table:style-name="ce1">
            <text:p>PRAWDA</text:p>
          </table:table-cell>
          <table:table-cell office:value-type="boolean" office:boolean-value="false" table:formula="of:=AND([pogoda.$F246:.$G246])" table:style-name="ce2">
            <text:p>FAŁSZ</text:p>
          </table:table-cell>
          <table:table-cell office:value-type="boolean" office:boolean-value="true" table:formula="of:=IF([pogoda.$B246]&gt;[.B245];TRUE;FALSE)" table:style-name="ce2">
            <text:p>PRAWDA</text:p>
          </table:table-cell>
          <table:table-cell office:value-type="string" office:string-value="S2" table:formula="of:=COM.MICROSOFT.TEXTJOIN(&quot;&quot;;;[pogoda.$D246];[pogoda.$E246])" table:style-name="ce2">
            <text:p>S2</text:p>
          </table:table-cell>
          <table:table-cell office:value-type="string" office:string-value="C" table:formula="of:=IF([pogoda.$L246]=0;&quot;0&quot;;IF([pogoda.$B246]&gt;=10;&quot;C&quot;;&quot;S&quot;))" table:style-name="ce2">
            <text:p>C</text:p>
          </table:table-cell>
          <table:table-cell office:value-type="float" office:value="2" table:formula="of:=IF([.L245]=0;1;IF([.L245]=5;IF([.C245]&gt;=20;0;5);IF([.M245]=3;[.L245]+1;[.L245])))" table:style-name="ce2">
            <text:p>2</text:p>
          </table:table-cell>
          <table:table-cell office:value-type="float" office:value="2" table:formula="of:=IF([.L245]&lt;&gt;[.L246];1;[.M245]+1)" table:style-name="ce2">
            <text:p>2</text:p>
          </table:table-cell>
          <table:table-cell office:value-type="boolean" office:boolean-value="false" table:formula="of:=IF([pogoda.$D246]=[pogoda.$K246];TRUE;FALSE)" table:style-name="ce2">
            <text:p>FAŁSZ</text:p>
          </table:table-cell>
          <table:table-cell office:value-type="boolean" office:boolean-value="true" table:formula="of:=IF([pogoda.$E246]=[pogoda.$L24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47]&gt;=20; TRUE; FALSE)" table:style-name="ce1">
            <text:p>FAŁSZ</text:p>
          </table:table-cell>
          <table:table-cell office:value-type="boolean" office:boolean-value="false" table:formula="of:=IF([pogoda.$C247]&lt;=5;TRUE;FALSE)" table:style-name="ce1">
            <text:p>FAŁSZ</text:p>
          </table:table-cell>
          <table:table-cell office:value-type="boolean" office:boolean-value="false" table:formula="of:=AND([pogoda.$F247:.$G247])" table:style-name="ce2">
            <text:p>FAŁSZ</text:p>
          </table:table-cell>
          <table:table-cell office:value-type="boolean" office:boolean-value="false" table:formula="of:=IF([pogoda.$B247]&gt;[.B246];TRUE;FALSE)" table:style-name="ce2">
            <text:p>FAŁSZ</text:p>
          </table:table-cell>
          <table:table-cell office:value-type="string" office:string-value="S2" table:formula="of:=COM.MICROSOFT.TEXTJOIN(&quot;&quot;;;[pogoda.$D247];[pogoda.$E247])" table:style-name="ce2">
            <text:p>S2</text:p>
          </table:table-cell>
          <table:table-cell office:value-type="string" office:string-value="C" table:formula="of:=IF([pogoda.$L247]=0;&quot;0&quot;;IF([pogoda.$B247]&gt;=10;&quot;C&quot;;&quot;S&quot;))" table:style-name="ce2">
            <text:p>C</text:p>
          </table:table-cell>
          <table:table-cell office:value-type="float" office:value="2" table:formula="of:=IF([.L246]=0;1;IF([.L246]=5;IF([.C246]&gt;=20;0;5);IF([.M246]=3;[.L246]+1;[.L246])))" table:style-name="ce2">
            <text:p>2</text:p>
          </table:table-cell>
          <table:table-cell office:value-type="float" office:value="3" table:formula="of:=IF([.L246]&lt;&gt;[.L247];1;[.M246]+1)" table:style-name="ce2">
            <text:p>3</text:p>
          </table:table-cell>
          <table:table-cell office:value-type="boolean" office:boolean-value="false" table:formula="of:=IF([pogoda.$D247]=[pogoda.$K247];TRUE;FALSE)" table:style-name="ce2">
            <text:p>FAŁSZ</text:p>
          </table:table-cell>
          <table:table-cell office:value-type="boolean" office:boolean-value="true" table:formula="of:=IF([pogoda.$E247]=[pogoda.$L24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2.7" table:style-name="ce1">
            <text:p>12,7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48]&gt;=20; TRUE; FALSE)" table:style-name="ce1">
            <text:p>FAŁSZ</text:p>
          </table:table-cell>
          <table:table-cell office:value-type="boolean" office:boolean-value="false" table:formula="of:=IF([pogoda.$C248]&lt;=5;TRUE;FALSE)" table:style-name="ce1">
            <text:p>FAŁSZ</text:p>
          </table:table-cell>
          <table:table-cell office:value-type="boolean" office:boolean-value="false" table:formula="of:=AND([pogoda.$F248:.$G248])" table:style-name="ce2">
            <text:p>FAŁSZ</text:p>
          </table:table-cell>
          <table:table-cell office:value-type="boolean" office:boolean-value="false" table:formula="of:=IF([pogoda.$B248]&gt;[.B247];TRUE;FALSE)" table:style-name="ce2">
            <text:p>FAŁSZ</text:p>
          </table:table-cell>
          <table:table-cell office:value-type="string" office:string-value="S3" table:formula="of:=COM.MICROSOFT.TEXTJOIN(&quot;&quot;;;[pogoda.$D248];[pogoda.$E248])" table:style-name="ce2">
            <text:p>S3</text:p>
          </table:table-cell>
          <table:table-cell office:value-type="string" office:string-value="C" table:formula="of:=IF([pogoda.$L248]=0;&quot;0&quot;;IF([pogoda.$B248]&gt;=10;&quot;C&quot;;&quot;S&quot;))" table:style-name="ce2">
            <text:p>C</text:p>
          </table:table-cell>
          <table:table-cell office:value-type="float" office:value="3" table:formula="of:=IF([.L247]=0;1;IF([.L247]=5;IF([.C247]&gt;=20;0;5);IF([.M247]=3;[.L247]+1;[.L247])))" table:style-name="ce2">
            <text:p>3</text:p>
          </table:table-cell>
          <table:table-cell office:value-type="float" office:value="1" table:formula="of:=IF([.L247]&lt;&gt;[.L248];1;[.M247]+1)" table:style-name="ce2">
            <text:p>1</text:p>
          </table:table-cell>
          <table:table-cell office:value-type="boolean" office:boolean-value="false" table:formula="of:=IF([pogoda.$D248]=[pogoda.$K248];TRUE;FALSE)" table:style-name="ce2">
            <text:p>FAŁSZ</text:p>
          </table:table-cell>
          <table:table-cell office:value-type="boolean" office:boolean-value="true" table:formula="of:=IF([pogoda.$E248]=[pogoda.$L24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1.1" table:style-name="ce1">
            <text:p>11,1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49]&gt;=20; TRUE; FALSE)" table:style-name="ce1">
            <text:p>FAŁSZ</text:p>
          </table:table-cell>
          <table:table-cell office:value-type="boolean" office:boolean-value="false" table:formula="of:=IF([pogoda.$C249]&lt;=5;TRUE;FALSE)" table:style-name="ce1">
            <text:p>FAŁSZ</text:p>
          </table:table-cell>
          <table:table-cell office:value-type="boolean" office:boolean-value="false" table:formula="of:=AND([pogoda.$F249:.$G249])" table:style-name="ce2">
            <text:p>FAŁSZ</text:p>
          </table:table-cell>
          <table:table-cell office:value-type="boolean" office:boolean-value="false" table:formula="of:=IF([pogoda.$B249]&gt;[.B248];TRUE;FALSE)" table:style-name="ce2">
            <text:p>FAŁSZ</text:p>
          </table:table-cell>
          <table:table-cell office:value-type="string" office:string-value="S3" table:formula="of:=COM.MICROSOFT.TEXTJOIN(&quot;&quot;;;[pogoda.$D249];[pogoda.$E249])" table:style-name="ce2">
            <text:p>S3</text:p>
          </table:table-cell>
          <table:table-cell office:value-type="string" office:string-value="C" table:formula="of:=IF([pogoda.$L249]=0;&quot;0&quot;;IF([pogoda.$B249]&gt;=10;&quot;C&quot;;&quot;S&quot;))" table:style-name="ce2">
            <text:p>C</text:p>
          </table:table-cell>
          <table:table-cell office:value-type="float" office:value="3" table:formula="of:=IF([.L248]=0;1;IF([.L248]=5;IF([.C248]&gt;=20;0;5);IF([.M248]=3;[.L248]+1;[.L248])))" table:style-name="ce2">
            <text:p>3</text:p>
          </table:table-cell>
          <table:table-cell office:value-type="float" office:value="2" table:formula="of:=IF([.L248]&lt;&gt;[.L249];1;[.M248]+1)" table:style-name="ce2">
            <text:p>2</text:p>
          </table:table-cell>
          <table:table-cell office:value-type="boolean" office:boolean-value="false" table:formula="of:=IF([pogoda.$D249]=[pogoda.$K249];TRUE;FALSE)" table:style-name="ce2">
            <text:p>FAŁSZ</text:p>
          </table:table-cell>
          <table:table-cell office:value-type="boolean" office:boolean-value="true" table:formula="of:=IF([pogoda.$E249]=[pogoda.$L24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50]&gt;=20; TRUE; FALSE)" table:style-name="ce1">
            <text:p>FAŁSZ</text:p>
          </table:table-cell>
          <table:table-cell office:value-type="boolean" office:boolean-value="false" table:formula="of:=IF([pogoda.$C250]&lt;=5;TRUE;FALSE)" table:style-name="ce1">
            <text:p>FAŁSZ</text:p>
          </table:table-cell>
          <table:table-cell office:value-type="boolean" office:boolean-value="false" table:formula="of:=AND([pogoda.$F250:.$G250])" table:style-name="ce2">
            <text:p>FAŁSZ</text:p>
          </table:table-cell>
          <table:table-cell office:value-type="boolean" office:boolean-value="false" table:formula="of:=IF([pogoda.$B250]&gt;[.B249];TRUE;FALSE)" table:style-name="ce2">
            <text:p>FAŁSZ</text:p>
          </table:table-cell>
          <table:table-cell office:value-type="string" office:string-value="S3" table:formula="of:=COM.MICROSOFT.TEXTJOIN(&quot;&quot;;;[pogoda.$D250];[pogoda.$E250])" table:style-name="ce2">
            <text:p>S3</text:p>
          </table:table-cell>
          <table:table-cell office:value-type="string" office:string-value="C" table:formula="of:=IF([pogoda.$L250]=0;&quot;0&quot;;IF([pogoda.$B250]&gt;=10;&quot;C&quot;;&quot;S&quot;))" table:style-name="ce2">
            <text:p>C</text:p>
          </table:table-cell>
          <table:table-cell office:value-type="float" office:value="3" table:formula="of:=IF([.L249]=0;1;IF([.L249]=5;IF([.C249]&gt;=20;0;5);IF([.M249]=3;[.L249]+1;[.L249])))" table:style-name="ce2">
            <text:p>3</text:p>
          </table:table-cell>
          <table:table-cell office:value-type="float" office:value="3" table:formula="of:=IF([.L249]&lt;&gt;[.L250];1;[.M249]+1)" table:style-name="ce2">
            <text:p>3</text:p>
          </table:table-cell>
          <table:table-cell office:value-type="boolean" office:boolean-value="false" table:formula="of:=IF([pogoda.$D250]=[pogoda.$K250];TRUE;FALSE)" table:style-name="ce2">
            <text:p>FAŁSZ</text:p>
          </table:table-cell>
          <table:table-cell office:value-type="boolean" office:boolean-value="true" table:formula="of:=IF([pogoda.$E250]=[pogoda.$L25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0.1" table:style-name="ce1">
            <text:p>10,1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51]&gt;=20; TRUE; FALSE)" table:style-name="ce1">
            <text:p>FAŁSZ</text:p>
          </table:table-cell>
          <table:table-cell office:value-type="boolean" office:boolean-value="false" table:formula="of:=IF([pogoda.$C251]&lt;=5;TRUE;FALSE)" table:style-name="ce1">
            <text:p>FAŁSZ</text:p>
          </table:table-cell>
          <table:table-cell office:value-type="boolean" office:boolean-value="false" table:formula="of:=AND([pogoda.$F251:.$G251])" table:style-name="ce2">
            <text:p>FAŁSZ</text:p>
          </table:table-cell>
          <table:table-cell office:value-type="boolean" office:boolean-value="true" table:formula="of:=IF([pogoda.$B251]&gt;[.B250];TRUE;FALSE)" table:style-name="ce2">
            <text:p>PRAWDA</text:p>
          </table:table-cell>
          <table:table-cell office:value-type="string" office:string-value="S4" table:formula="of:=COM.MICROSOFT.TEXTJOIN(&quot;&quot;;;[pogoda.$D251];[pogoda.$E251])" table:style-name="ce2">
            <text:p>S4</text:p>
          </table:table-cell>
          <table:table-cell office:value-type="string" office:string-value="C" table:formula="of:=IF([pogoda.$L251]=0;&quot;0&quot;;IF([pogoda.$B251]&gt;=10;&quot;C&quot;;&quot;S&quot;))" table:style-name="ce2">
            <text:p>C</text:p>
          </table:table-cell>
          <table:table-cell office:value-type="float" office:value="4" table:formula="of:=IF([.L250]=0;1;IF([.L250]=5;IF([.C250]&gt;=20;0;5);IF([.M250]=3;[.L250]+1;[.L250])))" table:style-name="ce2">
            <text:p>4</text:p>
          </table:table-cell>
          <table:table-cell office:value-type="float" office:value="1" table:formula="of:=IF([.L250]&lt;&gt;[.L251];1;[.M250]+1)" table:style-name="ce2">
            <text:p>1</text:p>
          </table:table-cell>
          <table:table-cell office:value-type="boolean" office:boolean-value="false" table:formula="of:=IF([pogoda.$D251]=[pogoda.$K251];TRUE;FALSE)" table:style-name="ce2">
            <text:p>FAŁSZ</text:p>
          </table:table-cell>
          <table:table-cell office:value-type="boolean" office:boolean-value="true" table:formula="of:=IF([pogoda.$E251]=[pogoda.$L25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1.7" table:style-name="ce1">
            <text:p>11,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52]&gt;=20; TRUE; FALSE)" table:style-name="ce1">
            <text:p>FAŁSZ</text:p>
          </table:table-cell>
          <table:table-cell office:value-type="boolean" office:boolean-value="true" table:formula="of:=IF([pogoda.$C252]&lt;=5;TRUE;FALSE)" table:style-name="ce1">
            <text:p>PRAWDA</text:p>
          </table:table-cell>
          <table:table-cell office:value-type="boolean" office:boolean-value="false" table:formula="of:=AND([pogoda.$F252:.$G252])" table:style-name="ce2">
            <text:p>FAŁSZ</text:p>
          </table:table-cell>
          <table:table-cell office:value-type="boolean" office:boolean-value="true" table:formula="of:=IF([pogoda.$B252]&gt;[.B251];TRUE;FALSE)" table:style-name="ce2">
            <text:p>PRAWDA</text:p>
          </table:table-cell>
          <table:table-cell office:value-type="string" office:string-value="S4" table:formula="of:=COM.MICROSOFT.TEXTJOIN(&quot;&quot;;;[pogoda.$D252];[pogoda.$E252])" table:style-name="ce2">
            <text:p>S4</text:p>
          </table:table-cell>
          <table:table-cell office:value-type="string" office:string-value="C" table:formula="of:=IF([pogoda.$L252]=0;&quot;0&quot;;IF([pogoda.$B252]&gt;=10;&quot;C&quot;;&quot;S&quot;))" table:style-name="ce2">
            <text:p>C</text:p>
          </table:table-cell>
          <table:table-cell office:value-type="float" office:value="4" table:formula="of:=IF([.L251]=0;1;IF([.L251]=5;IF([.C251]&gt;=20;0;5);IF([.M251]=3;[.L251]+1;[.L251])))" table:style-name="ce2">
            <text:p>4</text:p>
          </table:table-cell>
          <table:table-cell office:value-type="float" office:value="2" table:formula="of:=IF([.L251]&lt;&gt;[.L252];1;[.M251]+1)" table:style-name="ce2">
            <text:p>2</text:p>
          </table:table-cell>
          <table:table-cell office:value-type="boolean" office:boolean-value="false" table:formula="of:=IF([pogoda.$D252]=[pogoda.$K252];TRUE;FALSE)" table:style-name="ce2">
            <text:p>FAŁSZ</text:p>
          </table:table-cell>
          <table:table-cell office:value-type="boolean" office:boolean-value="true" table:formula="of:=IF([pogoda.$E252]=[pogoda.$L25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4.8" table:style-name="ce1">
            <text:p>14,8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53]&gt;=20; TRUE; FALSE)" table:style-name="ce1">
            <text:p>FAŁSZ</text:p>
          </table:table-cell>
          <table:table-cell office:value-type="boolean" office:boolean-value="false" table:formula="of:=IF([pogoda.$C253]&lt;=5;TRUE;FALSE)" table:style-name="ce1">
            <text:p>FAŁSZ</text:p>
          </table:table-cell>
          <table:table-cell office:value-type="boolean" office:boolean-value="false" table:formula="of:=AND([pogoda.$F253:.$G253])" table:style-name="ce2">
            <text:p>FAŁSZ</text:p>
          </table:table-cell>
          <table:table-cell office:value-type="boolean" office:boolean-value="true" table:formula="of:=IF([pogoda.$B253]&gt;[.B252];TRUE;FALSE)" table:style-name="ce2">
            <text:p>PRAWDA</text:p>
          </table:table-cell>
          <table:table-cell office:value-type="string" office:string-value="S4" table:formula="of:=COM.MICROSOFT.TEXTJOIN(&quot;&quot;;;[pogoda.$D253];[pogoda.$E253])" table:style-name="ce2">
            <text:p>S4</text:p>
          </table:table-cell>
          <table:table-cell office:value-type="string" office:string-value="C" table:formula="of:=IF([pogoda.$L253]=0;&quot;0&quot;;IF([pogoda.$B253]&gt;=10;&quot;C&quot;;&quot;S&quot;))" table:style-name="ce2">
            <text:p>C</text:p>
          </table:table-cell>
          <table:table-cell office:value-type="float" office:value="4" table:formula="of:=IF([.L252]=0;1;IF([.L252]=5;IF([.C252]&gt;=20;0;5);IF([.M252]=3;[.L252]+1;[.L252])))" table:style-name="ce2">
            <text:p>4</text:p>
          </table:table-cell>
          <table:table-cell office:value-type="float" office:value="3" table:formula="of:=IF([.L252]&lt;&gt;[.L253];1;[.M252]+1)" table:style-name="ce2">
            <text:p>3</text:p>
          </table:table-cell>
          <table:table-cell office:value-type="boolean" office:boolean-value="false" table:formula="of:=IF([pogoda.$D253]=[pogoda.$K253];TRUE;FALSE)" table:style-name="ce2">
            <text:p>FAŁSZ</text:p>
          </table:table-cell>
          <table:table-cell office:value-type="boolean" office:boolean-value="true" table:formula="of:=IF([pogoda.$E253]=[pogoda.$L25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8.7" table:style-name="ce1">
            <text:p>18,7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54]&gt;=20; TRUE; FALSE)" table:style-name="ce1">
            <text:p>FAŁSZ</text:p>
          </table:table-cell>
          <table:table-cell office:value-type="boolean" office:boolean-value="false" table:formula="of:=IF([pogoda.$C254]&lt;=5;TRUE;FALSE)" table:style-name="ce1">
            <text:p>FAŁSZ</text:p>
          </table:table-cell>
          <table:table-cell office:value-type="boolean" office:boolean-value="false" table:formula="of:=AND([pogoda.$F254:.$G254])" table:style-name="ce2">
            <text:p>FAŁSZ</text:p>
          </table:table-cell>
          <table:table-cell office:value-type="boolean" office:boolean-value="true" table:formula="of:=IF([pogoda.$B254]&gt;[.B253];TRUE;FALSE)" table:style-name="ce2">
            <text:p>PRAWDA</text:p>
          </table:table-cell>
          <table:table-cell office:value-type="string" office:string-value="S5" table:formula="of:=COM.MICROSOFT.TEXTJOIN(&quot;&quot;;;[pogoda.$D254];[pogoda.$E254])" table:style-name="ce2">
            <text:p>S5</text:p>
          </table:table-cell>
          <table:table-cell office:value-type="string" office:string-value="C" table:formula="of:=IF([pogoda.$L254]=0;&quot;0&quot;;IF([pogoda.$B254]&gt;=10;&quot;C&quot;;&quot;S&quot;))" table:style-name="ce2">
            <text:p>C</text:p>
          </table:table-cell>
          <table:table-cell office:value-type="float" office:value="5" table:formula="of:=IF([.L253]=0;1;IF([.L253]=5;IF([.C253]&gt;=20;0;5);IF([.M253]=3;[.L253]+1;[.L253])))" table:style-name="ce2">
            <text:p>5</text:p>
          </table:table-cell>
          <table:table-cell office:value-type="float" office:value="1" table:formula="of:=IF([.L253]&lt;&gt;[.L254];1;[.M253]+1)" table:style-name="ce2">
            <text:p>1</text:p>
          </table:table-cell>
          <table:table-cell office:value-type="boolean" office:boolean-value="false" table:formula="of:=IF([pogoda.$D254]=[pogoda.$K254];TRUE;FALSE)" table:style-name="ce2">
            <text:p>FAŁSZ</text:p>
          </table:table-cell>
          <table:table-cell office:value-type="boolean" office:boolean-value="true" table:formula="of:=IF([pogoda.$E254]=[pogoda.$L25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2.5" table:style-name="ce1">
            <text:p>22,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255]&gt;=20; TRUE; FALSE)" table:style-name="ce1">
            <text:p>PRAWDA</text:p>
          </table:table-cell>
          <table:table-cell office:value-type="boolean" office:boolean-value="true" table:formula="of:=IF([pogoda.$C255]&lt;=5;TRUE;FALSE)" table:style-name="ce1">
            <text:p>PRAWDA</text:p>
          </table:table-cell>
          <table:table-cell office:value-type="boolean" office:boolean-value="true" table:formula="of:=AND([pogoda.$F255:.$G255])" table:style-name="ce2">
            <text:p>PRAWDA</text:p>
          </table:table-cell>
          <table:table-cell office:value-type="boolean" office:boolean-value="true" table:formula="of:=IF([pogoda.$B255]&gt;[.B254];TRUE;FALSE)" table:style-name="ce2">
            <text:p>PRAWDA</text:p>
          </table:table-cell>
          <table:table-cell office:value-type="string" office:string-value="00" table:formula="of:=COM.MICROSOFT.TEXTJOIN(&quot;&quot;;;[pogoda.$D255];[pogoda.$E255])" table:style-name="ce2">
            <text:p>00</text:p>
          </table:table-cell>
          <table:table-cell office:value-type="string" office:string-value="0" table:formula="of:=IF([pogoda.$L255]=0;&quot;0&quot;;IF([pogoda.$B255]&gt;=10;&quot;C&quot;;&quot;S&quot;))" table:style-name="ce2">
            <text:p>0</text:p>
          </table:table-cell>
          <table:table-cell office:value-type="float" office:value="0" table:formula="of:=IF([.L254]=0;1;IF([.L254]=5;IF([.C254]&gt;=20;0;5);IF([.M254]=3;[.L254]+1;[.L254])))" table:style-name="ce2">
            <text:p>0</text:p>
          </table:table-cell>
          <table:table-cell office:value-type="float" office:value="1" table:formula="of:=IF([.L254]&lt;&gt;[.L255];1;[.M254]+1)" table:style-name="ce2">
            <text:p>1</text:p>
          </table:table-cell>
          <table:table-cell office:value-type="boolean" office:boolean-value="true" table:formula="of:=IF([pogoda.$D255]=[pogoda.$K255];TRUE;FALSE)" table:style-name="ce2">
            <text:p>PRAWDA</text:p>
          </table:table-cell>
          <table:table-cell office:value-type="boolean" office:boolean-value="true" table:formula="of:=IF([pogoda.$E255]=[pogoda.$L25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.4" table:style-name="ce1">
            <text:p>25,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256]&gt;=20; TRUE; FALSE)" table:style-name="ce1">
            <text:p>PRAWDA</text:p>
          </table:table-cell>
          <table:table-cell office:value-type="boolean" office:boolean-value="true" table:formula="of:=IF([pogoda.$C256]&lt;=5;TRUE;FALSE)" table:style-name="ce1">
            <text:p>PRAWDA</text:p>
          </table:table-cell>
          <table:table-cell office:value-type="boolean" office:boolean-value="true" table:formula="of:=AND([pogoda.$F256:.$G256])" table:style-name="ce2">
            <text:p>PRAWDA</text:p>
          </table:table-cell>
          <table:table-cell office:value-type="boolean" office:boolean-value="true" table:formula="of:=IF([pogoda.$B256]&gt;[.B255];TRUE;FALSE)" table:style-name="ce2">
            <text:p>PRAWDA</text:p>
          </table:table-cell>
          <table:table-cell office:value-type="string" office:string-value="C1" table:formula="of:=COM.MICROSOFT.TEXTJOIN(&quot;&quot;;;[pogoda.$D256];[pogoda.$E256])" table:style-name="ce2">
            <text:p>C1</text:p>
          </table:table-cell>
          <table:table-cell office:value-type="string" office:string-value="C" table:formula="of:=IF([pogoda.$L256]=0;&quot;0&quot;;IF([pogoda.$B256]&gt;=10;&quot;C&quot;;&quot;S&quot;))" table:style-name="ce2">
            <text:p>C</text:p>
          </table:table-cell>
          <table:table-cell office:value-type="float" office:value="1" table:formula="of:=IF([.L255]=0;1;IF([.L255]=5;IF([.C255]&gt;=20;0;5);IF([.M255]=3;[.L255]+1;[.L255])))" table:style-name="ce2">
            <text:p>1</text:p>
          </table:table-cell>
          <table:table-cell office:value-type="float" office:value="1" table:formula="of:=IF([.L255]&lt;&gt;[.L256];1;[.M255]+1)" table:style-name="ce2">
            <text:p>1</text:p>
          </table:table-cell>
          <table:table-cell office:value-type="boolean" office:boolean-value="true" table:formula="of:=IF([pogoda.$D256]=[pogoda.$K256];TRUE;FALSE)" table:style-name="ce2">
            <text:p>PRAWDA</text:p>
          </table:table-cell>
          <table:table-cell office:value-type="boolean" office:boolean-value="true" table:formula="of:=IF([pogoda.$E256]=[pogoda.$L25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6.8" table:style-name="ce1">
            <text:p>26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257]&gt;=20; TRUE; FALSE)" table:style-name="ce1">
            <text:p>PRAWDA</text:p>
          </table:table-cell>
          <table:table-cell office:value-type="boolean" office:boolean-value="true" table:formula="of:=IF([pogoda.$C257]&lt;=5;TRUE;FALSE)" table:style-name="ce1">
            <text:p>PRAWDA</text:p>
          </table:table-cell>
          <table:table-cell office:value-type="boolean" office:boolean-value="true" table:formula="of:=AND([pogoda.$F257:.$G257])" table:style-name="ce2">
            <text:p>PRAWDA</text:p>
          </table:table-cell>
          <table:table-cell office:value-type="boolean" office:boolean-value="true" table:formula="of:=IF([pogoda.$B257]&gt;[.B256];TRUE;FALSE)" table:style-name="ce2">
            <text:p>PRAWDA</text:p>
          </table:table-cell>
          <table:table-cell office:value-type="string" office:string-value="C1" table:formula="of:=COM.MICROSOFT.TEXTJOIN(&quot;&quot;;;[pogoda.$D257];[pogoda.$E257])" table:style-name="ce2">
            <text:p>C1</text:p>
          </table:table-cell>
          <table:table-cell office:value-type="string" office:string-value="C" table:formula="of:=IF([pogoda.$L257]=0;&quot;0&quot;;IF([pogoda.$B257]&gt;=10;&quot;C&quot;;&quot;S&quot;))" table:style-name="ce2">
            <text:p>C</text:p>
          </table:table-cell>
          <table:table-cell office:value-type="float" office:value="1" table:formula="of:=IF([.L256]=0;1;IF([.L256]=5;IF([.C256]&gt;=20;0;5);IF([.M256]=3;[.L256]+1;[.L256])))" table:style-name="ce2">
            <text:p>1</text:p>
          </table:table-cell>
          <table:table-cell office:value-type="float" office:value="2" table:formula="of:=IF([.L256]&lt;&gt;[.L257];1;[.M256]+1)" table:style-name="ce2">
            <text:p>2</text:p>
          </table:table-cell>
          <table:table-cell office:value-type="boolean" office:boolean-value="true" table:formula="of:=IF([pogoda.$D257]=[pogoda.$K257];TRUE;FALSE)" table:style-name="ce2">
            <text:p>PRAWDA</text:p>
          </table:table-cell>
          <table:table-cell office:value-type="boolean" office:boolean-value="true" table:formula="of:=IF([pogoda.$E257]=[pogoda.$L25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6.5" table:style-name="ce1">
            <text:p>26,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258]&gt;=20; TRUE; FALSE)" table:style-name="ce1">
            <text:p>PRAWDA</text:p>
          </table:table-cell>
          <table:table-cell office:value-type="boolean" office:boolean-value="true" table:formula="of:=IF([pogoda.$C258]&lt;=5;TRUE;FALSE)" table:style-name="ce1">
            <text:p>PRAWDA</text:p>
          </table:table-cell>
          <table:table-cell office:value-type="boolean" office:boolean-value="true" table:formula="of:=AND([pogoda.$F258:.$G258])" table:style-name="ce2">
            <text:p>PRAWDA</text:p>
          </table:table-cell>
          <table:table-cell office:value-type="boolean" office:boolean-value="false" table:formula="of:=IF([pogoda.$B258]&gt;[.B257];TRUE;FALSE)" table:style-name="ce2">
            <text:p>FAŁSZ</text:p>
          </table:table-cell>
          <table:table-cell office:value-type="string" office:string-value="C1" table:formula="of:=COM.MICROSOFT.TEXTJOIN(&quot;&quot;;;[pogoda.$D258];[pogoda.$E258])" table:style-name="ce2">
            <text:p>C1</text:p>
          </table:table-cell>
          <table:table-cell office:value-type="string" office:string-value="C" table:formula="of:=IF([pogoda.$L258]=0;&quot;0&quot;;IF([pogoda.$B258]&gt;=10;&quot;C&quot;;&quot;S&quot;))" table:style-name="ce2">
            <text:p>C</text:p>
          </table:table-cell>
          <table:table-cell office:value-type="float" office:value="1" table:formula="of:=IF([.L257]=0;1;IF([.L257]=5;IF([.C257]&gt;=20;0;5);IF([.M257]=3;[.L257]+1;[.L257])))" table:style-name="ce2">
            <text:p>1</text:p>
          </table:table-cell>
          <table:table-cell office:value-type="float" office:value="3" table:formula="of:=IF([.L257]&lt;&gt;[.L258];1;[.M257]+1)" table:style-name="ce2">
            <text:p>3</text:p>
          </table:table-cell>
          <table:table-cell office:value-type="boolean" office:boolean-value="true" table:formula="of:=IF([pogoda.$D258]=[pogoda.$K258];TRUE;FALSE)" table:style-name="ce2">
            <text:p>PRAWDA</text:p>
          </table:table-cell>
          <table:table-cell office:value-type="boolean" office:boolean-value="true" table:formula="of:=IF([pogoda.$E258]=[pogoda.$L25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4.9" table:style-name="ce1">
            <text:p>24,9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259]&gt;=20; TRUE; FALSE)" table:style-name="ce1">
            <text:p>PRAWDA</text:p>
          </table:table-cell>
          <table:table-cell office:value-type="boolean" office:boolean-value="false" table:formula="of:=IF([pogoda.$C259]&lt;=5;TRUE;FALSE)" table:style-name="ce1">
            <text:p>FAŁSZ</text:p>
          </table:table-cell>
          <table:table-cell office:value-type="boolean" office:boolean-value="false" table:formula="of:=AND([pogoda.$F259:.$G259])" table:style-name="ce2">
            <text:p>FAŁSZ</text:p>
          </table:table-cell>
          <table:table-cell office:value-type="boolean" office:boolean-value="false" table:formula="of:=IF([pogoda.$B259]&gt;[.B258];TRUE;FALSE)" table:style-name="ce2">
            <text:p>FAŁSZ</text:p>
          </table:table-cell>
          <table:table-cell office:value-type="string" office:string-value="C2" table:formula="of:=COM.MICROSOFT.TEXTJOIN(&quot;&quot;;;[pogoda.$D259];[pogoda.$E259])" table:style-name="ce2">
            <text:p>C2</text:p>
          </table:table-cell>
          <table:table-cell office:value-type="string" office:string-value="C" table:formula="of:=IF([pogoda.$L259]=0;&quot;0&quot;;IF([pogoda.$B259]&gt;=10;&quot;C&quot;;&quot;S&quot;))" table:style-name="ce2">
            <text:p>C</text:p>
          </table:table-cell>
          <table:table-cell office:value-type="float" office:value="2" table:formula="of:=IF([.L258]=0;1;IF([.L258]=5;IF([.C258]&gt;=20;0;5);IF([.M258]=3;[.L258]+1;[.L258])))" table:style-name="ce2">
            <text:p>2</text:p>
          </table:table-cell>
          <table:table-cell office:value-type="float" office:value="1" table:formula="of:=IF([.L258]&lt;&gt;[.L259];1;[.M258]+1)" table:style-name="ce2">
            <text:p>1</text:p>
          </table:table-cell>
          <table:table-cell office:value-type="boolean" office:boolean-value="true" table:formula="of:=IF([pogoda.$D259]=[pogoda.$K259];TRUE;FALSE)" table:style-name="ce2">
            <text:p>PRAWDA</text:p>
          </table:table-cell>
          <table:table-cell office:value-type="boolean" office:boolean-value="true" table:formula="of:=IF([pogoda.$E259]=[pogoda.$L25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2.6" table:style-name="ce1">
            <text:p>22,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260]&gt;=20; TRUE; FALSE)" table:style-name="ce1">
            <text:p>PRAWDA</text:p>
          </table:table-cell>
          <table:table-cell office:value-type="boolean" office:boolean-value="true" table:formula="of:=IF([pogoda.$C260]&lt;=5;TRUE;FALSE)" table:style-name="ce1">
            <text:p>PRAWDA</text:p>
          </table:table-cell>
          <table:table-cell office:value-type="boolean" office:boolean-value="true" table:formula="of:=AND([pogoda.$F260:.$G260])" table:style-name="ce2">
            <text:p>PRAWDA</text:p>
          </table:table-cell>
          <table:table-cell office:value-type="boolean" office:boolean-value="false" table:formula="of:=IF([pogoda.$B260]&gt;[.B259];TRUE;FALSE)" table:style-name="ce2">
            <text:p>FAŁSZ</text:p>
          </table:table-cell>
          <table:table-cell office:value-type="string" office:string-value="C2" table:formula="of:=COM.MICROSOFT.TEXTJOIN(&quot;&quot;;;[pogoda.$D260];[pogoda.$E260])" table:style-name="ce2">
            <text:p>C2</text:p>
          </table:table-cell>
          <table:table-cell office:value-type="string" office:string-value="C" table:formula="of:=IF([pogoda.$L260]=0;&quot;0&quot;;IF([pogoda.$B260]&gt;=10;&quot;C&quot;;&quot;S&quot;))" table:style-name="ce2">
            <text:p>C</text:p>
          </table:table-cell>
          <table:table-cell office:value-type="float" office:value="2" table:formula="of:=IF([.L259]=0;1;IF([.L259]=5;IF([.C259]&gt;=20;0;5);IF([.M259]=3;[.L259]+1;[.L259])))" table:style-name="ce2">
            <text:p>2</text:p>
          </table:table-cell>
          <table:table-cell office:value-type="float" office:value="2" table:formula="of:=IF([.L259]&lt;&gt;[.L260];1;[.M259]+1)" table:style-name="ce2">
            <text:p>2</text:p>
          </table:table-cell>
          <table:table-cell office:value-type="boolean" office:boolean-value="true" table:formula="of:=IF([pogoda.$D260]=[pogoda.$K260];TRUE;FALSE)" table:style-name="ce2">
            <text:p>PRAWDA</text:p>
          </table:table-cell>
          <table:table-cell office:value-type="boolean" office:boolean-value="true" table:formula="of:=IF([pogoda.$E260]=[pogoda.$L26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0.7" table:style-name="ce1">
            <text:p>20,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formula="of:=IF([pogoda.$B261]&gt;=20; TRUE; FALSE)" table:style-name="ce1">
            <text:p>PRAWDA</text:p>
          </table:table-cell>
          <table:table-cell office:value-type="boolean" office:boolean-value="false" table:formula="of:=IF([pogoda.$C261]&lt;=5;TRUE;FALSE)" table:style-name="ce1">
            <text:p>FAŁSZ</text:p>
          </table:table-cell>
          <table:table-cell office:value-type="boolean" office:boolean-value="false" table:formula="of:=AND([pogoda.$F261:.$G261])" table:style-name="ce2">
            <text:p>FAŁSZ</text:p>
          </table:table-cell>
          <table:table-cell office:value-type="boolean" office:boolean-value="false" table:formula="of:=IF([pogoda.$B261]&gt;[.B260];TRUE;FALSE)" table:style-name="ce2">
            <text:p>FAŁSZ</text:p>
          </table:table-cell>
          <table:table-cell office:value-type="string" office:string-value="C2" table:formula="of:=COM.MICROSOFT.TEXTJOIN(&quot;&quot;;;[pogoda.$D261];[pogoda.$E261])" table:style-name="ce2">
            <text:p>C2</text:p>
          </table:table-cell>
          <table:table-cell office:value-type="string" office:string-value="C" table:formula="of:=IF([pogoda.$L261]=0;&quot;0&quot;;IF([pogoda.$B261]&gt;=10;&quot;C&quot;;&quot;S&quot;))" table:style-name="ce2">
            <text:p>C</text:p>
          </table:table-cell>
          <table:table-cell office:value-type="float" office:value="2" table:formula="of:=IF([.L260]=0;1;IF([.L260]=5;IF([.C260]&gt;=20;0;5);IF([.M260]=3;[.L260]+1;[.L260])))" table:style-name="ce2">
            <text:p>2</text:p>
          </table:table-cell>
          <table:table-cell office:value-type="float" office:value="3" table:formula="of:=IF([.L260]&lt;&gt;[.L261];1;[.M260]+1)" table:style-name="ce2">
            <text:p>3</text:p>
          </table:table-cell>
          <table:table-cell office:value-type="boolean" office:boolean-value="true" table:formula="of:=IF([pogoda.$D261]=[pogoda.$K261];TRUE;FALSE)" table:style-name="ce2">
            <text:p>PRAWDA</text:p>
          </table:table-cell>
          <table:table-cell office:value-type="boolean" office:boolean-value="true" table:formula="of:=IF([pogoda.$E261]=[pogoda.$L26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62]&gt;=20; TRUE; FALSE)" table:style-name="ce1">
            <text:p>FAŁSZ</text:p>
          </table:table-cell>
          <table:table-cell office:value-type="boolean" office:boolean-value="false" table:formula="of:=IF([pogoda.$C262]&lt;=5;TRUE;FALSE)" table:style-name="ce1">
            <text:p>FAŁSZ</text:p>
          </table:table-cell>
          <table:table-cell office:value-type="boolean" office:boolean-value="false" table:formula="of:=AND([pogoda.$F262:.$G262])" table:style-name="ce2">
            <text:p>FAŁSZ</text:p>
          </table:table-cell>
          <table:table-cell office:value-type="boolean" office:boolean-value="false" table:formula="of:=IF([pogoda.$B262]&gt;[.B261];TRUE;FALSE)" table:style-name="ce2">
            <text:p>FAŁSZ</text:p>
          </table:table-cell>
          <table:table-cell office:value-type="string" office:string-value="C3" table:formula="of:=COM.MICROSOFT.TEXTJOIN(&quot;&quot;;;[pogoda.$D262];[pogoda.$E262])" table:style-name="ce2">
            <text:p>C3</text:p>
          </table:table-cell>
          <table:table-cell office:value-type="string" office:string-value="C" table:formula="of:=IF([pogoda.$L262]=0;&quot;0&quot;;IF([pogoda.$B262]&gt;=10;&quot;C&quot;;&quot;S&quot;))" table:style-name="ce2">
            <text:p>C</text:p>
          </table:table-cell>
          <table:table-cell office:value-type="float" office:value="3" table:formula="of:=IF([.L261]=0;1;IF([.L261]=5;IF([.C261]&gt;=20;0;5);IF([.M261]=3;[.L261]+1;[.L261])))" table:style-name="ce2">
            <text:p>3</text:p>
          </table:table-cell>
          <table:table-cell office:value-type="float" office:value="1" table:formula="of:=IF([.L261]&lt;&gt;[.L262];1;[.M261]+1)" table:style-name="ce2">
            <text:p>1</text:p>
          </table:table-cell>
          <table:table-cell office:value-type="boolean" office:boolean-value="true" table:formula="of:=IF([pogoda.$D262]=[pogoda.$K262];TRUE;FALSE)" table:style-name="ce2">
            <text:p>PRAWDA</text:p>
          </table:table-cell>
          <table:table-cell office:value-type="boolean" office:boolean-value="true" table:formula="of:=IF([pogoda.$E262]=[pogoda.$L26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263]&gt;=20; TRUE; FALSE)" table:style-name="ce1">
            <text:p>PRAWDA</text:p>
          </table:table-cell>
          <table:table-cell office:value-type="boolean" office:boolean-value="false" table:formula="of:=IF([pogoda.$C263]&lt;=5;TRUE;FALSE)" table:style-name="ce1">
            <text:p>FAŁSZ</text:p>
          </table:table-cell>
          <table:table-cell office:value-type="boolean" office:boolean-value="false" table:formula="of:=AND([pogoda.$F263:.$G263])" table:style-name="ce2">
            <text:p>FAŁSZ</text:p>
          </table:table-cell>
          <table:table-cell office:value-type="boolean" office:boolean-value="true" table:formula="of:=IF([pogoda.$B263]&gt;[.B262];TRUE;FALSE)" table:style-name="ce2">
            <text:p>PRAWDA</text:p>
          </table:table-cell>
          <table:table-cell office:value-type="string" office:string-value="C3" table:formula="of:=COM.MICROSOFT.TEXTJOIN(&quot;&quot;;;[pogoda.$D263];[pogoda.$E263])" table:style-name="ce2">
            <text:p>C3</text:p>
          </table:table-cell>
          <table:table-cell office:value-type="string" office:string-value="C" table:formula="of:=IF([pogoda.$L263]=0;&quot;0&quot;;IF([pogoda.$B263]&gt;=10;&quot;C&quot;;&quot;S&quot;))" table:style-name="ce2">
            <text:p>C</text:p>
          </table:table-cell>
          <table:table-cell office:value-type="float" office:value="3" table:formula="of:=IF([.L262]=0;1;IF([.L262]=5;IF([.C262]&gt;=20;0;5);IF([.M262]=3;[.L262]+1;[.L262])))" table:style-name="ce2">
            <text:p>3</text:p>
          </table:table-cell>
          <table:table-cell office:value-type="float" office:value="2" table:formula="of:=IF([.L262]&lt;&gt;[.L263];1;[.M262]+1)" table:style-name="ce2">
            <text:p>2</text:p>
          </table:table-cell>
          <table:table-cell office:value-type="boolean" office:boolean-value="true" table:formula="of:=IF([pogoda.$D263]=[pogoda.$K263];TRUE;FALSE)" table:style-name="ce2">
            <text:p>PRAWDA</text:p>
          </table:table-cell>
          <table:table-cell office:value-type="boolean" office:boolean-value="true" table:formula="of:=IF([pogoda.$E263]=[pogoda.$L26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2.3" table:style-name="ce1">
            <text:p>22,3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formula="of:=IF([pogoda.$B264]&gt;=20; TRUE; FALSE)" table:style-name="ce1">
            <text:p>PRAWDA</text:p>
          </table:table-cell>
          <table:table-cell office:value-type="boolean" office:boolean-value="false" table:formula="of:=IF([pogoda.$C264]&lt;=5;TRUE;FALSE)" table:style-name="ce1">
            <text:p>FAŁSZ</text:p>
          </table:table-cell>
          <table:table-cell office:value-type="boolean" office:boolean-value="false" table:formula="of:=AND([pogoda.$F264:.$G264])" table:style-name="ce2">
            <text:p>FAŁSZ</text:p>
          </table:table-cell>
          <table:table-cell office:value-type="boolean" office:boolean-value="true" table:formula="of:=IF([pogoda.$B264]&gt;[.B263];TRUE;FALSE)" table:style-name="ce2">
            <text:p>PRAWDA</text:p>
          </table:table-cell>
          <table:table-cell office:value-type="string" office:string-value="C3" table:formula="of:=COM.MICROSOFT.TEXTJOIN(&quot;&quot;;;[pogoda.$D264];[pogoda.$E264])" table:style-name="ce2">
            <text:p>C3</text:p>
          </table:table-cell>
          <table:table-cell office:value-type="string" office:string-value="C" table:formula="of:=IF([pogoda.$L264]=0;&quot;0&quot;;IF([pogoda.$B264]&gt;=10;&quot;C&quot;;&quot;S&quot;))" table:style-name="ce2">
            <text:p>C</text:p>
          </table:table-cell>
          <table:table-cell office:value-type="float" office:value="3" table:formula="of:=IF([.L263]=0;1;IF([.L263]=5;IF([.C263]&gt;=20;0;5);IF([.M263]=3;[.L263]+1;[.L263])))" table:style-name="ce2">
            <text:p>3</text:p>
          </table:table-cell>
          <table:table-cell office:value-type="float" office:value="3" table:formula="of:=IF([.L263]&lt;&gt;[.L264];1;[.M263]+1)" table:style-name="ce2">
            <text:p>3</text:p>
          </table:table-cell>
          <table:table-cell office:value-type="boolean" office:boolean-value="true" table:formula="of:=IF([pogoda.$D264]=[pogoda.$K264];TRUE;FALSE)" table:style-name="ce2">
            <text:p>PRAWDA</text:p>
          </table:table-cell>
          <table:table-cell office:value-type="boolean" office:boolean-value="true" table:formula="of:=IF([pogoda.$E264]=[pogoda.$L26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4.8" table:style-name="ce1">
            <text:p>24,8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265]&gt;=20; TRUE; FALSE)" table:style-name="ce1">
            <text:p>PRAWDA</text:p>
          </table:table-cell>
          <table:table-cell office:value-type="boolean" office:boolean-value="false" table:formula="of:=IF([pogoda.$C265]&lt;=5;TRUE;FALSE)" table:style-name="ce1">
            <text:p>FAŁSZ</text:p>
          </table:table-cell>
          <table:table-cell office:value-type="boolean" office:boolean-value="false" table:formula="of:=AND([pogoda.$F265:.$G265])" table:style-name="ce2">
            <text:p>FAŁSZ</text:p>
          </table:table-cell>
          <table:table-cell office:value-type="boolean" office:boolean-value="true" table:formula="of:=IF([pogoda.$B265]&gt;[.B264];TRUE;FALSE)" table:style-name="ce2">
            <text:p>PRAWDA</text:p>
          </table:table-cell>
          <table:table-cell office:value-type="string" office:string-value="C4" table:formula="of:=COM.MICROSOFT.TEXTJOIN(&quot;&quot;;;[pogoda.$D265];[pogoda.$E265])" table:style-name="ce2">
            <text:p>C4</text:p>
          </table:table-cell>
          <table:table-cell office:value-type="string" office:string-value="C" table:formula="of:=IF([pogoda.$L265]=0;&quot;0&quot;;IF([pogoda.$B265]&gt;=10;&quot;C&quot;;&quot;S&quot;))" table:style-name="ce2">
            <text:p>C</text:p>
          </table:table-cell>
          <table:table-cell office:value-type="float" office:value="4" table:formula="of:=IF([.L264]=0;1;IF([.L264]=5;IF([.C264]&gt;=20;0;5);IF([.M264]=3;[.L264]+1;[.L264])))" table:style-name="ce2">
            <text:p>4</text:p>
          </table:table-cell>
          <table:table-cell office:value-type="float" office:value="1" table:formula="of:=IF([.L264]&lt;&gt;[.L265];1;[.M264]+1)" table:style-name="ce2">
            <text:p>1</text:p>
          </table:table-cell>
          <table:table-cell office:value-type="boolean" office:boolean-value="true" table:formula="of:=IF([pogoda.$D265]=[pogoda.$K265];TRUE;FALSE)" table:style-name="ce2">
            <text:p>PRAWDA</text:p>
          </table:table-cell>
          <table:table-cell office:value-type="boolean" office:boolean-value="true" table:formula="of:=IF([pogoda.$E265]=[pogoda.$L26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7.2" table:style-name="ce1">
            <text:p>27,2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266]&gt;=20; TRUE; FALSE)" table:style-name="ce1">
            <text:p>PRAWDA</text:p>
          </table:table-cell>
          <table:table-cell office:value-type="boolean" office:boolean-value="false" table:formula="of:=IF([pogoda.$C266]&lt;=5;TRUE;FALSE)" table:style-name="ce1">
            <text:p>FAŁSZ</text:p>
          </table:table-cell>
          <table:table-cell office:value-type="boolean" office:boolean-value="false" table:formula="of:=AND([pogoda.$F266:.$G266])" table:style-name="ce2">
            <text:p>FAŁSZ</text:p>
          </table:table-cell>
          <table:table-cell office:value-type="boolean" office:boolean-value="true" table:formula="of:=IF([pogoda.$B266]&gt;[.B265];TRUE;FALSE)" table:style-name="ce2">
            <text:p>PRAWDA</text:p>
          </table:table-cell>
          <table:table-cell office:value-type="string" office:string-value="C4" table:formula="of:=COM.MICROSOFT.TEXTJOIN(&quot;&quot;;;[pogoda.$D266];[pogoda.$E266])" table:style-name="ce2">
            <text:p>C4</text:p>
          </table:table-cell>
          <table:table-cell office:value-type="string" office:string-value="C" table:formula="of:=IF([pogoda.$L266]=0;&quot;0&quot;;IF([pogoda.$B266]&gt;=10;&quot;C&quot;;&quot;S&quot;))" table:style-name="ce2">
            <text:p>C</text:p>
          </table:table-cell>
          <table:table-cell office:value-type="float" office:value="4" table:formula="of:=IF([.L265]=0;1;IF([.L265]=5;IF([.C265]&gt;=20;0;5);IF([.M265]=3;[.L265]+1;[.L265])))" table:style-name="ce2">
            <text:p>4</text:p>
          </table:table-cell>
          <table:table-cell office:value-type="float" office:value="2" table:formula="of:=IF([.L265]&lt;&gt;[.L266];1;[.M265]+1)" table:style-name="ce2">
            <text:p>2</text:p>
          </table:table-cell>
          <table:table-cell office:value-type="boolean" office:boolean-value="true" table:formula="of:=IF([pogoda.$D266]=[pogoda.$K266];TRUE;FALSE)" table:style-name="ce2">
            <text:p>PRAWDA</text:p>
          </table:table-cell>
          <table:table-cell office:value-type="boolean" office:boolean-value="true" table:formula="of:=IF([pogoda.$E266]=[pogoda.$L26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8.6" table:style-name="ce1">
            <text:p>28,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true" table:formula="of:=IF([pogoda.$B267]&gt;=20; TRUE; FALSE)" table:style-name="ce1">
            <text:p>PRAWDA</text:p>
          </table:table-cell>
          <table:table-cell office:value-type="boolean" office:boolean-value="true" table:formula="of:=IF([pogoda.$C267]&lt;=5;TRUE;FALSE)" table:style-name="ce1">
            <text:p>PRAWDA</text:p>
          </table:table-cell>
          <table:table-cell office:value-type="boolean" office:boolean-value="true" table:formula="of:=AND([pogoda.$F267:.$G267])" table:style-name="ce2">
            <text:p>PRAWDA</text:p>
          </table:table-cell>
          <table:table-cell office:value-type="boolean" office:boolean-value="true" table:formula="of:=IF([pogoda.$B267]&gt;[.B266];TRUE;FALSE)" table:style-name="ce2">
            <text:p>PRAWDA</text:p>
          </table:table-cell>
          <table:table-cell office:value-type="string" office:string-value="C4" table:formula="of:=COM.MICROSOFT.TEXTJOIN(&quot;&quot;;;[pogoda.$D267];[pogoda.$E267])" table:style-name="ce2">
            <text:p>C4</text:p>
          </table:table-cell>
          <table:table-cell office:value-type="string" office:string-value="C" table:formula="of:=IF([pogoda.$L267]=0;&quot;0&quot;;IF([pogoda.$B267]&gt;=10;&quot;C&quot;;&quot;S&quot;))" table:style-name="ce2">
            <text:p>C</text:p>
          </table:table-cell>
          <table:table-cell office:value-type="float" office:value="4" table:formula="of:=IF([.L266]=0;1;IF([.L266]=5;IF([.C266]&gt;=20;0;5);IF([.M266]=3;[.L266]+1;[.L266])))" table:style-name="ce2">
            <text:p>4</text:p>
          </table:table-cell>
          <table:table-cell office:value-type="float" office:value="3" table:formula="of:=IF([.L266]&lt;&gt;[.L267];1;[.M266]+1)" table:style-name="ce2">
            <text:p>3</text:p>
          </table:table-cell>
          <table:table-cell office:value-type="boolean" office:boolean-value="true" table:formula="of:=IF([pogoda.$D267]=[pogoda.$K267];TRUE;FALSE)" table:style-name="ce2">
            <text:p>PRAWDA</text:p>
          </table:table-cell>
          <table:table-cell office:value-type="boolean" office:boolean-value="true" table:formula="of:=IF([pogoda.$E267]=[pogoda.$L26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8.4" table:style-name="ce1">
            <text:p>28,4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true" table:formula="of:=IF([pogoda.$B268]&gt;=20; TRUE; FALSE)" table:style-name="ce1">
            <text:p>PRAWDA</text:p>
          </table:table-cell>
          <table:table-cell office:value-type="boolean" office:boolean-value="false" table:formula="of:=IF([pogoda.$C268]&lt;=5;TRUE;FALSE)" table:style-name="ce1">
            <text:p>FAŁSZ</text:p>
          </table:table-cell>
          <table:table-cell office:value-type="boolean" office:boolean-value="false" table:formula="of:=AND([pogoda.$F268:.$G268])" table:style-name="ce2">
            <text:p>FAŁSZ</text:p>
          </table:table-cell>
          <table:table-cell office:value-type="boolean" office:boolean-value="false" table:formula="of:=IF([pogoda.$B268]&gt;[.B267];TRUE;FALSE)" table:style-name="ce2">
            <text:p>FAŁSZ</text:p>
          </table:table-cell>
          <table:table-cell office:value-type="string" office:string-value="C5" table:formula="of:=COM.MICROSOFT.TEXTJOIN(&quot;&quot;;;[pogoda.$D268];[pogoda.$E268])" table:style-name="ce2">
            <text:p>C5</text:p>
          </table:table-cell>
          <table:table-cell office:value-type="string" office:string-value="C" table:formula="of:=IF([pogoda.$L268]=0;&quot;0&quot;;IF([pogoda.$B268]&gt;=10;&quot;C&quot;;&quot;S&quot;))" table:style-name="ce2">
            <text:p>C</text:p>
          </table:table-cell>
          <table:table-cell office:value-type="float" office:value="5" table:formula="of:=IF([.L267]=0;1;IF([.L267]=5;IF([.C267]&gt;=20;0;5);IF([.M267]=3;[.L267]+1;[.L267])))" table:style-name="ce2">
            <text:p>5</text:p>
          </table:table-cell>
          <table:table-cell office:value-type="float" office:value="1" table:formula="of:=IF([.L267]&lt;&gt;[.L268];1;[.M267]+1)" table:style-name="ce2">
            <text:p>1</text:p>
          </table:table-cell>
          <table:table-cell office:value-type="boolean" office:boolean-value="true" table:formula="of:=IF([pogoda.$D268]=[pogoda.$K268];TRUE;FALSE)" table:style-name="ce2">
            <text:p>PRAWDA</text:p>
          </table:table-cell>
          <table:table-cell office:value-type="boolean" office:boolean-value="true" table:formula="of:=IF([pogoda.$E268]=[pogoda.$L26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6.5" table:style-name="ce1">
            <text:p>26,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269]&gt;=20; TRUE; FALSE)" table:style-name="ce1">
            <text:p>PRAWDA</text:p>
          </table:table-cell>
          <table:table-cell office:value-type="boolean" office:boolean-value="true" table:formula="of:=IF([pogoda.$C269]&lt;=5;TRUE;FALSE)" table:style-name="ce1">
            <text:p>PRAWDA</text:p>
          </table:table-cell>
          <table:table-cell office:value-type="boolean" office:boolean-value="true" table:formula="of:=AND([pogoda.$F269:.$G269])" table:style-name="ce2">
            <text:p>PRAWDA</text:p>
          </table:table-cell>
          <table:table-cell office:value-type="boolean" office:boolean-value="false" table:formula="of:=IF([pogoda.$B269]&gt;[.B268];TRUE;FALSE)" table:style-name="ce2">
            <text:p>FAŁSZ</text:p>
          </table:table-cell>
          <table:table-cell office:value-type="string" office:string-value="00" table:formula="of:=COM.MICROSOFT.TEXTJOIN(&quot;&quot;;;[pogoda.$D269];[pogoda.$E269])" table:style-name="ce2">
            <text:p>00</text:p>
          </table:table-cell>
          <table:table-cell office:value-type="string" office:string-value="0" table:formula="of:=IF([pogoda.$L269]=0;&quot;0&quot;;IF([pogoda.$B269]&gt;=10;&quot;C&quot;;&quot;S&quot;))" table:style-name="ce2">
            <text:p>0</text:p>
          </table:table-cell>
          <table:table-cell office:value-type="float" office:value="0" table:formula="of:=IF([.L268]=0;1;IF([.L268]=5;IF([.C268]&gt;=20;0;5);IF([.M268]=3;[.L268]+1;[.L268])))" table:style-name="ce2">
            <text:p>0</text:p>
          </table:table-cell>
          <table:table-cell office:value-type="float" office:value="1" table:formula="of:=IF([.L268]&lt;&gt;[.L269];1;[.M268]+1)" table:style-name="ce2">
            <text:p>1</text:p>
          </table:table-cell>
          <table:table-cell office:value-type="boolean" office:boolean-value="true" table:formula="of:=IF([pogoda.$D269]=[pogoda.$K269];TRUE;FALSE)" table:style-name="ce2">
            <text:p>PRAWDA</text:p>
          </table:table-cell>
          <table:table-cell office:value-type="boolean" office:boolean-value="true" table:formula="of:=IF([pogoda.$E269]=[pogoda.$L26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3.3" table:style-name="ce1">
            <text:p>23,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formula="of:=IF([pogoda.$B270]&gt;=20; TRUE; FALSE)" table:style-name="ce1">
            <text:p>PRAWDA</text:p>
          </table:table-cell>
          <table:table-cell office:value-type="boolean" office:boolean-value="true" table:formula="of:=IF([pogoda.$C270]&lt;=5;TRUE;FALSE)" table:style-name="ce1">
            <text:p>PRAWDA</text:p>
          </table:table-cell>
          <table:table-cell office:value-type="boolean" office:boolean-value="true" table:formula="of:=AND([pogoda.$F270:.$G270])" table:style-name="ce2">
            <text:p>PRAWDA</text:p>
          </table:table-cell>
          <table:table-cell office:value-type="boolean" office:boolean-value="false" table:formula="of:=IF([pogoda.$B270]&gt;[.B269];TRUE;FALSE)" table:style-name="ce2">
            <text:p>FAŁSZ</text:p>
          </table:table-cell>
          <table:table-cell office:value-type="string" office:string-value="C1" table:formula="of:=COM.MICROSOFT.TEXTJOIN(&quot;&quot;;;[pogoda.$D270];[pogoda.$E270])" table:style-name="ce2">
            <text:p>C1</text:p>
          </table:table-cell>
          <table:table-cell office:value-type="string" office:string-value="C" table:formula="of:=IF([pogoda.$L270]=0;&quot;0&quot;;IF([pogoda.$B270]&gt;=10;&quot;C&quot;;&quot;S&quot;))" table:style-name="ce2">
            <text:p>C</text:p>
          </table:table-cell>
          <table:table-cell office:value-type="float" office:value="1" table:formula="of:=IF([.L269]=0;1;IF([.L269]=5;IF([.C269]&gt;=20;0;5);IF([.M269]=3;[.L269]+1;[.L269])))" table:style-name="ce2">
            <text:p>1</text:p>
          </table:table-cell>
          <table:table-cell office:value-type="float" office:value="1" table:formula="of:=IF([.L269]&lt;&gt;[.L270];1;[.M269]+1)" table:style-name="ce2">
            <text:p>1</text:p>
          </table:table-cell>
          <table:table-cell office:value-type="boolean" office:boolean-value="true" table:formula="of:=IF([pogoda.$D270]=[pogoda.$K270];TRUE;FALSE)" table:style-name="ce2">
            <text:p>PRAWDA</text:p>
          </table:table-cell>
          <table:table-cell office:value-type="boolean" office:boolean-value="true" table:formula="of:=IF([pogoda.$E270]=[pogoda.$L27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9.5" table:style-name="ce1">
            <text:p>19,5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71]&gt;=20; TRUE; FALSE)" table:style-name="ce1">
            <text:p>FAŁSZ</text:p>
          </table:table-cell>
          <table:table-cell office:value-type="boolean" office:boolean-value="false" table:formula="of:=IF([pogoda.$C271]&lt;=5;TRUE;FALSE)" table:style-name="ce1">
            <text:p>FAŁSZ</text:p>
          </table:table-cell>
          <table:table-cell office:value-type="boolean" office:boolean-value="false" table:formula="of:=AND([pogoda.$F271:.$G271])" table:style-name="ce2">
            <text:p>FAŁSZ</text:p>
          </table:table-cell>
          <table:table-cell office:value-type="boolean" office:boolean-value="false" table:formula="of:=IF([pogoda.$B271]&gt;[.B270];TRUE;FALSE)" table:style-name="ce2">
            <text:p>FAŁSZ</text:p>
          </table:table-cell>
          <table:table-cell office:value-type="string" office:string-value="C1" table:formula="of:=COM.MICROSOFT.TEXTJOIN(&quot;&quot;;;[pogoda.$D271];[pogoda.$E271])" table:style-name="ce2">
            <text:p>C1</text:p>
          </table:table-cell>
          <table:table-cell office:value-type="string" office:string-value="C" table:formula="of:=IF([pogoda.$L271]=0;&quot;0&quot;;IF([pogoda.$B271]&gt;=10;&quot;C&quot;;&quot;S&quot;))" table:style-name="ce2">
            <text:p>C</text:p>
          </table:table-cell>
          <table:table-cell office:value-type="float" office:value="1" table:formula="of:=IF([.L270]=0;1;IF([.L270]=5;IF([.C270]&gt;=20;0;5);IF([.M270]=3;[.L270]+1;[.L270])))" table:style-name="ce2">
            <text:p>1</text:p>
          </table:table-cell>
          <table:table-cell office:value-type="float" office:value="2" table:formula="of:=IF([.L270]&lt;&gt;[.L271];1;[.M270]+1)" table:style-name="ce2">
            <text:p>2</text:p>
          </table:table-cell>
          <table:table-cell office:value-type="boolean" office:boolean-value="true" table:formula="of:=IF([pogoda.$D271]=[pogoda.$K271];TRUE;FALSE)" table:style-name="ce2">
            <text:p>PRAWDA</text:p>
          </table:table-cell>
          <table:table-cell office:value-type="boolean" office:boolean-value="true" table:formula="of:=IF([pogoda.$E271]=[pogoda.$L27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72]&gt;=20; TRUE; FALSE)" table:style-name="ce1">
            <text:p>FAŁSZ</text:p>
          </table:table-cell>
          <table:table-cell office:value-type="boolean" office:boolean-value="false" table:formula="of:=IF([pogoda.$C272]&lt;=5;TRUE;FALSE)" table:style-name="ce1">
            <text:p>FAŁSZ</text:p>
          </table:table-cell>
          <table:table-cell office:value-type="boolean" office:boolean-value="false" table:formula="of:=AND([pogoda.$F272:.$G272])" table:style-name="ce2">
            <text:p>FAŁSZ</text:p>
          </table:table-cell>
          <table:table-cell office:value-type="boolean" office:boolean-value="false" table:formula="of:=IF([pogoda.$B272]&gt;[.B271];TRUE;FALSE)" table:style-name="ce2">
            <text:p>FAŁSZ</text:p>
          </table:table-cell>
          <table:table-cell office:value-type="string" office:string-value="C1" table:formula="of:=COM.MICROSOFT.TEXTJOIN(&quot;&quot;;;[pogoda.$D272];[pogoda.$E272])" table:style-name="ce2">
            <text:p>C1</text:p>
          </table:table-cell>
          <table:table-cell office:value-type="string" office:string-value="C" table:formula="of:=IF([pogoda.$L272]=0;&quot;0&quot;;IF([pogoda.$B272]&gt;=10;&quot;C&quot;;&quot;S&quot;))" table:style-name="ce2">
            <text:p>C</text:p>
          </table:table-cell>
          <table:table-cell office:value-type="float" office:value="1" table:formula="of:=IF([.L271]=0;1;IF([.L271]=5;IF([.C271]&gt;=20;0;5);IF([.M271]=3;[.L271]+1;[.L271])))" table:style-name="ce2">
            <text:p>1</text:p>
          </table:table-cell>
          <table:table-cell office:value-type="float" office:value="3" table:formula="of:=IF([.L271]&lt;&gt;[.L272];1;[.M271]+1)" table:style-name="ce2">
            <text:p>3</text:p>
          </table:table-cell>
          <table:table-cell office:value-type="boolean" office:boolean-value="true" table:formula="of:=IF([pogoda.$D272]=[pogoda.$K272];TRUE;FALSE)" table:style-name="ce2">
            <text:p>PRAWDA</text:p>
          </table:table-cell>
          <table:table-cell office:value-type="boolean" office:boolean-value="true" table:formula="of:=IF([pogoda.$E272]=[pogoda.$L27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13.7" table:style-name="ce1">
            <text:p>13,7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73]&gt;=20; TRUE; FALSE)" table:style-name="ce1">
            <text:p>FAŁSZ</text:p>
          </table:table-cell>
          <table:table-cell office:value-type="boolean" office:boolean-value="false" table:formula="of:=IF([pogoda.$C273]&lt;=5;TRUE;FALSE)" table:style-name="ce1">
            <text:p>FAŁSZ</text:p>
          </table:table-cell>
          <table:table-cell office:value-type="boolean" office:boolean-value="false" table:formula="of:=AND([pogoda.$F273:.$G273])" table:style-name="ce2">
            <text:p>FAŁSZ</text:p>
          </table:table-cell>
          <table:table-cell office:value-type="boolean" office:boolean-value="false" table:formula="of:=IF([pogoda.$B273]&gt;[.B272];TRUE;FALSE)" table:style-name="ce2">
            <text:p>FAŁSZ</text:p>
          </table:table-cell>
          <table:table-cell office:value-type="string" office:string-value="C2" table:formula="of:=COM.MICROSOFT.TEXTJOIN(&quot;&quot;;;[pogoda.$D273];[pogoda.$E273])" table:style-name="ce2">
            <text:p>C2</text:p>
          </table:table-cell>
          <table:table-cell office:value-type="string" office:string-value="C" table:formula="of:=IF([pogoda.$L273]=0;&quot;0&quot;;IF([pogoda.$B273]&gt;=10;&quot;C&quot;;&quot;S&quot;))" table:style-name="ce2">
            <text:p>C</text:p>
          </table:table-cell>
          <table:table-cell office:value-type="float" office:value="2" table:formula="of:=IF([.L272]=0;1;IF([.L272]=5;IF([.C272]&gt;=20;0;5);IF([.M272]=3;[.L272]+1;[.L272])))" table:style-name="ce2">
            <text:p>2</text:p>
          </table:table-cell>
          <table:table-cell office:value-type="float" office:value="1" table:formula="of:=IF([.L272]&lt;&gt;[.L273];1;[.M272]+1)" table:style-name="ce2">
            <text:p>1</text:p>
          </table:table-cell>
          <table:table-cell office:value-type="boolean" office:boolean-value="true" table:formula="of:=IF([pogoda.$D273]=[pogoda.$K273];TRUE;FALSE)" table:style-name="ce2">
            <text:p>PRAWDA</text:p>
          </table:table-cell>
          <table:table-cell office:value-type="boolean" office:boolean-value="true" table:formula="of:=IF([pogoda.$E273]=[pogoda.$L27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2.9" table:style-name="ce1">
            <text:p>12,9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74]&gt;=20; TRUE; FALSE)" table:style-name="ce1">
            <text:p>FAŁSZ</text:p>
          </table:table-cell>
          <table:table-cell office:value-type="boolean" office:boolean-value="false" table:formula="of:=IF([pogoda.$C274]&lt;=5;TRUE;FALSE)" table:style-name="ce1">
            <text:p>FAŁSZ</text:p>
          </table:table-cell>
          <table:table-cell office:value-type="boolean" office:boolean-value="false" table:formula="of:=AND([pogoda.$F274:.$G274])" table:style-name="ce2">
            <text:p>FAŁSZ</text:p>
          </table:table-cell>
          <table:table-cell office:value-type="boolean" office:boolean-value="false" table:formula="of:=IF([pogoda.$B274]&gt;[.B273];TRUE;FALSE)" table:style-name="ce2">
            <text:p>FAŁSZ</text:p>
          </table:table-cell>
          <table:table-cell office:value-type="string" office:string-value="C2" table:formula="of:=COM.MICROSOFT.TEXTJOIN(&quot;&quot;;;[pogoda.$D274];[pogoda.$E274])" table:style-name="ce2">
            <text:p>C2</text:p>
          </table:table-cell>
          <table:table-cell office:value-type="string" office:string-value="C" table:formula="of:=IF([pogoda.$L274]=0;&quot;0&quot;;IF([pogoda.$B274]&gt;=10;&quot;C&quot;;&quot;S&quot;))" table:style-name="ce2">
            <text:p>C</text:p>
          </table:table-cell>
          <table:table-cell office:value-type="float" office:value="2" table:formula="of:=IF([.L273]=0;1;IF([.L273]=5;IF([.C273]&gt;=20;0;5);IF([.M273]=3;[.L273]+1;[.L273])))" table:style-name="ce2">
            <text:p>2</text:p>
          </table:table-cell>
          <table:table-cell office:value-type="float" office:value="2" table:formula="of:=IF([.L273]&lt;&gt;[.L274];1;[.M273]+1)" table:style-name="ce2">
            <text:p>2</text:p>
          </table:table-cell>
          <table:table-cell office:value-type="boolean" office:boolean-value="true" table:formula="of:=IF([pogoda.$D274]=[pogoda.$K274];TRUE;FALSE)" table:style-name="ce2">
            <text:p>PRAWDA</text:p>
          </table:table-cell>
          <table:table-cell office:value-type="boolean" office:boolean-value="true" table:formula="of:=IF([pogoda.$E274]=[pogoda.$L27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C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75]&gt;=20; TRUE; FALSE)" table:style-name="ce1">
            <text:p>FAŁSZ</text:p>
          </table:table-cell>
          <table:table-cell office:value-type="boolean" office:boolean-value="true" table:formula="of:=IF([pogoda.$C275]&lt;=5;TRUE;FALSE)" table:style-name="ce1">
            <text:p>PRAWDA</text:p>
          </table:table-cell>
          <table:table-cell office:value-type="boolean" office:boolean-value="false" table:formula="of:=AND([pogoda.$F275:.$G275])" table:style-name="ce2">
            <text:p>FAŁSZ</text:p>
          </table:table-cell>
          <table:table-cell office:value-type="boolean" office:boolean-value="true" table:formula="of:=IF([pogoda.$B275]&gt;[.B274];TRUE;FALSE)" table:style-name="ce2">
            <text:p>PRAWDA</text:p>
          </table:table-cell>
          <table:table-cell office:value-type="string" office:string-value="C2" table:formula="of:=COM.MICROSOFT.TEXTJOIN(&quot;&quot;;;[pogoda.$D275];[pogoda.$E275])" table:style-name="ce2">
            <text:p>C2</text:p>
          </table:table-cell>
          <table:table-cell office:value-type="string" office:string-value="C" table:formula="of:=IF([pogoda.$L275]=0;&quot;0&quot;;IF([pogoda.$B275]&gt;=10;&quot;C&quot;;&quot;S&quot;))" table:style-name="ce2">
            <text:p>C</text:p>
          </table:table-cell>
          <table:table-cell office:value-type="float" office:value="2" table:formula="of:=IF([.L274]=0;1;IF([.L274]=5;IF([.C274]&gt;=20;0;5);IF([.M274]=3;[.L274]+1;[.L274])))" table:style-name="ce2">
            <text:p>2</text:p>
          </table:table-cell>
          <table:table-cell office:value-type="float" office:value="3" table:formula="of:=IF([.L274]&lt;&gt;[.L275];1;[.M274]+1)" table:style-name="ce2">
            <text:p>3</text:p>
          </table:table-cell>
          <table:table-cell office:value-type="boolean" office:boolean-value="true" table:formula="of:=IF([pogoda.$D275]=[pogoda.$K275];TRUE;FALSE)" table:style-name="ce2">
            <text:p>PRAWDA</text:p>
          </table:table-cell>
          <table:table-cell office:value-type="boolean" office:boolean-value="true" table:formula="of:=IF([pogoda.$E275]=[pogoda.$L27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76]&gt;=20; TRUE; FALSE)" table:style-name="ce1">
            <text:p>FAŁSZ</text:p>
          </table:table-cell>
          <table:table-cell office:value-type="boolean" office:boolean-value="false" table:formula="of:=IF([pogoda.$C276]&lt;=5;TRUE;FALSE)" table:style-name="ce1">
            <text:p>FAŁSZ</text:p>
          </table:table-cell>
          <table:table-cell office:value-type="boolean" office:boolean-value="false" table:formula="of:=AND([pogoda.$F276:.$G276])" table:style-name="ce2">
            <text:p>FAŁSZ</text:p>
          </table:table-cell>
          <table:table-cell office:value-type="boolean" office:boolean-value="true" table:formula="of:=IF([pogoda.$B276]&gt;[.B275];TRUE;FALSE)" table:style-name="ce2">
            <text:p>PRAWDA</text:p>
          </table:table-cell>
          <table:table-cell office:value-type="string" office:string-value="C3" table:formula="of:=COM.MICROSOFT.TEXTJOIN(&quot;&quot;;;[pogoda.$D276];[pogoda.$E276])" table:style-name="ce2">
            <text:p>C3</text:p>
          </table:table-cell>
          <table:table-cell office:value-type="string" office:string-value="C" table:formula="of:=IF([pogoda.$L276]=0;&quot;0&quot;;IF([pogoda.$B276]&gt;=10;&quot;C&quot;;&quot;S&quot;))" table:style-name="ce2">
            <text:p>C</text:p>
          </table:table-cell>
          <table:table-cell office:value-type="float" office:value="3" table:formula="of:=IF([.L275]=0;1;IF([.L275]=5;IF([.C275]&gt;=20;0;5);IF([.M275]=3;[.L275]+1;[.L275])))" table:style-name="ce2">
            <text:p>3</text:p>
          </table:table-cell>
          <table:table-cell office:value-type="float" office:value="1" table:formula="of:=IF([.L275]&lt;&gt;[.L276];1;[.M275]+1)" table:style-name="ce2">
            <text:p>1</text:p>
          </table:table-cell>
          <table:table-cell office:value-type="boolean" office:boolean-value="true" table:formula="of:=IF([pogoda.$D276]=[pogoda.$K276];TRUE;FALSE)" table:style-name="ce2">
            <text:p>PRAWDA</text:p>
          </table:table-cell>
          <table:table-cell office:value-type="boolean" office:boolean-value="true" table:formula="of:=IF([pogoda.$E276]=[pogoda.$L27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77]&gt;=20; TRUE; FALSE)" table:style-name="ce1">
            <text:p>FAŁSZ</text:p>
          </table:table-cell>
          <table:table-cell office:value-type="boolean" office:boolean-value="false" table:formula="of:=IF([pogoda.$C277]&lt;=5;TRUE;FALSE)" table:style-name="ce1">
            <text:p>FAŁSZ</text:p>
          </table:table-cell>
          <table:table-cell office:value-type="boolean" office:boolean-value="false" table:formula="of:=AND([pogoda.$F277:.$G277])" table:style-name="ce2">
            <text:p>FAŁSZ</text:p>
          </table:table-cell>
          <table:table-cell office:value-type="boolean" office:boolean-value="true" table:formula="of:=IF([pogoda.$B277]&gt;[.B276];TRUE;FALSE)" table:style-name="ce2">
            <text:p>PRAWDA</text:p>
          </table:table-cell>
          <table:table-cell office:value-type="string" office:string-value="C3" table:formula="of:=COM.MICROSOFT.TEXTJOIN(&quot;&quot;;;[pogoda.$D277];[pogoda.$E277])" table:style-name="ce2">
            <text:p>C3</text:p>
          </table:table-cell>
          <table:table-cell office:value-type="string" office:string-value="C" table:formula="of:=IF([pogoda.$L277]=0;&quot;0&quot;;IF([pogoda.$B277]&gt;=10;&quot;C&quot;;&quot;S&quot;))" table:style-name="ce2">
            <text:p>C</text:p>
          </table:table-cell>
          <table:table-cell office:value-type="float" office:value="3" table:formula="of:=IF([.L276]=0;1;IF([.L276]=5;IF([.C276]&gt;=20;0;5);IF([.M276]=3;[.L276]+1;[.L276])))" table:style-name="ce2">
            <text:p>3</text:p>
          </table:table-cell>
          <table:table-cell office:value-type="float" office:value="2" table:formula="of:=IF([.L276]&lt;&gt;[.L277];1;[.M276]+1)" table:style-name="ce2">
            <text:p>2</text:p>
          </table:table-cell>
          <table:table-cell office:value-type="boolean" office:boolean-value="true" table:formula="of:=IF([pogoda.$D277]=[pogoda.$K277];TRUE;FALSE)" table:style-name="ce2">
            <text:p>PRAWDA</text:p>
          </table:table-cell>
          <table:table-cell office:value-type="boolean" office:boolean-value="true" table:formula="of:=IF([pogoda.$E277]=[pogoda.$L27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78]&gt;=20; TRUE; FALSE)" table:style-name="ce1">
            <text:p>FAŁSZ</text:p>
          </table:table-cell>
          <table:table-cell office:value-type="boolean" office:boolean-value="true" table:formula="of:=IF([pogoda.$C278]&lt;=5;TRUE;FALSE)" table:style-name="ce1">
            <text:p>PRAWDA</text:p>
          </table:table-cell>
          <table:table-cell office:value-type="boolean" office:boolean-value="false" table:formula="of:=AND([pogoda.$F278:.$G278])" table:style-name="ce2">
            <text:p>FAŁSZ</text:p>
          </table:table-cell>
          <table:table-cell office:value-type="boolean" office:boolean-value="true" table:formula="of:=IF([pogoda.$B278]&gt;[.B277];TRUE;FALSE)" table:style-name="ce2">
            <text:p>PRAWDA</text:p>
          </table:table-cell>
          <table:table-cell office:value-type="string" office:string-value="C3" table:formula="of:=COM.MICROSOFT.TEXTJOIN(&quot;&quot;;;[pogoda.$D278];[pogoda.$E278])" table:style-name="ce2">
            <text:p>C3</text:p>
          </table:table-cell>
          <table:table-cell office:value-type="string" office:string-value="C" table:formula="of:=IF([pogoda.$L278]=0;&quot;0&quot;;IF([pogoda.$B278]&gt;=10;&quot;C&quot;;&quot;S&quot;))" table:style-name="ce2">
            <text:p>C</text:p>
          </table:table-cell>
          <table:table-cell office:value-type="float" office:value="3" table:formula="of:=IF([.L277]=0;1;IF([.L277]=5;IF([.C277]&gt;=20;0;5);IF([.M277]=3;[.L277]+1;[.L277])))" table:style-name="ce2">
            <text:p>3</text:p>
          </table:table-cell>
          <table:table-cell office:value-type="float" office:value="3" table:formula="of:=IF([.L277]&lt;&gt;[.L278];1;[.M277]+1)" table:style-name="ce2">
            <text:p>3</text:p>
          </table:table-cell>
          <table:table-cell office:value-type="boolean" office:boolean-value="true" table:formula="of:=IF([pogoda.$D278]=[pogoda.$K278];TRUE;FALSE)" table:style-name="ce2">
            <text:p>PRAWDA</text:p>
          </table:table-cell>
          <table:table-cell office:value-type="boolean" office:boolean-value="true" table:formula="of:=IF([pogoda.$E278]=[pogoda.$L27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16.3" table:style-name="ce1">
            <text:p>16,3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79]&gt;=20; TRUE; FALSE)" table:style-name="ce1">
            <text:p>FAŁSZ</text:p>
          </table:table-cell>
          <table:table-cell office:value-type="boolean" office:boolean-value="false" table:formula="of:=IF([pogoda.$C279]&lt;=5;TRUE;FALSE)" table:style-name="ce1">
            <text:p>FAŁSZ</text:p>
          </table:table-cell>
          <table:table-cell office:value-type="boolean" office:boolean-value="false" table:formula="of:=AND([pogoda.$F279:.$G279])" table:style-name="ce2">
            <text:p>FAŁSZ</text:p>
          </table:table-cell>
          <table:table-cell office:value-type="boolean" office:boolean-value="false" table:formula="of:=IF([pogoda.$B279]&gt;[.B278];TRUE;FALSE)" table:style-name="ce2">
            <text:p>FAŁSZ</text:p>
          </table:table-cell>
          <table:table-cell office:value-type="string" office:string-value="C4" table:formula="of:=COM.MICROSOFT.TEXTJOIN(&quot;&quot;;;[pogoda.$D279];[pogoda.$E279])" table:style-name="ce2">
            <text:p>C4</text:p>
          </table:table-cell>
          <table:table-cell office:value-type="string" office:string-value="C" table:formula="of:=IF([pogoda.$L279]=0;&quot;0&quot;;IF([pogoda.$B279]&gt;=10;&quot;C&quot;;&quot;S&quot;))" table:style-name="ce2">
            <text:p>C</text:p>
          </table:table-cell>
          <table:table-cell office:value-type="float" office:value="4" table:formula="of:=IF([.L278]=0;1;IF([.L278]=5;IF([.C278]&gt;=20;0;5);IF([.M278]=3;[.L278]+1;[.L278])))" table:style-name="ce2">
            <text:p>4</text:p>
          </table:table-cell>
          <table:table-cell office:value-type="float" office:value="1" table:formula="of:=IF([.L278]&lt;&gt;[.L279];1;[.M278]+1)" table:style-name="ce2">
            <text:p>1</text:p>
          </table:table-cell>
          <table:table-cell office:value-type="boolean" office:boolean-value="true" table:formula="of:=IF([pogoda.$D279]=[pogoda.$K279];TRUE;FALSE)" table:style-name="ce2">
            <text:p>PRAWDA</text:p>
          </table:table-cell>
          <table:table-cell office:value-type="boolean" office:boolean-value="true" table:formula="of:=IF([pogoda.$E279]=[pogoda.$L27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80]&gt;=20; TRUE; FALSE)" table:style-name="ce1">
            <text:p>FAŁSZ</text:p>
          </table:table-cell>
          <table:table-cell office:value-type="boolean" office:boolean-value="false" table:formula="of:=IF([pogoda.$C280]&lt;=5;TRUE;FALSE)" table:style-name="ce1">
            <text:p>FAŁSZ</text:p>
          </table:table-cell>
          <table:table-cell office:value-type="boolean" office:boolean-value="false" table:formula="of:=AND([pogoda.$F280:.$G280])" table:style-name="ce2">
            <text:p>FAŁSZ</text:p>
          </table:table-cell>
          <table:table-cell office:value-type="boolean" office:boolean-value="false" table:formula="of:=IF([pogoda.$B280]&gt;[.B279];TRUE;FALSE)" table:style-name="ce2">
            <text:p>FAŁSZ</text:p>
          </table:table-cell>
          <table:table-cell office:value-type="string" office:string-value="C4" table:formula="of:=COM.MICROSOFT.TEXTJOIN(&quot;&quot;;;[pogoda.$D280];[pogoda.$E280])" table:style-name="ce2">
            <text:p>C4</text:p>
          </table:table-cell>
          <table:table-cell office:value-type="string" office:string-value="C" table:formula="of:=IF([pogoda.$L280]=0;&quot;0&quot;;IF([pogoda.$B280]&gt;=10;&quot;C&quot;;&quot;S&quot;))" table:style-name="ce2">
            <text:p>C</text:p>
          </table:table-cell>
          <table:table-cell office:value-type="float" office:value="4" table:formula="of:=IF([.L279]=0;1;IF([.L279]=5;IF([.C279]&gt;=20;0;5);IF([.M279]=3;[.L279]+1;[.L279])))" table:style-name="ce2">
            <text:p>4</text:p>
          </table:table-cell>
          <table:table-cell office:value-type="float" office:value="2" table:formula="of:=IF([.L279]&lt;&gt;[.L280];1;[.M279]+1)" table:style-name="ce2">
            <text:p>2</text:p>
          </table:table-cell>
          <table:table-cell office:value-type="boolean" office:boolean-value="true" table:formula="of:=IF([pogoda.$D280]=[pogoda.$K280];TRUE;FALSE)" table:style-name="ce2">
            <text:p>PRAWDA</text:p>
          </table:table-cell>
          <table:table-cell office:value-type="boolean" office:boolean-value="true" table:formula="of:=IF([pogoda.$E280]=[pogoda.$L28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10.5" table:style-name="ce1">
            <text:p>10,5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C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81]&gt;=20; TRUE; FALSE)" table:style-name="ce1">
            <text:p>FAŁSZ</text:p>
          </table:table-cell>
          <table:table-cell office:value-type="boolean" office:boolean-value="false" table:formula="of:=IF([pogoda.$C281]&lt;=5;TRUE;FALSE)" table:style-name="ce1">
            <text:p>FAŁSZ</text:p>
          </table:table-cell>
          <table:table-cell office:value-type="boolean" office:boolean-value="false" table:formula="of:=AND([pogoda.$F281:.$G281])" table:style-name="ce2">
            <text:p>FAŁSZ</text:p>
          </table:table-cell>
          <table:table-cell office:value-type="boolean" office:boolean-value="false" table:formula="of:=IF([pogoda.$B281]&gt;[.B280];TRUE;FALSE)" table:style-name="ce2">
            <text:p>FAŁSZ</text:p>
          </table:table-cell>
          <table:table-cell office:value-type="string" office:string-value="C4" table:formula="of:=COM.MICROSOFT.TEXTJOIN(&quot;&quot;;;[pogoda.$D281];[pogoda.$E281])" table:style-name="ce2">
            <text:p>C4</text:p>
          </table:table-cell>
          <table:table-cell office:value-type="string" office:string-value="C" table:formula="of:=IF([pogoda.$L281]=0;&quot;0&quot;;IF([pogoda.$B281]&gt;=10;&quot;C&quot;;&quot;S&quot;))" table:style-name="ce2">
            <text:p>C</text:p>
          </table:table-cell>
          <table:table-cell office:value-type="float" office:value="4" table:formula="of:=IF([.L280]=0;1;IF([.L280]=5;IF([.C280]&gt;=20;0;5);IF([.M280]=3;[.L280]+1;[.L280])))" table:style-name="ce2">
            <text:p>4</text:p>
          </table:table-cell>
          <table:table-cell office:value-type="float" office:value="3" table:formula="of:=IF([.L280]&lt;&gt;[.L281];1;[.M280]+1)" table:style-name="ce2">
            <text:p>3</text:p>
          </table:table-cell>
          <table:table-cell office:value-type="boolean" office:boolean-value="true" table:formula="of:=IF([pogoda.$D281]=[pogoda.$K281];TRUE;FALSE)" table:style-name="ce2">
            <text:p>PRAWDA</text:p>
          </table:table-cell>
          <table:table-cell office:value-type="boolean" office:boolean-value="true" table:formula="of:=IF([pogoda.$E281]=[pogoda.$L28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6.7" table:style-name="ce1">
            <text:p>6,7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82]&gt;=20; TRUE; FALSE)" table:style-name="ce1">
            <text:p>FAŁSZ</text:p>
          </table:table-cell>
          <table:table-cell office:value-type="boolean" office:boolean-value="false" table:formula="of:=IF([pogoda.$C282]&lt;=5;TRUE;FALSE)" table:style-name="ce1">
            <text:p>FAŁSZ</text:p>
          </table:table-cell>
          <table:table-cell office:value-type="boolean" office:boolean-value="false" table:formula="of:=AND([pogoda.$F282:.$G282])" table:style-name="ce2">
            <text:p>FAŁSZ</text:p>
          </table:table-cell>
          <table:table-cell office:value-type="boolean" office:boolean-value="false" table:formula="of:=IF([pogoda.$B282]&gt;[.B281];TRUE;FALSE)" table:style-name="ce2">
            <text:p>FAŁSZ</text:p>
          </table:table-cell>
          <table:table-cell office:value-type="string" office:string-value="C5" table:formula="of:=COM.MICROSOFT.TEXTJOIN(&quot;&quot;;;[pogoda.$D282];[pogoda.$E282])" table:style-name="ce2">
            <text:p>C5</text:p>
          </table:table-cell>
          <table:table-cell office:value-type="string" office:string-value="S" table:formula="of:=IF([pogoda.$L282]=0;&quot;0&quot;;IF([pogoda.$B282]&gt;=10;&quot;C&quot;;&quot;S&quot;))" table:style-name="ce2">
            <text:p>S</text:p>
          </table:table-cell>
          <table:table-cell office:value-type="float" office:value="5" table:formula="of:=IF([.L281]=0;1;IF([.L281]=5;IF([.C281]&gt;=20;0;5);IF([.M281]=3;[.L281]+1;[.L281])))" table:style-name="ce2">
            <text:p>5</text:p>
          </table:table-cell>
          <table:table-cell office:value-type="float" office:value="1" table:formula="of:=IF([.L281]&lt;&gt;[.L282];1;[.M281]+1)" table:style-name="ce2">
            <text:p>1</text:p>
          </table:table-cell>
          <table:table-cell office:value-type="boolean" office:boolean-value="false" table:formula="of:=IF([pogoda.$D282]=[pogoda.$K282];TRUE;FALSE)" table:style-name="ce2">
            <text:p>FAŁSZ</text:p>
          </table:table-cell>
          <table:table-cell office:value-type="boolean" office:boolean-value="true" table:formula="of:=IF([pogoda.$E282]=[pogoda.$L28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3.5" table:style-name="ce1">
            <text:p>3,5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83]&gt;=20; TRUE; FALSE)" table:style-name="ce1">
            <text:p>FAŁSZ</text:p>
          </table:table-cell>
          <table:table-cell office:value-type="boolean" office:boolean-value="false" table:formula="of:=IF([pogoda.$C283]&lt;=5;TRUE;FALSE)" table:style-name="ce1">
            <text:p>FAŁSZ</text:p>
          </table:table-cell>
          <table:table-cell office:value-type="boolean" office:boolean-value="false" table:formula="of:=AND([pogoda.$F283:.$G283])" table:style-name="ce2">
            <text:p>FAŁSZ</text:p>
          </table:table-cell>
          <table:table-cell office:value-type="boolean" office:boolean-value="false" table:formula="of:=IF([pogoda.$B283]&gt;[.B282];TRUE;FALSE)" table:style-name="ce2">
            <text:p>FAŁSZ</text:p>
          </table:table-cell>
          <table:table-cell office:value-type="string" office:string-value="C5" table:formula="of:=COM.MICROSOFT.TEXTJOIN(&quot;&quot;;;[pogoda.$D283];[pogoda.$E283])" table:style-name="ce2">
            <text:p>C5</text:p>
          </table:table-cell>
          <table:table-cell office:value-type="string" office:string-value="S" table:formula="of:=IF([pogoda.$L283]=0;&quot;0&quot;;IF([pogoda.$B283]&gt;=10;&quot;C&quot;;&quot;S&quot;))" table:style-name="ce2">
            <text:p>S</text:p>
          </table:table-cell>
          <table:table-cell office:value-type="float" office:value="5" table:formula="of:=IF([.L282]=0;1;IF([.L282]=5;IF([.C282]&gt;=20;0;5);IF([.M282]=3;[.L282]+1;[.L282])))" table:style-name="ce2">
            <text:p>5</text:p>
          </table:table-cell>
          <table:table-cell office:value-type="float" office:value="2" table:formula="of:=IF([.L282]&lt;&gt;[.L283];1;[.M282]+1)" table:style-name="ce2">
            <text:p>2</text:p>
          </table:table-cell>
          <table:table-cell office:value-type="boolean" office:boolean-value="false" table:formula="of:=IF([pogoda.$D283]=[pogoda.$K283];TRUE;FALSE)" table:style-name="ce2">
            <text:p>FAŁSZ</text:p>
          </table:table-cell>
          <table:table-cell office:value-type="boolean" office:boolean-value="true" table:formula="of:=IF([pogoda.$E283]=[pogoda.$L28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.6" table:style-name="ce1">
            <text:p>1,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84]&gt;=20; TRUE; FALSE)" table:style-name="ce1">
            <text:p>FAŁSZ</text:p>
          </table:table-cell>
          <table:table-cell office:value-type="boolean" office:boolean-value="false" table:formula="of:=IF([pogoda.$C284]&lt;=5;TRUE;FALSE)" table:style-name="ce1">
            <text:p>FAŁSZ</text:p>
          </table:table-cell>
          <table:table-cell office:value-type="boolean" office:boolean-value="false" table:formula="of:=AND([pogoda.$F284:.$G284])" table:style-name="ce2">
            <text:p>FAŁSZ</text:p>
          </table:table-cell>
          <table:table-cell office:value-type="boolean" office:boolean-value="false" table:formula="of:=IF([pogoda.$B284]&gt;[.B283];TRUE;FALSE)" table:style-name="ce2">
            <text:p>FAŁSZ</text:p>
          </table:table-cell>
          <table:table-cell office:value-type="string" office:string-value="C5" table:formula="of:=COM.MICROSOFT.TEXTJOIN(&quot;&quot;;;[pogoda.$D284];[pogoda.$E284])" table:style-name="ce2">
            <text:p>C5</text:p>
          </table:table-cell>
          <table:table-cell office:value-type="string" office:string-value="S" table:formula="of:=IF([pogoda.$L284]=0;&quot;0&quot;;IF([pogoda.$B284]&gt;=10;&quot;C&quot;;&quot;S&quot;))" table:style-name="ce2">
            <text:p>S</text:p>
          </table:table-cell>
          <table:table-cell office:value-type="float" office:value="5" table:formula="of:=IF([.L283]=0;1;IF([.L283]=5;IF([.C283]&gt;=20;0;5);IF([.M283]=3;[.L283]+1;[.L283])))" table:style-name="ce2">
            <text:p>5</text:p>
          </table:table-cell>
          <table:table-cell office:value-type="float" office:value="3" table:formula="of:=IF([.L283]&lt;&gt;[.L284];1;[.M283]+1)" table:style-name="ce2">
            <text:p>3</text:p>
          </table:table-cell>
          <table:table-cell office:value-type="boolean" office:boolean-value="false" table:formula="of:=IF([pogoda.$D284]=[pogoda.$K284];TRUE;FALSE)" table:style-name="ce2">
            <text:p>FAŁSZ</text:p>
          </table:table-cell>
          <table:table-cell office:value-type="boolean" office:boolean-value="true" table:formula="of:=IF([pogoda.$E284]=[pogoda.$L28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.4" table:style-name="ce1">
            <text:p>1,4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C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85]&gt;=20; TRUE; FALSE)" table:style-name="ce1">
            <text:p>FAŁSZ</text:p>
          </table:table-cell>
          <table:table-cell office:value-type="boolean" office:boolean-value="false" table:formula="of:=IF([pogoda.$C285]&lt;=5;TRUE;FALSE)" table:style-name="ce1">
            <text:p>FAŁSZ</text:p>
          </table:table-cell>
          <table:table-cell office:value-type="boolean" office:boolean-value="false" table:formula="of:=AND([pogoda.$F285:.$G285])" table:style-name="ce2">
            <text:p>FAŁSZ</text:p>
          </table:table-cell>
          <table:table-cell office:value-type="boolean" office:boolean-value="false" table:formula="of:=IF([pogoda.$B285]&gt;[.B284];TRUE;FALSE)" table:style-name="ce2">
            <text:p>FAŁSZ</text:p>
          </table:table-cell>
          <table:table-cell office:value-type="string" office:string-value="C5" table:formula="of:=COM.MICROSOFT.TEXTJOIN(&quot;&quot;;;[pogoda.$D285];[pogoda.$E285])" table:style-name="ce2">
            <text:p>C5</text:p>
          </table:table-cell>
          <table:table-cell office:value-type="string" office:string-value="S" table:formula="of:=IF([pogoda.$L285]=0;&quot;0&quot;;IF([pogoda.$B285]&gt;=10;&quot;C&quot;;&quot;S&quot;))" table:style-name="ce2">
            <text:p>S</text:p>
          </table:table-cell>
          <table:table-cell office:value-type="float" office:value="5" table:formula="of:=IF([.L284]=0;1;IF([.L284]=5;IF([.C284]&gt;=20;0;5);IF([.M284]=3;[.L284]+1;[.L284])))" table:style-name="ce2">
            <text:p>5</text:p>
          </table:table-cell>
          <table:table-cell office:value-type="float" office:value="4" table:formula="of:=IF([.L284]&lt;&gt;[.L285];1;[.M284]+1)" table:style-name="ce2">
            <text:p>4</text:p>
          </table:table-cell>
          <table:table-cell office:value-type="boolean" office:boolean-value="false" table:formula="of:=IF([pogoda.$D285]=[pogoda.$K285];TRUE;FALSE)" table:style-name="ce2">
            <text:p>FAŁSZ</text:p>
          </table:table-cell>
          <table:table-cell office:value-type="boolean" office:boolean-value="true" table:formula="of:=IF([pogoda.$E285]=[pogoda.$L28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.8" table:style-name="ce1">
            <text:p>2,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286]&gt;=20; TRUE; FALSE)" table:style-name="ce1">
            <text:p>FAŁSZ</text:p>
          </table:table-cell>
          <table:table-cell office:value-type="boolean" office:boolean-value="true" table:formula="of:=IF([pogoda.$C286]&lt;=5;TRUE;FALSE)" table:style-name="ce1">
            <text:p>PRAWDA</text:p>
          </table:table-cell>
          <table:table-cell office:value-type="boolean" office:boolean-value="false" table:formula="of:=AND([pogoda.$F286:.$G286])" table:style-name="ce2">
            <text:p>FAŁSZ</text:p>
          </table:table-cell>
          <table:table-cell office:value-type="boolean" office:boolean-value="true" table:formula="of:=IF([pogoda.$B286]&gt;[.B285];TRUE;FALSE)" table:style-name="ce2">
            <text:p>PRAWDA</text:p>
          </table:table-cell>
          <table:table-cell office:value-type="string" office:string-value="00" table:formula="of:=COM.MICROSOFT.TEXTJOIN(&quot;&quot;;;[pogoda.$D286];[pogoda.$E286])" table:style-name="ce2">
            <text:p>00</text:p>
          </table:table-cell>
          <table:table-cell office:value-type="string" office:string-value="0" table:formula="of:=IF([pogoda.$L286]=0;&quot;0&quot;;IF([pogoda.$B286]&gt;=10;&quot;C&quot;;&quot;S&quot;))" table:style-name="ce2">
            <text:p>0</text:p>
          </table:table-cell>
          <table:table-cell office:value-type="float" office:value="0" table:formula="of:=IF([.L285]=0;1;IF([.L285]=5;IF([.C285]&gt;=20;0;5);IF([.M285]=3;[.L285]+1;[.L285])))" table:style-name="ce2">
            <text:p>0</text:p>
          </table:table-cell>
          <table:table-cell office:value-type="float" office:value="1" table:formula="of:=IF([.L285]&lt;&gt;[.L286];1;[.M285]+1)" table:style-name="ce2">
            <text:p>1</text:p>
          </table:table-cell>
          <table:table-cell office:value-type="boolean" office:boolean-value="true" table:formula="of:=IF([pogoda.$D286]=[pogoda.$K286];TRUE;FALSE)" table:style-name="ce2">
            <text:p>PRAWDA</text:p>
          </table:table-cell>
          <table:table-cell office:value-type="boolean" office:boolean-value="true" table:formula="of:=IF([pogoda.$E286]=[pogoda.$L28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5.2" table:style-name="ce1">
            <text:p>5,2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87]&gt;=20; TRUE; FALSE)" table:style-name="ce1">
            <text:p>FAŁSZ</text:p>
          </table:table-cell>
          <table:table-cell office:value-type="boolean" office:boolean-value="false" table:formula="of:=IF([pogoda.$C287]&lt;=5;TRUE;FALSE)" table:style-name="ce1">
            <text:p>FAŁSZ</text:p>
          </table:table-cell>
          <table:table-cell office:value-type="boolean" office:boolean-value="false" table:formula="of:=AND([pogoda.$F287:.$G287])" table:style-name="ce2">
            <text:p>FAŁSZ</text:p>
          </table:table-cell>
          <table:table-cell office:value-type="boolean" office:boolean-value="true" table:formula="of:=IF([pogoda.$B287]&gt;[.B286];TRUE;FALSE)" table:style-name="ce2">
            <text:p>PRAWDA</text:p>
          </table:table-cell>
          <table:table-cell office:value-type="string" office:string-value="S1" table:formula="of:=COM.MICROSOFT.TEXTJOIN(&quot;&quot;;;[pogoda.$D287];[pogoda.$E287])" table:style-name="ce2">
            <text:p>S1</text:p>
          </table:table-cell>
          <table:table-cell office:value-type="string" office:string-value="S" table:formula="of:=IF([pogoda.$L287]=0;&quot;0&quot;;IF([pogoda.$B287]&gt;=10;&quot;C&quot;;&quot;S&quot;))" table:style-name="ce2">
            <text:p>S</text:p>
          </table:table-cell>
          <table:table-cell office:value-type="float" office:value="1" table:formula="of:=IF([.L286]=0;1;IF([.L286]=5;IF([.C286]&gt;=20;0;5);IF([.M286]=3;[.L286]+1;[.L286])))" table:style-name="ce2">
            <text:p>1</text:p>
          </table:table-cell>
          <table:table-cell office:value-type="float" office:value="1" table:formula="of:=IF([.L286]&lt;&gt;[.L287];1;[.M286]+1)" table:style-name="ce2">
            <text:p>1</text:p>
          </table:table-cell>
          <table:table-cell office:value-type="boolean" office:boolean-value="true" table:formula="of:=IF([pogoda.$D287]=[pogoda.$K287];TRUE;FALSE)" table:style-name="ce2">
            <text:p>PRAWDA</text:p>
          </table:table-cell>
          <table:table-cell office:value-type="boolean" office:boolean-value="true" table:formula="of:=IF([pogoda.$E287]=[pogoda.$L28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7.7" table:style-name="ce1">
            <text:p>7,7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88]&gt;=20; TRUE; FALSE)" table:style-name="ce1">
            <text:p>FAŁSZ</text:p>
          </table:table-cell>
          <table:table-cell office:value-type="boolean" office:boolean-value="true" table:formula="of:=IF([pogoda.$C288]&lt;=5;TRUE;FALSE)" table:style-name="ce1">
            <text:p>PRAWDA</text:p>
          </table:table-cell>
          <table:table-cell office:value-type="boolean" office:boolean-value="false" table:formula="of:=AND([pogoda.$F288:.$G288])" table:style-name="ce2">
            <text:p>FAŁSZ</text:p>
          </table:table-cell>
          <table:table-cell office:value-type="boolean" office:boolean-value="true" table:formula="of:=IF([pogoda.$B288]&gt;[.B287];TRUE;FALSE)" table:style-name="ce2">
            <text:p>PRAWDA</text:p>
          </table:table-cell>
          <table:table-cell office:value-type="string" office:string-value="S1" table:formula="of:=COM.MICROSOFT.TEXTJOIN(&quot;&quot;;;[pogoda.$D288];[pogoda.$E288])" table:style-name="ce2">
            <text:p>S1</text:p>
          </table:table-cell>
          <table:table-cell office:value-type="string" office:string-value="S" table:formula="of:=IF([pogoda.$L288]=0;&quot;0&quot;;IF([pogoda.$B288]&gt;=10;&quot;C&quot;;&quot;S&quot;))" table:style-name="ce2">
            <text:p>S</text:p>
          </table:table-cell>
          <table:table-cell office:value-type="float" office:value="1" table:formula="of:=IF([.L287]=0;1;IF([.L287]=5;IF([.C287]&gt;=20;0;5);IF([.M287]=3;[.L287]+1;[.L287])))" table:style-name="ce2">
            <text:p>1</text:p>
          </table:table-cell>
          <table:table-cell office:value-type="float" office:value="2" table:formula="of:=IF([.L287]&lt;&gt;[.L288];1;[.M287]+1)" table:style-name="ce2">
            <text:p>2</text:p>
          </table:table-cell>
          <table:table-cell office:value-type="boolean" office:boolean-value="true" table:formula="of:=IF([pogoda.$D288]=[pogoda.$K288];TRUE;FALSE)" table:style-name="ce2">
            <text:p>PRAWDA</text:p>
          </table:table-cell>
          <table:table-cell office:value-type="boolean" office:boolean-value="true" table:formula="of:=IF([pogoda.$E288]=[pogoda.$L28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9.6" table:style-name="ce1">
            <text:p>9,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289]&gt;=20; TRUE; FALSE)" table:style-name="ce1">
            <text:p>FAŁSZ</text:p>
          </table:table-cell>
          <table:table-cell office:value-type="boolean" office:boolean-value="true" table:formula="of:=IF([pogoda.$C289]&lt;=5;TRUE;FALSE)" table:style-name="ce1">
            <text:p>PRAWDA</text:p>
          </table:table-cell>
          <table:table-cell office:value-type="boolean" office:boolean-value="false" table:formula="of:=AND([pogoda.$F289:.$G289])" table:style-name="ce2">
            <text:p>FAŁSZ</text:p>
          </table:table-cell>
          <table:table-cell office:value-type="boolean" office:boolean-value="true" table:formula="of:=IF([pogoda.$B289]&gt;[.B288];TRUE;FALSE)" table:style-name="ce2">
            <text:p>PRAWDA</text:p>
          </table:table-cell>
          <table:table-cell office:value-type="string" office:string-value="S1" table:formula="of:=COM.MICROSOFT.TEXTJOIN(&quot;&quot;;;[pogoda.$D289];[pogoda.$E289])" table:style-name="ce2">
            <text:p>S1</text:p>
          </table:table-cell>
          <table:table-cell office:value-type="string" office:string-value="S" table:formula="of:=IF([pogoda.$L289]=0;&quot;0&quot;;IF([pogoda.$B289]&gt;=10;&quot;C&quot;;&quot;S&quot;))" table:style-name="ce2">
            <text:p>S</text:p>
          </table:table-cell>
          <table:table-cell office:value-type="float" office:value="1" table:formula="of:=IF([.L288]=0;1;IF([.L288]=5;IF([.C288]&gt;=20;0;5);IF([.M288]=3;[.L288]+1;[.L288])))" table:style-name="ce2">
            <text:p>1</text:p>
          </table:table-cell>
          <table:table-cell office:value-type="float" office:value="3" table:formula="of:=IF([.L288]&lt;&gt;[.L289];1;[.M288]+1)" table:style-name="ce2">
            <text:p>3</text:p>
          </table:table-cell>
          <table:table-cell office:value-type="boolean" office:boolean-value="true" table:formula="of:=IF([pogoda.$D289]=[pogoda.$K289];TRUE;FALSE)" table:style-name="ce2">
            <text:p>PRAWDA</text:p>
          </table:table-cell>
          <table:table-cell office:value-type="boolean" office:boolean-value="true" table:formula="of:=IF([pogoda.$E289]=[pogoda.$L28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0.1" table:style-name="ce1">
            <text:p>10,1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90]&gt;=20; TRUE; FALSE)" table:style-name="ce1">
            <text:p>FAŁSZ</text:p>
          </table:table-cell>
          <table:table-cell office:value-type="boolean" office:boolean-value="false" table:formula="of:=IF([pogoda.$C290]&lt;=5;TRUE;FALSE)" table:style-name="ce1">
            <text:p>FAŁSZ</text:p>
          </table:table-cell>
          <table:table-cell office:value-type="boolean" office:boolean-value="false" table:formula="of:=AND([pogoda.$F290:.$G290])" table:style-name="ce2">
            <text:p>FAŁSZ</text:p>
          </table:table-cell>
          <table:table-cell office:value-type="boolean" office:boolean-value="true" table:formula="of:=IF([pogoda.$B290]&gt;[.B289];TRUE;FALSE)" table:style-name="ce2">
            <text:p>PRAWDA</text:p>
          </table:table-cell>
          <table:table-cell office:value-type="string" office:string-value="S2" table:formula="of:=COM.MICROSOFT.TEXTJOIN(&quot;&quot;;;[pogoda.$D290];[pogoda.$E290])" table:style-name="ce2">
            <text:p>S2</text:p>
          </table:table-cell>
          <table:table-cell office:value-type="string" office:string-value="C" table:formula="of:=IF([pogoda.$L290]=0;&quot;0&quot;;IF([pogoda.$B290]&gt;=10;&quot;C&quot;;&quot;S&quot;))" table:style-name="ce2">
            <text:p>C</text:p>
          </table:table-cell>
          <table:table-cell office:value-type="float" office:value="2" table:formula="of:=IF([.L289]=0;1;IF([.L289]=5;IF([.C289]&gt;=20;0;5);IF([.M289]=3;[.L289]+1;[.L289])))" table:style-name="ce2">
            <text:p>2</text:p>
          </table:table-cell>
          <table:table-cell office:value-type="float" office:value="1" table:formula="of:=IF([.L289]&lt;&gt;[.L290];1;[.M289]+1)" table:style-name="ce2">
            <text:p>1</text:p>
          </table:table-cell>
          <table:table-cell office:value-type="boolean" office:boolean-value="false" table:formula="of:=IF([pogoda.$D290]=[pogoda.$K290];TRUE;FALSE)" table:style-name="ce2">
            <text:p>FAŁSZ</text:p>
          </table:table-cell>
          <table:table-cell office:value-type="boolean" office:boolean-value="true" table:formula="of:=IF([pogoda.$E290]=[pogoda.$L29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91]&gt;=20; TRUE; FALSE)" table:style-name="ce1">
            <text:p>FAŁSZ</text:p>
          </table:table-cell>
          <table:table-cell office:value-type="boolean" office:boolean-value="true" table:formula="of:=IF([pogoda.$C291]&lt;=5;TRUE;FALSE)" table:style-name="ce1">
            <text:p>PRAWDA</text:p>
          </table:table-cell>
          <table:table-cell office:value-type="boolean" office:boolean-value="false" table:formula="of:=AND([pogoda.$F291:.$G291])" table:style-name="ce2">
            <text:p>FAŁSZ</text:p>
          </table:table-cell>
          <table:table-cell office:value-type="boolean" office:boolean-value="false" table:formula="of:=IF([pogoda.$B291]&gt;[.B290];TRUE;FALSE)" table:style-name="ce2">
            <text:p>FAŁSZ</text:p>
          </table:table-cell>
          <table:table-cell office:value-type="string" office:string-value="S2" table:formula="of:=COM.MICROSOFT.TEXTJOIN(&quot;&quot;;;[pogoda.$D291];[pogoda.$E291])" table:style-name="ce2">
            <text:p>S2</text:p>
          </table:table-cell>
          <table:table-cell office:value-type="string" office:string-value="S" table:formula="of:=IF([pogoda.$L291]=0;&quot;0&quot;;IF([pogoda.$B291]&gt;=10;&quot;C&quot;;&quot;S&quot;))" table:style-name="ce2">
            <text:p>S</text:p>
          </table:table-cell>
          <table:table-cell office:value-type="float" office:value="2" table:formula="of:=IF([.L290]=0;1;IF([.L290]=5;IF([.C290]&gt;=20;0;5);IF([.M290]=3;[.L290]+1;[.L290])))" table:style-name="ce2">
            <text:p>2</text:p>
          </table:table-cell>
          <table:table-cell office:value-type="float" office:value="2" table:formula="of:=IF([.L290]&lt;&gt;[.L291];1;[.M290]+1)" table:style-name="ce2">
            <text:p>2</text:p>
          </table:table-cell>
          <table:table-cell office:value-type="boolean" office:boolean-value="true" table:formula="of:=IF([pogoda.$D291]=[pogoda.$K291];TRUE;FALSE)" table:style-name="ce2">
            <text:p>PRAWDA</text:p>
          </table:table-cell>
          <table:table-cell office:value-type="boolean" office:boolean-value="true" table:formula="of:=IF([pogoda.$E291]=[pogoda.$L29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7.4" table:style-name="ce1">
            <text:p>7,4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S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formula="of:=IF([pogoda.$B292]&gt;=20; TRUE; FALSE)" table:style-name="ce1">
            <text:p>FAŁSZ</text:p>
          </table:table-cell>
          <table:table-cell office:value-type="boolean" office:boolean-value="true" table:formula="of:=IF([pogoda.$C292]&lt;=5;TRUE;FALSE)" table:style-name="ce1">
            <text:p>PRAWDA</text:p>
          </table:table-cell>
          <table:table-cell office:value-type="boolean" office:boolean-value="false" table:formula="of:=AND([pogoda.$F292:.$G292])" table:style-name="ce2">
            <text:p>FAŁSZ</text:p>
          </table:table-cell>
          <table:table-cell office:value-type="boolean" office:boolean-value="false" table:formula="of:=IF([pogoda.$B292]&gt;[.B291];TRUE;FALSE)" table:style-name="ce2">
            <text:p>FAŁSZ</text:p>
          </table:table-cell>
          <table:table-cell office:value-type="string" office:string-value="S2" table:formula="of:=COM.MICROSOFT.TEXTJOIN(&quot;&quot;;;[pogoda.$D292];[pogoda.$E292])" table:style-name="ce2">
            <text:p>S2</text:p>
          </table:table-cell>
          <table:table-cell office:value-type="string" office:string-value="S" table:formula="of:=IF([pogoda.$L292]=0;&quot;0&quot;;IF([pogoda.$B292]&gt;=10;&quot;C&quot;;&quot;S&quot;))" table:style-name="ce2">
            <text:p>S</text:p>
          </table:table-cell>
          <table:table-cell office:value-type="float" office:value="2" table:formula="of:=IF([.L291]=0;1;IF([.L291]=5;IF([.C291]&gt;=20;0;5);IF([.M291]=3;[.L291]+1;[.L291])))" table:style-name="ce2">
            <text:p>2</text:p>
          </table:table-cell>
          <table:table-cell office:value-type="float" office:value="3" table:formula="of:=IF([.L291]&lt;&gt;[.L292];1;[.M291]+1)" table:style-name="ce2">
            <text:p>3</text:p>
          </table:table-cell>
          <table:table-cell office:value-type="boolean" office:boolean-value="true" table:formula="of:=IF([pogoda.$D292]=[pogoda.$K292];TRUE;FALSE)" table:style-name="ce2">
            <text:p>PRAWDA</text:p>
          </table:table-cell>
          <table:table-cell office:value-type="boolean" office:boolean-value="true" table:formula="of:=IF([pogoda.$E292]=[pogoda.$L29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93]&gt;=20; TRUE; FALSE)" table:style-name="ce1">
            <text:p>FAŁSZ</text:p>
          </table:table-cell>
          <table:table-cell office:value-type="boolean" office:boolean-value="false" table:formula="of:=IF([pogoda.$C293]&lt;=5;TRUE;FALSE)" table:style-name="ce1">
            <text:p>FAŁSZ</text:p>
          </table:table-cell>
          <table:table-cell office:value-type="boolean" office:boolean-value="false" table:formula="of:=AND([pogoda.$F293:.$G293])" table:style-name="ce2">
            <text:p>FAŁSZ</text:p>
          </table:table-cell>
          <table:table-cell office:value-type="boolean" office:boolean-value="false" table:formula="of:=IF([pogoda.$B293]&gt;[.B292];TRUE;FALSE)" table:style-name="ce2">
            <text:p>FAŁSZ</text:p>
          </table:table-cell>
          <table:table-cell office:value-type="string" office:string-value="S3" table:formula="of:=COM.MICROSOFT.TEXTJOIN(&quot;&quot;;;[pogoda.$D293];[pogoda.$E293])" table:style-name="ce2">
            <text:p>S3</text:p>
          </table:table-cell>
          <table:table-cell office:value-type="string" office:string-value="S" table:formula="of:=IF([pogoda.$L293]=0;&quot;0&quot;;IF([pogoda.$B293]&gt;=10;&quot;C&quot;;&quot;S&quot;))" table:style-name="ce2">
            <text:p>S</text:p>
          </table:table-cell>
          <table:table-cell office:value-type="float" office:value="3" table:formula="of:=IF([.L292]=0;1;IF([.L292]=5;IF([.C292]&gt;=20;0;5);IF([.M292]=3;[.L292]+1;[.L292])))" table:style-name="ce2">
            <text:p>3</text:p>
          </table:table-cell>
          <table:table-cell office:value-type="float" office:value="1" table:formula="of:=IF([.L292]&lt;&gt;[.L293];1;[.M292]+1)" table:style-name="ce2">
            <text:p>1</text:p>
          </table:table-cell>
          <table:table-cell office:value-type="boolean" office:boolean-value="true" table:formula="of:=IF([pogoda.$D293]=[pogoda.$K293];TRUE;FALSE)" table:style-name="ce2">
            <text:p>PRAWDA</text:p>
          </table:table-cell>
          <table:table-cell office:value-type="boolean" office:boolean-value="true" table:formula="of:=IF([pogoda.$E293]=[pogoda.$L29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.5" table:style-name="ce1">
            <text:p>3,5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94]&gt;=20; TRUE; FALSE)" table:style-name="ce1">
            <text:p>FAŁSZ</text:p>
          </table:table-cell>
          <table:table-cell office:value-type="boolean" office:boolean-value="false" table:formula="of:=IF([pogoda.$C294]&lt;=5;TRUE;FALSE)" table:style-name="ce1">
            <text:p>FAŁSZ</text:p>
          </table:table-cell>
          <table:table-cell office:value-type="boolean" office:boolean-value="false" table:formula="of:=AND([pogoda.$F294:.$G294])" table:style-name="ce2">
            <text:p>FAŁSZ</text:p>
          </table:table-cell>
          <table:table-cell office:value-type="boolean" office:boolean-value="false" table:formula="of:=IF([pogoda.$B294]&gt;[.B293];TRUE;FALSE)" table:style-name="ce2">
            <text:p>FAŁSZ</text:p>
          </table:table-cell>
          <table:table-cell office:value-type="string" office:string-value="S3" table:formula="of:=COM.MICROSOFT.TEXTJOIN(&quot;&quot;;;[pogoda.$D294];[pogoda.$E294])" table:style-name="ce2">
            <text:p>S3</text:p>
          </table:table-cell>
          <table:table-cell office:value-type="string" office:string-value="S" table:formula="of:=IF([pogoda.$L294]=0;&quot;0&quot;;IF([pogoda.$B294]&gt;=10;&quot;C&quot;;&quot;S&quot;))" table:style-name="ce2">
            <text:p>S</text:p>
          </table:table-cell>
          <table:table-cell office:value-type="float" office:value="3" table:formula="of:=IF([.L293]=0;1;IF([.L293]=5;IF([.C293]&gt;=20;0;5);IF([.M293]=3;[.L293]+1;[.L293])))" table:style-name="ce2">
            <text:p>3</text:p>
          </table:table-cell>
          <table:table-cell office:value-type="float" office:value="2" table:formula="of:=IF([.L293]&lt;&gt;[.L294];1;[.M293]+1)" table:style-name="ce2">
            <text:p>2</text:p>
          </table:table-cell>
          <table:table-cell office:value-type="boolean" office:boolean-value="true" table:formula="of:=IF([pogoda.$D294]=[pogoda.$K294];TRUE;FALSE)" table:style-name="ce2">
            <text:p>PRAWDA</text:p>
          </table:table-cell>
          <table:table-cell office:value-type="boolean" office:boolean-value="true" table:formula="of:=IF([pogoda.$E294]=[pogoda.$L29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.2" table:style-name="ce1">
            <text:p>3,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S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IF([pogoda.$B295]&gt;=20; TRUE; FALSE)" table:style-name="ce1">
            <text:p>FAŁSZ</text:p>
          </table:table-cell>
          <table:table-cell office:value-type="boolean" office:boolean-value="true" table:formula="of:=IF([pogoda.$C295]&lt;=5;TRUE;FALSE)" table:style-name="ce1">
            <text:p>PRAWDA</text:p>
          </table:table-cell>
          <table:table-cell office:value-type="boolean" office:boolean-value="false" table:formula="of:=AND([pogoda.$F295:.$G295])" table:style-name="ce2">
            <text:p>FAŁSZ</text:p>
          </table:table-cell>
          <table:table-cell office:value-type="boolean" office:boolean-value="false" table:formula="of:=IF([pogoda.$B295]&gt;[.B294];TRUE;FALSE)" table:style-name="ce2">
            <text:p>FAŁSZ</text:p>
          </table:table-cell>
          <table:table-cell office:value-type="string" office:string-value="S3" table:formula="of:=COM.MICROSOFT.TEXTJOIN(&quot;&quot;;;[pogoda.$D295];[pogoda.$E295])" table:style-name="ce2">
            <text:p>S3</text:p>
          </table:table-cell>
          <table:table-cell office:value-type="string" office:string-value="S" table:formula="of:=IF([pogoda.$L295]=0;&quot;0&quot;;IF([pogoda.$B295]&gt;=10;&quot;C&quot;;&quot;S&quot;))" table:style-name="ce2">
            <text:p>S</text:p>
          </table:table-cell>
          <table:table-cell office:value-type="float" office:value="3" table:formula="of:=IF([.L294]=0;1;IF([.L294]=5;IF([.C294]&gt;=20;0;5);IF([.M294]=3;[.L294]+1;[.L294])))" table:style-name="ce2">
            <text:p>3</text:p>
          </table:table-cell>
          <table:table-cell office:value-type="float" office:value="3" table:formula="of:=IF([.L294]&lt;&gt;[.L295];1;[.M294]+1)" table:style-name="ce2">
            <text:p>3</text:p>
          </table:table-cell>
          <table:table-cell office:value-type="boolean" office:boolean-value="true" table:formula="of:=IF([pogoda.$D295]=[pogoda.$K295];TRUE;FALSE)" table:style-name="ce2">
            <text:p>PRAWDA</text:p>
          </table:table-cell>
          <table:table-cell office:value-type="boolean" office:boolean-value="true" table:formula="of:=IF([pogoda.$E295]=[pogoda.$L29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96]&gt;=20; TRUE; FALSE)" table:style-name="ce1">
            <text:p>FAŁSZ</text:p>
          </table:table-cell>
          <table:table-cell office:value-type="boolean" office:boolean-value="false" table:formula="of:=IF([pogoda.$C296]&lt;=5;TRUE;FALSE)" table:style-name="ce1">
            <text:p>FAŁSZ</text:p>
          </table:table-cell>
          <table:table-cell office:value-type="boolean" office:boolean-value="false" table:formula="of:=AND([pogoda.$F296:.$G296])" table:style-name="ce2">
            <text:p>FAŁSZ</text:p>
          </table:table-cell>
          <table:table-cell office:value-type="boolean" office:boolean-value="true" table:formula="of:=IF([pogoda.$B296]&gt;[.B295];TRUE;FALSE)" table:style-name="ce2">
            <text:p>PRAWDA</text:p>
          </table:table-cell>
          <table:table-cell office:value-type="string" office:string-value="S4" table:formula="of:=COM.MICROSOFT.TEXTJOIN(&quot;&quot;;;[pogoda.$D296];[pogoda.$E296])" table:style-name="ce2">
            <text:p>S4</text:p>
          </table:table-cell>
          <table:table-cell office:value-type="string" office:string-value="S" table:formula="of:=IF([pogoda.$L296]=0;&quot;0&quot;;IF([pogoda.$B296]&gt;=10;&quot;C&quot;;&quot;S&quot;))" table:style-name="ce2">
            <text:p>S</text:p>
          </table:table-cell>
          <table:table-cell office:value-type="float" office:value="4" table:formula="of:=IF([.L295]=0;1;IF([.L295]=5;IF([.C295]&gt;=20;0;5);IF([.M295]=3;[.L295]+1;[.L295])))" table:style-name="ce2">
            <text:p>4</text:p>
          </table:table-cell>
          <table:table-cell office:value-type="float" office:value="1" table:formula="of:=IF([.L295]&lt;&gt;[.L296];1;[.M295]+1)" table:style-name="ce2">
            <text:p>1</text:p>
          </table:table-cell>
          <table:table-cell office:value-type="boolean" office:boolean-value="true" table:formula="of:=IF([pogoda.$D296]=[pogoda.$K296];TRUE;FALSE)" table:style-name="ce2">
            <text:p>PRAWDA</text:p>
          </table:table-cell>
          <table:table-cell office:value-type="boolean" office:boolean-value="true" table:formula="of:=IF([pogoda.$E296]=[pogoda.$L29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7.5" table:style-name="ce1">
            <text:p>7,5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S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formula="of:=IF([pogoda.$B297]&gt;=20; TRUE; FALSE)" table:style-name="ce1">
            <text:p>FAŁSZ</text:p>
          </table:table-cell>
          <table:table-cell office:value-type="boolean" office:boolean-value="false" table:formula="of:=IF([pogoda.$C297]&lt;=5;TRUE;FALSE)" table:style-name="ce1">
            <text:p>FAŁSZ</text:p>
          </table:table-cell>
          <table:table-cell office:value-type="boolean" office:boolean-value="false" table:formula="of:=AND([pogoda.$F297:.$G297])" table:style-name="ce2">
            <text:p>FAŁSZ</text:p>
          </table:table-cell>
          <table:table-cell office:value-type="boolean" office:boolean-value="true" table:formula="of:=IF([pogoda.$B297]&gt;[.B296];TRUE;FALSE)" table:style-name="ce2">
            <text:p>PRAWDA</text:p>
          </table:table-cell>
          <table:table-cell office:value-type="string" office:string-value="S4" table:formula="of:=COM.MICROSOFT.TEXTJOIN(&quot;&quot;;;[pogoda.$D297];[pogoda.$E297])" table:style-name="ce2">
            <text:p>S4</text:p>
          </table:table-cell>
          <table:table-cell office:value-type="string" office:string-value="S" table:formula="of:=IF([pogoda.$L297]=0;&quot;0&quot;;IF([pogoda.$B297]&gt;=10;&quot;C&quot;;&quot;S&quot;))" table:style-name="ce2">
            <text:p>S</text:p>
          </table:table-cell>
          <table:table-cell office:value-type="float" office:value="4" table:formula="of:=IF([.L296]=0;1;IF([.L296]=5;IF([.C296]&gt;=20;0;5);IF([.M296]=3;[.L296]+1;[.L296])))" table:style-name="ce2">
            <text:p>4</text:p>
          </table:table-cell>
          <table:table-cell office:value-type="float" office:value="2" table:formula="of:=IF([.L296]&lt;&gt;[.L297];1;[.M296]+1)" table:style-name="ce2">
            <text:p>2</text:p>
          </table:table-cell>
          <table:table-cell office:value-type="boolean" office:boolean-value="true" table:formula="of:=IF([pogoda.$D297]=[pogoda.$K297];TRUE;FALSE)" table:style-name="ce2">
            <text:p>PRAWDA</text:p>
          </table:table-cell>
          <table:table-cell office:value-type="boolean" office:boolean-value="true" table:formula="of:=IF([pogoda.$E297]=[pogoda.$L297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11.3" table:style-name="ce1">
            <text:p>11,3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98]&gt;=20; TRUE; FALSE)" table:style-name="ce1">
            <text:p>FAŁSZ</text:p>
          </table:table-cell>
          <table:table-cell office:value-type="boolean" office:boolean-value="false" table:formula="of:=IF([pogoda.$C298]&lt;=5;TRUE;FALSE)" table:style-name="ce1">
            <text:p>FAŁSZ</text:p>
          </table:table-cell>
          <table:table-cell office:value-type="boolean" office:boolean-value="false" table:formula="of:=AND([pogoda.$F298:.$G298])" table:style-name="ce2">
            <text:p>FAŁSZ</text:p>
          </table:table-cell>
          <table:table-cell office:value-type="boolean" office:boolean-value="true" table:formula="of:=IF([pogoda.$B298]&gt;[.B297];TRUE;FALSE)" table:style-name="ce2">
            <text:p>PRAWDA</text:p>
          </table:table-cell>
          <table:table-cell office:value-type="string" office:string-value="S5" table:formula="of:=COM.MICROSOFT.TEXTJOIN(&quot;&quot;;;[pogoda.$D298];[pogoda.$E298])" table:style-name="ce2">
            <text:p>S5</text:p>
          </table:table-cell>
          <table:table-cell office:value-type="string" office:string-value="C" table:formula="of:=IF([pogoda.$L298]=0;&quot;0&quot;;IF([pogoda.$B298]&gt;=10;&quot;C&quot;;&quot;S&quot;))" table:style-name="ce2">
            <text:p>C</text:p>
          </table:table-cell>
          <table:table-cell office:value-type="float" office:value="4" table:formula="of:=IF([.L297]=0;1;IF([.L297]=5;IF([.C297]&gt;=20;0;5);IF([.M297]=3;[.L297]+1;[.L297])))" table:style-name="ce2">
            <text:p>4</text:p>
          </table:table-cell>
          <table:table-cell office:value-type="float" office:value="3" table:formula="of:=IF([.L297]&lt;&gt;[.L298];1;[.M297]+1)" table:style-name="ce2">
            <text:p>3</text:p>
          </table:table-cell>
          <table:table-cell office:value-type="boolean" office:boolean-value="false" table:formula="of:=IF([pogoda.$D298]=[pogoda.$K298];TRUE;FALSE)" table:style-name="ce2">
            <text:p>FAŁSZ</text:p>
          </table:table-cell>
          <table:table-cell office:value-type="boolean" office:boolean-value="false" table:formula="of:=IF([pogoda.$E298]=[pogoda.$L29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15.2" table:style-name="ce1">
            <text:p>15,2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S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formula="of:=IF([pogoda.$B299]&gt;=20; TRUE; FALSE)" table:style-name="ce1">
            <text:p>FAŁSZ</text:p>
          </table:table-cell>
          <table:table-cell office:value-type="boolean" office:boolean-value="false" table:formula="of:=IF([pogoda.$C299]&lt;=5;TRUE;FALSE)" table:style-name="ce1">
            <text:p>FAŁSZ</text:p>
          </table:table-cell>
          <table:table-cell office:value-type="boolean" office:boolean-value="false" table:formula="of:=AND([pogoda.$F299:.$G299])" table:style-name="ce2">
            <text:p>FAŁSZ</text:p>
          </table:table-cell>
          <table:table-cell office:value-type="boolean" office:boolean-value="true" table:formula="of:=IF([pogoda.$B299]&gt;[.B298];TRUE;FALSE)" table:style-name="ce2">
            <text:p>PRAWDA</text:p>
          </table:table-cell>
          <table:table-cell office:value-type="string" office:string-value="S5" table:formula="of:=COM.MICROSOFT.TEXTJOIN(&quot;&quot;;;[pogoda.$D299];[pogoda.$E299])" table:style-name="ce2">
            <text:p>S5</text:p>
          </table:table-cell>
          <table:table-cell office:value-type="string" office:string-value="C" table:formula="of:=IF([pogoda.$L299]=0;&quot;0&quot;;IF([pogoda.$B299]&gt;=10;&quot;C&quot;;&quot;S&quot;))" table:style-name="ce2">
            <text:p>C</text:p>
          </table:table-cell>
          <table:table-cell office:value-type="float" office:value="5" table:formula="of:=IF([.L298]=0;1;IF([.L298]=5;IF([.C298]&gt;=20;0;5);IF([.M298]=3;[.L298]+1;[.L298])))" table:style-name="ce2">
            <text:p>5</text:p>
          </table:table-cell>
          <table:table-cell office:value-type="float" office:value="1" table:formula="of:=IF([.L298]&lt;&gt;[.L299];1;[.M298]+1)" table:style-name="ce2">
            <text:p>1</text:p>
          </table:table-cell>
          <table:table-cell office:value-type="boolean" office:boolean-value="false" table:formula="of:=IF([pogoda.$D299]=[pogoda.$K299];TRUE;FALSE)" table:style-name="ce2">
            <text:p>FAŁSZ</text:p>
          </table:table-cell>
          <table:table-cell office:value-type="boolean" office:boolean-value="true" table:formula="of:=IF([pogoda.$E299]=[pogoda.$L29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8.3" table:style-name="ce1">
            <text:p>18,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00]&gt;=20; TRUE; FALSE)" table:style-name="ce1">
            <text:p>FAŁSZ</text:p>
          </table:table-cell>
          <table:table-cell office:value-type="boolean" office:boolean-value="true" table:formula="of:=IF([pogoda.$C300]&lt;=5;TRUE;FALSE)" table:style-name="ce1">
            <text:p>PRAWDA</text:p>
          </table:table-cell>
          <table:table-cell office:value-type="boolean" office:boolean-value="false" table:formula="of:=AND([pogoda.$F300:.$G300])" table:style-name="ce2">
            <text:p>FAŁSZ</text:p>
          </table:table-cell>
          <table:table-cell office:value-type="boolean" office:boolean-value="true" table:formula="of:=IF([pogoda.$B300]&gt;[.B299];TRUE;FALSE)" table:style-name="ce2">
            <text:p>PRAWDA</text:p>
          </table:table-cell>
          <table:table-cell office:value-type="string" office:string-value="00" table:formula="of:=COM.MICROSOFT.TEXTJOIN(&quot;&quot;;;[pogoda.$D300];[pogoda.$E300])" table:style-name="ce2">
            <text:p>00</text:p>
          </table:table-cell>
          <table:table-cell office:value-type="string" office:string-value="0" table:formula="of:=IF([pogoda.$L300]=0;&quot;0&quot;;IF([pogoda.$B300]&gt;=10;&quot;C&quot;;&quot;S&quot;))" table:style-name="ce2">
            <text:p>0</text:p>
          </table:table-cell>
          <table:table-cell office:value-type="float" office:value="0" table:formula="of:=IF([.L299]=0;1;IF([.L299]=5;IF([.C299]&gt;=20;0;5);IF([.M299]=3;[.L299]+1;[.L299])))" table:style-name="ce2">
            <text:p>0</text:p>
          </table:table-cell>
          <table:table-cell office:value-type="float" office:value="1" table:formula="of:=IF([.L299]&lt;&gt;[.L300];1;[.M299]+1)" table:style-name="ce2">
            <text:p>1</text:p>
          </table:table-cell>
          <table:table-cell office:value-type="boolean" office:boolean-value="true" table:formula="of:=IF([pogoda.$D300]=[pogoda.$K300];TRUE;FALSE)" table:style-name="ce2">
            <text:p>PRAWDA</text:p>
          </table:table-cell>
          <table:table-cell office:value-type="boolean" office:boolean-value="true" table:formula="of:=IF([pogoda.$E300]=[pogoda.$L30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C</text:p>
          </table:table-cell>
          <table:table-cell office:value-type="float" office:value="1" table:style-name="ce1">
            <text:p>1</text:p>
          </table:table-cell>
          <table:table-cell office:value-type="boolean" office:boolean-value="false" table:formula="of:=IF([pogoda.$B301]&gt;=20; TRUE; FALSE)" table:style-name="ce1">
            <text:p>FAŁSZ</text:p>
          </table:table-cell>
          <table:table-cell office:value-type="boolean" office:boolean-value="true" table:formula="of:=IF([pogoda.$C301]&lt;=5;TRUE;FALSE)" table:style-name="ce1">
            <text:p>PRAWDA</text:p>
          </table:table-cell>
          <table:table-cell office:value-type="boolean" office:boolean-value="false" table:formula="of:=AND([pogoda.$F301:.$G301])" table:style-name="ce2">
            <text:p>FAŁSZ</text:p>
          </table:table-cell>
          <table:table-cell office:value-type="boolean" office:boolean-value="true" table:formula="of:=IF([pogoda.$B301]&gt;[.B300];TRUE;FALSE)" table:style-name="ce2">
            <text:p>PRAWDA</text:p>
          </table:table-cell>
          <table:table-cell office:value-type="string" office:string-value="C1" table:formula="of:=COM.MICROSOFT.TEXTJOIN(&quot;&quot;;;[pogoda.$D301];[pogoda.$E301])" table:style-name="ce2">
            <text:p>C1</text:p>
          </table:table-cell>
          <table:table-cell office:value-type="string" office:string-value="C" table:formula="of:=IF([pogoda.$L301]=0;&quot;0&quot;;IF([pogoda.$B301]&gt;=10;&quot;C&quot;;&quot;S&quot;))" table:style-name="ce2">
            <text:p>C</text:p>
          </table:table-cell>
          <table:table-cell office:value-type="float" office:value="1" table:formula="of:=IF([.L300]=0;1;IF([.L300]=5;IF([.C300]&gt;=20;0;5);IF([.M300]=3;[.L300]+1;[.L300])))" table:style-name="ce2">
            <text:p>1</text:p>
          </table:table-cell>
          <table:table-cell office:value-type="float" office:value="1" table:formula="of:=IF([.L300]&lt;&gt;[.L301];1;[.M300]+1)" table:style-name="ce2">
            <text:p>1</text:p>
          </table:table-cell>
          <table:table-cell office:value-type="boolean" office:boolean-value="true" table:formula="of:=IF([pogoda.$D301]=[pogoda.$K301];TRUE;FALSE)" table:style-name="ce2">
            <text:p>PRAWDA</text:p>
          </table:table-cell>
          <table:table-cell office:value-type="boolean" office:boolean-value="true" table:formula="of:=IF([pogoda.$E301]=[pogoda.$L30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02]&gt;=20; TRUE; FALSE)" table:style-name="ce1">
            <text:p>PRAWDA</text:p>
          </table:table-cell>
          <table:table-cell office:value-type="boolean" office:boolean-value="true" table:formula="of:=IF([pogoda.$C302]&lt;=5;TRUE;FALSE)" table:style-name="ce1">
            <text:p>PRAWDA</text:p>
          </table:table-cell>
          <table:table-cell office:value-type="boolean" office:boolean-value="true" table:formula="of:=AND([pogoda.$F302:.$G302])" table:style-name="ce2">
            <text:p>PRAWDA</text:p>
          </table:table-cell>
          <table:table-cell office:value-type="boolean" office:boolean-value="true" table:formula="of:=IF([pogoda.$B302]&gt;[.B301];TRUE;FALSE)" table:style-name="ce2">
            <text:p>PRAWDA</text:p>
          </table:table-cell>
          <table:table-cell office:value-type="string" office:string-value="00" table:formula="of:=COM.MICROSOFT.TEXTJOIN(&quot;&quot;;;[pogoda.$D302];[pogoda.$E302])" table:style-name="ce2">
            <text:p>00</text:p>
          </table:table-cell>
          <table:table-cell office:value-type="string" office:string-value="C" table:formula="of:=IF([pogoda.$L302]=0;&quot;0&quot;;IF([pogoda.$B302]&gt;=10;&quot;C&quot;;&quot;S&quot;))" table:style-name="ce2">
            <text:p>C</text:p>
          </table:table-cell>
          <table:table-cell office:value-type="float" office:value="1" table:formula="of:=IF([.L301]=0;1;IF([.L301]=5;IF([.C301]&gt;=20;0;5);IF([.M301]=3;[.L301]+1;[.L301])))" table:style-name="ce2">
            <text:p>1</text:p>
          </table:table-cell>
          <table:table-cell office:value-type="float" office:value="2" table:formula="of:=IF([.L301]&lt;&gt;[.L302];1;[.M301]+1)" table:style-name="ce2">
            <text:p>2</text:p>
          </table:table-cell>
          <table:table-cell office:value-type="boolean" office:boolean-value="false" table:formula="of:=IF([pogoda.$D302]=[pogoda.$K302];TRUE;FALSE)" table:style-name="ce2">
            <text:p>FAŁSZ</text:p>
          </table:table-cell>
          <table:table-cell office:value-type="boolean" office:boolean-value="false" table:formula="of:=IF([pogoda.$E302]=[pogoda.$L30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03]&gt;=20; TRUE; FALSE)" table:style-name="ce1">
            <text:p>FAŁSZ</text:p>
          </table:table-cell>
          <table:table-cell office:value-type="boolean" office:boolean-value="true" table:formula="of:=IF([pogoda.$C303]&lt;=5;TRUE;FALSE)" table:style-name="ce1">
            <text:p>PRAWDA</text:p>
          </table:table-cell>
          <table:table-cell office:value-type="boolean" office:boolean-value="false" table:formula="of:=AND([pogoda.$F303:.$G303])" table:style-name="ce2">
            <text:p>FAŁSZ</text:p>
          </table:table-cell>
          <table:table-cell office:value-type="boolean" office:boolean-value="false" table:formula="of:=IF([pogoda.$B303]&gt;[.B302];TRUE;FALSE)" table:style-name="ce2">
            <text:p>FAŁSZ</text:p>
          </table:table-cell>
          <table:table-cell office:value-type="string" office:string-value="00" table:formula="of:=COM.MICROSOFT.TEXTJOIN(&quot;&quot;;;[pogoda.$D303];[pogoda.$E303])" table:style-name="ce2">
            <text:p>00</text:p>
          </table:table-cell>
          <table:table-cell office:value-type="string" office:string-value="C" table:formula="of:=IF([pogoda.$L303]=0;&quot;0&quot;;IF([pogoda.$B303]&gt;=10;&quot;C&quot;;&quot;S&quot;))" table:style-name="ce2">
            <text:p>C</text:p>
          </table:table-cell>
          <table:table-cell office:value-type="float" office:value="1" table:formula="of:=IF([.L302]=0;1;IF([.L302]=5;IF([.C302]&gt;=20;0;5);IF([.M302]=3;[.L302]+1;[.L302])))" table:style-name="ce2">
            <text:p>1</text:p>
          </table:table-cell>
          <table:table-cell office:value-type="float" office:value="3" table:formula="of:=IF([.L302]&lt;&gt;[.L303];1;[.M302]+1)" table:style-name="ce2">
            <text:p>3</text:p>
          </table:table-cell>
          <table:table-cell office:value-type="boolean" office:boolean-value="false" table:formula="of:=IF([pogoda.$D303]=[pogoda.$K303];TRUE;FALSE)" table:style-name="ce2">
            <text:p>FAŁSZ</text:p>
          </table:table-cell>
          <table:table-cell office:value-type="boolean" office:boolean-value="false" table:formula="of:=IF([pogoda.$E303]=[pogoda.$L30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7.3" table:style-name="ce1">
            <text:p>17,3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04]&gt;=20; TRUE; FALSE)" table:style-name="ce1">
            <text:p>FAŁSZ</text:p>
          </table:table-cell>
          <table:table-cell office:value-type="boolean" office:boolean-value="true" table:formula="of:=IF([pogoda.$C304]&lt;=5;TRUE;FALSE)" table:style-name="ce1">
            <text:p>PRAWDA</text:p>
          </table:table-cell>
          <table:table-cell office:value-type="boolean" office:boolean-value="false" table:formula="of:=AND([pogoda.$F304:.$G304])" table:style-name="ce2">
            <text:p>FAŁSZ</text:p>
          </table:table-cell>
          <table:table-cell office:value-type="boolean" office:boolean-value="false" table:formula="of:=IF([pogoda.$B304]&gt;[.B303];TRUE;FALSE)" table:style-name="ce2">
            <text:p>FAŁSZ</text:p>
          </table:table-cell>
          <table:table-cell office:value-type="string" office:string-value="00" table:formula="of:=COM.MICROSOFT.TEXTJOIN(&quot;&quot;;;[pogoda.$D304];[pogoda.$E304])" table:style-name="ce2">
            <text:p>00</text:p>
          </table:table-cell>
          <table:table-cell office:value-type="string" office:string-value="C" table:formula="of:=IF([pogoda.$L304]=0;&quot;0&quot;;IF([pogoda.$B304]&gt;=10;&quot;C&quot;;&quot;S&quot;))" table:style-name="ce2">
            <text:p>C</text:p>
          </table:table-cell>
          <table:table-cell office:value-type="float" office:value="2" table:formula="of:=IF([.L303]=0;1;IF([.L303]=5;IF([.C303]&gt;=20;0;5);IF([.M303]=3;[.L303]+1;[.L303])))" table:style-name="ce2">
            <text:p>2</text:p>
          </table:table-cell>
          <table:table-cell office:value-type="float" office:value="1" table:formula="of:=IF([.L303]&lt;&gt;[.L304];1;[.M303]+1)" table:style-name="ce2">
            <text:p>1</text:p>
          </table:table-cell>
          <table:table-cell office:value-type="boolean" office:boolean-value="false" table:formula="of:=IF([pogoda.$D304]=[pogoda.$K304];TRUE;FALSE)" table:style-name="ce2">
            <text:p>FAŁSZ</text:p>
          </table:table-cell>
          <table:table-cell office:value-type="boolean" office:boolean-value="false" table:formula="of:=IF([pogoda.$E304]=[pogoda.$L30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05]&gt;=20; TRUE; FALSE)" table:style-name="ce1">
            <text:p>FAŁSZ</text:p>
          </table:table-cell>
          <table:table-cell office:value-type="boolean" office:boolean-value="false" table:formula="of:=IF([pogoda.$C305]&lt;=5;TRUE;FALSE)" table:style-name="ce1">
            <text:p>FAŁSZ</text:p>
          </table:table-cell>
          <table:table-cell office:value-type="boolean" office:boolean-value="false" table:formula="of:=AND([pogoda.$F305:.$G305])" table:style-name="ce2">
            <text:p>FAŁSZ</text:p>
          </table:table-cell>
          <table:table-cell office:value-type="boolean" office:boolean-value="false" table:formula="of:=IF([pogoda.$B305]&gt;[.B304];TRUE;FALSE)" table:style-name="ce2">
            <text:p>FAŁSZ</text:p>
          </table:table-cell>
          <table:table-cell office:value-type="string" office:string-value="00" table:formula="of:=COM.MICROSOFT.TEXTJOIN(&quot;&quot;;;[pogoda.$D305];[pogoda.$E305])" table:style-name="ce2">
            <text:p>00</text:p>
          </table:table-cell>
          <table:table-cell office:value-type="string" office:string-value="C" table:formula="of:=IF([pogoda.$L305]=0;&quot;0&quot;;IF([pogoda.$B305]&gt;=10;&quot;C&quot;;&quot;S&quot;))" table:style-name="ce2">
            <text:p>C</text:p>
          </table:table-cell>
          <table:table-cell office:value-type="float" office:value="2" table:formula="of:=IF([.L304]=0;1;IF([.L304]=5;IF([.C304]&gt;=20;0;5);IF([.M304]=3;[.L304]+1;[.L304])))" table:style-name="ce2">
            <text:p>2</text:p>
          </table:table-cell>
          <table:table-cell office:value-type="float" office:value="2" table:formula="of:=IF([.L304]&lt;&gt;[.L305];1;[.M304]+1)" table:style-name="ce2">
            <text:p>2</text:p>
          </table:table-cell>
          <table:table-cell office:value-type="boolean" office:boolean-value="false" table:formula="of:=IF([pogoda.$D305]=[pogoda.$K305];TRUE;FALSE)" table:style-name="ce2">
            <text:p>FAŁSZ</text:p>
          </table:table-cell>
          <table:table-cell office:value-type="boolean" office:boolean-value="false" table:formula="of:=IF([pogoda.$E305]=[pogoda.$L30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5.9" table:style-name="ce1">
            <text:p>15,9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06]&gt;=20; TRUE; FALSE)" table:style-name="ce1">
            <text:p>FAŁSZ</text:p>
          </table:table-cell>
          <table:table-cell office:value-type="boolean" office:boolean-value="true" table:formula="of:=IF([pogoda.$C306]&lt;=5;TRUE;FALSE)" table:style-name="ce1">
            <text:p>PRAWDA</text:p>
          </table:table-cell>
          <table:table-cell office:value-type="boolean" office:boolean-value="false" table:formula="of:=AND([pogoda.$F306:.$G306])" table:style-name="ce2">
            <text:p>FAŁSZ</text:p>
          </table:table-cell>
          <table:table-cell office:value-type="boolean" office:boolean-value="false" table:formula="of:=IF([pogoda.$B306]&gt;[.B305];TRUE;FALSE)" table:style-name="ce2">
            <text:p>FAŁSZ</text:p>
          </table:table-cell>
          <table:table-cell office:value-type="string" office:string-value="00" table:formula="of:=COM.MICROSOFT.TEXTJOIN(&quot;&quot;;;[pogoda.$D306];[pogoda.$E306])" table:style-name="ce2">
            <text:p>00</text:p>
          </table:table-cell>
          <table:table-cell office:value-type="string" office:string-value="C" table:formula="of:=IF([pogoda.$L306]=0;&quot;0&quot;;IF([pogoda.$B306]&gt;=10;&quot;C&quot;;&quot;S&quot;))" table:style-name="ce2">
            <text:p>C</text:p>
          </table:table-cell>
          <table:table-cell office:value-type="float" office:value="2" table:formula="of:=IF([.L305]=0;1;IF([.L305]=5;IF([.C305]&gt;=20;0;5);IF([.M305]=3;[.L305]+1;[.L305])))" table:style-name="ce2">
            <text:p>2</text:p>
          </table:table-cell>
          <table:table-cell office:value-type="float" office:value="3" table:formula="of:=IF([.L305]&lt;&gt;[.L306];1;[.M305]+1)" table:style-name="ce2">
            <text:p>3</text:p>
          </table:table-cell>
          <table:table-cell office:value-type="boolean" office:boolean-value="false" table:formula="of:=IF([pogoda.$D306]=[pogoda.$K306];TRUE;FALSE)" table:style-name="ce2">
            <text:p>FAŁSZ</text:p>
          </table:table-cell>
          <table:table-cell office:value-type="boolean" office:boolean-value="false" table:formula="of:=IF([pogoda.$E306]=[pogoda.$L30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7.3" table:style-name="ce1">
            <text:p>17,3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07]&gt;=20; TRUE; FALSE)" table:style-name="ce1">
            <text:p>FAŁSZ</text:p>
          </table:table-cell>
          <table:table-cell office:value-type="boolean" office:boolean-value="false" table:formula="of:=IF([pogoda.$C307]&lt;=5;TRUE;FALSE)" table:style-name="ce1">
            <text:p>FAŁSZ</text:p>
          </table:table-cell>
          <table:table-cell office:value-type="boolean" office:boolean-value="false" table:formula="of:=AND([pogoda.$F307:.$G307])" table:style-name="ce2">
            <text:p>FAŁSZ</text:p>
          </table:table-cell>
          <table:table-cell office:value-type="boolean" office:boolean-value="true" table:formula="of:=IF([pogoda.$B307]&gt;[.B306];TRUE;FALSE)" table:style-name="ce2">
            <text:p>PRAWDA</text:p>
          </table:table-cell>
          <table:table-cell office:value-type="string" office:string-value="00" table:formula="of:=COM.MICROSOFT.TEXTJOIN(&quot;&quot;;;[pogoda.$D307];[pogoda.$E307])" table:style-name="ce2">
            <text:p>00</text:p>
          </table:table-cell>
          <table:table-cell office:value-type="string" office:string-value="C" table:formula="of:=IF([pogoda.$L307]=0;&quot;0&quot;;IF([pogoda.$B307]&gt;=10;&quot;C&quot;;&quot;S&quot;))" table:style-name="ce2">
            <text:p>C</text:p>
          </table:table-cell>
          <table:table-cell office:value-type="float" office:value="3" table:formula="of:=IF([.L306]=0;1;IF([.L306]=5;IF([.C306]&gt;=20;0;5);IF([.M306]=3;[.L306]+1;[.L306])))" table:style-name="ce2">
            <text:p>3</text:p>
          </table:table-cell>
          <table:table-cell office:value-type="float" office:value="1" table:formula="of:=IF([.L306]&lt;&gt;[.L307];1;[.M306]+1)" table:style-name="ce2">
            <text:p>1</text:p>
          </table:table-cell>
          <table:table-cell office:value-type="boolean" office:boolean-value="false" table:formula="of:=IF([pogoda.$D307]=[pogoda.$K307];TRUE;FALSE)" table:style-name="ce2">
            <text:p>FAŁSZ</text:p>
          </table:table-cell>
          <table:table-cell office:value-type="boolean" office:boolean-value="false" table:formula="of:=IF([pogoda.$E307]=[pogoda.$L30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08]&gt;=20; TRUE; FALSE)" table:style-name="ce1">
            <text:p>PRAWDA</text:p>
          </table:table-cell>
          <table:table-cell office:value-type="boolean" office:boolean-value="false" table:formula="of:=IF([pogoda.$C308]&lt;=5;TRUE;FALSE)" table:style-name="ce1">
            <text:p>FAŁSZ</text:p>
          </table:table-cell>
          <table:table-cell office:value-type="boolean" office:boolean-value="false" table:formula="of:=AND([pogoda.$F308:.$G308])" table:style-name="ce2">
            <text:p>FAŁSZ</text:p>
          </table:table-cell>
          <table:table-cell office:value-type="boolean" office:boolean-value="true" table:formula="of:=IF([pogoda.$B308]&gt;[.B307];TRUE;FALSE)" table:style-name="ce2">
            <text:p>PRAWDA</text:p>
          </table:table-cell>
          <table:table-cell office:value-type="string" office:string-value="00" table:formula="of:=COM.MICROSOFT.TEXTJOIN(&quot;&quot;;;[pogoda.$D308];[pogoda.$E308])" table:style-name="ce2">
            <text:p>00</text:p>
          </table:table-cell>
          <table:table-cell office:value-type="string" office:string-value="C" table:formula="of:=IF([pogoda.$L308]=0;&quot;0&quot;;IF([pogoda.$B308]&gt;=10;&quot;C&quot;;&quot;S&quot;))" table:style-name="ce2">
            <text:p>C</text:p>
          </table:table-cell>
          <table:table-cell office:value-type="float" office:value="3" table:formula="of:=IF([.L307]=0;1;IF([.L307]=5;IF([.C307]&gt;=20;0;5);IF([.M307]=3;[.L307]+1;[.L307])))" table:style-name="ce2">
            <text:p>3</text:p>
          </table:table-cell>
          <table:table-cell office:value-type="float" office:value="2" table:formula="of:=IF([.L307]&lt;&gt;[.L308];1;[.M307]+1)" table:style-name="ce2">
            <text:p>2</text:p>
          </table:table-cell>
          <table:table-cell office:value-type="boolean" office:boolean-value="false" table:formula="of:=IF([pogoda.$D308]=[pogoda.$K308];TRUE;FALSE)" table:style-name="ce2">
            <text:p>FAŁSZ</text:p>
          </table:table-cell>
          <table:table-cell office:value-type="boolean" office:boolean-value="false" table:formula="of:=IF([pogoda.$E308]=[pogoda.$L30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3.4" table:style-name="ce1">
            <text:p>23,4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09]&gt;=20; TRUE; FALSE)" table:style-name="ce1">
            <text:p>PRAWDA</text:p>
          </table:table-cell>
          <table:table-cell office:value-type="boolean" office:boolean-value="false" table:formula="of:=IF([pogoda.$C309]&lt;=5;TRUE;FALSE)" table:style-name="ce1">
            <text:p>FAŁSZ</text:p>
          </table:table-cell>
          <table:table-cell office:value-type="boolean" office:boolean-value="false" table:formula="of:=AND([pogoda.$F309:.$G309])" table:style-name="ce2">
            <text:p>FAŁSZ</text:p>
          </table:table-cell>
          <table:table-cell office:value-type="boolean" office:boolean-value="true" table:formula="of:=IF([pogoda.$B309]&gt;[.B308];TRUE;FALSE)" table:style-name="ce2">
            <text:p>PRAWDA</text:p>
          </table:table-cell>
          <table:table-cell office:value-type="string" office:string-value="00" table:formula="of:=COM.MICROSOFT.TEXTJOIN(&quot;&quot;;;[pogoda.$D309];[pogoda.$E309])" table:style-name="ce2">
            <text:p>00</text:p>
          </table:table-cell>
          <table:table-cell office:value-type="string" office:string-value="C" table:formula="of:=IF([pogoda.$L309]=0;&quot;0&quot;;IF([pogoda.$B309]&gt;=10;&quot;C&quot;;&quot;S&quot;))" table:style-name="ce2">
            <text:p>C</text:p>
          </table:table-cell>
          <table:table-cell office:value-type="float" office:value="3" table:formula="of:=IF([.L308]=0;1;IF([.L308]=5;IF([.C308]&gt;=20;0;5);IF([.M308]=3;[.L308]+1;[.L308])))" table:style-name="ce2">
            <text:p>3</text:p>
          </table:table-cell>
          <table:table-cell office:value-type="float" office:value="3" table:formula="of:=IF([.L308]&lt;&gt;[.L309];1;[.M308]+1)" table:style-name="ce2">
            <text:p>3</text:p>
          </table:table-cell>
          <table:table-cell office:value-type="boolean" office:boolean-value="false" table:formula="of:=IF([pogoda.$D309]=[pogoda.$K309];TRUE;FALSE)" table:style-name="ce2">
            <text:p>FAŁSZ</text:p>
          </table:table-cell>
          <table:table-cell office:value-type="boolean" office:boolean-value="false" table:formula="of:=IF([pogoda.$E309]=[pogoda.$L30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6.8" table:style-name="ce1">
            <text:p>26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10]&gt;=20; TRUE; FALSE)" table:style-name="ce1">
            <text:p>PRAWDA</text:p>
          </table:table-cell>
          <table:table-cell office:value-type="boolean" office:boolean-value="false" table:formula="of:=IF([pogoda.$C310]&lt;=5;TRUE;FALSE)" table:style-name="ce1">
            <text:p>FAŁSZ</text:p>
          </table:table-cell>
          <table:table-cell office:value-type="boolean" office:boolean-value="false" table:formula="of:=AND([pogoda.$F310:.$G310])" table:style-name="ce2">
            <text:p>FAŁSZ</text:p>
          </table:table-cell>
          <table:table-cell office:value-type="boolean" office:boolean-value="true" table:formula="of:=IF([pogoda.$B310]&gt;[.B309];TRUE;FALSE)" table:style-name="ce2">
            <text:p>PRAWDA</text:p>
          </table:table-cell>
          <table:table-cell office:value-type="string" office:string-value="00" table:formula="of:=COM.MICROSOFT.TEXTJOIN(&quot;&quot;;;[pogoda.$D310];[pogoda.$E310])" table:style-name="ce2">
            <text:p>00</text:p>
          </table:table-cell>
          <table:table-cell office:value-type="string" office:string-value="C" table:formula="of:=IF([pogoda.$L310]=0;&quot;0&quot;;IF([pogoda.$B310]&gt;=10;&quot;C&quot;;&quot;S&quot;))" table:style-name="ce2">
            <text:p>C</text:p>
          </table:table-cell>
          <table:table-cell office:value-type="float" office:value="4" table:formula="of:=IF([.L309]=0;1;IF([.L309]=5;IF([.C309]&gt;=20;0;5);IF([.M309]=3;[.L309]+1;[.L309])))" table:style-name="ce2">
            <text:p>4</text:p>
          </table:table-cell>
          <table:table-cell office:value-type="float" office:value="1" table:formula="of:=IF([.L309]&lt;&gt;[.L310];1;[.M309]+1)" table:style-name="ce2">
            <text:p>1</text:p>
          </table:table-cell>
          <table:table-cell office:value-type="boolean" office:boolean-value="false" table:formula="of:=IF([pogoda.$D310]=[pogoda.$K310];TRUE;FALSE)" table:style-name="ce2">
            <text:p>FAŁSZ</text:p>
          </table:table-cell>
          <table:table-cell office:value-type="boolean" office:boolean-value="false" table:formula="of:=IF([pogoda.$E310]=[pogoda.$L31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9.1" table:style-name="ce1">
            <text:p>29,1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11]&gt;=20; TRUE; FALSE)" table:style-name="ce1">
            <text:p>PRAWDA</text:p>
          </table:table-cell>
          <table:table-cell office:value-type="boolean" office:boolean-value="false" table:formula="of:=IF([pogoda.$C311]&lt;=5;TRUE;FALSE)" table:style-name="ce1">
            <text:p>FAŁSZ</text:p>
          </table:table-cell>
          <table:table-cell office:value-type="boolean" office:boolean-value="false" table:formula="of:=AND([pogoda.$F311:.$G311])" table:style-name="ce2">
            <text:p>FAŁSZ</text:p>
          </table:table-cell>
          <table:table-cell office:value-type="boolean" office:boolean-value="true" table:formula="of:=IF([pogoda.$B311]&gt;[.B310];TRUE;FALSE)" table:style-name="ce2">
            <text:p>PRAWDA</text:p>
          </table:table-cell>
          <table:table-cell office:value-type="string" office:string-value="00" table:formula="of:=COM.MICROSOFT.TEXTJOIN(&quot;&quot;;;[pogoda.$D311];[pogoda.$E311])" table:style-name="ce2">
            <text:p>00</text:p>
          </table:table-cell>
          <table:table-cell office:value-type="string" office:string-value="C" table:formula="of:=IF([pogoda.$L311]=0;&quot;0&quot;;IF([pogoda.$B311]&gt;=10;&quot;C&quot;;&quot;S&quot;))" table:style-name="ce2">
            <text:p>C</text:p>
          </table:table-cell>
          <table:table-cell office:value-type="float" office:value="4" table:formula="of:=IF([.L310]=0;1;IF([.L310]=5;IF([.C310]&gt;=20;0;5);IF([.M310]=3;[.L310]+1;[.L310])))" table:style-name="ce2">
            <text:p>4</text:p>
          </table:table-cell>
          <table:table-cell office:value-type="float" office:value="2" table:formula="of:=IF([.L310]&lt;&gt;[.L311];1;[.M310]+1)" table:style-name="ce2">
            <text:p>2</text:p>
          </table:table-cell>
          <table:table-cell office:value-type="boolean" office:boolean-value="false" table:formula="of:=IF([pogoda.$D311]=[pogoda.$K311];TRUE;FALSE)" table:style-name="ce2">
            <text:p>FAŁSZ</text:p>
          </table:table-cell>
          <table:table-cell office:value-type="boolean" office:boolean-value="false" table:formula="of:=IF([pogoda.$E311]=[pogoda.$L31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9.8" table:style-name="ce1">
            <text:p>29,8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12]&gt;=20; TRUE; FALSE)" table:style-name="ce1">
            <text:p>PRAWDA</text:p>
          </table:table-cell>
          <table:table-cell office:value-type="boolean" office:boolean-value="true" table:formula="of:=IF([pogoda.$C312]&lt;=5;TRUE;FALSE)" table:style-name="ce1">
            <text:p>PRAWDA</text:p>
          </table:table-cell>
          <table:table-cell office:value-type="boolean" office:boolean-value="true" table:formula="of:=AND([pogoda.$F312:.$G312])" table:style-name="ce2">
            <text:p>PRAWDA</text:p>
          </table:table-cell>
          <table:table-cell office:value-type="boolean" office:boolean-value="true" table:formula="of:=IF([pogoda.$B312]&gt;[.B311];TRUE;FALSE)" table:style-name="ce2">
            <text:p>PRAWDA</text:p>
          </table:table-cell>
          <table:table-cell office:value-type="string" office:string-value="00" table:formula="of:=COM.MICROSOFT.TEXTJOIN(&quot;&quot;;;[pogoda.$D312];[pogoda.$E312])" table:style-name="ce2">
            <text:p>00</text:p>
          </table:table-cell>
          <table:table-cell office:value-type="string" office:string-value="C" table:formula="of:=IF([pogoda.$L312]=0;&quot;0&quot;;IF([pogoda.$B312]&gt;=10;&quot;C&quot;;&quot;S&quot;))" table:style-name="ce2">
            <text:p>C</text:p>
          </table:table-cell>
          <table:table-cell office:value-type="float" office:value="4" table:formula="of:=IF([.L311]=0;1;IF([.L311]=5;IF([.C311]&gt;=20;0;5);IF([.M311]=3;[.L311]+1;[.L311])))" table:style-name="ce2">
            <text:p>4</text:p>
          </table:table-cell>
          <table:table-cell office:value-type="float" office:value="3" table:formula="of:=IF([.L311]&lt;&gt;[.L312];1;[.M311]+1)" table:style-name="ce2">
            <text:p>3</text:p>
          </table:table-cell>
          <table:table-cell office:value-type="boolean" office:boolean-value="false" table:formula="of:=IF([pogoda.$D312]=[pogoda.$K312];TRUE;FALSE)" table:style-name="ce2">
            <text:p>FAŁSZ</text:p>
          </table:table-cell>
          <table:table-cell office:value-type="boolean" office:boolean-value="false" table:formula="of:=IF([pogoda.$E312]=[pogoda.$L31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8.8" table:style-name="ce1">
            <text:p>28,8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13]&gt;=20; TRUE; FALSE)" table:style-name="ce1">
            <text:p>PRAWDA</text:p>
          </table:table-cell>
          <table:table-cell office:value-type="boolean" office:boolean-value="false" table:formula="of:=IF([pogoda.$C313]&lt;=5;TRUE;FALSE)" table:style-name="ce1">
            <text:p>FAŁSZ</text:p>
          </table:table-cell>
          <table:table-cell office:value-type="boolean" office:boolean-value="false" table:formula="of:=AND([pogoda.$F313:.$G313])" table:style-name="ce2">
            <text:p>FAŁSZ</text:p>
          </table:table-cell>
          <table:table-cell office:value-type="boolean" office:boolean-value="false" table:formula="of:=IF([pogoda.$B313]&gt;[.B312];TRUE;FALSE)" table:style-name="ce2">
            <text:p>FAŁSZ</text:p>
          </table:table-cell>
          <table:table-cell office:value-type="string" office:string-value="00" table:formula="of:=COM.MICROSOFT.TEXTJOIN(&quot;&quot;;;[pogoda.$D313];[pogoda.$E313])" table:style-name="ce2">
            <text:p>00</text:p>
          </table:table-cell>
          <table:table-cell office:value-type="string" office:string-value="C" table:formula="of:=IF([pogoda.$L313]=0;&quot;0&quot;;IF([pogoda.$B313]&gt;=10;&quot;C&quot;;&quot;S&quot;))" table:style-name="ce2">
            <text:p>C</text:p>
          </table:table-cell>
          <table:table-cell office:value-type="float" office:value="5" table:formula="of:=IF([.L312]=0;1;IF([.L312]=5;IF([.C312]&gt;=20;0;5);IF([.M312]=3;[.L312]+1;[.L312])))" table:style-name="ce2">
            <text:p>5</text:p>
          </table:table-cell>
          <table:table-cell office:value-type="float" office:value="1" table:formula="of:=IF([.L312]&lt;&gt;[.L313];1;[.M312]+1)" table:style-name="ce2">
            <text:p>1</text:p>
          </table:table-cell>
          <table:table-cell office:value-type="boolean" office:boolean-value="false" table:formula="of:=IF([pogoda.$D313]=[pogoda.$K313];TRUE;FALSE)" table:style-name="ce2">
            <text:p>FAŁSZ</text:p>
          </table:table-cell>
          <table:table-cell office:value-type="boolean" office:boolean-value="false" table:formula="of:=IF([pogoda.$E313]=[pogoda.$L31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26.4" table:style-name="ce1">
            <text:p>26,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14]&gt;=20; TRUE; FALSE)" table:style-name="ce1">
            <text:p>PRAWDA</text:p>
          </table:table-cell>
          <table:table-cell office:value-type="boolean" office:boolean-value="true" table:formula="of:=IF([pogoda.$C314]&lt;=5;TRUE;FALSE)" table:style-name="ce1">
            <text:p>PRAWDA</text:p>
          </table:table-cell>
          <table:table-cell office:value-type="boolean" office:boolean-value="true" table:formula="of:=AND([pogoda.$F314:.$G314])" table:style-name="ce2">
            <text:p>PRAWDA</text:p>
          </table:table-cell>
          <table:table-cell office:value-type="boolean" office:boolean-value="false" table:formula="of:=IF([pogoda.$B314]&gt;[.B313];TRUE;FALSE)" table:style-name="ce2">
            <text:p>FAŁSZ</text:p>
          </table:table-cell>
          <table:table-cell office:value-type="string" office:string-value="00" table:formula="of:=COM.MICROSOFT.TEXTJOIN(&quot;&quot;;;[pogoda.$D314];[pogoda.$E314])" table:style-name="ce2">
            <text:p>00</text:p>
          </table:table-cell>
          <table:table-cell office:value-type="string" office:string-value="0" table:formula="of:=IF([pogoda.$L314]=0;&quot;0&quot;;IF([pogoda.$B314]&gt;=10;&quot;C&quot;;&quot;S&quot;))" table:style-name="ce2">
            <text:p>0</text:p>
          </table:table-cell>
          <table:table-cell office:value-type="float" office:value="0" table:formula="of:=IF([.L313]=0;1;IF([.L313]=5;IF([.C313]&gt;=20;0;5);IF([.M313]=3;[.L313]+1;[.L313])))" table:style-name="ce2">
            <text:p>0</text:p>
          </table:table-cell>
          <table:table-cell office:value-type="float" office:value="1" table:formula="of:=IF([.L313]&lt;&gt;[.L314];1;[.M313]+1)" table:style-name="ce2">
            <text:p>1</text:p>
          </table:table-cell>
          <table:table-cell office:value-type="boolean" office:boolean-value="true" table:formula="of:=IF([pogoda.$D314]=[pogoda.$K314];TRUE;FALSE)" table:style-name="ce2">
            <text:p>PRAWDA</text:p>
          </table:table-cell>
          <table:table-cell office:value-type="boolean" office:boolean-value="true" table:formula="of:=IF([pogoda.$E314]=[pogoda.$L31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3.4" table:style-name="ce1">
            <text:p>23,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15]&gt;=20; TRUE; FALSE)" table:style-name="ce1">
            <text:p>PRAWDA</text:p>
          </table:table-cell>
          <table:table-cell office:value-type="boolean" office:boolean-value="true" table:formula="of:=IF([pogoda.$C315]&lt;=5;TRUE;FALSE)" table:style-name="ce1">
            <text:p>PRAWDA</text:p>
          </table:table-cell>
          <table:table-cell office:value-type="boolean" office:boolean-value="true" table:formula="of:=AND([pogoda.$F315:.$G315])" table:style-name="ce2">
            <text:p>PRAWDA</text:p>
          </table:table-cell>
          <table:table-cell office:value-type="boolean" office:boolean-value="false" table:formula="of:=IF([pogoda.$B315]&gt;[.B314];TRUE;FALSE)" table:style-name="ce2">
            <text:p>FAŁSZ</text:p>
          </table:table-cell>
          <table:table-cell office:value-type="string" office:string-value="00" table:formula="of:=COM.MICROSOFT.TEXTJOIN(&quot;&quot;;;[pogoda.$D315];[pogoda.$E315])" table:style-name="ce2">
            <text:p>00</text:p>
          </table:table-cell>
          <table:table-cell office:value-type="string" office:string-value="C" table:formula="of:=IF([pogoda.$L315]=0;&quot;0&quot;;IF([pogoda.$B315]&gt;=10;&quot;C&quot;;&quot;S&quot;))" table:style-name="ce2">
            <text:p>C</text:p>
          </table:table-cell>
          <table:table-cell office:value-type="float" office:value="1" table:formula="of:=IF([.L314]=0;1;IF([.L314]=5;IF([.C314]&gt;=20;0;5);IF([.M314]=3;[.L314]+1;[.L314])))" table:style-name="ce2">
            <text:p>1</text:p>
          </table:table-cell>
          <table:table-cell office:value-type="float" office:value="1" table:formula="of:=IF([.L314]&lt;&gt;[.L315];1;[.M314]+1)" table:style-name="ce2">
            <text:p>1</text:p>
          </table:table-cell>
          <table:table-cell office:value-type="boolean" office:boolean-value="false" table:formula="of:=IF([pogoda.$D315]=[pogoda.$K315];TRUE;FALSE)" table:style-name="ce2">
            <text:p>FAŁSZ</text:p>
          </table:table-cell>
          <table:table-cell office:value-type="boolean" office:boolean-value="false" table:formula="of:=IF([pogoda.$E315]=[pogoda.$L31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0.7" table:style-name="ce1">
            <text:p>20,7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16]&gt;=20; TRUE; FALSE)" table:style-name="ce1">
            <text:p>PRAWDA</text:p>
          </table:table-cell>
          <table:table-cell office:value-type="boolean" office:boolean-value="true" table:formula="of:=IF([pogoda.$C316]&lt;=5;TRUE;FALSE)" table:style-name="ce1">
            <text:p>PRAWDA</text:p>
          </table:table-cell>
          <table:table-cell office:value-type="boolean" office:boolean-value="true" table:formula="of:=AND([pogoda.$F316:.$G316])" table:style-name="ce2">
            <text:p>PRAWDA</text:p>
          </table:table-cell>
          <table:table-cell office:value-type="boolean" office:boolean-value="false" table:formula="of:=IF([pogoda.$B316]&gt;[.B315];TRUE;FALSE)" table:style-name="ce2">
            <text:p>FAŁSZ</text:p>
          </table:table-cell>
          <table:table-cell office:value-type="string" office:string-value="00" table:formula="of:=COM.MICROSOFT.TEXTJOIN(&quot;&quot;;;[pogoda.$D316];[pogoda.$E316])" table:style-name="ce2">
            <text:p>00</text:p>
          </table:table-cell>
          <table:table-cell office:value-type="string" office:string-value="C" table:formula="of:=IF([pogoda.$L316]=0;&quot;0&quot;;IF([pogoda.$B316]&gt;=10;&quot;C&quot;;&quot;S&quot;))" table:style-name="ce2">
            <text:p>C</text:p>
          </table:table-cell>
          <table:table-cell office:value-type="float" office:value="1" table:formula="of:=IF([.L315]=0;1;IF([.L315]=5;IF([.C315]&gt;=20;0;5);IF([.M315]=3;[.L315]+1;[.L315])))" table:style-name="ce2">
            <text:p>1</text:p>
          </table:table-cell>
          <table:table-cell office:value-type="float" office:value="2" table:formula="of:=IF([.L315]&lt;&gt;[.L316];1;[.M315]+1)" table:style-name="ce2">
            <text:p>2</text:p>
          </table:table-cell>
          <table:table-cell office:value-type="boolean" office:boolean-value="false" table:formula="of:=IF([pogoda.$D316]=[pogoda.$K316];TRUE;FALSE)" table:style-name="ce2">
            <text:p>FAŁSZ</text:p>
          </table:table-cell>
          <table:table-cell office:value-type="boolean" office:boolean-value="false" table:formula="of:=IF([pogoda.$E316]=[pogoda.$L31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17]&gt;=20; TRUE; FALSE)" table:style-name="ce1">
            <text:p>FAŁSZ</text:p>
          </table:table-cell>
          <table:table-cell office:value-type="boolean" office:boolean-value="false" table:formula="of:=IF([pogoda.$C317]&lt;=5;TRUE;FALSE)" table:style-name="ce1">
            <text:p>FAŁSZ</text:p>
          </table:table-cell>
          <table:table-cell office:value-type="boolean" office:boolean-value="false" table:formula="of:=AND([pogoda.$F317:.$G317])" table:style-name="ce2">
            <text:p>FAŁSZ</text:p>
          </table:table-cell>
          <table:table-cell office:value-type="boolean" office:boolean-value="false" table:formula="of:=IF([pogoda.$B317]&gt;[.B316];TRUE;FALSE)" table:style-name="ce2">
            <text:p>FAŁSZ</text:p>
          </table:table-cell>
          <table:table-cell office:value-type="string" office:string-value="00" table:formula="of:=COM.MICROSOFT.TEXTJOIN(&quot;&quot;;;[pogoda.$D317];[pogoda.$E317])" table:style-name="ce2">
            <text:p>00</text:p>
          </table:table-cell>
          <table:table-cell office:value-type="string" office:string-value="C" table:formula="of:=IF([pogoda.$L317]=0;&quot;0&quot;;IF([pogoda.$B317]&gt;=10;&quot;C&quot;;&quot;S&quot;))" table:style-name="ce2">
            <text:p>C</text:p>
          </table:table-cell>
          <table:table-cell office:value-type="float" office:value="1" table:formula="of:=IF([.L316]=0;1;IF([.L316]=5;IF([.C316]&gt;=20;0;5);IF([.M316]=3;[.L316]+1;[.L316])))" table:style-name="ce2">
            <text:p>1</text:p>
          </table:table-cell>
          <table:table-cell office:value-type="float" office:value="3" table:formula="of:=IF([.L316]&lt;&gt;[.L317];1;[.M316]+1)" table:style-name="ce2">
            <text:p>3</text:p>
          </table:table-cell>
          <table:table-cell office:value-type="boolean" office:boolean-value="false" table:formula="of:=IF([pogoda.$D317]=[pogoda.$K317];TRUE;FALSE)" table:style-name="ce2">
            <text:p>FAŁSZ</text:p>
          </table:table-cell>
          <table:table-cell office:value-type="boolean" office:boolean-value="false" table:formula="of:=IF([pogoda.$E317]=[pogoda.$L31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18]&gt;=20; TRUE; FALSE)" table:style-name="ce1">
            <text:p>FAŁSZ</text:p>
          </table:table-cell>
          <table:table-cell office:value-type="boolean" office:boolean-value="false" table:formula="of:=IF([pogoda.$C318]&lt;=5;TRUE;FALSE)" table:style-name="ce1">
            <text:p>FAŁSZ</text:p>
          </table:table-cell>
          <table:table-cell office:value-type="boolean" office:boolean-value="false" table:formula="of:=AND([pogoda.$F318:.$G318])" table:style-name="ce2">
            <text:p>FAŁSZ</text:p>
          </table:table-cell>
          <table:table-cell office:value-type="boolean" office:boolean-value="false" table:formula="of:=IF([pogoda.$B318]&gt;[.B317];TRUE;FALSE)" table:style-name="ce2">
            <text:p>FAŁSZ</text:p>
          </table:table-cell>
          <table:table-cell office:value-type="string" office:string-value="00" table:formula="of:=COM.MICROSOFT.TEXTJOIN(&quot;&quot;;;[pogoda.$D318];[pogoda.$E318])" table:style-name="ce2">
            <text:p>00</text:p>
          </table:table-cell>
          <table:table-cell office:value-type="string" office:string-value="C" table:formula="of:=IF([pogoda.$L318]=0;&quot;0&quot;;IF([pogoda.$B318]&gt;=10;&quot;C&quot;;&quot;S&quot;))" table:style-name="ce2">
            <text:p>C</text:p>
          </table:table-cell>
          <table:table-cell office:value-type="float" office:value="2" table:formula="of:=IF([.L317]=0;1;IF([.L317]=5;IF([.C317]&gt;=20;0;5);IF([.M317]=3;[.L317]+1;[.L317])))" table:style-name="ce2">
            <text:p>2</text:p>
          </table:table-cell>
          <table:table-cell office:value-type="float" office:value="1" table:formula="of:=IF([.L317]&lt;&gt;[.L318];1;[.M317]+1)" table:style-name="ce2">
            <text:p>1</text:p>
          </table:table-cell>
          <table:table-cell office:value-type="boolean" office:boolean-value="false" table:formula="of:=IF([pogoda.$D318]=[pogoda.$K318];TRUE;FALSE)" table:style-name="ce2">
            <text:p>FAŁSZ</text:p>
          </table:table-cell>
          <table:table-cell office:value-type="boolean" office:boolean-value="false" table:formula="of:=IF([pogoda.$E318]=[pogoda.$L31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19]&gt;=20; TRUE; FALSE)" table:style-name="ce1">
            <text:p>PRAWDA</text:p>
          </table:table-cell>
          <table:table-cell office:value-type="boolean" office:boolean-value="true" table:formula="of:=IF([pogoda.$C319]&lt;=5;TRUE;FALSE)" table:style-name="ce1">
            <text:p>PRAWDA</text:p>
          </table:table-cell>
          <table:table-cell office:value-type="boolean" office:boolean-value="true" table:formula="of:=AND([pogoda.$F319:.$G319])" table:style-name="ce2">
            <text:p>PRAWDA</text:p>
          </table:table-cell>
          <table:table-cell office:value-type="boolean" office:boolean-value="true" table:formula="of:=IF([pogoda.$B319]&gt;[.B318];TRUE;FALSE)" table:style-name="ce2">
            <text:p>PRAWDA</text:p>
          </table:table-cell>
          <table:table-cell office:value-type="string" office:string-value="00" table:formula="of:=COM.MICROSOFT.TEXTJOIN(&quot;&quot;;;[pogoda.$D319];[pogoda.$E319])" table:style-name="ce2">
            <text:p>00</text:p>
          </table:table-cell>
          <table:table-cell office:value-type="string" office:string-value="C" table:formula="of:=IF([pogoda.$L319]=0;&quot;0&quot;;IF([pogoda.$B319]&gt;=10;&quot;C&quot;;&quot;S&quot;))" table:style-name="ce2">
            <text:p>C</text:p>
          </table:table-cell>
          <table:table-cell office:value-type="float" office:value="2" table:formula="of:=IF([.L318]=0;1;IF([.L318]=5;IF([.C318]&gt;=20;0;5);IF([.M318]=3;[.L318]+1;[.L318])))" table:style-name="ce2">
            <text:p>2</text:p>
          </table:table-cell>
          <table:table-cell office:value-type="float" office:value="2" table:formula="of:=IF([.L318]&lt;&gt;[.L319];1;[.M318]+1)" table:style-name="ce2">
            <text:p>2</text:p>
          </table:table-cell>
          <table:table-cell office:value-type="boolean" office:boolean-value="false" table:formula="of:=IF([pogoda.$D319]=[pogoda.$K319];TRUE;FALSE)" table:style-name="ce2">
            <text:p>FAŁSZ</text:p>
          </table:table-cell>
          <table:table-cell office:value-type="boolean" office:boolean-value="false" table:formula="of:=IF([pogoda.$E319]=[pogoda.$L31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21.8" table:style-name="ce1">
            <text:p>21,8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20]&gt;=20; TRUE; FALSE)" table:style-name="ce1">
            <text:p>PRAWDA</text:p>
          </table:table-cell>
          <table:table-cell office:value-type="boolean" office:boolean-value="true" table:formula="of:=IF([pogoda.$C320]&lt;=5;TRUE;FALSE)" table:style-name="ce1">
            <text:p>PRAWDA</text:p>
          </table:table-cell>
          <table:table-cell office:value-type="boolean" office:boolean-value="true" table:formula="of:=AND([pogoda.$F320:.$G320])" table:style-name="ce2">
            <text:p>PRAWDA</text:p>
          </table:table-cell>
          <table:table-cell office:value-type="boolean" office:boolean-value="true" table:formula="of:=IF([pogoda.$B320]&gt;[.B319];TRUE;FALSE)" table:style-name="ce2">
            <text:p>PRAWDA</text:p>
          </table:table-cell>
          <table:table-cell office:value-type="string" office:string-value="00" table:formula="of:=COM.MICROSOFT.TEXTJOIN(&quot;&quot;;;[pogoda.$D320];[pogoda.$E320])" table:style-name="ce2">
            <text:p>00</text:p>
          </table:table-cell>
          <table:table-cell office:value-type="string" office:string-value="C" table:formula="of:=IF([pogoda.$L320]=0;&quot;0&quot;;IF([pogoda.$B320]&gt;=10;&quot;C&quot;;&quot;S&quot;))" table:style-name="ce2">
            <text:p>C</text:p>
          </table:table-cell>
          <table:table-cell office:value-type="float" office:value="2" table:formula="of:=IF([.L319]=0;1;IF([.L319]=5;IF([.C319]&gt;=20;0;5);IF([.M319]=3;[.L319]+1;[.L319])))" table:style-name="ce2">
            <text:p>2</text:p>
          </table:table-cell>
          <table:table-cell office:value-type="float" office:value="3" table:formula="of:=IF([.L319]&lt;&gt;[.L320];1;[.M319]+1)" table:style-name="ce2">
            <text:p>3</text:p>
          </table:table-cell>
          <table:table-cell office:value-type="boolean" office:boolean-value="false" table:formula="of:=IF([pogoda.$D320]=[pogoda.$K320];TRUE;FALSE)" table:style-name="ce2">
            <text:p>FAŁSZ</text:p>
          </table:table-cell>
          <table:table-cell office:value-type="boolean" office:boolean-value="false" table:formula="of:=IF([pogoda.$E320]=[pogoda.$L32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3.6" table:style-name="ce1">
            <text:p>23,6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21]&gt;=20; TRUE; FALSE)" table:style-name="ce1">
            <text:p>PRAWDA</text:p>
          </table:table-cell>
          <table:table-cell office:value-type="boolean" office:boolean-value="false" table:formula="of:=IF([pogoda.$C321]&lt;=5;TRUE;FALSE)" table:style-name="ce1">
            <text:p>FAŁSZ</text:p>
          </table:table-cell>
          <table:table-cell office:value-type="boolean" office:boolean-value="false" table:formula="of:=AND([pogoda.$F321:.$G321])" table:style-name="ce2">
            <text:p>FAŁSZ</text:p>
          </table:table-cell>
          <table:table-cell office:value-type="boolean" office:boolean-value="true" table:formula="of:=IF([pogoda.$B321]&gt;[.B320];TRUE;FALSE)" table:style-name="ce2">
            <text:p>PRAWDA</text:p>
          </table:table-cell>
          <table:table-cell office:value-type="string" office:string-value="00" table:formula="of:=COM.MICROSOFT.TEXTJOIN(&quot;&quot;;;[pogoda.$D321];[pogoda.$E321])" table:style-name="ce2">
            <text:p>00</text:p>
          </table:table-cell>
          <table:table-cell office:value-type="string" office:string-value="C" table:formula="of:=IF([pogoda.$L321]=0;&quot;0&quot;;IF([pogoda.$B321]&gt;=10;&quot;C&quot;;&quot;S&quot;))" table:style-name="ce2">
            <text:p>C</text:p>
          </table:table-cell>
          <table:table-cell office:value-type="float" office:value="3" table:formula="of:=IF([.L320]=0;1;IF([.L320]=5;IF([.C320]&gt;=20;0;5);IF([.M320]=3;[.L320]+1;[.L320])))" table:style-name="ce2">
            <text:p>3</text:p>
          </table:table-cell>
          <table:table-cell office:value-type="float" office:value="1" table:formula="of:=IF([.L320]&lt;&gt;[.L321];1;[.M320]+1)" table:style-name="ce2">
            <text:p>1</text:p>
          </table:table-cell>
          <table:table-cell office:value-type="boolean" office:boolean-value="false" table:formula="of:=IF([pogoda.$D321]=[pogoda.$K321];TRUE;FALSE)" table:style-name="ce2">
            <text:p>FAŁSZ</text:p>
          </table:table-cell>
          <table:table-cell office:value-type="boolean" office:boolean-value="false" table:formula="of:=IF([pogoda.$E321]=[pogoda.$L32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4.4" table:style-name="ce1">
            <text:p>24,4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22]&gt;=20; TRUE; FALSE)" table:style-name="ce1">
            <text:p>PRAWDA</text:p>
          </table:table-cell>
          <table:table-cell office:value-type="boolean" office:boolean-value="false" table:formula="of:=IF([pogoda.$C322]&lt;=5;TRUE;FALSE)" table:style-name="ce1">
            <text:p>FAŁSZ</text:p>
          </table:table-cell>
          <table:table-cell office:value-type="boolean" office:boolean-value="false" table:formula="of:=AND([pogoda.$F322:.$G322])" table:style-name="ce2">
            <text:p>FAŁSZ</text:p>
          </table:table-cell>
          <table:table-cell office:value-type="boolean" office:boolean-value="true" table:formula="of:=IF([pogoda.$B322]&gt;[.B321];TRUE;FALSE)" table:style-name="ce2">
            <text:p>PRAWDA</text:p>
          </table:table-cell>
          <table:table-cell office:value-type="string" office:string-value="00" table:formula="of:=COM.MICROSOFT.TEXTJOIN(&quot;&quot;;;[pogoda.$D322];[pogoda.$E322])" table:style-name="ce2">
            <text:p>00</text:p>
          </table:table-cell>
          <table:table-cell office:value-type="string" office:string-value="C" table:formula="of:=IF([pogoda.$L322]=0;&quot;0&quot;;IF([pogoda.$B322]&gt;=10;&quot;C&quot;;&quot;S&quot;))" table:style-name="ce2">
            <text:p>C</text:p>
          </table:table-cell>
          <table:table-cell office:value-type="float" office:value="3" table:formula="of:=IF([.L321]=0;1;IF([.L321]=5;IF([.C321]&gt;=20;0;5);IF([.M321]=3;[.L321]+1;[.L321])))" table:style-name="ce2">
            <text:p>3</text:p>
          </table:table-cell>
          <table:table-cell office:value-type="float" office:value="2" table:formula="of:=IF([.L321]&lt;&gt;[.L322];1;[.M321]+1)" table:style-name="ce2">
            <text:p>2</text:p>
          </table:table-cell>
          <table:table-cell office:value-type="boolean" office:boolean-value="false" table:formula="of:=IF([pogoda.$D322]=[pogoda.$K322];TRUE;FALSE)" table:style-name="ce2">
            <text:p>FAŁSZ</text:p>
          </table:table-cell>
          <table:table-cell office:value-type="boolean" office:boolean-value="false" table:formula="of:=IF([pogoda.$E322]=[pogoda.$L32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3.6" table:style-name="ce1">
            <text:p>23,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23]&gt;=20; TRUE; FALSE)" table:style-name="ce1">
            <text:p>PRAWDA</text:p>
          </table:table-cell>
          <table:table-cell office:value-type="boolean" office:boolean-value="true" table:formula="of:=IF([pogoda.$C323]&lt;=5;TRUE;FALSE)" table:style-name="ce1">
            <text:p>PRAWDA</text:p>
          </table:table-cell>
          <table:table-cell office:value-type="boolean" office:boolean-value="true" table:formula="of:=AND([pogoda.$F323:.$G323])" table:style-name="ce2">
            <text:p>PRAWDA</text:p>
          </table:table-cell>
          <table:table-cell office:value-type="boolean" office:boolean-value="false" table:formula="of:=IF([pogoda.$B323]&gt;[.B322];TRUE;FALSE)" table:style-name="ce2">
            <text:p>FAŁSZ</text:p>
          </table:table-cell>
          <table:table-cell office:value-type="string" office:string-value="00" table:formula="of:=COM.MICROSOFT.TEXTJOIN(&quot;&quot;;;[pogoda.$D323];[pogoda.$E323])" table:style-name="ce2">
            <text:p>00</text:p>
          </table:table-cell>
          <table:table-cell office:value-type="string" office:string-value="C" table:formula="of:=IF([pogoda.$L323]=0;&quot;0&quot;;IF([pogoda.$B323]&gt;=10;&quot;C&quot;;&quot;S&quot;))" table:style-name="ce2">
            <text:p>C</text:p>
          </table:table-cell>
          <table:table-cell office:value-type="float" office:value="3" table:formula="of:=IF([.L322]=0;1;IF([.L322]=5;IF([.C322]&gt;=20;0;5);IF([.M322]=3;[.L322]+1;[.L322])))" table:style-name="ce2">
            <text:p>3</text:p>
          </table:table-cell>
          <table:table-cell office:value-type="float" office:value="3" table:formula="of:=IF([.L322]&lt;&gt;[.L323];1;[.M322]+1)" table:style-name="ce2">
            <text:p>3</text:p>
          </table:table-cell>
          <table:table-cell office:value-type="boolean" office:boolean-value="false" table:formula="of:=IF([pogoda.$D323]=[pogoda.$K323];TRUE;FALSE)" table:style-name="ce2">
            <text:p>FAŁSZ</text:p>
          </table:table-cell>
          <table:table-cell office:value-type="boolean" office:boolean-value="false" table:formula="of:=IF([pogoda.$E323]=[pogoda.$L32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21.3" table:style-name="ce1">
            <text:p>21,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24]&gt;=20; TRUE; FALSE)" table:style-name="ce1">
            <text:p>PRAWDA</text:p>
          </table:table-cell>
          <table:table-cell office:value-type="boolean" office:boolean-value="true" table:formula="of:=IF([pogoda.$C324]&lt;=5;TRUE;FALSE)" table:style-name="ce1">
            <text:p>PRAWDA</text:p>
          </table:table-cell>
          <table:table-cell office:value-type="boolean" office:boolean-value="true" table:formula="of:=AND([pogoda.$F324:.$G324])" table:style-name="ce2">
            <text:p>PRAWDA</text:p>
          </table:table-cell>
          <table:table-cell office:value-type="boolean" office:boolean-value="false" table:formula="of:=IF([pogoda.$B324]&gt;[.B323];TRUE;FALSE)" table:style-name="ce2">
            <text:p>FAŁSZ</text:p>
          </table:table-cell>
          <table:table-cell office:value-type="string" office:string-value="00" table:formula="of:=COM.MICROSOFT.TEXTJOIN(&quot;&quot;;;[pogoda.$D324];[pogoda.$E324])" table:style-name="ce2">
            <text:p>00</text:p>
          </table:table-cell>
          <table:table-cell office:value-type="string" office:string-value="C" table:formula="of:=IF([pogoda.$L324]=0;&quot;0&quot;;IF([pogoda.$B324]&gt;=10;&quot;C&quot;;&quot;S&quot;))" table:style-name="ce2">
            <text:p>C</text:p>
          </table:table-cell>
          <table:table-cell office:value-type="float" office:value="4" table:formula="of:=IF([.L323]=0;1;IF([.L323]=5;IF([.C323]&gt;=20;0;5);IF([.M323]=3;[.L323]+1;[.L323])))" table:style-name="ce2">
            <text:p>4</text:p>
          </table:table-cell>
          <table:table-cell office:value-type="float" office:value="1" table:formula="of:=IF([.L323]&lt;&gt;[.L324];1;[.M323]+1)" table:style-name="ce2">
            <text:p>1</text:p>
          </table:table-cell>
          <table:table-cell office:value-type="boolean" office:boolean-value="false" table:formula="of:=IF([pogoda.$D324]=[pogoda.$K324];TRUE;FALSE)" table:style-name="ce2">
            <text:p>FAŁSZ</text:p>
          </table:table-cell>
          <table:table-cell office:value-type="boolean" office:boolean-value="false" table:formula="of:=IF([pogoda.$E324]=[pogoda.$L32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7.7" table:style-name="ce1">
            <text:p>17,7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25]&gt;=20; TRUE; FALSE)" table:style-name="ce1">
            <text:p>FAŁSZ</text:p>
          </table:table-cell>
          <table:table-cell office:value-type="boolean" office:boolean-value="false" table:formula="of:=IF([pogoda.$C325]&lt;=5;TRUE;FALSE)" table:style-name="ce1">
            <text:p>FAŁSZ</text:p>
          </table:table-cell>
          <table:table-cell office:value-type="boolean" office:boolean-value="false" table:formula="of:=AND([pogoda.$F325:.$G325])" table:style-name="ce2">
            <text:p>FAŁSZ</text:p>
          </table:table-cell>
          <table:table-cell office:value-type="boolean" office:boolean-value="false" table:formula="of:=IF([pogoda.$B325]&gt;[.B324];TRUE;FALSE)" table:style-name="ce2">
            <text:p>FAŁSZ</text:p>
          </table:table-cell>
          <table:table-cell office:value-type="string" office:string-value="00" table:formula="of:=COM.MICROSOFT.TEXTJOIN(&quot;&quot;;;[pogoda.$D325];[pogoda.$E325])" table:style-name="ce2">
            <text:p>00</text:p>
          </table:table-cell>
          <table:table-cell office:value-type="string" office:string-value="C" table:formula="of:=IF([pogoda.$L325]=0;&quot;0&quot;;IF([pogoda.$B325]&gt;=10;&quot;C&quot;;&quot;S&quot;))" table:style-name="ce2">
            <text:p>C</text:p>
          </table:table-cell>
          <table:table-cell office:value-type="float" office:value="4" table:formula="of:=IF([.L324]=0;1;IF([.L324]=5;IF([.C324]&gt;=20;0;5);IF([.M324]=3;[.L324]+1;[.L324])))" table:style-name="ce2">
            <text:p>4</text:p>
          </table:table-cell>
          <table:table-cell office:value-type="float" office:value="2" table:formula="of:=IF([.L324]&lt;&gt;[.L325];1;[.M324]+1)" table:style-name="ce2">
            <text:p>2</text:p>
          </table:table-cell>
          <table:table-cell office:value-type="boolean" office:boolean-value="false" table:formula="of:=IF([pogoda.$D325]=[pogoda.$K325];TRUE;FALSE)" table:style-name="ce2">
            <text:p>FAŁSZ</text:p>
          </table:table-cell>
          <table:table-cell office:value-type="boolean" office:boolean-value="false" table:formula="of:=IF([pogoda.$E325]=[pogoda.$L32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13.6" table:style-name="ce1">
            <text:p>13,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26]&gt;=20; TRUE; FALSE)" table:style-name="ce1">
            <text:p>FAŁSZ</text:p>
          </table:table-cell>
          <table:table-cell office:value-type="boolean" office:boolean-value="false" table:formula="of:=IF([pogoda.$C326]&lt;=5;TRUE;FALSE)" table:style-name="ce1">
            <text:p>FAŁSZ</text:p>
          </table:table-cell>
          <table:table-cell office:value-type="boolean" office:boolean-value="false" table:formula="of:=AND([pogoda.$F326:.$G326])" table:style-name="ce2">
            <text:p>FAŁSZ</text:p>
          </table:table-cell>
          <table:table-cell office:value-type="boolean" office:boolean-value="false" table:formula="of:=IF([pogoda.$B326]&gt;[.B325];TRUE;FALSE)" table:style-name="ce2">
            <text:p>FAŁSZ</text:p>
          </table:table-cell>
          <table:table-cell office:value-type="string" office:string-value="00" table:formula="of:=COM.MICROSOFT.TEXTJOIN(&quot;&quot;;;[pogoda.$D326];[pogoda.$E326])" table:style-name="ce2">
            <text:p>00</text:p>
          </table:table-cell>
          <table:table-cell office:value-type="string" office:string-value="C" table:formula="of:=IF([pogoda.$L326]=0;&quot;0&quot;;IF([pogoda.$B326]&gt;=10;&quot;C&quot;;&quot;S&quot;))" table:style-name="ce2">
            <text:p>C</text:p>
          </table:table-cell>
          <table:table-cell office:value-type="float" office:value="4" table:formula="of:=IF([.L325]=0;1;IF([.L325]=5;IF([.C325]&gt;=20;0;5);IF([.M325]=3;[.L325]+1;[.L325])))" table:style-name="ce2">
            <text:p>4</text:p>
          </table:table-cell>
          <table:table-cell office:value-type="float" office:value="3" table:formula="of:=IF([.L325]&lt;&gt;[.L326];1;[.M325]+1)" table:style-name="ce2">
            <text:p>3</text:p>
          </table:table-cell>
          <table:table-cell office:value-type="boolean" office:boolean-value="false" table:formula="of:=IF([pogoda.$D326]=[pogoda.$K326];TRUE;FALSE)" table:style-name="ce2">
            <text:p>FAŁSZ</text:p>
          </table:table-cell>
          <table:table-cell office:value-type="boolean" office:boolean-value="false" table:formula="of:=IF([pogoda.$E326]=[pogoda.$L32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27]&gt;=20; TRUE; FALSE)" table:style-name="ce1">
            <text:p>FAŁSZ</text:p>
          </table:table-cell>
          <table:table-cell office:value-type="boolean" office:boolean-value="false" table:formula="of:=IF([pogoda.$C327]&lt;=5;TRUE;FALSE)" table:style-name="ce1">
            <text:p>FAŁSZ</text:p>
          </table:table-cell>
          <table:table-cell office:value-type="boolean" office:boolean-value="false" table:formula="of:=AND([pogoda.$F327:.$G327])" table:style-name="ce2">
            <text:p>FAŁSZ</text:p>
          </table:table-cell>
          <table:table-cell office:value-type="boolean" office:boolean-value="false" table:formula="of:=IF([pogoda.$B327]&gt;[.B326];TRUE;FALSE)" table:style-name="ce2">
            <text:p>FAŁSZ</text:p>
          </table:table-cell>
          <table:table-cell office:value-type="string" office:string-value="00" table:formula="of:=COM.MICROSOFT.TEXTJOIN(&quot;&quot;;;[pogoda.$D327];[pogoda.$E327])" table:style-name="ce2">
            <text:p>00</text:p>
          </table:table-cell>
          <table:table-cell office:value-type="string" office:string-value="C" table:formula="of:=IF([pogoda.$L327]=0;&quot;0&quot;;IF([pogoda.$B327]&gt;=10;&quot;C&quot;;&quot;S&quot;))" table:style-name="ce2">
            <text:p>C</text:p>
          </table:table-cell>
          <table:table-cell office:value-type="float" office:value="5" table:formula="of:=IF([.L326]=0;1;IF([.L326]=5;IF([.C326]&gt;=20;0;5);IF([.M326]=3;[.L326]+1;[.L326])))" table:style-name="ce2">
            <text:p>5</text:p>
          </table:table-cell>
          <table:table-cell office:value-type="float" office:value="1" table:formula="of:=IF([.L326]&lt;&gt;[.L327];1;[.M326]+1)" table:style-name="ce2">
            <text:p>1</text:p>
          </table:table-cell>
          <table:table-cell office:value-type="boolean" office:boolean-value="false" table:formula="of:=IF([pogoda.$D327]=[pogoda.$K327];TRUE;FALSE)" table:style-name="ce2">
            <text:p>FAŁSZ</text:p>
          </table:table-cell>
          <table:table-cell office:value-type="boolean" office:boolean-value="false" table:formula="of:=IF([pogoda.$E327]=[pogoda.$L32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7.6" table:style-name="ce1">
            <text:p>7,6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28]&gt;=20; TRUE; FALSE)" table:style-name="ce1">
            <text:p>FAŁSZ</text:p>
          </table:table-cell>
          <table:table-cell office:value-type="boolean" office:boolean-value="false" table:formula="of:=IF([pogoda.$C328]&lt;=5;TRUE;FALSE)" table:style-name="ce1">
            <text:p>FAŁSZ</text:p>
          </table:table-cell>
          <table:table-cell office:value-type="boolean" office:boolean-value="false" table:formula="of:=AND([pogoda.$F328:.$G328])" table:style-name="ce2">
            <text:p>FAŁSZ</text:p>
          </table:table-cell>
          <table:table-cell office:value-type="boolean" office:boolean-value="false" table:formula="of:=IF([pogoda.$B328]&gt;[.B327];TRUE;FALSE)" table:style-name="ce2">
            <text:p>FAŁSZ</text:p>
          </table:table-cell>
          <table:table-cell office:value-type="string" office:string-value="00" table:formula="of:=COM.MICROSOFT.TEXTJOIN(&quot;&quot;;;[pogoda.$D328];[pogoda.$E328])" table:style-name="ce2">
            <text:p>00</text:p>
          </table:table-cell>
          <table:table-cell office:value-type="string" office:string-value="S" table:formula="of:=IF([pogoda.$L328]=0;&quot;0&quot;;IF([pogoda.$B328]&gt;=10;&quot;C&quot;;&quot;S&quot;))" table:style-name="ce2">
            <text:p>S</text:p>
          </table:table-cell>
          <table:table-cell office:value-type="float" office:value="5" table:formula="of:=IF([.L327]=0;1;IF([.L327]=5;IF([.C327]&gt;=20;0;5);IF([.M327]=3;[.L327]+1;[.L327])))" table:style-name="ce2">
            <text:p>5</text:p>
          </table:table-cell>
          <table:table-cell office:value-type="float" office:value="2" table:formula="of:=IF([.L327]&lt;&gt;[.L328];1;[.M327]+1)" table:style-name="ce2">
            <text:p>2</text:p>
          </table:table-cell>
          <table:table-cell office:value-type="boolean" office:boolean-value="false" table:formula="of:=IF([pogoda.$D328]=[pogoda.$K328];TRUE;FALSE)" table:style-name="ce2">
            <text:p>FAŁSZ</text:p>
          </table:table-cell>
          <table:table-cell office:value-type="boolean" office:boolean-value="false" table:formula="of:=IF([pogoda.$E328]=[pogoda.$L32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6.8" table:style-name="ce1">
            <text:p>6,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29]&gt;=20; TRUE; FALSE)" table:style-name="ce1">
            <text:p>FAŁSZ</text:p>
          </table:table-cell>
          <table:table-cell office:value-type="boolean" office:boolean-value="true" table:formula="of:=IF([pogoda.$C329]&lt;=5;TRUE;FALSE)" table:style-name="ce1">
            <text:p>PRAWDA</text:p>
          </table:table-cell>
          <table:table-cell office:value-type="boolean" office:boolean-value="false" table:formula="of:=AND([pogoda.$F329:.$G329])" table:style-name="ce2">
            <text:p>FAŁSZ</text:p>
          </table:table-cell>
          <table:table-cell office:value-type="boolean" office:boolean-value="false" table:formula="of:=IF([pogoda.$B329]&gt;[.B328];TRUE;FALSE)" table:style-name="ce2">
            <text:p>FAŁSZ</text:p>
          </table:table-cell>
          <table:table-cell office:value-type="string" office:string-value="00" table:formula="of:=COM.MICROSOFT.TEXTJOIN(&quot;&quot;;;[pogoda.$D329];[pogoda.$E329])" table:style-name="ce2">
            <text:p>00</text:p>
          </table:table-cell>
          <table:table-cell office:value-type="string" office:string-value="0" table:formula="of:=IF([pogoda.$L329]=0;&quot;0&quot;;IF([pogoda.$B329]&gt;=10;&quot;C&quot;;&quot;S&quot;))" table:style-name="ce2">
            <text:p>0</text:p>
          </table:table-cell>
          <table:table-cell office:value-type="float" office:value="0" table:formula="of:=IF([.L328]=0;1;IF([.L328]=5;IF([.C328]&gt;=20;0;5);IF([.M328]=3;[.L328]+1;[.L328])))" table:style-name="ce2">
            <text:p>0</text:p>
          </table:table-cell>
          <table:table-cell office:value-type="float" office:value="1" table:formula="of:=IF([.L328]&lt;&gt;[.L329];1;[.M328]+1)" table:style-name="ce2">
            <text:p>1</text:p>
          </table:table-cell>
          <table:table-cell office:value-type="boolean" office:boolean-value="true" table:formula="of:=IF([pogoda.$D329]=[pogoda.$K329];TRUE;FALSE)" table:style-name="ce2">
            <text:p>PRAWDA</text:p>
          </table:table-cell>
          <table:table-cell office:value-type="boolean" office:boolean-value="true" table:formula="of:=IF([pogoda.$E329]=[pogoda.$L329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7.5" table:style-name="ce1">
            <text:p>7,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0]&gt;=20; TRUE; FALSE)" table:style-name="ce1">
            <text:p>FAŁSZ</text:p>
          </table:table-cell>
          <table:table-cell office:value-type="boolean" office:boolean-value="true" table:formula="of:=IF([pogoda.$C330]&lt;=5;TRUE;FALSE)" table:style-name="ce1">
            <text:p>PRAWDA</text:p>
          </table:table-cell>
          <table:table-cell office:value-type="boolean" office:boolean-value="false" table:formula="of:=AND([pogoda.$F330:.$G330])" table:style-name="ce2">
            <text:p>FAŁSZ</text:p>
          </table:table-cell>
          <table:table-cell office:value-type="boolean" office:boolean-value="true" table:formula="of:=IF([pogoda.$B330]&gt;[.B329];TRUE;FALSE)" table:style-name="ce2">
            <text:p>PRAWDA</text:p>
          </table:table-cell>
          <table:table-cell office:value-type="string" office:string-value="00" table:formula="of:=COM.MICROSOFT.TEXTJOIN(&quot;&quot;;;[pogoda.$D330];[pogoda.$E330])" table:style-name="ce2">
            <text:p>00</text:p>
          </table:table-cell>
          <table:table-cell office:value-type="string" office:string-value="S" table:formula="of:=IF([pogoda.$L330]=0;&quot;0&quot;;IF([pogoda.$B330]&gt;=10;&quot;C&quot;;&quot;S&quot;))" table:style-name="ce2">
            <text:p>S</text:p>
          </table:table-cell>
          <table:table-cell office:value-type="float" office:value="1" table:formula="of:=IF([.L329]=0;1;IF([.L329]=5;IF([.C329]&gt;=20;0;5);IF([.M329]=3;[.L329]+1;[.L329])))" table:style-name="ce2">
            <text:p>1</text:p>
          </table:table-cell>
          <table:table-cell office:value-type="float" office:value="1" table:formula="of:=IF([.L329]&lt;&gt;[.L330];1;[.M329]+1)" table:style-name="ce2">
            <text:p>1</text:p>
          </table:table-cell>
          <table:table-cell office:value-type="boolean" office:boolean-value="false" table:formula="of:=IF([pogoda.$D330]=[pogoda.$K330];TRUE;FALSE)" table:style-name="ce2">
            <text:p>FAŁSZ</text:p>
          </table:table-cell>
          <table:table-cell office:value-type="boolean" office:boolean-value="false" table:formula="of:=IF([pogoda.$E330]=[pogoda.$L33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9.1" table:style-name="ce1">
            <text:p>9,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1]&gt;=20; TRUE; FALSE)" table:style-name="ce1">
            <text:p>FAŁSZ</text:p>
          </table:table-cell>
          <table:table-cell office:value-type="boolean" office:boolean-value="true" table:formula="of:=IF([pogoda.$C331]&lt;=5;TRUE;FALSE)" table:style-name="ce1">
            <text:p>PRAWDA</text:p>
          </table:table-cell>
          <table:table-cell office:value-type="boolean" office:boolean-value="false" table:formula="of:=AND([pogoda.$F331:.$G331])" table:style-name="ce2">
            <text:p>FAŁSZ</text:p>
          </table:table-cell>
          <table:table-cell office:value-type="boolean" office:boolean-value="true" table:formula="of:=IF([pogoda.$B331]&gt;[.B330];TRUE;FALSE)" table:style-name="ce2">
            <text:p>PRAWDA</text:p>
          </table:table-cell>
          <table:table-cell office:value-type="string" office:string-value="00" table:formula="of:=COM.MICROSOFT.TEXTJOIN(&quot;&quot;;;[pogoda.$D331];[pogoda.$E331])" table:style-name="ce2">
            <text:p>00</text:p>
          </table:table-cell>
          <table:table-cell office:value-type="string" office:string-value="S" table:formula="of:=IF([pogoda.$L331]=0;&quot;0&quot;;IF([pogoda.$B331]&gt;=10;&quot;C&quot;;&quot;S&quot;))" table:style-name="ce2">
            <text:p>S</text:p>
          </table:table-cell>
          <table:table-cell office:value-type="float" office:value="1" table:formula="of:=IF([.L330]=0;1;IF([.L330]=5;IF([.C330]&gt;=20;0;5);IF([.M330]=3;[.L330]+1;[.L330])))" table:style-name="ce2">
            <text:p>1</text:p>
          </table:table-cell>
          <table:table-cell office:value-type="float" office:value="2" table:formula="of:=IF([.L330]&lt;&gt;[.L331];1;[.M330]+1)" table:style-name="ce2">
            <text:p>2</text:p>
          </table:table-cell>
          <table:table-cell office:value-type="boolean" office:boolean-value="false" table:formula="of:=IF([pogoda.$D331]=[pogoda.$K331];TRUE;FALSE)" table:style-name="ce2">
            <text:p>FAŁSZ</text:p>
          </table:table-cell>
          <table:table-cell office:value-type="boolean" office:boolean-value="false" table:formula="of:=IF([pogoda.$E331]=[pogoda.$L33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0.9" table:style-name="ce1">
            <text:p>10,9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2]&gt;=20; TRUE; FALSE)" table:style-name="ce1">
            <text:p>FAŁSZ</text:p>
          </table:table-cell>
          <table:table-cell office:value-type="boolean" office:boolean-value="false" table:formula="of:=IF([pogoda.$C332]&lt;=5;TRUE;FALSE)" table:style-name="ce1">
            <text:p>FAŁSZ</text:p>
          </table:table-cell>
          <table:table-cell office:value-type="boolean" office:boolean-value="false" table:formula="of:=AND([pogoda.$F332:.$G332])" table:style-name="ce2">
            <text:p>FAŁSZ</text:p>
          </table:table-cell>
          <table:table-cell office:value-type="boolean" office:boolean-value="true" table:formula="of:=IF([pogoda.$B332]&gt;[.B331];TRUE;FALSE)" table:style-name="ce2">
            <text:p>PRAWDA</text:p>
          </table:table-cell>
          <table:table-cell office:value-type="string" office:string-value="00" table:formula="of:=COM.MICROSOFT.TEXTJOIN(&quot;&quot;;;[pogoda.$D332];[pogoda.$E332])" table:style-name="ce2">
            <text:p>00</text:p>
          </table:table-cell>
          <table:table-cell office:value-type="string" office:string-value="C" table:formula="of:=IF([pogoda.$L332]=0;&quot;0&quot;;IF([pogoda.$B332]&gt;=10;&quot;C&quot;;&quot;S&quot;))" table:style-name="ce2">
            <text:p>C</text:p>
          </table:table-cell>
          <table:table-cell office:value-type="float" office:value="1" table:formula="of:=IF([.L331]=0;1;IF([.L331]=5;IF([.C331]&gt;=20;0;5);IF([.M331]=3;[.L331]+1;[.L331])))" table:style-name="ce2">
            <text:p>1</text:p>
          </table:table-cell>
          <table:table-cell office:value-type="float" office:value="3" table:formula="of:=IF([.L331]&lt;&gt;[.L332];1;[.M331]+1)" table:style-name="ce2">
            <text:p>3</text:p>
          </table:table-cell>
          <table:table-cell office:value-type="boolean" office:boolean-value="false" table:formula="of:=IF([pogoda.$D332]=[pogoda.$K332];TRUE;FALSE)" table:style-name="ce2">
            <text:p>FAŁSZ</text:p>
          </table:table-cell>
          <table:table-cell office:value-type="boolean" office:boolean-value="false" table:formula="of:=IF([pogoda.$E332]=[pogoda.$L33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1.8" table:style-name="ce1">
            <text:p>11,8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3]&gt;=20; TRUE; FALSE)" table:style-name="ce1">
            <text:p>FAŁSZ</text:p>
          </table:table-cell>
          <table:table-cell office:value-type="boolean" office:boolean-value="false" table:formula="of:=IF([pogoda.$C333]&lt;=5;TRUE;FALSE)" table:style-name="ce1">
            <text:p>FAŁSZ</text:p>
          </table:table-cell>
          <table:table-cell office:value-type="boolean" office:boolean-value="false" table:formula="of:=AND([pogoda.$F333:.$G333])" table:style-name="ce2">
            <text:p>FAŁSZ</text:p>
          </table:table-cell>
          <table:table-cell office:value-type="boolean" office:boolean-value="true" table:formula="of:=IF([pogoda.$B333]&gt;[.B332];TRUE;FALSE)" table:style-name="ce2">
            <text:p>PRAWDA</text:p>
          </table:table-cell>
          <table:table-cell office:value-type="string" office:string-value="00" table:formula="of:=COM.MICROSOFT.TEXTJOIN(&quot;&quot;;;[pogoda.$D333];[pogoda.$E333])" table:style-name="ce2">
            <text:p>00</text:p>
          </table:table-cell>
          <table:table-cell office:value-type="string" office:string-value="C" table:formula="of:=IF([pogoda.$L333]=0;&quot;0&quot;;IF([pogoda.$B333]&gt;=10;&quot;C&quot;;&quot;S&quot;))" table:style-name="ce2">
            <text:p>C</text:p>
          </table:table-cell>
          <table:table-cell office:value-type="float" office:value="2" table:formula="of:=IF([.L332]=0;1;IF([.L332]=5;IF([.C332]&gt;=20;0;5);IF([.M332]=3;[.L332]+1;[.L332])))" table:style-name="ce2">
            <text:p>2</text:p>
          </table:table-cell>
          <table:table-cell office:value-type="float" office:value="1" table:formula="of:=IF([.L332]&lt;&gt;[.L333];1;[.M332]+1)" table:style-name="ce2">
            <text:p>1</text:p>
          </table:table-cell>
          <table:table-cell office:value-type="boolean" office:boolean-value="false" table:formula="of:=IF([pogoda.$D333]=[pogoda.$K333];TRUE;FALSE)" table:style-name="ce2">
            <text:p>FAŁSZ</text:p>
          </table:table-cell>
          <table:table-cell office:value-type="boolean" office:boolean-value="false" table:formula="of:=IF([pogoda.$E333]=[pogoda.$L33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1.5" table:style-name="ce1">
            <text:p>11,5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4]&gt;=20; TRUE; FALSE)" table:style-name="ce1">
            <text:p>FAŁSZ</text:p>
          </table:table-cell>
          <table:table-cell office:value-type="boolean" office:boolean-value="false" table:formula="of:=IF([pogoda.$C334]&lt;=5;TRUE;FALSE)" table:style-name="ce1">
            <text:p>FAŁSZ</text:p>
          </table:table-cell>
          <table:table-cell office:value-type="boolean" office:boolean-value="false" table:formula="of:=AND([pogoda.$F334:.$G334])" table:style-name="ce2">
            <text:p>FAŁSZ</text:p>
          </table:table-cell>
          <table:table-cell office:value-type="boolean" office:boolean-value="false" table:formula="of:=IF([pogoda.$B334]&gt;[.B333];TRUE;FALSE)" table:style-name="ce2">
            <text:p>FAŁSZ</text:p>
          </table:table-cell>
          <table:table-cell office:value-type="string" office:string-value="00" table:formula="of:=COM.MICROSOFT.TEXTJOIN(&quot;&quot;;;[pogoda.$D334];[pogoda.$E334])" table:style-name="ce2">
            <text:p>00</text:p>
          </table:table-cell>
          <table:table-cell office:value-type="string" office:string-value="C" table:formula="of:=IF([pogoda.$L334]=0;&quot;0&quot;;IF([pogoda.$B334]&gt;=10;&quot;C&quot;;&quot;S&quot;))" table:style-name="ce2">
            <text:p>C</text:p>
          </table:table-cell>
          <table:table-cell office:value-type="float" office:value="2" table:formula="of:=IF([.L333]=0;1;IF([.L333]=5;IF([.C333]&gt;=20;0;5);IF([.M333]=3;[.L333]+1;[.L333])))" table:style-name="ce2">
            <text:p>2</text:p>
          </table:table-cell>
          <table:table-cell office:value-type="float" office:value="2" table:formula="of:=IF([.L333]&lt;&gt;[.L334];1;[.M333]+1)" table:style-name="ce2">
            <text:p>2</text:p>
          </table:table-cell>
          <table:table-cell office:value-type="boolean" office:boolean-value="false" table:formula="of:=IF([pogoda.$D334]=[pogoda.$K334];TRUE;FALSE)" table:style-name="ce2">
            <text:p>FAŁSZ</text:p>
          </table:table-cell>
          <table:table-cell office:value-type="boolean" office:boolean-value="false" table:formula="of:=IF([pogoda.$E334]=[pogoda.$L33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5]&gt;=20; TRUE; FALSE)" table:style-name="ce1">
            <text:p>FAŁSZ</text:p>
          </table:table-cell>
          <table:table-cell office:value-type="boolean" office:boolean-value="false" table:formula="of:=IF([pogoda.$C335]&lt;=5;TRUE;FALSE)" table:style-name="ce1">
            <text:p>FAŁSZ</text:p>
          </table:table-cell>
          <table:table-cell office:value-type="boolean" office:boolean-value="false" table:formula="of:=AND([pogoda.$F335:.$G335])" table:style-name="ce2">
            <text:p>FAŁSZ</text:p>
          </table:table-cell>
          <table:table-cell office:value-type="boolean" office:boolean-value="false" table:formula="of:=IF([pogoda.$B335]&gt;[.B334];TRUE;FALSE)" table:style-name="ce2">
            <text:p>FAŁSZ</text:p>
          </table:table-cell>
          <table:table-cell office:value-type="string" office:string-value="00" table:formula="of:=COM.MICROSOFT.TEXTJOIN(&quot;&quot;;;[pogoda.$D335];[pogoda.$E335])" table:style-name="ce2">
            <text:p>00</text:p>
          </table:table-cell>
          <table:table-cell office:value-type="string" office:string-value="S" table:formula="of:=IF([pogoda.$L335]=0;&quot;0&quot;;IF([pogoda.$B335]&gt;=10;&quot;C&quot;;&quot;S&quot;))" table:style-name="ce2">
            <text:p>S</text:p>
          </table:table-cell>
          <table:table-cell office:value-type="float" office:value="2" table:formula="of:=IF([.L334]=0;1;IF([.L334]=5;IF([.C334]&gt;=20;0;5);IF([.M334]=3;[.L334]+1;[.L334])))" table:style-name="ce2">
            <text:p>2</text:p>
          </table:table-cell>
          <table:table-cell office:value-type="float" office:value="3" table:formula="of:=IF([.L334]&lt;&gt;[.L335];1;[.M334]+1)" table:style-name="ce2">
            <text:p>3</text:p>
          </table:table-cell>
          <table:table-cell office:value-type="boolean" office:boolean-value="false" table:formula="of:=IF([pogoda.$D335]=[pogoda.$K335];TRUE;FALSE)" table:style-name="ce2">
            <text:p>FAŁSZ</text:p>
          </table:table-cell>
          <table:table-cell office:value-type="boolean" office:boolean-value="false" table:formula="of:=IF([pogoda.$E335]=[pogoda.$L33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6.9" table:style-name="ce1">
            <text:p>6,9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6]&gt;=20; TRUE; FALSE)" table:style-name="ce1">
            <text:p>FAŁSZ</text:p>
          </table:table-cell>
          <table:table-cell office:value-type="boolean" office:boolean-value="false" table:formula="of:=IF([pogoda.$C336]&lt;=5;TRUE;FALSE)" table:style-name="ce1">
            <text:p>FAŁSZ</text:p>
          </table:table-cell>
          <table:table-cell office:value-type="boolean" office:boolean-value="false" table:formula="of:=AND([pogoda.$F336:.$G336])" table:style-name="ce2">
            <text:p>FAŁSZ</text:p>
          </table:table-cell>
          <table:table-cell office:value-type="boolean" office:boolean-value="false" table:formula="of:=IF([pogoda.$B336]&gt;[.B335];TRUE;FALSE)" table:style-name="ce2">
            <text:p>FAŁSZ</text:p>
          </table:table-cell>
          <table:table-cell office:value-type="string" office:string-value="00" table:formula="of:=COM.MICROSOFT.TEXTJOIN(&quot;&quot;;;[pogoda.$D336];[pogoda.$E336])" table:style-name="ce2">
            <text:p>00</text:p>
          </table:table-cell>
          <table:table-cell office:value-type="string" office:string-value="S" table:formula="of:=IF([pogoda.$L336]=0;&quot;0&quot;;IF([pogoda.$B336]&gt;=10;&quot;C&quot;;&quot;S&quot;))" table:style-name="ce2">
            <text:p>S</text:p>
          </table:table-cell>
          <table:table-cell office:value-type="float" office:value="3" table:formula="of:=IF([.L335]=0;1;IF([.L335]=5;IF([.C335]&gt;=20;0;5);IF([.M335]=3;[.L335]+1;[.L335])))" table:style-name="ce2">
            <text:p>3</text:p>
          </table:table-cell>
          <table:table-cell office:value-type="float" office:value="1" table:formula="of:=IF([.L335]&lt;&gt;[.L336];1;[.M335]+1)" table:style-name="ce2">
            <text:p>1</text:p>
          </table:table-cell>
          <table:table-cell office:value-type="boolean" office:boolean-value="false" table:formula="of:=IF([pogoda.$D336]=[pogoda.$K336];TRUE;FALSE)" table:style-name="ce2">
            <text:p>FAŁSZ</text:p>
          </table:table-cell>
          <table:table-cell office:value-type="boolean" office:boolean-value="false" table:formula="of:=IF([pogoda.$E336]=[pogoda.$L33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.8" table:style-name="ce1">
            <text:p>3,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7]&gt;=20; TRUE; FALSE)" table:style-name="ce1">
            <text:p>FAŁSZ</text:p>
          </table:table-cell>
          <table:table-cell office:value-type="boolean" office:boolean-value="true" table:formula="of:=IF([pogoda.$C337]&lt;=5;TRUE;FALSE)" table:style-name="ce1">
            <text:p>PRAWDA</text:p>
          </table:table-cell>
          <table:table-cell office:value-type="boolean" office:boolean-value="false" table:formula="of:=AND([pogoda.$F337:.$G337])" table:style-name="ce2">
            <text:p>FAŁSZ</text:p>
          </table:table-cell>
          <table:table-cell office:value-type="boolean" office:boolean-value="false" table:formula="of:=IF([pogoda.$B337]&gt;[.B336];TRUE;FALSE)" table:style-name="ce2">
            <text:p>FAŁSZ</text:p>
          </table:table-cell>
          <table:table-cell office:value-type="string" office:string-value="00" table:formula="of:=COM.MICROSOFT.TEXTJOIN(&quot;&quot;;;[pogoda.$D337];[pogoda.$E337])" table:style-name="ce2">
            <text:p>00</text:p>
          </table:table-cell>
          <table:table-cell office:value-type="string" office:string-value="S" table:formula="of:=IF([pogoda.$L337]=0;&quot;0&quot;;IF([pogoda.$B337]&gt;=10;&quot;C&quot;;&quot;S&quot;))" table:style-name="ce2">
            <text:p>S</text:p>
          </table:table-cell>
          <table:table-cell office:value-type="float" office:value="3" table:formula="of:=IF([.L336]=0;1;IF([.L336]=5;IF([.C336]&gt;=20;0;5);IF([.M336]=3;[.L336]+1;[.L336])))" table:style-name="ce2">
            <text:p>3</text:p>
          </table:table-cell>
          <table:table-cell office:value-type="float" office:value="2" table:formula="of:=IF([.L336]&lt;&gt;[.L337];1;[.M336]+1)" table:style-name="ce2">
            <text:p>2</text:p>
          </table:table-cell>
          <table:table-cell office:value-type="boolean" office:boolean-value="false" table:formula="of:=IF([pogoda.$D337]=[pogoda.$K337];TRUE;FALSE)" table:style-name="ce2">
            <text:p>FAŁSZ</text:p>
          </table:table-cell>
          <table:table-cell office:value-type="boolean" office:boolean-value="false" table:formula="of:=IF([pogoda.$E337]=[pogoda.$L33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.2" table:style-name="ce1">
            <text:p>1,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8]&gt;=20; TRUE; FALSE)" table:style-name="ce1">
            <text:p>FAŁSZ</text:p>
          </table:table-cell>
          <table:table-cell office:value-type="boolean" office:boolean-value="true" table:formula="of:=IF([pogoda.$C338]&lt;=5;TRUE;FALSE)" table:style-name="ce1">
            <text:p>PRAWDA</text:p>
          </table:table-cell>
          <table:table-cell office:value-type="boolean" office:boolean-value="false" table:formula="of:=AND([pogoda.$F338:.$G338])" table:style-name="ce2">
            <text:p>FAŁSZ</text:p>
          </table:table-cell>
          <table:table-cell office:value-type="boolean" office:boolean-value="false" table:formula="of:=IF([pogoda.$B338]&gt;[.B337];TRUE;FALSE)" table:style-name="ce2">
            <text:p>FAŁSZ</text:p>
          </table:table-cell>
          <table:table-cell office:value-type="string" office:string-value="00" table:formula="of:=COM.MICROSOFT.TEXTJOIN(&quot;&quot;;;[pogoda.$D338];[pogoda.$E338])" table:style-name="ce2">
            <text:p>00</text:p>
          </table:table-cell>
          <table:table-cell office:value-type="string" office:string-value="S" table:formula="of:=IF([pogoda.$L338]=0;&quot;0&quot;;IF([pogoda.$B338]&gt;=10;&quot;C&quot;;&quot;S&quot;))" table:style-name="ce2">
            <text:p>S</text:p>
          </table:table-cell>
          <table:table-cell office:value-type="float" office:value="3" table:formula="of:=IF([.L337]=0;1;IF([.L337]=5;IF([.C337]&gt;=20;0;5);IF([.M337]=3;[.L337]+1;[.L337])))" table:style-name="ce2">
            <text:p>3</text:p>
          </table:table-cell>
          <table:table-cell office:value-type="float" office:value="3" table:formula="of:=IF([.L337]&lt;&gt;[.L338];1;[.M337]+1)" table:style-name="ce2">
            <text:p>3</text:p>
          </table:table-cell>
          <table:table-cell office:value-type="boolean" office:boolean-value="false" table:formula="of:=IF([pogoda.$D338]=[pogoda.$K338];TRUE;FALSE)" table:style-name="ce2">
            <text:p>FAŁSZ</text:p>
          </table:table-cell>
          <table:table-cell office:value-type="boolean" office:boolean-value="false" table:formula="of:=IF([pogoda.$E338]=[pogoda.$L33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0.1" table:style-name="ce1">
            <text:p>0,1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39]&gt;=20; TRUE; FALSE)" table:style-name="ce1">
            <text:p>FAŁSZ</text:p>
          </table:table-cell>
          <table:table-cell office:value-type="boolean" office:boolean-value="false" table:formula="of:=IF([pogoda.$C339]&lt;=5;TRUE;FALSE)" table:style-name="ce1">
            <text:p>FAŁSZ</text:p>
          </table:table-cell>
          <table:table-cell office:value-type="boolean" office:boolean-value="false" table:formula="of:=AND([pogoda.$F339:.$G339])" table:style-name="ce2">
            <text:p>FAŁSZ</text:p>
          </table:table-cell>
          <table:table-cell office:value-type="boolean" office:boolean-value="false" table:formula="of:=IF([pogoda.$B339]&gt;[.B338];TRUE;FALSE)" table:style-name="ce2">
            <text:p>FAŁSZ</text:p>
          </table:table-cell>
          <table:table-cell office:value-type="string" office:string-value="00" table:formula="of:=COM.MICROSOFT.TEXTJOIN(&quot;&quot;;;[pogoda.$D339];[pogoda.$E339])" table:style-name="ce2">
            <text:p>00</text:p>
          </table:table-cell>
          <table:table-cell office:value-type="string" office:string-value="S" table:formula="of:=IF([pogoda.$L339]=0;&quot;0&quot;;IF([pogoda.$B339]&gt;=10;&quot;C&quot;;&quot;S&quot;))" table:style-name="ce2">
            <text:p>S</text:p>
          </table:table-cell>
          <table:table-cell office:value-type="float" office:value="4" table:formula="of:=IF([.L338]=0;1;IF([.L338]=5;IF([.C338]&gt;=20;0;5);IF([.M338]=3;[.L338]+1;[.L338])))" table:style-name="ce2">
            <text:p>4</text:p>
          </table:table-cell>
          <table:table-cell office:value-type="float" office:value="1" table:formula="of:=IF([.L338]&lt;&gt;[.L339];1;[.M338]+1)" table:style-name="ce2">
            <text:p>1</text:p>
          </table:table-cell>
          <table:table-cell office:value-type="boolean" office:boolean-value="false" table:formula="of:=IF([pogoda.$D339]=[pogoda.$K339];TRUE;FALSE)" table:style-name="ce2">
            <text:p>FAŁSZ</text:p>
          </table:table-cell>
          <table:table-cell office:value-type="boolean" office:boolean-value="false" table:formula="of:=IF([pogoda.$E339]=[pogoda.$L33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0.6" table:style-name="ce1">
            <text:p>0,6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0]&gt;=20; TRUE; FALSE)" table:style-name="ce1">
            <text:p>FAŁSZ</text:p>
          </table:table-cell>
          <table:table-cell office:value-type="boolean" office:boolean-value="false" table:formula="of:=IF([pogoda.$C340]&lt;=5;TRUE;FALSE)" table:style-name="ce1">
            <text:p>FAŁSZ</text:p>
          </table:table-cell>
          <table:table-cell office:value-type="boolean" office:boolean-value="false" table:formula="of:=AND([pogoda.$F340:.$G340])" table:style-name="ce2">
            <text:p>FAŁSZ</text:p>
          </table:table-cell>
          <table:table-cell office:value-type="boolean" office:boolean-value="true" table:formula="of:=IF([pogoda.$B340]&gt;[.B339];TRUE;FALSE)" table:style-name="ce2">
            <text:p>PRAWDA</text:p>
          </table:table-cell>
          <table:table-cell office:value-type="string" office:string-value="00" table:formula="of:=COM.MICROSOFT.TEXTJOIN(&quot;&quot;;;[pogoda.$D340];[pogoda.$E340])" table:style-name="ce2">
            <text:p>00</text:p>
          </table:table-cell>
          <table:table-cell office:value-type="string" office:string-value="S" table:formula="of:=IF([pogoda.$L340]=0;&quot;0&quot;;IF([pogoda.$B340]&gt;=10;&quot;C&quot;;&quot;S&quot;))" table:style-name="ce2">
            <text:p>S</text:p>
          </table:table-cell>
          <table:table-cell office:value-type="float" office:value="4" table:formula="of:=IF([.L339]=0;1;IF([.L339]=5;IF([.C339]&gt;=20;0;5);IF([.M339]=3;[.L339]+1;[.L339])))" table:style-name="ce2">
            <text:p>4</text:p>
          </table:table-cell>
          <table:table-cell office:value-type="float" office:value="2" table:formula="of:=IF([.L339]&lt;&gt;[.L340];1;[.M339]+1)" table:style-name="ce2">
            <text:p>2</text:p>
          </table:table-cell>
          <table:table-cell office:value-type="boolean" office:boolean-value="false" table:formula="of:=IF([pogoda.$D340]=[pogoda.$K340];TRUE;FALSE)" table:style-name="ce2">
            <text:p>FAŁSZ</text:p>
          </table:table-cell>
          <table:table-cell office:value-type="boolean" office:boolean-value="false" table:formula="of:=IF([pogoda.$E340]=[pogoda.$L34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.8" table:style-name="ce1">
            <text:p>2,8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1]&gt;=20; TRUE; FALSE)" table:style-name="ce1">
            <text:p>FAŁSZ</text:p>
          </table:table-cell>
          <table:table-cell office:value-type="boolean" office:boolean-value="false" table:formula="of:=IF([pogoda.$C341]&lt;=5;TRUE;FALSE)" table:style-name="ce1">
            <text:p>FAŁSZ</text:p>
          </table:table-cell>
          <table:table-cell office:value-type="boolean" office:boolean-value="false" table:formula="of:=AND([pogoda.$F341:.$G341])" table:style-name="ce2">
            <text:p>FAŁSZ</text:p>
          </table:table-cell>
          <table:table-cell office:value-type="boolean" office:boolean-value="true" table:formula="of:=IF([pogoda.$B341]&gt;[.B340];TRUE;FALSE)" table:style-name="ce2">
            <text:p>PRAWDA</text:p>
          </table:table-cell>
          <table:table-cell office:value-type="string" office:string-value="00" table:formula="of:=COM.MICROSOFT.TEXTJOIN(&quot;&quot;;;[pogoda.$D341];[pogoda.$E341])" table:style-name="ce2">
            <text:p>00</text:p>
          </table:table-cell>
          <table:table-cell office:value-type="string" office:string-value="S" table:formula="of:=IF([pogoda.$L341]=0;&quot;0&quot;;IF([pogoda.$B341]&gt;=10;&quot;C&quot;;&quot;S&quot;))" table:style-name="ce2">
            <text:p>S</text:p>
          </table:table-cell>
          <table:table-cell office:value-type="float" office:value="4" table:formula="of:=IF([.L340]=0;1;IF([.L340]=5;IF([.C340]&gt;=20;0;5);IF([.M340]=3;[.L340]+1;[.L340])))" table:style-name="ce2">
            <text:p>4</text:p>
          </table:table-cell>
          <table:table-cell office:value-type="float" office:value="3" table:formula="of:=IF([.L340]&lt;&gt;[.L341];1;[.M340]+1)" table:style-name="ce2">
            <text:p>3</text:p>
          </table:table-cell>
          <table:table-cell office:value-type="boolean" office:boolean-value="false" table:formula="of:=IF([pogoda.$D341]=[pogoda.$K341];TRUE;FALSE)" table:style-name="ce2">
            <text:p>FAŁSZ</text:p>
          </table:table-cell>
          <table:table-cell office:value-type="boolean" office:boolean-value="false" table:formula="of:=IF([pogoda.$E341]=[pogoda.$L34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2]&gt;=20; TRUE; FALSE)" table:style-name="ce1">
            <text:p>FAŁSZ</text:p>
          </table:table-cell>
          <table:table-cell office:value-type="boolean" office:boolean-value="false" table:formula="of:=IF([pogoda.$C342]&lt;=5;TRUE;FALSE)" table:style-name="ce1">
            <text:p>FAŁSZ</text:p>
          </table:table-cell>
          <table:table-cell office:value-type="boolean" office:boolean-value="false" table:formula="of:=AND([pogoda.$F342:.$G342])" table:style-name="ce2">
            <text:p>FAŁSZ</text:p>
          </table:table-cell>
          <table:table-cell office:value-type="boolean" office:boolean-value="true" table:formula="of:=IF([pogoda.$B342]&gt;[.B341];TRUE;FALSE)" table:style-name="ce2">
            <text:p>PRAWDA</text:p>
          </table:table-cell>
          <table:table-cell office:value-type="string" office:string-value="00" table:formula="of:=COM.MICROSOFT.TEXTJOIN(&quot;&quot;;;[pogoda.$D342];[pogoda.$E342])" table:style-name="ce2">
            <text:p>00</text:p>
          </table:table-cell>
          <table:table-cell office:value-type="string" office:string-value="S" table:formula="of:=IF([pogoda.$L342]=0;&quot;0&quot;;IF([pogoda.$B342]&gt;=10;&quot;C&quot;;&quot;S&quot;))" table:style-name="ce2">
            <text:p>S</text:p>
          </table:table-cell>
          <table:table-cell office:value-type="float" office:value="5" table:formula="of:=IF([.L341]=0;1;IF([.L341]=5;IF([.C341]&gt;=20;0;5);IF([.M341]=3;[.L341]+1;[.L341])))" table:style-name="ce2">
            <text:p>5</text:p>
          </table:table-cell>
          <table:table-cell office:value-type="float" office:value="1" table:formula="of:=IF([.L341]&lt;&gt;[.L342];1;[.M341]+1)" table:style-name="ce2">
            <text:p>1</text:p>
          </table:table-cell>
          <table:table-cell office:value-type="boolean" office:boolean-value="false" table:formula="of:=IF([pogoda.$D342]=[pogoda.$K342];TRUE;FALSE)" table:style-name="ce2">
            <text:p>FAŁSZ</text:p>
          </table:table-cell>
          <table:table-cell office:value-type="boolean" office:boolean-value="false" table:formula="of:=IF([pogoda.$E342]=[pogoda.$L34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3]&gt;=20; TRUE; FALSE)" table:style-name="ce1">
            <text:p>FAŁSZ</text:p>
          </table:table-cell>
          <table:table-cell office:value-type="boolean" office:boolean-value="true" table:formula="of:=IF([pogoda.$C343]&lt;=5;TRUE;FALSE)" table:style-name="ce1">
            <text:p>PRAWDA</text:p>
          </table:table-cell>
          <table:table-cell office:value-type="boolean" office:boolean-value="false" table:formula="of:=AND([pogoda.$F343:.$G343])" table:style-name="ce2">
            <text:p>FAŁSZ</text:p>
          </table:table-cell>
          <table:table-cell office:value-type="boolean" office:boolean-value="true" table:formula="of:=IF([pogoda.$B343]&gt;[.B342];TRUE;FALSE)" table:style-name="ce2">
            <text:p>PRAWDA</text:p>
          </table:table-cell>
          <table:table-cell office:value-type="string" office:string-value="00" table:formula="of:=COM.MICROSOFT.TEXTJOIN(&quot;&quot;;;[pogoda.$D343];[pogoda.$E343])" table:style-name="ce2">
            <text:p>00</text:p>
          </table:table-cell>
          <table:table-cell office:value-type="string" office:string-value="0" table:formula="of:=IF([pogoda.$L343]=0;&quot;0&quot;;IF([pogoda.$B343]&gt;=10;&quot;C&quot;;&quot;S&quot;))" table:style-name="ce2">
            <text:p>0</text:p>
          </table:table-cell>
          <table:table-cell office:value-type="float" office:value="0" table:formula="of:=IF([.L342]=0;1;IF([.L342]=5;IF([.C342]&gt;=20;0;5);IF([.M342]=3;[.L342]+1;[.L342])))" table:style-name="ce2">
            <text:p>0</text:p>
          </table:table-cell>
          <table:table-cell office:value-type="float" office:value="1" table:formula="of:=IF([.L342]&lt;&gt;[.L343];1;[.M342]+1)" table:style-name="ce2">
            <text:p>1</text:p>
          </table:table-cell>
          <table:table-cell office:value-type="boolean" office:boolean-value="true" table:formula="of:=IF([pogoda.$D343]=[pogoda.$K343];TRUE;FALSE)" table:style-name="ce2">
            <text:p>PRAWDA</text:p>
          </table:table-cell>
          <table:table-cell office:value-type="boolean" office:boolean-value="true" table:formula="of:=IF([pogoda.$E343]=[pogoda.$L34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11.8" table:style-name="ce1">
            <text:p>11,8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4]&gt;=20; TRUE; FALSE)" table:style-name="ce1">
            <text:p>FAŁSZ</text:p>
          </table:table-cell>
          <table:table-cell office:value-type="boolean" office:boolean-value="true" table:formula="of:=IF([pogoda.$C344]&lt;=5;TRUE;FALSE)" table:style-name="ce1">
            <text:p>PRAWDA</text:p>
          </table:table-cell>
          <table:table-cell office:value-type="boolean" office:boolean-value="false" table:formula="of:=AND([pogoda.$F344:.$G344])" table:style-name="ce2">
            <text:p>FAŁSZ</text:p>
          </table:table-cell>
          <table:table-cell office:value-type="boolean" office:boolean-value="true" table:formula="of:=IF([pogoda.$B344]&gt;[.B343];TRUE;FALSE)" table:style-name="ce2">
            <text:p>PRAWDA</text:p>
          </table:table-cell>
          <table:table-cell office:value-type="string" office:string-value="00" table:formula="of:=COM.MICROSOFT.TEXTJOIN(&quot;&quot;;;[pogoda.$D344];[pogoda.$E344])" table:style-name="ce2">
            <text:p>00</text:p>
          </table:table-cell>
          <table:table-cell office:value-type="string" office:string-value="C" table:formula="of:=IF([pogoda.$L344]=0;&quot;0&quot;;IF([pogoda.$B344]&gt;=10;&quot;C&quot;;&quot;S&quot;))" table:style-name="ce2">
            <text:p>C</text:p>
          </table:table-cell>
          <table:table-cell office:value-type="float" office:value="1" table:formula="of:=IF([.L343]=0;1;IF([.L343]=5;IF([.C343]&gt;=20;0;5);IF([.M343]=3;[.L343]+1;[.L343])))" table:style-name="ce2">
            <text:p>1</text:p>
          </table:table-cell>
          <table:table-cell office:value-type="float" office:value="1" table:formula="of:=IF([.L343]&lt;&gt;[.L344];1;[.M343]+1)" table:style-name="ce2">
            <text:p>1</text:p>
          </table:table-cell>
          <table:table-cell office:value-type="boolean" office:boolean-value="false" table:formula="of:=IF([pogoda.$D344]=[pogoda.$K344];TRUE;FALSE)" table:style-name="ce2">
            <text:p>FAŁSZ</text:p>
          </table:table-cell>
          <table:table-cell office:value-type="boolean" office:boolean-value="false" table:formula="of:=IF([pogoda.$E344]=[pogoda.$L34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13.1" table:style-name="ce1">
            <text:p>13,1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5]&gt;=20; TRUE; FALSE)" table:style-name="ce1">
            <text:p>FAŁSZ</text:p>
          </table:table-cell>
          <table:table-cell office:value-type="boolean" office:boolean-value="true" table:formula="of:=IF([pogoda.$C345]&lt;=5;TRUE;FALSE)" table:style-name="ce1">
            <text:p>PRAWDA</text:p>
          </table:table-cell>
          <table:table-cell office:value-type="boolean" office:boolean-value="false" table:formula="of:=AND([pogoda.$F345:.$G345])" table:style-name="ce2">
            <text:p>FAŁSZ</text:p>
          </table:table-cell>
          <table:table-cell office:value-type="boolean" office:boolean-value="true" table:formula="of:=IF([pogoda.$B345]&gt;[.B344];TRUE;FALSE)" table:style-name="ce2">
            <text:p>PRAWDA</text:p>
          </table:table-cell>
          <table:table-cell office:value-type="string" office:string-value="00" table:formula="of:=COM.MICROSOFT.TEXTJOIN(&quot;&quot;;;[pogoda.$D345];[pogoda.$E345])" table:style-name="ce2">
            <text:p>00</text:p>
          </table:table-cell>
          <table:table-cell office:value-type="string" office:string-value="C" table:formula="of:=IF([pogoda.$L345]=0;&quot;0&quot;;IF([pogoda.$B345]&gt;=10;&quot;C&quot;;&quot;S&quot;))" table:style-name="ce2">
            <text:p>C</text:p>
          </table:table-cell>
          <table:table-cell office:value-type="float" office:value="1" table:formula="of:=IF([.L344]=0;1;IF([.L344]=5;IF([.C344]&gt;=20;0;5);IF([.M344]=3;[.L344]+1;[.L344])))" table:style-name="ce2">
            <text:p>1</text:p>
          </table:table-cell>
          <table:table-cell office:value-type="float" office:value="2" table:formula="of:=IF([.L344]&lt;&gt;[.L345];1;[.M344]+1)" table:style-name="ce2">
            <text:p>2</text:p>
          </table:table-cell>
          <table:table-cell office:value-type="boolean" office:boolean-value="false" table:formula="of:=IF([pogoda.$D345]=[pogoda.$K345];TRUE;FALSE)" table:style-name="ce2">
            <text:p>FAŁSZ</text:p>
          </table:table-cell>
          <table:table-cell office:value-type="boolean" office:boolean-value="false" table:formula="of:=IF([pogoda.$E345]=[pogoda.$L34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12.9" table:style-name="ce1">
            <text:p>12,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6]&gt;=20; TRUE; FALSE)" table:style-name="ce1">
            <text:p>FAŁSZ</text:p>
          </table:table-cell>
          <table:table-cell office:value-type="boolean" office:boolean-value="true" table:formula="of:=IF([pogoda.$C346]&lt;=5;TRUE;FALSE)" table:style-name="ce1">
            <text:p>PRAWDA</text:p>
          </table:table-cell>
          <table:table-cell office:value-type="boolean" office:boolean-value="false" table:formula="of:=AND([pogoda.$F346:.$G346])" table:style-name="ce2">
            <text:p>FAŁSZ</text:p>
          </table:table-cell>
          <table:table-cell office:value-type="boolean" office:boolean-value="false" table:formula="of:=IF([pogoda.$B346]&gt;[.B345];TRUE;FALSE)" table:style-name="ce2">
            <text:p>FAŁSZ</text:p>
          </table:table-cell>
          <table:table-cell office:value-type="string" office:string-value="00" table:formula="of:=COM.MICROSOFT.TEXTJOIN(&quot;&quot;;;[pogoda.$D346];[pogoda.$E346])" table:style-name="ce2">
            <text:p>00</text:p>
          </table:table-cell>
          <table:table-cell office:value-type="string" office:string-value="C" table:formula="of:=IF([pogoda.$L346]=0;&quot;0&quot;;IF([pogoda.$B346]&gt;=10;&quot;C&quot;;&quot;S&quot;))" table:style-name="ce2">
            <text:p>C</text:p>
          </table:table-cell>
          <table:table-cell office:value-type="float" office:value="1" table:formula="of:=IF([.L345]=0;1;IF([.L345]=5;IF([.C345]&gt;=20;0;5);IF([.M345]=3;[.L345]+1;[.L345])))" table:style-name="ce2">
            <text:p>1</text:p>
          </table:table-cell>
          <table:table-cell office:value-type="float" office:value="3" table:formula="of:=IF([.L345]&lt;&gt;[.L346];1;[.M345]+1)" table:style-name="ce2">
            <text:p>3</text:p>
          </table:table-cell>
          <table:table-cell office:value-type="boolean" office:boolean-value="false" table:formula="of:=IF([pogoda.$D346]=[pogoda.$K346];TRUE;FALSE)" table:style-name="ce2">
            <text:p>FAŁSZ</text:p>
          </table:table-cell>
          <table:table-cell office:value-type="boolean" office:boolean-value="false" table:formula="of:=IF([pogoda.$E346]=[pogoda.$L34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11.6" table:style-name="ce1">
            <text:p>11,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7]&gt;=20; TRUE; FALSE)" table:style-name="ce1">
            <text:p>FAŁSZ</text:p>
          </table:table-cell>
          <table:table-cell office:value-type="boolean" office:boolean-value="true" table:formula="of:=IF([pogoda.$C347]&lt;=5;TRUE;FALSE)" table:style-name="ce1">
            <text:p>PRAWDA</text:p>
          </table:table-cell>
          <table:table-cell office:value-type="boolean" office:boolean-value="false" table:formula="of:=AND([pogoda.$F347:.$G347])" table:style-name="ce2">
            <text:p>FAŁSZ</text:p>
          </table:table-cell>
          <table:table-cell office:value-type="boolean" office:boolean-value="false" table:formula="of:=IF([pogoda.$B347]&gt;[.B346];TRUE;FALSE)" table:style-name="ce2">
            <text:p>FAŁSZ</text:p>
          </table:table-cell>
          <table:table-cell office:value-type="string" office:string-value="00" table:formula="of:=COM.MICROSOFT.TEXTJOIN(&quot;&quot;;;[pogoda.$D347];[pogoda.$E347])" table:style-name="ce2">
            <text:p>00</text:p>
          </table:table-cell>
          <table:table-cell office:value-type="string" office:string-value="C" table:formula="of:=IF([pogoda.$L347]=0;&quot;0&quot;;IF([pogoda.$B347]&gt;=10;&quot;C&quot;;&quot;S&quot;))" table:style-name="ce2">
            <text:p>C</text:p>
          </table:table-cell>
          <table:table-cell office:value-type="float" office:value="2" table:formula="of:=IF([.L346]=0;1;IF([.L346]=5;IF([.C346]&gt;=20;0;5);IF([.M346]=3;[.L346]+1;[.L346])))" table:style-name="ce2">
            <text:p>2</text:p>
          </table:table-cell>
          <table:table-cell office:value-type="float" office:value="1" table:formula="of:=IF([.L346]&lt;&gt;[.L347];1;[.M346]+1)" table:style-name="ce2">
            <text:p>1</text:p>
          </table:table-cell>
          <table:table-cell office:value-type="boolean" office:boolean-value="false" table:formula="of:=IF([pogoda.$D347]=[pogoda.$K347];TRUE;FALSE)" table:style-name="ce2">
            <text:p>FAŁSZ</text:p>
          </table:table-cell>
          <table:table-cell office:value-type="boolean" office:boolean-value="false" table:formula="of:=IF([pogoda.$E347]=[pogoda.$L34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9.9" table:style-name="ce1">
            <text:p>9,9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8]&gt;=20; TRUE; FALSE)" table:style-name="ce1">
            <text:p>FAŁSZ</text:p>
          </table:table-cell>
          <table:table-cell office:value-type="boolean" office:boolean-value="true" table:formula="of:=IF([pogoda.$C348]&lt;=5;TRUE;FALSE)" table:style-name="ce1">
            <text:p>PRAWDA</text:p>
          </table:table-cell>
          <table:table-cell office:value-type="boolean" office:boolean-value="false" table:formula="of:=AND([pogoda.$F348:.$G348])" table:style-name="ce2">
            <text:p>FAŁSZ</text:p>
          </table:table-cell>
          <table:table-cell office:value-type="boolean" office:boolean-value="false" table:formula="of:=IF([pogoda.$B348]&gt;[.B347];TRUE;FALSE)" table:style-name="ce2">
            <text:p>FAŁSZ</text:p>
          </table:table-cell>
          <table:table-cell office:value-type="string" office:string-value="00" table:formula="of:=COM.MICROSOFT.TEXTJOIN(&quot;&quot;;;[pogoda.$D348];[pogoda.$E348])" table:style-name="ce2">
            <text:p>00</text:p>
          </table:table-cell>
          <table:table-cell office:value-type="string" office:string-value="S" table:formula="of:=IF([pogoda.$L348]=0;&quot;0&quot;;IF([pogoda.$B348]&gt;=10;&quot;C&quot;;&quot;S&quot;))" table:style-name="ce2">
            <text:p>S</text:p>
          </table:table-cell>
          <table:table-cell office:value-type="float" office:value="2" table:formula="of:=IF([.L347]=0;1;IF([.L347]=5;IF([.C347]&gt;=20;0;5);IF([.M347]=3;[.L347]+1;[.L347])))" table:style-name="ce2">
            <text:p>2</text:p>
          </table:table-cell>
          <table:table-cell office:value-type="float" office:value="2" table:formula="of:=IF([.L347]&lt;&gt;[.L348];1;[.M347]+1)" table:style-name="ce2">
            <text:p>2</text:p>
          </table:table-cell>
          <table:table-cell office:value-type="boolean" office:boolean-value="false" table:formula="of:=IF([pogoda.$D348]=[pogoda.$K348];TRUE;FALSE)" table:style-name="ce2">
            <text:p>FAŁSZ</text:p>
          </table:table-cell>
          <table:table-cell office:value-type="boolean" office:boolean-value="false" table:formula="of:=IF([pogoda.$E348]=[pogoda.$L34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49]&gt;=20; TRUE; FALSE)" table:style-name="ce1">
            <text:p>FAŁSZ</text:p>
          </table:table-cell>
          <table:table-cell office:value-type="boolean" office:boolean-value="false" table:formula="of:=IF([pogoda.$C349]&lt;=5;TRUE;FALSE)" table:style-name="ce1">
            <text:p>FAŁSZ</text:p>
          </table:table-cell>
          <table:table-cell office:value-type="boolean" office:boolean-value="false" table:formula="of:=AND([pogoda.$F349:.$G349])" table:style-name="ce2">
            <text:p>FAŁSZ</text:p>
          </table:table-cell>
          <table:table-cell office:value-type="boolean" office:boolean-value="false" table:formula="of:=IF([pogoda.$B349]&gt;[.B348];TRUE;FALSE)" table:style-name="ce2">
            <text:p>FAŁSZ</text:p>
          </table:table-cell>
          <table:table-cell office:value-type="string" office:string-value="00" table:formula="of:=COM.MICROSOFT.TEXTJOIN(&quot;&quot;;;[pogoda.$D349];[pogoda.$E349])" table:style-name="ce2">
            <text:p>00</text:p>
          </table:table-cell>
          <table:table-cell office:value-type="string" office:string-value="S" table:formula="of:=IF([pogoda.$L349]=0;&quot;0&quot;;IF([pogoda.$B349]&gt;=10;&quot;C&quot;;&quot;S&quot;))" table:style-name="ce2">
            <text:p>S</text:p>
          </table:table-cell>
          <table:table-cell office:value-type="float" office:value="2" table:formula="of:=IF([.L348]=0;1;IF([.L348]=5;IF([.C348]&gt;=20;0;5);IF([.M348]=3;[.L348]+1;[.L348])))" table:style-name="ce2">
            <text:p>2</text:p>
          </table:table-cell>
          <table:table-cell office:value-type="float" office:value="3" table:formula="of:=IF([.L348]&lt;&gt;[.L349];1;[.M348]+1)" table:style-name="ce2">
            <text:p>3</text:p>
          </table:table-cell>
          <table:table-cell office:value-type="boolean" office:boolean-value="false" table:formula="of:=IF([pogoda.$D349]=[pogoda.$K349];TRUE;FALSE)" table:style-name="ce2">
            <text:p>FAŁSZ</text:p>
          </table:table-cell>
          <table:table-cell office:value-type="boolean" office:boolean-value="false" table:formula="of:=IF([pogoda.$E349]=[pogoda.$L34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50]&gt;=20; TRUE; FALSE)" table:style-name="ce1">
            <text:p>FAŁSZ</text:p>
          </table:table-cell>
          <table:table-cell office:value-type="boolean" office:boolean-value="false" table:formula="of:=IF([pogoda.$C350]&lt;=5;TRUE;FALSE)" table:style-name="ce1">
            <text:p>FAŁSZ</text:p>
          </table:table-cell>
          <table:table-cell office:value-type="boolean" office:boolean-value="false" table:formula="of:=AND([pogoda.$F350:.$G350])" table:style-name="ce2">
            <text:p>FAŁSZ</text:p>
          </table:table-cell>
          <table:table-cell office:value-type="boolean" office:boolean-value="true" table:formula="of:=IF([pogoda.$B350]&gt;[.B349];TRUE;FALSE)" table:style-name="ce2">
            <text:p>PRAWDA</text:p>
          </table:table-cell>
          <table:table-cell office:value-type="string" office:string-value="00" table:formula="of:=COM.MICROSOFT.TEXTJOIN(&quot;&quot;;;[pogoda.$D350];[pogoda.$E350])" table:style-name="ce2">
            <text:p>00</text:p>
          </table:table-cell>
          <table:table-cell office:value-type="string" office:string-value="S" table:formula="of:=IF([pogoda.$L350]=0;&quot;0&quot;;IF([pogoda.$B350]&gt;=10;&quot;C&quot;;&quot;S&quot;))" table:style-name="ce2">
            <text:p>S</text:p>
          </table:table-cell>
          <table:table-cell office:value-type="float" office:value="3" table:formula="of:=IF([.L349]=0;1;IF([.L349]=5;IF([.C349]&gt;=20;0;5);IF([.M349]=3;[.L349]+1;[.L349])))" table:style-name="ce2">
            <text:p>3</text:p>
          </table:table-cell>
          <table:table-cell office:value-type="float" office:value="1" table:formula="of:=IF([.L349]&lt;&gt;[.L350];1;[.M349]+1)" table:style-name="ce2">
            <text:p>1</text:p>
          </table:table-cell>
          <table:table-cell office:value-type="boolean" office:boolean-value="false" table:formula="of:=IF([pogoda.$D350]=[pogoda.$K350];TRUE;FALSE)" table:style-name="ce2">
            <text:p>FAŁSZ</text:p>
          </table:table-cell>
          <table:table-cell office:value-type="boolean" office:boolean-value="false" table:formula="of:=IF([pogoda.$E350]=[pogoda.$L35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10.5" table:style-name="ce1">
            <text:p>10,5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51]&gt;=20; TRUE; FALSE)" table:style-name="ce1">
            <text:p>FAŁSZ</text:p>
          </table:table-cell>
          <table:table-cell office:value-type="boolean" office:boolean-value="false" table:formula="of:=IF([pogoda.$C351]&lt;=5;TRUE;FALSE)" table:style-name="ce1">
            <text:p>FAŁSZ</text:p>
          </table:table-cell>
          <table:table-cell office:value-type="boolean" office:boolean-value="false" table:formula="of:=AND([pogoda.$F351:.$G351])" table:style-name="ce2">
            <text:p>FAŁSZ</text:p>
          </table:table-cell>
          <table:table-cell office:value-type="boolean" office:boolean-value="true" table:formula="of:=IF([pogoda.$B351]&gt;[.B350];TRUE;FALSE)" table:style-name="ce2">
            <text:p>PRAWDA</text:p>
          </table:table-cell>
          <table:table-cell office:value-type="string" office:string-value="00" table:formula="of:=COM.MICROSOFT.TEXTJOIN(&quot;&quot;;;[pogoda.$D351];[pogoda.$E351])" table:style-name="ce2">
            <text:p>00</text:p>
          </table:table-cell>
          <table:table-cell office:value-type="string" office:string-value="C" table:formula="of:=IF([pogoda.$L351]=0;&quot;0&quot;;IF([pogoda.$B351]&gt;=10;&quot;C&quot;;&quot;S&quot;))" table:style-name="ce2">
            <text:p>C</text:p>
          </table:table-cell>
          <table:table-cell office:value-type="float" office:value="3" table:formula="of:=IF([.L350]=0;1;IF([.L350]=5;IF([.C350]&gt;=20;0;5);IF([.M350]=3;[.L350]+1;[.L350])))" table:style-name="ce2">
            <text:p>3</text:p>
          </table:table-cell>
          <table:table-cell office:value-type="float" office:value="2" table:formula="of:=IF([.L350]&lt;&gt;[.L351];1;[.M350]+1)" table:style-name="ce2">
            <text:p>2</text:p>
          </table:table-cell>
          <table:table-cell office:value-type="boolean" office:boolean-value="false" table:formula="of:=IF([pogoda.$D351]=[pogoda.$K351];TRUE;FALSE)" table:style-name="ce2">
            <text:p>FAŁSZ</text:p>
          </table:table-cell>
          <table:table-cell office:value-type="boolean" office:boolean-value="false" table:formula="of:=IF([pogoda.$E351]=[pogoda.$L35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3.5" table:style-name="ce1">
            <text:p>13,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52]&gt;=20; TRUE; FALSE)" table:style-name="ce1">
            <text:p>FAŁSZ</text:p>
          </table:table-cell>
          <table:table-cell office:value-type="boolean" office:boolean-value="true" table:formula="of:=IF([pogoda.$C352]&lt;=5;TRUE;FALSE)" table:style-name="ce1">
            <text:p>PRAWDA</text:p>
          </table:table-cell>
          <table:table-cell office:value-type="boolean" office:boolean-value="false" table:formula="of:=AND([pogoda.$F352:.$G352])" table:style-name="ce2">
            <text:p>FAŁSZ</text:p>
          </table:table-cell>
          <table:table-cell office:value-type="boolean" office:boolean-value="true" table:formula="of:=IF([pogoda.$B352]&gt;[.B351];TRUE;FALSE)" table:style-name="ce2">
            <text:p>PRAWDA</text:p>
          </table:table-cell>
          <table:table-cell office:value-type="string" office:string-value="00" table:formula="of:=COM.MICROSOFT.TEXTJOIN(&quot;&quot;;;[pogoda.$D352];[pogoda.$E352])" table:style-name="ce2">
            <text:p>00</text:p>
          </table:table-cell>
          <table:table-cell office:value-type="string" office:string-value="C" table:formula="of:=IF([pogoda.$L352]=0;&quot;0&quot;;IF([pogoda.$B352]&gt;=10;&quot;C&quot;;&quot;S&quot;))" table:style-name="ce2">
            <text:p>C</text:p>
          </table:table-cell>
          <table:table-cell office:value-type="float" office:value="3" table:formula="of:=IF([.L351]=0;1;IF([.L351]=5;IF([.C351]&gt;=20;0;5);IF([.M351]=3;[.L351]+1;[.L351])))" table:style-name="ce2">
            <text:p>3</text:p>
          </table:table-cell>
          <table:table-cell office:value-type="float" office:value="3" table:formula="of:=IF([.L351]&lt;&gt;[.L352];1;[.M351]+1)" table:style-name="ce2">
            <text:p>3</text:p>
          </table:table-cell>
          <table:table-cell office:value-type="boolean" office:boolean-value="false" table:formula="of:=IF([pogoda.$D352]=[pogoda.$K352];TRUE;FALSE)" table:style-name="ce2">
            <text:p>FAŁSZ</text:p>
          </table:table-cell>
          <table:table-cell office:value-type="boolean" office:boolean-value="false" table:formula="of:=IF([pogoda.$E352]=[pogoda.$L35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7.5" table:style-name="ce1">
            <text:p>17,5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53]&gt;=20; TRUE; FALSE)" table:style-name="ce1">
            <text:p>FAŁSZ</text:p>
          </table:table-cell>
          <table:table-cell office:value-type="boolean" office:boolean-value="false" table:formula="of:=IF([pogoda.$C353]&lt;=5;TRUE;FALSE)" table:style-name="ce1">
            <text:p>FAŁSZ</text:p>
          </table:table-cell>
          <table:table-cell office:value-type="boolean" office:boolean-value="false" table:formula="of:=AND([pogoda.$F353:.$G353])" table:style-name="ce2">
            <text:p>FAŁSZ</text:p>
          </table:table-cell>
          <table:table-cell office:value-type="boolean" office:boolean-value="true" table:formula="of:=IF([pogoda.$B353]&gt;[.B352];TRUE;FALSE)" table:style-name="ce2">
            <text:p>PRAWDA</text:p>
          </table:table-cell>
          <table:table-cell office:value-type="string" office:string-value="00" table:formula="of:=COM.MICROSOFT.TEXTJOIN(&quot;&quot;;;[pogoda.$D353];[pogoda.$E353])" table:style-name="ce2">
            <text:p>00</text:p>
          </table:table-cell>
          <table:table-cell office:value-type="string" office:string-value="C" table:formula="of:=IF([pogoda.$L353]=0;&quot;0&quot;;IF([pogoda.$B353]&gt;=10;&quot;C&quot;;&quot;S&quot;))" table:style-name="ce2">
            <text:p>C</text:p>
          </table:table-cell>
          <table:table-cell office:value-type="float" office:value="4" table:formula="of:=IF([.L352]=0;1;IF([.L352]=5;IF([.C352]&gt;=20;0;5);IF([.M352]=3;[.L352]+1;[.L352])))" table:style-name="ce2">
            <text:p>4</text:p>
          </table:table-cell>
          <table:table-cell office:value-type="float" office:value="1" table:formula="of:=IF([.L352]&lt;&gt;[.L353];1;[.M352]+1)" table:style-name="ce2">
            <text:p>1</text:p>
          </table:table-cell>
          <table:table-cell office:value-type="boolean" office:boolean-value="false" table:formula="of:=IF([pogoda.$D353]=[pogoda.$K353];TRUE;FALSE)" table:style-name="ce2">
            <text:p>FAŁSZ</text:p>
          </table:table-cell>
          <table:table-cell office:value-type="boolean" office:boolean-value="false" table:formula="of:=IF([pogoda.$E353]=[pogoda.$L35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21.4" table:style-name="ce1">
            <text:p>21,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54]&gt;=20; TRUE; FALSE)" table:style-name="ce1">
            <text:p>PRAWDA</text:p>
          </table:table-cell>
          <table:table-cell office:value-type="boolean" office:boolean-value="true" table:formula="of:=IF([pogoda.$C354]&lt;=5;TRUE;FALSE)" table:style-name="ce1">
            <text:p>PRAWDA</text:p>
          </table:table-cell>
          <table:table-cell office:value-type="boolean" office:boolean-value="true" table:formula="of:=AND([pogoda.$F354:.$G354])" table:style-name="ce2">
            <text:p>PRAWDA</text:p>
          </table:table-cell>
          <table:table-cell office:value-type="boolean" office:boolean-value="true" table:formula="of:=IF([pogoda.$B354]&gt;[.B353];TRUE;FALSE)" table:style-name="ce2">
            <text:p>PRAWDA</text:p>
          </table:table-cell>
          <table:table-cell office:value-type="string" office:string-value="00" table:formula="of:=COM.MICROSOFT.TEXTJOIN(&quot;&quot;;;[pogoda.$D354];[pogoda.$E354])" table:style-name="ce2">
            <text:p>00</text:p>
          </table:table-cell>
          <table:table-cell office:value-type="string" office:string-value="C" table:formula="of:=IF([pogoda.$L354]=0;&quot;0&quot;;IF([pogoda.$B354]&gt;=10;&quot;C&quot;;&quot;S&quot;))" table:style-name="ce2">
            <text:p>C</text:p>
          </table:table-cell>
          <table:table-cell office:value-type="float" office:value="4" table:formula="of:=IF([.L353]=0;1;IF([.L353]=5;IF([.C353]&gt;=20;0;5);IF([.M353]=3;[.L353]+1;[.L353])))" table:style-name="ce2">
            <text:p>4</text:p>
          </table:table-cell>
          <table:table-cell office:value-type="float" office:value="2" table:formula="of:=IF([.L353]&lt;&gt;[.L354];1;[.M353]+1)" table:style-name="ce2">
            <text:p>2</text:p>
          </table:table-cell>
          <table:table-cell office:value-type="boolean" office:boolean-value="false" table:formula="of:=IF([pogoda.$D354]=[pogoda.$K354];TRUE;FALSE)" table:style-name="ce2">
            <text:p>FAŁSZ</text:p>
          </table:table-cell>
          <table:table-cell office:value-type="boolean" office:boolean-value="false" table:formula="of:=IF([pogoda.$E354]=[pogoda.$L35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24.4" table:style-name="ce1">
            <text:p>24,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55]&gt;=20; TRUE; FALSE)" table:style-name="ce1">
            <text:p>PRAWDA</text:p>
          </table:table-cell>
          <table:table-cell office:value-type="boolean" office:boolean-value="true" table:formula="of:=IF([pogoda.$C355]&lt;=5;TRUE;FALSE)" table:style-name="ce1">
            <text:p>PRAWDA</text:p>
          </table:table-cell>
          <table:table-cell office:value-type="boolean" office:boolean-value="true" table:formula="of:=AND([pogoda.$F355:.$G355])" table:style-name="ce2">
            <text:p>PRAWDA</text:p>
          </table:table-cell>
          <table:table-cell office:value-type="boolean" office:boolean-value="true" table:formula="of:=IF([pogoda.$B355]&gt;[.B354];TRUE;FALSE)" table:style-name="ce2">
            <text:p>PRAWDA</text:p>
          </table:table-cell>
          <table:table-cell office:value-type="string" office:string-value="00" table:formula="of:=COM.MICROSOFT.TEXTJOIN(&quot;&quot;;;[pogoda.$D355];[pogoda.$E355])" table:style-name="ce2">
            <text:p>00</text:p>
          </table:table-cell>
          <table:table-cell office:value-type="string" office:string-value="C" table:formula="of:=IF([pogoda.$L355]=0;&quot;0&quot;;IF([pogoda.$B355]&gt;=10;&quot;C&quot;;&quot;S&quot;))" table:style-name="ce2">
            <text:p>C</text:p>
          </table:table-cell>
          <table:table-cell office:value-type="float" office:value="4" table:formula="of:=IF([.L354]=0;1;IF([.L354]=5;IF([.C354]&gt;=20;0;5);IF([.M354]=3;[.L354]+1;[.L354])))" table:style-name="ce2">
            <text:p>4</text:p>
          </table:table-cell>
          <table:table-cell office:value-type="float" office:value="3" table:formula="of:=IF([.L354]&lt;&gt;[.L355];1;[.M354]+1)" table:style-name="ce2">
            <text:p>3</text:p>
          </table:table-cell>
          <table:table-cell office:value-type="boolean" office:boolean-value="false" table:formula="of:=IF([pogoda.$D355]=[pogoda.$K355];TRUE;FALSE)" table:style-name="ce2">
            <text:p>FAŁSZ</text:p>
          </table:table-cell>
          <table:table-cell office:value-type="boolean" office:boolean-value="false" table:formula="of:=IF([pogoda.$E355]=[pogoda.$L35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25.8" table:style-name="ce1">
            <text:p>25,8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56]&gt;=20; TRUE; FALSE)" table:style-name="ce1">
            <text:p>PRAWDA</text:p>
          </table:table-cell>
          <table:table-cell office:value-type="boolean" office:boolean-value="false" table:formula="of:=IF([pogoda.$C356]&lt;=5;TRUE;FALSE)" table:style-name="ce1">
            <text:p>FAŁSZ</text:p>
          </table:table-cell>
          <table:table-cell office:value-type="boolean" office:boolean-value="false" table:formula="of:=AND([pogoda.$F356:.$G356])" table:style-name="ce2">
            <text:p>FAŁSZ</text:p>
          </table:table-cell>
          <table:table-cell office:value-type="boolean" office:boolean-value="true" table:formula="of:=IF([pogoda.$B356]&gt;[.B355];TRUE;FALSE)" table:style-name="ce2">
            <text:p>PRAWDA</text:p>
          </table:table-cell>
          <table:table-cell office:value-type="string" office:string-value="00" table:formula="of:=COM.MICROSOFT.TEXTJOIN(&quot;&quot;;;[pogoda.$D356];[pogoda.$E356])" table:style-name="ce2">
            <text:p>00</text:p>
          </table:table-cell>
          <table:table-cell office:value-type="string" office:string-value="C" table:formula="of:=IF([pogoda.$L356]=0;&quot;0&quot;;IF([pogoda.$B356]&gt;=10;&quot;C&quot;;&quot;S&quot;))" table:style-name="ce2">
            <text:p>C</text:p>
          </table:table-cell>
          <table:table-cell office:value-type="float" office:value="5" table:formula="of:=IF([.L355]=0;1;IF([.L355]=5;IF([.C355]&gt;=20;0;5);IF([.M355]=3;[.L355]+1;[.L355])))" table:style-name="ce2">
            <text:p>5</text:p>
          </table:table-cell>
          <table:table-cell office:value-type="float" office:value="1" table:formula="of:=IF([.L355]&lt;&gt;[.L356];1;[.M355]+1)" table:style-name="ce2">
            <text:p>1</text:p>
          </table:table-cell>
          <table:table-cell office:value-type="boolean" office:boolean-value="false" table:formula="of:=IF([pogoda.$D356]=[pogoda.$K356];TRUE;FALSE)" table:style-name="ce2">
            <text:p>FAŁSZ</text:p>
          </table:table-cell>
          <table:table-cell office:value-type="boolean" office:boolean-value="false" table:formula="of:=IF([pogoda.$E356]=[pogoda.$L35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5.6" table:style-name="ce1">
            <text:p>25,6</text:p>
          </table:table-cell>
          <table:table-cell office:value-type="float" office:value="25" table:style-name="ce1">
            <text:p>2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57]&gt;=20; TRUE; FALSE)" table:style-name="ce1">
            <text:p>PRAWDA</text:p>
          </table:table-cell>
          <table:table-cell office:value-type="boolean" office:boolean-value="false" table:formula="of:=IF([pogoda.$C357]&lt;=5;TRUE;FALSE)" table:style-name="ce1">
            <text:p>FAŁSZ</text:p>
          </table:table-cell>
          <table:table-cell office:value-type="boolean" office:boolean-value="false" table:formula="of:=AND([pogoda.$F357:.$G357])" table:style-name="ce2">
            <text:p>FAŁSZ</text:p>
          </table:table-cell>
          <table:table-cell office:value-type="boolean" office:boolean-value="false" table:formula="of:=IF([pogoda.$B357]&gt;[.B356];TRUE;FALSE)" table:style-name="ce2">
            <text:p>FAŁSZ</text:p>
          </table:table-cell>
          <table:table-cell office:value-type="string" office:string-value="00" table:formula="of:=COM.MICROSOFT.TEXTJOIN(&quot;&quot;;;[pogoda.$D357];[pogoda.$E357])" table:style-name="ce2">
            <text:p>00</text:p>
          </table:table-cell>
          <table:table-cell office:value-type="string" office:string-value="C" table:formula="of:=IF([pogoda.$L357]=0;&quot;0&quot;;IF([pogoda.$B357]&gt;=10;&quot;C&quot;;&quot;S&quot;))" table:style-name="ce2">
            <text:p>C</text:p>
          </table:table-cell>
          <table:table-cell office:value-type="float" office:value="5" table:formula="of:=IF([.L356]=0;1;IF([.L356]=5;IF([.C356]&gt;=20;0;5);IF([.M356]=3;[.L356]+1;[.L356])))" table:style-name="ce2">
            <text:p>5</text:p>
          </table:table-cell>
          <table:table-cell office:value-type="float" office:value="2" table:formula="of:=IF([.L356]&lt;&gt;[.L357];1;[.M356]+1)" table:style-name="ce2">
            <text:p>2</text:p>
          </table:table-cell>
          <table:table-cell office:value-type="boolean" office:boolean-value="false" table:formula="of:=IF([pogoda.$D357]=[pogoda.$K357];TRUE;FALSE)" table:style-name="ce2">
            <text:p>FAŁSZ</text:p>
          </table:table-cell>
          <table:table-cell office:value-type="boolean" office:boolean-value="false" table:formula="of:=IF([pogoda.$E357]=[pogoda.$L35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24.1" table:style-name="ce1">
            <text:p>24,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58]&gt;=20; TRUE; FALSE)" table:style-name="ce1">
            <text:p>PRAWDA</text:p>
          </table:table-cell>
          <table:table-cell office:value-type="boolean" office:boolean-value="true" table:formula="of:=IF([pogoda.$C358]&lt;=5;TRUE;FALSE)" table:style-name="ce1">
            <text:p>PRAWDA</text:p>
          </table:table-cell>
          <table:table-cell office:value-type="boolean" office:boolean-value="true" table:formula="of:=AND([pogoda.$F358:.$G358])" table:style-name="ce2">
            <text:p>PRAWDA</text:p>
          </table:table-cell>
          <table:table-cell office:value-type="boolean" office:boolean-value="false" table:formula="of:=IF([pogoda.$B358]&gt;[.B357];TRUE;FALSE)" table:style-name="ce2">
            <text:p>FAŁSZ</text:p>
          </table:table-cell>
          <table:table-cell office:value-type="string" office:string-value="00" table:formula="of:=COM.MICROSOFT.TEXTJOIN(&quot;&quot;;;[pogoda.$D358];[pogoda.$E358])" table:style-name="ce2">
            <text:p>00</text:p>
          </table:table-cell>
          <table:table-cell office:value-type="string" office:string-value="0" table:formula="of:=IF([pogoda.$L358]=0;&quot;0&quot;;IF([pogoda.$B358]&gt;=10;&quot;C&quot;;&quot;S&quot;))" table:style-name="ce2">
            <text:p>0</text:p>
          </table:table-cell>
          <table:table-cell office:value-type="float" office:value="0" table:formula="of:=IF([.L357]=0;1;IF([.L357]=5;IF([.C357]&gt;=20;0;5);IF([.M357]=3;[.L357]+1;[.L357])))" table:style-name="ce2">
            <text:p>0</text:p>
          </table:table-cell>
          <table:table-cell office:value-type="float" office:value="1" table:formula="of:=IF([.L357]&lt;&gt;[.L358];1;[.M357]+1)" table:style-name="ce2">
            <text:p>1</text:p>
          </table:table-cell>
          <table:table-cell office:value-type="boolean" office:boolean-value="true" table:formula="of:=IF([pogoda.$D358]=[pogoda.$K358];TRUE;FALSE)" table:style-name="ce2">
            <text:p>PRAWDA</text:p>
          </table:table-cell>
          <table:table-cell office:value-type="boolean" office:boolean-value="true" table:formula="of:=IF([pogoda.$E358]=[pogoda.$L35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59]&gt;=20; TRUE; FALSE)" table:style-name="ce1">
            <text:p>PRAWDA</text:p>
          </table:table-cell>
          <table:table-cell office:value-type="boolean" office:boolean-value="true" table:formula="of:=IF([pogoda.$C359]&lt;=5;TRUE;FALSE)" table:style-name="ce1">
            <text:p>PRAWDA</text:p>
          </table:table-cell>
          <table:table-cell office:value-type="boolean" office:boolean-value="true" table:formula="of:=AND([pogoda.$F359:.$G359])" table:style-name="ce2">
            <text:p>PRAWDA</text:p>
          </table:table-cell>
          <table:table-cell office:value-type="boolean" office:boolean-value="false" table:formula="of:=IF([pogoda.$B359]&gt;[.B358];TRUE;FALSE)" table:style-name="ce2">
            <text:p>FAŁSZ</text:p>
          </table:table-cell>
          <table:table-cell office:value-type="string" office:string-value="00" table:formula="of:=COM.MICROSOFT.TEXTJOIN(&quot;&quot;;;[pogoda.$D359];[pogoda.$E359])" table:style-name="ce2">
            <text:p>00</text:p>
          </table:table-cell>
          <table:table-cell office:value-type="string" office:string-value="C" table:formula="of:=IF([pogoda.$L359]=0;&quot;0&quot;;IF([pogoda.$B359]&gt;=10;&quot;C&quot;;&quot;S&quot;))" table:style-name="ce2">
            <text:p>C</text:p>
          </table:table-cell>
          <table:table-cell office:value-type="float" office:value="1" table:formula="of:=IF([.L358]=0;1;IF([.L358]=5;IF([.C358]&gt;=20;0;5);IF([.M358]=3;[.L358]+1;[.L358])))" table:style-name="ce2">
            <text:p>1</text:p>
          </table:table-cell>
          <table:table-cell office:value-type="float" office:value="1" table:formula="of:=IF([.L358]&lt;&gt;[.L359];1;[.M358]+1)" table:style-name="ce2">
            <text:p>1</text:p>
          </table:table-cell>
          <table:table-cell office:value-type="boolean" office:boolean-value="false" table:formula="of:=IF([pogoda.$D359]=[pogoda.$K359];TRUE;FALSE)" table:style-name="ce2">
            <text:p>FAŁSZ</text:p>
          </table:table-cell>
          <table:table-cell office:value-type="boolean" office:boolean-value="false" table:formula="of:=IF([pogoda.$E359]=[pogoda.$L35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0.3" table:style-name="ce1">
            <text:p>20,3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0]&gt;=20; TRUE; FALSE)" table:style-name="ce1">
            <text:p>PRAWDA</text:p>
          </table:table-cell>
          <table:table-cell office:value-type="boolean" office:boolean-value="true" table:formula="of:=IF([pogoda.$C360]&lt;=5;TRUE;FALSE)" table:style-name="ce1">
            <text:p>PRAWDA</text:p>
          </table:table-cell>
          <table:table-cell office:value-type="boolean" office:boolean-value="true" table:formula="of:=AND([pogoda.$F360:.$G360])" table:style-name="ce2">
            <text:p>PRAWDA</text:p>
          </table:table-cell>
          <table:table-cell office:value-type="boolean" office:boolean-value="false" table:formula="of:=IF([pogoda.$B360]&gt;[.B359];TRUE;FALSE)" table:style-name="ce2">
            <text:p>FAŁSZ</text:p>
          </table:table-cell>
          <table:table-cell office:value-type="string" office:string-value="00" table:formula="of:=COM.MICROSOFT.TEXTJOIN(&quot;&quot;;;[pogoda.$D360];[pogoda.$E360])" table:style-name="ce2">
            <text:p>00</text:p>
          </table:table-cell>
          <table:table-cell office:value-type="string" office:string-value="C" table:formula="of:=IF([pogoda.$L360]=0;&quot;0&quot;;IF([pogoda.$B360]&gt;=10;&quot;C&quot;;&quot;S&quot;))" table:style-name="ce2">
            <text:p>C</text:p>
          </table:table-cell>
          <table:table-cell office:value-type="float" office:value="1" table:formula="of:=IF([.L359]=0;1;IF([.L359]=5;IF([.C359]&gt;=20;0;5);IF([.M359]=3;[.L359]+1;[.L359])))" table:style-name="ce2">
            <text:p>1</text:p>
          </table:table-cell>
          <table:table-cell office:value-type="float" office:value="2" table:formula="of:=IF([.L359]&lt;&gt;[.L360];1;[.M359]+1)" table:style-name="ce2">
            <text:p>2</text:p>
          </table:table-cell>
          <table:table-cell office:value-type="boolean" office:boolean-value="false" table:formula="of:=IF([pogoda.$D360]=[pogoda.$K360];TRUE;FALSE)" table:style-name="ce2">
            <text:p>FAŁSZ</text:p>
          </table:table-cell>
          <table:table-cell office:value-type="boolean" office:boolean-value="false" table:formula="of:=IF([pogoda.$E360]=[pogoda.$L36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61]&gt;=20; TRUE; FALSE)" table:style-name="ce1">
            <text:p>FAŁSZ</text:p>
          </table:table-cell>
          <table:table-cell office:value-type="boolean" office:boolean-value="true" table:formula="of:=IF([pogoda.$C361]&lt;=5;TRUE;FALSE)" table:style-name="ce1">
            <text:p>PRAWDA</text:p>
          </table:table-cell>
          <table:table-cell office:value-type="boolean" office:boolean-value="false" table:formula="of:=AND([pogoda.$F361:.$G361])" table:style-name="ce2">
            <text:p>FAŁSZ</text:p>
          </table:table-cell>
          <table:table-cell office:value-type="boolean" office:boolean-value="false" table:formula="of:=IF([pogoda.$B361]&gt;[.B360];TRUE;FALSE)" table:style-name="ce2">
            <text:p>FAŁSZ</text:p>
          </table:table-cell>
          <table:table-cell office:value-type="string" office:string-value="00" table:formula="of:=COM.MICROSOFT.TEXTJOIN(&quot;&quot;;;[pogoda.$D361];[pogoda.$E361])" table:style-name="ce2">
            <text:p>00</text:p>
          </table:table-cell>
          <table:table-cell office:value-type="string" office:string-value="C" table:formula="of:=IF([pogoda.$L361]=0;&quot;0&quot;;IF([pogoda.$B361]&gt;=10;&quot;C&quot;;&quot;S&quot;))" table:style-name="ce2">
            <text:p>C</text:p>
          </table:table-cell>
          <table:table-cell office:value-type="float" office:value="1" table:formula="of:=IF([.L360]=0;1;IF([.L360]=5;IF([.C360]&gt;=20;0;5);IF([.M360]=3;[.L360]+1;[.L360])))" table:style-name="ce2">
            <text:p>1</text:p>
          </table:table-cell>
          <table:table-cell office:value-type="float" office:value="3" table:formula="of:=IF([.L360]&lt;&gt;[.L361];1;[.M360]+1)" table:style-name="ce2">
            <text:p>3</text:p>
          </table:table-cell>
          <table:table-cell office:value-type="boolean" office:boolean-value="false" table:formula="of:=IF([pogoda.$D361]=[pogoda.$K361];TRUE;FALSE)" table:style-name="ce2">
            <text:p>FAŁSZ</text:p>
          </table:table-cell>
          <table:table-cell office:value-type="boolean" office:boolean-value="false" table:formula="of:=IF([pogoda.$E361]=[pogoda.$L36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0.3" table:style-name="ce1">
            <text:p>20,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2]&gt;=20; TRUE; FALSE)" table:style-name="ce1">
            <text:p>PRAWDA</text:p>
          </table:table-cell>
          <table:table-cell office:value-type="boolean" office:boolean-value="false" table:formula="of:=IF([pogoda.$C362]&lt;=5;TRUE;FALSE)" table:style-name="ce1">
            <text:p>FAŁSZ</text:p>
          </table:table-cell>
          <table:table-cell office:value-type="boolean" office:boolean-value="false" table:formula="of:=AND([pogoda.$F362:.$G362])" table:style-name="ce2">
            <text:p>FAŁSZ</text:p>
          </table:table-cell>
          <table:table-cell office:value-type="boolean" office:boolean-value="true" table:formula="of:=IF([pogoda.$B362]&gt;[.B361];TRUE;FALSE)" table:style-name="ce2">
            <text:p>PRAWDA</text:p>
          </table:table-cell>
          <table:table-cell office:value-type="string" office:string-value="00" table:formula="of:=COM.MICROSOFT.TEXTJOIN(&quot;&quot;;;[pogoda.$D362];[pogoda.$E362])" table:style-name="ce2">
            <text:p>00</text:p>
          </table:table-cell>
          <table:table-cell office:value-type="string" office:string-value="C" table:formula="of:=IF([pogoda.$L362]=0;&quot;0&quot;;IF([pogoda.$B362]&gt;=10;&quot;C&quot;;&quot;S&quot;))" table:style-name="ce2">
            <text:p>C</text:p>
          </table:table-cell>
          <table:table-cell office:value-type="float" office:value="2" table:formula="of:=IF([.L361]=0;1;IF([.L361]=5;IF([.C361]&gt;=20;0;5);IF([.M361]=3;[.L361]+1;[.L361])))" table:style-name="ce2">
            <text:p>2</text:p>
          </table:table-cell>
          <table:table-cell office:value-type="float" office:value="1" table:formula="of:=IF([.L361]&lt;&gt;[.L362];1;[.M361]+1)" table:style-name="ce2">
            <text:p>1</text:p>
          </table:table-cell>
          <table:table-cell office:value-type="boolean" office:boolean-value="false" table:formula="of:=IF([pogoda.$D362]=[pogoda.$K362];TRUE;FALSE)" table:style-name="ce2">
            <text:p>FAŁSZ</text:p>
          </table:table-cell>
          <table:table-cell office:value-type="boolean" office:boolean-value="false" table:formula="of:=IF([pogoda.$E362]=[pogoda.$L36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22.3" table:style-name="ce1">
            <text:p>22,3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3]&gt;=20; TRUE; FALSE)" table:style-name="ce1">
            <text:p>PRAWDA</text:p>
          </table:table-cell>
          <table:table-cell office:value-type="boolean" office:boolean-value="false" table:formula="of:=IF([pogoda.$C363]&lt;=5;TRUE;FALSE)" table:style-name="ce1">
            <text:p>FAŁSZ</text:p>
          </table:table-cell>
          <table:table-cell office:value-type="boolean" office:boolean-value="false" table:formula="of:=AND([pogoda.$F363:.$G363])" table:style-name="ce2">
            <text:p>FAŁSZ</text:p>
          </table:table-cell>
          <table:table-cell office:value-type="boolean" office:boolean-value="true" table:formula="of:=IF([pogoda.$B363]&gt;[.B362];TRUE;FALSE)" table:style-name="ce2">
            <text:p>PRAWDA</text:p>
          </table:table-cell>
          <table:table-cell office:value-type="string" office:string-value="00" table:formula="of:=COM.MICROSOFT.TEXTJOIN(&quot;&quot;;;[pogoda.$D363];[pogoda.$E363])" table:style-name="ce2">
            <text:p>00</text:p>
          </table:table-cell>
          <table:table-cell office:value-type="string" office:string-value="C" table:formula="of:=IF([pogoda.$L363]=0;&quot;0&quot;;IF([pogoda.$B363]&gt;=10;&quot;C&quot;;&quot;S&quot;))" table:style-name="ce2">
            <text:p>C</text:p>
          </table:table-cell>
          <table:table-cell office:value-type="float" office:value="2" table:formula="of:=IF([.L362]=0;1;IF([.L362]=5;IF([.C362]&gt;=20;0;5);IF([.M362]=3;[.L362]+1;[.L362])))" table:style-name="ce2">
            <text:p>2</text:p>
          </table:table-cell>
          <table:table-cell office:value-type="float" office:value="2" table:formula="of:=IF([.L362]&lt;&gt;[.L363];1;[.M362]+1)" table:style-name="ce2">
            <text:p>2</text:p>
          </table:table-cell>
          <table:table-cell office:value-type="boolean" office:boolean-value="false" table:formula="of:=IF([pogoda.$D363]=[pogoda.$K363];TRUE;FALSE)" table:style-name="ce2">
            <text:p>FAŁSZ</text:p>
          </table:table-cell>
          <table:table-cell office:value-type="boolean" office:boolean-value="false" table:formula="of:=IF([pogoda.$E363]=[pogoda.$L36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4]&gt;=20; TRUE; FALSE)" table:style-name="ce1">
            <text:p>PRAWDA</text:p>
          </table:table-cell>
          <table:table-cell office:value-type="boolean" office:boolean-value="true" table:formula="of:=IF([pogoda.$C364]&lt;=5;TRUE;FALSE)" table:style-name="ce1">
            <text:p>PRAWDA</text:p>
          </table:table-cell>
          <table:table-cell office:value-type="boolean" office:boolean-value="true" table:formula="of:=AND([pogoda.$F364:.$G364])" table:style-name="ce2">
            <text:p>PRAWDA</text:p>
          </table:table-cell>
          <table:table-cell office:value-type="boolean" office:boolean-value="true" table:formula="of:=IF([pogoda.$B364]&gt;[.B363];TRUE;FALSE)" table:style-name="ce2">
            <text:p>PRAWDA</text:p>
          </table:table-cell>
          <table:table-cell office:value-type="string" office:string-value="00" table:formula="of:=COM.MICROSOFT.TEXTJOIN(&quot;&quot;;;[pogoda.$D364];[pogoda.$E364])" table:style-name="ce2">
            <text:p>00</text:p>
          </table:table-cell>
          <table:table-cell office:value-type="string" office:string-value="C" table:formula="of:=IF([pogoda.$L364]=0;&quot;0&quot;;IF([pogoda.$B364]&gt;=10;&quot;C&quot;;&quot;S&quot;))" table:style-name="ce2">
            <text:p>C</text:p>
          </table:table-cell>
          <table:table-cell office:value-type="float" office:value="2" table:formula="of:=IF([.L363]=0;1;IF([.L363]=5;IF([.C363]&gt;=20;0;5);IF([.M363]=3;[.L363]+1;[.L363])))" table:style-name="ce2">
            <text:p>2</text:p>
          </table:table-cell>
          <table:table-cell office:value-type="float" office:value="3" table:formula="of:=IF([.L363]&lt;&gt;[.L364];1;[.M363]+1)" table:style-name="ce2">
            <text:p>3</text:p>
          </table:table-cell>
          <table:table-cell office:value-type="boolean" office:boolean-value="false" table:formula="of:=IF([pogoda.$D364]=[pogoda.$K364];TRUE;FALSE)" table:style-name="ce2">
            <text:p>FAŁSZ</text:p>
          </table:table-cell>
          <table:table-cell office:value-type="boolean" office:boolean-value="false" table:formula="of:=IF([pogoda.$E364]=[pogoda.$L36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27.5" table:style-name="ce1">
            <text:p>27,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5]&gt;=20; TRUE; FALSE)" table:style-name="ce1">
            <text:p>PRAWDA</text:p>
          </table:table-cell>
          <table:table-cell office:value-type="boolean" office:boolean-value="true" table:formula="of:=IF([pogoda.$C365]&lt;=5;TRUE;FALSE)" table:style-name="ce1">
            <text:p>PRAWDA</text:p>
          </table:table-cell>
          <table:table-cell office:value-type="boolean" office:boolean-value="true" table:formula="of:=AND([pogoda.$F365:.$G365])" table:style-name="ce2">
            <text:p>PRAWDA</text:p>
          </table:table-cell>
          <table:table-cell office:value-type="boolean" office:boolean-value="true" table:formula="of:=IF([pogoda.$B365]&gt;[.B364];TRUE;FALSE)" table:style-name="ce2">
            <text:p>PRAWDA</text:p>
          </table:table-cell>
          <table:table-cell office:value-type="string" office:string-value="00" table:formula="of:=COM.MICROSOFT.TEXTJOIN(&quot;&quot;;;[pogoda.$D365];[pogoda.$E365])" table:style-name="ce2">
            <text:p>00</text:p>
          </table:table-cell>
          <table:table-cell office:value-type="string" office:string-value="C" table:formula="of:=IF([pogoda.$L365]=0;&quot;0&quot;;IF([pogoda.$B365]&gt;=10;&quot;C&quot;;&quot;S&quot;))" table:style-name="ce2">
            <text:p>C</text:p>
          </table:table-cell>
          <table:table-cell office:value-type="float" office:value="3" table:formula="of:=IF([.L364]=0;1;IF([.L364]=5;IF([.C364]&gt;=20;0;5);IF([.M364]=3;[.L364]+1;[.L364])))" table:style-name="ce2">
            <text:p>3</text:p>
          </table:table-cell>
          <table:table-cell office:value-type="float" office:value="1" table:formula="of:=IF([.L364]&lt;&gt;[.L365];1;[.M364]+1)" table:style-name="ce2">
            <text:p>1</text:p>
          </table:table-cell>
          <table:table-cell office:value-type="boolean" office:boolean-value="false" table:formula="of:=IF([pogoda.$D365]=[pogoda.$K365];TRUE;FALSE)" table:style-name="ce2">
            <text:p>FAŁSZ</text:p>
          </table:table-cell>
          <table:table-cell office:value-type="boolean" office:boolean-value="false" table:formula="of:=IF([pogoda.$E365]=[pogoda.$L36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29.1" table:style-name="ce1">
            <text:p>29,1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6]&gt;=20; TRUE; FALSE)" table:style-name="ce1">
            <text:p>PRAWDA</text:p>
          </table:table-cell>
          <table:table-cell office:value-type="boolean" office:boolean-value="false" table:formula="of:=IF([pogoda.$C366]&lt;=5;TRUE;FALSE)" table:style-name="ce1">
            <text:p>FAŁSZ</text:p>
          </table:table-cell>
          <table:table-cell office:value-type="boolean" office:boolean-value="false" table:formula="of:=AND([pogoda.$F366:.$G366])" table:style-name="ce2">
            <text:p>FAŁSZ</text:p>
          </table:table-cell>
          <table:table-cell office:value-type="boolean" office:boolean-value="true" table:formula="of:=IF([pogoda.$B366]&gt;[.B365];TRUE;FALSE)" table:style-name="ce2">
            <text:p>PRAWDA</text:p>
          </table:table-cell>
          <table:table-cell office:value-type="string" office:string-value="00" table:formula="of:=COM.MICROSOFT.TEXTJOIN(&quot;&quot;;;[pogoda.$D366];[pogoda.$E366])" table:style-name="ce2">
            <text:p>00</text:p>
          </table:table-cell>
          <table:table-cell office:value-type="string" office:string-value="C" table:formula="of:=IF([pogoda.$L366]=0;&quot;0&quot;;IF([pogoda.$B366]&gt;=10;&quot;C&quot;;&quot;S&quot;))" table:style-name="ce2">
            <text:p>C</text:p>
          </table:table-cell>
          <table:table-cell office:value-type="float" office:value="3" table:formula="of:=IF([.L365]=0;1;IF([.L365]=5;IF([.C365]&gt;=20;0;5);IF([.M365]=3;[.L365]+1;[.L365])))" table:style-name="ce2">
            <text:p>3</text:p>
          </table:table-cell>
          <table:table-cell office:value-type="float" office:value="2" table:formula="of:=IF([.L365]&lt;&gt;[.L366];1;[.M365]+1)" table:style-name="ce2">
            <text:p>2</text:p>
          </table:table-cell>
          <table:table-cell office:value-type="boolean" office:boolean-value="false" table:formula="of:=IF([pogoda.$D366]=[pogoda.$K366];TRUE;FALSE)" table:style-name="ce2">
            <text:p>FAŁSZ</text:p>
          </table:table-cell>
          <table:table-cell office:value-type="boolean" office:boolean-value="false" table:formula="of:=IF([pogoda.$E366]=[pogoda.$L36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7]&gt;=20; TRUE; FALSE)" table:style-name="ce1">
            <text:p>PRAWDA</text:p>
          </table:table-cell>
          <table:table-cell office:value-type="boolean" office:boolean-value="true" table:formula="of:=IF([pogoda.$C367]&lt;=5;TRUE;FALSE)" table:style-name="ce1">
            <text:p>PRAWDA</text:p>
          </table:table-cell>
          <table:table-cell office:value-type="boolean" office:boolean-value="true" table:formula="of:=AND([pogoda.$F367:.$G367])" table:style-name="ce2">
            <text:p>PRAWDA</text:p>
          </table:table-cell>
          <table:table-cell office:value-type="boolean" office:boolean-value="false" table:formula="of:=IF([pogoda.$B367]&gt;[.B366];TRUE;FALSE)" table:style-name="ce2">
            <text:p>FAŁSZ</text:p>
          </table:table-cell>
          <table:table-cell office:value-type="string" office:string-value="00" table:formula="of:=COM.MICROSOFT.TEXTJOIN(&quot;&quot;;;[pogoda.$D367];[pogoda.$E367])" table:style-name="ce2">
            <text:p>00</text:p>
          </table:table-cell>
          <table:table-cell office:value-type="string" office:string-value="C" table:formula="of:=IF([pogoda.$L367]=0;&quot;0&quot;;IF([pogoda.$B367]&gt;=10;&quot;C&quot;;&quot;S&quot;))" table:style-name="ce2">
            <text:p>C</text:p>
          </table:table-cell>
          <table:table-cell office:value-type="float" office:value="3" table:formula="of:=IF([.L366]=0;1;IF([.L366]=5;IF([.C366]&gt;=20;0;5);IF([.M366]=3;[.L366]+1;[.L366])))" table:style-name="ce2">
            <text:p>3</text:p>
          </table:table-cell>
          <table:table-cell office:value-type="float" office:value="3" table:formula="of:=IF([.L366]&lt;&gt;[.L367];1;[.M366]+1)" table:style-name="ce2">
            <text:p>3</text:p>
          </table:table-cell>
          <table:table-cell office:value-type="boolean" office:boolean-value="false" table:formula="of:=IF([pogoda.$D367]=[pogoda.$K367];TRUE;FALSE)" table:style-name="ce2">
            <text:p>FAŁSZ</text:p>
          </table:table-cell>
          <table:table-cell office:value-type="boolean" office:boolean-value="false" table:formula="of:=IF([pogoda.$E367]=[pogoda.$L36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27.2" table:style-name="ce1">
            <text:p>27,2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8]&gt;=20; TRUE; FALSE)" table:style-name="ce1">
            <text:p>PRAWDA</text:p>
          </table:table-cell>
          <table:table-cell office:value-type="boolean" office:boolean-value="false" table:formula="of:=IF([pogoda.$C368]&lt;=5;TRUE;FALSE)" table:style-name="ce1">
            <text:p>FAŁSZ</text:p>
          </table:table-cell>
          <table:table-cell office:value-type="boolean" office:boolean-value="false" table:formula="of:=AND([pogoda.$F368:.$G368])" table:style-name="ce2">
            <text:p>FAŁSZ</text:p>
          </table:table-cell>
          <table:table-cell office:value-type="boolean" office:boolean-value="false" table:formula="of:=IF([pogoda.$B368]&gt;[.B367];TRUE;FALSE)" table:style-name="ce2">
            <text:p>FAŁSZ</text:p>
          </table:table-cell>
          <table:table-cell office:value-type="string" office:string-value="00" table:formula="of:=COM.MICROSOFT.TEXTJOIN(&quot;&quot;;;[pogoda.$D368];[pogoda.$E368])" table:style-name="ce2">
            <text:p>00</text:p>
          </table:table-cell>
          <table:table-cell office:value-type="string" office:string-value="C" table:formula="of:=IF([pogoda.$L368]=0;&quot;0&quot;;IF([pogoda.$B368]&gt;=10;&quot;C&quot;;&quot;S&quot;))" table:style-name="ce2">
            <text:p>C</text:p>
          </table:table-cell>
          <table:table-cell office:value-type="float" office:value="4" table:formula="of:=IF([.L367]=0;1;IF([.L367]=5;IF([.C367]&gt;=20;0;5);IF([.M367]=3;[.L367]+1;[.L367])))" table:style-name="ce2">
            <text:p>4</text:p>
          </table:table-cell>
          <table:table-cell office:value-type="float" office:value="1" table:formula="of:=IF([.L367]&lt;&gt;[.L368];1;[.M367]+1)" table:style-name="ce2">
            <text:p>1</text:p>
          </table:table-cell>
          <table:table-cell office:value-type="boolean" office:boolean-value="false" table:formula="of:=IF([pogoda.$D368]=[pogoda.$K368];TRUE;FALSE)" table:style-name="ce2">
            <text:p>FAŁSZ</text:p>
          </table:table-cell>
          <table:table-cell office:value-type="boolean" office:boolean-value="false" table:formula="of:=IF([pogoda.$E368]=[pogoda.$L36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24.1" table:style-name="ce1">
            <text:p>24,1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69]&gt;=20; TRUE; FALSE)" table:style-name="ce1">
            <text:p>PRAWDA</text:p>
          </table:table-cell>
          <table:table-cell office:value-type="boolean" office:boolean-value="false" table:formula="of:=IF([pogoda.$C369]&lt;=5;TRUE;FALSE)" table:style-name="ce1">
            <text:p>FAŁSZ</text:p>
          </table:table-cell>
          <table:table-cell office:value-type="boolean" office:boolean-value="false" table:formula="of:=AND([pogoda.$F369:.$G369])" table:style-name="ce2">
            <text:p>FAŁSZ</text:p>
          </table:table-cell>
          <table:table-cell office:value-type="boolean" office:boolean-value="false" table:formula="of:=IF([pogoda.$B369]&gt;[.B368];TRUE;FALSE)" table:style-name="ce2">
            <text:p>FAŁSZ</text:p>
          </table:table-cell>
          <table:table-cell office:value-type="string" office:string-value="00" table:formula="of:=COM.MICROSOFT.TEXTJOIN(&quot;&quot;;;[pogoda.$D369];[pogoda.$E369])" table:style-name="ce2">
            <text:p>00</text:p>
          </table:table-cell>
          <table:table-cell office:value-type="string" office:string-value="C" table:formula="of:=IF([pogoda.$L369]=0;&quot;0&quot;;IF([pogoda.$B369]&gt;=10;&quot;C&quot;;&quot;S&quot;))" table:style-name="ce2">
            <text:p>C</text:p>
          </table:table-cell>
          <table:table-cell office:value-type="float" office:value="4" table:formula="of:=IF([.L368]=0;1;IF([.L368]=5;IF([.C368]&gt;=20;0;5);IF([.M368]=3;[.L368]+1;[.L368])))" table:style-name="ce2">
            <text:p>4</text:p>
          </table:table-cell>
          <table:table-cell office:value-type="float" office:value="2" table:formula="of:=IF([.L368]&lt;&gt;[.L369];1;[.M368]+1)" table:style-name="ce2">
            <text:p>2</text:p>
          </table:table-cell>
          <table:table-cell office:value-type="boolean" office:boolean-value="false" table:formula="of:=IF([pogoda.$D369]=[pogoda.$K369];TRUE;FALSE)" table:style-name="ce2">
            <text:p>FAŁSZ</text:p>
          </table:table-cell>
          <table:table-cell office:value-type="boolean" office:boolean-value="false" table:formula="of:=IF([pogoda.$E369]=[pogoda.$L36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370]&gt;=20; TRUE; FALSE)" table:style-name="ce1">
            <text:p>PRAWDA</text:p>
          </table:table-cell>
          <table:table-cell office:value-type="boolean" office:boolean-value="false" table:formula="of:=IF([pogoda.$C370]&lt;=5;TRUE;FALSE)" table:style-name="ce1">
            <text:p>FAŁSZ</text:p>
          </table:table-cell>
          <table:table-cell office:value-type="boolean" office:boolean-value="false" table:formula="of:=AND([pogoda.$F370:.$G370])" table:style-name="ce2">
            <text:p>FAŁSZ</text:p>
          </table:table-cell>
          <table:table-cell office:value-type="boolean" office:boolean-value="false" table:formula="of:=IF([pogoda.$B370]&gt;[.B369];TRUE;FALSE)" table:style-name="ce2">
            <text:p>FAŁSZ</text:p>
          </table:table-cell>
          <table:table-cell office:value-type="string" office:string-value="00" table:formula="of:=COM.MICROSOFT.TEXTJOIN(&quot;&quot;;;[pogoda.$D370];[pogoda.$E370])" table:style-name="ce2">
            <text:p>00</text:p>
          </table:table-cell>
          <table:table-cell office:value-type="string" office:string-value="C" table:formula="of:=IF([pogoda.$L370]=0;&quot;0&quot;;IF([pogoda.$B370]&gt;=10;&quot;C&quot;;&quot;S&quot;))" table:style-name="ce2">
            <text:p>C</text:p>
          </table:table-cell>
          <table:table-cell office:value-type="float" office:value="4" table:formula="of:=IF([.L369]=0;1;IF([.L369]=5;IF([.C369]&gt;=20;0;5);IF([.M369]=3;[.L369]+1;[.L369])))" table:style-name="ce2">
            <text:p>4</text:p>
          </table:table-cell>
          <table:table-cell office:value-type="float" office:value="3" table:formula="of:=IF([.L369]&lt;&gt;[.L370];1;[.M369]+1)" table:style-name="ce2">
            <text:p>3</text:p>
          </table:table-cell>
          <table:table-cell office:value-type="boolean" office:boolean-value="false" table:formula="of:=IF([pogoda.$D370]=[pogoda.$K370];TRUE;FALSE)" table:style-name="ce2">
            <text:p>FAŁSZ</text:p>
          </table:table-cell>
          <table:table-cell office:value-type="boolean" office:boolean-value="false" table:formula="of:=IF([pogoda.$E370]=[pogoda.$L37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1]&gt;=20; TRUE; FALSE)" table:style-name="ce1">
            <text:p>FAŁSZ</text:p>
          </table:table-cell>
          <table:table-cell office:value-type="boolean" office:boolean-value="false" table:formula="of:=IF([pogoda.$C371]&lt;=5;TRUE;FALSE)" table:style-name="ce1">
            <text:p>FAŁSZ</text:p>
          </table:table-cell>
          <table:table-cell office:value-type="boolean" office:boolean-value="false" table:formula="of:=AND([pogoda.$F371:.$G371])" table:style-name="ce2">
            <text:p>FAŁSZ</text:p>
          </table:table-cell>
          <table:table-cell office:value-type="boolean" office:boolean-value="false" table:formula="of:=IF([pogoda.$B371]&gt;[.B370];TRUE;FALSE)" table:style-name="ce2">
            <text:p>FAŁSZ</text:p>
          </table:table-cell>
          <table:table-cell office:value-type="string" office:string-value="00" table:formula="of:=COM.MICROSOFT.TEXTJOIN(&quot;&quot;;;[pogoda.$D371];[pogoda.$E371])" table:style-name="ce2">
            <text:p>00</text:p>
          </table:table-cell>
          <table:table-cell office:value-type="string" office:string-value="C" table:formula="of:=IF([pogoda.$L371]=0;&quot;0&quot;;IF([pogoda.$B371]&gt;=10;&quot;C&quot;;&quot;S&quot;))" table:style-name="ce2">
            <text:p>C</text:p>
          </table:table-cell>
          <table:table-cell office:value-type="float" office:value="5" table:formula="of:=IF([.L370]=0;1;IF([.L370]=5;IF([.C370]&gt;=20;0;5);IF([.M370]=3;[.L370]+1;[.L370])))" table:style-name="ce2">
            <text:p>5</text:p>
          </table:table-cell>
          <table:table-cell office:value-type="float" office:value="1" table:formula="of:=IF([.L370]&lt;&gt;[.L371];1;[.M370]+1)" table:style-name="ce2">
            <text:p>1</text:p>
          </table:table-cell>
          <table:table-cell office:value-type="boolean" office:boolean-value="false" table:formula="of:=IF([pogoda.$D371]=[pogoda.$K371];TRUE;FALSE)" table:style-name="ce2">
            <text:p>FAŁSZ</text:p>
          </table:table-cell>
          <table:table-cell office:value-type="boolean" office:boolean-value="false" table:formula="of:=IF([pogoda.$E371]=[pogoda.$L37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4.9" table:style-name="ce1">
            <text:p>14,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2]&gt;=20; TRUE; FALSE)" table:style-name="ce1">
            <text:p>FAŁSZ</text:p>
          </table:table-cell>
          <table:table-cell office:value-type="boolean" office:boolean-value="true" table:formula="of:=IF([pogoda.$C372]&lt;=5;TRUE;FALSE)" table:style-name="ce1">
            <text:p>PRAWDA</text:p>
          </table:table-cell>
          <table:table-cell office:value-type="boolean" office:boolean-value="false" table:formula="of:=AND([pogoda.$F372:.$G372])" table:style-name="ce2">
            <text:p>FAŁSZ</text:p>
          </table:table-cell>
          <table:table-cell office:value-type="boolean" office:boolean-value="false" table:formula="of:=IF([pogoda.$B372]&gt;[.B371];TRUE;FALSE)" table:style-name="ce2">
            <text:p>FAŁSZ</text:p>
          </table:table-cell>
          <table:table-cell office:value-type="string" office:string-value="00" table:formula="of:=COM.MICROSOFT.TEXTJOIN(&quot;&quot;;;[pogoda.$D372];[pogoda.$E372])" table:style-name="ce2">
            <text:p>00</text:p>
          </table:table-cell>
          <table:table-cell office:value-type="string" office:string-value="0" table:formula="of:=IF([pogoda.$L372]=0;&quot;0&quot;;IF([pogoda.$B372]&gt;=10;&quot;C&quot;;&quot;S&quot;))" table:style-name="ce2">
            <text:p>0</text:p>
          </table:table-cell>
          <table:table-cell office:value-type="float" office:value="0" table:formula="of:=IF([.L371]=0;1;IF([.L371]=5;IF([.C371]&gt;=20;0;5);IF([.M371]=3;[.L371]+1;[.L371])))" table:style-name="ce2">
            <text:p>0</text:p>
          </table:table-cell>
          <table:table-cell office:value-type="float" office:value="1" table:formula="of:=IF([.L371]&lt;&gt;[.L372];1;[.M371]+1)" table:style-name="ce2">
            <text:p>1</text:p>
          </table:table-cell>
          <table:table-cell office:value-type="boolean" office:boolean-value="true" table:formula="of:=IF([pogoda.$D372]=[pogoda.$K372];TRUE;FALSE)" table:style-name="ce2">
            <text:p>PRAWDA</text:p>
          </table:table-cell>
          <table:table-cell office:value-type="boolean" office:boolean-value="true" table:formula="of:=IF([pogoda.$E372]=[pogoda.$L372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14.1" table:style-name="ce1">
            <text:p>14,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3]&gt;=20; TRUE; FALSE)" table:style-name="ce1">
            <text:p>FAŁSZ</text:p>
          </table:table-cell>
          <table:table-cell office:value-type="boolean" office:boolean-value="true" table:formula="of:=IF([pogoda.$C373]&lt;=5;TRUE;FALSE)" table:style-name="ce1">
            <text:p>PRAWDA</text:p>
          </table:table-cell>
          <table:table-cell office:value-type="boolean" office:boolean-value="false" table:formula="of:=AND([pogoda.$F373:.$G373])" table:style-name="ce2">
            <text:p>FAŁSZ</text:p>
          </table:table-cell>
          <table:table-cell office:value-type="boolean" office:boolean-value="false" table:formula="of:=IF([pogoda.$B373]&gt;[.B372];TRUE;FALSE)" table:style-name="ce2">
            <text:p>FAŁSZ</text:p>
          </table:table-cell>
          <table:table-cell office:value-type="string" office:string-value="00" table:formula="of:=COM.MICROSOFT.TEXTJOIN(&quot;&quot;;;[pogoda.$D373];[pogoda.$E373])" table:style-name="ce2">
            <text:p>00</text:p>
          </table:table-cell>
          <table:table-cell office:value-type="string" office:string-value="C" table:formula="of:=IF([pogoda.$L373]=0;&quot;0&quot;;IF([pogoda.$B373]&gt;=10;&quot;C&quot;;&quot;S&quot;))" table:style-name="ce2">
            <text:p>C</text:p>
          </table:table-cell>
          <table:table-cell office:value-type="float" office:value="1" table:formula="of:=IF([.L372]=0;1;IF([.L372]=5;IF([.C372]&gt;=20;0;5);IF([.M372]=3;[.L372]+1;[.L372])))" table:style-name="ce2">
            <text:p>1</text:p>
          </table:table-cell>
          <table:table-cell office:value-type="float" office:value="1" table:formula="of:=IF([.L372]&lt;&gt;[.L373];1;[.M372]+1)" table:style-name="ce2">
            <text:p>1</text:p>
          </table:table-cell>
          <table:table-cell office:value-type="boolean" office:boolean-value="false" table:formula="of:=IF([pogoda.$D373]=[pogoda.$K373];TRUE;FALSE)" table:style-name="ce2">
            <text:p>FAŁSZ</text:p>
          </table:table-cell>
          <table:table-cell office:value-type="boolean" office:boolean-value="false" table:formula="of:=IF([pogoda.$E373]=[pogoda.$L37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14.8" table:style-name="ce1">
            <text:p>14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4]&gt;=20; TRUE; FALSE)" table:style-name="ce1">
            <text:p>FAŁSZ</text:p>
          </table:table-cell>
          <table:table-cell office:value-type="boolean" office:boolean-value="false" table:formula="of:=IF([pogoda.$C374]&lt;=5;TRUE;FALSE)" table:style-name="ce1">
            <text:p>FAŁSZ</text:p>
          </table:table-cell>
          <table:table-cell office:value-type="boolean" office:boolean-value="false" table:formula="of:=AND([pogoda.$F374:.$G374])" table:style-name="ce2">
            <text:p>FAŁSZ</text:p>
          </table:table-cell>
          <table:table-cell office:value-type="boolean" office:boolean-value="true" table:formula="of:=IF([pogoda.$B374]&gt;[.B373];TRUE;FALSE)" table:style-name="ce2">
            <text:p>PRAWDA</text:p>
          </table:table-cell>
          <table:table-cell office:value-type="string" office:string-value="00" table:formula="of:=COM.MICROSOFT.TEXTJOIN(&quot;&quot;;;[pogoda.$D374];[pogoda.$E374])" table:style-name="ce2">
            <text:p>00</text:p>
          </table:table-cell>
          <table:table-cell office:value-type="string" office:string-value="C" table:formula="of:=IF([pogoda.$L374]=0;&quot;0&quot;;IF([pogoda.$B374]&gt;=10;&quot;C&quot;;&quot;S&quot;))" table:style-name="ce2">
            <text:p>C</text:p>
          </table:table-cell>
          <table:table-cell office:value-type="float" office:value="1" table:formula="of:=IF([.L373]=0;1;IF([.L373]=5;IF([.C373]&gt;=20;0;5);IF([.M373]=3;[.L373]+1;[.L373])))" table:style-name="ce2">
            <text:p>1</text:p>
          </table:table-cell>
          <table:table-cell office:value-type="float" office:value="2" table:formula="of:=IF([.L373]&lt;&gt;[.L374];1;[.M373]+1)" table:style-name="ce2">
            <text:p>2</text:p>
          </table:table-cell>
          <table:table-cell office:value-type="boolean" office:boolean-value="false" table:formula="of:=IF([pogoda.$D374]=[pogoda.$K374];TRUE;FALSE)" table:style-name="ce2">
            <text:p>FAŁSZ</text:p>
          </table:table-cell>
          <table:table-cell office:value-type="boolean" office:boolean-value="false" table:formula="of:=IF([pogoda.$E374]=[pogoda.$L37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6.3" table:style-name="ce1">
            <text:p>16,3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5]&gt;=20; TRUE; FALSE)" table:style-name="ce1">
            <text:p>FAŁSZ</text:p>
          </table:table-cell>
          <table:table-cell office:value-type="boolean" office:boolean-value="false" table:formula="of:=IF([pogoda.$C375]&lt;=5;TRUE;FALSE)" table:style-name="ce1">
            <text:p>FAŁSZ</text:p>
          </table:table-cell>
          <table:table-cell office:value-type="boolean" office:boolean-value="false" table:formula="of:=AND([pogoda.$F375:.$G375])" table:style-name="ce2">
            <text:p>FAŁSZ</text:p>
          </table:table-cell>
          <table:table-cell office:value-type="boolean" office:boolean-value="true" table:formula="of:=IF([pogoda.$B375]&gt;[.B374];TRUE;FALSE)" table:style-name="ce2">
            <text:p>PRAWDA</text:p>
          </table:table-cell>
          <table:table-cell office:value-type="string" office:string-value="00" table:formula="of:=COM.MICROSOFT.TEXTJOIN(&quot;&quot;;;[pogoda.$D375];[pogoda.$E375])" table:style-name="ce2">
            <text:p>00</text:p>
          </table:table-cell>
          <table:table-cell office:value-type="string" office:string-value="C" table:formula="of:=IF([pogoda.$L375]=0;&quot;0&quot;;IF([pogoda.$B375]&gt;=10;&quot;C&quot;;&quot;S&quot;))" table:style-name="ce2">
            <text:p>C</text:p>
          </table:table-cell>
          <table:table-cell office:value-type="float" office:value="1" table:formula="of:=IF([.L374]=0;1;IF([.L374]=5;IF([.C374]&gt;=20;0;5);IF([.M374]=3;[.L374]+1;[.L374])))" table:style-name="ce2">
            <text:p>1</text:p>
          </table:table-cell>
          <table:table-cell office:value-type="float" office:value="3" table:formula="of:=IF([.L374]&lt;&gt;[.L375];1;[.M374]+1)" table:style-name="ce2">
            <text:p>3</text:p>
          </table:table-cell>
          <table:table-cell office:value-type="boolean" office:boolean-value="false" table:formula="of:=IF([pogoda.$D375]=[pogoda.$K375];TRUE;FALSE)" table:style-name="ce2">
            <text:p>FAŁSZ</text:p>
          </table:table-cell>
          <table:table-cell office:value-type="boolean" office:boolean-value="false" table:formula="of:=IF([pogoda.$E375]=[pogoda.$L37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7.7" table:style-name="ce1">
            <text:p>17,7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6]&gt;=20; TRUE; FALSE)" table:style-name="ce1">
            <text:p>FAŁSZ</text:p>
          </table:table-cell>
          <table:table-cell office:value-type="boolean" office:boolean-value="false" table:formula="of:=IF([pogoda.$C376]&lt;=5;TRUE;FALSE)" table:style-name="ce1">
            <text:p>FAŁSZ</text:p>
          </table:table-cell>
          <table:table-cell office:value-type="boolean" office:boolean-value="false" table:formula="of:=AND([pogoda.$F376:.$G376])" table:style-name="ce2">
            <text:p>FAŁSZ</text:p>
          </table:table-cell>
          <table:table-cell office:value-type="boolean" office:boolean-value="true" table:formula="of:=IF([pogoda.$B376]&gt;[.B375];TRUE;FALSE)" table:style-name="ce2">
            <text:p>PRAWDA</text:p>
          </table:table-cell>
          <table:table-cell office:value-type="string" office:string-value="00" table:formula="of:=COM.MICROSOFT.TEXTJOIN(&quot;&quot;;;[pogoda.$D376];[pogoda.$E376])" table:style-name="ce2">
            <text:p>00</text:p>
          </table:table-cell>
          <table:table-cell office:value-type="string" office:string-value="C" table:formula="of:=IF([pogoda.$L376]=0;&quot;0&quot;;IF([pogoda.$B376]&gt;=10;&quot;C&quot;;&quot;S&quot;))" table:style-name="ce2">
            <text:p>C</text:p>
          </table:table-cell>
          <table:table-cell office:value-type="float" office:value="2" table:formula="of:=IF([.L375]=0;1;IF([.L375]=5;IF([.C375]&gt;=20;0;5);IF([.M375]=3;[.L375]+1;[.L375])))" table:style-name="ce2">
            <text:p>2</text:p>
          </table:table-cell>
          <table:table-cell office:value-type="float" office:value="1" table:formula="of:=IF([.L375]&lt;&gt;[.L376];1;[.M375]+1)" table:style-name="ce2">
            <text:p>1</text:p>
          </table:table-cell>
          <table:table-cell office:value-type="boolean" office:boolean-value="false" table:formula="of:=IF([pogoda.$D376]=[pogoda.$K376];TRUE;FALSE)" table:style-name="ce2">
            <text:p>FAŁSZ</text:p>
          </table:table-cell>
          <table:table-cell office:value-type="boolean" office:boolean-value="false" table:formula="of:=IF([pogoda.$E376]=[pogoda.$L37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18.3" table:style-name="ce1">
            <text:p>18,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7]&gt;=20; TRUE; FALSE)" table:style-name="ce1">
            <text:p>FAŁSZ</text:p>
          </table:table-cell>
          <table:table-cell office:value-type="boolean" office:boolean-value="true" table:formula="of:=IF([pogoda.$C377]&lt;=5;TRUE;FALSE)" table:style-name="ce1">
            <text:p>PRAWDA</text:p>
          </table:table-cell>
          <table:table-cell office:value-type="boolean" office:boolean-value="false" table:formula="of:=AND([pogoda.$F377:.$G377])" table:style-name="ce2">
            <text:p>FAŁSZ</text:p>
          </table:table-cell>
          <table:table-cell office:value-type="boolean" office:boolean-value="true" table:formula="of:=IF([pogoda.$B377]&gt;[.B376];TRUE;FALSE)" table:style-name="ce2">
            <text:p>PRAWDA</text:p>
          </table:table-cell>
          <table:table-cell office:value-type="string" office:string-value="00" table:formula="of:=COM.MICROSOFT.TEXTJOIN(&quot;&quot;;;[pogoda.$D377];[pogoda.$E377])" table:style-name="ce2">
            <text:p>00</text:p>
          </table:table-cell>
          <table:table-cell office:value-type="string" office:string-value="C" table:formula="of:=IF([pogoda.$L377]=0;&quot;0&quot;;IF([pogoda.$B377]&gt;=10;&quot;C&quot;;&quot;S&quot;))" table:style-name="ce2">
            <text:p>C</text:p>
          </table:table-cell>
          <table:table-cell office:value-type="float" office:value="2" table:formula="of:=IF([.L376]=0;1;IF([.L376]=5;IF([.C376]&gt;=20;0;5);IF([.M376]=3;[.L376]+1;[.L376])))" table:style-name="ce2">
            <text:p>2</text:p>
          </table:table-cell>
          <table:table-cell office:value-type="float" office:value="2" table:formula="of:=IF([.L376]&lt;&gt;[.L377];1;[.M376]+1)" table:style-name="ce2">
            <text:p>2</text:p>
          </table:table-cell>
          <table:table-cell office:value-type="boolean" office:boolean-value="false" table:formula="of:=IF([pogoda.$D377]=[pogoda.$K377];TRUE;FALSE)" table:style-name="ce2">
            <text:p>FAŁSZ</text:p>
          </table:table-cell>
          <table:table-cell office:value-type="boolean" office:boolean-value="false" table:formula="of:=IF([pogoda.$E377]=[pogoda.$L37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17.5" table:style-name="ce1">
            <text:p>17,5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8]&gt;=20; TRUE; FALSE)" table:style-name="ce1">
            <text:p>FAŁSZ</text:p>
          </table:table-cell>
          <table:table-cell office:value-type="boolean" office:boolean-value="false" table:formula="of:=IF([pogoda.$C378]&lt;=5;TRUE;FALSE)" table:style-name="ce1">
            <text:p>FAŁSZ</text:p>
          </table:table-cell>
          <table:table-cell office:value-type="boolean" office:boolean-value="false" table:formula="of:=AND([pogoda.$F378:.$G378])" table:style-name="ce2">
            <text:p>FAŁSZ</text:p>
          </table:table-cell>
          <table:table-cell office:value-type="boolean" office:boolean-value="false" table:formula="of:=IF([pogoda.$B378]&gt;[.B377];TRUE;FALSE)" table:style-name="ce2">
            <text:p>FAŁSZ</text:p>
          </table:table-cell>
          <table:table-cell office:value-type="string" office:string-value="00" table:formula="of:=COM.MICROSOFT.TEXTJOIN(&quot;&quot;;;[pogoda.$D378];[pogoda.$E378])" table:style-name="ce2">
            <text:p>00</text:p>
          </table:table-cell>
          <table:table-cell office:value-type="string" office:string-value="C" table:formula="of:=IF([pogoda.$L378]=0;&quot;0&quot;;IF([pogoda.$B378]&gt;=10;&quot;C&quot;;&quot;S&quot;))" table:style-name="ce2">
            <text:p>C</text:p>
          </table:table-cell>
          <table:table-cell office:value-type="float" office:value="2" table:formula="of:=IF([.L377]=0;1;IF([.L377]=5;IF([.C377]&gt;=20;0;5);IF([.M377]=3;[.L377]+1;[.L377])))" table:style-name="ce2">
            <text:p>2</text:p>
          </table:table-cell>
          <table:table-cell office:value-type="float" office:value="3" table:formula="of:=IF([.L377]&lt;&gt;[.L378];1;[.M377]+1)" table:style-name="ce2">
            <text:p>3</text:p>
          </table:table-cell>
          <table:table-cell office:value-type="boolean" office:boolean-value="false" table:formula="of:=IF([pogoda.$D378]=[pogoda.$K378];TRUE;FALSE)" table:style-name="ce2">
            <text:p>FAŁSZ</text:p>
          </table:table-cell>
          <table:table-cell office:value-type="boolean" office:boolean-value="false" table:formula="of:=IF([pogoda.$E378]=[pogoda.$L37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15.1" table:style-name="ce1">
            <text:p>15,1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79]&gt;=20; TRUE; FALSE)" table:style-name="ce1">
            <text:p>FAŁSZ</text:p>
          </table:table-cell>
          <table:table-cell office:value-type="boolean" office:boolean-value="false" table:formula="of:=IF([pogoda.$C379]&lt;=5;TRUE;FALSE)" table:style-name="ce1">
            <text:p>FAŁSZ</text:p>
          </table:table-cell>
          <table:table-cell office:value-type="boolean" office:boolean-value="false" table:formula="of:=AND([pogoda.$F379:.$G379])" table:style-name="ce2">
            <text:p>FAŁSZ</text:p>
          </table:table-cell>
          <table:table-cell office:value-type="boolean" office:boolean-value="false" table:formula="of:=IF([pogoda.$B379]&gt;[.B378];TRUE;FALSE)" table:style-name="ce2">
            <text:p>FAŁSZ</text:p>
          </table:table-cell>
          <table:table-cell office:value-type="string" office:string-value="00" table:formula="of:=COM.MICROSOFT.TEXTJOIN(&quot;&quot;;;[pogoda.$D379];[pogoda.$E379])" table:style-name="ce2">
            <text:p>00</text:p>
          </table:table-cell>
          <table:table-cell office:value-type="string" office:string-value="C" table:formula="of:=IF([pogoda.$L379]=0;&quot;0&quot;;IF([pogoda.$B379]&gt;=10;&quot;C&quot;;&quot;S&quot;))" table:style-name="ce2">
            <text:p>C</text:p>
          </table:table-cell>
          <table:table-cell office:value-type="float" office:value="3" table:formula="of:=IF([.L378]=0;1;IF([.L378]=5;IF([.C378]&gt;=20;0;5);IF([.M378]=3;[.L378]+1;[.L378])))" table:style-name="ce2">
            <text:p>3</text:p>
          </table:table-cell>
          <table:table-cell office:value-type="float" office:value="1" table:formula="of:=IF([.L378]&lt;&gt;[.L379];1;[.M378]+1)" table:style-name="ce2">
            <text:p>1</text:p>
          </table:table-cell>
          <table:table-cell office:value-type="boolean" office:boolean-value="false" table:formula="of:=IF([pogoda.$D379]=[pogoda.$K379];TRUE;FALSE)" table:style-name="ce2">
            <text:p>FAŁSZ</text:p>
          </table:table-cell>
          <table:table-cell office:value-type="boolean" office:boolean-value="false" table:formula="of:=IF([pogoda.$E379]=[pogoda.$L37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1.6" table:style-name="ce1">
            <text:p>11,6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0]&gt;=20; TRUE; FALSE)" table:style-name="ce1">
            <text:p>FAŁSZ</text:p>
          </table:table-cell>
          <table:table-cell office:value-type="boolean" office:boolean-value="false" table:formula="of:=IF([pogoda.$C380]&lt;=5;TRUE;FALSE)" table:style-name="ce1">
            <text:p>FAŁSZ</text:p>
          </table:table-cell>
          <table:table-cell office:value-type="boolean" office:boolean-value="false" table:formula="of:=AND([pogoda.$F380:.$G380])" table:style-name="ce2">
            <text:p>FAŁSZ</text:p>
          </table:table-cell>
          <table:table-cell office:value-type="boolean" office:boolean-value="false" table:formula="of:=IF([pogoda.$B380]&gt;[.B379];TRUE;FALSE)" table:style-name="ce2">
            <text:p>FAŁSZ</text:p>
          </table:table-cell>
          <table:table-cell office:value-type="string" office:string-value="00" table:formula="of:=COM.MICROSOFT.TEXTJOIN(&quot;&quot;;;[pogoda.$D380];[pogoda.$E380])" table:style-name="ce2">
            <text:p>00</text:p>
          </table:table-cell>
          <table:table-cell office:value-type="string" office:string-value="C" table:formula="of:=IF([pogoda.$L380]=0;&quot;0&quot;;IF([pogoda.$B380]&gt;=10;&quot;C&quot;;&quot;S&quot;))" table:style-name="ce2">
            <text:p>C</text:p>
          </table:table-cell>
          <table:table-cell office:value-type="float" office:value="3" table:formula="of:=IF([.L379]=0;1;IF([.L379]=5;IF([.C379]&gt;=20;0;5);IF([.M379]=3;[.L379]+1;[.L379])))" table:style-name="ce2">
            <text:p>3</text:p>
          </table:table-cell>
          <table:table-cell office:value-type="float" office:value="2" table:formula="of:=IF([.L379]&lt;&gt;[.L380];1;[.M379]+1)" table:style-name="ce2">
            <text:p>2</text:p>
          </table:table-cell>
          <table:table-cell office:value-type="boolean" office:boolean-value="false" table:formula="of:=IF([pogoda.$D380]=[pogoda.$K380];TRUE;FALSE)" table:style-name="ce2">
            <text:p>FAŁSZ</text:p>
          </table:table-cell>
          <table:table-cell office:value-type="boolean" office:boolean-value="false" table:formula="of:=IF([pogoda.$E380]=[pogoda.$L38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7.7" table:style-name="ce1">
            <text:p>7,7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1]&gt;=20; TRUE; FALSE)" table:style-name="ce1">
            <text:p>FAŁSZ</text:p>
          </table:table-cell>
          <table:table-cell office:value-type="boolean" office:boolean-value="false" table:formula="of:=IF([pogoda.$C381]&lt;=5;TRUE;FALSE)" table:style-name="ce1">
            <text:p>FAŁSZ</text:p>
          </table:table-cell>
          <table:table-cell office:value-type="boolean" office:boolean-value="false" table:formula="of:=AND([pogoda.$F381:.$G381])" table:style-name="ce2">
            <text:p>FAŁSZ</text:p>
          </table:table-cell>
          <table:table-cell office:value-type="boolean" office:boolean-value="false" table:formula="of:=IF([pogoda.$B381]&gt;[.B380];TRUE;FALSE)" table:style-name="ce2">
            <text:p>FAŁSZ</text:p>
          </table:table-cell>
          <table:table-cell office:value-type="string" office:string-value="00" table:formula="of:=COM.MICROSOFT.TEXTJOIN(&quot;&quot;;;[pogoda.$D381];[pogoda.$E381])" table:style-name="ce2">
            <text:p>00</text:p>
          </table:table-cell>
          <table:table-cell office:value-type="string" office:string-value="S" table:formula="of:=IF([pogoda.$L381]=0;&quot;0&quot;;IF([pogoda.$B381]&gt;=10;&quot;C&quot;;&quot;S&quot;))" table:style-name="ce2">
            <text:p>S</text:p>
          </table:table-cell>
          <table:table-cell office:value-type="float" office:value="3" table:formula="of:=IF([.L380]=0;1;IF([.L380]=5;IF([.C380]&gt;=20;0;5);IF([.M380]=3;[.L380]+1;[.L380])))" table:style-name="ce2">
            <text:p>3</text:p>
          </table:table-cell>
          <table:table-cell office:value-type="float" office:value="3" table:formula="of:=IF([.L380]&lt;&gt;[.L381];1;[.M380]+1)" table:style-name="ce2">
            <text:p>3</text:p>
          </table:table-cell>
          <table:table-cell office:value-type="boolean" office:boolean-value="false" table:formula="of:=IF([pogoda.$D381]=[pogoda.$K381];TRUE;FALSE)" table:style-name="ce2">
            <text:p>FAŁSZ</text:p>
          </table:table-cell>
          <table:table-cell office:value-type="boolean" office:boolean-value="false" table:formula="of:=IF([pogoda.$E381]=[pogoda.$L38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2]&gt;=20; TRUE; FALSE)" table:style-name="ce1">
            <text:p>FAŁSZ</text:p>
          </table:table-cell>
          <table:table-cell office:value-type="boolean" office:boolean-value="false" table:formula="of:=IF([pogoda.$C382]&lt;=5;TRUE;FALSE)" table:style-name="ce1">
            <text:p>FAŁSZ</text:p>
          </table:table-cell>
          <table:table-cell office:value-type="boolean" office:boolean-value="false" table:formula="of:=AND([pogoda.$F382:.$G382])" table:style-name="ce2">
            <text:p>FAŁSZ</text:p>
          </table:table-cell>
          <table:table-cell office:value-type="boolean" office:boolean-value="false" table:formula="of:=IF([pogoda.$B382]&gt;[.B381];TRUE;FALSE)" table:style-name="ce2">
            <text:p>FAŁSZ</text:p>
          </table:table-cell>
          <table:table-cell office:value-type="string" office:string-value="00" table:formula="of:=COM.MICROSOFT.TEXTJOIN(&quot;&quot;;;[pogoda.$D382];[pogoda.$E382])" table:style-name="ce2">
            <text:p>00</text:p>
          </table:table-cell>
          <table:table-cell office:value-type="string" office:string-value="S" table:formula="of:=IF([pogoda.$L382]=0;&quot;0&quot;;IF([pogoda.$B382]&gt;=10;&quot;C&quot;;&quot;S&quot;))" table:style-name="ce2">
            <text:p>S</text:p>
          </table:table-cell>
          <table:table-cell office:value-type="float" office:value="4" table:formula="of:=IF([.L381]=0;1;IF([.L381]=5;IF([.C381]&gt;=20;0;5);IF([.M381]=3;[.L381]+1;[.L381])))" table:style-name="ce2">
            <text:p>4</text:p>
          </table:table-cell>
          <table:table-cell office:value-type="float" office:value="1" table:formula="of:=IF([.L381]&lt;&gt;[.L382];1;[.M381]+1)" table:style-name="ce2">
            <text:p>1</text:p>
          </table:table-cell>
          <table:table-cell office:value-type="boolean" office:boolean-value="false" table:formula="of:=IF([pogoda.$D382]=[pogoda.$K382];TRUE;FALSE)" table:style-name="ce2">
            <text:p>FAŁSZ</text:p>
          </table:table-cell>
          <table:table-cell office:value-type="boolean" office:boolean-value="false" table:formula="of:=IF([pogoda.$E382]=[pogoda.$L38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3]&gt;=20; TRUE; FALSE)" table:style-name="ce1">
            <text:p>FAŁSZ</text:p>
          </table:table-cell>
          <table:table-cell office:value-type="boolean" office:boolean-value="false" table:formula="of:=IF([pogoda.$C383]&lt;=5;TRUE;FALSE)" table:style-name="ce1">
            <text:p>FAŁSZ</text:p>
          </table:table-cell>
          <table:table-cell office:value-type="boolean" office:boolean-value="false" table:formula="of:=AND([pogoda.$F383:.$G383])" table:style-name="ce2">
            <text:p>FAŁSZ</text:p>
          </table:table-cell>
          <table:table-cell office:value-type="boolean" office:boolean-value="false" table:formula="of:=IF([pogoda.$B383]&gt;[.B382];TRUE;FALSE)" table:style-name="ce2">
            <text:p>FAŁSZ</text:p>
          </table:table-cell>
          <table:table-cell office:value-type="string" office:string-value="00" table:formula="of:=COM.MICROSOFT.TEXTJOIN(&quot;&quot;;;[pogoda.$D383];[pogoda.$E383])" table:style-name="ce2">
            <text:p>00</text:p>
          </table:table-cell>
          <table:table-cell office:value-type="string" office:string-value="S" table:formula="of:=IF([pogoda.$L383]=0;&quot;0&quot;;IF([pogoda.$B383]&gt;=10;&quot;C&quot;;&quot;S&quot;))" table:style-name="ce2">
            <text:p>S</text:p>
          </table:table-cell>
          <table:table-cell office:value-type="float" office:value="4" table:formula="of:=IF([.L382]=0;1;IF([.L382]=5;IF([.C382]&gt;=20;0;5);IF([.M382]=3;[.L382]+1;[.L382])))" table:style-name="ce2">
            <text:p>4</text:p>
          </table:table-cell>
          <table:table-cell office:value-type="float" office:value="2" table:formula="of:=IF([.L382]&lt;&gt;[.L383];1;[.M382]+1)" table:style-name="ce2">
            <text:p>2</text:p>
          </table:table-cell>
          <table:table-cell office:value-type="boolean" office:boolean-value="false" table:formula="of:=IF([pogoda.$D383]=[pogoda.$K383];TRUE;FALSE)" table:style-name="ce2">
            <text:p>FAŁSZ</text:p>
          </table:table-cell>
          <table:table-cell office:value-type="boolean" office:boolean-value="false" table:formula="of:=IF([pogoda.$E383]=[pogoda.$L38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4]&gt;=20; TRUE; FALSE)" table:style-name="ce1">
            <text:p>FAŁSZ</text:p>
          </table:table-cell>
          <table:table-cell office:value-type="boolean" office:boolean-value="false" table:formula="of:=IF([pogoda.$C384]&lt;=5;TRUE;FALSE)" table:style-name="ce1">
            <text:p>FAŁSZ</text:p>
          </table:table-cell>
          <table:table-cell office:value-type="boolean" office:boolean-value="false" table:formula="of:=AND([pogoda.$F384:.$G384])" table:style-name="ce2">
            <text:p>FAŁSZ</text:p>
          </table:table-cell>
          <table:table-cell office:value-type="boolean" office:boolean-value="false" table:formula="of:=IF([pogoda.$B384]&gt;[.B383];TRUE;FALSE)" table:style-name="ce2">
            <text:p>FAŁSZ</text:p>
          </table:table-cell>
          <table:table-cell office:value-type="string" office:string-value="00" table:formula="of:=COM.MICROSOFT.TEXTJOIN(&quot;&quot;;;[pogoda.$D384];[pogoda.$E384])" table:style-name="ce2">
            <text:p>00</text:p>
          </table:table-cell>
          <table:table-cell office:value-type="string" office:string-value="S" table:formula="of:=IF([pogoda.$L384]=0;&quot;0&quot;;IF([pogoda.$B384]&gt;=10;&quot;C&quot;;&quot;S&quot;))" table:style-name="ce2">
            <text:p>S</text:p>
          </table:table-cell>
          <table:table-cell office:value-type="float" office:value="4" table:formula="of:=IF([.L383]=0;1;IF([.L383]=5;IF([.C383]&gt;=20;0;5);IF([.M383]=3;[.L383]+1;[.L383])))" table:style-name="ce2">
            <text:p>4</text:p>
          </table:table-cell>
          <table:table-cell office:value-type="float" office:value="3" table:formula="of:=IF([.L383]&lt;&gt;[.L384];1;[.M383]+1)" table:style-name="ce2">
            <text:p>3</text:p>
          </table:table-cell>
          <table:table-cell office:value-type="boolean" office:boolean-value="false" table:formula="of:=IF([pogoda.$D384]=[pogoda.$K384];TRUE;FALSE)" table:style-name="ce2">
            <text:p>FAŁSZ</text:p>
          </table:table-cell>
          <table:table-cell office:value-type="boolean" office:boolean-value="false" table:formula="of:=IF([pogoda.$E384]=[pogoda.$L38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.2" table:style-name="ce1">
            <text:p>3,2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5]&gt;=20; TRUE; FALSE)" table:style-name="ce1">
            <text:p>FAŁSZ</text:p>
          </table:table-cell>
          <table:table-cell office:value-type="boolean" office:boolean-value="false" table:formula="of:=IF([pogoda.$C385]&lt;=5;TRUE;FALSE)" table:style-name="ce1">
            <text:p>FAŁSZ</text:p>
          </table:table-cell>
          <table:table-cell office:value-type="boolean" office:boolean-value="false" table:formula="of:=AND([pogoda.$F385:.$G385])" table:style-name="ce2">
            <text:p>FAŁSZ</text:p>
          </table:table-cell>
          <table:table-cell office:value-type="boolean" office:boolean-value="true" table:formula="of:=IF([pogoda.$B385]&gt;[.B384];TRUE;FALSE)" table:style-name="ce2">
            <text:p>PRAWDA</text:p>
          </table:table-cell>
          <table:table-cell office:value-type="string" office:string-value="00" table:formula="of:=COM.MICROSOFT.TEXTJOIN(&quot;&quot;;;[pogoda.$D385];[pogoda.$E385])" table:style-name="ce2">
            <text:p>00</text:p>
          </table:table-cell>
          <table:table-cell office:value-type="string" office:string-value="S" table:formula="of:=IF([pogoda.$L385]=0;&quot;0&quot;;IF([pogoda.$B385]&gt;=10;&quot;C&quot;;&quot;S&quot;))" table:style-name="ce2">
            <text:p>S</text:p>
          </table:table-cell>
          <table:table-cell office:value-type="float" office:value="5" table:formula="of:=IF([.L384]=0;1;IF([.L384]=5;IF([.C384]&gt;=20;0;5);IF([.M384]=3;[.L384]+1;[.L384])))" table:style-name="ce2">
            <text:p>5</text:p>
          </table:table-cell>
          <table:table-cell office:value-type="float" office:value="1" table:formula="of:=IF([.L384]&lt;&gt;[.L385];1;[.M384]+1)" table:style-name="ce2">
            <text:p>1</text:p>
          </table:table-cell>
          <table:table-cell office:value-type="boolean" office:boolean-value="false" table:formula="of:=IF([pogoda.$D385]=[pogoda.$K385];TRUE;FALSE)" table:style-name="ce2">
            <text:p>FAŁSZ</text:p>
          </table:table-cell>
          <table:table-cell office:value-type="boolean" office:boolean-value="false" table:formula="of:=IF([pogoda.$E385]=[pogoda.$L38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5.5" table:style-name="ce1">
            <text:p>5,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6]&gt;=20; TRUE; FALSE)" table:style-name="ce1">
            <text:p>FAŁSZ</text:p>
          </table:table-cell>
          <table:table-cell office:value-type="boolean" office:boolean-value="true" table:formula="of:=IF([pogoda.$C386]&lt;=5;TRUE;FALSE)" table:style-name="ce1">
            <text:p>PRAWDA</text:p>
          </table:table-cell>
          <table:table-cell office:value-type="boolean" office:boolean-value="false" table:formula="of:=AND([pogoda.$F386:.$G386])" table:style-name="ce2">
            <text:p>FAŁSZ</text:p>
          </table:table-cell>
          <table:table-cell office:value-type="boolean" office:boolean-value="true" table:formula="of:=IF([pogoda.$B386]&gt;[.B385];TRUE;FALSE)" table:style-name="ce2">
            <text:p>PRAWDA</text:p>
          </table:table-cell>
          <table:table-cell office:value-type="string" office:string-value="00" table:formula="of:=COM.MICROSOFT.TEXTJOIN(&quot;&quot;;;[pogoda.$D386];[pogoda.$E386])" table:style-name="ce2">
            <text:p>00</text:p>
          </table:table-cell>
          <table:table-cell office:value-type="string" office:string-value="0" table:formula="of:=IF([pogoda.$L386]=0;&quot;0&quot;;IF([pogoda.$B386]&gt;=10;&quot;C&quot;;&quot;S&quot;))" table:style-name="ce2">
            <text:p>0</text:p>
          </table:table-cell>
          <table:table-cell office:value-type="float" office:value="0" table:formula="of:=IF([.L385]=0;1;IF([.L385]=5;IF([.C385]&gt;=20;0;5);IF([.M385]=3;[.L385]+1;[.L385])))" table:style-name="ce2">
            <text:p>0</text:p>
          </table:table-cell>
          <table:table-cell office:value-type="float" office:value="1" table:formula="of:=IF([.L385]&lt;&gt;[.L386];1;[.M385]+1)" table:style-name="ce2">
            <text:p>1</text:p>
          </table:table-cell>
          <table:table-cell office:value-type="boolean" office:boolean-value="true" table:formula="of:=IF([pogoda.$D386]=[pogoda.$K386];TRUE;FALSE)" table:style-name="ce2">
            <text:p>PRAWDA</text:p>
          </table:table-cell>
          <table:table-cell office:value-type="boolean" office:boolean-value="true" table:formula="of:=IF([pogoda.$E386]=[pogoda.$L386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7.9" table:style-name="ce1">
            <text:p>7,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7]&gt;=20; TRUE; FALSE)" table:style-name="ce1">
            <text:p>FAŁSZ</text:p>
          </table:table-cell>
          <table:table-cell office:value-type="boolean" office:boolean-value="true" table:formula="of:=IF([pogoda.$C387]&lt;=5;TRUE;FALSE)" table:style-name="ce1">
            <text:p>PRAWDA</text:p>
          </table:table-cell>
          <table:table-cell office:value-type="boolean" office:boolean-value="false" table:formula="of:=AND([pogoda.$F387:.$G387])" table:style-name="ce2">
            <text:p>FAŁSZ</text:p>
          </table:table-cell>
          <table:table-cell office:value-type="boolean" office:boolean-value="true" table:formula="of:=IF([pogoda.$B387]&gt;[.B386];TRUE;FALSE)" table:style-name="ce2">
            <text:p>PRAWDA</text:p>
          </table:table-cell>
          <table:table-cell office:value-type="string" office:string-value="00" table:formula="of:=COM.MICROSOFT.TEXTJOIN(&quot;&quot;;;[pogoda.$D387];[pogoda.$E387])" table:style-name="ce2">
            <text:p>00</text:p>
          </table:table-cell>
          <table:table-cell office:value-type="string" office:string-value="S" table:formula="of:=IF([pogoda.$L387]=0;&quot;0&quot;;IF([pogoda.$B387]&gt;=10;&quot;C&quot;;&quot;S&quot;))" table:style-name="ce2">
            <text:p>S</text:p>
          </table:table-cell>
          <table:table-cell office:value-type="float" office:value="1" table:formula="of:=IF([.L386]=0;1;IF([.L386]=5;IF([.C386]&gt;=20;0;5);IF([.M386]=3;[.L386]+1;[.L386])))" table:style-name="ce2">
            <text:p>1</text:p>
          </table:table-cell>
          <table:table-cell office:value-type="float" office:value="1" table:formula="of:=IF([.L386]&lt;&gt;[.L387];1;[.M386]+1)" table:style-name="ce2">
            <text:p>1</text:p>
          </table:table-cell>
          <table:table-cell office:value-type="boolean" office:boolean-value="false" table:formula="of:=IF([pogoda.$D387]=[pogoda.$K387];TRUE;FALSE)" table:style-name="ce2">
            <text:p>FAŁSZ</text:p>
          </table:table-cell>
          <table:table-cell office:value-type="boolean" office:boolean-value="false" table:formula="of:=IF([pogoda.$E387]=[pogoda.$L38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9.6" table:style-name="ce1">
            <text:p>9,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8]&gt;=20; TRUE; FALSE)" table:style-name="ce1">
            <text:p>FAŁSZ</text:p>
          </table:table-cell>
          <table:table-cell office:value-type="boolean" office:boolean-value="true" table:formula="of:=IF([pogoda.$C388]&lt;=5;TRUE;FALSE)" table:style-name="ce1">
            <text:p>PRAWDA</text:p>
          </table:table-cell>
          <table:table-cell office:value-type="boolean" office:boolean-value="false" table:formula="of:=AND([pogoda.$F388:.$G388])" table:style-name="ce2">
            <text:p>FAŁSZ</text:p>
          </table:table-cell>
          <table:table-cell office:value-type="boolean" office:boolean-value="true" table:formula="of:=IF([pogoda.$B388]&gt;[.B387];TRUE;FALSE)" table:style-name="ce2">
            <text:p>PRAWDA</text:p>
          </table:table-cell>
          <table:table-cell office:value-type="string" office:string-value="00" table:formula="of:=COM.MICROSOFT.TEXTJOIN(&quot;&quot;;;[pogoda.$D388];[pogoda.$E388])" table:style-name="ce2">
            <text:p>00</text:p>
          </table:table-cell>
          <table:table-cell office:value-type="string" office:string-value="S" table:formula="of:=IF([pogoda.$L388]=0;&quot;0&quot;;IF([pogoda.$B388]&gt;=10;&quot;C&quot;;&quot;S&quot;))" table:style-name="ce2">
            <text:p>S</text:p>
          </table:table-cell>
          <table:table-cell office:value-type="float" office:value="1" table:formula="of:=IF([.L387]=0;1;IF([.L387]=5;IF([.C387]&gt;=20;0;5);IF([.M387]=3;[.L387]+1;[.L387])))" table:style-name="ce2">
            <text:p>1</text:p>
          </table:table-cell>
          <table:table-cell office:value-type="float" office:value="2" table:formula="of:=IF([.L387]&lt;&gt;[.L388];1;[.M387]+1)" table:style-name="ce2">
            <text:p>2</text:p>
          </table:table-cell>
          <table:table-cell office:value-type="boolean" office:boolean-value="false" table:formula="of:=IF([pogoda.$D388]=[pogoda.$K388];TRUE;FALSE)" table:style-name="ce2">
            <text:p>FAŁSZ</text:p>
          </table:table-cell>
          <table:table-cell office:value-type="boolean" office:boolean-value="false" table:formula="of:=IF([pogoda.$E388]=[pogoda.$L38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89]&gt;=20; TRUE; FALSE)" table:style-name="ce1">
            <text:p>FAŁSZ</text:p>
          </table:table-cell>
          <table:table-cell office:value-type="boolean" office:boolean-value="true" table:formula="of:=IF([pogoda.$C389]&lt;=5;TRUE;FALSE)" table:style-name="ce1">
            <text:p>PRAWDA</text:p>
          </table:table-cell>
          <table:table-cell office:value-type="boolean" office:boolean-value="false" table:formula="of:=AND([pogoda.$F389:.$G389])" table:style-name="ce2">
            <text:p>FAŁSZ</text:p>
          </table:table-cell>
          <table:table-cell office:value-type="boolean" office:boolean-value="true" table:formula="of:=IF([pogoda.$B389]&gt;[.B388];TRUE;FALSE)" table:style-name="ce2">
            <text:p>PRAWDA</text:p>
          </table:table-cell>
          <table:table-cell office:value-type="string" office:string-value="00" table:formula="of:=COM.MICROSOFT.TEXTJOIN(&quot;&quot;;;[pogoda.$D389];[pogoda.$E389])" table:style-name="ce2">
            <text:p>00</text:p>
          </table:table-cell>
          <table:table-cell office:value-type="string" office:string-value="C" table:formula="of:=IF([pogoda.$L389]=0;&quot;0&quot;;IF([pogoda.$B389]&gt;=10;&quot;C&quot;;&quot;S&quot;))" table:style-name="ce2">
            <text:p>C</text:p>
          </table:table-cell>
          <table:table-cell office:value-type="float" office:value="1" table:formula="of:=IF([.L388]=0;1;IF([.L388]=5;IF([.C388]&gt;=20;0;5);IF([.M388]=3;[.L388]+1;[.L388])))" table:style-name="ce2">
            <text:p>1</text:p>
          </table:table-cell>
          <table:table-cell office:value-type="float" office:value="3" table:formula="of:=IF([.L388]&lt;&gt;[.L389];1;[.M388]+1)" table:style-name="ce2">
            <text:p>3</text:p>
          </table:table-cell>
          <table:table-cell office:value-type="boolean" office:boolean-value="false" table:formula="of:=IF([pogoda.$D389]=[pogoda.$K389];TRUE;FALSE)" table:style-name="ce2">
            <text:p>FAŁSZ</text:p>
          </table:table-cell>
          <table:table-cell office:value-type="boolean" office:boolean-value="false" table:formula="of:=IF([pogoda.$E389]=[pogoda.$L38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0]&gt;=20; TRUE; FALSE)" table:style-name="ce1">
            <text:p>FAŁSZ</text:p>
          </table:table-cell>
          <table:table-cell office:value-type="boolean" office:boolean-value="true" table:formula="of:=IF([pogoda.$C390]&lt;=5;TRUE;FALSE)" table:style-name="ce1">
            <text:p>PRAWDA</text:p>
          </table:table-cell>
          <table:table-cell office:value-type="boolean" office:boolean-value="false" table:formula="of:=AND([pogoda.$F390:.$G390])" table:style-name="ce2">
            <text:p>FAŁSZ</text:p>
          </table:table-cell>
          <table:table-cell office:value-type="boolean" office:boolean-value="false" table:formula="of:=IF([pogoda.$B390]&gt;[.B389];TRUE;FALSE)" table:style-name="ce2">
            <text:p>FAŁSZ</text:p>
          </table:table-cell>
          <table:table-cell office:value-type="string" office:string-value="00" table:formula="of:=COM.MICROSOFT.TEXTJOIN(&quot;&quot;;;[pogoda.$D390];[pogoda.$E390])" table:style-name="ce2">
            <text:p>00</text:p>
          </table:table-cell>
          <table:table-cell office:value-type="string" office:string-value="S" table:formula="of:=IF([pogoda.$L390]=0;&quot;0&quot;;IF([pogoda.$B390]&gt;=10;&quot;C&quot;;&quot;S&quot;))" table:style-name="ce2">
            <text:p>S</text:p>
          </table:table-cell>
          <table:table-cell office:value-type="float" office:value="2" table:formula="of:=IF([.L389]=0;1;IF([.L389]=5;IF([.C389]&gt;=20;0;5);IF([.M389]=3;[.L389]+1;[.L389])))" table:style-name="ce2">
            <text:p>2</text:p>
          </table:table-cell>
          <table:table-cell office:value-type="float" office:value="1" table:formula="of:=IF([.L389]&lt;&gt;[.L390];1;[.M389]+1)" table:style-name="ce2">
            <text:p>1</text:p>
          </table:table-cell>
          <table:table-cell office:value-type="boolean" office:boolean-value="false" table:formula="of:=IF([pogoda.$D390]=[pogoda.$K390];TRUE;FALSE)" table:style-name="ce2">
            <text:p>FAŁSZ</text:p>
          </table:table-cell>
          <table:table-cell office:value-type="boolean" office:boolean-value="false" table:formula="of:=IF([pogoda.$E390]=[pogoda.$L39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6.9" table:style-name="ce1">
            <text:p>6,9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1]&gt;=20; TRUE; FALSE)" table:style-name="ce1">
            <text:p>FAŁSZ</text:p>
          </table:table-cell>
          <table:table-cell office:value-type="boolean" office:boolean-value="false" table:formula="of:=IF([pogoda.$C391]&lt;=5;TRUE;FALSE)" table:style-name="ce1">
            <text:p>FAŁSZ</text:p>
          </table:table-cell>
          <table:table-cell office:value-type="boolean" office:boolean-value="false" table:formula="of:=AND([pogoda.$F391:.$G391])" table:style-name="ce2">
            <text:p>FAŁSZ</text:p>
          </table:table-cell>
          <table:table-cell office:value-type="boolean" office:boolean-value="false" table:formula="of:=IF([pogoda.$B391]&gt;[.B390];TRUE;FALSE)" table:style-name="ce2">
            <text:p>FAŁSZ</text:p>
          </table:table-cell>
          <table:table-cell office:value-type="string" office:string-value="00" table:formula="of:=COM.MICROSOFT.TEXTJOIN(&quot;&quot;;;[pogoda.$D391];[pogoda.$E391])" table:style-name="ce2">
            <text:p>00</text:p>
          </table:table-cell>
          <table:table-cell office:value-type="string" office:string-value="S" table:formula="of:=IF([pogoda.$L391]=0;&quot;0&quot;;IF([pogoda.$B391]&gt;=10;&quot;C&quot;;&quot;S&quot;))" table:style-name="ce2">
            <text:p>S</text:p>
          </table:table-cell>
          <table:table-cell office:value-type="float" office:value="2" table:formula="of:=IF([.L390]=0;1;IF([.L390]=5;IF([.C390]&gt;=20;0;5);IF([.M390]=3;[.L390]+1;[.L390])))" table:style-name="ce2">
            <text:p>2</text:p>
          </table:table-cell>
          <table:table-cell office:value-type="float" office:value="2" table:formula="of:=IF([.L390]&lt;&gt;[.L391];1;[.M390]+1)" table:style-name="ce2">
            <text:p>2</text:p>
          </table:table-cell>
          <table:table-cell office:value-type="boolean" office:boolean-value="false" table:formula="of:=IF([pogoda.$D391]=[pogoda.$K391];TRUE;FALSE)" table:style-name="ce2">
            <text:p>FAŁSZ</text:p>
          </table:table-cell>
          <table:table-cell office:value-type="boolean" office:boolean-value="false" table:formula="of:=IF([pogoda.$E391]=[pogoda.$L39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4.5" table:style-name="ce1">
            <text:p>4,5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2]&gt;=20; TRUE; FALSE)" table:style-name="ce1">
            <text:p>FAŁSZ</text:p>
          </table:table-cell>
          <table:table-cell office:value-type="boolean" office:boolean-value="true" table:formula="of:=IF([pogoda.$C392]&lt;=5;TRUE;FALSE)" table:style-name="ce1">
            <text:p>PRAWDA</text:p>
          </table:table-cell>
          <table:table-cell office:value-type="boolean" office:boolean-value="false" table:formula="of:=AND([pogoda.$F392:.$G392])" table:style-name="ce2">
            <text:p>FAŁSZ</text:p>
          </table:table-cell>
          <table:table-cell office:value-type="boolean" office:boolean-value="false" table:formula="of:=IF([pogoda.$B392]&gt;[.B391];TRUE;FALSE)" table:style-name="ce2">
            <text:p>FAŁSZ</text:p>
          </table:table-cell>
          <table:table-cell office:value-type="string" office:string-value="00" table:formula="of:=COM.MICROSOFT.TEXTJOIN(&quot;&quot;;;[pogoda.$D392];[pogoda.$E392])" table:style-name="ce2">
            <text:p>00</text:p>
          </table:table-cell>
          <table:table-cell office:value-type="string" office:string-value="S" table:formula="of:=IF([pogoda.$L392]=0;&quot;0&quot;;IF([pogoda.$B392]&gt;=10;&quot;C&quot;;&quot;S&quot;))" table:style-name="ce2">
            <text:p>S</text:p>
          </table:table-cell>
          <table:table-cell office:value-type="float" office:value="2" table:formula="of:=IF([.L391]=0;1;IF([.L391]=5;IF([.C391]&gt;=20;0;5);IF([.M391]=3;[.L391]+1;[.L391])))" table:style-name="ce2">
            <text:p>2</text:p>
          </table:table-cell>
          <table:table-cell office:value-type="float" office:value="3" table:formula="of:=IF([.L391]&lt;&gt;[.L392];1;[.M391]+1)" table:style-name="ce2">
            <text:p>3</text:p>
          </table:table-cell>
          <table:table-cell office:value-type="boolean" office:boolean-value="false" table:formula="of:=IF([pogoda.$D392]=[pogoda.$K392];TRUE;FALSE)" table:style-name="ce2">
            <text:p>FAŁSZ</text:p>
          </table:table-cell>
          <table:table-cell office:value-type="boolean" office:boolean-value="false" table:formula="of:=IF([pogoda.$E392]=[pogoda.$L39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.8" table:style-name="ce1">
            <text:p>2,8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3]&gt;=20; TRUE; FALSE)" table:style-name="ce1">
            <text:p>FAŁSZ</text:p>
          </table:table-cell>
          <table:table-cell office:value-type="boolean" office:boolean-value="false" table:formula="of:=IF([pogoda.$C393]&lt;=5;TRUE;FALSE)" table:style-name="ce1">
            <text:p>FAŁSZ</text:p>
          </table:table-cell>
          <table:table-cell office:value-type="boolean" office:boolean-value="false" table:formula="of:=AND([pogoda.$F393:.$G393])" table:style-name="ce2">
            <text:p>FAŁSZ</text:p>
          </table:table-cell>
          <table:table-cell office:value-type="boolean" office:boolean-value="false" table:formula="of:=IF([pogoda.$B393]&gt;[.B392];TRUE;FALSE)" table:style-name="ce2">
            <text:p>FAŁSZ</text:p>
          </table:table-cell>
          <table:table-cell office:value-type="string" office:string-value="00" table:formula="of:=COM.MICROSOFT.TEXTJOIN(&quot;&quot;;;[pogoda.$D393];[pogoda.$E393])" table:style-name="ce2">
            <text:p>00</text:p>
          </table:table-cell>
          <table:table-cell office:value-type="string" office:string-value="S" table:formula="of:=IF([pogoda.$L393]=0;&quot;0&quot;;IF([pogoda.$B393]&gt;=10;&quot;C&quot;;&quot;S&quot;))" table:style-name="ce2">
            <text:p>S</text:p>
          </table:table-cell>
          <table:table-cell office:value-type="float" office:value="3" table:formula="of:=IF([.L392]=0;1;IF([.L392]=5;IF([.C392]&gt;=20;0;5);IF([.M392]=3;[.L392]+1;[.L392])))" table:style-name="ce2">
            <text:p>3</text:p>
          </table:table-cell>
          <table:table-cell office:value-type="float" office:value="1" table:formula="of:=IF([.L392]&lt;&gt;[.L393];1;[.M392]+1)" table:style-name="ce2">
            <text:p>1</text:p>
          </table:table-cell>
          <table:table-cell office:value-type="boolean" office:boolean-value="false" table:formula="of:=IF([pogoda.$D393]=[pogoda.$K393];TRUE;FALSE)" table:style-name="ce2">
            <text:p>FAŁSZ</text:p>
          </table:table-cell>
          <table:table-cell office:value-type="boolean" office:boolean-value="false" table:formula="of:=IF([pogoda.$E393]=[pogoda.$L39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4]&gt;=20; TRUE; FALSE)" table:style-name="ce1">
            <text:p>FAŁSZ</text:p>
          </table:table-cell>
          <table:table-cell office:value-type="boolean" office:boolean-value="false" table:formula="of:=IF([pogoda.$C394]&lt;=5;TRUE;FALSE)" table:style-name="ce1">
            <text:p>FAŁSZ</text:p>
          </table:table-cell>
          <table:table-cell office:value-type="boolean" office:boolean-value="false" table:formula="of:=AND([pogoda.$F394:.$G394])" table:style-name="ce2">
            <text:p>FAŁSZ</text:p>
          </table:table-cell>
          <table:table-cell office:value-type="boolean" office:boolean-value="false" table:formula="of:=IF([pogoda.$B394]&gt;[.B393];TRUE;FALSE)" table:style-name="ce2">
            <text:p>FAŁSZ</text:p>
          </table:table-cell>
          <table:table-cell office:value-type="string" office:string-value="00" table:formula="of:=COM.MICROSOFT.TEXTJOIN(&quot;&quot;;;[pogoda.$D394];[pogoda.$E394])" table:style-name="ce2">
            <text:p>00</text:p>
          </table:table-cell>
          <table:table-cell office:value-type="string" office:string-value="S" table:formula="of:=IF([pogoda.$L394]=0;&quot;0&quot;;IF([pogoda.$B394]&gt;=10;&quot;C&quot;;&quot;S&quot;))" table:style-name="ce2">
            <text:p>S</text:p>
          </table:table-cell>
          <table:table-cell office:value-type="float" office:value="3" table:formula="of:=IF([.L393]=0;1;IF([.L393]=5;IF([.C393]&gt;=20;0;5);IF([.M393]=3;[.L393]+1;[.L393])))" table:style-name="ce2">
            <text:p>3</text:p>
          </table:table-cell>
          <table:table-cell office:value-type="float" office:value="2" table:formula="of:=IF([.L393]&lt;&gt;[.L394];1;[.M393]+1)" table:style-name="ce2">
            <text:p>2</text:p>
          </table:table-cell>
          <table:table-cell office:value-type="boolean" office:boolean-value="false" table:formula="of:=IF([pogoda.$D394]=[pogoda.$K394];TRUE;FALSE)" table:style-name="ce2">
            <text:p>FAŁSZ</text:p>
          </table:table-cell>
          <table:table-cell office:value-type="boolean" office:boolean-value="false" table:formula="of:=IF([pogoda.$E394]=[pogoda.$L39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.6" table:style-name="ce1">
            <text:p>3,6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5]&gt;=20; TRUE; FALSE)" table:style-name="ce1">
            <text:p>FAŁSZ</text:p>
          </table:table-cell>
          <table:table-cell office:value-type="boolean" office:boolean-value="true" table:formula="of:=IF([pogoda.$C395]&lt;=5;TRUE;FALSE)" table:style-name="ce1">
            <text:p>PRAWDA</text:p>
          </table:table-cell>
          <table:table-cell office:value-type="boolean" office:boolean-value="false" table:formula="of:=AND([pogoda.$F395:.$G395])" table:style-name="ce2">
            <text:p>FAŁSZ</text:p>
          </table:table-cell>
          <table:table-cell office:value-type="boolean" office:boolean-value="true" table:formula="of:=IF([pogoda.$B395]&gt;[.B394];TRUE;FALSE)" table:style-name="ce2">
            <text:p>PRAWDA</text:p>
          </table:table-cell>
          <table:table-cell office:value-type="string" office:string-value="00" table:formula="of:=COM.MICROSOFT.TEXTJOIN(&quot;&quot;;;[pogoda.$D395];[pogoda.$E395])" table:style-name="ce2">
            <text:p>00</text:p>
          </table:table-cell>
          <table:table-cell office:value-type="string" office:string-value="S" table:formula="of:=IF([pogoda.$L395]=0;&quot;0&quot;;IF([pogoda.$B395]&gt;=10;&quot;C&quot;;&quot;S&quot;))" table:style-name="ce2">
            <text:p>S</text:p>
          </table:table-cell>
          <table:table-cell office:value-type="float" office:value="3" table:formula="of:=IF([.L394]=0;1;IF([.L394]=5;IF([.C394]&gt;=20;0;5);IF([.M394]=3;[.L394]+1;[.L394])))" table:style-name="ce2">
            <text:p>3</text:p>
          </table:table-cell>
          <table:table-cell office:value-type="float" office:value="3" table:formula="of:=IF([.L394]&lt;&gt;[.L395];1;[.M394]+1)" table:style-name="ce2">
            <text:p>3</text:p>
          </table:table-cell>
          <table:table-cell office:value-type="boolean" office:boolean-value="false" table:formula="of:=IF([pogoda.$D395]=[pogoda.$K395];TRUE;FALSE)" table:style-name="ce2">
            <text:p>FAŁSZ</text:p>
          </table:table-cell>
          <table:table-cell office:value-type="boolean" office:boolean-value="false" table:formula="of:=IF([pogoda.$E395]=[pogoda.$L39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6.4" table:style-name="ce1">
            <text:p>6,4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6]&gt;=20; TRUE; FALSE)" table:style-name="ce1">
            <text:p>FAŁSZ</text:p>
          </table:table-cell>
          <table:table-cell office:value-type="boolean" office:boolean-value="false" table:formula="of:=IF([pogoda.$C396]&lt;=5;TRUE;FALSE)" table:style-name="ce1">
            <text:p>FAŁSZ</text:p>
          </table:table-cell>
          <table:table-cell office:value-type="boolean" office:boolean-value="false" table:formula="of:=AND([pogoda.$F396:.$G396])" table:style-name="ce2">
            <text:p>FAŁSZ</text:p>
          </table:table-cell>
          <table:table-cell office:value-type="boolean" office:boolean-value="true" table:formula="of:=IF([pogoda.$B396]&gt;[.B395];TRUE;FALSE)" table:style-name="ce2">
            <text:p>PRAWDA</text:p>
          </table:table-cell>
          <table:table-cell office:value-type="string" office:string-value="00" table:formula="of:=COM.MICROSOFT.TEXTJOIN(&quot;&quot;;;[pogoda.$D396];[pogoda.$E396])" table:style-name="ce2">
            <text:p>00</text:p>
          </table:table-cell>
          <table:table-cell office:value-type="string" office:string-value="S" table:formula="of:=IF([pogoda.$L396]=0;&quot;0&quot;;IF([pogoda.$B396]&gt;=10;&quot;C&quot;;&quot;S&quot;))" table:style-name="ce2">
            <text:p>S</text:p>
          </table:table-cell>
          <table:table-cell office:value-type="float" office:value="4" table:formula="of:=IF([.L395]=0;1;IF([.L395]=5;IF([.C395]&gt;=20;0;5);IF([.M395]=3;[.L395]+1;[.L395])))" table:style-name="ce2">
            <text:p>4</text:p>
          </table:table-cell>
          <table:table-cell office:value-type="float" office:value="1" table:formula="of:=IF([.L395]&lt;&gt;[.L396];1;[.M395]+1)" table:style-name="ce2">
            <text:p>1</text:p>
          </table:table-cell>
          <table:table-cell office:value-type="boolean" office:boolean-value="false" table:formula="of:=IF([pogoda.$D396]=[pogoda.$K396];TRUE;FALSE)" table:style-name="ce2">
            <text:p>FAŁSZ</text:p>
          </table:table-cell>
          <table:table-cell office:value-type="boolean" office:boolean-value="false" table:formula="of:=IF([pogoda.$E396]=[pogoda.$L39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7]&gt;=20; TRUE; FALSE)" table:style-name="ce1">
            <text:p>FAŁSZ</text:p>
          </table:table-cell>
          <table:table-cell office:value-type="boolean" office:boolean-value="false" table:formula="of:=IF([pogoda.$C397]&lt;=5;TRUE;FALSE)" table:style-name="ce1">
            <text:p>FAŁSZ</text:p>
          </table:table-cell>
          <table:table-cell office:value-type="boolean" office:boolean-value="false" table:formula="of:=AND([pogoda.$F397:.$G397])" table:style-name="ce2">
            <text:p>FAŁSZ</text:p>
          </table:table-cell>
          <table:table-cell office:value-type="boolean" office:boolean-value="true" table:formula="of:=IF([pogoda.$B397]&gt;[.B396];TRUE;FALSE)" table:style-name="ce2">
            <text:p>PRAWDA</text:p>
          </table:table-cell>
          <table:table-cell office:value-type="string" office:string-value="00" table:formula="of:=COM.MICROSOFT.TEXTJOIN(&quot;&quot;;;[pogoda.$D397];[pogoda.$E397])" table:style-name="ce2">
            <text:p>00</text:p>
          </table:table-cell>
          <table:table-cell office:value-type="string" office:string-value="C" table:formula="of:=IF([pogoda.$L397]=0;&quot;0&quot;;IF([pogoda.$B397]&gt;=10;&quot;C&quot;;&quot;S&quot;))" table:style-name="ce2">
            <text:p>C</text:p>
          </table:table-cell>
          <table:table-cell office:value-type="float" office:value="4" table:formula="of:=IF([.L396]=0;1;IF([.L396]=5;IF([.C396]&gt;=20;0;5);IF([.M396]=3;[.L396]+1;[.L396])))" table:style-name="ce2">
            <text:p>4</text:p>
          </table:table-cell>
          <table:table-cell office:value-type="float" office:value="2" table:formula="of:=IF([.L396]&lt;&gt;[.L397];1;[.M396]+1)" table:style-name="ce2">
            <text:p>2</text:p>
          </table:table-cell>
          <table:table-cell office:value-type="boolean" office:boolean-value="false" table:formula="of:=IF([pogoda.$D397]=[pogoda.$K397];TRUE;FALSE)" table:style-name="ce2">
            <text:p>FAŁSZ</text:p>
          </table:table-cell>
          <table:table-cell office:value-type="boolean" office:boolean-value="false" table:formula="of:=IF([pogoda.$E397]=[pogoda.$L39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8]&gt;=20; TRUE; FALSE)" table:style-name="ce1">
            <text:p>FAŁSZ</text:p>
          </table:table-cell>
          <table:table-cell office:value-type="boolean" office:boolean-value="false" table:formula="of:=IF([pogoda.$C398]&lt;=5;TRUE;FALSE)" table:style-name="ce1">
            <text:p>FAŁSZ</text:p>
          </table:table-cell>
          <table:table-cell office:value-type="boolean" office:boolean-value="false" table:formula="of:=AND([pogoda.$F398:.$G398])" table:style-name="ce2">
            <text:p>FAŁSZ</text:p>
          </table:table-cell>
          <table:table-cell office:value-type="boolean" office:boolean-value="true" table:formula="of:=IF([pogoda.$B398]&gt;[.B397];TRUE;FALSE)" table:style-name="ce2">
            <text:p>PRAWDA</text:p>
          </table:table-cell>
          <table:table-cell office:value-type="string" office:string-value="00" table:formula="of:=COM.MICROSOFT.TEXTJOIN(&quot;&quot;;;[pogoda.$D398];[pogoda.$E398])" table:style-name="ce2">
            <text:p>00</text:p>
          </table:table-cell>
          <table:table-cell office:value-type="string" office:string-value="C" table:formula="of:=IF([pogoda.$L398]=0;&quot;0&quot;;IF([pogoda.$B398]&gt;=10;&quot;C&quot;;&quot;S&quot;))" table:style-name="ce2">
            <text:p>C</text:p>
          </table:table-cell>
          <table:table-cell office:value-type="float" office:value="4" table:formula="of:=IF([.L397]=0;1;IF([.L397]=5;IF([.C397]&gt;=20;0;5);IF([.M397]=3;[.L397]+1;[.L397])))" table:style-name="ce2">
            <text:p>4</text:p>
          </table:table-cell>
          <table:table-cell office:value-type="float" office:value="3" table:formula="of:=IF([.L397]&lt;&gt;[.L398];1;[.M397]+1)" table:style-name="ce2">
            <text:p>3</text:p>
          </table:table-cell>
          <table:table-cell office:value-type="boolean" office:boolean-value="false" table:formula="of:=IF([pogoda.$D398]=[pogoda.$K398];TRUE;FALSE)" table:style-name="ce2">
            <text:p>FAŁSZ</text:p>
          </table:table-cell>
          <table:table-cell office:value-type="boolean" office:boolean-value="false" table:formula="of:=IF([pogoda.$E398]=[pogoda.$L39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29" table:style-name="ce1">
            <text:p>2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399]&gt;=20; TRUE; FALSE)" table:style-name="ce1">
            <text:p>FAŁSZ</text:p>
          </table:table-cell>
          <table:table-cell office:value-type="boolean" office:boolean-value="false" table:formula="of:=IF([pogoda.$C399]&lt;=5;TRUE;FALSE)" table:style-name="ce1">
            <text:p>FAŁSZ</text:p>
          </table:table-cell>
          <table:table-cell office:value-type="boolean" office:boolean-value="false" table:formula="of:=AND([pogoda.$F399:.$G399])" table:style-name="ce2">
            <text:p>FAŁSZ</text:p>
          </table:table-cell>
          <table:table-cell office:value-type="boolean" office:boolean-value="true" table:formula="of:=IF([pogoda.$B399]&gt;[.B398];TRUE;FALSE)" table:style-name="ce2">
            <text:p>PRAWDA</text:p>
          </table:table-cell>
          <table:table-cell office:value-type="string" office:string-value="00" table:formula="of:=COM.MICROSOFT.TEXTJOIN(&quot;&quot;;;[pogoda.$D399];[pogoda.$E399])" table:style-name="ce2">
            <text:p>00</text:p>
          </table:table-cell>
          <table:table-cell office:value-type="string" office:string-value="C" table:formula="of:=IF([pogoda.$L399]=0;&quot;0&quot;;IF([pogoda.$B399]&gt;=10;&quot;C&quot;;&quot;S&quot;))" table:style-name="ce2">
            <text:p>C</text:p>
          </table:table-cell>
          <table:table-cell office:value-type="float" office:value="5" table:formula="of:=IF([.L398]=0;1;IF([.L398]=5;IF([.C398]&gt;=20;0;5);IF([.M398]=3;[.L398]+1;[.L398])))" table:style-name="ce2">
            <text:p>5</text:p>
          </table:table-cell>
          <table:table-cell office:value-type="float" office:value="1" table:formula="of:=IF([.L398]&lt;&gt;[.L399];1;[.M398]+1)" table:style-name="ce2">
            <text:p>1</text:p>
          </table:table-cell>
          <table:table-cell office:value-type="boolean" office:boolean-value="false" table:formula="of:=IF([pogoda.$D399]=[pogoda.$K399];TRUE;FALSE)" table:style-name="ce2">
            <text:p>FAŁSZ</text:p>
          </table:table-cell>
          <table:table-cell office:value-type="boolean" office:boolean-value="false" table:formula="of:=IF([pogoda.$E399]=[pogoda.$L39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18.7" table:style-name="ce1">
            <text:p>18,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00]&gt;=20; TRUE; FALSE)" table:style-name="ce1">
            <text:p>FAŁSZ</text:p>
          </table:table-cell>
          <table:table-cell office:value-type="boolean" office:boolean-value="true" table:formula="of:=IF([pogoda.$C400]&lt;=5;TRUE;FALSE)" table:style-name="ce1">
            <text:p>PRAWDA</text:p>
          </table:table-cell>
          <table:table-cell office:value-type="boolean" office:boolean-value="false" table:formula="of:=AND([pogoda.$F400:.$G400])" table:style-name="ce2">
            <text:p>FAŁSZ</text:p>
          </table:table-cell>
          <table:table-cell office:value-type="boolean" office:boolean-value="true" table:formula="of:=IF([pogoda.$B400]&gt;[.B399];TRUE;FALSE)" table:style-name="ce2">
            <text:p>PRAWDA</text:p>
          </table:table-cell>
          <table:table-cell office:value-type="string" office:string-value="00" table:formula="of:=COM.MICROSOFT.TEXTJOIN(&quot;&quot;;;[pogoda.$D400];[pogoda.$E400])" table:style-name="ce2">
            <text:p>00</text:p>
          </table:table-cell>
          <table:table-cell office:value-type="string" office:string-value="0" table:formula="of:=IF([pogoda.$L400]=0;&quot;0&quot;;IF([pogoda.$B400]&gt;=10;&quot;C&quot;;&quot;S&quot;))" table:style-name="ce2">
            <text:p>0</text:p>
          </table:table-cell>
          <table:table-cell office:value-type="float" office:value="0" table:formula="of:=IF([.L399]=0;1;IF([.L399]=5;IF([.C399]&gt;=20;0;5);IF([.M399]=3;[.L399]+1;[.L399])))" table:style-name="ce2">
            <text:p>0</text:p>
          </table:table-cell>
          <table:table-cell office:value-type="float" office:value="1" table:formula="of:=IF([.L399]&lt;&gt;[.L400];1;[.M399]+1)" table:style-name="ce2">
            <text:p>1</text:p>
          </table:table-cell>
          <table:table-cell office:value-type="boolean" office:boolean-value="true" table:formula="of:=IF([pogoda.$D400]=[pogoda.$K400];TRUE;FALSE)" table:style-name="ce2">
            <text:p>PRAWDA</text:p>
          </table:table-cell>
          <table:table-cell office:value-type="boolean" office:boolean-value="true" table:formula="of:=IF([pogoda.$E400]=[pogoda.$L400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8.8" table:style-name="ce1">
            <text:p>18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01]&gt;=20; TRUE; FALSE)" table:style-name="ce1">
            <text:p>FAŁSZ</text:p>
          </table:table-cell>
          <table:table-cell office:value-type="boolean" office:boolean-value="true" table:formula="of:=IF([pogoda.$C401]&lt;=5;TRUE;FALSE)" table:style-name="ce1">
            <text:p>PRAWDA</text:p>
          </table:table-cell>
          <table:table-cell office:value-type="boolean" office:boolean-value="false" table:formula="of:=AND([pogoda.$F401:.$G401])" table:style-name="ce2">
            <text:p>FAŁSZ</text:p>
          </table:table-cell>
          <table:table-cell office:value-type="boolean" office:boolean-value="true" table:formula="of:=IF([pogoda.$B401]&gt;[.B400];TRUE;FALSE)" table:style-name="ce2">
            <text:p>PRAWDA</text:p>
          </table:table-cell>
          <table:table-cell office:value-type="string" office:string-value="00" table:formula="of:=COM.MICROSOFT.TEXTJOIN(&quot;&quot;;;[pogoda.$D401];[pogoda.$E401])" table:style-name="ce2">
            <text:p>00</text:p>
          </table:table-cell>
          <table:table-cell office:value-type="string" office:string-value="C" table:formula="of:=IF([pogoda.$L401]=0;&quot;0&quot;;IF([pogoda.$B401]&gt;=10;&quot;C&quot;;&quot;S&quot;))" table:style-name="ce2">
            <text:p>C</text:p>
          </table:table-cell>
          <table:table-cell office:value-type="float" office:value="1" table:formula="of:=IF([.L400]=0;1;IF([.L400]=5;IF([.C400]&gt;=20;0;5);IF([.M400]=3;[.L400]+1;[.L400])))" table:style-name="ce2">
            <text:p>1</text:p>
          </table:table-cell>
          <table:table-cell office:value-type="float" office:value="1" table:formula="of:=IF([.L400]&lt;&gt;[.L401];1;[.M400]+1)" table:style-name="ce2">
            <text:p>1</text:p>
          </table:table-cell>
          <table:table-cell office:value-type="boolean" office:boolean-value="false" table:formula="of:=IF([pogoda.$D401]=[pogoda.$K401];TRUE;FALSE)" table:style-name="ce2">
            <text:p>FAŁSZ</text:p>
          </table:table-cell>
          <table:table-cell office:value-type="boolean" office:boolean-value="false" table:formula="of:=IF([pogoda.$E401]=[pogoda.$L40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17.7" table:style-name="ce1">
            <text:p>17,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02]&gt;=20; TRUE; FALSE)" table:style-name="ce1">
            <text:p>FAŁSZ</text:p>
          </table:table-cell>
          <table:table-cell office:value-type="boolean" office:boolean-value="true" table:formula="of:=IF([pogoda.$C402]&lt;=5;TRUE;FALSE)" table:style-name="ce1">
            <text:p>PRAWDA</text:p>
          </table:table-cell>
          <table:table-cell office:value-type="boolean" office:boolean-value="false" table:formula="of:=AND([pogoda.$F402:.$G402])" table:style-name="ce2">
            <text:p>FAŁSZ</text:p>
          </table:table-cell>
          <table:table-cell office:value-type="boolean" office:boolean-value="false" table:formula="of:=IF([pogoda.$B402]&gt;[.B401];TRUE;FALSE)" table:style-name="ce2">
            <text:p>FAŁSZ</text:p>
          </table:table-cell>
          <table:table-cell office:value-type="string" office:string-value="00" table:formula="of:=COM.MICROSOFT.TEXTJOIN(&quot;&quot;;;[pogoda.$D402];[pogoda.$E402])" table:style-name="ce2">
            <text:p>00</text:p>
          </table:table-cell>
          <table:table-cell office:value-type="string" office:string-value="C" table:formula="of:=IF([pogoda.$L402]=0;&quot;0&quot;;IF([pogoda.$B402]&gt;=10;&quot;C&quot;;&quot;S&quot;))" table:style-name="ce2">
            <text:p>C</text:p>
          </table:table-cell>
          <table:table-cell office:value-type="float" office:value="1" table:formula="of:=IF([.L401]=0;1;IF([.L401]=5;IF([.C401]&gt;=20;0;5);IF([.M401]=3;[.L401]+1;[.L401])))" table:style-name="ce2">
            <text:p>1</text:p>
          </table:table-cell>
          <table:table-cell office:value-type="float" office:value="2" table:formula="of:=IF([.L401]&lt;&gt;[.L402];1;[.M401]+1)" table:style-name="ce2">
            <text:p>2</text:p>
          </table:table-cell>
          <table:table-cell office:value-type="boolean" office:boolean-value="false" table:formula="of:=IF([pogoda.$D402]=[pogoda.$K402];TRUE;FALSE)" table:style-name="ce2">
            <text:p>FAŁSZ</text:p>
          </table:table-cell>
          <table:table-cell office:value-type="boolean" office:boolean-value="false" table:formula="of:=IF([pogoda.$E402]=[pogoda.$L40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03]&gt;=20; TRUE; FALSE)" table:style-name="ce1">
            <text:p>FAŁSZ</text:p>
          </table:table-cell>
          <table:table-cell office:value-type="boolean" office:boolean-value="true" table:formula="of:=IF([pogoda.$C403]&lt;=5;TRUE;FALSE)" table:style-name="ce1">
            <text:p>PRAWDA</text:p>
          </table:table-cell>
          <table:table-cell office:value-type="boolean" office:boolean-value="false" table:formula="of:=AND([pogoda.$F403:.$G403])" table:style-name="ce2">
            <text:p>FAŁSZ</text:p>
          </table:table-cell>
          <table:table-cell office:value-type="boolean" office:boolean-value="false" table:formula="of:=IF([pogoda.$B403]&gt;[.B402];TRUE;FALSE)" table:style-name="ce2">
            <text:p>FAŁSZ</text:p>
          </table:table-cell>
          <table:table-cell office:value-type="string" office:string-value="00" table:formula="of:=COM.MICROSOFT.TEXTJOIN(&quot;&quot;;;[pogoda.$D403];[pogoda.$E403])" table:style-name="ce2">
            <text:p>00</text:p>
          </table:table-cell>
          <table:table-cell office:value-type="string" office:string-value="C" table:formula="of:=IF([pogoda.$L403]=0;&quot;0&quot;;IF([pogoda.$B403]&gt;=10;&quot;C&quot;;&quot;S&quot;))" table:style-name="ce2">
            <text:p>C</text:p>
          </table:table-cell>
          <table:table-cell office:value-type="float" office:value="1" table:formula="of:=IF([.L402]=0;1;IF([.L402]=5;IF([.C402]&gt;=20;0;5);IF([.M402]=3;[.L402]+1;[.L402])))" table:style-name="ce2">
            <text:p>1</text:p>
          </table:table-cell>
          <table:table-cell office:value-type="float" office:value="3" table:formula="of:=IF([.L402]&lt;&gt;[.L403];1;[.M402]+1)" table:style-name="ce2">
            <text:p>3</text:p>
          </table:table-cell>
          <table:table-cell office:value-type="boolean" office:boolean-value="false" table:formula="of:=IF([pogoda.$D403]=[pogoda.$K403];TRUE;FALSE)" table:style-name="ce2">
            <text:p>FAŁSZ</text:p>
          </table:table-cell>
          <table:table-cell office:value-type="boolean" office:boolean-value="false" table:formula="of:=IF([pogoda.$E403]=[pogoda.$L40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14.9" table:style-name="ce1">
            <text:p>14,9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04]&gt;=20; TRUE; FALSE)" table:style-name="ce1">
            <text:p>FAŁSZ</text:p>
          </table:table-cell>
          <table:table-cell office:value-type="boolean" office:boolean-value="false" table:formula="of:=IF([pogoda.$C404]&lt;=5;TRUE;FALSE)" table:style-name="ce1">
            <text:p>FAŁSZ</text:p>
          </table:table-cell>
          <table:table-cell office:value-type="boolean" office:boolean-value="false" table:formula="of:=AND([pogoda.$F404:.$G404])" table:style-name="ce2">
            <text:p>FAŁSZ</text:p>
          </table:table-cell>
          <table:table-cell office:value-type="boolean" office:boolean-value="false" table:formula="of:=IF([pogoda.$B404]&gt;[.B403];TRUE;FALSE)" table:style-name="ce2">
            <text:p>FAŁSZ</text:p>
          </table:table-cell>
          <table:table-cell office:value-type="string" office:string-value="00" table:formula="of:=COM.MICROSOFT.TEXTJOIN(&quot;&quot;;;[pogoda.$D404];[pogoda.$E404])" table:style-name="ce2">
            <text:p>00</text:p>
          </table:table-cell>
          <table:table-cell office:value-type="string" office:string-value="C" table:formula="of:=IF([pogoda.$L404]=0;&quot;0&quot;;IF([pogoda.$B404]&gt;=10;&quot;C&quot;;&quot;S&quot;))" table:style-name="ce2">
            <text:p>C</text:p>
          </table:table-cell>
          <table:table-cell office:value-type="float" office:value="2" table:formula="of:=IF([.L403]=0;1;IF([.L403]=5;IF([.C403]&gt;=20;0;5);IF([.M403]=3;[.L403]+1;[.L403])))" table:style-name="ce2">
            <text:p>2</text:p>
          </table:table-cell>
          <table:table-cell office:value-type="float" office:value="1" table:formula="of:=IF([.L403]&lt;&gt;[.L404];1;[.M403]+1)" table:style-name="ce2">
            <text:p>1</text:p>
          </table:table-cell>
          <table:table-cell office:value-type="boolean" office:boolean-value="false" table:formula="of:=IF([pogoda.$D404]=[pogoda.$K404];TRUE;FALSE)" table:style-name="ce2">
            <text:p>FAŁSZ</text:p>
          </table:table-cell>
          <table:table-cell office:value-type="boolean" office:boolean-value="false" table:formula="of:=IF([pogoda.$E404]=[pogoda.$L40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14.9" table:style-name="ce1">
            <text:p>14,9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05]&gt;=20; TRUE; FALSE)" table:style-name="ce1">
            <text:p>FAŁSZ</text:p>
          </table:table-cell>
          <table:table-cell office:value-type="boolean" office:boolean-value="true" table:formula="of:=IF([pogoda.$C405]&lt;=5;TRUE;FALSE)" table:style-name="ce1">
            <text:p>PRAWDA</text:p>
          </table:table-cell>
          <table:table-cell office:value-type="boolean" office:boolean-value="false" table:formula="of:=AND([pogoda.$F405:.$G405])" table:style-name="ce2">
            <text:p>FAŁSZ</text:p>
          </table:table-cell>
          <table:table-cell office:value-type="boolean" office:boolean-value="false" table:formula="of:=IF([pogoda.$B405]&gt;[.B404];TRUE;FALSE)" table:style-name="ce2">
            <text:p>FAŁSZ</text:p>
          </table:table-cell>
          <table:table-cell office:value-type="string" office:string-value="00" table:formula="of:=COM.MICROSOFT.TEXTJOIN(&quot;&quot;;;[pogoda.$D405];[pogoda.$E405])" table:style-name="ce2">
            <text:p>00</text:p>
          </table:table-cell>
          <table:table-cell office:value-type="string" office:string-value="C" table:formula="of:=IF([pogoda.$L405]=0;&quot;0&quot;;IF([pogoda.$B405]&gt;=10;&quot;C&quot;;&quot;S&quot;))" table:style-name="ce2">
            <text:p>C</text:p>
          </table:table-cell>
          <table:table-cell office:value-type="float" office:value="2" table:formula="of:=IF([.L404]=0;1;IF([.L404]=5;IF([.C404]&gt;=20;0;5);IF([.M404]=3;[.L404]+1;[.L404])))" table:style-name="ce2">
            <text:p>2</text:p>
          </table:table-cell>
          <table:table-cell office:value-type="float" office:value="2" table:formula="of:=IF([.L404]&lt;&gt;[.L405];1;[.M404]+1)" table:style-name="ce2">
            <text:p>2</text:p>
          </table:table-cell>
          <table:table-cell office:value-type="boolean" office:boolean-value="false" table:formula="of:=IF([pogoda.$D405]=[pogoda.$K405];TRUE;FALSE)" table:style-name="ce2">
            <text:p>FAŁSZ</text:p>
          </table:table-cell>
          <table:table-cell office:value-type="boolean" office:boolean-value="false" table:formula="of:=IF([pogoda.$E405]=[pogoda.$L40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16.3" table:style-name="ce1">
            <text:p>16,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06]&gt;=20; TRUE; FALSE)" table:style-name="ce1">
            <text:p>FAŁSZ</text:p>
          </table:table-cell>
          <table:table-cell office:value-type="boolean" office:boolean-value="true" table:formula="of:=IF([pogoda.$C406]&lt;=5;TRUE;FALSE)" table:style-name="ce1">
            <text:p>PRAWDA</text:p>
          </table:table-cell>
          <table:table-cell office:value-type="boolean" office:boolean-value="false" table:formula="of:=AND([pogoda.$F406:.$G406])" table:style-name="ce2">
            <text:p>FAŁSZ</text:p>
          </table:table-cell>
          <table:table-cell office:value-type="boolean" office:boolean-value="true" table:formula="of:=IF([pogoda.$B406]&gt;[.B405];TRUE;FALSE)" table:style-name="ce2">
            <text:p>PRAWDA</text:p>
          </table:table-cell>
          <table:table-cell office:value-type="string" office:string-value="00" table:formula="of:=COM.MICROSOFT.TEXTJOIN(&quot;&quot;;;[pogoda.$D406];[pogoda.$E406])" table:style-name="ce2">
            <text:p>00</text:p>
          </table:table-cell>
          <table:table-cell office:value-type="string" office:string-value="C" table:formula="of:=IF([pogoda.$L406]=0;&quot;0&quot;;IF([pogoda.$B406]&gt;=10;&quot;C&quot;;&quot;S&quot;))" table:style-name="ce2">
            <text:p>C</text:p>
          </table:table-cell>
          <table:table-cell office:value-type="float" office:value="2" table:formula="of:=IF([.L405]=0;1;IF([.L405]=5;IF([.C405]&gt;=20;0;5);IF([.M405]=3;[.L405]+1;[.L405])))" table:style-name="ce2">
            <text:p>2</text:p>
          </table:table-cell>
          <table:table-cell office:value-type="float" office:value="3" table:formula="of:=IF([.L405]&lt;&gt;[.L406];1;[.M405]+1)" table:style-name="ce2">
            <text:p>3</text:p>
          </table:table-cell>
          <table:table-cell office:value-type="boolean" office:boolean-value="false" table:formula="of:=IF([pogoda.$D406]=[pogoda.$K406];TRUE;FALSE)" table:style-name="ce2">
            <text:p>FAŁSZ</text:p>
          </table:table-cell>
          <table:table-cell office:value-type="boolean" office:boolean-value="false" table:formula="of:=IF([pogoda.$E406]=[pogoda.$L40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07]&gt;=20; TRUE; FALSE)" table:style-name="ce1">
            <text:p>FAŁSZ</text:p>
          </table:table-cell>
          <table:table-cell office:value-type="boolean" office:boolean-value="false" table:formula="of:=IF([pogoda.$C407]&lt;=5;TRUE;FALSE)" table:style-name="ce1">
            <text:p>FAŁSZ</text:p>
          </table:table-cell>
          <table:table-cell office:value-type="boolean" office:boolean-value="false" table:formula="of:=AND([pogoda.$F407:.$G407])" table:style-name="ce2">
            <text:p>FAŁSZ</text:p>
          </table:table-cell>
          <table:table-cell office:value-type="boolean" office:boolean-value="true" table:formula="of:=IF([pogoda.$B407]&gt;[.B406];TRUE;FALSE)" table:style-name="ce2">
            <text:p>PRAWDA</text:p>
          </table:table-cell>
          <table:table-cell office:value-type="string" office:string-value="00" table:formula="of:=COM.MICROSOFT.TEXTJOIN(&quot;&quot;;;[pogoda.$D407];[pogoda.$E407])" table:style-name="ce2">
            <text:p>00</text:p>
          </table:table-cell>
          <table:table-cell office:value-type="string" office:string-value="C" table:formula="of:=IF([pogoda.$L407]=0;&quot;0&quot;;IF([pogoda.$B407]&gt;=10;&quot;C&quot;;&quot;S&quot;))" table:style-name="ce2">
            <text:p>C</text:p>
          </table:table-cell>
          <table:table-cell office:value-type="float" office:value="3" table:formula="of:=IF([.L406]=0;1;IF([.L406]=5;IF([.C406]&gt;=20;0;5);IF([.M406]=3;[.L406]+1;[.L406])))" table:style-name="ce2">
            <text:p>3</text:p>
          </table:table-cell>
          <table:table-cell office:value-type="float" office:value="1" table:formula="of:=IF([.L406]&lt;&gt;[.L407];1;[.M406]+1)" table:style-name="ce2">
            <text:p>1</text:p>
          </table:table-cell>
          <table:table-cell office:value-type="boolean" office:boolean-value="false" table:formula="of:=IF([pogoda.$D407]=[pogoda.$K407];TRUE;FALSE)" table:style-name="ce2">
            <text:p>FAŁSZ</text:p>
          </table:table-cell>
          <table:table-cell office:value-type="boolean" office:boolean-value="false" table:formula="of:=IF([pogoda.$E407]=[pogoda.$L40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22.7" table:style-name="ce1">
            <text:p>22,7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08]&gt;=20; TRUE; FALSE)" table:style-name="ce1">
            <text:p>PRAWDA</text:p>
          </table:table-cell>
          <table:table-cell office:value-type="boolean" office:boolean-value="false" table:formula="of:=IF([pogoda.$C408]&lt;=5;TRUE;FALSE)" table:style-name="ce1">
            <text:p>FAŁSZ</text:p>
          </table:table-cell>
          <table:table-cell office:value-type="boolean" office:boolean-value="false" table:formula="of:=AND([pogoda.$F408:.$G408])" table:style-name="ce2">
            <text:p>FAŁSZ</text:p>
          </table:table-cell>
          <table:table-cell office:value-type="boolean" office:boolean-value="true" table:formula="of:=IF([pogoda.$B408]&gt;[.B407];TRUE;FALSE)" table:style-name="ce2">
            <text:p>PRAWDA</text:p>
          </table:table-cell>
          <table:table-cell office:value-type="string" office:string-value="00" table:formula="of:=COM.MICROSOFT.TEXTJOIN(&quot;&quot;;;[pogoda.$D408];[pogoda.$E408])" table:style-name="ce2">
            <text:p>00</text:p>
          </table:table-cell>
          <table:table-cell office:value-type="string" office:string-value="C" table:formula="of:=IF([pogoda.$L408]=0;&quot;0&quot;;IF([pogoda.$B408]&gt;=10;&quot;C&quot;;&quot;S&quot;))" table:style-name="ce2">
            <text:p>C</text:p>
          </table:table-cell>
          <table:table-cell office:value-type="float" office:value="3" table:formula="of:=IF([.L407]=0;1;IF([.L407]=5;IF([.C407]&gt;=20;0;5);IF([.M407]=3;[.L407]+1;[.L407])))" table:style-name="ce2">
            <text:p>3</text:p>
          </table:table-cell>
          <table:table-cell office:value-type="float" office:value="2" table:formula="of:=IF([.L407]&lt;&gt;[.L408];1;[.M407]+1)" table:style-name="ce2">
            <text:p>2</text:p>
          </table:table-cell>
          <table:table-cell office:value-type="boolean" office:boolean-value="false" table:formula="of:=IF([pogoda.$D408]=[pogoda.$K408];TRUE;FALSE)" table:style-name="ce2">
            <text:p>FAŁSZ</text:p>
          </table:table-cell>
          <table:table-cell office:value-type="boolean" office:boolean-value="false" table:formula="of:=IF([pogoda.$E408]=[pogoda.$L40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26.1" table:style-name="ce1">
            <text:p>26,1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09]&gt;=20; TRUE; FALSE)" table:style-name="ce1">
            <text:p>PRAWDA</text:p>
          </table:table-cell>
          <table:table-cell office:value-type="boolean" office:boolean-value="false" table:formula="of:=IF([pogoda.$C409]&lt;=5;TRUE;FALSE)" table:style-name="ce1">
            <text:p>FAŁSZ</text:p>
          </table:table-cell>
          <table:table-cell office:value-type="boolean" office:boolean-value="false" table:formula="of:=AND([pogoda.$F409:.$G409])" table:style-name="ce2">
            <text:p>FAŁSZ</text:p>
          </table:table-cell>
          <table:table-cell office:value-type="boolean" office:boolean-value="true" table:formula="of:=IF([pogoda.$B409]&gt;[.B408];TRUE;FALSE)" table:style-name="ce2">
            <text:p>PRAWDA</text:p>
          </table:table-cell>
          <table:table-cell office:value-type="string" office:string-value="00" table:formula="of:=COM.MICROSOFT.TEXTJOIN(&quot;&quot;;;[pogoda.$D409];[pogoda.$E409])" table:style-name="ce2">
            <text:p>00</text:p>
          </table:table-cell>
          <table:table-cell office:value-type="string" office:string-value="C" table:formula="of:=IF([pogoda.$L409]=0;&quot;0&quot;;IF([pogoda.$B409]&gt;=10;&quot;C&quot;;&quot;S&quot;))" table:style-name="ce2">
            <text:p>C</text:p>
          </table:table-cell>
          <table:table-cell office:value-type="float" office:value="3" table:formula="of:=IF([.L408]=0;1;IF([.L408]=5;IF([.C408]&gt;=20;0;5);IF([.M408]=3;[.L408]+1;[.L408])))" table:style-name="ce2">
            <text:p>3</text:p>
          </table:table-cell>
          <table:table-cell office:value-type="float" office:value="3" table:formula="of:=IF([.L408]&lt;&gt;[.L409];1;[.M408]+1)" table:style-name="ce2">
            <text:p>3</text:p>
          </table:table-cell>
          <table:table-cell office:value-type="boolean" office:boolean-value="false" table:formula="of:=IF([pogoda.$D409]=[pogoda.$K409];TRUE;FALSE)" table:style-name="ce2">
            <text:p>FAŁSZ</text:p>
          </table:table-cell>
          <table:table-cell office:value-type="boolean" office:boolean-value="false" table:formula="of:=IF([pogoda.$E409]=[pogoda.$L40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8.6" table:style-name="ce1">
            <text:p>28,6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10]&gt;=20; TRUE; FALSE)" table:style-name="ce1">
            <text:p>PRAWDA</text:p>
          </table:table-cell>
          <table:table-cell office:value-type="boolean" office:boolean-value="false" table:formula="of:=IF([pogoda.$C410]&lt;=5;TRUE;FALSE)" table:style-name="ce1">
            <text:p>FAŁSZ</text:p>
          </table:table-cell>
          <table:table-cell office:value-type="boolean" office:boolean-value="false" table:formula="of:=AND([pogoda.$F410:.$G410])" table:style-name="ce2">
            <text:p>FAŁSZ</text:p>
          </table:table-cell>
          <table:table-cell office:value-type="boolean" office:boolean-value="true" table:formula="of:=IF([pogoda.$B410]&gt;[.B409];TRUE;FALSE)" table:style-name="ce2">
            <text:p>PRAWDA</text:p>
          </table:table-cell>
          <table:table-cell office:value-type="string" office:string-value="00" table:formula="of:=COM.MICROSOFT.TEXTJOIN(&quot;&quot;;;[pogoda.$D410];[pogoda.$E410])" table:style-name="ce2">
            <text:p>00</text:p>
          </table:table-cell>
          <table:table-cell office:value-type="string" office:string-value="C" table:formula="of:=IF([pogoda.$L410]=0;&quot;0&quot;;IF([pogoda.$B410]&gt;=10;&quot;C&quot;;&quot;S&quot;))" table:style-name="ce2">
            <text:p>C</text:p>
          </table:table-cell>
          <table:table-cell office:value-type="float" office:value="4" table:formula="of:=IF([.L409]=0;1;IF([.L409]=5;IF([.C409]&gt;=20;0;5);IF([.M409]=3;[.L409]+1;[.L409])))" table:style-name="ce2">
            <text:p>4</text:p>
          </table:table-cell>
          <table:table-cell office:value-type="float" office:value="1" table:formula="of:=IF([.L409]&lt;&gt;[.L410];1;[.M409]+1)" table:style-name="ce2">
            <text:p>1</text:p>
          </table:table-cell>
          <table:table-cell office:value-type="boolean" office:boolean-value="false" table:formula="of:=IF([pogoda.$D410]=[pogoda.$K410];TRUE;FALSE)" table:style-name="ce2">
            <text:p>FAŁSZ</text:p>
          </table:table-cell>
          <table:table-cell office:value-type="boolean" office:boolean-value="false" table:formula="of:=IF([pogoda.$E410]=[pogoda.$L41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29.5" table:style-name="ce1">
            <text:p>29,5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11]&gt;=20; TRUE; FALSE)" table:style-name="ce1">
            <text:p>PRAWDA</text:p>
          </table:table-cell>
          <table:table-cell office:value-type="boolean" office:boolean-value="false" table:formula="of:=IF([pogoda.$C411]&lt;=5;TRUE;FALSE)" table:style-name="ce1">
            <text:p>FAŁSZ</text:p>
          </table:table-cell>
          <table:table-cell office:value-type="boolean" office:boolean-value="false" table:formula="of:=AND([pogoda.$F411:.$G411])" table:style-name="ce2">
            <text:p>FAŁSZ</text:p>
          </table:table-cell>
          <table:table-cell office:value-type="boolean" office:boolean-value="true" table:formula="of:=IF([pogoda.$B411]&gt;[.B410];TRUE;FALSE)" table:style-name="ce2">
            <text:p>PRAWDA</text:p>
          </table:table-cell>
          <table:table-cell office:value-type="string" office:string-value="00" table:formula="of:=COM.MICROSOFT.TEXTJOIN(&quot;&quot;;;[pogoda.$D411];[pogoda.$E411])" table:style-name="ce2">
            <text:p>00</text:p>
          </table:table-cell>
          <table:table-cell office:value-type="string" office:string-value="C" table:formula="of:=IF([pogoda.$L411]=0;&quot;0&quot;;IF([pogoda.$B411]&gt;=10;&quot;C&quot;;&quot;S&quot;))" table:style-name="ce2">
            <text:p>C</text:p>
          </table:table-cell>
          <table:table-cell office:value-type="float" office:value="4" table:formula="of:=IF([.L410]=0;1;IF([.L410]=5;IF([.C410]&gt;=20;0;5);IF([.M410]=3;[.L410]+1;[.L410])))" table:style-name="ce2">
            <text:p>4</text:p>
          </table:table-cell>
          <table:table-cell office:value-type="float" office:value="2" table:formula="of:=IF([.L410]&lt;&gt;[.L411];1;[.M410]+1)" table:style-name="ce2">
            <text:p>2</text:p>
          </table:table-cell>
          <table:table-cell office:value-type="boolean" office:boolean-value="false" table:formula="of:=IF([pogoda.$D411]=[pogoda.$K411];TRUE;FALSE)" table:style-name="ce2">
            <text:p>FAŁSZ</text:p>
          </table:table-cell>
          <table:table-cell office:value-type="boolean" office:boolean-value="false" table:formula="of:=IF([pogoda.$E411]=[pogoda.$L41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28.6" table:style-name="ce1">
            <text:p>28,6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12]&gt;=20; TRUE; FALSE)" table:style-name="ce1">
            <text:p>PRAWDA</text:p>
          </table:table-cell>
          <table:table-cell office:value-type="boolean" office:boolean-value="false" table:formula="of:=IF([pogoda.$C412]&lt;=5;TRUE;FALSE)" table:style-name="ce1">
            <text:p>FAŁSZ</text:p>
          </table:table-cell>
          <table:table-cell office:value-type="boolean" office:boolean-value="false" table:formula="of:=AND([pogoda.$F412:.$G412])" table:style-name="ce2">
            <text:p>FAŁSZ</text:p>
          </table:table-cell>
          <table:table-cell office:value-type="boolean" office:boolean-value="false" table:formula="of:=IF([pogoda.$B412]&gt;[.B411];TRUE;FALSE)" table:style-name="ce2">
            <text:p>FAŁSZ</text:p>
          </table:table-cell>
          <table:table-cell office:value-type="string" office:string-value="00" table:formula="of:=COM.MICROSOFT.TEXTJOIN(&quot;&quot;;;[pogoda.$D412];[pogoda.$E412])" table:style-name="ce2">
            <text:p>00</text:p>
          </table:table-cell>
          <table:table-cell office:value-type="string" office:string-value="C" table:formula="of:=IF([pogoda.$L412]=0;&quot;0&quot;;IF([pogoda.$B412]&gt;=10;&quot;C&quot;;&quot;S&quot;))" table:style-name="ce2">
            <text:p>C</text:p>
          </table:table-cell>
          <table:table-cell office:value-type="float" office:value="4" table:formula="of:=IF([.L411]=0;1;IF([.L411]=5;IF([.C411]&gt;=20;0;5);IF([.M411]=3;[.L411]+1;[.L411])))" table:style-name="ce2">
            <text:p>4</text:p>
          </table:table-cell>
          <table:table-cell office:value-type="float" office:value="3" table:formula="of:=IF([.L411]&lt;&gt;[.L412];1;[.M411]+1)" table:style-name="ce2">
            <text:p>3</text:p>
          </table:table-cell>
          <table:table-cell office:value-type="boolean" office:boolean-value="false" table:formula="of:=IF([pogoda.$D412]=[pogoda.$K412];TRUE;FALSE)" table:style-name="ce2">
            <text:p>FAŁSZ</text:p>
          </table:table-cell>
          <table:table-cell office:value-type="boolean" office:boolean-value="false" table:formula="of:=IF([pogoda.$E412]=[pogoda.$L41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26.4" table:style-name="ce1">
            <text:p>26,4</text:p>
          </table:table-cell>
          <table:table-cell office:value-type="float" office:value="28" table:style-name="ce1">
            <text:p>2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13]&gt;=20; TRUE; FALSE)" table:style-name="ce1">
            <text:p>PRAWDA</text:p>
          </table:table-cell>
          <table:table-cell office:value-type="boolean" office:boolean-value="false" table:formula="of:=IF([pogoda.$C413]&lt;=5;TRUE;FALSE)" table:style-name="ce1">
            <text:p>FAŁSZ</text:p>
          </table:table-cell>
          <table:table-cell office:value-type="boolean" office:boolean-value="false" table:formula="of:=AND([pogoda.$F413:.$G413])" table:style-name="ce2">
            <text:p>FAŁSZ</text:p>
          </table:table-cell>
          <table:table-cell office:value-type="boolean" office:boolean-value="false" table:formula="of:=IF([pogoda.$B413]&gt;[.B412];TRUE;FALSE)" table:style-name="ce2">
            <text:p>FAŁSZ</text:p>
          </table:table-cell>
          <table:table-cell office:value-type="string" office:string-value="00" table:formula="of:=COM.MICROSOFT.TEXTJOIN(&quot;&quot;;;[pogoda.$D413];[pogoda.$E413])" table:style-name="ce2">
            <text:p>00</text:p>
          </table:table-cell>
          <table:table-cell office:value-type="string" office:string-value="C" table:formula="of:=IF([pogoda.$L413]=0;&quot;0&quot;;IF([pogoda.$B413]&gt;=10;&quot;C&quot;;&quot;S&quot;))" table:style-name="ce2">
            <text:p>C</text:p>
          </table:table-cell>
          <table:table-cell office:value-type="float" office:value="5" table:formula="of:=IF([.L412]=0;1;IF([.L412]=5;IF([.C412]&gt;=20;0;5);IF([.M412]=3;[.L412]+1;[.L412])))" table:style-name="ce2">
            <text:p>5</text:p>
          </table:table-cell>
          <table:table-cell office:value-type="float" office:value="1" table:formula="of:=IF([.L412]&lt;&gt;[.L413];1;[.M412]+1)" table:style-name="ce2">
            <text:p>1</text:p>
          </table:table-cell>
          <table:table-cell office:value-type="boolean" office:boolean-value="false" table:formula="of:=IF([pogoda.$D413]=[pogoda.$K413];TRUE;FALSE)" table:style-name="ce2">
            <text:p>FAŁSZ</text:p>
          </table:table-cell>
          <table:table-cell office:value-type="boolean" office:boolean-value="false" table:formula="of:=IF([pogoda.$E413]=[pogoda.$L41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23.6" table:style-name="ce1">
            <text:p>23,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14]&gt;=20; TRUE; FALSE)" table:style-name="ce1">
            <text:p>PRAWDA</text:p>
          </table:table-cell>
          <table:table-cell office:value-type="boolean" office:boolean-value="true" table:formula="of:=IF([pogoda.$C414]&lt;=5;TRUE;FALSE)" table:style-name="ce1">
            <text:p>PRAWDA</text:p>
          </table:table-cell>
          <table:table-cell office:value-type="boolean" office:boolean-value="true" table:formula="of:=AND([pogoda.$F414:.$G414])" table:style-name="ce2">
            <text:p>PRAWDA</text:p>
          </table:table-cell>
          <table:table-cell office:value-type="boolean" office:boolean-value="false" table:formula="of:=IF([pogoda.$B414]&gt;[.B413];TRUE;FALSE)" table:style-name="ce2">
            <text:p>FAŁSZ</text:p>
          </table:table-cell>
          <table:table-cell office:value-type="string" office:string-value="00" table:formula="of:=COM.MICROSOFT.TEXTJOIN(&quot;&quot;;;[pogoda.$D414];[pogoda.$E414])" table:style-name="ce2">
            <text:p>00</text:p>
          </table:table-cell>
          <table:table-cell office:value-type="string" office:string-value="0" table:formula="of:=IF([pogoda.$L414]=0;&quot;0&quot;;IF([pogoda.$B414]&gt;=10;&quot;C&quot;;&quot;S&quot;))" table:style-name="ce2">
            <text:p>0</text:p>
          </table:table-cell>
          <table:table-cell office:value-type="float" office:value="0" table:formula="of:=IF([.L413]=0;1;IF([.L413]=5;IF([.C413]&gt;=20;0;5);IF([.M413]=3;[.L413]+1;[.L413])))" table:style-name="ce2">
            <text:p>0</text:p>
          </table:table-cell>
          <table:table-cell office:value-type="float" office:value="1" table:formula="of:=IF([.L413]&lt;&gt;[.L414];1;[.M413]+1)" table:style-name="ce2">
            <text:p>1</text:p>
          </table:table-cell>
          <table:table-cell office:value-type="boolean" office:boolean-value="true" table:formula="of:=IF([pogoda.$D414]=[pogoda.$K414];TRUE;FALSE)" table:style-name="ce2">
            <text:p>PRAWDA</text:p>
          </table:table-cell>
          <table:table-cell office:value-type="boolean" office:boolean-value="true" table:formula="of:=IF([pogoda.$E414]=[pogoda.$L414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15]&gt;=20; TRUE; FALSE)" table:style-name="ce1">
            <text:p>PRAWDA</text:p>
          </table:table-cell>
          <table:table-cell office:value-type="boolean" office:boolean-value="true" table:formula="of:=IF([pogoda.$C415]&lt;=5;TRUE;FALSE)" table:style-name="ce1">
            <text:p>PRAWDA</text:p>
          </table:table-cell>
          <table:table-cell office:value-type="boolean" office:boolean-value="true" table:formula="of:=AND([pogoda.$F415:.$G415])" table:style-name="ce2">
            <text:p>PRAWDA</text:p>
          </table:table-cell>
          <table:table-cell office:value-type="boolean" office:boolean-value="false" table:formula="of:=IF([pogoda.$B415]&gt;[.B414];TRUE;FALSE)" table:style-name="ce2">
            <text:p>FAŁSZ</text:p>
          </table:table-cell>
          <table:table-cell office:value-type="string" office:string-value="00" table:formula="of:=COM.MICROSOFT.TEXTJOIN(&quot;&quot;;;[pogoda.$D415];[pogoda.$E415])" table:style-name="ce2">
            <text:p>00</text:p>
          </table:table-cell>
          <table:table-cell office:value-type="string" office:string-value="C" table:formula="of:=IF([pogoda.$L415]=0;&quot;0&quot;;IF([pogoda.$B415]&gt;=10;&quot;C&quot;;&quot;S&quot;))" table:style-name="ce2">
            <text:p>C</text:p>
          </table:table-cell>
          <table:table-cell office:value-type="float" office:value="1" table:formula="of:=IF([.L414]=0;1;IF([.L414]=5;IF([.C414]&gt;=20;0;5);IF([.M414]=3;[.L414]+1;[.L414])))" table:style-name="ce2">
            <text:p>1</text:p>
          </table:table-cell>
          <table:table-cell office:value-type="float" office:value="1" table:formula="of:=IF([.L414]&lt;&gt;[.L415];1;[.M414]+1)" table:style-name="ce2">
            <text:p>1</text:p>
          </table:table-cell>
          <table:table-cell office:value-type="boolean" office:boolean-value="false" table:formula="of:=IF([pogoda.$D415]=[pogoda.$K415];TRUE;FALSE)" table:style-name="ce2">
            <text:p>FAŁSZ</text:p>
          </table:table-cell>
          <table:table-cell office:value-type="boolean" office:boolean-value="false" table:formula="of:=IF([pogoda.$E415]=[pogoda.$L41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16]&gt;=20; TRUE; FALSE)" table:style-name="ce1">
            <text:p>FAŁSZ</text:p>
          </table:table-cell>
          <table:table-cell office:value-type="boolean" office:boolean-value="false" table:formula="of:=IF([pogoda.$C416]&lt;=5;TRUE;FALSE)" table:style-name="ce1">
            <text:p>FAŁSZ</text:p>
          </table:table-cell>
          <table:table-cell office:value-type="boolean" office:boolean-value="false" table:formula="of:=AND([pogoda.$F416:.$G416])" table:style-name="ce2">
            <text:p>FAŁSZ</text:p>
          </table:table-cell>
          <table:table-cell office:value-type="boolean" office:boolean-value="false" table:formula="of:=IF([pogoda.$B416]&gt;[.B415];TRUE;FALSE)" table:style-name="ce2">
            <text:p>FAŁSZ</text:p>
          </table:table-cell>
          <table:table-cell office:value-type="string" office:string-value="00" table:formula="of:=COM.MICROSOFT.TEXTJOIN(&quot;&quot;;;[pogoda.$D416];[pogoda.$E416])" table:style-name="ce2">
            <text:p>00</text:p>
          </table:table-cell>
          <table:table-cell office:value-type="string" office:string-value="C" table:formula="of:=IF([pogoda.$L416]=0;&quot;0&quot;;IF([pogoda.$B416]&gt;=10;&quot;C&quot;;&quot;S&quot;))" table:style-name="ce2">
            <text:p>C</text:p>
          </table:table-cell>
          <table:table-cell office:value-type="float" office:value="1" table:formula="of:=IF([.L415]=0;1;IF([.L415]=5;IF([.C415]&gt;=20;0;5);IF([.M415]=3;[.L415]+1;[.L415])))" table:style-name="ce2">
            <text:p>1</text:p>
          </table:table-cell>
          <table:table-cell office:value-type="float" office:value="2" table:formula="of:=IF([.L415]&lt;&gt;[.L416];1;[.M415]+1)" table:style-name="ce2">
            <text:p>2</text:p>
          </table:table-cell>
          <table:table-cell office:value-type="boolean" office:boolean-value="false" table:formula="of:=IF([pogoda.$D416]=[pogoda.$K416];TRUE;FALSE)" table:style-name="ce2">
            <text:p>FAŁSZ</text:p>
          </table:table-cell>
          <table:table-cell office:value-type="boolean" office:boolean-value="false" table:formula="of:=IF([pogoda.$E416]=[pogoda.$L41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19.5" table:style-name="ce1">
            <text:p>19,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17]&gt;=20; TRUE; FALSE)" table:style-name="ce1">
            <text:p>FAŁSZ</text:p>
          </table:table-cell>
          <table:table-cell office:value-type="boolean" office:boolean-value="true" table:formula="of:=IF([pogoda.$C417]&lt;=5;TRUE;FALSE)" table:style-name="ce1">
            <text:p>PRAWDA</text:p>
          </table:table-cell>
          <table:table-cell office:value-type="boolean" office:boolean-value="false" table:formula="of:=AND([pogoda.$F417:.$G417])" table:style-name="ce2">
            <text:p>FAŁSZ</text:p>
          </table:table-cell>
          <table:table-cell office:value-type="boolean" office:boolean-value="false" table:formula="of:=IF([pogoda.$B417]&gt;[.B416];TRUE;FALSE)" table:style-name="ce2">
            <text:p>FAŁSZ</text:p>
          </table:table-cell>
          <table:table-cell office:value-type="string" office:string-value="00" table:formula="of:=COM.MICROSOFT.TEXTJOIN(&quot;&quot;;;[pogoda.$D417];[pogoda.$E417])" table:style-name="ce2">
            <text:p>00</text:p>
          </table:table-cell>
          <table:table-cell office:value-type="string" office:string-value="C" table:formula="of:=IF([pogoda.$L417]=0;&quot;0&quot;;IF([pogoda.$B417]&gt;=10;&quot;C&quot;;&quot;S&quot;))" table:style-name="ce2">
            <text:p>C</text:p>
          </table:table-cell>
          <table:table-cell office:value-type="float" office:value="1" table:formula="of:=IF([.L416]=0;1;IF([.L416]=5;IF([.C416]&gt;=20;0;5);IF([.M416]=3;[.L416]+1;[.L416])))" table:style-name="ce2">
            <text:p>1</text:p>
          </table:table-cell>
          <table:table-cell office:value-type="float" office:value="3" table:formula="of:=IF([.L416]&lt;&gt;[.L417];1;[.M416]+1)" table:style-name="ce2">
            <text:p>3</text:p>
          </table:table-cell>
          <table:table-cell office:value-type="boolean" office:boolean-value="false" table:formula="of:=IF([pogoda.$D417]=[pogoda.$K417];TRUE;FALSE)" table:style-name="ce2">
            <text:p>FAŁSZ</text:p>
          </table:table-cell>
          <table:table-cell office:value-type="boolean" office:boolean-value="false" table:formula="of:=IF([pogoda.$E417]=[pogoda.$L41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0.7" table:style-name="ce1">
            <text:p>20,7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18]&gt;=20; TRUE; FALSE)" table:style-name="ce1">
            <text:p>PRAWDA</text:p>
          </table:table-cell>
          <table:table-cell office:value-type="boolean" office:boolean-value="false" table:formula="of:=IF([pogoda.$C418]&lt;=5;TRUE;FALSE)" table:style-name="ce1">
            <text:p>FAŁSZ</text:p>
          </table:table-cell>
          <table:table-cell office:value-type="boolean" office:boolean-value="false" table:formula="of:=AND([pogoda.$F418:.$G418])" table:style-name="ce2">
            <text:p>FAŁSZ</text:p>
          </table:table-cell>
          <table:table-cell office:value-type="boolean" office:boolean-value="true" table:formula="of:=IF([pogoda.$B418]&gt;[.B417];TRUE;FALSE)" table:style-name="ce2">
            <text:p>PRAWDA</text:p>
          </table:table-cell>
          <table:table-cell office:value-type="string" office:string-value="00" table:formula="of:=COM.MICROSOFT.TEXTJOIN(&quot;&quot;;;[pogoda.$D418];[pogoda.$E418])" table:style-name="ce2">
            <text:p>00</text:p>
          </table:table-cell>
          <table:table-cell office:value-type="string" office:string-value="C" table:formula="of:=IF([pogoda.$L418]=0;&quot;0&quot;;IF([pogoda.$B418]&gt;=10;&quot;C&quot;;&quot;S&quot;))" table:style-name="ce2">
            <text:p>C</text:p>
          </table:table-cell>
          <table:table-cell office:value-type="float" office:value="2" table:formula="of:=IF([.L417]=0;1;IF([.L417]=5;IF([.C417]&gt;=20;0;5);IF([.M417]=3;[.L417]+1;[.L417])))" table:style-name="ce2">
            <text:p>2</text:p>
          </table:table-cell>
          <table:table-cell office:value-type="float" office:value="1" table:formula="of:=IF([.L417]&lt;&gt;[.L418];1;[.M417]+1)" table:style-name="ce2">
            <text:p>1</text:p>
          </table:table-cell>
          <table:table-cell office:value-type="boolean" office:boolean-value="false" table:formula="of:=IF([pogoda.$D418]=[pogoda.$K418];TRUE;FALSE)" table:style-name="ce2">
            <text:p>FAŁSZ</text:p>
          </table:table-cell>
          <table:table-cell office:value-type="boolean" office:boolean-value="false" table:formula="of:=IF([pogoda.$E418]=[pogoda.$L41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2.7" table:style-name="ce1">
            <text:p>22,7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19]&gt;=20; TRUE; FALSE)" table:style-name="ce1">
            <text:p>PRAWDA</text:p>
          </table:table-cell>
          <table:table-cell office:value-type="boolean" office:boolean-value="true" table:formula="of:=IF([pogoda.$C419]&lt;=5;TRUE;FALSE)" table:style-name="ce1">
            <text:p>PRAWDA</text:p>
          </table:table-cell>
          <table:table-cell office:value-type="boolean" office:boolean-value="true" table:formula="of:=AND([pogoda.$F419:.$G419])" table:style-name="ce2">
            <text:p>PRAWDA</text:p>
          </table:table-cell>
          <table:table-cell office:value-type="boolean" office:boolean-value="true" table:formula="of:=IF([pogoda.$B419]&gt;[.B418];TRUE;FALSE)" table:style-name="ce2">
            <text:p>PRAWDA</text:p>
          </table:table-cell>
          <table:table-cell office:value-type="string" office:string-value="00" table:formula="of:=COM.MICROSOFT.TEXTJOIN(&quot;&quot;;;[pogoda.$D419];[pogoda.$E419])" table:style-name="ce2">
            <text:p>00</text:p>
          </table:table-cell>
          <table:table-cell office:value-type="string" office:string-value="C" table:formula="of:=IF([pogoda.$L419]=0;&quot;0&quot;;IF([pogoda.$B419]&gt;=10;&quot;C&quot;;&quot;S&quot;))" table:style-name="ce2">
            <text:p>C</text:p>
          </table:table-cell>
          <table:table-cell office:value-type="float" office:value="2" table:formula="of:=IF([.L418]=0;1;IF([.L418]=5;IF([.C418]&gt;=20;0;5);IF([.M418]=3;[.L418]+1;[.L418])))" table:style-name="ce2">
            <text:p>2</text:p>
          </table:table-cell>
          <table:table-cell office:value-type="float" office:value="2" table:formula="of:=IF([.L418]&lt;&gt;[.L419];1;[.M418]+1)" table:style-name="ce2">
            <text:p>2</text:p>
          </table:table-cell>
          <table:table-cell office:value-type="boolean" office:boolean-value="false" table:formula="of:=IF([pogoda.$D419]=[pogoda.$K419];TRUE;FALSE)" table:style-name="ce2">
            <text:p>FAŁSZ</text:p>
          </table:table-cell>
          <table:table-cell office:value-type="boolean" office:boolean-value="false" table:formula="of:=IF([pogoda.$E419]=[pogoda.$L41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24.5" table:style-name="ce1">
            <text:p>24,5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20]&gt;=20; TRUE; FALSE)" table:style-name="ce1">
            <text:p>PRAWDA</text:p>
          </table:table-cell>
          <table:table-cell office:value-type="boolean" office:boolean-value="true" table:formula="of:=IF([pogoda.$C420]&lt;=5;TRUE;FALSE)" table:style-name="ce1">
            <text:p>PRAWDA</text:p>
          </table:table-cell>
          <table:table-cell office:value-type="boolean" office:boolean-value="true" table:formula="of:=AND([pogoda.$F420:.$G420])" table:style-name="ce2">
            <text:p>PRAWDA</text:p>
          </table:table-cell>
          <table:table-cell office:value-type="boolean" office:boolean-value="true" table:formula="of:=IF([pogoda.$B420]&gt;[.B419];TRUE;FALSE)" table:style-name="ce2">
            <text:p>PRAWDA</text:p>
          </table:table-cell>
          <table:table-cell office:value-type="string" office:string-value="00" table:formula="of:=COM.MICROSOFT.TEXTJOIN(&quot;&quot;;;[pogoda.$D420];[pogoda.$E420])" table:style-name="ce2">
            <text:p>00</text:p>
          </table:table-cell>
          <table:table-cell office:value-type="string" office:string-value="C" table:formula="of:=IF([pogoda.$L420]=0;&quot;0&quot;;IF([pogoda.$B420]&gt;=10;&quot;C&quot;;&quot;S&quot;))" table:style-name="ce2">
            <text:p>C</text:p>
          </table:table-cell>
          <table:table-cell office:value-type="float" office:value="2" table:formula="of:=IF([.L419]=0;1;IF([.L419]=5;IF([.C419]&gt;=20;0;5);IF([.M419]=3;[.L419]+1;[.L419])))" table:style-name="ce2">
            <text:p>2</text:p>
          </table:table-cell>
          <table:table-cell office:value-type="float" office:value="3" table:formula="of:=IF([.L419]&lt;&gt;[.L420];1;[.M419]+1)" table:style-name="ce2">
            <text:p>3</text:p>
          </table:table-cell>
          <table:table-cell office:value-type="boolean" office:boolean-value="false" table:formula="of:=IF([pogoda.$D420]=[pogoda.$K420];TRUE;FALSE)" table:style-name="ce2">
            <text:p>FAŁSZ</text:p>
          </table:table-cell>
          <table:table-cell office:value-type="boolean" office:boolean-value="false" table:formula="of:=IF([pogoda.$E420]=[pogoda.$L42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25.4" table:style-name="ce1">
            <text:p>25,4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21]&gt;=20; TRUE; FALSE)" table:style-name="ce1">
            <text:p>PRAWDA</text:p>
          </table:table-cell>
          <table:table-cell office:value-type="boolean" office:boolean-value="false" table:formula="of:=IF([pogoda.$C421]&lt;=5;TRUE;FALSE)" table:style-name="ce1">
            <text:p>FAŁSZ</text:p>
          </table:table-cell>
          <table:table-cell office:value-type="boolean" office:boolean-value="false" table:formula="of:=AND([pogoda.$F421:.$G421])" table:style-name="ce2">
            <text:p>FAŁSZ</text:p>
          </table:table-cell>
          <table:table-cell office:value-type="boolean" office:boolean-value="true" table:formula="of:=IF([pogoda.$B421]&gt;[.B420];TRUE;FALSE)" table:style-name="ce2">
            <text:p>PRAWDA</text:p>
          </table:table-cell>
          <table:table-cell office:value-type="string" office:string-value="00" table:formula="of:=COM.MICROSOFT.TEXTJOIN(&quot;&quot;;;[pogoda.$D421];[pogoda.$E421])" table:style-name="ce2">
            <text:p>00</text:p>
          </table:table-cell>
          <table:table-cell office:value-type="string" office:string-value="C" table:formula="of:=IF([pogoda.$L421]=0;&quot;0&quot;;IF([pogoda.$B421]&gt;=10;&quot;C&quot;;&quot;S&quot;))" table:style-name="ce2">
            <text:p>C</text:p>
          </table:table-cell>
          <table:table-cell office:value-type="float" office:value="3" table:formula="of:=IF([.L420]=0;1;IF([.L420]=5;IF([.C420]&gt;=20;0;5);IF([.M420]=3;[.L420]+1;[.L420])))" table:style-name="ce2">
            <text:p>3</text:p>
          </table:table-cell>
          <table:table-cell office:value-type="float" office:value="1" table:formula="of:=IF([.L420]&lt;&gt;[.L421];1;[.M420]+1)" table:style-name="ce2">
            <text:p>1</text:p>
          </table:table-cell>
          <table:table-cell office:value-type="boolean" office:boolean-value="false" table:formula="of:=IF([pogoda.$D421]=[pogoda.$K421];TRUE;FALSE)" table:style-name="ce2">
            <text:p>FAŁSZ</text:p>
          </table:table-cell>
          <table:table-cell office:value-type="boolean" office:boolean-value="false" table:formula="of:=IF([pogoda.$E421]=[pogoda.$L42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4.8" table:style-name="ce1">
            <text:p>24,8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22]&gt;=20; TRUE; FALSE)" table:style-name="ce1">
            <text:p>PRAWDA</text:p>
          </table:table-cell>
          <table:table-cell office:value-type="boolean" office:boolean-value="false" table:formula="of:=IF([pogoda.$C422]&lt;=5;TRUE;FALSE)" table:style-name="ce1">
            <text:p>FAŁSZ</text:p>
          </table:table-cell>
          <table:table-cell office:value-type="boolean" office:boolean-value="false" table:formula="of:=AND([pogoda.$F422:.$G422])" table:style-name="ce2">
            <text:p>FAŁSZ</text:p>
          </table:table-cell>
          <table:table-cell office:value-type="boolean" office:boolean-value="false" table:formula="of:=IF([pogoda.$B422]&gt;[.B421];TRUE;FALSE)" table:style-name="ce2">
            <text:p>FAŁSZ</text:p>
          </table:table-cell>
          <table:table-cell office:value-type="string" office:string-value="00" table:formula="of:=COM.MICROSOFT.TEXTJOIN(&quot;&quot;;;[pogoda.$D422];[pogoda.$E422])" table:style-name="ce2">
            <text:p>00</text:p>
          </table:table-cell>
          <table:table-cell office:value-type="string" office:string-value="C" table:formula="of:=IF([pogoda.$L422]=0;&quot;0&quot;;IF([pogoda.$B422]&gt;=10;&quot;C&quot;;&quot;S&quot;))" table:style-name="ce2">
            <text:p>C</text:p>
          </table:table-cell>
          <table:table-cell office:value-type="float" office:value="3" table:formula="of:=IF([.L421]=0;1;IF([.L421]=5;IF([.C421]&gt;=20;0;5);IF([.M421]=3;[.L421]+1;[.L421])))" table:style-name="ce2">
            <text:p>3</text:p>
          </table:table-cell>
          <table:table-cell office:value-type="float" office:value="2" table:formula="of:=IF([.L421]&lt;&gt;[.L422];1;[.M421]+1)" table:style-name="ce2">
            <text:p>2</text:p>
          </table:table-cell>
          <table:table-cell office:value-type="boolean" office:boolean-value="false" table:formula="of:=IF([pogoda.$D422]=[pogoda.$K422];TRUE;FALSE)" table:style-name="ce2">
            <text:p>FAŁSZ</text:p>
          </table:table-cell>
          <table:table-cell office:value-type="boolean" office:boolean-value="false" table:formula="of:=IF([pogoda.$E422]=[pogoda.$L42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22.5" table:style-name="ce1">
            <text:p>22,5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23]&gt;=20; TRUE; FALSE)" table:style-name="ce1">
            <text:p>PRAWDA</text:p>
          </table:table-cell>
          <table:table-cell office:value-type="boolean" office:boolean-value="false" table:formula="of:=IF([pogoda.$C423]&lt;=5;TRUE;FALSE)" table:style-name="ce1">
            <text:p>FAŁSZ</text:p>
          </table:table-cell>
          <table:table-cell office:value-type="boolean" office:boolean-value="false" table:formula="of:=AND([pogoda.$F423:.$G423])" table:style-name="ce2">
            <text:p>FAŁSZ</text:p>
          </table:table-cell>
          <table:table-cell office:value-type="boolean" office:boolean-value="false" table:formula="of:=IF([pogoda.$B423]&gt;[.B422];TRUE;FALSE)" table:style-name="ce2">
            <text:p>FAŁSZ</text:p>
          </table:table-cell>
          <table:table-cell office:value-type="string" office:string-value="00" table:formula="of:=COM.MICROSOFT.TEXTJOIN(&quot;&quot;;;[pogoda.$D423];[pogoda.$E423])" table:style-name="ce2">
            <text:p>00</text:p>
          </table:table-cell>
          <table:table-cell office:value-type="string" office:string-value="C" table:formula="of:=IF([pogoda.$L423]=0;&quot;0&quot;;IF([pogoda.$B423]&gt;=10;&quot;C&quot;;&quot;S&quot;))" table:style-name="ce2">
            <text:p>C</text:p>
          </table:table-cell>
          <table:table-cell office:value-type="float" office:value="3" table:formula="of:=IF([.L422]=0;1;IF([.L422]=5;IF([.C422]&gt;=20;0;5);IF([.M422]=3;[.L422]+1;[.L422])))" table:style-name="ce2">
            <text:p>3</text:p>
          </table:table-cell>
          <table:table-cell office:value-type="float" office:value="3" table:formula="of:=IF([.L422]&lt;&gt;[.L423];1;[.M422]+1)" table:style-name="ce2">
            <text:p>3</text:p>
          </table:table-cell>
          <table:table-cell office:value-type="boolean" office:boolean-value="false" table:formula="of:=IF([pogoda.$D423]=[pogoda.$K423];TRUE;FALSE)" table:style-name="ce2">
            <text:p>FAŁSZ</text:p>
          </table:table-cell>
          <table:table-cell office:value-type="boolean" office:boolean-value="false" table:formula="of:=IF([pogoda.$E423]=[pogoda.$L42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24]&gt;=20; TRUE; FALSE)" table:style-name="ce1">
            <text:p>FAŁSZ</text:p>
          </table:table-cell>
          <table:table-cell office:value-type="boolean" office:boolean-value="false" table:formula="of:=IF([pogoda.$C424]&lt;=5;TRUE;FALSE)" table:style-name="ce1">
            <text:p>FAŁSZ</text:p>
          </table:table-cell>
          <table:table-cell office:value-type="boolean" office:boolean-value="false" table:formula="of:=AND([pogoda.$F424:.$G424])" table:style-name="ce2">
            <text:p>FAŁSZ</text:p>
          </table:table-cell>
          <table:table-cell office:value-type="boolean" office:boolean-value="false" table:formula="of:=IF([pogoda.$B424]&gt;[.B423];TRUE;FALSE)" table:style-name="ce2">
            <text:p>FAŁSZ</text:p>
          </table:table-cell>
          <table:table-cell office:value-type="string" office:string-value="00" table:formula="of:=COM.MICROSOFT.TEXTJOIN(&quot;&quot;;;[pogoda.$D424];[pogoda.$E424])" table:style-name="ce2">
            <text:p>00</text:p>
          </table:table-cell>
          <table:table-cell office:value-type="string" office:string-value="C" table:formula="of:=IF([pogoda.$L424]=0;&quot;0&quot;;IF([pogoda.$B424]&gt;=10;&quot;C&quot;;&quot;S&quot;))" table:style-name="ce2">
            <text:p>C</text:p>
          </table:table-cell>
          <table:table-cell office:value-type="float" office:value="4" table:formula="of:=IF([.L423]=0;1;IF([.L423]=5;IF([.C423]&gt;=20;0;5);IF([.M423]=3;[.L423]+1;[.L423])))" table:style-name="ce2">
            <text:p>4</text:p>
          </table:table-cell>
          <table:table-cell office:value-type="float" office:value="1" table:formula="of:=IF([.L423]&lt;&gt;[.L424];1;[.M423]+1)" table:style-name="ce2">
            <text:p>1</text:p>
          </table:table-cell>
          <table:table-cell office:value-type="boolean" office:boolean-value="false" table:formula="of:=IF([pogoda.$D424]=[pogoda.$K424];TRUE;FALSE)" table:style-name="ce2">
            <text:p>FAŁSZ</text:p>
          </table:table-cell>
          <table:table-cell office:value-type="boolean" office:boolean-value="false" table:formula="of:=IF([pogoda.$E424]=[pogoda.$L42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14.8" table:style-name="ce1">
            <text:p>14,8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25]&gt;=20; TRUE; FALSE)" table:style-name="ce1">
            <text:p>FAŁSZ</text:p>
          </table:table-cell>
          <table:table-cell office:value-type="boolean" office:boolean-value="false" table:formula="of:=IF([pogoda.$C425]&lt;=5;TRUE;FALSE)" table:style-name="ce1">
            <text:p>FAŁSZ</text:p>
          </table:table-cell>
          <table:table-cell office:value-type="boolean" office:boolean-value="false" table:formula="of:=AND([pogoda.$F425:.$G425])" table:style-name="ce2">
            <text:p>FAŁSZ</text:p>
          </table:table-cell>
          <table:table-cell office:value-type="boolean" office:boolean-value="false" table:formula="of:=IF([pogoda.$B425]&gt;[.B424];TRUE;FALSE)" table:style-name="ce2">
            <text:p>FAŁSZ</text:p>
          </table:table-cell>
          <table:table-cell office:value-type="string" office:string-value="00" table:formula="of:=COM.MICROSOFT.TEXTJOIN(&quot;&quot;;;[pogoda.$D425];[pogoda.$E425])" table:style-name="ce2">
            <text:p>00</text:p>
          </table:table-cell>
          <table:table-cell office:value-type="string" office:string-value="C" table:formula="of:=IF([pogoda.$L425]=0;&quot;0&quot;;IF([pogoda.$B425]&gt;=10;&quot;C&quot;;&quot;S&quot;))" table:style-name="ce2">
            <text:p>C</text:p>
          </table:table-cell>
          <table:table-cell office:value-type="float" office:value="4" table:formula="of:=IF([.L424]=0;1;IF([.L424]=5;IF([.C424]&gt;=20;0;5);IF([.M424]=3;[.L424]+1;[.L424])))" table:style-name="ce2">
            <text:p>4</text:p>
          </table:table-cell>
          <table:table-cell office:value-type="float" office:value="2" table:formula="of:=IF([.L424]&lt;&gt;[.L425];1;[.M424]+1)" table:style-name="ce2">
            <text:p>2</text:p>
          </table:table-cell>
          <table:table-cell office:value-type="boolean" office:boolean-value="false" table:formula="of:=IF([pogoda.$D425]=[pogoda.$K425];TRUE;FALSE)" table:style-name="ce2">
            <text:p>FAŁSZ</text:p>
          </table:table-cell>
          <table:table-cell office:value-type="boolean" office:boolean-value="false" table:formula="of:=IF([pogoda.$E425]=[pogoda.$L42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11.2" table:style-name="ce1">
            <text:p>11,2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26]&gt;=20; TRUE; FALSE)" table:style-name="ce1">
            <text:p>FAŁSZ</text:p>
          </table:table-cell>
          <table:table-cell office:value-type="boolean" office:boolean-value="false" table:formula="of:=IF([pogoda.$C426]&lt;=5;TRUE;FALSE)" table:style-name="ce1">
            <text:p>FAŁSZ</text:p>
          </table:table-cell>
          <table:table-cell office:value-type="boolean" office:boolean-value="false" table:formula="of:=AND([pogoda.$F426:.$G426])" table:style-name="ce2">
            <text:p>FAŁSZ</text:p>
          </table:table-cell>
          <table:table-cell office:value-type="boolean" office:boolean-value="false" table:formula="of:=IF([pogoda.$B426]&gt;[.B425];TRUE;FALSE)" table:style-name="ce2">
            <text:p>FAŁSZ</text:p>
          </table:table-cell>
          <table:table-cell office:value-type="string" office:string-value="00" table:formula="of:=COM.MICROSOFT.TEXTJOIN(&quot;&quot;;;[pogoda.$D426];[pogoda.$E426])" table:style-name="ce2">
            <text:p>00</text:p>
          </table:table-cell>
          <table:table-cell office:value-type="string" office:string-value="C" table:formula="of:=IF([pogoda.$L426]=0;&quot;0&quot;;IF([pogoda.$B426]&gt;=10;&quot;C&quot;;&quot;S&quot;))" table:style-name="ce2">
            <text:p>C</text:p>
          </table:table-cell>
          <table:table-cell office:value-type="float" office:value="4" table:formula="of:=IF([.L425]=0;1;IF([.L425]=5;IF([.C425]&gt;=20;0;5);IF([.M425]=3;[.L425]+1;[.L425])))" table:style-name="ce2">
            <text:p>4</text:p>
          </table:table-cell>
          <table:table-cell office:value-type="float" office:value="3" table:formula="of:=IF([.L425]&lt;&gt;[.L426];1;[.M425]+1)" table:style-name="ce2">
            <text:p>3</text:p>
          </table:table-cell>
          <table:table-cell office:value-type="boolean" office:boolean-value="false" table:formula="of:=IF([pogoda.$D426]=[pogoda.$K426];TRUE;FALSE)" table:style-name="ce2">
            <text:p>FAŁSZ</text:p>
          </table:table-cell>
          <table:table-cell office:value-type="boolean" office:boolean-value="false" table:formula="of:=IF([pogoda.$E426]=[pogoda.$L42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27]&gt;=20; TRUE; FALSE)" table:style-name="ce1">
            <text:p>FAŁSZ</text:p>
          </table:table-cell>
          <table:table-cell office:value-type="boolean" office:boolean-value="false" table:formula="of:=IF([pogoda.$C427]&lt;=5;TRUE;FALSE)" table:style-name="ce1">
            <text:p>FAŁSZ</text:p>
          </table:table-cell>
          <table:table-cell office:value-type="boolean" office:boolean-value="false" table:formula="of:=AND([pogoda.$F427:.$G427])" table:style-name="ce2">
            <text:p>FAŁSZ</text:p>
          </table:table-cell>
          <table:table-cell office:value-type="boolean" office:boolean-value="false" table:formula="of:=IF([pogoda.$B427]&gt;[.B426];TRUE;FALSE)" table:style-name="ce2">
            <text:p>FAŁSZ</text:p>
          </table:table-cell>
          <table:table-cell office:value-type="string" office:string-value="00" table:formula="of:=COM.MICROSOFT.TEXTJOIN(&quot;&quot;;;[pogoda.$D427];[pogoda.$E427])" table:style-name="ce2">
            <text:p>00</text:p>
          </table:table-cell>
          <table:table-cell office:value-type="string" office:string-value="S" table:formula="of:=IF([pogoda.$L427]=0;&quot;0&quot;;IF([pogoda.$B427]&gt;=10;&quot;C&quot;;&quot;S&quot;))" table:style-name="ce2">
            <text:p>S</text:p>
          </table:table-cell>
          <table:table-cell office:value-type="float" office:value="5" table:formula="of:=IF([.L426]=0;1;IF([.L426]=5;IF([.C426]&gt;=20;0;5);IF([.M426]=3;[.L426]+1;[.L426])))" table:style-name="ce2">
            <text:p>5</text:p>
          </table:table-cell>
          <table:table-cell office:value-type="float" office:value="1" table:formula="of:=IF([.L426]&lt;&gt;[.L427];1;[.M426]+1)" table:style-name="ce2">
            <text:p>1</text:p>
          </table:table-cell>
          <table:table-cell office:value-type="boolean" office:boolean-value="false" table:formula="of:=IF([pogoda.$D427]=[pogoda.$K427];TRUE;FALSE)" table:style-name="ce2">
            <text:p>FAŁSZ</text:p>
          </table:table-cell>
          <table:table-cell office:value-type="boolean" office:boolean-value="false" table:formula="of:=IF([pogoda.$E427]=[pogoda.$L42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28]&gt;=20; TRUE; FALSE)" table:style-name="ce1">
            <text:p>FAŁSZ</text:p>
          </table:table-cell>
          <table:table-cell office:value-type="boolean" office:boolean-value="true" table:formula="of:=IF([pogoda.$C428]&lt;=5;TRUE;FALSE)" table:style-name="ce1">
            <text:p>PRAWDA</text:p>
          </table:table-cell>
          <table:table-cell office:value-type="boolean" office:boolean-value="false" table:formula="of:=AND([pogoda.$F428:.$G428])" table:style-name="ce2">
            <text:p>FAŁSZ</text:p>
          </table:table-cell>
          <table:table-cell office:value-type="boolean" office:boolean-value="false" table:formula="of:=IF([pogoda.$B428]&gt;[.B427];TRUE;FALSE)" table:style-name="ce2">
            <text:p>FAŁSZ</text:p>
          </table:table-cell>
          <table:table-cell office:value-type="string" office:string-value="00" table:formula="of:=COM.MICROSOFT.TEXTJOIN(&quot;&quot;;;[pogoda.$D428];[pogoda.$E428])" table:style-name="ce2">
            <text:p>00</text:p>
          </table:table-cell>
          <table:table-cell office:value-type="string" office:string-value="0" table:formula="of:=IF([pogoda.$L428]=0;&quot;0&quot;;IF([pogoda.$B428]&gt;=10;&quot;C&quot;;&quot;S&quot;))" table:style-name="ce2">
            <text:p>0</text:p>
          </table:table-cell>
          <table:table-cell office:value-type="float" office:value="0" table:formula="of:=IF([.L427]=0;1;IF([.L427]=5;IF([.C427]&gt;=20;0;5);IF([.M427]=3;[.L427]+1;[.L427])))" table:style-name="ce2">
            <text:p>0</text:p>
          </table:table-cell>
          <table:table-cell office:value-type="float" office:value="1" table:formula="of:=IF([.L427]&lt;&gt;[.L428];1;[.M427]+1)" table:style-name="ce2">
            <text:p>1</text:p>
          </table:table-cell>
          <table:table-cell office:value-type="boolean" office:boolean-value="true" table:formula="of:=IF([pogoda.$D428]=[pogoda.$K428];TRUE;FALSE)" table:style-name="ce2">
            <text:p>PRAWDA</text:p>
          </table:table-cell>
          <table:table-cell office:value-type="boolean" office:boolean-value="true" table:formula="of:=IF([pogoda.$E428]=[pogoda.$L428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8.6" table:style-name="ce1">
            <text:p>8,6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29]&gt;=20; TRUE; FALSE)" table:style-name="ce1">
            <text:p>FAŁSZ</text:p>
          </table:table-cell>
          <table:table-cell office:value-type="boolean" office:boolean-value="true" table:formula="of:=IF([pogoda.$C429]&lt;=5;TRUE;FALSE)" table:style-name="ce1">
            <text:p>PRAWDA</text:p>
          </table:table-cell>
          <table:table-cell office:value-type="boolean" office:boolean-value="false" table:formula="of:=AND([pogoda.$F429:.$G429])" table:style-name="ce2">
            <text:p>FAŁSZ</text:p>
          </table:table-cell>
          <table:table-cell office:value-type="boolean" office:boolean-value="true" table:formula="of:=IF([pogoda.$B429]&gt;[.B428];TRUE;FALSE)" table:style-name="ce2">
            <text:p>PRAWDA</text:p>
          </table:table-cell>
          <table:table-cell office:value-type="string" office:string-value="00" table:formula="of:=COM.MICROSOFT.TEXTJOIN(&quot;&quot;;;[pogoda.$D429];[pogoda.$E429])" table:style-name="ce2">
            <text:p>00</text:p>
          </table:table-cell>
          <table:table-cell office:value-type="string" office:string-value="S" table:formula="of:=IF([pogoda.$L429]=0;&quot;0&quot;;IF([pogoda.$B429]&gt;=10;&quot;C&quot;;&quot;S&quot;))" table:style-name="ce2">
            <text:p>S</text:p>
          </table:table-cell>
          <table:table-cell office:value-type="float" office:value="1" table:formula="of:=IF([.L428]=0;1;IF([.L428]=5;IF([.C428]&gt;=20;0;5);IF([.M428]=3;[.L428]+1;[.L428])))" table:style-name="ce2">
            <text:p>1</text:p>
          </table:table-cell>
          <table:table-cell office:value-type="float" office:value="1" table:formula="of:=IF([.L428]&lt;&gt;[.L429];1;[.M428]+1)" table:style-name="ce2">
            <text:p>1</text:p>
          </table:table-cell>
          <table:table-cell office:value-type="boolean" office:boolean-value="false" table:formula="of:=IF([pogoda.$D429]=[pogoda.$K429];TRUE;FALSE)" table:style-name="ce2">
            <text:p>FAŁSZ</text:p>
          </table:table-cell>
          <table:table-cell office:value-type="boolean" office:boolean-value="false" table:formula="of:=IF([pogoda.$E429]=[pogoda.$L42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10.199999999999999" table:style-name="ce1">
            <text:p>10,2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0]&gt;=20; TRUE; FALSE)" table:style-name="ce1">
            <text:p>FAŁSZ</text:p>
          </table:table-cell>
          <table:table-cell office:value-type="boolean" office:boolean-value="true" table:formula="of:=IF([pogoda.$C430]&lt;=5;TRUE;FALSE)" table:style-name="ce1">
            <text:p>PRAWDA</text:p>
          </table:table-cell>
          <table:table-cell office:value-type="boolean" office:boolean-value="false" table:formula="of:=AND([pogoda.$F430:.$G430])" table:style-name="ce2">
            <text:p>FAŁSZ</text:p>
          </table:table-cell>
          <table:table-cell office:value-type="boolean" office:boolean-value="true" table:formula="of:=IF([pogoda.$B430]&gt;[.B429];TRUE;FALSE)" table:style-name="ce2">
            <text:p>PRAWDA</text:p>
          </table:table-cell>
          <table:table-cell office:value-type="string" office:string-value="00" table:formula="of:=COM.MICROSOFT.TEXTJOIN(&quot;&quot;;;[pogoda.$D430];[pogoda.$E430])" table:style-name="ce2">
            <text:p>00</text:p>
          </table:table-cell>
          <table:table-cell office:value-type="string" office:string-value="C" table:formula="of:=IF([pogoda.$L430]=0;&quot;0&quot;;IF([pogoda.$B430]&gt;=10;&quot;C&quot;;&quot;S&quot;))" table:style-name="ce2">
            <text:p>C</text:p>
          </table:table-cell>
          <table:table-cell office:value-type="float" office:value="1" table:formula="of:=IF([.L429]=0;1;IF([.L429]=5;IF([.C429]&gt;=20;0;5);IF([.M429]=3;[.L429]+1;[.L429])))" table:style-name="ce2">
            <text:p>1</text:p>
          </table:table-cell>
          <table:table-cell office:value-type="float" office:value="2" table:formula="of:=IF([.L429]&lt;&gt;[.L430];1;[.M429]+1)" table:style-name="ce2">
            <text:p>2</text:p>
          </table:table-cell>
          <table:table-cell office:value-type="boolean" office:boolean-value="false" table:formula="of:=IF([pogoda.$D430]=[pogoda.$K430];TRUE;FALSE)" table:style-name="ce2">
            <text:p>FAŁSZ</text:p>
          </table:table-cell>
          <table:table-cell office:value-type="boolean" office:boolean-value="false" table:formula="of:=IF([pogoda.$E430]=[pogoda.$L43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11.8" table:style-name="ce1">
            <text:p>11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1]&gt;=20; TRUE; FALSE)" table:style-name="ce1">
            <text:p>FAŁSZ</text:p>
          </table:table-cell>
          <table:table-cell office:value-type="boolean" office:boolean-value="true" table:formula="of:=IF([pogoda.$C431]&lt;=5;TRUE;FALSE)" table:style-name="ce1">
            <text:p>PRAWDA</text:p>
          </table:table-cell>
          <table:table-cell office:value-type="boolean" office:boolean-value="false" table:formula="of:=AND([pogoda.$F431:.$G431])" table:style-name="ce2">
            <text:p>FAŁSZ</text:p>
          </table:table-cell>
          <table:table-cell office:value-type="boolean" office:boolean-value="true" table:formula="of:=IF([pogoda.$B431]&gt;[.B430];TRUE;FALSE)" table:style-name="ce2">
            <text:p>PRAWDA</text:p>
          </table:table-cell>
          <table:table-cell office:value-type="string" office:string-value="00" table:formula="of:=COM.MICROSOFT.TEXTJOIN(&quot;&quot;;;[pogoda.$D431];[pogoda.$E431])" table:style-name="ce2">
            <text:p>00</text:p>
          </table:table-cell>
          <table:table-cell office:value-type="string" office:string-value="C" table:formula="of:=IF([pogoda.$L431]=0;&quot;0&quot;;IF([pogoda.$B431]&gt;=10;&quot;C&quot;;&quot;S&quot;))" table:style-name="ce2">
            <text:p>C</text:p>
          </table:table-cell>
          <table:table-cell office:value-type="float" office:value="1" table:formula="of:=IF([.L430]=0;1;IF([.L430]=5;IF([.C430]&gt;=20;0;5);IF([.M430]=3;[.L430]+1;[.L430])))" table:style-name="ce2">
            <text:p>1</text:p>
          </table:table-cell>
          <table:table-cell office:value-type="float" office:value="3" table:formula="of:=IF([.L430]&lt;&gt;[.L431];1;[.M430]+1)" table:style-name="ce2">
            <text:p>3</text:p>
          </table:table-cell>
          <table:table-cell office:value-type="boolean" office:boolean-value="false" table:formula="of:=IF([pogoda.$D431]=[pogoda.$K431];TRUE;FALSE)" table:style-name="ce2">
            <text:p>FAŁSZ</text:p>
          </table:table-cell>
          <table:table-cell office:value-type="boolean" office:boolean-value="false" table:formula="of:=IF([pogoda.$E431]=[pogoda.$L43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12.7" table:style-name="ce1">
            <text:p>12,7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2]&gt;=20; TRUE; FALSE)" table:style-name="ce1">
            <text:p>FAŁSZ</text:p>
          </table:table-cell>
          <table:table-cell office:value-type="boolean" office:boolean-value="false" table:formula="of:=IF([pogoda.$C432]&lt;=5;TRUE;FALSE)" table:style-name="ce1">
            <text:p>FAŁSZ</text:p>
          </table:table-cell>
          <table:table-cell office:value-type="boolean" office:boolean-value="false" table:formula="of:=AND([pogoda.$F432:.$G432])" table:style-name="ce2">
            <text:p>FAŁSZ</text:p>
          </table:table-cell>
          <table:table-cell office:value-type="boolean" office:boolean-value="true" table:formula="of:=IF([pogoda.$B432]&gt;[.B431];TRUE;FALSE)" table:style-name="ce2">
            <text:p>PRAWDA</text:p>
          </table:table-cell>
          <table:table-cell office:value-type="string" office:string-value="00" table:formula="of:=COM.MICROSOFT.TEXTJOIN(&quot;&quot;;;[pogoda.$D432];[pogoda.$E432])" table:style-name="ce2">
            <text:p>00</text:p>
          </table:table-cell>
          <table:table-cell office:value-type="string" office:string-value="C" table:formula="of:=IF([pogoda.$L432]=0;&quot;0&quot;;IF([pogoda.$B432]&gt;=10;&quot;C&quot;;&quot;S&quot;))" table:style-name="ce2">
            <text:p>C</text:p>
          </table:table-cell>
          <table:table-cell office:value-type="float" office:value="2" table:formula="of:=IF([.L431]=0;1;IF([.L431]=5;IF([.C431]&gt;=20;0;5);IF([.M431]=3;[.L431]+1;[.L431])))" table:style-name="ce2">
            <text:p>2</text:p>
          </table:table-cell>
          <table:table-cell office:value-type="float" office:value="1" table:formula="of:=IF([.L431]&lt;&gt;[.L432];1;[.M431]+1)" table:style-name="ce2">
            <text:p>1</text:p>
          </table:table-cell>
          <table:table-cell office:value-type="boolean" office:boolean-value="false" table:formula="of:=IF([pogoda.$D432]=[pogoda.$K432];TRUE;FALSE)" table:style-name="ce2">
            <text:p>FAŁSZ</text:p>
          </table:table-cell>
          <table:table-cell office:value-type="boolean" office:boolean-value="false" table:formula="of:=IF([pogoda.$E432]=[pogoda.$L43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12.2" table:style-name="ce1">
            <text:p>12,2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3]&gt;=20; TRUE; FALSE)" table:style-name="ce1">
            <text:p>FAŁSZ</text:p>
          </table:table-cell>
          <table:table-cell office:value-type="boolean" office:boolean-value="false" table:formula="of:=IF([pogoda.$C433]&lt;=5;TRUE;FALSE)" table:style-name="ce1">
            <text:p>FAŁSZ</text:p>
          </table:table-cell>
          <table:table-cell office:value-type="boolean" office:boolean-value="false" table:formula="of:=AND([pogoda.$F433:.$G433])" table:style-name="ce2">
            <text:p>FAŁSZ</text:p>
          </table:table-cell>
          <table:table-cell office:value-type="boolean" office:boolean-value="false" table:formula="of:=IF([pogoda.$B433]&gt;[.B432];TRUE;FALSE)" table:style-name="ce2">
            <text:p>FAŁSZ</text:p>
          </table:table-cell>
          <table:table-cell office:value-type="string" office:string-value="00" table:formula="of:=COM.MICROSOFT.TEXTJOIN(&quot;&quot;;;[pogoda.$D433];[pogoda.$E433])" table:style-name="ce2">
            <text:p>00</text:p>
          </table:table-cell>
          <table:table-cell office:value-type="string" office:string-value="C" table:formula="of:=IF([pogoda.$L433]=0;&quot;0&quot;;IF([pogoda.$B433]&gt;=10;&quot;C&quot;;&quot;S&quot;))" table:style-name="ce2">
            <text:p>C</text:p>
          </table:table-cell>
          <table:table-cell office:value-type="float" office:value="2" table:formula="of:=IF([.L432]=0;1;IF([.L432]=5;IF([.C432]&gt;=20;0;5);IF([.M432]=3;[.L432]+1;[.L432])))" table:style-name="ce2">
            <text:p>2</text:p>
          </table:table-cell>
          <table:table-cell office:value-type="float" office:value="2" table:formula="of:=IF([.L432]&lt;&gt;[.L433];1;[.M432]+1)" table:style-name="ce2">
            <text:p>2</text:p>
          </table:table-cell>
          <table:table-cell office:value-type="boolean" office:boolean-value="false" table:formula="of:=IF([pogoda.$D433]=[pogoda.$K433];TRUE;FALSE)" table:style-name="ce2">
            <text:p>FAŁSZ</text:p>
          </table:table-cell>
          <table:table-cell office:value-type="boolean" office:boolean-value="false" table:formula="of:=IF([pogoda.$E433]=[pogoda.$L43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10.3" table:style-name="ce1">
            <text:p>10,3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4]&gt;=20; TRUE; FALSE)" table:style-name="ce1">
            <text:p>FAŁSZ</text:p>
          </table:table-cell>
          <table:table-cell office:value-type="boolean" office:boolean-value="false" table:formula="of:=IF([pogoda.$C434]&lt;=5;TRUE;FALSE)" table:style-name="ce1">
            <text:p>FAŁSZ</text:p>
          </table:table-cell>
          <table:table-cell office:value-type="boolean" office:boolean-value="false" table:formula="of:=AND([pogoda.$F434:.$G434])" table:style-name="ce2">
            <text:p>FAŁSZ</text:p>
          </table:table-cell>
          <table:table-cell office:value-type="boolean" office:boolean-value="false" table:formula="of:=IF([pogoda.$B434]&gt;[.B433];TRUE;FALSE)" table:style-name="ce2">
            <text:p>FAŁSZ</text:p>
          </table:table-cell>
          <table:table-cell office:value-type="string" office:string-value="00" table:formula="of:=COM.MICROSOFT.TEXTJOIN(&quot;&quot;;;[pogoda.$D434];[pogoda.$E434])" table:style-name="ce2">
            <text:p>00</text:p>
          </table:table-cell>
          <table:table-cell office:value-type="string" office:string-value="C" table:formula="of:=IF([pogoda.$L434]=0;&quot;0&quot;;IF([pogoda.$B434]&gt;=10;&quot;C&quot;;&quot;S&quot;))" table:style-name="ce2">
            <text:p>C</text:p>
          </table:table-cell>
          <table:table-cell office:value-type="float" office:value="2" table:formula="of:=IF([.L433]=0;1;IF([.L433]=5;IF([.C433]&gt;=20;0;5);IF([.M433]=3;[.L433]+1;[.L433])))" table:style-name="ce2">
            <text:p>2</text:p>
          </table:table-cell>
          <table:table-cell office:value-type="float" office:value="3" table:formula="of:=IF([.L433]&lt;&gt;[.L434];1;[.M433]+1)" table:style-name="ce2">
            <text:p>3</text:p>
          </table:table-cell>
          <table:table-cell office:value-type="boolean" office:boolean-value="false" table:formula="of:=IF([pogoda.$D434]=[pogoda.$K434];TRUE;FALSE)" table:style-name="ce2">
            <text:p>FAŁSZ</text:p>
          </table:table-cell>
          <table:table-cell office:value-type="boolean" office:boolean-value="false" table:formula="of:=IF([pogoda.$E434]=[pogoda.$L43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7.4" table:style-name="ce1">
            <text:p>7,4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5]&gt;=20; TRUE; FALSE)" table:style-name="ce1">
            <text:p>FAŁSZ</text:p>
          </table:table-cell>
          <table:table-cell office:value-type="boolean" office:boolean-value="false" table:formula="of:=IF([pogoda.$C435]&lt;=5;TRUE;FALSE)" table:style-name="ce1">
            <text:p>FAŁSZ</text:p>
          </table:table-cell>
          <table:table-cell office:value-type="boolean" office:boolean-value="false" table:formula="of:=AND([pogoda.$F435:.$G435])" table:style-name="ce2">
            <text:p>FAŁSZ</text:p>
          </table:table-cell>
          <table:table-cell office:value-type="boolean" office:boolean-value="false" table:formula="of:=IF([pogoda.$B435]&gt;[.B434];TRUE;FALSE)" table:style-name="ce2">
            <text:p>FAŁSZ</text:p>
          </table:table-cell>
          <table:table-cell office:value-type="string" office:string-value="00" table:formula="of:=COM.MICROSOFT.TEXTJOIN(&quot;&quot;;;[pogoda.$D435];[pogoda.$E435])" table:style-name="ce2">
            <text:p>00</text:p>
          </table:table-cell>
          <table:table-cell office:value-type="string" office:string-value="S" table:formula="of:=IF([pogoda.$L435]=0;&quot;0&quot;;IF([pogoda.$B435]&gt;=10;&quot;C&quot;;&quot;S&quot;))" table:style-name="ce2">
            <text:p>S</text:p>
          </table:table-cell>
          <table:table-cell office:value-type="float" office:value="3" table:formula="of:=IF([.L434]=0;1;IF([.L434]=5;IF([.C434]&gt;=20;0;5);IF([.M434]=3;[.L434]+1;[.L434])))" table:style-name="ce2">
            <text:p>3</text:p>
          </table:table-cell>
          <table:table-cell office:value-type="float" office:value="1" table:formula="of:=IF([.L434]&lt;&gt;[.L435];1;[.M434]+1)" table:style-name="ce2">
            <text:p>1</text:p>
          </table:table-cell>
          <table:table-cell office:value-type="boolean" office:boolean-value="false" table:formula="of:=IF([pogoda.$D435]=[pogoda.$K435];TRUE;FALSE)" table:style-name="ce2">
            <text:p>FAŁSZ</text:p>
          </table:table-cell>
          <table:table-cell office:value-type="boolean" office:boolean-value="false" table:formula="of:=IF([pogoda.$E435]=[pogoda.$L43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6]&gt;=20; TRUE; FALSE)" table:style-name="ce1">
            <text:p>FAŁSZ</text:p>
          </table:table-cell>
          <table:table-cell office:value-type="boolean" office:boolean-value="false" table:formula="of:=IF([pogoda.$C436]&lt;=5;TRUE;FALSE)" table:style-name="ce1">
            <text:p>FAŁSZ</text:p>
          </table:table-cell>
          <table:table-cell office:value-type="boolean" office:boolean-value="false" table:formula="of:=AND([pogoda.$F436:.$G436])" table:style-name="ce2">
            <text:p>FAŁSZ</text:p>
          </table:table-cell>
          <table:table-cell office:value-type="boolean" office:boolean-value="false" table:formula="of:=IF([pogoda.$B436]&gt;[.B435];TRUE;FALSE)" table:style-name="ce2">
            <text:p>FAŁSZ</text:p>
          </table:table-cell>
          <table:table-cell office:value-type="string" office:string-value="00" table:formula="of:=COM.MICROSOFT.TEXTJOIN(&quot;&quot;;;[pogoda.$D436];[pogoda.$E436])" table:style-name="ce2">
            <text:p>00</text:p>
          </table:table-cell>
          <table:table-cell office:value-type="string" office:string-value="S" table:formula="of:=IF([pogoda.$L436]=0;&quot;0&quot;;IF([pogoda.$B436]&gt;=10;&quot;C&quot;;&quot;S&quot;))" table:style-name="ce2">
            <text:p>S</text:p>
          </table:table-cell>
          <table:table-cell office:value-type="float" office:value="3" table:formula="of:=IF([.L435]=0;1;IF([.L435]=5;IF([.C435]&gt;=20;0;5);IF([.M435]=3;[.L435]+1;[.L435])))" table:style-name="ce2">
            <text:p>3</text:p>
          </table:table-cell>
          <table:table-cell office:value-type="float" office:value="2" table:formula="of:=IF([.L435]&lt;&gt;[.L436];1;[.M435]+1)" table:style-name="ce2">
            <text:p>2</text:p>
          </table:table-cell>
          <table:table-cell office:value-type="boolean" office:boolean-value="false" table:formula="of:=IF([pogoda.$D436]=[pogoda.$K436];TRUE;FALSE)" table:style-name="ce2">
            <text:p>FAŁSZ</text:p>
          </table:table-cell>
          <table:table-cell office:value-type="boolean" office:boolean-value="false" table:formula="of:=IF([pogoda.$E436]=[pogoda.$L43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1.4" table:style-name="ce1">
            <text:p>1,4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7]&gt;=20; TRUE; FALSE)" table:style-name="ce1">
            <text:p>FAŁSZ</text:p>
          </table:table-cell>
          <table:table-cell office:value-type="boolean" office:boolean-value="false" table:formula="of:=IF([pogoda.$C437]&lt;=5;TRUE;FALSE)" table:style-name="ce1">
            <text:p>FAŁSZ</text:p>
          </table:table-cell>
          <table:table-cell office:value-type="boolean" office:boolean-value="false" table:formula="of:=AND([pogoda.$F437:.$G437])" table:style-name="ce2">
            <text:p>FAŁSZ</text:p>
          </table:table-cell>
          <table:table-cell office:value-type="boolean" office:boolean-value="false" table:formula="of:=IF([pogoda.$B437]&gt;[.B436];TRUE;FALSE)" table:style-name="ce2">
            <text:p>FAŁSZ</text:p>
          </table:table-cell>
          <table:table-cell office:value-type="string" office:string-value="00" table:formula="of:=COM.MICROSOFT.TEXTJOIN(&quot;&quot;;;[pogoda.$D437];[pogoda.$E437])" table:style-name="ce2">
            <text:p>00</text:p>
          </table:table-cell>
          <table:table-cell office:value-type="string" office:string-value="S" table:formula="of:=IF([pogoda.$L437]=0;&quot;0&quot;;IF([pogoda.$B437]&gt;=10;&quot;C&quot;;&quot;S&quot;))" table:style-name="ce2">
            <text:p>S</text:p>
          </table:table-cell>
          <table:table-cell office:value-type="float" office:value="3" table:formula="of:=IF([.L436]=0;1;IF([.L436]=5;IF([.C436]&gt;=20;0;5);IF([.M436]=3;[.L436]+1;[.L436])))" table:style-name="ce2">
            <text:p>3</text:p>
          </table:table-cell>
          <table:table-cell office:value-type="float" office:value="3" table:formula="of:=IF([.L436]&lt;&gt;[.L437];1;[.M436]+1)" table:style-name="ce2">
            <text:p>3</text:p>
          </table:table-cell>
          <table:table-cell office:value-type="boolean" office:boolean-value="false" table:formula="of:=IF([pogoda.$D437]=[pogoda.$K437];TRUE;FALSE)" table:style-name="ce2">
            <text:p>FAŁSZ</text:p>
          </table:table-cell>
          <table:table-cell office:value-type="boolean" office:boolean-value="false" table:formula="of:=IF([pogoda.$E437]=[pogoda.$L43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0.1" table:style-name="ce1">
            <text:p>0,1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8]&gt;=20; TRUE; FALSE)" table:style-name="ce1">
            <text:p>FAŁSZ</text:p>
          </table:table-cell>
          <table:table-cell office:value-type="boolean" office:boolean-value="false" table:formula="of:=IF([pogoda.$C438]&lt;=5;TRUE;FALSE)" table:style-name="ce1">
            <text:p>FAŁSZ</text:p>
          </table:table-cell>
          <table:table-cell office:value-type="boolean" office:boolean-value="false" table:formula="of:=AND([pogoda.$F438:.$G438])" table:style-name="ce2">
            <text:p>FAŁSZ</text:p>
          </table:table-cell>
          <table:table-cell office:value-type="boolean" office:boolean-value="false" table:formula="of:=IF([pogoda.$B438]&gt;[.B437];TRUE;FALSE)" table:style-name="ce2">
            <text:p>FAŁSZ</text:p>
          </table:table-cell>
          <table:table-cell office:value-type="string" office:string-value="00" table:formula="of:=COM.MICROSOFT.TEXTJOIN(&quot;&quot;;;[pogoda.$D438];[pogoda.$E438])" table:style-name="ce2">
            <text:p>00</text:p>
          </table:table-cell>
          <table:table-cell office:value-type="string" office:string-value="S" table:formula="of:=IF([pogoda.$L438]=0;&quot;0&quot;;IF([pogoda.$B438]&gt;=10;&quot;C&quot;;&quot;S&quot;))" table:style-name="ce2">
            <text:p>S</text:p>
          </table:table-cell>
          <table:table-cell office:value-type="float" office:value="4" table:formula="of:=IF([.L437]=0;1;IF([.L437]=5;IF([.C437]&gt;=20;0;5);IF([.M437]=3;[.L437]+1;[.L437])))" table:style-name="ce2">
            <text:p>4</text:p>
          </table:table-cell>
          <table:table-cell office:value-type="float" office:value="1" table:formula="of:=IF([.L437]&lt;&gt;[.L438];1;[.M437]+1)" table:style-name="ce2">
            <text:p>1</text:p>
          </table:table-cell>
          <table:table-cell office:value-type="boolean" office:boolean-value="false" table:formula="of:=IF([pogoda.$D438]=[pogoda.$K438];TRUE;FALSE)" table:style-name="ce2">
            <text:p>FAŁSZ</text:p>
          </table:table-cell>
          <table:table-cell office:value-type="boolean" office:boolean-value="false" table:formula="of:=IF([pogoda.$E438]=[pogoda.$L43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0.5" table:style-name="ce1">
            <text:p>0,5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39]&gt;=20; TRUE; FALSE)" table:style-name="ce1">
            <text:p>FAŁSZ</text:p>
          </table:table-cell>
          <table:table-cell office:value-type="boolean" office:boolean-value="false" table:formula="of:=IF([pogoda.$C439]&lt;=5;TRUE;FALSE)" table:style-name="ce1">
            <text:p>FAŁSZ</text:p>
          </table:table-cell>
          <table:table-cell office:value-type="boolean" office:boolean-value="false" table:formula="of:=AND([pogoda.$F439:.$G439])" table:style-name="ce2">
            <text:p>FAŁSZ</text:p>
          </table:table-cell>
          <table:table-cell office:value-type="boolean" office:boolean-value="true" table:formula="of:=IF([pogoda.$B439]&gt;[.B438];TRUE;FALSE)" table:style-name="ce2">
            <text:p>PRAWDA</text:p>
          </table:table-cell>
          <table:table-cell office:value-type="string" office:string-value="00" table:formula="of:=COM.MICROSOFT.TEXTJOIN(&quot;&quot;;;[pogoda.$D439];[pogoda.$E439])" table:style-name="ce2">
            <text:p>00</text:p>
          </table:table-cell>
          <table:table-cell office:value-type="string" office:string-value="S" table:formula="of:=IF([pogoda.$L439]=0;&quot;0&quot;;IF([pogoda.$B439]&gt;=10;&quot;C&quot;;&quot;S&quot;))" table:style-name="ce2">
            <text:p>S</text:p>
          </table:table-cell>
          <table:table-cell office:value-type="float" office:value="4" table:formula="of:=IF([.L438]=0;1;IF([.L438]=5;IF([.C438]&gt;=20;0;5);IF([.M438]=3;[.L438]+1;[.L438])))" table:style-name="ce2">
            <text:p>4</text:p>
          </table:table-cell>
          <table:table-cell office:value-type="float" office:value="2" table:formula="of:=IF([.L438]&lt;&gt;[.L439];1;[.M438]+1)" table:style-name="ce2">
            <text:p>2</text:p>
          </table:table-cell>
          <table:table-cell office:value-type="boolean" office:boolean-value="false" table:formula="of:=IF([pogoda.$D439]=[pogoda.$K439];TRUE;FALSE)" table:style-name="ce2">
            <text:p>FAŁSZ</text:p>
          </table:table-cell>
          <table:table-cell office:value-type="boolean" office:boolean-value="false" table:formula="of:=IF([pogoda.$E439]=[pogoda.$L43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.5" table:style-name="ce1">
            <text:p>2,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0]&gt;=20; TRUE; FALSE)" table:style-name="ce1">
            <text:p>FAŁSZ</text:p>
          </table:table-cell>
          <table:table-cell office:value-type="boolean" office:boolean-value="true" table:formula="of:=IF([pogoda.$C440]&lt;=5;TRUE;FALSE)" table:style-name="ce1">
            <text:p>PRAWDA</text:p>
          </table:table-cell>
          <table:table-cell office:value-type="boolean" office:boolean-value="false" table:formula="of:=AND([pogoda.$F440:.$G440])" table:style-name="ce2">
            <text:p>FAŁSZ</text:p>
          </table:table-cell>
          <table:table-cell office:value-type="boolean" office:boolean-value="true" table:formula="of:=IF([pogoda.$B440]&gt;[.B439];TRUE;FALSE)" table:style-name="ce2">
            <text:p>PRAWDA</text:p>
          </table:table-cell>
          <table:table-cell office:value-type="string" office:string-value="00" table:formula="of:=COM.MICROSOFT.TEXTJOIN(&quot;&quot;;;[pogoda.$D440];[pogoda.$E440])" table:style-name="ce2">
            <text:p>00</text:p>
          </table:table-cell>
          <table:table-cell office:value-type="string" office:string-value="S" table:formula="of:=IF([pogoda.$L440]=0;&quot;0&quot;;IF([pogoda.$B440]&gt;=10;&quot;C&quot;;&quot;S&quot;))" table:style-name="ce2">
            <text:p>S</text:p>
          </table:table-cell>
          <table:table-cell office:value-type="float" office:value="4" table:formula="of:=IF([.L439]=0;1;IF([.L439]=5;IF([.C439]&gt;=20;0;5);IF([.M439]=3;[.L439]+1;[.L439])))" table:style-name="ce2">
            <text:p>4</text:p>
          </table:table-cell>
          <table:table-cell office:value-type="float" office:value="3" table:formula="of:=IF([.L439]&lt;&gt;[.L440];1;[.M439]+1)" table:style-name="ce2">
            <text:p>3</text:p>
          </table:table-cell>
          <table:table-cell office:value-type="boolean" office:boolean-value="false" table:formula="of:=IF([pogoda.$D440]=[pogoda.$K440];TRUE;FALSE)" table:style-name="ce2">
            <text:p>FAŁSZ</text:p>
          </table:table-cell>
          <table:table-cell office:value-type="boolean" office:boolean-value="false" table:formula="of:=IF([pogoda.$E440]=[pogoda.$L44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5.5" table:style-name="ce1">
            <text:p>5,5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1]&gt;=20; TRUE; FALSE)" table:style-name="ce1">
            <text:p>FAŁSZ</text:p>
          </table:table-cell>
          <table:table-cell office:value-type="boolean" office:boolean-value="false" table:formula="of:=IF([pogoda.$C441]&lt;=5;TRUE;FALSE)" table:style-name="ce1">
            <text:p>FAŁSZ</text:p>
          </table:table-cell>
          <table:table-cell office:value-type="boolean" office:boolean-value="false" table:formula="of:=AND([pogoda.$F441:.$G441])" table:style-name="ce2">
            <text:p>FAŁSZ</text:p>
          </table:table-cell>
          <table:table-cell office:value-type="boolean" office:boolean-value="true" table:formula="of:=IF([pogoda.$B441]&gt;[.B440];TRUE;FALSE)" table:style-name="ce2">
            <text:p>PRAWDA</text:p>
          </table:table-cell>
          <table:table-cell office:value-type="string" office:string-value="00" table:formula="of:=COM.MICROSOFT.TEXTJOIN(&quot;&quot;;;[pogoda.$D441];[pogoda.$E441])" table:style-name="ce2">
            <text:p>00</text:p>
          </table:table-cell>
          <table:table-cell office:value-type="string" office:string-value="S" table:formula="of:=IF([pogoda.$L441]=0;&quot;0&quot;;IF([pogoda.$B441]&gt;=10;&quot;C&quot;;&quot;S&quot;))" table:style-name="ce2">
            <text:p>S</text:p>
          </table:table-cell>
          <table:table-cell office:value-type="float" office:value="5" table:formula="of:=IF([.L440]=0;1;IF([.L440]=5;IF([.C440]&gt;=20;0;5);IF([.M440]=3;[.L440]+1;[.L440])))" table:style-name="ce2">
            <text:p>5</text:p>
          </table:table-cell>
          <table:table-cell office:value-type="float" office:value="1" table:formula="of:=IF([.L440]&lt;&gt;[.L441];1;[.M440]+1)" table:style-name="ce2">
            <text:p>1</text:p>
          </table:table-cell>
          <table:table-cell office:value-type="boolean" office:boolean-value="false" table:formula="of:=IF([pogoda.$D441]=[pogoda.$K441];TRUE;FALSE)" table:style-name="ce2">
            <text:p>FAŁSZ</text:p>
          </table:table-cell>
          <table:table-cell office:value-type="boolean" office:boolean-value="false" table:formula="of:=IF([pogoda.$E441]=[pogoda.$L44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2]&gt;=20; TRUE; FALSE)" table:style-name="ce1">
            <text:p>FAŁSZ</text:p>
          </table:table-cell>
          <table:table-cell office:value-type="boolean" office:boolean-value="false" table:formula="of:=IF([pogoda.$C442]&lt;=5;TRUE;FALSE)" table:style-name="ce1">
            <text:p>FAŁSZ</text:p>
          </table:table-cell>
          <table:table-cell office:value-type="boolean" office:boolean-value="false" table:formula="of:=AND([pogoda.$F442:.$G442])" table:style-name="ce2">
            <text:p>FAŁSZ</text:p>
          </table:table-cell>
          <table:table-cell office:value-type="boolean" office:boolean-value="true" table:formula="of:=IF([pogoda.$B442]&gt;[.B441];TRUE;FALSE)" table:style-name="ce2">
            <text:p>PRAWDA</text:p>
          </table:table-cell>
          <table:table-cell office:value-type="string" office:string-value="00" table:formula="of:=COM.MICROSOFT.TEXTJOIN(&quot;&quot;;;[pogoda.$D442];[pogoda.$E442])" table:style-name="ce2">
            <text:p>00</text:p>
          </table:table-cell>
          <table:table-cell office:value-type="string" office:string-value="S" table:formula="of:=IF([pogoda.$L442]=0;&quot;0&quot;;IF([pogoda.$B442]&gt;=10;&quot;C&quot;;&quot;S&quot;))" table:style-name="ce2">
            <text:p>S</text:p>
          </table:table-cell>
          <table:table-cell office:value-type="float" office:value="5" table:formula="of:=IF([.L441]=0;1;IF([.L441]=5;IF([.C441]&gt;=20;0;5);IF([.M441]=3;[.L441]+1;[.L441])))" table:style-name="ce2">
            <text:p>5</text:p>
          </table:table-cell>
          <table:table-cell office:value-type="float" office:value="2" table:formula="of:=IF([.L441]&lt;&gt;[.L442];1;[.M441]+1)" table:style-name="ce2">
            <text:p>2</text:p>
          </table:table-cell>
          <table:table-cell office:value-type="boolean" office:boolean-value="false" table:formula="of:=IF([pogoda.$D442]=[pogoda.$K442];TRUE;FALSE)" table:style-name="ce2">
            <text:p>FAŁSZ</text:p>
          </table:table-cell>
          <table:table-cell office:value-type="boolean" office:boolean-value="false" table:formula="of:=IF([pogoda.$E442]=[pogoda.$L44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11.1" table:style-name="ce1">
            <text:p>11,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3]&gt;=20; TRUE; FALSE)" table:style-name="ce1">
            <text:p>FAŁSZ</text:p>
          </table:table-cell>
          <table:table-cell office:value-type="boolean" office:boolean-value="true" table:formula="of:=IF([pogoda.$C443]&lt;=5;TRUE;FALSE)" table:style-name="ce1">
            <text:p>PRAWDA</text:p>
          </table:table-cell>
          <table:table-cell office:value-type="boolean" office:boolean-value="false" table:formula="of:=AND([pogoda.$F443:.$G443])" table:style-name="ce2">
            <text:p>FAŁSZ</text:p>
          </table:table-cell>
          <table:table-cell office:value-type="boolean" office:boolean-value="true" table:formula="of:=IF([pogoda.$B443]&gt;[.B442];TRUE;FALSE)" table:style-name="ce2">
            <text:p>PRAWDA</text:p>
          </table:table-cell>
          <table:table-cell office:value-type="string" office:string-value="00" table:formula="of:=COM.MICROSOFT.TEXTJOIN(&quot;&quot;;;[pogoda.$D443];[pogoda.$E443])" table:style-name="ce2">
            <text:p>00</text:p>
          </table:table-cell>
          <table:table-cell office:value-type="string" office:string-value="0" table:formula="of:=IF([pogoda.$L443]=0;&quot;0&quot;;IF([pogoda.$B443]&gt;=10;&quot;C&quot;;&quot;S&quot;))" table:style-name="ce2">
            <text:p>0</text:p>
          </table:table-cell>
          <table:table-cell office:value-type="float" office:value="0" table:formula="of:=IF([.L442]=0;1;IF([.L442]=5;IF([.C442]&gt;=20;0;5);IF([.M442]=3;[.L442]+1;[.L442])))" table:style-name="ce2">
            <text:p>0</text:p>
          </table:table-cell>
          <table:table-cell office:value-type="float" office:value="1" table:formula="of:=IF([.L442]&lt;&gt;[.L443];1;[.M442]+1)" table:style-name="ce2">
            <text:p>1</text:p>
          </table:table-cell>
          <table:table-cell office:value-type="boolean" office:boolean-value="true" table:formula="of:=IF([pogoda.$D443]=[pogoda.$K443];TRUE;FALSE)" table:style-name="ce2">
            <text:p>PRAWDA</text:p>
          </table:table-cell>
          <table:table-cell office:value-type="boolean" office:boolean-value="true" table:formula="of:=IF([pogoda.$E443]=[pogoda.$L443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12.2" table:style-name="ce1">
            <text:p>12,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4]&gt;=20; TRUE; FALSE)" table:style-name="ce1">
            <text:p>FAŁSZ</text:p>
          </table:table-cell>
          <table:table-cell office:value-type="boolean" office:boolean-value="true" table:formula="of:=IF([pogoda.$C444]&lt;=5;TRUE;FALSE)" table:style-name="ce1">
            <text:p>PRAWDA</text:p>
          </table:table-cell>
          <table:table-cell office:value-type="boolean" office:boolean-value="false" table:formula="of:=AND([pogoda.$F444:.$G444])" table:style-name="ce2">
            <text:p>FAŁSZ</text:p>
          </table:table-cell>
          <table:table-cell office:value-type="boolean" office:boolean-value="true" table:formula="of:=IF([pogoda.$B444]&gt;[.B443];TRUE;FALSE)" table:style-name="ce2">
            <text:p>PRAWDA</text:p>
          </table:table-cell>
          <table:table-cell office:value-type="string" office:string-value="00" table:formula="of:=COM.MICROSOFT.TEXTJOIN(&quot;&quot;;;[pogoda.$D444];[pogoda.$E444])" table:style-name="ce2">
            <text:p>00</text:p>
          </table:table-cell>
          <table:table-cell office:value-type="string" office:string-value="C" table:formula="of:=IF([pogoda.$L444]=0;&quot;0&quot;;IF([pogoda.$B444]&gt;=10;&quot;C&quot;;&quot;S&quot;))" table:style-name="ce2">
            <text:p>C</text:p>
          </table:table-cell>
          <table:table-cell office:value-type="float" office:value="1" table:formula="of:=IF([.L443]=0;1;IF([.L443]=5;IF([.C443]&gt;=20;0;5);IF([.M443]=3;[.L443]+1;[.L443])))" table:style-name="ce2">
            <text:p>1</text:p>
          </table:table-cell>
          <table:table-cell office:value-type="float" office:value="1" table:formula="of:=IF([.L443]&lt;&gt;[.L444];1;[.M443]+1)" table:style-name="ce2">
            <text:p>1</text:p>
          </table:table-cell>
          <table:table-cell office:value-type="boolean" office:boolean-value="false" table:formula="of:=IF([pogoda.$D444]=[pogoda.$K444];TRUE;FALSE)" table:style-name="ce2">
            <text:p>FAŁSZ</text:p>
          </table:table-cell>
          <table:table-cell office:value-type="boolean" office:boolean-value="false" table:formula="of:=IF([pogoda.$E444]=[pogoda.$L44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11.9" table:style-name="ce1">
            <text:p>11,9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5]&gt;=20; TRUE; FALSE)" table:style-name="ce1">
            <text:p>FAŁSZ</text:p>
          </table:table-cell>
          <table:table-cell office:value-type="boolean" office:boolean-value="true" table:formula="of:=IF([pogoda.$C445]&lt;=5;TRUE;FALSE)" table:style-name="ce1">
            <text:p>PRAWDA</text:p>
          </table:table-cell>
          <table:table-cell office:value-type="boolean" office:boolean-value="false" table:formula="of:=AND([pogoda.$F445:.$G445])" table:style-name="ce2">
            <text:p>FAŁSZ</text:p>
          </table:table-cell>
          <table:table-cell office:value-type="boolean" office:boolean-value="false" table:formula="of:=IF([pogoda.$B445]&gt;[.B444];TRUE;FALSE)" table:style-name="ce2">
            <text:p>FAŁSZ</text:p>
          </table:table-cell>
          <table:table-cell office:value-type="string" office:string-value="00" table:formula="of:=COM.MICROSOFT.TEXTJOIN(&quot;&quot;;;[pogoda.$D445];[pogoda.$E445])" table:style-name="ce2">
            <text:p>00</text:p>
          </table:table-cell>
          <table:table-cell office:value-type="string" office:string-value="C" table:formula="of:=IF([pogoda.$L445]=0;&quot;0&quot;;IF([pogoda.$B445]&gt;=10;&quot;C&quot;;&quot;S&quot;))" table:style-name="ce2">
            <text:p>C</text:p>
          </table:table-cell>
          <table:table-cell office:value-type="float" office:value="1" table:formula="of:=IF([.L444]=0;1;IF([.L444]=5;IF([.C444]&gt;=20;0;5);IF([.M444]=3;[.L444]+1;[.L444])))" table:style-name="ce2">
            <text:p>1</text:p>
          </table:table-cell>
          <table:table-cell office:value-type="float" office:value="2" table:formula="of:=IF([.L444]&lt;&gt;[.L445];1;[.M444]+1)" table:style-name="ce2">
            <text:p>2</text:p>
          </table:table-cell>
          <table:table-cell office:value-type="boolean" office:boolean-value="false" table:formula="of:=IF([pogoda.$D445]=[pogoda.$K445];TRUE;FALSE)" table:style-name="ce2">
            <text:p>FAŁSZ</text:p>
          </table:table-cell>
          <table:table-cell office:value-type="boolean" office:boolean-value="false" table:formula="of:=IF([pogoda.$E445]=[pogoda.$L44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0.5" table:style-name="ce1">
            <text:p>10,5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6]&gt;=20; TRUE; FALSE)" table:style-name="ce1">
            <text:p>FAŁSZ</text:p>
          </table:table-cell>
          <table:table-cell office:value-type="boolean" office:boolean-value="true" table:formula="of:=IF([pogoda.$C446]&lt;=5;TRUE;FALSE)" table:style-name="ce1">
            <text:p>PRAWDA</text:p>
          </table:table-cell>
          <table:table-cell office:value-type="boolean" office:boolean-value="false" table:formula="of:=AND([pogoda.$F446:.$G446])" table:style-name="ce2">
            <text:p>FAŁSZ</text:p>
          </table:table-cell>
          <table:table-cell office:value-type="boolean" office:boolean-value="false" table:formula="of:=IF([pogoda.$B446]&gt;[.B445];TRUE;FALSE)" table:style-name="ce2">
            <text:p>FAŁSZ</text:p>
          </table:table-cell>
          <table:table-cell office:value-type="string" office:string-value="00" table:formula="of:=COM.MICROSOFT.TEXTJOIN(&quot;&quot;;;[pogoda.$D446];[pogoda.$E446])" table:style-name="ce2">
            <text:p>00</text:p>
          </table:table-cell>
          <table:table-cell office:value-type="string" office:string-value="C" table:formula="of:=IF([pogoda.$L446]=0;&quot;0&quot;;IF([pogoda.$B446]&gt;=10;&quot;C&quot;;&quot;S&quot;))" table:style-name="ce2">
            <text:p>C</text:p>
          </table:table-cell>
          <table:table-cell office:value-type="float" office:value="1" table:formula="of:=IF([.L445]=0;1;IF([.L445]=5;IF([.C445]&gt;=20;0;5);IF([.M445]=3;[.L445]+1;[.L445])))" table:style-name="ce2">
            <text:p>1</text:p>
          </table:table-cell>
          <table:table-cell office:value-type="float" office:value="3" table:formula="of:=IF([.L445]&lt;&gt;[.L446];1;[.M445]+1)" table:style-name="ce2">
            <text:p>3</text:p>
          </table:table-cell>
          <table:table-cell office:value-type="boolean" office:boolean-value="false" table:formula="of:=IF([pogoda.$D446]=[pogoda.$K446];TRUE;FALSE)" table:style-name="ce2">
            <text:p>FAŁSZ</text:p>
          </table:table-cell>
          <table:table-cell office:value-type="boolean" office:boolean-value="false" table:formula="of:=IF([pogoda.$E446]=[pogoda.$L44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7]&gt;=20; TRUE; FALSE)" table:style-name="ce1">
            <text:p>FAŁSZ</text:p>
          </table:table-cell>
          <table:table-cell office:value-type="boolean" office:boolean-value="false" table:formula="of:=IF([pogoda.$C447]&lt;=5;TRUE;FALSE)" table:style-name="ce1">
            <text:p>FAŁSZ</text:p>
          </table:table-cell>
          <table:table-cell office:value-type="boolean" office:boolean-value="false" table:formula="of:=AND([pogoda.$F447:.$G447])" table:style-name="ce2">
            <text:p>FAŁSZ</text:p>
          </table:table-cell>
          <table:table-cell office:value-type="boolean" office:boolean-value="false" table:formula="of:=IF([pogoda.$B447]&gt;[.B446];TRUE;FALSE)" table:style-name="ce2">
            <text:p>FAŁSZ</text:p>
          </table:table-cell>
          <table:table-cell office:value-type="string" office:string-value="00" table:formula="of:=COM.MICROSOFT.TEXTJOIN(&quot;&quot;;;[pogoda.$D447];[pogoda.$E447])" table:style-name="ce2">
            <text:p>00</text:p>
          </table:table-cell>
          <table:table-cell office:value-type="string" office:string-value="S" table:formula="of:=IF([pogoda.$L447]=0;&quot;0&quot;;IF([pogoda.$B447]&gt;=10;&quot;C&quot;;&quot;S&quot;))" table:style-name="ce2">
            <text:p>S</text:p>
          </table:table-cell>
          <table:table-cell office:value-type="float" office:value="2" table:formula="of:=IF([.L446]=0;1;IF([.L446]=5;IF([.C446]&gt;=20;0;5);IF([.M446]=3;[.L446]+1;[.L446])))" table:style-name="ce2">
            <text:p>2</text:p>
          </table:table-cell>
          <table:table-cell office:value-type="float" office:value="1" table:formula="of:=IF([.L446]&lt;&gt;[.L447];1;[.M446]+1)" table:style-name="ce2">
            <text:p>1</text:p>
          </table:table-cell>
          <table:table-cell office:value-type="boolean" office:boolean-value="false" table:formula="of:=IF([pogoda.$D447]=[pogoda.$K447];TRUE;FALSE)" table:style-name="ce2">
            <text:p>FAŁSZ</text:p>
          </table:table-cell>
          <table:table-cell office:value-type="boolean" office:boolean-value="false" table:formula="of:=IF([pogoda.$E447]=[pogoda.$L44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7.5" table:style-name="ce1">
            <text:p>7,5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8]&gt;=20; TRUE; FALSE)" table:style-name="ce1">
            <text:p>FAŁSZ</text:p>
          </table:table-cell>
          <table:table-cell office:value-type="boolean" office:boolean-value="false" table:formula="of:=IF([pogoda.$C448]&lt;=5;TRUE;FALSE)" table:style-name="ce1">
            <text:p>FAŁSZ</text:p>
          </table:table-cell>
          <table:table-cell office:value-type="boolean" office:boolean-value="false" table:formula="of:=AND([pogoda.$F448:.$G448])" table:style-name="ce2">
            <text:p>FAŁSZ</text:p>
          </table:table-cell>
          <table:table-cell office:value-type="boolean" office:boolean-value="false" table:formula="of:=IF([pogoda.$B448]&gt;[.B447];TRUE;FALSE)" table:style-name="ce2">
            <text:p>FAŁSZ</text:p>
          </table:table-cell>
          <table:table-cell office:value-type="string" office:string-value="00" table:formula="of:=COM.MICROSOFT.TEXTJOIN(&quot;&quot;;;[pogoda.$D448];[pogoda.$E448])" table:style-name="ce2">
            <text:p>00</text:p>
          </table:table-cell>
          <table:table-cell office:value-type="string" office:string-value="S" table:formula="of:=IF([pogoda.$L448]=0;&quot;0&quot;;IF([pogoda.$B448]&gt;=10;&quot;C&quot;;&quot;S&quot;))" table:style-name="ce2">
            <text:p>S</text:p>
          </table:table-cell>
          <table:table-cell office:value-type="float" office:value="2" table:formula="of:=IF([.L447]=0;1;IF([.L447]=5;IF([.C447]&gt;=20;0;5);IF([.M447]=3;[.L447]+1;[.L447])))" table:style-name="ce2">
            <text:p>2</text:p>
          </table:table-cell>
          <table:table-cell office:value-type="float" office:value="2" table:formula="of:=IF([.L447]&lt;&gt;[.L448];1;[.M447]+1)" table:style-name="ce2">
            <text:p>2</text:p>
          </table:table-cell>
          <table:table-cell office:value-type="boolean" office:boolean-value="false" table:formula="of:=IF([pogoda.$D448]=[pogoda.$K448];TRUE;FALSE)" table:style-name="ce2">
            <text:p>FAŁSZ</text:p>
          </table:table-cell>
          <table:table-cell office:value-type="boolean" office:boolean-value="false" table:formula="of:=IF([pogoda.$E448]=[pogoda.$L44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7.6" table:style-name="ce1">
            <text:p>7,6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49]&gt;=20; TRUE; FALSE)" table:style-name="ce1">
            <text:p>FAŁSZ</text:p>
          </table:table-cell>
          <table:table-cell office:value-type="boolean" office:boolean-value="false" table:formula="of:=IF([pogoda.$C449]&lt;=5;TRUE;FALSE)" table:style-name="ce1">
            <text:p>FAŁSZ</text:p>
          </table:table-cell>
          <table:table-cell office:value-type="boolean" office:boolean-value="false" table:formula="of:=AND([pogoda.$F449:.$G449])" table:style-name="ce2">
            <text:p>FAŁSZ</text:p>
          </table:table-cell>
          <table:table-cell office:value-type="boolean" office:boolean-value="true" table:formula="of:=IF([pogoda.$B449]&gt;[.B448];TRUE;FALSE)" table:style-name="ce2">
            <text:p>PRAWDA</text:p>
          </table:table-cell>
          <table:table-cell office:value-type="string" office:string-value="00" table:formula="of:=COM.MICROSOFT.TEXTJOIN(&quot;&quot;;;[pogoda.$D449];[pogoda.$E449])" table:style-name="ce2">
            <text:p>00</text:p>
          </table:table-cell>
          <table:table-cell office:value-type="string" office:string-value="S" table:formula="of:=IF([pogoda.$L449]=0;&quot;0&quot;;IF([pogoda.$B449]&gt;=10;&quot;C&quot;;&quot;S&quot;))" table:style-name="ce2">
            <text:p>S</text:p>
          </table:table-cell>
          <table:table-cell office:value-type="float" office:value="2" table:formula="of:=IF([.L448]=0;1;IF([.L448]=5;IF([.C448]&gt;=20;0;5);IF([.M448]=3;[.L448]+1;[.L448])))" table:style-name="ce2">
            <text:p>2</text:p>
          </table:table-cell>
          <table:table-cell office:value-type="float" office:value="3" table:formula="of:=IF([.L448]&lt;&gt;[.L449];1;[.M448]+1)" table:style-name="ce2">
            <text:p>3</text:p>
          </table:table-cell>
          <table:table-cell office:value-type="boolean" office:boolean-value="false" table:formula="of:=IF([pogoda.$D449]=[pogoda.$K449];TRUE;FALSE)" table:style-name="ce2">
            <text:p>FAŁSZ</text:p>
          </table:table-cell>
          <table:table-cell office:value-type="boolean" office:boolean-value="false" table:formula="of:=IF([pogoda.$E449]=[pogoda.$L44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50]&gt;=20; TRUE; FALSE)" table:style-name="ce1">
            <text:p>FAŁSZ</text:p>
          </table:table-cell>
          <table:table-cell office:value-type="boolean" office:boolean-value="true" table:formula="of:=IF([pogoda.$C450]&lt;=5;TRUE;FALSE)" table:style-name="ce1">
            <text:p>PRAWDA</text:p>
          </table:table-cell>
          <table:table-cell office:value-type="boolean" office:boolean-value="false" table:formula="of:=AND([pogoda.$F450:.$G450])" table:style-name="ce2">
            <text:p>FAŁSZ</text:p>
          </table:table-cell>
          <table:table-cell office:value-type="boolean" office:boolean-value="true" table:formula="of:=IF([pogoda.$B450]&gt;[.B449];TRUE;FALSE)" table:style-name="ce2">
            <text:p>PRAWDA</text:p>
          </table:table-cell>
          <table:table-cell office:value-type="string" office:string-value="00" table:formula="of:=COM.MICROSOFT.TEXTJOIN(&quot;&quot;;;[pogoda.$D450];[pogoda.$E450])" table:style-name="ce2">
            <text:p>00</text:p>
          </table:table-cell>
          <table:table-cell office:value-type="string" office:string-value="S" table:formula="of:=IF([pogoda.$L450]=0;&quot;0&quot;;IF([pogoda.$B450]&gt;=10;&quot;C&quot;;&quot;S&quot;))" table:style-name="ce2">
            <text:p>S</text:p>
          </table:table-cell>
          <table:table-cell office:value-type="float" office:value="3" table:formula="of:=IF([.L449]=0;1;IF([.L449]=5;IF([.C449]&gt;=20;0;5);IF([.M449]=3;[.L449]+1;[.L449])))" table:style-name="ce2">
            <text:p>3</text:p>
          </table:table-cell>
          <table:table-cell office:value-type="float" office:value="1" table:formula="of:=IF([.L449]&lt;&gt;[.L450];1;[.M449]+1)" table:style-name="ce2">
            <text:p>1</text:p>
          </table:table-cell>
          <table:table-cell office:value-type="boolean" office:boolean-value="false" table:formula="of:=IF([pogoda.$D450]=[pogoda.$K450];TRUE;FALSE)" table:style-name="ce2">
            <text:p>FAŁSZ</text:p>
          </table:table-cell>
          <table:table-cell office:value-type="boolean" office:boolean-value="false" table:formula="of:=IF([pogoda.$E450]=[pogoda.$L45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2.3" table:style-name="ce1">
            <text:p>12,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51]&gt;=20; TRUE; FALSE)" table:style-name="ce1">
            <text:p>FAŁSZ</text:p>
          </table:table-cell>
          <table:table-cell office:value-type="boolean" office:boolean-value="false" table:formula="of:=IF([pogoda.$C451]&lt;=5;TRUE;FALSE)" table:style-name="ce1">
            <text:p>FAŁSZ</text:p>
          </table:table-cell>
          <table:table-cell office:value-type="boolean" office:boolean-value="false" table:formula="of:=AND([pogoda.$F451:.$G451])" table:style-name="ce2">
            <text:p>FAŁSZ</text:p>
          </table:table-cell>
          <table:table-cell office:value-type="boolean" office:boolean-value="true" table:formula="of:=IF([pogoda.$B451]&gt;[.B450];TRUE;FALSE)" table:style-name="ce2">
            <text:p>PRAWDA</text:p>
          </table:table-cell>
          <table:table-cell office:value-type="string" office:string-value="00" table:formula="of:=COM.MICROSOFT.TEXTJOIN(&quot;&quot;;;[pogoda.$D451];[pogoda.$E451])" table:style-name="ce2">
            <text:p>00</text:p>
          </table:table-cell>
          <table:table-cell office:value-type="string" office:string-value="C" table:formula="of:=IF([pogoda.$L451]=0;&quot;0&quot;;IF([pogoda.$B451]&gt;=10;&quot;C&quot;;&quot;S&quot;))" table:style-name="ce2">
            <text:p>C</text:p>
          </table:table-cell>
          <table:table-cell office:value-type="float" office:value="3" table:formula="of:=IF([.L450]=0;1;IF([.L450]=5;IF([.C450]&gt;=20;0;5);IF([.M450]=3;[.L450]+1;[.L450])))" table:style-name="ce2">
            <text:p>3</text:p>
          </table:table-cell>
          <table:table-cell office:value-type="float" office:value="2" table:formula="of:=IF([.L450]&lt;&gt;[.L451];1;[.M450]+1)" table:style-name="ce2">
            <text:p>2</text:p>
          </table:table-cell>
          <table:table-cell office:value-type="boolean" office:boolean-value="false" table:formula="of:=IF([pogoda.$D451]=[pogoda.$K451];TRUE;FALSE)" table:style-name="ce2">
            <text:p>FAŁSZ</text:p>
          </table:table-cell>
          <table:table-cell office:value-type="boolean" office:boolean-value="false" table:formula="of:=IF([pogoda.$E451]=[pogoda.$L45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16.3" table:style-name="ce1">
            <text:p>16,3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52]&gt;=20; TRUE; FALSE)" table:style-name="ce1">
            <text:p>FAŁSZ</text:p>
          </table:table-cell>
          <table:table-cell office:value-type="boolean" office:boolean-value="false" table:formula="of:=IF([pogoda.$C452]&lt;=5;TRUE;FALSE)" table:style-name="ce1">
            <text:p>FAŁSZ</text:p>
          </table:table-cell>
          <table:table-cell office:value-type="boolean" office:boolean-value="false" table:formula="of:=AND([pogoda.$F452:.$G452])" table:style-name="ce2">
            <text:p>FAŁSZ</text:p>
          </table:table-cell>
          <table:table-cell office:value-type="boolean" office:boolean-value="true" table:formula="of:=IF([pogoda.$B452]&gt;[.B451];TRUE;FALSE)" table:style-name="ce2">
            <text:p>PRAWDA</text:p>
          </table:table-cell>
          <table:table-cell office:value-type="string" office:string-value="00" table:formula="of:=COM.MICROSOFT.TEXTJOIN(&quot;&quot;;;[pogoda.$D452];[pogoda.$E452])" table:style-name="ce2">
            <text:p>00</text:p>
          </table:table-cell>
          <table:table-cell office:value-type="string" office:string-value="C" table:formula="of:=IF([pogoda.$L452]=0;&quot;0&quot;;IF([pogoda.$B452]&gt;=10;&quot;C&quot;;&quot;S&quot;))" table:style-name="ce2">
            <text:p>C</text:p>
          </table:table-cell>
          <table:table-cell office:value-type="float" office:value="3" table:formula="of:=IF([.L451]=0;1;IF([.L451]=5;IF([.C451]&gt;=20;0;5);IF([.M451]=3;[.L451]+1;[.L451])))" table:style-name="ce2">
            <text:p>3</text:p>
          </table:table-cell>
          <table:table-cell office:value-type="float" office:value="3" table:formula="of:=IF([.L451]&lt;&gt;[.L452];1;[.M451]+1)" table:style-name="ce2">
            <text:p>3</text:p>
          </table:table-cell>
          <table:table-cell office:value-type="boolean" office:boolean-value="false" table:formula="of:=IF([pogoda.$D452]=[pogoda.$K452];TRUE;FALSE)" table:style-name="ce2">
            <text:p>FAŁSZ</text:p>
          </table:table-cell>
          <table:table-cell office:value-type="boolean" office:boolean-value="false" table:formula="of:=IF([pogoda.$E452]=[pogoda.$L45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20.2" table:style-name="ce1">
            <text:p>20,2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53]&gt;=20; TRUE; FALSE)" table:style-name="ce1">
            <text:p>PRAWDA</text:p>
          </table:table-cell>
          <table:table-cell office:value-type="boolean" office:boolean-value="false" table:formula="of:=IF([pogoda.$C453]&lt;=5;TRUE;FALSE)" table:style-name="ce1">
            <text:p>FAŁSZ</text:p>
          </table:table-cell>
          <table:table-cell office:value-type="boolean" office:boolean-value="false" table:formula="of:=AND([pogoda.$F453:.$G453])" table:style-name="ce2">
            <text:p>FAŁSZ</text:p>
          </table:table-cell>
          <table:table-cell office:value-type="boolean" office:boolean-value="true" table:formula="of:=IF([pogoda.$B453]&gt;[.B452];TRUE;FALSE)" table:style-name="ce2">
            <text:p>PRAWDA</text:p>
          </table:table-cell>
          <table:table-cell office:value-type="string" office:string-value="00" table:formula="of:=COM.MICROSOFT.TEXTJOIN(&quot;&quot;;;[pogoda.$D453];[pogoda.$E453])" table:style-name="ce2">
            <text:p>00</text:p>
          </table:table-cell>
          <table:table-cell office:value-type="string" office:string-value="C" table:formula="of:=IF([pogoda.$L453]=0;&quot;0&quot;;IF([pogoda.$B453]&gt;=10;&quot;C&quot;;&quot;S&quot;))" table:style-name="ce2">
            <text:p>C</text:p>
          </table:table-cell>
          <table:table-cell office:value-type="float" office:value="4" table:formula="of:=IF([.L452]=0;1;IF([.L452]=5;IF([.C452]&gt;=20;0;5);IF([.M452]=3;[.L452]+1;[.L452])))" table:style-name="ce2">
            <text:p>4</text:p>
          </table:table-cell>
          <table:table-cell office:value-type="float" office:value="1" table:formula="of:=IF([.L452]&lt;&gt;[.L453];1;[.M452]+1)" table:style-name="ce2">
            <text:p>1</text:p>
          </table:table-cell>
          <table:table-cell office:value-type="boolean" office:boolean-value="false" table:formula="of:=IF([pogoda.$D453]=[pogoda.$K453];TRUE;FALSE)" table:style-name="ce2">
            <text:p>FAŁSZ</text:p>
          </table:table-cell>
          <table:table-cell office:value-type="boolean" office:boolean-value="false" table:formula="of:=IF([pogoda.$E453]=[pogoda.$L45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3.2" table:style-name="ce1">
            <text:p>23,2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54]&gt;=20; TRUE; FALSE)" table:style-name="ce1">
            <text:p>PRAWDA</text:p>
          </table:table-cell>
          <table:table-cell office:value-type="boolean" office:boolean-value="false" table:formula="of:=IF([pogoda.$C454]&lt;=5;TRUE;FALSE)" table:style-name="ce1">
            <text:p>FAŁSZ</text:p>
          </table:table-cell>
          <table:table-cell office:value-type="boolean" office:boolean-value="false" table:formula="of:=AND([pogoda.$F454:.$G454])" table:style-name="ce2">
            <text:p>FAŁSZ</text:p>
          </table:table-cell>
          <table:table-cell office:value-type="boolean" office:boolean-value="true" table:formula="of:=IF([pogoda.$B454]&gt;[.B453];TRUE;FALSE)" table:style-name="ce2">
            <text:p>PRAWDA</text:p>
          </table:table-cell>
          <table:table-cell office:value-type="string" office:string-value="00" table:formula="of:=COM.MICROSOFT.TEXTJOIN(&quot;&quot;;;[pogoda.$D454];[pogoda.$E454])" table:style-name="ce2">
            <text:p>00</text:p>
          </table:table-cell>
          <table:table-cell office:value-type="string" office:string-value="C" table:formula="of:=IF([pogoda.$L454]=0;&quot;0&quot;;IF([pogoda.$B454]&gt;=10;&quot;C&quot;;&quot;S&quot;))" table:style-name="ce2">
            <text:p>C</text:p>
          </table:table-cell>
          <table:table-cell office:value-type="float" office:value="4" table:formula="of:=IF([.L453]=0;1;IF([.L453]=5;IF([.C453]&gt;=20;0;5);IF([.M453]=3;[.L453]+1;[.L453])))" table:style-name="ce2">
            <text:p>4</text:p>
          </table:table-cell>
          <table:table-cell office:value-type="float" office:value="2" table:formula="of:=IF([.L453]&lt;&gt;[.L454];1;[.M453]+1)" table:style-name="ce2">
            <text:p>2</text:p>
          </table:table-cell>
          <table:table-cell office:value-type="boolean" office:boolean-value="false" table:formula="of:=IF([pogoda.$D454]=[pogoda.$K454];TRUE;FALSE)" table:style-name="ce2">
            <text:p>FAŁSZ</text:p>
          </table:table-cell>
          <table:table-cell office:value-type="boolean" office:boolean-value="false" table:formula="of:=IF([pogoda.$E454]=[pogoda.$L45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24.8" table:style-name="ce1">
            <text:p>24,8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55]&gt;=20; TRUE; FALSE)" table:style-name="ce1">
            <text:p>PRAWDA</text:p>
          </table:table-cell>
          <table:table-cell office:value-type="boolean" office:boolean-value="false" table:formula="of:=IF([pogoda.$C455]&lt;=5;TRUE;FALSE)" table:style-name="ce1">
            <text:p>FAŁSZ</text:p>
          </table:table-cell>
          <table:table-cell office:value-type="boolean" office:boolean-value="false" table:formula="of:=AND([pogoda.$F455:.$G455])" table:style-name="ce2">
            <text:p>FAŁSZ</text:p>
          </table:table-cell>
          <table:table-cell office:value-type="boolean" office:boolean-value="true" table:formula="of:=IF([pogoda.$B455]&gt;[.B454];TRUE;FALSE)" table:style-name="ce2">
            <text:p>PRAWDA</text:p>
          </table:table-cell>
          <table:table-cell office:value-type="string" office:string-value="00" table:formula="of:=COM.MICROSOFT.TEXTJOIN(&quot;&quot;;;[pogoda.$D455];[pogoda.$E455])" table:style-name="ce2">
            <text:p>00</text:p>
          </table:table-cell>
          <table:table-cell office:value-type="string" office:string-value="C" table:formula="of:=IF([pogoda.$L455]=0;&quot;0&quot;;IF([pogoda.$B455]&gt;=10;&quot;C&quot;;&quot;S&quot;))" table:style-name="ce2">
            <text:p>C</text:p>
          </table:table-cell>
          <table:table-cell office:value-type="float" office:value="4" table:formula="of:=IF([.L454]=0;1;IF([.L454]=5;IF([.C454]&gt;=20;0;5);IF([.M454]=3;[.L454]+1;[.L454])))" table:style-name="ce2">
            <text:p>4</text:p>
          </table:table-cell>
          <table:table-cell office:value-type="float" office:value="3" table:formula="of:=IF([.L454]&lt;&gt;[.L455];1;[.M454]+1)" table:style-name="ce2">
            <text:p>3</text:p>
          </table:table-cell>
          <table:table-cell office:value-type="boolean" office:boolean-value="false" table:formula="of:=IF([pogoda.$D455]=[pogoda.$K455];TRUE;FALSE)" table:style-name="ce2">
            <text:p>FAŁSZ</text:p>
          </table:table-cell>
          <table:table-cell office:value-type="boolean" office:boolean-value="false" table:formula="of:=IF([pogoda.$E455]=[pogoda.$L45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24.9" table:style-name="ce1">
            <text:p>24,9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56]&gt;=20; TRUE; FALSE)" table:style-name="ce1">
            <text:p>PRAWDA</text:p>
          </table:table-cell>
          <table:table-cell office:value-type="boolean" office:boolean-value="false" table:formula="of:=IF([pogoda.$C456]&lt;=5;TRUE;FALSE)" table:style-name="ce1">
            <text:p>FAŁSZ</text:p>
          </table:table-cell>
          <table:table-cell office:value-type="boolean" office:boolean-value="false" table:formula="of:=AND([pogoda.$F456:.$G456])" table:style-name="ce2">
            <text:p>FAŁSZ</text:p>
          </table:table-cell>
          <table:table-cell office:value-type="boolean" office:boolean-value="true" table:formula="of:=IF([pogoda.$B456]&gt;[.B455];TRUE;FALSE)" table:style-name="ce2">
            <text:p>PRAWDA</text:p>
          </table:table-cell>
          <table:table-cell office:value-type="string" office:string-value="00" table:formula="of:=COM.MICROSOFT.TEXTJOIN(&quot;&quot;;;[pogoda.$D456];[pogoda.$E456])" table:style-name="ce2">
            <text:p>00</text:p>
          </table:table-cell>
          <table:table-cell office:value-type="string" office:string-value="C" table:formula="of:=IF([pogoda.$L456]=0;&quot;0&quot;;IF([pogoda.$B456]&gt;=10;&quot;C&quot;;&quot;S&quot;))" table:style-name="ce2">
            <text:p>C</text:p>
          </table:table-cell>
          <table:table-cell office:value-type="float" office:value="5" table:formula="of:=IF([.L455]=0;1;IF([.L455]=5;IF([.C455]&gt;=20;0;5);IF([.M455]=3;[.L455]+1;[.L455])))" table:style-name="ce2">
            <text:p>5</text:p>
          </table:table-cell>
          <table:table-cell office:value-type="float" office:value="1" table:formula="of:=IF([.L455]&lt;&gt;[.L456];1;[.M455]+1)" table:style-name="ce2">
            <text:p>1</text:p>
          </table:table-cell>
          <table:table-cell office:value-type="boolean" office:boolean-value="false" table:formula="of:=IF([pogoda.$D456]=[pogoda.$K456];TRUE;FALSE)" table:style-name="ce2">
            <text:p>FAŁSZ</text:p>
          </table:table-cell>
          <table:table-cell office:value-type="boolean" office:boolean-value="false" table:formula="of:=IF([pogoda.$E456]=[pogoda.$L45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23.3" table:style-name="ce1">
            <text:p>23,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57]&gt;=20; TRUE; FALSE)" table:style-name="ce1">
            <text:p>PRAWDA</text:p>
          </table:table-cell>
          <table:table-cell office:value-type="boolean" office:boolean-value="false" table:formula="of:=IF([pogoda.$C457]&lt;=5;TRUE;FALSE)" table:style-name="ce1">
            <text:p>FAŁSZ</text:p>
          </table:table-cell>
          <table:table-cell office:value-type="boolean" office:boolean-value="false" table:formula="of:=AND([pogoda.$F457:.$G457])" table:style-name="ce2">
            <text:p>FAŁSZ</text:p>
          </table:table-cell>
          <table:table-cell office:value-type="boolean" office:boolean-value="false" table:formula="of:=IF([pogoda.$B457]&gt;[.B456];TRUE;FALSE)" table:style-name="ce2">
            <text:p>FAŁSZ</text:p>
          </table:table-cell>
          <table:table-cell office:value-type="string" office:string-value="00" table:formula="of:=COM.MICROSOFT.TEXTJOIN(&quot;&quot;;;[pogoda.$D457];[pogoda.$E457])" table:style-name="ce2">
            <text:p>00</text:p>
          </table:table-cell>
          <table:table-cell office:value-type="string" office:string-value="C" table:formula="of:=IF([pogoda.$L457]=0;&quot;0&quot;;IF([pogoda.$B457]&gt;=10;&quot;C&quot;;&quot;S&quot;))" table:style-name="ce2">
            <text:p>C</text:p>
          </table:table-cell>
          <table:table-cell office:value-type="float" office:value="5" table:formula="of:=IF([.L456]=0;1;IF([.L456]=5;IF([.C456]&gt;=20;0;5);IF([.M456]=3;[.L456]+1;[.L456])))" table:style-name="ce2">
            <text:p>5</text:p>
          </table:table-cell>
          <table:table-cell office:value-type="float" office:value="2" table:formula="of:=IF([.L456]&lt;&gt;[.L457];1;[.M456]+1)" table:style-name="ce2">
            <text:p>2</text:p>
          </table:table-cell>
          <table:table-cell office:value-type="boolean" office:boolean-value="false" table:formula="of:=IF([pogoda.$D457]=[pogoda.$K457];TRUE;FALSE)" table:style-name="ce2">
            <text:p>FAŁSZ</text:p>
          </table:table-cell>
          <table:table-cell office:value-type="boolean" office:boolean-value="false" table:formula="of:=IF([pogoda.$E457]=[pogoda.$L45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1.3" table:style-name="ce1">
            <text:p>21,3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58]&gt;=20; TRUE; FALSE)" table:style-name="ce1">
            <text:p>PRAWDA</text:p>
          </table:table-cell>
          <table:table-cell office:value-type="boolean" office:boolean-value="false" table:formula="of:=IF([pogoda.$C458]&lt;=5;TRUE;FALSE)" table:style-name="ce1">
            <text:p>FAŁSZ</text:p>
          </table:table-cell>
          <table:table-cell office:value-type="boolean" office:boolean-value="false" table:formula="of:=AND([pogoda.$F458:.$G458])" table:style-name="ce2">
            <text:p>FAŁSZ</text:p>
          </table:table-cell>
          <table:table-cell office:value-type="boolean" office:boolean-value="false" table:formula="of:=IF([pogoda.$B458]&gt;[.B457];TRUE;FALSE)" table:style-name="ce2">
            <text:p>FAŁSZ</text:p>
          </table:table-cell>
          <table:table-cell office:value-type="string" office:string-value="00" table:formula="of:=COM.MICROSOFT.TEXTJOIN(&quot;&quot;;;[pogoda.$D458];[pogoda.$E458])" table:style-name="ce2">
            <text:p>00</text:p>
          </table:table-cell>
          <table:table-cell office:value-type="string" office:string-value="C" table:formula="of:=IF([pogoda.$L458]=0;&quot;0&quot;;IF([pogoda.$B458]&gt;=10;&quot;C&quot;;&quot;S&quot;))" table:style-name="ce2">
            <text:p>C</text:p>
          </table:table-cell>
          <table:table-cell office:value-type="float" office:value="5" table:formula="of:=IF([.L457]=0;1;IF([.L457]=5;IF([.C457]&gt;=20;0;5);IF([.M457]=3;[.L457]+1;[.L457])))" table:style-name="ce2">
            <text:p>5</text:p>
          </table:table-cell>
          <table:table-cell office:value-type="float" office:value="3" table:formula="of:=IF([.L457]&lt;&gt;[.L458];1;[.M457]+1)" table:style-name="ce2">
            <text:p>3</text:p>
          </table:table-cell>
          <table:table-cell office:value-type="boolean" office:boolean-value="false" table:formula="of:=IF([pogoda.$D458]=[pogoda.$K458];TRUE;FALSE)" table:style-name="ce2">
            <text:p>FAŁSZ</text:p>
          </table:table-cell>
          <table:table-cell office:value-type="boolean" office:boolean-value="false" table:formula="of:=IF([pogoda.$E458]=[pogoda.$L45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19.7" table:style-name="ce1">
            <text:p>19,7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59]&gt;=20; TRUE; FALSE)" table:style-name="ce1">
            <text:p>FAŁSZ</text:p>
          </table:table-cell>
          <table:table-cell office:value-type="boolean" office:boolean-value="false" table:formula="of:=IF([pogoda.$C459]&lt;=5;TRUE;FALSE)" table:style-name="ce1">
            <text:p>FAŁSZ</text:p>
          </table:table-cell>
          <table:table-cell office:value-type="boolean" office:boolean-value="false" table:formula="of:=AND([pogoda.$F459:.$G459])" table:style-name="ce2">
            <text:p>FAŁSZ</text:p>
          </table:table-cell>
          <table:table-cell office:value-type="boolean" office:boolean-value="false" table:formula="of:=IF([pogoda.$B459]&gt;[.B458];TRUE;FALSE)" table:style-name="ce2">
            <text:p>FAŁSZ</text:p>
          </table:table-cell>
          <table:table-cell office:value-type="string" office:string-value="00" table:formula="of:=COM.MICROSOFT.TEXTJOIN(&quot;&quot;;;[pogoda.$D459];[pogoda.$E459])" table:style-name="ce2">
            <text:p>00</text:p>
          </table:table-cell>
          <table:table-cell office:value-type="string" office:string-value="C" table:formula="of:=IF([pogoda.$L459]=0;&quot;0&quot;;IF([pogoda.$B459]&gt;=10;&quot;C&quot;;&quot;S&quot;))" table:style-name="ce2">
            <text:p>C</text:p>
          </table:table-cell>
          <table:table-cell office:value-type="float" office:value="5" table:formula="of:=IF([.L458]=0;1;IF([.L458]=5;IF([.C458]&gt;=20;0;5);IF([.M458]=3;[.L458]+1;[.L458])))" table:style-name="ce2">
            <text:p>5</text:p>
          </table:table-cell>
          <table:table-cell office:value-type="float" office:value="4" table:formula="of:=IF([.L458]&lt;&gt;[.L459];1;[.M458]+1)" table:style-name="ce2">
            <text:p>4</text:p>
          </table:table-cell>
          <table:table-cell office:value-type="boolean" office:boolean-value="false" table:formula="of:=IF([pogoda.$D459]=[pogoda.$K459];TRUE;FALSE)" table:style-name="ce2">
            <text:p>FAŁSZ</text:p>
          </table:table-cell>
          <table:table-cell office:value-type="boolean" office:boolean-value="false" table:formula="of:=IF([pogoda.$E459]=[pogoda.$L45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4" table:style-name="ce1">
            <text:p>2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60]&gt;=20; TRUE; FALSE)" table:style-name="ce1">
            <text:p>FAŁSZ</text:p>
          </table:table-cell>
          <table:table-cell office:value-type="boolean" office:boolean-value="false" table:formula="of:=IF([pogoda.$C460]&lt;=5;TRUE;FALSE)" table:style-name="ce1">
            <text:p>FAŁSZ</text:p>
          </table:table-cell>
          <table:table-cell office:value-type="boolean" office:boolean-value="false" table:formula="of:=AND([pogoda.$F460:.$G460])" table:style-name="ce2">
            <text:p>FAŁSZ</text:p>
          </table:table-cell>
          <table:table-cell office:value-type="boolean" office:boolean-value="false" table:formula="of:=IF([pogoda.$B460]&gt;[.B459];TRUE;FALSE)" table:style-name="ce2">
            <text:p>FAŁSZ</text:p>
          </table:table-cell>
          <table:table-cell office:value-type="string" office:string-value="00" table:formula="of:=COM.MICROSOFT.TEXTJOIN(&quot;&quot;;;[pogoda.$D460];[pogoda.$E460])" table:style-name="ce2">
            <text:p>00</text:p>
          </table:table-cell>
          <table:table-cell office:value-type="string" office:string-value="C" table:formula="of:=IF([pogoda.$L460]=0;&quot;0&quot;;IF([pogoda.$B460]&gt;=10;&quot;C&quot;;&quot;S&quot;))" table:style-name="ce2">
            <text:p>C</text:p>
          </table:table-cell>
          <table:table-cell office:value-type="float" office:value="5" table:formula="of:=IF([.L459]=0;1;IF([.L459]=5;IF([.C459]&gt;=20;0;5);IF([.M459]=3;[.L459]+1;[.L459])))" table:style-name="ce2">
            <text:p>5</text:p>
          </table:table-cell>
          <table:table-cell office:value-type="float" office:value="5" table:formula="of:=IF([.L459]&lt;&gt;[.L460];1;[.M459]+1)" table:style-name="ce2">
            <text:p>5</text:p>
          </table:table-cell>
          <table:table-cell office:value-type="boolean" office:boolean-value="false" table:formula="of:=IF([pogoda.$D460]=[pogoda.$K460];TRUE;FALSE)" table:style-name="ce2">
            <text:p>FAŁSZ</text:p>
          </table:table-cell>
          <table:table-cell office:value-type="boolean" office:boolean-value="false" table:formula="of:=IF([pogoda.$E460]=[pogoda.$L46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1]&gt;=20; TRUE; FALSE)" table:style-name="ce1">
            <text:p>PRAWDA</text:p>
          </table:table-cell>
          <table:table-cell office:value-type="boolean" office:boolean-value="true" table:formula="of:=IF([pogoda.$C461]&lt;=5;TRUE;FALSE)" table:style-name="ce1">
            <text:p>PRAWDA</text:p>
          </table:table-cell>
          <table:table-cell office:value-type="boolean" office:boolean-value="true" table:formula="of:=AND([pogoda.$F461:.$G461])" table:style-name="ce2">
            <text:p>PRAWDA</text:p>
          </table:table-cell>
          <table:table-cell office:value-type="boolean" office:boolean-value="true" table:formula="of:=IF([pogoda.$B461]&gt;[.B460];TRUE;FALSE)" table:style-name="ce2">
            <text:p>PRAWDA</text:p>
          </table:table-cell>
          <table:table-cell office:value-type="string" office:string-value="00" table:formula="of:=COM.MICROSOFT.TEXTJOIN(&quot;&quot;;;[pogoda.$D461];[pogoda.$E461])" table:style-name="ce2">
            <text:p>00</text:p>
          </table:table-cell>
          <table:table-cell office:value-type="string" office:string-value="0" table:formula="of:=IF([pogoda.$L461]=0;&quot;0&quot;;IF([pogoda.$B461]&gt;=10;&quot;C&quot;;&quot;S&quot;))" table:style-name="ce2">
            <text:p>0</text:p>
          </table:table-cell>
          <table:table-cell office:value-type="float" office:value="0" table:formula="of:=IF([.L460]=0;1;IF([.L460]=5;IF([.C460]&gt;=20;0;5);IF([.M460]=3;[.L460]+1;[.L460])))" table:style-name="ce2">
            <text:p>0</text:p>
          </table:table-cell>
          <table:table-cell office:value-type="float" office:value="1" table:formula="of:=IF([.L460]&lt;&gt;[.L461];1;[.M460]+1)" table:style-name="ce2">
            <text:p>1</text:p>
          </table:table-cell>
          <table:table-cell office:value-type="boolean" office:boolean-value="true" table:formula="of:=IF([pogoda.$D461]=[pogoda.$K461];TRUE;FALSE)" table:style-name="ce2">
            <text:p>PRAWDA</text:p>
          </table:table-cell>
          <table:table-cell office:value-type="boolean" office:boolean-value="true" table:formula="of:=IF([pogoda.$E461]=[pogoda.$L46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2.1" table:style-name="ce1">
            <text:p>22,1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2]&gt;=20; TRUE; FALSE)" table:style-name="ce1">
            <text:p>PRAWDA</text:p>
          </table:table-cell>
          <table:table-cell office:value-type="boolean" office:boolean-value="true" table:formula="of:=IF([pogoda.$C462]&lt;=5;TRUE;FALSE)" table:style-name="ce1">
            <text:p>PRAWDA</text:p>
          </table:table-cell>
          <table:table-cell office:value-type="boolean" office:boolean-value="true" table:formula="of:=AND([pogoda.$F462:.$G462])" table:style-name="ce2">
            <text:p>PRAWDA</text:p>
          </table:table-cell>
          <table:table-cell office:value-type="boolean" office:boolean-value="true" table:formula="of:=IF([pogoda.$B462]&gt;[.B461];TRUE;FALSE)" table:style-name="ce2">
            <text:p>PRAWDA</text:p>
          </table:table-cell>
          <table:table-cell office:value-type="string" office:string-value="00" table:formula="of:=COM.MICROSOFT.TEXTJOIN(&quot;&quot;;;[pogoda.$D462];[pogoda.$E462])" table:style-name="ce2">
            <text:p>00</text:p>
          </table:table-cell>
          <table:table-cell office:value-type="string" office:string-value="C" table:formula="of:=IF([pogoda.$L462]=0;&quot;0&quot;;IF([pogoda.$B462]&gt;=10;&quot;C&quot;;&quot;S&quot;))" table:style-name="ce2">
            <text:p>C</text:p>
          </table:table-cell>
          <table:table-cell office:value-type="float" office:value="1" table:formula="of:=IF([.L461]=0;1;IF([.L461]=5;IF([.C461]&gt;=20;0;5);IF([.M461]=3;[.L461]+1;[.L461])))" table:style-name="ce2">
            <text:p>1</text:p>
          </table:table-cell>
          <table:table-cell office:value-type="float" office:value="1" table:formula="of:=IF([.L461]&lt;&gt;[.L462];1;[.M461]+1)" table:style-name="ce2">
            <text:p>1</text:p>
          </table:table-cell>
          <table:table-cell office:value-type="boolean" office:boolean-value="false" table:formula="of:=IF([pogoda.$D462]=[pogoda.$K462];TRUE;FALSE)" table:style-name="ce2">
            <text:p>FAŁSZ</text:p>
          </table:table-cell>
          <table:table-cell office:value-type="boolean" office:boolean-value="false" table:formula="of:=IF([pogoda.$E462]=[pogoda.$L46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3]&gt;=20; TRUE; FALSE)" table:style-name="ce1">
            <text:p>PRAWDA</text:p>
          </table:table-cell>
          <table:table-cell office:value-type="boolean" office:boolean-value="true" table:formula="of:=IF([pogoda.$C463]&lt;=5;TRUE;FALSE)" table:style-name="ce1">
            <text:p>PRAWDA</text:p>
          </table:table-cell>
          <table:table-cell office:value-type="boolean" office:boolean-value="true" table:formula="of:=AND([pogoda.$F463:.$G463])" table:style-name="ce2">
            <text:p>PRAWDA</text:p>
          </table:table-cell>
          <table:table-cell office:value-type="boolean" office:boolean-value="true" table:formula="of:=IF([pogoda.$B463]&gt;[.B462];TRUE;FALSE)" table:style-name="ce2">
            <text:p>PRAWDA</text:p>
          </table:table-cell>
          <table:table-cell office:value-type="string" office:string-value="00" table:formula="of:=COM.MICROSOFT.TEXTJOIN(&quot;&quot;;;[pogoda.$D463];[pogoda.$E463])" table:style-name="ce2">
            <text:p>00</text:p>
          </table:table-cell>
          <table:table-cell office:value-type="string" office:string-value="C" table:formula="of:=IF([pogoda.$L463]=0;&quot;0&quot;;IF([pogoda.$B463]&gt;=10;&quot;C&quot;;&quot;S&quot;))" table:style-name="ce2">
            <text:p>C</text:p>
          </table:table-cell>
          <table:table-cell office:value-type="float" office:value="1" table:formula="of:=IF([.L462]=0;1;IF([.L462]=5;IF([.C462]&gt;=20;0;5);IF([.M462]=3;[.L462]+1;[.L462])))" table:style-name="ce2">
            <text:p>1</text:p>
          </table:table-cell>
          <table:table-cell office:value-type="float" office:value="2" table:formula="of:=IF([.L462]&lt;&gt;[.L463];1;[.M462]+1)" table:style-name="ce2">
            <text:p>2</text:p>
          </table:table-cell>
          <table:table-cell office:value-type="boolean" office:boolean-value="false" table:formula="of:=IF([pogoda.$D463]=[pogoda.$K463];TRUE;FALSE)" table:style-name="ce2">
            <text:p>FAŁSZ</text:p>
          </table:table-cell>
          <table:table-cell office:value-type="boolean" office:boolean-value="false" table:formula="of:=IF([pogoda.$E463]=[pogoda.$L46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7.7" table:style-name="ce1">
            <text:p>27,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4]&gt;=20; TRUE; FALSE)" table:style-name="ce1">
            <text:p>PRAWDA</text:p>
          </table:table-cell>
          <table:table-cell office:value-type="boolean" office:boolean-value="true" table:formula="of:=IF([pogoda.$C464]&lt;=5;TRUE;FALSE)" table:style-name="ce1">
            <text:p>PRAWDA</text:p>
          </table:table-cell>
          <table:table-cell office:value-type="boolean" office:boolean-value="true" table:formula="of:=AND([pogoda.$F464:.$G464])" table:style-name="ce2">
            <text:p>PRAWDA</text:p>
          </table:table-cell>
          <table:table-cell office:value-type="boolean" office:boolean-value="true" table:formula="of:=IF([pogoda.$B464]&gt;[.B463];TRUE;FALSE)" table:style-name="ce2">
            <text:p>PRAWDA</text:p>
          </table:table-cell>
          <table:table-cell office:value-type="string" office:string-value="00" table:formula="of:=COM.MICROSOFT.TEXTJOIN(&quot;&quot;;;[pogoda.$D464];[pogoda.$E464])" table:style-name="ce2">
            <text:p>00</text:p>
          </table:table-cell>
          <table:table-cell office:value-type="string" office:string-value="C" table:formula="of:=IF([pogoda.$L464]=0;&quot;0&quot;;IF([pogoda.$B464]&gt;=10;&quot;C&quot;;&quot;S&quot;))" table:style-name="ce2">
            <text:p>C</text:p>
          </table:table-cell>
          <table:table-cell office:value-type="float" office:value="1" table:formula="of:=IF([.L463]=0;1;IF([.L463]=5;IF([.C463]&gt;=20;0;5);IF([.M463]=3;[.L463]+1;[.L463])))" table:style-name="ce2">
            <text:p>1</text:p>
          </table:table-cell>
          <table:table-cell office:value-type="float" office:value="3" table:formula="of:=IF([.L463]&lt;&gt;[.L464];1;[.M463]+1)" table:style-name="ce2">
            <text:p>3</text:p>
          </table:table-cell>
          <table:table-cell office:value-type="boolean" office:boolean-value="false" table:formula="of:=IF([pogoda.$D464]=[pogoda.$K464];TRUE;FALSE)" table:style-name="ce2">
            <text:p>FAŁSZ</text:p>
          </table:table-cell>
          <table:table-cell office:value-type="boolean" office:boolean-value="false" table:formula="of:=IF([pogoda.$E464]=[pogoda.$L46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29.4" table:style-name="ce1">
            <text:p>29,4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5]&gt;=20; TRUE; FALSE)" table:style-name="ce1">
            <text:p>PRAWDA</text:p>
          </table:table-cell>
          <table:table-cell office:value-type="boolean" office:boolean-value="false" table:formula="of:=IF([pogoda.$C465]&lt;=5;TRUE;FALSE)" table:style-name="ce1">
            <text:p>FAŁSZ</text:p>
          </table:table-cell>
          <table:table-cell office:value-type="boolean" office:boolean-value="false" table:formula="of:=AND([pogoda.$F465:.$G465])" table:style-name="ce2">
            <text:p>FAŁSZ</text:p>
          </table:table-cell>
          <table:table-cell office:value-type="boolean" office:boolean-value="true" table:formula="of:=IF([pogoda.$B465]&gt;[.B464];TRUE;FALSE)" table:style-name="ce2">
            <text:p>PRAWDA</text:p>
          </table:table-cell>
          <table:table-cell office:value-type="string" office:string-value="00" table:formula="of:=COM.MICROSOFT.TEXTJOIN(&quot;&quot;;;[pogoda.$D465];[pogoda.$E465])" table:style-name="ce2">
            <text:p>00</text:p>
          </table:table-cell>
          <table:table-cell office:value-type="string" office:string-value="C" table:formula="of:=IF([pogoda.$L465]=0;&quot;0&quot;;IF([pogoda.$B465]&gt;=10;&quot;C&quot;;&quot;S&quot;))" table:style-name="ce2">
            <text:p>C</text:p>
          </table:table-cell>
          <table:table-cell office:value-type="float" office:value="2" table:formula="of:=IF([.L464]=0;1;IF([.L464]=5;IF([.C464]&gt;=20;0;5);IF([.M464]=3;[.L464]+1;[.L464])))" table:style-name="ce2">
            <text:p>2</text:p>
          </table:table-cell>
          <table:table-cell office:value-type="float" office:value="1" table:formula="of:=IF([.L464]&lt;&gt;[.L465];1;[.M464]+1)" table:style-name="ce2">
            <text:p>1</text:p>
          </table:table-cell>
          <table:table-cell office:value-type="boolean" office:boolean-value="false" table:formula="of:=IF([pogoda.$D465]=[pogoda.$K465];TRUE;FALSE)" table:style-name="ce2">
            <text:p>FAŁSZ</text:p>
          </table:table-cell>
          <table:table-cell office:value-type="boolean" office:boolean-value="false" table:formula="of:=IF([pogoda.$E465]=[pogoda.$L46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29.5" table:style-name="ce1">
            <text:p>29,5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6]&gt;=20; TRUE; FALSE)" table:style-name="ce1">
            <text:p>PRAWDA</text:p>
          </table:table-cell>
          <table:table-cell office:value-type="boolean" office:boolean-value="false" table:formula="of:=IF([pogoda.$C466]&lt;=5;TRUE;FALSE)" table:style-name="ce1">
            <text:p>FAŁSZ</text:p>
          </table:table-cell>
          <table:table-cell office:value-type="boolean" office:boolean-value="false" table:formula="of:=AND([pogoda.$F466:.$G466])" table:style-name="ce2">
            <text:p>FAŁSZ</text:p>
          </table:table-cell>
          <table:table-cell office:value-type="boolean" office:boolean-value="true" table:formula="of:=IF([pogoda.$B466]&gt;[.B465];TRUE;FALSE)" table:style-name="ce2">
            <text:p>PRAWDA</text:p>
          </table:table-cell>
          <table:table-cell office:value-type="string" office:string-value="00" table:formula="of:=COM.MICROSOFT.TEXTJOIN(&quot;&quot;;;[pogoda.$D466];[pogoda.$E466])" table:style-name="ce2">
            <text:p>00</text:p>
          </table:table-cell>
          <table:table-cell office:value-type="string" office:string-value="C" table:formula="of:=IF([pogoda.$L466]=0;&quot;0&quot;;IF([pogoda.$B466]&gt;=10;&quot;C&quot;;&quot;S&quot;))" table:style-name="ce2">
            <text:p>C</text:p>
          </table:table-cell>
          <table:table-cell office:value-type="float" office:value="2" table:formula="of:=IF([.L465]=0;1;IF([.L465]=5;IF([.C465]&gt;=20;0;5);IF([.M465]=3;[.L465]+1;[.L465])))" table:style-name="ce2">
            <text:p>2</text:p>
          </table:table-cell>
          <table:table-cell office:value-type="float" office:value="2" table:formula="of:=IF([.L465]&lt;&gt;[.L466];1;[.M465]+1)" table:style-name="ce2">
            <text:p>2</text:p>
          </table:table-cell>
          <table:table-cell office:value-type="boolean" office:boolean-value="false" table:formula="of:=IF([pogoda.$D466]=[pogoda.$K466];TRUE;FALSE)" table:style-name="ce2">
            <text:p>FAŁSZ</text:p>
          </table:table-cell>
          <table:table-cell office:value-type="boolean" office:boolean-value="false" table:formula="of:=IF([pogoda.$E466]=[pogoda.$L46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7.8" table:style-name="ce1">
            <text:p>27,8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7]&gt;=20; TRUE; FALSE)" table:style-name="ce1">
            <text:p>PRAWDA</text:p>
          </table:table-cell>
          <table:table-cell office:value-type="boolean" office:boolean-value="false" table:formula="of:=IF([pogoda.$C467]&lt;=5;TRUE;FALSE)" table:style-name="ce1">
            <text:p>FAŁSZ</text:p>
          </table:table-cell>
          <table:table-cell office:value-type="boolean" office:boolean-value="false" table:formula="of:=AND([pogoda.$F467:.$G467])" table:style-name="ce2">
            <text:p>FAŁSZ</text:p>
          </table:table-cell>
          <table:table-cell office:value-type="boolean" office:boolean-value="false" table:formula="of:=IF([pogoda.$B467]&gt;[.B466];TRUE;FALSE)" table:style-name="ce2">
            <text:p>FAŁSZ</text:p>
          </table:table-cell>
          <table:table-cell office:value-type="string" office:string-value="00" table:formula="of:=COM.MICROSOFT.TEXTJOIN(&quot;&quot;;;[pogoda.$D467];[pogoda.$E467])" table:style-name="ce2">
            <text:p>00</text:p>
          </table:table-cell>
          <table:table-cell office:value-type="string" office:string-value="C" table:formula="of:=IF([pogoda.$L467]=0;&quot;0&quot;;IF([pogoda.$B467]&gt;=10;&quot;C&quot;;&quot;S&quot;))" table:style-name="ce2">
            <text:p>C</text:p>
          </table:table-cell>
          <table:table-cell office:value-type="float" office:value="2" table:formula="of:=IF([.L466]=0;1;IF([.L466]=5;IF([.C466]&gt;=20;0;5);IF([.M466]=3;[.L466]+1;[.L466])))" table:style-name="ce2">
            <text:p>2</text:p>
          </table:table-cell>
          <table:table-cell office:value-type="float" office:value="3" table:formula="of:=IF([.L466]&lt;&gt;[.L467];1;[.M466]+1)" table:style-name="ce2">
            <text:p>3</text:p>
          </table:table-cell>
          <table:table-cell office:value-type="boolean" office:boolean-value="false" table:formula="of:=IF([pogoda.$D467]=[pogoda.$K467];TRUE;FALSE)" table:style-name="ce2">
            <text:p>FAŁSZ</text:p>
          </table:table-cell>
          <table:table-cell office:value-type="boolean" office:boolean-value="false" table:formula="of:=IF([pogoda.$E467]=[pogoda.$L46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24.9" table:style-name="ce1">
            <text:p>24,9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8]&gt;=20; TRUE; FALSE)" table:style-name="ce1">
            <text:p>PRAWDA</text:p>
          </table:table-cell>
          <table:table-cell office:value-type="boolean" office:boolean-value="false" table:formula="of:=IF([pogoda.$C468]&lt;=5;TRUE;FALSE)" table:style-name="ce1">
            <text:p>FAŁSZ</text:p>
          </table:table-cell>
          <table:table-cell office:value-type="boolean" office:boolean-value="false" table:formula="of:=AND([pogoda.$F468:.$G468])" table:style-name="ce2">
            <text:p>FAŁSZ</text:p>
          </table:table-cell>
          <table:table-cell office:value-type="boolean" office:boolean-value="false" table:formula="of:=IF([pogoda.$B468]&gt;[.B467];TRUE;FALSE)" table:style-name="ce2">
            <text:p>FAŁSZ</text:p>
          </table:table-cell>
          <table:table-cell office:value-type="string" office:string-value="00" table:formula="of:=COM.MICROSOFT.TEXTJOIN(&quot;&quot;;;[pogoda.$D468];[pogoda.$E468])" table:style-name="ce2">
            <text:p>00</text:p>
          </table:table-cell>
          <table:table-cell office:value-type="string" office:string-value="C" table:formula="of:=IF([pogoda.$L468]=0;&quot;0&quot;;IF([pogoda.$B468]&gt;=10;&quot;C&quot;;&quot;S&quot;))" table:style-name="ce2">
            <text:p>C</text:p>
          </table:table-cell>
          <table:table-cell office:value-type="float" office:value="3" table:formula="of:=IF([.L467]=0;1;IF([.L467]=5;IF([.C467]&gt;=20;0;5);IF([.M467]=3;[.L467]+1;[.L467])))" table:style-name="ce2">
            <text:p>3</text:p>
          </table:table-cell>
          <table:table-cell office:value-type="float" office:value="1" table:formula="of:=IF([.L467]&lt;&gt;[.L468];1;[.M467]+1)" table:style-name="ce2">
            <text:p>1</text:p>
          </table:table-cell>
          <table:table-cell office:value-type="boolean" office:boolean-value="false" table:formula="of:=IF([pogoda.$D468]=[pogoda.$K468];TRUE;FALSE)" table:style-name="ce2">
            <text:p>FAŁSZ</text:p>
          </table:table-cell>
          <table:table-cell office:value-type="boolean" office:boolean-value="false" table:formula="of:=IF([pogoda.$E468]=[pogoda.$L46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1.3" table:style-name="ce1">
            <text:p>21,3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formula="of:=IF([pogoda.$B469]&gt;=20; TRUE; FALSE)" table:style-name="ce1">
            <text:p>PRAWDA</text:p>
          </table:table-cell>
          <table:table-cell office:value-type="boolean" office:boolean-value="false" table:formula="of:=IF([pogoda.$C469]&lt;=5;TRUE;FALSE)" table:style-name="ce1">
            <text:p>FAŁSZ</text:p>
          </table:table-cell>
          <table:table-cell office:value-type="boolean" office:boolean-value="false" table:formula="of:=AND([pogoda.$F469:.$G469])" table:style-name="ce2">
            <text:p>FAŁSZ</text:p>
          </table:table-cell>
          <table:table-cell office:value-type="boolean" office:boolean-value="false" table:formula="of:=IF([pogoda.$B469]&gt;[.B468];TRUE;FALSE)" table:style-name="ce2">
            <text:p>FAŁSZ</text:p>
          </table:table-cell>
          <table:table-cell office:value-type="string" office:string-value="00" table:formula="of:=COM.MICROSOFT.TEXTJOIN(&quot;&quot;;;[pogoda.$D469];[pogoda.$E469])" table:style-name="ce2">
            <text:p>00</text:p>
          </table:table-cell>
          <table:table-cell office:value-type="string" office:string-value="C" table:formula="of:=IF([pogoda.$L469]=0;&quot;0&quot;;IF([pogoda.$B469]&gt;=10;&quot;C&quot;;&quot;S&quot;))" table:style-name="ce2">
            <text:p>C</text:p>
          </table:table-cell>
          <table:table-cell office:value-type="float" office:value="3" table:formula="of:=IF([.L468]=0;1;IF([.L468]=5;IF([.C468]&gt;=20;0;5);IF([.M468]=3;[.L468]+1;[.L468])))" table:style-name="ce2">
            <text:p>3</text:p>
          </table:table-cell>
          <table:table-cell office:value-type="float" office:value="2" table:formula="of:=IF([.L468]&lt;&gt;[.L469];1;[.M468]+1)" table:style-name="ce2">
            <text:p>2</text:p>
          </table:table-cell>
          <table:table-cell office:value-type="boolean" office:boolean-value="false" table:formula="of:=IF([pogoda.$D469]=[pogoda.$K469];TRUE;FALSE)" table:style-name="ce2">
            <text:p>FAŁSZ</text:p>
          </table:table-cell>
          <table:table-cell office:value-type="boolean" office:boolean-value="false" table:formula="of:=IF([pogoda.$E469]=[pogoda.$L46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18.100000000000001" table:style-name="ce1">
            <text:p>18,1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0]&gt;=20; TRUE; FALSE)" table:style-name="ce1">
            <text:p>FAŁSZ</text:p>
          </table:table-cell>
          <table:table-cell office:value-type="boolean" office:boolean-value="false" table:formula="of:=IF([pogoda.$C470]&lt;=5;TRUE;FALSE)" table:style-name="ce1">
            <text:p>FAŁSZ</text:p>
          </table:table-cell>
          <table:table-cell office:value-type="boolean" office:boolean-value="false" table:formula="of:=AND([pogoda.$F470:.$G470])" table:style-name="ce2">
            <text:p>FAŁSZ</text:p>
          </table:table-cell>
          <table:table-cell office:value-type="boolean" office:boolean-value="false" table:formula="of:=IF([pogoda.$B470]&gt;[.B469];TRUE;FALSE)" table:style-name="ce2">
            <text:p>FAŁSZ</text:p>
          </table:table-cell>
          <table:table-cell office:value-type="string" office:string-value="00" table:formula="of:=COM.MICROSOFT.TEXTJOIN(&quot;&quot;;;[pogoda.$D470];[pogoda.$E470])" table:style-name="ce2">
            <text:p>00</text:p>
          </table:table-cell>
          <table:table-cell office:value-type="string" office:string-value="C" table:formula="of:=IF([pogoda.$L470]=0;&quot;0&quot;;IF([pogoda.$B470]&gt;=10;&quot;C&quot;;&quot;S&quot;))" table:style-name="ce2">
            <text:p>C</text:p>
          </table:table-cell>
          <table:table-cell office:value-type="float" office:value="3" table:formula="of:=IF([.L469]=0;1;IF([.L469]=5;IF([.C469]&gt;=20;0;5);IF([.M469]=3;[.L469]+1;[.L469])))" table:style-name="ce2">
            <text:p>3</text:p>
          </table:table-cell>
          <table:table-cell office:value-type="float" office:value="3" table:formula="of:=IF([.L469]&lt;&gt;[.L470];1;[.M469]+1)" table:style-name="ce2">
            <text:p>3</text:p>
          </table:table-cell>
          <table:table-cell office:value-type="boolean" office:boolean-value="false" table:formula="of:=IF([pogoda.$D470]=[pogoda.$K470];TRUE;FALSE)" table:style-name="ce2">
            <text:p>FAŁSZ</text:p>
          </table:table-cell>
          <table:table-cell office:value-type="boolean" office:boolean-value="false" table:formula="of:=IF([pogoda.$E470]=[pogoda.$L47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15.9" table:style-name="ce1">
            <text:p>15,9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1]&gt;=20; TRUE; FALSE)" table:style-name="ce1">
            <text:p>FAŁSZ</text:p>
          </table:table-cell>
          <table:table-cell office:value-type="boolean" office:boolean-value="false" table:formula="of:=IF([pogoda.$C471]&lt;=5;TRUE;FALSE)" table:style-name="ce1">
            <text:p>FAŁSZ</text:p>
          </table:table-cell>
          <table:table-cell office:value-type="boolean" office:boolean-value="false" table:formula="of:=AND([pogoda.$F471:.$G471])" table:style-name="ce2">
            <text:p>FAŁSZ</text:p>
          </table:table-cell>
          <table:table-cell office:value-type="boolean" office:boolean-value="false" table:formula="of:=IF([pogoda.$B471]&gt;[.B470];TRUE;FALSE)" table:style-name="ce2">
            <text:p>FAŁSZ</text:p>
          </table:table-cell>
          <table:table-cell office:value-type="string" office:string-value="00" table:formula="of:=COM.MICROSOFT.TEXTJOIN(&quot;&quot;;;[pogoda.$D471];[pogoda.$E471])" table:style-name="ce2">
            <text:p>00</text:p>
          </table:table-cell>
          <table:table-cell office:value-type="string" office:string-value="C" table:formula="of:=IF([pogoda.$L471]=0;&quot;0&quot;;IF([pogoda.$B471]&gt;=10;&quot;C&quot;;&quot;S&quot;))" table:style-name="ce2">
            <text:p>C</text:p>
          </table:table-cell>
          <table:table-cell office:value-type="float" office:value="4" table:formula="of:=IF([.L470]=0;1;IF([.L470]=5;IF([.C470]&gt;=20;0;5);IF([.M470]=3;[.L470]+1;[.L470])))" table:style-name="ce2">
            <text:p>4</text:p>
          </table:table-cell>
          <table:table-cell office:value-type="float" office:value="1" table:formula="of:=IF([.L470]&lt;&gt;[.L471];1;[.M470]+1)" table:style-name="ce2">
            <text:p>1</text:p>
          </table:table-cell>
          <table:table-cell office:value-type="boolean" office:boolean-value="false" table:formula="of:=IF([pogoda.$D471]=[pogoda.$K471];TRUE;FALSE)" table:style-name="ce2">
            <text:p>FAŁSZ</text:p>
          </table:table-cell>
          <table:table-cell office:value-type="boolean" office:boolean-value="false" table:formula="of:=IF([pogoda.$E471]=[pogoda.$L47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15.3" table:style-name="ce1">
            <text:p>15,3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2]&gt;=20; TRUE; FALSE)" table:style-name="ce1">
            <text:p>FAŁSZ</text:p>
          </table:table-cell>
          <table:table-cell office:value-type="boolean" office:boolean-value="false" table:formula="of:=IF([pogoda.$C472]&lt;=5;TRUE;FALSE)" table:style-name="ce1">
            <text:p>FAŁSZ</text:p>
          </table:table-cell>
          <table:table-cell office:value-type="boolean" office:boolean-value="false" table:formula="of:=AND([pogoda.$F472:.$G472])" table:style-name="ce2">
            <text:p>FAŁSZ</text:p>
          </table:table-cell>
          <table:table-cell office:value-type="boolean" office:boolean-value="false" table:formula="of:=IF([pogoda.$B472]&gt;[.B471];TRUE;FALSE)" table:style-name="ce2">
            <text:p>FAŁSZ</text:p>
          </table:table-cell>
          <table:table-cell office:value-type="string" office:string-value="00" table:formula="of:=COM.MICROSOFT.TEXTJOIN(&quot;&quot;;;[pogoda.$D472];[pogoda.$E472])" table:style-name="ce2">
            <text:p>00</text:p>
          </table:table-cell>
          <table:table-cell office:value-type="string" office:string-value="C" table:formula="of:=IF([pogoda.$L472]=0;&quot;0&quot;;IF([pogoda.$B472]&gt;=10;&quot;C&quot;;&quot;S&quot;))" table:style-name="ce2">
            <text:p>C</text:p>
          </table:table-cell>
          <table:table-cell office:value-type="float" office:value="4" table:formula="of:=IF([.L471]=0;1;IF([.L471]=5;IF([.C471]&gt;=20;0;5);IF([.M471]=3;[.L471]+1;[.L471])))" table:style-name="ce2">
            <text:p>4</text:p>
          </table:table-cell>
          <table:table-cell office:value-type="float" office:value="2" table:formula="of:=IF([.L471]&lt;&gt;[.L472];1;[.M471]+1)" table:style-name="ce2">
            <text:p>2</text:p>
          </table:table-cell>
          <table:table-cell office:value-type="boolean" office:boolean-value="false" table:formula="of:=IF([pogoda.$D472]=[pogoda.$K472];TRUE;FALSE)" table:style-name="ce2">
            <text:p>FAŁSZ</text:p>
          </table:table-cell>
          <table:table-cell office:value-type="boolean" office:boolean-value="false" table:formula="of:=IF([pogoda.$E472]=[pogoda.$L47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3]&gt;=20; TRUE; FALSE)" table:style-name="ce1">
            <text:p>FAŁSZ</text:p>
          </table:table-cell>
          <table:table-cell office:value-type="boolean" office:boolean-value="true" table:formula="of:=IF([pogoda.$C473]&lt;=5;TRUE;FALSE)" table:style-name="ce1">
            <text:p>PRAWDA</text:p>
          </table:table-cell>
          <table:table-cell office:value-type="boolean" office:boolean-value="false" table:formula="of:=AND([pogoda.$F473:.$G473])" table:style-name="ce2">
            <text:p>FAŁSZ</text:p>
          </table:table-cell>
          <table:table-cell office:value-type="boolean" office:boolean-value="true" table:formula="of:=IF([pogoda.$B473]&gt;[.B472];TRUE;FALSE)" table:style-name="ce2">
            <text:p>PRAWDA</text:p>
          </table:table-cell>
          <table:table-cell office:value-type="string" office:string-value="00" table:formula="of:=COM.MICROSOFT.TEXTJOIN(&quot;&quot;;;[pogoda.$D473];[pogoda.$E473])" table:style-name="ce2">
            <text:p>00</text:p>
          </table:table-cell>
          <table:table-cell office:value-type="string" office:string-value="C" table:formula="of:=IF([pogoda.$L473]=0;&quot;0&quot;;IF([pogoda.$B473]&gt;=10;&quot;C&quot;;&quot;S&quot;))" table:style-name="ce2">
            <text:p>C</text:p>
          </table:table-cell>
          <table:table-cell office:value-type="float" office:value="4" table:formula="of:=IF([.L472]=0;1;IF([.L472]=5;IF([.C472]&gt;=20;0;5);IF([.M472]=3;[.L472]+1;[.L472])))" table:style-name="ce2">
            <text:p>4</text:p>
          </table:table-cell>
          <table:table-cell office:value-type="float" office:value="3" table:formula="of:=IF([.L472]&lt;&gt;[.L473];1;[.M472]+1)" table:style-name="ce2">
            <text:p>3</text:p>
          </table:table-cell>
          <table:table-cell office:value-type="boolean" office:boolean-value="false" table:formula="of:=IF([pogoda.$D473]=[pogoda.$K473];TRUE;FALSE)" table:style-name="ce2">
            <text:p>FAŁSZ</text:p>
          </table:table-cell>
          <table:table-cell office:value-type="boolean" office:boolean-value="false" table:formula="of:=IF([pogoda.$E473]=[pogoda.$L47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17.5" table:style-name="ce1">
            <text:p>17,5</text:p>
          </table:table-cell>
          <table:table-cell office:value-type="float" office:value="26" table:style-name="ce1">
            <text:p>2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4]&gt;=20; TRUE; FALSE)" table:style-name="ce1">
            <text:p>FAŁSZ</text:p>
          </table:table-cell>
          <table:table-cell office:value-type="boolean" office:boolean-value="false" table:formula="of:=IF([pogoda.$C474]&lt;=5;TRUE;FALSE)" table:style-name="ce1">
            <text:p>FAŁSZ</text:p>
          </table:table-cell>
          <table:table-cell office:value-type="boolean" office:boolean-value="false" table:formula="of:=AND([pogoda.$F474:.$G474])" table:style-name="ce2">
            <text:p>FAŁSZ</text:p>
          </table:table-cell>
          <table:table-cell office:value-type="boolean" office:boolean-value="true" table:formula="of:=IF([pogoda.$B474]&gt;[.B473];TRUE;FALSE)" table:style-name="ce2">
            <text:p>PRAWDA</text:p>
          </table:table-cell>
          <table:table-cell office:value-type="string" office:string-value="00" table:formula="of:=COM.MICROSOFT.TEXTJOIN(&quot;&quot;;;[pogoda.$D474];[pogoda.$E474])" table:style-name="ce2">
            <text:p>00</text:p>
          </table:table-cell>
          <table:table-cell office:value-type="string" office:string-value="C" table:formula="of:=IF([pogoda.$L474]=0;&quot;0&quot;;IF([pogoda.$B474]&gt;=10;&quot;C&quot;;&quot;S&quot;))" table:style-name="ce2">
            <text:p>C</text:p>
          </table:table-cell>
          <table:table-cell office:value-type="float" office:value="5" table:formula="of:=IF([.L473]=0;1;IF([.L473]=5;IF([.C473]&gt;=20;0;5);IF([.M473]=3;[.L473]+1;[.L473])))" table:style-name="ce2">
            <text:p>5</text:p>
          </table:table-cell>
          <table:table-cell office:value-type="float" office:value="1" table:formula="of:=IF([.L473]&lt;&gt;[.L474];1;[.M473]+1)" table:style-name="ce2">
            <text:p>1</text:p>
          </table:table-cell>
          <table:table-cell office:value-type="boolean" office:boolean-value="false" table:formula="of:=IF([pogoda.$D474]=[pogoda.$K474];TRUE;FALSE)" table:style-name="ce2">
            <text:p>FAŁSZ</text:p>
          </table:table-cell>
          <table:table-cell office:value-type="boolean" office:boolean-value="false" table:formula="of:=IF([pogoda.$E474]=[pogoda.$L47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5]&gt;=20; TRUE; FALSE)" table:style-name="ce1">
            <text:p>FAŁSZ</text:p>
          </table:table-cell>
          <table:table-cell office:value-type="boolean" office:boolean-value="true" table:formula="of:=IF([pogoda.$C475]&lt;=5;TRUE;FALSE)" table:style-name="ce1">
            <text:p>PRAWDA</text:p>
          </table:table-cell>
          <table:table-cell office:value-type="boolean" office:boolean-value="false" table:formula="of:=AND([pogoda.$F475:.$G475])" table:style-name="ce2">
            <text:p>FAŁSZ</text:p>
          </table:table-cell>
          <table:table-cell office:value-type="boolean" office:boolean-value="true" table:formula="of:=IF([pogoda.$B475]&gt;[.B474];TRUE;FALSE)" table:style-name="ce2">
            <text:p>PRAWDA</text:p>
          </table:table-cell>
          <table:table-cell office:value-type="string" office:string-value="00" table:formula="of:=COM.MICROSOFT.TEXTJOIN(&quot;&quot;;;[pogoda.$D475];[pogoda.$E475])" table:style-name="ce2">
            <text:p>00</text:p>
          </table:table-cell>
          <table:table-cell office:value-type="string" office:string-value="0" table:formula="of:=IF([pogoda.$L475]=0;&quot;0&quot;;IF([pogoda.$B475]&gt;=10;&quot;C&quot;;&quot;S&quot;))" table:style-name="ce2">
            <text:p>0</text:p>
          </table:table-cell>
          <table:table-cell office:value-type="float" office:value="0" table:formula="of:=IF([.L474]=0;1;IF([.L474]=5;IF([.C474]&gt;=20;0;5);IF([.M474]=3;[.L474]+1;[.L474])))" table:style-name="ce2">
            <text:p>0</text:p>
          </table:table-cell>
          <table:table-cell office:value-type="float" office:value="1" table:formula="of:=IF([.L474]&lt;&gt;[.L475];1;[.M474]+1)" table:style-name="ce2">
            <text:p>1</text:p>
          </table:table-cell>
          <table:table-cell office:value-type="boolean" office:boolean-value="true" table:formula="of:=IF([pogoda.$D475]=[pogoda.$K475];TRUE;FALSE)" table:style-name="ce2">
            <text:p>PRAWDA</text:p>
          </table:table-cell>
          <table:table-cell office:value-type="boolean" office:boolean-value="true" table:formula="of:=IF([pogoda.$E475]=[pogoda.$L475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19.5" table:style-name="ce1">
            <text:p>19,5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6]&gt;=20; TRUE; FALSE)" table:style-name="ce1">
            <text:p>FAŁSZ</text:p>
          </table:table-cell>
          <table:table-cell office:value-type="boolean" office:boolean-value="true" table:formula="of:=IF([pogoda.$C476]&lt;=5;TRUE;FALSE)" table:style-name="ce1">
            <text:p>PRAWDA</text:p>
          </table:table-cell>
          <table:table-cell office:value-type="boolean" office:boolean-value="false" table:formula="of:=AND([pogoda.$F476:.$G476])" table:style-name="ce2">
            <text:p>FAŁSZ</text:p>
          </table:table-cell>
          <table:table-cell office:value-type="boolean" office:boolean-value="true" table:formula="of:=IF([pogoda.$B476]&gt;[.B475];TRUE;FALSE)" table:style-name="ce2">
            <text:p>PRAWDA</text:p>
          </table:table-cell>
          <table:table-cell office:value-type="string" office:string-value="00" table:formula="of:=COM.MICROSOFT.TEXTJOIN(&quot;&quot;;;[pogoda.$D476];[pogoda.$E476])" table:style-name="ce2">
            <text:p>00</text:p>
          </table:table-cell>
          <table:table-cell office:value-type="string" office:string-value="C" table:formula="of:=IF([pogoda.$L476]=0;&quot;0&quot;;IF([pogoda.$B476]&gt;=10;&quot;C&quot;;&quot;S&quot;))" table:style-name="ce2">
            <text:p>C</text:p>
          </table:table-cell>
          <table:table-cell office:value-type="float" office:value="1" table:formula="of:=IF([.L475]=0;1;IF([.L475]=5;IF([.C475]&gt;=20;0;5);IF([.M475]=3;[.L475]+1;[.L475])))" table:style-name="ce2">
            <text:p>1</text:p>
          </table:table-cell>
          <table:table-cell office:value-type="float" office:value="1" table:formula="of:=IF([.L475]&lt;&gt;[.L476];1;[.M475]+1)" table:style-name="ce2">
            <text:p>1</text:p>
          </table:table-cell>
          <table:table-cell office:value-type="boolean" office:boolean-value="false" table:formula="of:=IF([pogoda.$D476]=[pogoda.$K476];TRUE;FALSE)" table:style-name="ce2">
            <text:p>FAŁSZ</text:p>
          </table:table-cell>
          <table:table-cell office:value-type="boolean" office:boolean-value="false" table:formula="of:=IF([pogoda.$E476]=[pogoda.$L47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18.7" table:style-name="ce1">
            <text:p>18,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7]&gt;=20; TRUE; FALSE)" table:style-name="ce1">
            <text:p>FAŁSZ</text:p>
          </table:table-cell>
          <table:table-cell office:value-type="boolean" office:boolean-value="false" table:formula="of:=IF([pogoda.$C477]&lt;=5;TRUE;FALSE)" table:style-name="ce1">
            <text:p>FAŁSZ</text:p>
          </table:table-cell>
          <table:table-cell office:value-type="boolean" office:boolean-value="false" table:formula="of:=AND([pogoda.$F477:.$G477])" table:style-name="ce2">
            <text:p>FAŁSZ</text:p>
          </table:table-cell>
          <table:table-cell office:value-type="boolean" office:boolean-value="false" table:formula="of:=IF([pogoda.$B477]&gt;[.B476];TRUE;FALSE)" table:style-name="ce2">
            <text:p>FAŁSZ</text:p>
          </table:table-cell>
          <table:table-cell office:value-type="string" office:string-value="00" table:formula="of:=COM.MICROSOFT.TEXTJOIN(&quot;&quot;;;[pogoda.$D477];[pogoda.$E477])" table:style-name="ce2">
            <text:p>00</text:p>
          </table:table-cell>
          <table:table-cell office:value-type="string" office:string-value="C" table:formula="of:=IF([pogoda.$L477]=0;&quot;0&quot;;IF([pogoda.$B477]&gt;=10;&quot;C&quot;;&quot;S&quot;))" table:style-name="ce2">
            <text:p>C</text:p>
          </table:table-cell>
          <table:table-cell office:value-type="float" office:value="1" table:formula="of:=IF([.L476]=0;1;IF([.L476]=5;IF([.C476]&gt;=20;0;5);IF([.M476]=3;[.L476]+1;[.L476])))" table:style-name="ce2">
            <text:p>1</text:p>
          </table:table-cell>
          <table:table-cell office:value-type="float" office:value="2" table:formula="of:=IF([.L476]&lt;&gt;[.L477];1;[.M476]+1)" table:style-name="ce2">
            <text:p>2</text:p>
          </table:table-cell>
          <table:table-cell office:value-type="boolean" office:boolean-value="false" table:formula="of:=IF([pogoda.$D477]=[pogoda.$K477];TRUE;FALSE)" table:style-name="ce2">
            <text:p>FAŁSZ</text:p>
          </table:table-cell>
          <table:table-cell office:value-type="boolean" office:boolean-value="false" table:formula="of:=IF([pogoda.$E477]=[pogoda.$L47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16.3" table:style-name="ce1">
            <text:p>16,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8]&gt;=20; TRUE; FALSE)" table:style-name="ce1">
            <text:p>FAŁSZ</text:p>
          </table:table-cell>
          <table:table-cell office:value-type="boolean" office:boolean-value="true" table:formula="of:=IF([pogoda.$C478]&lt;=5;TRUE;FALSE)" table:style-name="ce1">
            <text:p>PRAWDA</text:p>
          </table:table-cell>
          <table:table-cell office:value-type="boolean" office:boolean-value="false" table:formula="of:=AND([pogoda.$F478:.$G478])" table:style-name="ce2">
            <text:p>FAŁSZ</text:p>
          </table:table-cell>
          <table:table-cell office:value-type="boolean" office:boolean-value="false" table:formula="of:=IF([pogoda.$B478]&gt;[.B477];TRUE;FALSE)" table:style-name="ce2">
            <text:p>FAŁSZ</text:p>
          </table:table-cell>
          <table:table-cell office:value-type="string" office:string-value="00" table:formula="of:=COM.MICROSOFT.TEXTJOIN(&quot;&quot;;;[pogoda.$D478];[pogoda.$E478])" table:style-name="ce2">
            <text:p>00</text:p>
          </table:table-cell>
          <table:table-cell office:value-type="string" office:string-value="C" table:formula="of:=IF([pogoda.$L478]=0;&quot;0&quot;;IF([pogoda.$B478]&gt;=10;&quot;C&quot;;&quot;S&quot;))" table:style-name="ce2">
            <text:p>C</text:p>
          </table:table-cell>
          <table:table-cell office:value-type="float" office:value="1" table:formula="of:=IF([.L477]=0;1;IF([.L477]=5;IF([.C477]&gt;=20;0;5);IF([.M477]=3;[.L477]+1;[.L477])))" table:style-name="ce2">
            <text:p>1</text:p>
          </table:table-cell>
          <table:table-cell office:value-type="float" office:value="3" table:formula="of:=IF([.L477]&lt;&gt;[.L478];1;[.M477]+1)" table:style-name="ce2">
            <text:p>3</text:p>
          </table:table-cell>
          <table:table-cell office:value-type="boolean" office:boolean-value="false" table:formula="of:=IF([pogoda.$D478]=[pogoda.$K478];TRUE;FALSE)" table:style-name="ce2">
            <text:p>FAŁSZ</text:p>
          </table:table-cell>
          <table:table-cell office:value-type="boolean" office:boolean-value="false" table:formula="of:=IF([pogoda.$E478]=[pogoda.$L47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12.7" table:style-name="ce1">
            <text:p>12,7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79]&gt;=20; TRUE; FALSE)" table:style-name="ce1">
            <text:p>FAŁSZ</text:p>
          </table:table-cell>
          <table:table-cell office:value-type="boolean" office:boolean-value="false" table:formula="of:=IF([pogoda.$C479]&lt;=5;TRUE;FALSE)" table:style-name="ce1">
            <text:p>FAŁSZ</text:p>
          </table:table-cell>
          <table:table-cell office:value-type="boolean" office:boolean-value="false" table:formula="of:=AND([pogoda.$F479:.$G479])" table:style-name="ce2">
            <text:p>FAŁSZ</text:p>
          </table:table-cell>
          <table:table-cell office:value-type="boolean" office:boolean-value="false" table:formula="of:=IF([pogoda.$B479]&gt;[.B478];TRUE;FALSE)" table:style-name="ce2">
            <text:p>FAŁSZ</text:p>
          </table:table-cell>
          <table:table-cell office:value-type="string" office:string-value="00" table:formula="of:=COM.MICROSOFT.TEXTJOIN(&quot;&quot;;;[pogoda.$D479];[pogoda.$E479])" table:style-name="ce2">
            <text:p>00</text:p>
          </table:table-cell>
          <table:table-cell office:value-type="string" office:string-value="C" table:formula="of:=IF([pogoda.$L479]=0;&quot;0&quot;;IF([pogoda.$B479]&gt;=10;&quot;C&quot;;&quot;S&quot;))" table:style-name="ce2">
            <text:p>C</text:p>
          </table:table-cell>
          <table:table-cell office:value-type="float" office:value="2" table:formula="of:=IF([.L478]=0;1;IF([.L478]=5;IF([.C478]&gt;=20;0;5);IF([.M478]=3;[.L478]+1;[.L478])))" table:style-name="ce2">
            <text:p>2</text:p>
          </table:table-cell>
          <table:table-cell office:value-type="float" office:value="1" table:formula="of:=IF([.L478]&lt;&gt;[.L479];1;[.M478]+1)" table:style-name="ce2">
            <text:p>1</text:p>
          </table:table-cell>
          <table:table-cell office:value-type="boolean" office:boolean-value="false" table:formula="of:=IF([pogoda.$D479]=[pogoda.$K479];TRUE;FALSE)" table:style-name="ce2">
            <text:p>FAŁSZ</text:p>
          </table:table-cell>
          <table:table-cell office:value-type="boolean" office:boolean-value="false" table:formula="of:=IF([pogoda.$E479]=[pogoda.$L47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0]&gt;=20; TRUE; FALSE)" table:style-name="ce1">
            <text:p>FAŁSZ</text:p>
          </table:table-cell>
          <table:table-cell office:value-type="boolean" office:boolean-value="false" table:formula="of:=IF([pogoda.$C480]&lt;=5;TRUE;FALSE)" table:style-name="ce1">
            <text:p>FAŁSZ</text:p>
          </table:table-cell>
          <table:table-cell office:value-type="boolean" office:boolean-value="false" table:formula="of:=AND([pogoda.$F480:.$G480])" table:style-name="ce2">
            <text:p>FAŁSZ</text:p>
          </table:table-cell>
          <table:table-cell office:value-type="boolean" office:boolean-value="false" table:formula="of:=IF([pogoda.$B480]&gt;[.B479];TRUE;FALSE)" table:style-name="ce2">
            <text:p>FAŁSZ</text:p>
          </table:table-cell>
          <table:table-cell office:value-type="string" office:string-value="00" table:formula="of:=COM.MICROSOFT.TEXTJOIN(&quot;&quot;;;[pogoda.$D480];[pogoda.$E480])" table:style-name="ce2">
            <text:p>00</text:p>
          </table:table-cell>
          <table:table-cell office:value-type="string" office:string-value="S" table:formula="of:=IF([pogoda.$L480]=0;&quot;0&quot;;IF([pogoda.$B480]&gt;=10;&quot;C&quot;;&quot;S&quot;))" table:style-name="ce2">
            <text:p>S</text:p>
          </table:table-cell>
          <table:table-cell office:value-type="float" office:value="2" table:formula="of:=IF([.L479]=0;1;IF([.L479]=5;IF([.C479]&gt;=20;0;5);IF([.M479]=3;[.L479]+1;[.L479])))" table:style-name="ce2">
            <text:p>2</text:p>
          </table:table-cell>
          <table:table-cell office:value-type="float" office:value="2" table:formula="of:=IF([.L479]&lt;&gt;[.L480];1;[.M479]+1)" table:style-name="ce2">
            <text:p>2</text:p>
          </table:table-cell>
          <table:table-cell office:value-type="boolean" office:boolean-value="false" table:formula="of:=IF([pogoda.$D480]=[pogoda.$K480];TRUE;FALSE)" table:style-name="ce2">
            <text:p>FAŁSZ</text:p>
          </table:table-cell>
          <table:table-cell office:value-type="boolean" office:boolean-value="false" table:formula="of:=IF([pogoda.$E480]=[pogoda.$L48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5.3" table:style-name="ce1">
            <text:p>5,3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1]&gt;=20; TRUE; FALSE)" table:style-name="ce1">
            <text:p>FAŁSZ</text:p>
          </table:table-cell>
          <table:table-cell office:value-type="boolean" office:boolean-value="true" table:formula="of:=IF([pogoda.$C481]&lt;=5;TRUE;FALSE)" table:style-name="ce1">
            <text:p>PRAWDA</text:p>
          </table:table-cell>
          <table:table-cell office:value-type="boolean" office:boolean-value="false" table:formula="of:=AND([pogoda.$F481:.$G481])" table:style-name="ce2">
            <text:p>FAŁSZ</text:p>
          </table:table-cell>
          <table:table-cell office:value-type="boolean" office:boolean-value="false" table:formula="of:=IF([pogoda.$B481]&gt;[.B480];TRUE;FALSE)" table:style-name="ce2">
            <text:p>FAŁSZ</text:p>
          </table:table-cell>
          <table:table-cell office:value-type="string" office:string-value="00" table:formula="of:=COM.MICROSOFT.TEXTJOIN(&quot;&quot;;;[pogoda.$D481];[pogoda.$E481])" table:style-name="ce2">
            <text:p>00</text:p>
          </table:table-cell>
          <table:table-cell office:value-type="string" office:string-value="S" table:formula="of:=IF([pogoda.$L481]=0;&quot;0&quot;;IF([pogoda.$B481]&gt;=10;&quot;C&quot;;&quot;S&quot;))" table:style-name="ce2">
            <text:p>S</text:p>
          </table:table-cell>
          <table:table-cell office:value-type="float" office:value="2" table:formula="of:=IF([.L480]=0;1;IF([.L480]=5;IF([.C480]&gt;=20;0;5);IF([.M480]=3;[.L480]+1;[.L480])))" table:style-name="ce2">
            <text:p>2</text:p>
          </table:table-cell>
          <table:table-cell office:value-type="float" office:value="3" table:formula="of:=IF([.L480]&lt;&gt;[.L481];1;[.M480]+1)" table:style-name="ce2">
            <text:p>3</text:p>
          </table:table-cell>
          <table:table-cell office:value-type="boolean" office:boolean-value="false" table:formula="of:=IF([pogoda.$D481]=[pogoda.$K481];TRUE;FALSE)" table:style-name="ce2">
            <text:p>FAŁSZ</text:p>
          </table:table-cell>
          <table:table-cell office:value-type="boolean" office:boolean-value="false" table:formula="of:=IF([pogoda.$E481]=[pogoda.$L481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3.2" table:style-name="ce1">
            <text:p>3,2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2]&gt;=20; TRUE; FALSE)" table:style-name="ce1">
            <text:p>FAŁSZ</text:p>
          </table:table-cell>
          <table:table-cell office:value-type="boolean" office:boolean-value="false" table:formula="of:=IF([pogoda.$C482]&lt;=5;TRUE;FALSE)" table:style-name="ce1">
            <text:p>FAŁSZ</text:p>
          </table:table-cell>
          <table:table-cell office:value-type="boolean" office:boolean-value="false" table:formula="of:=AND([pogoda.$F482:.$G482])" table:style-name="ce2">
            <text:p>FAŁSZ</text:p>
          </table:table-cell>
          <table:table-cell office:value-type="boolean" office:boolean-value="false" table:formula="of:=IF([pogoda.$B482]&gt;[.B481];TRUE;FALSE)" table:style-name="ce2">
            <text:p>FAŁSZ</text:p>
          </table:table-cell>
          <table:table-cell office:value-type="string" office:string-value="00" table:formula="of:=COM.MICROSOFT.TEXTJOIN(&quot;&quot;;;[pogoda.$D482];[pogoda.$E482])" table:style-name="ce2">
            <text:p>00</text:p>
          </table:table-cell>
          <table:table-cell office:value-type="string" office:string-value="S" table:formula="of:=IF([pogoda.$L482]=0;&quot;0&quot;;IF([pogoda.$B482]&gt;=10;&quot;C&quot;;&quot;S&quot;))" table:style-name="ce2">
            <text:p>S</text:p>
          </table:table-cell>
          <table:table-cell office:value-type="float" office:value="3" table:formula="of:=IF([.L481]=0;1;IF([.L481]=5;IF([.C481]&gt;=20;0;5);IF([.M481]=3;[.L481]+1;[.L481])))" table:style-name="ce2">
            <text:p>3</text:p>
          </table:table-cell>
          <table:table-cell office:value-type="float" office:value="1" table:formula="of:=IF([.L481]&lt;&gt;[.L482];1;[.M481]+1)" table:style-name="ce2">
            <text:p>1</text:p>
          </table:table-cell>
          <table:table-cell office:value-type="boolean" office:boolean-value="false" table:formula="of:=IF([pogoda.$D482]=[pogoda.$K482];TRUE;FALSE)" table:style-name="ce2">
            <text:p>FAŁSZ</text:p>
          </table:table-cell>
          <table:table-cell office:value-type="boolean" office:boolean-value="false" table:formula="of:=IF([pogoda.$E482]=[pogoda.$L48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2.7" table:style-name="ce1">
            <text:p>2,7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3]&gt;=20; TRUE; FALSE)" table:style-name="ce1">
            <text:p>FAŁSZ</text:p>
          </table:table-cell>
          <table:table-cell office:value-type="boolean" office:boolean-value="false" table:formula="of:=IF([pogoda.$C483]&lt;=5;TRUE;FALSE)" table:style-name="ce1">
            <text:p>FAŁSZ</text:p>
          </table:table-cell>
          <table:table-cell office:value-type="boolean" office:boolean-value="false" table:formula="of:=AND([pogoda.$F483:.$G483])" table:style-name="ce2">
            <text:p>FAŁSZ</text:p>
          </table:table-cell>
          <table:table-cell office:value-type="boolean" office:boolean-value="false" table:formula="of:=IF([pogoda.$B483]&gt;[.B482];TRUE;FALSE)" table:style-name="ce2">
            <text:p>FAŁSZ</text:p>
          </table:table-cell>
          <table:table-cell office:value-type="string" office:string-value="00" table:formula="of:=COM.MICROSOFT.TEXTJOIN(&quot;&quot;;;[pogoda.$D483];[pogoda.$E483])" table:style-name="ce2">
            <text:p>00</text:p>
          </table:table-cell>
          <table:table-cell office:value-type="string" office:string-value="S" table:formula="of:=IF([pogoda.$L483]=0;&quot;0&quot;;IF([pogoda.$B483]&gt;=10;&quot;C&quot;;&quot;S&quot;))" table:style-name="ce2">
            <text:p>S</text:p>
          </table:table-cell>
          <table:table-cell office:value-type="float" office:value="3" table:formula="of:=IF([.L482]=0;1;IF([.L482]=5;IF([.C482]&gt;=20;0;5);IF([.M482]=3;[.L482]+1;[.L482])))" table:style-name="ce2">
            <text:p>3</text:p>
          </table:table-cell>
          <table:table-cell office:value-type="float" office:value="2" table:formula="of:=IF([.L482]&lt;&gt;[.L483];1;[.M482]+1)" table:style-name="ce2">
            <text:p>2</text:p>
          </table:table-cell>
          <table:table-cell office:value-type="boolean" office:boolean-value="false" table:formula="of:=IF([pogoda.$D483]=[pogoda.$K483];TRUE;FALSE)" table:style-name="ce2">
            <text:p>FAŁSZ</text:p>
          </table:table-cell>
          <table:table-cell office:value-type="boolean" office:boolean-value="false" table:formula="of:=IF([pogoda.$E483]=[pogoda.$L48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3.9" table:style-name="ce1">
            <text:p>3,9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4]&gt;=20; TRUE; FALSE)" table:style-name="ce1">
            <text:p>FAŁSZ</text:p>
          </table:table-cell>
          <table:table-cell office:value-type="boolean" office:boolean-value="false" table:formula="of:=IF([pogoda.$C484]&lt;=5;TRUE;FALSE)" table:style-name="ce1">
            <text:p>FAŁSZ</text:p>
          </table:table-cell>
          <table:table-cell office:value-type="boolean" office:boolean-value="false" table:formula="of:=AND([pogoda.$F484:.$G484])" table:style-name="ce2">
            <text:p>FAŁSZ</text:p>
          </table:table-cell>
          <table:table-cell office:value-type="boolean" office:boolean-value="true" table:formula="of:=IF([pogoda.$B484]&gt;[.B483];TRUE;FALSE)" table:style-name="ce2">
            <text:p>PRAWDA</text:p>
          </table:table-cell>
          <table:table-cell office:value-type="string" office:string-value="00" table:formula="of:=COM.MICROSOFT.TEXTJOIN(&quot;&quot;;;[pogoda.$D484];[pogoda.$E484])" table:style-name="ce2">
            <text:p>00</text:p>
          </table:table-cell>
          <table:table-cell office:value-type="string" office:string-value="S" table:formula="of:=IF([pogoda.$L484]=0;&quot;0&quot;;IF([pogoda.$B484]&gt;=10;&quot;C&quot;;&quot;S&quot;))" table:style-name="ce2">
            <text:p>S</text:p>
          </table:table-cell>
          <table:table-cell office:value-type="float" office:value="3" table:formula="of:=IF([.L483]=0;1;IF([.L483]=5;IF([.C483]&gt;=20;0;5);IF([.M483]=3;[.L483]+1;[.L483])))" table:style-name="ce2">
            <text:p>3</text:p>
          </table:table-cell>
          <table:table-cell office:value-type="float" office:value="3" table:formula="of:=IF([.L483]&lt;&gt;[.L484];1;[.M483]+1)" table:style-name="ce2">
            <text:p>3</text:p>
          </table:table-cell>
          <table:table-cell office:value-type="boolean" office:boolean-value="false" table:formula="of:=IF([pogoda.$D484]=[pogoda.$K484];TRUE;FALSE)" table:style-name="ce2">
            <text:p>FAŁSZ</text:p>
          </table:table-cell>
          <table:table-cell office:value-type="boolean" office:boolean-value="false" table:formula="of:=IF([pogoda.$E484]=[pogoda.$L48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5]&gt;=20; TRUE; FALSE)" table:style-name="ce1">
            <text:p>FAŁSZ</text:p>
          </table:table-cell>
          <table:table-cell office:value-type="boolean" office:boolean-value="false" table:formula="of:=IF([pogoda.$C485]&lt;=5;TRUE;FALSE)" table:style-name="ce1">
            <text:p>FAŁSZ</text:p>
          </table:table-cell>
          <table:table-cell office:value-type="boolean" office:boolean-value="false" table:formula="of:=AND([pogoda.$F485:.$G485])" table:style-name="ce2">
            <text:p>FAŁSZ</text:p>
          </table:table-cell>
          <table:table-cell office:value-type="boolean" office:boolean-value="true" table:formula="of:=IF([pogoda.$B485]&gt;[.B484];TRUE;FALSE)" table:style-name="ce2">
            <text:p>PRAWDA</text:p>
          </table:table-cell>
          <table:table-cell office:value-type="string" office:string-value="00" table:formula="of:=COM.MICROSOFT.TEXTJOIN(&quot;&quot;;;[pogoda.$D485];[pogoda.$E485])" table:style-name="ce2">
            <text:p>00</text:p>
          </table:table-cell>
          <table:table-cell office:value-type="string" office:string-value="S" table:formula="of:=IF([pogoda.$L485]=0;&quot;0&quot;;IF([pogoda.$B485]&gt;=10;&quot;C&quot;;&quot;S&quot;))" table:style-name="ce2">
            <text:p>S</text:p>
          </table:table-cell>
          <table:table-cell office:value-type="float" office:value="4" table:formula="of:=IF([.L484]=0;1;IF([.L484]=5;IF([.C484]&gt;=20;0;5);IF([.M484]=3;[.L484]+1;[.L484])))" table:style-name="ce2">
            <text:p>4</text:p>
          </table:table-cell>
          <table:table-cell office:value-type="float" office:value="1" table:formula="of:=IF([.L484]&lt;&gt;[.L485];1;[.M484]+1)" table:style-name="ce2">
            <text:p>1</text:p>
          </table:table-cell>
          <table:table-cell office:value-type="boolean" office:boolean-value="false" table:formula="of:=IF([pogoda.$D485]=[pogoda.$K485];TRUE;FALSE)" table:style-name="ce2">
            <text:p>FAŁSZ</text:p>
          </table:table-cell>
          <table:table-cell office:value-type="boolean" office:boolean-value="false" table:formula="of:=IF([pogoda.$E485]=[pogoda.$L48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6]&gt;=20; TRUE; FALSE)" table:style-name="ce1">
            <text:p>FAŁSZ</text:p>
          </table:table-cell>
          <table:table-cell office:value-type="boolean" office:boolean-value="false" table:formula="of:=IF([pogoda.$C486]&lt;=5;TRUE;FALSE)" table:style-name="ce1">
            <text:p>FAŁSZ</text:p>
          </table:table-cell>
          <table:table-cell office:value-type="boolean" office:boolean-value="false" table:formula="of:=AND([pogoda.$F486:.$G486])" table:style-name="ce2">
            <text:p>FAŁSZ</text:p>
          </table:table-cell>
          <table:table-cell office:value-type="boolean" office:boolean-value="true" table:formula="of:=IF([pogoda.$B486]&gt;[.B485];TRUE;FALSE)" table:style-name="ce2">
            <text:p>PRAWDA</text:p>
          </table:table-cell>
          <table:table-cell office:value-type="string" office:string-value="00" table:formula="of:=COM.MICROSOFT.TEXTJOIN(&quot;&quot;;;[pogoda.$D486];[pogoda.$E486])" table:style-name="ce2">
            <text:p>00</text:p>
          </table:table-cell>
          <table:table-cell office:value-type="string" office:string-value="S" table:formula="of:=IF([pogoda.$L486]=0;&quot;0&quot;;IF([pogoda.$B486]&gt;=10;&quot;C&quot;;&quot;S&quot;))" table:style-name="ce2">
            <text:p>S</text:p>
          </table:table-cell>
          <table:table-cell office:value-type="float" office:value="4" table:formula="of:=IF([.L485]=0;1;IF([.L485]=5;IF([.C485]&gt;=20;0;5);IF([.M485]=3;[.L485]+1;[.L485])))" table:style-name="ce2">
            <text:p>4</text:p>
          </table:table-cell>
          <table:table-cell office:value-type="float" office:value="2" table:formula="of:=IF([.L485]&lt;&gt;[.L486];1;[.M485]+1)" table:style-name="ce2">
            <text:p>2</text:p>
          </table:table-cell>
          <table:table-cell office:value-type="boolean" office:boolean-value="false" table:formula="of:=IF([pogoda.$D486]=[pogoda.$K486];TRUE;FALSE)" table:style-name="ce2">
            <text:p>FAŁSZ</text:p>
          </table:table-cell>
          <table:table-cell office:value-type="boolean" office:boolean-value="false" table:formula="of:=IF([pogoda.$E486]=[pogoda.$L48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7]&gt;=20; TRUE; FALSE)" table:style-name="ce1">
            <text:p>FAŁSZ</text:p>
          </table:table-cell>
          <table:table-cell office:value-type="boolean" office:boolean-value="false" table:formula="of:=IF([pogoda.$C487]&lt;=5;TRUE;FALSE)" table:style-name="ce1">
            <text:p>FAŁSZ</text:p>
          </table:table-cell>
          <table:table-cell office:value-type="boolean" office:boolean-value="false" table:formula="of:=AND([pogoda.$F487:.$G487])" table:style-name="ce2">
            <text:p>FAŁSZ</text:p>
          </table:table-cell>
          <table:table-cell office:value-type="boolean" office:boolean-value="true" table:formula="of:=IF([pogoda.$B487]&gt;[.B486];TRUE;FALSE)" table:style-name="ce2">
            <text:p>PRAWDA</text:p>
          </table:table-cell>
          <table:table-cell office:value-type="string" office:string-value="00" table:formula="of:=COM.MICROSOFT.TEXTJOIN(&quot;&quot;;;[pogoda.$D487];[pogoda.$E487])" table:style-name="ce2">
            <text:p>00</text:p>
          </table:table-cell>
          <table:table-cell office:value-type="string" office:string-value="S" table:formula="of:=IF([pogoda.$L487]=0;&quot;0&quot;;IF([pogoda.$B487]&gt;=10;&quot;C&quot;;&quot;S&quot;))" table:style-name="ce2">
            <text:p>S</text:p>
          </table:table-cell>
          <table:table-cell office:value-type="float" office:value="4" table:formula="of:=IF([.L486]=0;1;IF([.L486]=5;IF([.C486]&gt;=20;0;5);IF([.M486]=3;[.L486]+1;[.L486])))" table:style-name="ce2">
            <text:p>4</text:p>
          </table:table-cell>
          <table:table-cell office:value-type="float" office:value="3" table:formula="of:=IF([.L486]&lt;&gt;[.L487];1;[.M486]+1)" table:style-name="ce2">
            <text:p>3</text:p>
          </table:table-cell>
          <table:table-cell office:value-type="boolean" office:boolean-value="false" table:formula="of:=IF([pogoda.$D487]=[pogoda.$K487];TRUE;FALSE)" table:style-name="ce2">
            <text:p>FAŁSZ</text:p>
          </table:table-cell>
          <table:table-cell office:value-type="boolean" office:boolean-value="false" table:formula="of:=IF([pogoda.$E487]=[pogoda.$L48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8]&gt;=20; TRUE; FALSE)" table:style-name="ce1">
            <text:p>FAŁSZ</text:p>
          </table:table-cell>
          <table:table-cell office:value-type="boolean" office:boolean-value="false" table:formula="of:=IF([pogoda.$C488]&lt;=5;TRUE;FALSE)" table:style-name="ce1">
            <text:p>FAŁSZ</text:p>
          </table:table-cell>
          <table:table-cell office:value-type="boolean" office:boolean-value="false" table:formula="of:=AND([pogoda.$F488:.$G488])" table:style-name="ce2">
            <text:p>FAŁSZ</text:p>
          </table:table-cell>
          <table:table-cell office:value-type="boolean" office:boolean-value="true" table:formula="of:=IF([pogoda.$B488]&gt;[.B487];TRUE;FALSE)" table:style-name="ce2">
            <text:p>PRAWDA</text:p>
          </table:table-cell>
          <table:table-cell office:value-type="string" office:string-value="00" table:formula="of:=COM.MICROSOFT.TEXTJOIN(&quot;&quot;;;[pogoda.$D488];[pogoda.$E488])" table:style-name="ce2">
            <text:p>00</text:p>
          </table:table-cell>
          <table:table-cell office:value-type="string" office:string-value="C" table:formula="of:=IF([pogoda.$L488]=0;&quot;0&quot;;IF([pogoda.$B488]&gt;=10;&quot;C&quot;;&quot;S&quot;))" table:style-name="ce2">
            <text:p>C</text:p>
          </table:table-cell>
          <table:table-cell office:value-type="float" office:value="5" table:formula="of:=IF([.L487]=0;1;IF([.L487]=5;IF([.C487]&gt;=20;0;5);IF([.M487]=3;[.L487]+1;[.L487])))" table:style-name="ce2">
            <text:p>5</text:p>
          </table:table-cell>
          <table:table-cell office:value-type="float" office:value="1" table:formula="of:=IF([.L487]&lt;&gt;[.L488];1;[.M487]+1)" table:style-name="ce2">
            <text:p>1</text:p>
          </table:table-cell>
          <table:table-cell office:value-type="boolean" office:boolean-value="false" table:formula="of:=IF([pogoda.$D488]=[pogoda.$K488];TRUE;FALSE)" table:style-name="ce2">
            <text:p>FAŁSZ</text:p>
          </table:table-cell>
          <table:table-cell office:value-type="boolean" office:boolean-value="false" table:formula="of:=IF([pogoda.$E488]=[pogoda.$L48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89]&gt;=20; TRUE; FALSE)" table:style-name="ce1">
            <text:p>FAŁSZ</text:p>
          </table:table-cell>
          <table:table-cell office:value-type="boolean" office:boolean-value="false" table:formula="of:=IF([pogoda.$C489]&lt;=5;TRUE;FALSE)" table:style-name="ce1">
            <text:p>FAŁSZ</text:p>
          </table:table-cell>
          <table:table-cell office:value-type="boolean" office:boolean-value="false" table:formula="of:=AND([pogoda.$F489:.$G489])" table:style-name="ce2">
            <text:p>FAŁSZ</text:p>
          </table:table-cell>
          <table:table-cell office:value-type="boolean" office:boolean-value="false" table:formula="of:=IF([pogoda.$B489]&gt;[.B488];TRUE;FALSE)" table:style-name="ce2">
            <text:p>FAŁSZ</text:p>
          </table:table-cell>
          <table:table-cell office:value-type="string" office:string-value="00" table:formula="of:=COM.MICROSOFT.TEXTJOIN(&quot;&quot;;;[pogoda.$D489];[pogoda.$E489])" table:style-name="ce2">
            <text:p>00</text:p>
          </table:table-cell>
          <table:table-cell office:value-type="string" office:string-value="S" table:formula="of:=IF([pogoda.$L489]=0;&quot;0&quot;;IF([pogoda.$B489]&gt;=10;&quot;C&quot;;&quot;S&quot;))" table:style-name="ce2">
            <text:p>S</text:p>
          </table:table-cell>
          <table:table-cell office:value-type="float" office:value="5" table:formula="of:=IF([.L488]=0;1;IF([.L488]=5;IF([.C488]&gt;=20;0;5);IF([.M488]=3;[.L488]+1;[.L488])))" table:style-name="ce2">
            <text:p>5</text:p>
          </table:table-cell>
          <table:table-cell office:value-type="float" office:value="2" table:formula="of:=IF([.L488]&lt;&gt;[.L489];1;[.M488]+1)" table:style-name="ce2">
            <text:p>2</text:p>
          </table:table-cell>
          <table:table-cell office:value-type="boolean" office:boolean-value="false" table:formula="of:=IF([pogoda.$D489]=[pogoda.$K489];TRUE;FALSE)" table:style-name="ce2">
            <text:p>FAŁSZ</text:p>
          </table:table-cell>
          <table:table-cell office:value-type="boolean" office:boolean-value="false" table:formula="of:=IF([pogoda.$E489]=[pogoda.$L48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6.6" table:style-name="ce1">
            <text:p>6,6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0]&gt;=20; TRUE; FALSE)" table:style-name="ce1">
            <text:p>FAŁSZ</text:p>
          </table:table-cell>
          <table:table-cell office:value-type="boolean" office:boolean-value="false" table:formula="of:=IF([pogoda.$C490]&lt;=5;TRUE;FALSE)" table:style-name="ce1">
            <text:p>FAŁSZ</text:p>
          </table:table-cell>
          <table:table-cell office:value-type="boolean" office:boolean-value="false" table:formula="of:=AND([pogoda.$F490:.$G490])" table:style-name="ce2">
            <text:p>FAŁSZ</text:p>
          </table:table-cell>
          <table:table-cell office:value-type="boolean" office:boolean-value="false" table:formula="of:=IF([pogoda.$B490]&gt;[.B489];TRUE;FALSE)" table:style-name="ce2">
            <text:p>FAŁSZ</text:p>
          </table:table-cell>
          <table:table-cell office:value-type="string" office:string-value="00" table:formula="of:=COM.MICROSOFT.TEXTJOIN(&quot;&quot;;;[pogoda.$D490];[pogoda.$E490])" table:style-name="ce2">
            <text:p>00</text:p>
          </table:table-cell>
          <table:table-cell office:value-type="string" office:string-value="S" table:formula="of:=IF([pogoda.$L490]=0;&quot;0&quot;;IF([pogoda.$B490]&gt;=10;&quot;C&quot;;&quot;S&quot;))" table:style-name="ce2">
            <text:p>S</text:p>
          </table:table-cell>
          <table:table-cell office:value-type="float" office:value="5" table:formula="of:=IF([.L489]=0;1;IF([.L489]=5;IF([.C489]&gt;=20;0;5);IF([.M489]=3;[.L489]+1;[.L489])))" table:style-name="ce2">
            <text:p>5</text:p>
          </table:table-cell>
          <table:table-cell office:value-type="float" office:value="3" table:formula="of:=IF([.L489]&lt;&gt;[.L490];1;[.M489]+1)" table:style-name="ce2">
            <text:p>3</text:p>
          </table:table-cell>
          <table:table-cell office:value-type="boolean" office:boolean-value="false" table:formula="of:=IF([pogoda.$D490]=[pogoda.$K490];TRUE;FALSE)" table:style-name="ce2">
            <text:p>FAŁSZ</text:p>
          </table:table-cell>
          <table:table-cell office:value-type="boolean" office:boolean-value="false" table:formula="of:=IF([pogoda.$E490]=[pogoda.$L49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1]&gt;=20; TRUE; FALSE)" table:style-name="ce1">
            <text:p>FAŁSZ</text:p>
          </table:table-cell>
          <table:table-cell office:value-type="boolean" office:boolean-value="true" table:formula="of:=IF([pogoda.$C491]&lt;=5;TRUE;FALSE)" table:style-name="ce1">
            <text:p>PRAWDA</text:p>
          </table:table-cell>
          <table:table-cell office:value-type="boolean" office:boolean-value="false" table:formula="of:=AND([pogoda.$F491:.$G491])" table:style-name="ce2">
            <text:p>FAŁSZ</text:p>
          </table:table-cell>
          <table:table-cell office:value-type="boolean" office:boolean-value="false" table:formula="of:=IF([pogoda.$B491]&gt;[.B490];TRUE;FALSE)" table:style-name="ce2">
            <text:p>FAŁSZ</text:p>
          </table:table-cell>
          <table:table-cell office:value-type="string" office:string-value="00" table:formula="of:=COM.MICROSOFT.TEXTJOIN(&quot;&quot;;;[pogoda.$D491];[pogoda.$E491])" table:style-name="ce2">
            <text:p>00</text:p>
          </table:table-cell>
          <table:table-cell office:value-type="string" office:string-value="0" table:formula="of:=IF([pogoda.$L491]=0;&quot;0&quot;;IF([pogoda.$B491]&gt;=10;&quot;C&quot;;&quot;S&quot;))" table:style-name="ce2">
            <text:p>0</text:p>
          </table:table-cell>
          <table:table-cell office:value-type="float" office:value="0" table:formula="of:=IF([.L490]=0;1;IF([.L490]=5;IF([.C490]&gt;=20;0;5);IF([.M490]=3;[.L490]+1;[.L490])))" table:style-name="ce2">
            <text:p>0</text:p>
          </table:table-cell>
          <table:table-cell office:value-type="float" office:value="1" table:formula="of:=IF([.L490]&lt;&gt;[.L491];1;[.M490]+1)" table:style-name="ce2">
            <text:p>1</text:p>
          </table:table-cell>
          <table:table-cell office:value-type="boolean" office:boolean-value="true" table:formula="of:=IF([pogoda.$D491]=[pogoda.$K491];TRUE;FALSE)" table:style-name="ce2">
            <text:p>PRAWDA</text:p>
          </table:table-cell>
          <table:table-cell office:value-type="boolean" office:boolean-value="true" table:formula="of:=IF([pogoda.$E491]=[pogoda.$L491];TRUE;FALSE)" table:style-name="ce2">
            <text:p>PRAWDA</text:p>
          </table:table-cell>
          <table:table-cell table:number-columns-repeated="1636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2]&gt;=20; TRUE; FALSE)" table:style-name="ce1">
            <text:p>FAŁSZ</text:p>
          </table:table-cell>
          <table:table-cell office:value-type="boolean" office:boolean-value="true" table:formula="of:=IF([pogoda.$C492]&lt;=5;TRUE;FALSE)" table:style-name="ce1">
            <text:p>PRAWDA</text:p>
          </table:table-cell>
          <table:table-cell office:value-type="boolean" office:boolean-value="false" table:formula="of:=AND([pogoda.$F492:.$G492])" table:style-name="ce2">
            <text:p>FAŁSZ</text:p>
          </table:table-cell>
          <table:table-cell office:value-type="boolean" office:boolean-value="false" table:formula="of:=IF([pogoda.$B492]&gt;[.B491];TRUE;FALSE)" table:style-name="ce2">
            <text:p>FAŁSZ</text:p>
          </table:table-cell>
          <table:table-cell office:value-type="string" office:string-value="00" table:formula="of:=COM.MICROSOFT.TEXTJOIN(&quot;&quot;;;[pogoda.$D492];[pogoda.$E492])" table:style-name="ce2">
            <text:p>00</text:p>
          </table:table-cell>
          <table:table-cell office:value-type="string" office:string-value="S" table:formula="of:=IF([pogoda.$L492]=0;&quot;0&quot;;IF([pogoda.$B492]&gt;=10;&quot;C&quot;;&quot;S&quot;))" table:style-name="ce2">
            <text:p>S</text:p>
          </table:table-cell>
          <table:table-cell office:value-type="float" office:value="1" table:formula="of:=IF([.L491]=0;1;IF([.L491]=5;IF([.C491]&gt;=20;0;5);IF([.M491]=3;[.L491]+1;[.L491])))" table:style-name="ce2">
            <text:p>1</text:p>
          </table:table-cell>
          <table:table-cell office:value-type="float" office:value="1" table:formula="of:=IF([.L491]&lt;&gt;[.L492];1;[.M491]+1)" table:style-name="ce2">
            <text:p>1</text:p>
          </table:table-cell>
          <table:table-cell office:value-type="boolean" office:boolean-value="false" table:formula="of:=IF([pogoda.$D492]=[pogoda.$K492];TRUE;FALSE)" table:style-name="ce2">
            <text:p>FAŁSZ</text:p>
          </table:table-cell>
          <table:table-cell office:value-type="boolean" office:boolean-value="false" table:formula="of:=IF([pogoda.$E492]=[pogoda.$L492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1.6" table:style-name="ce1">
            <text:p>1,6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3]&gt;=20; TRUE; FALSE)" table:style-name="ce1">
            <text:p>FAŁSZ</text:p>
          </table:table-cell>
          <table:table-cell office:value-type="boolean" office:boolean-value="true" table:formula="of:=IF([pogoda.$C493]&lt;=5;TRUE;FALSE)" table:style-name="ce1">
            <text:p>PRAWDA</text:p>
          </table:table-cell>
          <table:table-cell office:value-type="boolean" office:boolean-value="false" table:formula="of:=AND([pogoda.$F493:.$G493])" table:style-name="ce2">
            <text:p>FAŁSZ</text:p>
          </table:table-cell>
          <table:table-cell office:value-type="boolean" office:boolean-value="false" table:formula="of:=IF([pogoda.$B493]&gt;[.B492];TRUE;FALSE)" table:style-name="ce2">
            <text:p>FAŁSZ</text:p>
          </table:table-cell>
          <table:table-cell office:value-type="string" office:string-value="00" table:formula="of:=COM.MICROSOFT.TEXTJOIN(&quot;&quot;;;[pogoda.$D493];[pogoda.$E493])" table:style-name="ce2">
            <text:p>00</text:p>
          </table:table-cell>
          <table:table-cell office:value-type="string" office:string-value="S" table:formula="of:=IF([pogoda.$L493]=0;&quot;0&quot;;IF([pogoda.$B493]&gt;=10;&quot;C&quot;;&quot;S&quot;))" table:style-name="ce2">
            <text:p>S</text:p>
          </table:table-cell>
          <table:table-cell office:value-type="float" office:value="1" table:formula="of:=IF([.L492]=0;1;IF([.L492]=5;IF([.C492]&gt;=20;0;5);IF([.M492]=3;[.L492]+1;[.L492])))" table:style-name="ce2">
            <text:p>1</text:p>
          </table:table-cell>
          <table:table-cell office:value-type="float" office:value="2" table:formula="of:=IF([.L492]&lt;&gt;[.L493];1;[.M492]+1)" table:style-name="ce2">
            <text:p>2</text:p>
          </table:table-cell>
          <table:table-cell office:value-type="boolean" office:boolean-value="false" table:formula="of:=IF([pogoda.$D493]=[pogoda.$K493];TRUE;FALSE)" table:style-name="ce2">
            <text:p>FAŁSZ</text:p>
          </table:table-cell>
          <table:table-cell office:value-type="boolean" office:boolean-value="false" table:formula="of:=IF([pogoda.$E493]=[pogoda.$L493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.7" table:style-name="ce1">
            <text:p>2,7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4]&gt;=20; TRUE; FALSE)" table:style-name="ce1">
            <text:p>FAŁSZ</text:p>
          </table:table-cell>
          <table:table-cell office:value-type="boolean" office:boolean-value="true" table:formula="of:=IF([pogoda.$C494]&lt;=5;TRUE;FALSE)" table:style-name="ce1">
            <text:p>PRAWDA</text:p>
          </table:table-cell>
          <table:table-cell office:value-type="boolean" office:boolean-value="false" table:formula="of:=AND([pogoda.$F494:.$G494])" table:style-name="ce2">
            <text:p>FAŁSZ</text:p>
          </table:table-cell>
          <table:table-cell office:value-type="boolean" office:boolean-value="true" table:formula="of:=IF([pogoda.$B494]&gt;[.B493];TRUE;FALSE)" table:style-name="ce2">
            <text:p>PRAWDA</text:p>
          </table:table-cell>
          <table:table-cell office:value-type="string" office:string-value="00" table:formula="of:=COM.MICROSOFT.TEXTJOIN(&quot;&quot;;;[pogoda.$D494];[pogoda.$E494])" table:style-name="ce2">
            <text:p>00</text:p>
          </table:table-cell>
          <table:table-cell office:value-type="string" office:string-value="S" table:formula="of:=IF([pogoda.$L494]=0;&quot;0&quot;;IF([pogoda.$B494]&gt;=10;&quot;C&quot;;&quot;S&quot;))" table:style-name="ce2">
            <text:p>S</text:p>
          </table:table-cell>
          <table:table-cell office:value-type="float" office:value="1" table:formula="of:=IF([.L493]=0;1;IF([.L493]=5;IF([.C493]&gt;=20;0;5);IF([.M493]=3;[.L493]+1;[.L493])))" table:style-name="ce2">
            <text:p>1</text:p>
          </table:table-cell>
          <table:table-cell office:value-type="float" office:value="3" table:formula="of:=IF([.L493]&lt;&gt;[.L494];1;[.M493]+1)" table:style-name="ce2">
            <text:p>3</text:p>
          </table:table-cell>
          <table:table-cell office:value-type="boolean" office:boolean-value="false" table:formula="of:=IF([pogoda.$D494]=[pogoda.$K494];TRUE;FALSE)" table:style-name="ce2">
            <text:p>FAŁSZ</text:p>
          </table:table-cell>
          <table:table-cell office:value-type="boolean" office:boolean-value="false" table:formula="of:=IF([pogoda.$E494]=[pogoda.$L494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5.4" table:style-name="ce1">
            <text:p>5,4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5]&gt;=20; TRUE; FALSE)" table:style-name="ce1">
            <text:p>FAŁSZ</text:p>
          </table:table-cell>
          <table:table-cell office:value-type="boolean" office:boolean-value="false" table:formula="of:=IF([pogoda.$C495]&lt;=5;TRUE;FALSE)" table:style-name="ce1">
            <text:p>FAŁSZ</text:p>
          </table:table-cell>
          <table:table-cell office:value-type="boolean" office:boolean-value="false" table:formula="of:=AND([pogoda.$F495:.$G495])" table:style-name="ce2">
            <text:p>FAŁSZ</text:p>
          </table:table-cell>
          <table:table-cell office:value-type="boolean" office:boolean-value="true" table:formula="of:=IF([pogoda.$B495]&gt;[.B494];TRUE;FALSE)" table:style-name="ce2">
            <text:p>PRAWDA</text:p>
          </table:table-cell>
          <table:table-cell office:value-type="string" office:string-value="00" table:formula="of:=COM.MICROSOFT.TEXTJOIN(&quot;&quot;;;[pogoda.$D495];[pogoda.$E495])" table:style-name="ce2">
            <text:p>00</text:p>
          </table:table-cell>
          <table:table-cell office:value-type="string" office:string-value="S" table:formula="of:=IF([pogoda.$L495]=0;&quot;0&quot;;IF([pogoda.$B495]&gt;=10;&quot;C&quot;;&quot;S&quot;))" table:style-name="ce2">
            <text:p>S</text:p>
          </table:table-cell>
          <table:table-cell office:value-type="float" office:value="2" table:formula="of:=IF([.L494]=0;1;IF([.L494]=5;IF([.C494]&gt;=20;0;5);IF([.M494]=3;[.L494]+1;[.L494])))" table:style-name="ce2">
            <text:p>2</text:p>
          </table:table-cell>
          <table:table-cell office:value-type="float" office:value="1" table:formula="of:=IF([.L494]&lt;&gt;[.L495];1;[.M494]+1)" table:style-name="ce2">
            <text:p>1</text:p>
          </table:table-cell>
          <table:table-cell office:value-type="boolean" office:boolean-value="false" table:formula="of:=IF([pogoda.$D495]=[pogoda.$K495];TRUE;FALSE)" table:style-name="ce2">
            <text:p>FAŁSZ</text:p>
          </table:table-cell>
          <table:table-cell office:value-type="boolean" office:boolean-value="false" table:formula="of:=IF([pogoda.$E495]=[pogoda.$L495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9.1" table:style-name="ce1">
            <text:p>9,1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6]&gt;=20; TRUE; FALSE)" table:style-name="ce1">
            <text:p>FAŁSZ</text:p>
          </table:table-cell>
          <table:table-cell office:value-type="boolean" office:boolean-value="false" table:formula="of:=IF([pogoda.$C496]&lt;=5;TRUE;FALSE)" table:style-name="ce1">
            <text:p>FAŁSZ</text:p>
          </table:table-cell>
          <table:table-cell office:value-type="boolean" office:boolean-value="false" table:formula="of:=AND([pogoda.$F496:.$G496])" table:style-name="ce2">
            <text:p>FAŁSZ</text:p>
          </table:table-cell>
          <table:table-cell office:value-type="boolean" office:boolean-value="true" table:formula="of:=IF([pogoda.$B496]&gt;[.B495];TRUE;FALSE)" table:style-name="ce2">
            <text:p>PRAWDA</text:p>
          </table:table-cell>
          <table:table-cell office:value-type="string" office:string-value="00" table:formula="of:=COM.MICROSOFT.TEXTJOIN(&quot;&quot;;;[pogoda.$D496];[pogoda.$E496])" table:style-name="ce2">
            <text:p>00</text:p>
          </table:table-cell>
          <table:table-cell office:value-type="string" office:string-value="S" table:formula="of:=IF([pogoda.$L496]=0;&quot;0&quot;;IF([pogoda.$B496]&gt;=10;&quot;C&quot;;&quot;S&quot;))" table:style-name="ce2">
            <text:p>S</text:p>
          </table:table-cell>
          <table:table-cell office:value-type="float" office:value="2" table:formula="of:=IF([.L495]=0;1;IF([.L495]=5;IF([.C495]&gt;=20;0;5);IF([.M495]=3;[.L495]+1;[.L495])))" table:style-name="ce2">
            <text:p>2</text:p>
          </table:table-cell>
          <table:table-cell office:value-type="float" office:value="2" table:formula="of:=IF([.L495]&lt;&gt;[.L496];1;[.M495]+1)" table:style-name="ce2">
            <text:p>2</text:p>
          </table:table-cell>
          <table:table-cell office:value-type="boolean" office:boolean-value="false" table:formula="of:=IF([pogoda.$D496]=[pogoda.$K496];TRUE;FALSE)" table:style-name="ce2">
            <text:p>FAŁSZ</text:p>
          </table:table-cell>
          <table:table-cell office:value-type="boolean" office:boolean-value="false" table:formula="of:=IF([pogoda.$E496]=[pogoda.$L496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12.9" table:style-name="ce1">
            <text:p>12,9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7]&gt;=20; TRUE; FALSE)" table:style-name="ce1">
            <text:p>FAŁSZ</text:p>
          </table:table-cell>
          <table:table-cell office:value-type="boolean" office:boolean-value="false" table:formula="of:=IF([pogoda.$C497]&lt;=5;TRUE;FALSE)" table:style-name="ce1">
            <text:p>FAŁSZ</text:p>
          </table:table-cell>
          <table:table-cell office:value-type="boolean" office:boolean-value="false" table:formula="of:=AND([pogoda.$F497:.$G497])" table:style-name="ce2">
            <text:p>FAŁSZ</text:p>
          </table:table-cell>
          <table:table-cell office:value-type="boolean" office:boolean-value="true" table:formula="of:=IF([pogoda.$B497]&gt;[.B496];TRUE;FALSE)" table:style-name="ce2">
            <text:p>PRAWDA</text:p>
          </table:table-cell>
          <table:table-cell office:value-type="string" office:string-value="00" table:formula="of:=COM.MICROSOFT.TEXTJOIN(&quot;&quot;;;[pogoda.$D497];[pogoda.$E497])" table:style-name="ce2">
            <text:p>00</text:p>
          </table:table-cell>
          <table:table-cell office:value-type="string" office:string-value="C" table:formula="of:=IF([pogoda.$L497]=0;&quot;0&quot;;IF([pogoda.$B497]&gt;=10;&quot;C&quot;;&quot;S&quot;))" table:style-name="ce2">
            <text:p>C</text:p>
          </table:table-cell>
          <table:table-cell office:value-type="float" office:value="2" table:formula="of:=IF([.L496]=0;1;IF([.L496]=5;IF([.C496]&gt;=20;0;5);IF([.M496]=3;[.L496]+1;[.L496])))" table:style-name="ce2">
            <text:p>2</text:p>
          </table:table-cell>
          <table:table-cell office:value-type="float" office:value="3" table:formula="of:=IF([.L496]&lt;&gt;[.L497];1;[.M496]+1)" table:style-name="ce2">
            <text:p>3</text:p>
          </table:table-cell>
          <table:table-cell office:value-type="boolean" office:boolean-value="false" table:formula="of:=IF([pogoda.$D497]=[pogoda.$K497];TRUE;FALSE)" table:style-name="ce2">
            <text:p>FAŁSZ</text:p>
          </table:table-cell>
          <table:table-cell office:value-type="boolean" office:boolean-value="false" table:formula="of:=IF([pogoda.$E497]=[pogoda.$L497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15.9" table:style-name="ce1">
            <text:p>15,9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8]&gt;=20; TRUE; FALSE)" table:style-name="ce1">
            <text:p>FAŁSZ</text:p>
          </table:table-cell>
          <table:table-cell office:value-type="boolean" office:boolean-value="false" table:formula="of:=IF([pogoda.$C498]&lt;=5;TRUE;FALSE)" table:style-name="ce1">
            <text:p>FAŁSZ</text:p>
          </table:table-cell>
          <table:table-cell office:value-type="boolean" office:boolean-value="false" table:formula="of:=AND([pogoda.$F498:.$G498])" table:style-name="ce2">
            <text:p>FAŁSZ</text:p>
          </table:table-cell>
          <table:table-cell office:value-type="boolean" office:boolean-value="true" table:formula="of:=IF([pogoda.$B498]&gt;[.B497];TRUE;FALSE)" table:style-name="ce2">
            <text:p>PRAWDA</text:p>
          </table:table-cell>
          <table:table-cell office:value-type="string" office:string-value="00" table:formula="of:=COM.MICROSOFT.TEXTJOIN(&quot;&quot;;;[pogoda.$D498];[pogoda.$E498])" table:style-name="ce2">
            <text:p>00</text:p>
          </table:table-cell>
          <table:table-cell office:value-type="string" office:string-value="C" table:formula="of:=IF([pogoda.$L498]=0;&quot;0&quot;;IF([pogoda.$B498]&gt;=10;&quot;C&quot;;&quot;S&quot;))" table:style-name="ce2">
            <text:p>C</text:p>
          </table:table-cell>
          <table:table-cell office:value-type="float" office:value="3" table:formula="of:=IF([.L497]=0;1;IF([.L497]=5;IF([.C497]&gt;=20;0;5);IF([.M497]=3;[.L497]+1;[.L497])))" table:style-name="ce2">
            <text:p>3</text:p>
          </table:table-cell>
          <table:table-cell office:value-type="float" office:value="1" table:formula="of:=IF([.L497]&lt;&gt;[.L498];1;[.M497]+1)" table:style-name="ce2">
            <text:p>1</text:p>
          </table:table-cell>
          <table:table-cell office:value-type="boolean" office:boolean-value="false" table:formula="of:=IF([pogoda.$D498]=[pogoda.$K498];TRUE;FALSE)" table:style-name="ce2">
            <text:p>FAŁSZ</text:p>
          </table:table-cell>
          <table:table-cell office:value-type="boolean" office:boolean-value="false" table:formula="of:=IF([pogoda.$E498]=[pogoda.$L498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17.5" table:style-name="ce1">
            <text:p>17,5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499]&gt;=20; TRUE; FALSE)" table:style-name="ce1">
            <text:p>FAŁSZ</text:p>
          </table:table-cell>
          <table:table-cell office:value-type="boolean" office:boolean-value="false" table:formula="of:=IF([pogoda.$C499]&lt;=5;TRUE;FALSE)" table:style-name="ce1">
            <text:p>FAŁSZ</text:p>
          </table:table-cell>
          <table:table-cell office:value-type="boolean" office:boolean-value="false" table:formula="of:=AND([pogoda.$F499:.$G499])" table:style-name="ce2">
            <text:p>FAŁSZ</text:p>
          </table:table-cell>
          <table:table-cell office:value-type="boolean" office:boolean-value="true" table:formula="of:=IF([pogoda.$B499]&gt;[.B498];TRUE;FALSE)" table:style-name="ce2">
            <text:p>PRAWDA</text:p>
          </table:table-cell>
          <table:table-cell office:value-type="string" office:string-value="00" table:formula="of:=COM.MICROSOFT.TEXTJOIN(&quot;&quot;;;[pogoda.$D499];[pogoda.$E499])" table:style-name="ce2">
            <text:p>00</text:p>
          </table:table-cell>
          <table:table-cell office:value-type="string" office:string-value="C" table:formula="of:=IF([pogoda.$L499]=0;&quot;0&quot;;IF([pogoda.$B499]&gt;=10;&quot;C&quot;;&quot;S&quot;))" table:style-name="ce2">
            <text:p>C</text:p>
          </table:table-cell>
          <table:table-cell office:value-type="float" office:value="3" table:formula="of:=IF([.L498]=0;1;IF([.L498]=5;IF([.C498]&gt;=20;0;5);IF([.M498]=3;[.L498]+1;[.L498])))" table:style-name="ce2">
            <text:p>3</text:p>
          </table:table-cell>
          <table:table-cell office:value-type="float" office:value="2" table:formula="of:=IF([.L498]&lt;&gt;[.L499];1;[.M498]+1)" table:style-name="ce2">
            <text:p>2</text:p>
          </table:table-cell>
          <table:table-cell office:value-type="boolean" office:boolean-value="false" table:formula="of:=IF([pogoda.$D499]=[pogoda.$K499];TRUE;FALSE)" table:style-name="ce2">
            <text:p>FAŁSZ</text:p>
          </table:table-cell>
          <table:table-cell office:value-type="boolean" office:boolean-value="false" table:formula="of:=IF([pogoda.$E499]=[pogoda.$L499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17.5" table:style-name="ce1">
            <text:p>17,5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500]&gt;=20; TRUE; FALSE)" table:style-name="ce1">
            <text:p>FAŁSZ</text:p>
          </table:table-cell>
          <table:table-cell office:value-type="boolean" office:boolean-value="false" table:formula="of:=IF([pogoda.$C500]&lt;=5;TRUE;FALSE)" table:style-name="ce1">
            <text:p>FAŁSZ</text:p>
          </table:table-cell>
          <table:table-cell office:value-type="boolean" office:boolean-value="false" table:formula="of:=AND([pogoda.$F500:.$G500])" table:style-name="ce2">
            <text:p>FAŁSZ</text:p>
          </table:table-cell>
          <table:table-cell office:value-type="boolean" office:boolean-value="false" table:formula="of:=IF([pogoda.$B500]&gt;[.B499];TRUE;FALSE)" table:style-name="ce2">
            <text:p>FAŁSZ</text:p>
          </table:table-cell>
          <table:table-cell office:value-type="string" office:string-value="00" table:formula="of:=COM.MICROSOFT.TEXTJOIN(&quot;&quot;;;[pogoda.$D500];[pogoda.$E500])" table:style-name="ce2">
            <text:p>00</text:p>
          </table:table-cell>
          <table:table-cell office:value-type="string" office:string-value="C" table:formula="of:=IF([pogoda.$L500]=0;&quot;0&quot;;IF([pogoda.$B500]&gt;=10;&quot;C&quot;;&quot;S&quot;))" table:style-name="ce2">
            <text:p>C</text:p>
          </table:table-cell>
          <table:table-cell office:value-type="float" office:value="3" table:formula="of:=IF([.L499]=0;1;IF([.L499]=5;IF([.C499]&gt;=20;0;5);IF([.M499]=3;[.L499]+1;[.L499])))" table:style-name="ce2">
            <text:p>3</text:p>
          </table:table-cell>
          <table:table-cell office:value-type="float" office:value="3" table:formula="of:=IF([.L499]&lt;&gt;[.L500];1;[.M499]+1)" table:style-name="ce2">
            <text:p>3</text:p>
          </table:table-cell>
          <table:table-cell office:value-type="boolean" office:boolean-value="false" table:formula="of:=IF([pogoda.$D500]=[pogoda.$K500];TRUE;FALSE)" table:style-name="ce2">
            <text:p>FAŁSZ</text:p>
          </table:table-cell>
          <table:table-cell office:value-type="boolean" office:boolean-value="false" table:formula="of:=IF([pogoda.$E500]=[pogoda.$L500];TRUE;FALSE)" table:style-name="ce2">
            <text:p>FAŁSZ</text:p>
          </table:table-cell>
          <table:table-cell table:number-columns-repeated="1636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formula="of:=IF([pogoda.$B501]&gt;=20; TRUE; FALSE)" table:style-name="ce1">
            <text:p>FAŁSZ</text:p>
          </table:table-cell>
          <table:table-cell office:value-type="boolean" office:boolean-value="false" table:formula="of:=IF([pogoda.$C501]&lt;=5;TRUE;FALSE)" table:style-name="ce1">
            <text:p>FAŁSZ</text:p>
          </table:table-cell>
          <table:table-cell office:value-type="boolean" office:boolean-value="false" table:formula="of:=AND([pogoda.$F501:.$G501])" table:style-name="ce2">
            <text:p>FAŁSZ</text:p>
          </table:table-cell>
          <table:table-cell office:value-type="boolean" office:boolean-value="false" table:formula="of:=IF([pogoda.$B501]&gt;[.B500];TRUE;FALSE)" table:style-name="ce2">
            <text:p>FAŁSZ</text:p>
          </table:table-cell>
          <table:table-cell office:value-type="string" office:string-value="00" table:formula="of:=COM.MICROSOFT.TEXTJOIN(&quot;&quot;;;[pogoda.$D501];[pogoda.$E501])" table:style-name="ce2">
            <text:p>00</text:p>
          </table:table-cell>
          <table:table-cell office:value-type="string" office:string-value="C" table:formula="of:=IF([pogoda.$L501]=0;&quot;0&quot;;IF([pogoda.$B501]&gt;=10;&quot;C&quot;;&quot;S&quot;))" table:style-name="ce2">
            <text:p>C</text:p>
          </table:table-cell>
          <table:table-cell office:value-type="float" office:value="4" table:formula="of:=IF([.L500]=0;1;IF([.L500]=5;IF([.C500]&gt;=20;0;5);IF([.M500]=3;[.L500]+1;[.L500])))" table:style-name="ce2">
            <text:p>4</text:p>
          </table:table-cell>
          <table:table-cell office:value-type="float" office:value="1" table:formula="of:=IF([.L500]&lt;&gt;[.L501];1;[.M500]+1)" table:style-name="ce2">
            <text:p>1</text:p>
          </table:table-cell>
          <table:table-cell office:value-type="boolean" office:boolean-value="false" table:formula="of:=IF([pogoda.$D501]=[pogoda.$K501];TRUE;FALSE)" table:style-name="ce2">
            <text:p>FAŁSZ</text:p>
          </table:table-cell>
          <table:table-cell office:value-type="boolean" office:boolean-value="false" table:formula="of:=IF([pogoda.$E501]=[pogoda.$L501];TRUE;FALSE)" table:style-name="ce2">
            <text:p>FAŁSZ</text:p>
          </table:table-cell>
          <table:table-cell table:number-columns-repeated="16369"/>
        </table:table-row>
        <table:table-row table:number-rows-repeated="1048075" table:style-name="ro1">
          <table:table-cell table:number-columns-repeated="16384"/>
        </table:table-row>
      </table:table>
      <table:table table:name="Arkusz1" table:style-name="ta1">
        <table:table-column table:style-name="co1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pogoda.A1:pogoda.O501" table:name="pogoda" table:display-filter-buttons="true" table:on-update-keep-size="false" table:on-update-keep-styles="true" table:refresh-delay="false">
          <table:database-source-sql table:database-name="Provider=Microsoft.Mashup.OleDb.1;Data Source=$Workbook$;Location=pogoda;Extended Properties=&quot;&quot;" table:sql-statement="SELECT * FROM [pogoda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231</meta:generator>
    <meta:initial-creator>Jakub Kuflik</meta:initial-creator>
    <dc:creator>Jakub Kuflik</dc:creator>
    <meta:creation-date>2024-02-12T20:00:17Z</meta:creation-date>
    <dc:date>2024-02-12T21:24:1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43.75pt" svg:width="444.75pt" chart:style-name="Crt0">
        <chart:title chart:style-name="CT00">
          <text:p text:style-name="a0" text:class-names="" text:cond-style-name="">Wykres średniej opadów dla chmury każdego typu dla pierwszych 300 dni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yp chmury</text:p>
            </chart:title>
            <chart:categories table:cell-range-address="pogoda.$Y$7:.$Y$16"/>
          </chart:axis>
          <chart:axis chart:dimension="y" chart:name="primary-y" chart:style-name="Axs1">
            <chart:title chart:style-name="AT01">
              <text:p text:style-name="a2" text:class-names="" text:cond-style-name="">Średnia opadów [mm]</text:p>
            </chart:title>
            <chart:grid chart:class="major" chart:style-name="GMa1"/>
          </chart:axis>
          <chart:series chart:label-cell-address="pogoda.$Z$6" chart:values-cell-range-address="pogoda.$Z$7:.$Z$16" chart:class="chart:bar" chart:attached-axis="primary-y" chart:style-name="G0S0">
            <chart:data-label chart:style-name="DL00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